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66cm"/>
    </style:style>
    <style:style style:name="co2" style:family="table-column">
      <style:table-column-properties fo:break-before="auto" style:column-width="10.234cm"/>
    </style:style>
    <style:style style:name="co3" style:family="table-column">
      <style:table-column-properties fo:break-before="auto" style:column-width="3.607cm"/>
    </style:style>
    <style:style style:name="co4" style:family="table-column">
      <style:table-column-properties fo:break-before="auto" style:column-width="15.263cm"/>
    </style:style>
    <style:style style:name="co5" style:family="table-column">
      <style:table-column-properties fo:break-before="auto" style:column-width="2.129cm"/>
    </style:style>
    <style:style style:name="co6" style:family="table-column">
      <style:table-column-properties fo:break-before="auto" style:column-width="1.104cm"/>
    </style:style>
    <style:style style:name="co7" style:family="table-column">
      <style:table-column-properties fo:break-before="auto" style:column-width="0.914cm"/>
    </style:style>
    <style:style style:name="co8" style:family="table-column">
      <style:table-column-properties fo:break-before="auto" style:column-width="1.939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0.502cm"/>
    </style:style>
    <style:style style:name="co11" style:family="table-column">
      <style:table-column-properties fo:break-before="auto" style:column-width="3.926cm"/>
    </style:style>
    <style:style style:name="co12" style:family="table-column">
      <style:table-column-properties fo:break-before="auto" style:column-width="7.904cm"/>
    </style:style>
    <style:style style:name="co13" style:family="table-column">
      <style:table-column-properties fo:break-before="auto" style:column-width="1.053cm"/>
    </style:style>
    <style:style style:name="co14" style:family="table-column">
      <style:table-column-properties fo:break-before="auto" style:column-width="2.492cm"/>
    </style:style>
    <style:style style:name="co15" style:family="table-column">
      <style:table-column-properties fo:break-before="auto" style:column-width="2.311cm"/>
    </style:style>
    <style:style style:name="co16" style:family="table-column">
      <style:table-column-properties fo:break-before="auto" style:column-width="2.619cm"/>
    </style:style>
    <style:style style:name="co17" style:family="table-column">
      <style:table-column-properties fo:break-before="auto" style:column-width="2.002cm"/>
    </style:style>
    <style:style style:name="co18" style:family="table-column">
      <style:table-column-properties fo:break-before="auto" style:column-width="1.266cm"/>
    </style:style>
    <style:style style:name="co19" style:family="table-column">
      <style:table-column-properties fo:break-before="auto" style:column-width="1.647cm"/>
    </style:style>
    <style:style style:name="co20" style:family="table-column">
      <style:table-column-properties fo:break-before="auto" style:column-width="2.454cm"/>
    </style:style>
    <style:style style:name="co21" style:family="table-column">
      <style:table-column-properties fo:break-before="auto" style:column-width="2.762cm"/>
    </style:style>
    <style:style style:name="co22" style:family="table-column">
      <style:table-column-properties fo:break-before="auto" style:column-width="2.549cm"/>
    </style:style>
    <style:style style:name="co23" style:family="table-column">
      <style:table-column-properties fo:break-before="auto" style:column-width="2.431cm"/>
    </style:style>
    <style:style style:name="ro1" style:family="table-row">
      <style:table-row-properties style:row-height="0.437cm" fo:break-before="auto" style:use-optimal-row-height="true"/>
    </style:style>
    <style:style style:name="ro2" style:family="table-row">
      <style:table-row-properties style:row-height="0.436cm" fo:break-before="auto" style:use-optimal-row-height="true"/>
    </style:style>
    <style:style style:name="ro3" style:family="table-row">
      <style:table-row-properties style:row-height="0.557cm" fo:break-before="auto" style:use-optimal-row-height="true"/>
    </style:style>
    <style:style style:name="ro4" style:family="table-row">
      <style:table-row-properties style:row-height="0.577cm" fo:break-before="auto" style:use-optimal-row-height="true"/>
    </style:style>
    <style:style style:name="ta1" style:family="table" style:master-page-name="Default">
      <style:table-properties table:display="true" style:writing-mode="lr-tb" tableooo:tab-color="#ffd320"/>
    </style:style>
    <style:style style:name="ta2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number:currency-style style:name="N5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5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5104P0"/>
    </number:currency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fo:background-color="#ff6633" fo:padding-bottom="0.101cm" fo:padding-left="0.15cm" fo:padding-right="0.15cm" fo:padding-top="0.049c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 style:data-style-name="N100">
      <style:table-cell-properties fo:border-bottom="2.01pt solid #000000" fo:background-color="#ff6633" fo:border-left="none" fo:padding-bottom="0.101cm" fo:padding-left="0.15cm" fo:padding-right="0.15cm" fo:padding-top="0.049cm" fo:border-right="none" fo:border-top="none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padding-bottom="0.106cm" fo:padding-left="0.035cm" fo:padding-right="0.035cm" fo:padding-top="0.106cm"/>
    </style:style>
    <style:style style:name="ce5" style:family="table-cell" style:parent-style-name="Default">
      <style:table-cell-properties fo:border-bottom="2.01pt solid #000000" fo:border-left="none" fo:padding-bottom="0.106cm" fo:padding-left="0.035cm" fo:padding-right="0.035cm" fo:padding-top="0.106cm" fo:border-right="none" fo:border-top="none"/>
    </style:style>
    <style:style style:name="ce6" style:family="table-cell" style:parent-style-name="Default" style:data-style-name="N100">
      <style:table-cell-properties fo:border-bottom="none" fo:border-left="none" fo:padding-bottom="0.035cm" fo:padding-left="0.136cm" fo:padding-right="0.136cm" fo:padding-top="0.035cm" fo:border-right="none" fo:border-top="2.01pt solid #000000"/>
    </style:style>
    <style:style style:name="ce7" style:family="table-cell" style:parent-style-name="Default" style:data-style-name="N100">
      <style:table-cell-properties fo:padding-bottom="0.035cm" fo:padding-left="0.136cm" fo:padding-right="0.136cm" fo:padding-top="0.035cm"/>
    </style:style>
    <style:style style:name="ce8" style:family="table-cell" style:parent-style-name="Default">
      <style:table-cell-properties fo:background-color="#ff6633" fo:padding-bottom="0.101cm" fo:padding-left="0.15cm" fo:padding-right="0.15cm" fo:padding-top="0.049cm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order-bottom="2.01pt solid #000000" fo:background-color="#ff6633" fo:border-left="none" fo:padding-bottom="0.101cm" fo:padding-left="0.15cm" fo:padding-right="0.15cm" fo:padding-top="0.049cm" fo:border-right="none" fo:border-top="none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order-bottom="none" fo:border-left="none" fo:padding-bottom="0.035cm" fo:padding-left="0.136cm" fo:padding-right="0.136cm" fo:padding-top="0.035cm" fo:border-right="none" fo:border-top="2.01pt solid #000000"/>
    </style:style>
    <style:style style:name="ce11" style:family="table-cell" style:parent-style-name="Default" style:data-style-name="N11">
      <style:table-cell-properties fo:padding-bottom="0.035cm" fo:padding-left="0.138cm" fo:padding-right="0.138cm" fo:padding-top="0.035cm"/>
    </style:style>
    <style:style style:name="ce12" style:family="table-cell" style:parent-style-name="Default" style:data-style-name="N5104">
      <style:table-cell-properties fo:padding-bottom="0.035cm" fo:padding-left="0.136cm" fo:padding-right="0.136cm" fo:padding-top="0.035cm"/>
      <style:text-properties style:font-weight-asian="normal"/>
    </style:style>
    <style:style style:name="ce13" style:family="table-cell" style:parent-style-name="Default">
      <style:table-cell-properties fo:padding-bottom="0.035cm" fo:padding-left="0.136cm" fo:padding-right="0.136cm" fo:padding-top="0.035cm"/>
    </style:style>
    <style:style style:name="ce14" style:family="table-cell" style:parent-style-name="Default">
      <style:table-cell-properties fo:border-bottom="none" fo:border-left="none" fo:padding-bottom="0.106cm" fo:padding-left="0.035cm" fo:padding-right="0.035cm" fo:padding-top="0.106cm" fo:border-right="0.06pt solid #000000" fo:border-top="none"/>
    </style:style>
    <style:style style:name="ce15" style:family="table-cell" style:parent-style-name="Default">
      <style:table-cell-properties fo:border-bottom="2.01pt solid #000000" fo:border-left="none" fo:padding-bottom="0.106cm" fo:padding-left="0.035cm" fo:padding-right="0.035cm" fo:padding-top="0.106cm" fo:border-right="0.06pt solid #000000" fo:border-top="none"/>
    </style:style>
    <style:style style:name="ce16" style:family="table-cell" style:parent-style-name="Default" style:data-style-name="N110">
      <style:table-cell-properties fo:padding-bottom="0.106cm" fo:padding-left="0.035cm" fo:padding-right="0.035cm" fo:padding-top="0.106cm"/>
      <style:text-properties fo:color="#c0c0c0"/>
    </style:style>
    <style:style style:name="ce17" style:family="table-cell" style:parent-style-name="Default" style:data-style-name="N110">
      <style:table-cell-properties fo:border-bottom="2.01pt solid #000000" fo:border-left="none" fo:padding-bottom="0.106cm" fo:padding-left="0.035cm" fo:padding-right="0.035cm" fo:padding-top="0.106cm" fo:border-right="none" fo:border-top="none"/>
      <style:text-properties fo:color="#c0c0c0"/>
    </style:style>
    <style:style style:name="ce18" style:family="table-cell" style:parent-style-name="Default" style:data-style-name="N110">
      <style:table-cell-properties fo:border-bottom="none" fo:border-left="none" fo:padding-bottom="0.035cm" fo:padding-left="0.136cm" fo:padding-right="0.136cm" fo:padding-top="0.035cm" fo:border-right="none" fo:border-top="2.01pt solid #000000"/>
      <style:text-properties fo:color="#c0c0c0"/>
    </style:style>
    <style:style style:name="ce19" style:family="table-cell" style:parent-style-name="Default" style:data-style-name="N110">
      <style:table-cell-properties fo:padding-bottom="0.035cm" fo:padding-left="0.136cm" fo:padding-right="0.136cm" fo:padding-top="0.035cm"/>
      <style:text-properties fo:color="#c0c0c0"/>
    </style:style>
    <style:style style:name="ce20" style:family="table-cell" style:parent-style-name="Default" style:data-style-name="N5110">
      <style:table-cell-properties fo:background-color="#ff6633" fo:padding-bottom="0.101cm" fo:padding-left="0.15cm" fo:padding-right="0.15cm" fo:padding-top="0.049cm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 style:data-style-name="N5110">
      <style:table-cell-properties fo:border-bottom="2.01pt solid #000000" fo:background-color="#ff6633" fo:border-left="none" fo:padding-bottom="0.101cm" fo:padding-left="0.15cm" fo:padding-right="0.15cm" fo:padding-top="0.049cm" fo:border-right="none" fo:border-top="none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5110">
      <style:table-cell-properties fo:padding-bottom="0.106cm" fo:padding-left="0.035cm" fo:padding-right="0.035cm" fo:padding-top="0.106cm"/>
    </style:style>
    <style:style style:name="ce23" style:family="table-cell" style:parent-style-name="Default" style:data-style-name="N5110">
      <style:table-cell-properties fo:border-bottom="2.01pt solid #000000" fo:border-left="none" fo:padding-bottom="0.106cm" fo:padding-left="0.035cm" fo:padding-right="0.035cm" fo:padding-top="0.106cm" fo:border-right="none" fo:border-top="none"/>
    </style:style>
    <style:style style:name="ce24" style:family="table-cell" style:parent-style-name="Default" style:data-style-name="N5110">
      <style:table-cell-properties fo:border-bottom="none" fo:border-left="none" fo:padding-bottom="0.035cm" fo:padding-left="0.136cm" fo:padding-right="0.136cm" fo:padding-top="0.035cm" fo:border-right="none" fo:border-top="2.01pt solid #000000"/>
    </style:style>
    <style:style style:name="ce25" style:family="table-cell" style:parent-style-name="Default" style:data-style-name="N5110">
      <style:table-cell-properties fo:padding-bottom="0.035cm" fo:padding-left="0.136cm" fo:padding-right="0.136cm" fo:padding-top="0.035cm"/>
    </style:style>
    <style:style style:name="ce26" style:family="table-cell" style:parent-style-name="Default">
      <style:table-cell-properties fo:border="none" fo:padding-bottom="0.106cm" fo:padding-left="0.035cm" fo:padding-right="0.035cm" fo:padding-top="0.106cm"/>
    </style:style>
    <style:style style:name="ce27" style:family="table-cell" style:parent-style-name="Default" style:data-style-name="N5111">
      <style:table-cell-properties fo:background-color="#ff6633" fo:padding-bottom="0.101cm" fo:padding-left="0.15cm" fo:padding-right="0.15cm" fo:padding-top="0.049cm"/>
      <style:text-properties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 style:data-style-name="N5111">
      <style:table-cell-properties fo:border-bottom="2.01pt solid #000000" fo:background-color="#ff6633" fo:border-left="none" fo:padding-bottom="0.101cm" fo:padding-left="0.15cm" fo:padding-right="0.15cm" fo:padding-top="0.049cm" fo:border-right="none" fo:border-top="none"/>
      <style:text-properties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 style:data-style-name="N5111">
      <style:table-cell-properties fo:padding-bottom="0.106cm" fo:padding-left="0.035cm" fo:padding-right="0.035cm" fo:padding-top="0.106cm"/>
    </style:style>
    <style:style style:name="ce30" style:family="table-cell" style:parent-style-name="Default" style:data-style-name="N5111">
      <style:table-cell-properties fo:border-bottom="2.01pt solid #000000" fo:border-left="none" fo:padding-bottom="0.106cm" fo:padding-left="0.035cm" fo:padding-right="0.035cm" fo:padding-top="0.106cm" fo:border-right="none" fo:border-top="none"/>
    </style:style>
    <style:style style:name="ce31" style:family="table-cell" style:parent-style-name="Default" style:data-style-name="N5111">
      <style:table-cell-properties fo:border="none" fo:padding-bottom="0.106cm" fo:padding-left="0.035cm" fo:padding-right="0.035cm" fo:padding-top="0.106cm"/>
    </style:style>
    <style:style style:name="ce32" style:family="table-cell" style:parent-style-name="Default" style:data-style-name="N5111">
      <style:table-cell-properties fo:border-bottom="none" fo:border-left="none" fo:padding-bottom="0.035cm" fo:padding-left="0.136cm" fo:padding-right="0.136cm" fo:padding-top="0.035cm" fo:border-right="none" fo:border-top="2.01pt solid #000000"/>
    </style:style>
    <style:style style:name="ce33" style:family="table-cell" style:parent-style-name="Default" style:data-style-name="N5111">
      <style:table-cell-properties fo:padding-bottom="0.035cm" fo:padding-left="0.136cm" fo:padding-right="0.136cm" fo:padding-top="0.035cm"/>
    </style:style>
    <style:style style:name="ce34" style:family="table-cell" style:parent-style-name="Default">
      <style:table-cell-properties style:text-align-source="fix" style:repeat-content="false" fo:padding-bottom="0.106cm" fo:padding-left="0.035cm" fo:padding-right="0.035cm" fo:padding-top="0.106cm"/>
      <style:paragraph-properties fo:text-align="end"/>
    </style:style>
    <style:style style:name="ce35" style:family="table-cell" style:parent-style-name="Default" style:data-style-name="N37">
      <style:table-cell-properties fo:padding-bottom="0.035cm" fo:padding-left="0.136cm" fo:padding-right="0.136cm" fo:padding-top="0.035cm"/>
    </style:style>
    <style:style style:name="ce36" style:family="table-cell" style:parent-style-name="Default">
      <style:table-cell-properties fo:border-bottom="none" fo:border-left="none" fo:border-right="none" fo:border-top="2.01pt solid #000000"/>
    </style:style>
  </office:automatic-styles>
  <office:body>
    <office:spreadsheet>
      <table:table table:name="source" table:style-name="ta1">
        <table:table-source xlink:type="simple" xlink:href="../cft-bom.csv" table:table-name="Sheet1" table:filter-name="Text - txt - csv (StarCalc)" table:filter-options="44,34,76,1,,2057,true,false"/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5"/>
          <table:table-cell office:value-type="string">
            <text:p>Farnell</text:p>
          </table:table-cell>
          <table:table-cell table:number-columns-repeated="2"/>
          <table:table-cell office:value-type="string">
            <text:p>Farnell US</text:p>
          </table:table-cell>
          <table:table-cell table:number-columns-repeated="2"/>
          <table:table-cell office:value-type="string">
            <text:p>RS Online</text:p>
          </table:table-cell>
          <table:table-cell table:number-columns-repeated="2"/>
        </table:table-row>
        <table:table-row table:style-name="ro1">
          <table:table-cell office:value-type="string">
            <text:p>Qty</text:p>
          </table:table-cell>
          <table:table-cell office:value-type="string">
            <text:p>Part</text:p>
          </table:table-cell>
          <table:table-cell office:value-type="string">
            <text:p>Eagle Part</text:p>
          </table:table-cell>
          <table:table-cell office:value-type="string">
            <text:p>Description</text:p>
          </table:table-cell>
          <table:table-cell office:value-type="string">
            <text:p>Notes</text:p>
          </table:table-cell>
          <table:table-cell office:value-type="string">
            <text:p>Order Code</text:p>
          </table:table-cell>
          <table:table-cell office:value-type="string">
            <text:p>Price</text:p>
          </table:table-cell>
          <table:table-cell office:value-type="string">
            <text:p>Unit</text:p>
          </table:table-cell>
          <table:table-cell office:value-type="string">
            <text:p>Order Code</text:p>
          </table:table-cell>
          <table:table-cell office:value-type="string">
            <text:p>Price</text:p>
          </table:table-cell>
          <table:table-cell office:value-type="string">
            <text:p>Unit</text:p>
          </table:table-cell>
          <table:table-cell office:value-type="string">
            <text:p>Order Code</text:p>
          </table:table-cell>
          <table:table-cell office:value-type="string">
            <text:p>Price</text:p>
          </table:table-cell>
          <table:table-cell office:value-type="string">
            <text:p>Unit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0.1μF ceramic capacitor</text:p>
          </table:table-cell>
          <table:table-cell office:value-type="string">
            <text:p>C-EU025-024X044</text:p>
          </table:table-cell>
          <table:table-cell office:value-type="string">
            <text:p>0.1μF ceramic capacitor</text:p>
          </table:table-cell>
          <table:table-cell/>
          <table:table-cell office:value-type="float" office:value="9411887">
            <text:p>9411887</text:p>
          </table:table-cell>
          <table:table-cell office:value-type="float" office:value="0.062">
            <text:p>0,062</text:p>
          </table:table-cell>
          <table:table-cell office:value-type="float" office:value="1">
            <text:p>1</text:p>
          </table:table-cell>
          <table:table-cell office:value-type="float" office:value="1694337">
            <text:p>1694337</text:p>
          </table:table-cell>
          <table:table-cell office:value-type="float" office:value="0.019">
            <text:p>0,019</text:p>
          </table:table-cell>
          <table:table-cell office:value-type="float" office:value="100">
            <text:p>100</text:p>
          </table:table-cell>
          <table:table-cell office:value-type="string">
            <text:p>721-5240</text:p>
          </table:table-cell>
          <table:table-cell office:value-type="float" office:value="0.051">
            <text:p>0,05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330Ω resistor, 0.25W</text:p>
          </table:table-cell>
          <table:table-cell office:value-type="string">
            <text:p>R-EU_0204/7</text:p>
          </table:table-cell>
          <table:table-cell office:value-type="string">
            <text:p>330Ω resistor, 0.25W</text:p>
          </table:table-cell>
          <table:table-cell/>
          <table:table-cell office:value-type="float" office:value="9339418">
            <text:p>9339418</text:p>
          </table:table-cell>
          <table:table-cell office:value-type="float" office:value="0.011">
            <text:p>0,011</text:p>
          </table:table-cell>
          <table:table-cell office:value-type="float" office:value="50">
            <text:p>50</text:p>
          </table:table-cell>
          <table:table-cell table:number-columns-repeated="3"/>
          <table:table-cell office:value-type="string">
            <text:p>707-7622</text:p>
          </table:table-cell>
          <table:table-cell office:value-type="float" office:value="0.014">
            <text:p>0,01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5mm red LED</text:p>
          </table:table-cell>
          <table:table-cell office:value-type="string">
            <text:p>LED-5MM-RED</text:p>
          </table:table-cell>
          <table:table-cell office:value-type="string">
            <text:p>5mm red LED</text:p>
          </table:table-cell>
          <table:table-cell/>
          <table:table-cell office:value-type="float" office:value="1581217">
            <text:p>1581217</text:p>
          </table:table-cell>
          <table:table-cell office:value-type="float" office:value="0.165">
            <text:p>0,165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228-5988</text:p>
          </table:table-cell>
          <table:table-cell office:value-type="float" office:value="0.042">
            <text:p>0,04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1μF capacitor</text:p>
          </table:table-cell>
          <table:table-cell office:value-type="string">
            <text:p>C-EU025-024X044</text:p>
          </table:table-cell>
          <table:table-cell office:value-type="string">
            <text:p>1μF capacitor</text:p>
          </table:table-cell>
          <table:table-cell/>
          <table:table-cell office:value-type="float" office:value="3322210">
            <text:p>3322210</text:p>
          </table:table-cell>
          <table:table-cell office:value-type="float" office:value="0.148">
            <text:p>0,148</text:p>
          </table:table-cell>
          <table:table-cell office:value-type="float" office:value="1">
            <text:p>1</text:p>
          </table:table-cell>
          <table:table-cell office:value-type="float" office:value="1600879">
            <text:p>1600879</text:p>
          </table:table-cell>
          <table:table-cell office:value-type="float" office:value="0.041">
            <text:p>0,041</text:p>
          </table:table-cell>
          <table:table-cell office:value-type="float" office:value="25">
            <text:p>25</text:p>
          </table:table-cell>
          <table:table-cell office:value-type="string">
            <text:p>538-1578</text:p>
          </table:table-cell>
          <table:table-cell office:value-type="float" office:value="0.292">
            <text:p>0,29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74HC541N Octal 3-state buffer</text:p>
          </table:table-cell>
          <table:table-cell office:value-type="string">
            <text:p>74HC541N</text:p>
          </table:table-cell>
          <table:table-cell office:value-type="string">
            <text:p>74HC541N Octal 3-state buffer</text:p>
          </table:table-cell>
          <table:table-cell/>
          <table:table-cell office:value-type="float" office:value="1470755">
            <text:p>1470755</text:p>
          </table:table-cell>
          <table:table-cell office:value-type="float" office:value="0.25">
            <text:p>0,25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string">
            <text:p>714-0953</text:p>
          </table:table-cell>
          <table:table-cell office:value-type="float" office:value="0.18">
            <text:p>0,1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47kΩ resistor, 0.25W</text:p>
          </table:table-cell>
          <table:table-cell office:value-type="string">
            <text:p>R-EU_0204/7</text:p>
          </table:table-cell>
          <table:table-cell office:value-type="string">
            <text:p>47kΩ resistor, 0.25W</text:p>
          </table:table-cell>
          <table:table-cell/>
          <table:table-cell office:value-type="float" office:value="9339540">
            <text:p>9339540</text:p>
          </table:table-cell>
          <table:table-cell office:value-type="float" office:value="0.011">
            <text:p>0,011</text:p>
          </table:table-cell>
          <table:table-cell office:value-type="float" office:value="50">
            <text:p>50</text:p>
          </table:table-cell>
          <table:table-cell table:number-columns-repeated="3"/>
          <table:table-cell office:value-type="string">
            <text:p>131-334</text:p>
          </table:table-cell>
          <table:table-cell office:value-type="float" office:value="0.014">
            <text:p>0,01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5mm amber/orange/yellow LED</text:p>
          </table:table-cell>
          <table:table-cell office:value-type="string">
            <text:p>LED-5MM-AMBER</text:p>
          </table:table-cell>
          <table:table-cell office:value-type="string">
            <text:p>5mm amber/orange/yellow LED</text:p>
          </table:table-cell>
          <table:table-cell/>
          <table:table-cell office:value-type="float" office:value="1142581">
            <text:p>1142581</text:p>
          </table:table-cell>
          <table:table-cell office:value-type="float" office:value="0.21">
            <text:p>0,21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228-6010</text:p>
          </table:table-cell>
          <table:table-cell office:value-type="float" office:value="0.042">
            <text:p>0,04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5mm green LED</text:p>
          </table:table-cell>
          <table:table-cell office:value-type="string">
            <text:p>LED-5MM-GREEN</text:p>
          </table:table-cell>
          <table:table-cell office:value-type="string">
            <text:p>5mm green LED</text:p>
          </table:table-cell>
          <table:table-cell/>
          <table:table-cell office:value-type="float" office:value="1855549">
            <text:p>1855549</text:p>
          </table:table-cell>
          <table:table-cell office:value-type="float" office:value="0.42">
            <text:p>0,4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228-6004</text:p>
          </table:table-cell>
          <table:table-cell office:value-type="float" office:value="0.042">
            <text:p>0,04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1 μF electrolytic capacitor</text:p>
          </table:table-cell>
          <table:table-cell office:value-type="string">
            <text:p>CPOL-EUE2.5-5</text:p>
          </table:table-cell>
          <table:table-cell office:value-type="string">
            <text:p>1 μF electrolytic capacitor</text:p>
          </table:table-cell>
          <table:table-cell office:value-type="string">
            <text:p>Through hole</text:p>
          </table:table-cell>
          <table:table-cell office:value-type="float" office:value="1236655">
            <text:p>1236655</text:p>
          </table:table-cell>
          <table:table-cell office:value-type="float" office:value="0.034">
            <text:p>0,034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8x1 pin 2.54mm centre header</text:p>
          </table:table-cell>
          <table:table-cell office:value-type="string">
            <text:p>22-23-2081</text:p>
          </table:table-cell>
          <table:table-cell office:value-type="string">
            <text:p>8x1 pin 2.54mm centre header</text:p>
          </table:table-cell>
          <table:table-cell office:value-type="string">
            <text:p>Molex KK® series header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74HC138N 3-to-8 line Decoder</text:p>
          </table:table-cell>
          <table:table-cell office:value-type="string">
            <text:p>74HC138N</text:p>
          </table:table-cell>
          <table:table-cell office:value-type="string">
            <text:p>74HC138N 3-to-8 line Decoder</text:p>
          </table:table-cell>
          <table:table-cell/>
          <table:table-cell office:value-type="float" office:value="1826779">
            <text:p>1826779</text:p>
          </table:table-cell>
          <table:table-cell office:value-type="float" office:value="0.29">
            <text:p>0,29</text:p>
          </table:table-cell>
          <table:table-cell office:value-type="float" office:value="1">
            <text:p>1</text:p>
          </table:table-cell>
          <table:table-cell office:value-type="float" office:value="1318508">
            <text:p>1318508</text:p>
          </table:table-cell>
          <table:table-cell office:value-type="float" office:value="0.172">
            <text:p>0,172</text:p>
          </table:table-cell>
          <table:table-cell office:value-type="float" office:value="10">
            <text:p>10</text:p>
          </table:table-cell>
          <table:table-cell office:value-type="string">
            <text:p>663-0036</text:p>
          </table:table-cell>
          <table:table-cell office:value-type="float" office:value="0.267">
            <text:p>0,26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On-On toggle switch</text:p>
          </table:table-cell>
          <table:table-cell office:value-type="string">
            <text:p>TL36PO</text:p>
          </table:table-cell>
          <table:table-cell office:value-type="string">
            <text:p>On-On toggle switch</text:p>
          </table:table-cell>
          <table:table-cell office:value-type="string">
            <text:p>Switch body and separate black/red actuators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8×4.7kΩ resistor network</text:p>
          </table:table-cell>
          <table:table-cell office:value-type="string">
            <text:p>G08R</text:p>
          </table:table-cell>
          <table:table-cell office:value-type="string">
            <text:p>8×4.7kΩ resistor network</text:p>
          </table:table-cell>
          <table:table-cell table:number-columns-repeated="4"/>
          <table:table-cell office:value-type="float" office:value="1602072">
            <text:p>1602072</text:p>
          </table:table-cell>
          <table:table-cell office:value-type="float" office:value="0.036">
            <text:p>0,036</text:p>
          </table:table-cell>
          <table:table-cell office:value-type="float" office:value="10">
            <text:p>10</text:p>
          </table:table-cell>
          <table:table-cell office:value-type="string">
            <text:p>522-4289</text:p>
          </table:table-cell>
          <table:table-cell office:value-type="float" office:value="0.31">
            <text:p>0,3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1μF electrolytic capacitor</text:p>
          </table:table-cell>
          <table:table-cell office:value-type="string">
            <text:p>CPOL-EUE1.8-4</text:p>
          </table:table-cell>
          <table:table-cell office:value-type="string">
            <text:p>1μF electrolytic capacitor</text:p>
          </table:table-cell>
          <table:table-cell/>
          <table:table-cell office:value-type="float" office:value="1236655">
            <text:p>1236655</text:p>
          </table:table-cell>
          <table:table-cell office:value-type="float" office:value="0.034">
            <text:p>0,034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100nF Ceramic Capacitor</text:p>
          </table:table-cell>
          <table:table-cell office:value-type="string">
            <text:p>C-EU025-024X044</text:p>
          </table:table-cell>
          <table:table-cell office:value-type="string">
            <text:p>100nF Ceramic Capacitor</text:p>
          </table:table-cell>
          <table:table-cell/>
          <table:table-cell office:value-type="float" office:value="9411852">
            <text:p>9411852</text:p>
          </table:table-cell>
          <table:table-cell office:value-type="float" office:value="0.059">
            <text:p>0,059</text:p>
          </table:table-cell>
          <table:table-cell office:value-type="float" office:value="25">
            <text:p>25</text:p>
          </table:table-cell>
          <table:table-cell office:value-type="float" office:value="1694335">
            <text:p>1694335</text:p>
          </table:table-cell>
          <table:table-cell office:value-type="float" office:value="0.016">
            <text:p>0,016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74HC574 8-bit D Flip Flop bus driver</text:p>
          </table:table-cell>
          <table:table-cell office:value-type="string">
            <text:p>74HC574N</text:p>
          </table:table-cell>
          <table:table-cell office:value-type="string">
            <text:p>74HC574 8-bit D Flip Flop bus driver</text:p>
          </table:table-cell>
          <table:table-cell/>
          <table:table-cell office:value-type="float" office:value="380830">
            <text:p>380830</text:p>
          </table:table-cell>
          <table:table-cell office:value-type="float" office:value="0.42">
            <text:p>0,42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string">
            <text:p>714-0950</text:p>
          </table:table-cell>
          <table:table-cell office:value-type="float" office:value="0.18">
            <text:p>0,1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3-pin 2.54mm header</text:p>
          </table:table-cell>
          <table:table-cell office:value-type="string">
            <text:p>JP2E</text:p>
          </table:table-cell>
          <table:table-cell office:value-type="string">
            <text:p>3-pin 2.54mm header</text:p>
          </table:table-cell>
          <table:table-cell table:number-columns-repeated="7"/>
          <table:table-cell office:value-type="string">
            <text:p>251-8092</text:p>
          </table:table-cell>
          <table:table-cell office:value-type="float" office:value="0.078">
            <text:p>0,07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string">
            <text:p>74HC193N</text:p>
          </table:table-cell>
          <table:table-cell table:number-columns-repeated="2"/>
          <table:table-cell office:value-type="float" office:value="1470793">
            <text:p>1470793</text:p>
          </table:table-cell>
          <table:table-cell office:value-type="float" office:value="0.34">
            <text:p>0,3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527-372</text:p>
          </table:table-cell>
          <table:table-cell office:value-type="float" office:value="0.29">
            <text:p>0,29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10k</text:p>
          </table:table-cell>
          <table:table-cell office:value-type="string">
            <text:p>R-EU_0204/7</text:p>
          </table:table-cell>
          <table:table-cell/>
          <table:table-cell office:value-type="string">
            <text:p>10kΩ, ¼W Resistor</text:p>
          </table:table-cell>
          <table:table-cell office:value-type="float" office:value="9339060">
            <text:p>9339060</text:p>
          </table:table-cell>
          <table:table-cell office:value-type="float" office:value="0.011">
            <text:p>0,011</text:p>
          </table:table-cell>
          <table:table-cell office:value-type="float" office:value="50">
            <text:p>50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29x040 4 MBit (512k x 8) Flash RAM</text:p>
          </table:table-cell>
          <table:table-cell office:value-type="string">
            <text:p>29F040PLCC32</text:p>
          </table:table-cell>
          <table:table-cell office:value-type="string">
            <text:p>29x040 4 MBit (512k x 8) Flash RAM</text:p>
          </table:table-cell>
          <table:table-cell office:value-type="string">
            <text:p>Socket: Farnell 1103872 (£0.48@10)</text:p>
          </table:table-cell>
          <table:table-cell office:value-type="float" office:value="1565992">
            <text:p>1565992</text:p>
          </table:table-cell>
          <table:table-cell office:value-type="float" office:value="1.18">
            <text:p>1,18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om-Off-Mom toggle switch</text:p>
          </table:table-cell>
          <table:table-cell office:value-type="string">
            <text:p>TL37PO</text:p>
          </table:table-cell>
          <table:table-cell office:value-type="string">
            <text:p>Mom-Off-Mom toggle switch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om-Off-Mom toggle switch</text:p>
          </table:table-cell>
          <table:table-cell office:value-type="string">
            <text:p>TL47PO</text:p>
          </table:table-cell>
          <table:table-cell office:value-type="string">
            <text:p>Mom-Off-Mom toggle switch</text:p>
          </table:table-cell>
          <table:table-cell table:number-columns-repeated="10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10 µF electrolytic capacitor</text:p>
          </table:table-cell>
          <table:table-cell office:value-type="string">
            <text:p>CPOL-EUE2.5-5</text:p>
          </table:table-cell>
          <table:table-cell office:value-type="string">
            <text:p>10 µF electrolytic capacitor</text:p>
          </table:table-cell>
          <table:table-cell/>
          <table:table-cell office:value-type="float" office:value="1902928">
            <text:p>1902928</text:p>
          </table:table-cell>
          <table:table-cell office:value-type="float" office:value="0.033">
            <text:p>0,03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440-6547</text:p>
          </table:table-cell>
          <table:table-cell office:value-type="float" office:value="0.026">
            <text:p>0,02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74HC00 4× NAND gate</text:p>
          </table:table-cell>
          <table:table-cell office:value-type="string">
            <text:p>74HC00N</text:p>
          </table:table-cell>
          <table:table-cell office:value-type="string">
            <text:p>74HC00 4× NAND gate</text:p>
          </table:table-cell>
          <table:table-cell/>
          <table:table-cell office:value-type="float" office:value="9590889">
            <text:p>9590889</text:p>
          </table:table-cell>
          <table:table-cell office:value-type="float" office:value="0.38">
            <text:p>0,38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69-6012</text:p>
          </table:table-cell>
          <table:table-cell office:value-type="float" office:value="0.26">
            <text:p>0,2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74HC04N Hex inverter</text:p>
          </table:table-cell>
          <table:table-cell office:value-type="string">
            <text:p>74HC04N</text:p>
          </table:table-cell>
          <table:table-cell office:value-type="string">
            <text:p>74HC04N Hex inverter</text:p>
          </table:table-cell>
          <table:table-cell/>
          <table:table-cell office:value-type="float" office:value="9590951">
            <text:p>9590951</text:p>
          </table:table-cell>
          <table:table-cell office:value-type="float" office:value="0.23">
            <text:p>0,23</text:p>
          </table:table-cell>
          <table:table-cell office:value-type="float" office:value="10">
            <text:p>10</text:p>
          </table:table-cell>
          <table:table-cell office:value-type="float" office:value="2374080">
            <text:p>2374080</text:p>
          </table:table-cell>
          <table:table-cell office:value-type="float" office:value="0.086">
            <text:p>0,086</text:p>
          </table:table-cell>
          <table:table-cell office:value-type="float" office:value="1">
            <text:p>1</text:p>
          </table:table-cell>
          <table:table-cell office:value-type="string">
            <text:p>662-9997</text:p>
          </table:table-cell>
          <table:table-cell office:value-type="float" office:value="0.233">
            <text:p>0,23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string">
            <text:p>74HC112N</text:p>
          </table:table-cell>
          <table:table-cell table:number-columns-repeated="2"/>
          <table:table-cell office:value-type="float" office:value="1749804">
            <text:p>1749804</text:p>
          </table:table-cell>
          <table:table-cell office:value-type="float" office:value="0.39">
            <text:p>0,39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663-1893</text:p>
          </table:table-cell>
          <table:table-cell office:value-type="float" office:value="0.219">
            <text:p>0,21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LM556N Dual timer</text:p>
          </table:table-cell>
          <table:table-cell office:value-type="string">
            <text:p>LM556N</text:p>
          </table:table-cell>
          <table:table-cell office:value-type="string">
            <text:p>LM556N Dual timer</text:p>
          </table:table-cell>
          <table:table-cell office:value-type="string">
            <text:p>May replace with 2×555 + 1×decoupling cap</text:p>
          </table:table-cell>
          <table:table-cell office:value-type="float" office:value="9488260">
            <text:p>9488260</text:p>
          </table:table-cell>
          <table:table-cell office:value-type="float" office:value="1.18">
            <text:p>1,18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536-0947</text:p>
          </table:table-cell>
          <table:table-cell office:value-type="float" office:value="0.77">
            <text:p>0,7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74HC32 4× OR gate</text:p>
          </table:table-cell>
          <table:table-cell office:value-type="string">
            <text:p>74HC32N</text:p>
          </table:table-cell>
          <table:table-cell office:value-type="string">
            <text:p>74HC32 4× OR gate</text:p>
          </table:table-cell>
          <table:table-cell/>
          <table:table-cell office:value-type="float" office:value="1739939">
            <text:p>1739939</text:p>
          </table:table-cell>
          <table:table-cell office:value-type="float" office:value="0.27">
            <text:p>0,27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string">
            <text:p>709-3021</text:p>
          </table:table-cell>
          <table:table-cell office:value-type="float" office:value="0.201">
            <text:p>0,20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2-pin 2.54mm header</text:p>
          </table:table-cell>
          <table:table-cell office:value-type="string">
            <text:p>JP1E</text:p>
          </table:table-cell>
          <table:table-cell office:value-type="string">
            <text:p>2-pin 2.54mm header</text:p>
          </table:table-cell>
          <table:table-cell table:number-columns-repeated="7"/>
          <table:table-cell office:value-type="string">
            <text:p>251-8086</text:p>
          </table:table-cell>
          <table:table-cell office:value-type="float" office:value="0.046">
            <text:p>0,04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MA04-2</text:p>
          </table:table-cell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8×330Ω resistor, DIL packaged</text:p>
          </table:table-cell>
          <table:table-cell office:value-type="string">
            <text:p>8R-N</text:p>
          </table:table-cell>
          <table:table-cell office:value-type="string">
            <text:p>8×330Ω resistor, DIL packaged</text:p>
          </table:table-cell>
          <table:table-cell office:value-type="string">
            <text:p>Discretes used for protytping.</text:p>
          </table:table-cell>
          <table:table-cell office:value-type="float" office:value="9339418">
            <text:p>9339418</text:p>
          </table:table-cell>
          <table:table-cell office:value-type="float" office:value="0.011">
            <text:p>0,011</text:p>
          </table:table-cell>
          <table:table-cell office:value-type="float" office:value="50">
            <text:p>50</text:p>
          </table:table-cell>
          <table:table-cell table:number-columns-repeated="3"/>
          <table:table-cell office:value-type="string">
            <text:p>707-7622</text:p>
          </table:table-cell>
          <table:table-cell office:value-type="float" office:value="0.014">
            <text:p>0,01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74HC08 4× AND gate</text:p>
          </table:table-cell>
          <table:table-cell office:value-type="string">
            <text:p>74HC08N</text:p>
          </table:table-cell>
          <table:table-cell office:value-type="string">
            <text:p>74HC08 4× AND gate</text:p>
          </table:table-cell>
          <table:table-cell/>
          <table:table-cell office:value-type="float" office:value="9665803">
            <text:p>9665803</text:p>
          </table:table-cell>
          <table:table-cell office:value-type="float" office:value="0.22">
            <text:p>0,22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string">
            <text:p>709-2845</text:p>
          </table:table-cell>
          <table:table-cell office:value-type="float" office:value="0.201">
            <text:p>0,20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string">
            <text:p>74HC74N</text:p>
          </table:table-cell>
          <table:table-cell table:number-columns-repeated="2"/>
          <table:table-cell office:value-type="float" office:value="1013916">
            <text:p>1013916</text:p>
          </table:table-cell>
          <table:table-cell office:value-type="float" office:value="0.103">
            <text:p>0,10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714-0975</text:p>
          </table:table-cell>
          <table:table-cell office:value-type="float" office:value="0.15">
            <text:p>0,1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20-pin shrouded header</text:p>
          </table:table-cell>
          <table:table-cell table:style-name="ce1" office:value-type="string">
            <text:p>2540-</text:p>
          </table:table-cell>
          <table:table-cell office:value-type="string">
            <text:p>20-pin shrouded header</text:p>
          </table:table-cell>
          <table:table-cell/>
          <table:table-cell office:value-type="float" office:value="1099261">
            <text:p>1099261</text:p>
          </table:table-cell>
          <table:table-cell office:value-type="float" office:value="1.07">
            <text:p>1,07</text:p>
          </table:table-cell>
          <table:table-cell office:value-type="float" office:value="1">
            <text:p>1</text:p>
          </table:table-cell>
          <table:table-cell office:value-type="float" office:value="1258972">
            <text:p>1258972</text:p>
          </table:table-cell>
          <table:table-cell office:value-type="float" office:value="0.66">
            <text:p>0,66</text:p>
          </table:table-cell>
          <table:table-cell office:value-type="float" office:value="1">
            <text:p>1</text:p>
          </table:table-cell>
          <table:table-cell office:value-type="string">
            <text:p>670-1825</text:p>
          </table:table-cell>
          <table:table-cell office:value-type="float" office:value="0.972">
            <text:p>0,97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6x1 2.54mm female wirewrap header</text:p>
          </table:table-cell>
          <table:table-cell office:value-type="string">
            <text:p>FE06-1</text:p>
          </table:table-cell>
          <table:table-cell office:value-type="string">
            <text:p>6x1 2.54mm female wirewrap header</text:p>
          </table:table-cell>
          <table:table-cell office:value-type="string">
            <text:p>Or other stackable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1kΩ resistor, 0.25W</text:p>
          </table:table-cell>
          <table:table-cell office:value-type="string">
            <text:p>R-EU_0204/7</text:p>
          </table:table-cell>
          <table:table-cell office:value-type="string">
            <text:p>1kΩ resistor, 0.25W</text:p>
          </table:table-cell>
          <table:table-cell/>
          <table:table-cell office:value-type="float" office:value="9339051">
            <text:p>9339051</text:p>
          </table:table-cell>
          <table:table-cell office:value-type="float" office:value="0.011">
            <text:p>0,011</text:p>
          </table:table-cell>
          <table:table-cell office:value-type="float" office:value="50">
            <text:p>50</text:p>
          </table:table-cell>
          <table:table-cell table:number-columns-repeated="3"/>
          <table:table-cell office:value-type="string">
            <text:p>131-255</text:p>
          </table:table-cell>
          <table:table-cell office:value-type="float" office:value="0.014">
            <text:p>0,01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74HC05 6× open drain inverter</text:p>
          </table:table-cell>
          <table:table-cell office:value-type="string">
            <text:p>74HC05N</text:p>
          </table:table-cell>
          <table:table-cell office:value-type="string">
            <text:p>74HC05 6× open drain inverter</text:p>
          </table:table-cell>
          <table:table-cell/>
          <table:table-cell office:value-type="float" office:value="1470855">
            <text:p>1470855</text:p>
          </table:table-cell>
          <table:table-cell office:value-type="float" office:value="0.54">
            <text:p>0,5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442-921</text:p>
          </table:table-cell>
          <table:table-cell office:value-type="float" office:value="0.52">
            <text:p>0,5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74HC14N Hex inverting Schmitt trigger</text:p>
          </table:table-cell>
          <table:table-cell office:value-type="string">
            <text:p>74HC14N</text:p>
          </table:table-cell>
          <table:table-cell office:value-type="string">
            <text:p>74HC14N Hex inverting Schmitt trigger</text:p>
          </table:table-cell>
          <table:table-cell/>
          <table:table-cell office:value-type="float" office:value="7455513">
            <text:p>7455513</text:p>
          </table:table-cell>
          <table:table-cell office:value-type="float" office:value="0.133">
            <text:p>0,133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string">
            <text:p>714-0899</text:p>
          </table:table-cell>
          <table:table-cell office:value-type="float" office:value="0.164">
            <text:p>0,16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74HC245 Octal bus transceiver, 3-state</text:p>
          </table:table-cell>
          <table:table-cell office:value-type="string">
            <text:p>74HC245N</text:p>
          </table:table-cell>
          <table:table-cell office:value-type="string">
            <text:p>74HC245 Octal bus transceiver, 3-state</text:p>
          </table:table-cell>
          <table:table-cell/>
          <table:table-cell office:value-type="float" office:value="380714">
            <text:p>380714</text:p>
          </table:table-cell>
          <table:table-cell office:value-type="float" office:value="0.49">
            <text:p>0,49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69-6113</text:p>
          </table:table-cell>
          <table:table-cell office:value-type="float" office:value="0.38">
            <text:p>0,3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74HC374 Octal D-type transparent latch, positive edge triggered</text:p>
          </table:table-cell>
          <table:table-cell office:value-type="string">
            <text:p>74HC374N</text:p>
          </table:table-cell>
          <table:table-cell office:value-type="string">
            <text:p>74HC374 Octal D-type transparent latch, positive edge triggered</text:p>
          </table:table-cell>
          <table:table-cell/>
          <table:table-cell office:value-type="float" office:value="380763">
            <text:p>380763</text:p>
          </table:table-cell>
          <table:table-cell office:value-type="float" office:value="0.57">
            <text:p>0,57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69-6141</text:p>
          </table:table-cell>
          <table:table-cell office:value-type="float" office:value="0.38">
            <text:p>0,3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74HC540N Octal 3-state inverting buffer</text:p>
          </table:table-cell>
          <table:table-cell office:value-type="string">
            <text:p>74HC540N</text:p>
          </table:table-cell>
          <table:table-cell office:value-type="string">
            <text:p>74HC540N Octal 3-state inverting buffer</text:p>
          </table:table-cell>
          <table:table-cell/>
          <table:table-cell office:value-type="float" office:value="1753515">
            <text:p>1753515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1163595">
            <text:p>1163595</text:p>
          </table:table-cell>
          <table:table-cell office:value-type="float" office:value="0.482">
            <text:p>0,482</text:p>
          </table:table-cell>
          <table:table-cell office:value-type="float" office:value="1">
            <text:p>1</text:p>
          </table:table-cell>
          <table:table-cell office:value-type="string">
            <text:p>443-249</text:p>
          </table:table-cell>
          <table:table-cell office:value-type="float" office:value="0.61">
            <text:p>0,6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74HC688 8-bit magnitude/identity comparator</text:p>
          </table:table-cell>
          <table:table-cell office:value-type="string">
            <text:p>74HC688N</text:p>
          </table:table-cell>
          <table:table-cell office:value-type="string">
            <text:p>74HC688 8-bit magnitude/identity comparator</text:p>
          </table:table-cell>
          <table:table-cell/>
          <table:table-cell office:value-type="float" office:value="9591672">
            <text:p>9591672</text:p>
          </table:table-cell>
          <table:table-cell office:value-type="float" office:value="0.67">
            <text:p>0,67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string">
            <text:p>709-2179</text:p>
          </table:table-cell>
          <table:table-cell office:value-type="float" office:value="0.168">
            <text:p>0,16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MA06-1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2k2</text:p>
          </table:table-cell>
          <table:table-cell office:value-type="string">
            <text:p>R-EU_0204/7</text:p>
          </table:table-cell>
          <table:table-cell/>
          <table:table-cell office:value-type="string">
            <text:p>2.2kΩ, ¼W resistor</text:p>
          </table:table-cell>
          <table:table-cell office:value-type="float" office:value="9339302">
            <text:p>9339302</text:p>
          </table:table-cell>
          <table:table-cell office:value-type="float" office:value="0.011">
            <text:p>0,011</text:p>
          </table:table-cell>
          <table:table-cell office:value-type="float" office:value="50">
            <text:p>50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22 pF ceramic capacitor</text:p>
          </table:table-cell>
          <table:table-cell office:value-type="string">
            <text:p>C-EU025-024X044</text:p>
          </table:table-cell>
          <table:table-cell office:value-type="string">
            <text:p>22 pF ceramic capacitor</text:p>
          </table:table-cell>
          <table:table-cell/>
          <table:table-cell office:value-type="float" office:value="9411674">
            <text:p>9411674</text:p>
          </table:table-cell>
          <table:table-cell office:value-type="float" office:value="0.035">
            <text:p>0,035</text:p>
          </table:table-cell>
          <table:table-cell office:value-type="float" office:value="25">
            <text:p>25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string">
            <text:p>74HC273N</text:p>
          </table:table-cell>
          <table:table-cell table:number-columns-repeated="2"/>
          <table:table-cell office:value-type="float" office:value="9591397">
            <text:p>9591397</text:p>
          </table:table-cell>
          <table:table-cell office:value-type="float" office:value="0.34">
            <text:p>0,3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714-0925</text:p>
          </table:table-cell>
          <table:table-cell office:value-type="float" office:value="0.175">
            <text:p>0,17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8×330Ω resistor network</text:p>
          </table:table-cell>
          <table:table-cell office:value-type="string">
            <text:p>G08R</text:p>
          </table:table-cell>
          <table:table-cell office:value-type="string">
            <text:p>8×330Ω resistor network</text:p>
          </table:table-cell>
          <table:table-cell/>
          <table:table-cell office:value-type="float" office:value="9356975">
            <text:p>9356975</text:p>
          </table:table-cell>
          <table:table-cell office:value-type="float" office:value="0.3">
            <text:p>0,3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330R</text:p>
          </table:table-cell>
          <table:table-cell office:value-type="string">
            <text:p>R-EU_0207/7</text:p>
          </table:table-cell>
          <table:table-cell/>
          <table:table-cell office:value-type="string">
            <text:p>330Ω, ¼W Resistor</text:p>
          </table:table-cell>
          <table:table-cell office:value-type="float" office:value="9339418">
            <text:p>9339418</text:p>
          </table:table-cell>
          <table:table-cell office:value-type="float" office:value="0.011">
            <text:p>0,011</text:p>
          </table:table-cell>
          <table:table-cell office:value-type="float" office:value="50">
            <text:p>50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C548 NPN Transistor</text:p>
          </table:table-cell>
          <table:table-cell office:value-type="string">
            <text:p>BC548</text:p>
          </table:table-cell>
          <table:table-cell office:value-type="string">
            <text:p>BC548 NPN Transistor</text:p>
          </table:table-cell>
          <table:table-cell/>
          <table:table-cell office:value-type="float" office:value="9558586">
            <text:p>9558586</text:p>
          </table:table-cell>
          <table:table-cell office:value-type="float" office:value="0.07">
            <text:p>0,07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n-Off-On toggle switch</text:p>
          </table:table-cell>
          <table:table-cell office:value-type="string">
            <text:p>TL49PO</text:p>
          </table:table-cell>
          <table:table-cell office:value-type="string">
            <text:p>On-Off-On toggle switch</text:p>
          </table:table-cell>
          <table:table-cell office:value-type="string">
            <text:p>Also add lever actuator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string">
            <text:p>MA09-2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string">
            <text:p>PINHD-1X2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1MΩ resistor 0.25W</text:p>
          </table:table-cell>
          <table:table-cell office:value-type="string">
            <text:p>R-EU_0204/7</text:p>
          </table:table-cell>
          <table:table-cell office:value-type="string">
            <text:p>1MΩ resistor 0.25W</text:p>
          </table:table-cell>
          <table:table-cell/>
          <table:table-cell office:value-type="float" office:value="9339086">
            <text:p>9339086</text:p>
          </table:table-cell>
          <table:table-cell office:value-type="float" office:value="0.011">
            <text:p>0,011</text:p>
          </table:table-cell>
          <table:table-cell office:value-type="float" office:value="50">
            <text:p>50</text:p>
          </table:table-cell>
          <table:table-cell table:number-columns-repeated="3"/>
          <table:table-cell office:value-type="string">
            <text:p>131-615</text:p>
          </table:table-cell>
          <table:table-cell office:value-type="float" office:value="0.014">
            <text:p>0,01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1N4148 diode</text:p>
          </table:table-cell>
          <table:table-cell office:value-type="string">
            <text:p>1N4148DO35-7</text:p>
          </table:table-cell>
          <table:table-cell office:value-type="string">
            <text:p>1N4148 diode</text:p>
          </table:table-cell>
          <table:table-cell office:value-type="string">
            <text:p>Or any fast signal diode</text:p>
          </table:table-cell>
          <table:table-cell office:value-type="float" office:value="9565124">
            <text:p>9565124</text:p>
          </table:table-cell>
          <table:table-cell office:value-type="float" office:value="0.011">
            <text:p>0,011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436-7341</text:p>
          </table:table-cell>
          <table:table-cell office:value-type="float" office:value="0.003">
            <text:p>0,00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2.2kΩ, ¼W Resistor</text:p>
          </table:table-cell>
          <table:table-cell office:value-type="string">
            <text:p>R-EU_0207/7</text:p>
          </table:table-cell>
          <table:table-cell office:value-type="string">
            <text:p>2.2kΩ, ¼W Resistor</text:p>
          </table:table-cell>
          <table:table-cell/>
          <table:table-cell office:value-type="float" office:value="9339485">
            <text:p>9339485</text:p>
          </table:table-cell>
          <table:table-cell office:value-type="float" office:value="0.011">
            <text:p>0,011</text:p>
          </table:table-cell>
          <table:table-cell office:value-type="float" office:value="50">
            <text:p>50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33pF ceramic capacitor</text:p>
          </table:table-cell>
          <table:table-cell office:value-type="string">
            <text:p>C-EU025-024X044</text:p>
          </table:table-cell>
          <table:table-cell office:value-type="string">
            <text:p>33pF ceramic capacitor</text:p>
          </table:table-cell>
          <table:table-cell/>
          <table:table-cell office:value-type="float" office:value="9411682">
            <text:p>9411682</text:p>
          </table:table-cell>
          <table:table-cell office:value-type="float" office:value="0.04">
            <text:p>0,04</text:p>
          </table:table-cell>
          <table:table-cell office:value-type="float" office:value="25">
            <text:p>25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8×50kΩ resistor network</text:p>
          </table:table-cell>
          <table:table-cell office:value-type="string">
            <text:p>8R-N</text:p>
          </table:table-cell>
          <table:table-cell office:value-type="string">
            <text:p>8×50kΩ resistor network</text:p>
          </table:table-cell>
          <table:table-cell office:value-type="string">
            <text:p>Uses 47kΩ discretes for prototyping.</text:p>
          </table:table-cell>
          <table:table-cell office:value-type="float" office:value="9339558">
            <text:p>9339558</text:p>
          </table:table-cell>
          <table:table-cell office:value-type="float" office:value="0.011">
            <text:p>0,011</text:p>
          </table:table-cell>
          <table:table-cell office:value-type="float" office:value="50">
            <text:p>50</text:p>
          </table:table-cell>
          <table:table-cell table:number-columns-repeated="3"/>
          <table:table-cell office:value-type="string">
            <text:p>131-457</text:p>
          </table:table-cell>
          <table:table-cell office:value-type="float" office:value="0.014">
            <text:p>0,01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74HC253 Dual 4:1 multiplexer, 3-state</text:p>
          </table:table-cell>
          <table:table-cell office:value-type="string">
            <text:p>74HC253N</text:p>
          </table:table-cell>
          <table:table-cell office:value-type="string">
            <text:p>74HC253 Dual 4:1 multiplexer, 3-state</text:p>
          </table:table-cell>
          <table:table-cell/>
          <table:table-cell office:value-type="float" office:value="1753491">
            <text:p>1753491</text:p>
          </table:table-cell>
          <table:table-cell office:value-type="float" office:value="0.28">
            <text:p>0,28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709-3046</text:p>
          </table:table-cell>
          <table:table-cell office:value-type="float" office:value="0.147">
            <text:p>0,14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74HCT00N Quad 2-input NAND gate</text:p>
          </table:table-cell>
          <table:table-cell office:value-type="string">
            <text:p>74HCT00N</text:p>
          </table:table-cell>
          <table:table-cell office:value-type="string">
            <text:p>74HCT00N Quad 2-input NAND gate</text:p>
          </table:table-cell>
          <table:table-cell/>
          <table:table-cell office:value-type="float" office:value="9591745">
            <text:p>9591745</text:p>
          </table:table-cell>
          <table:table-cell office:value-type="float" office:value="0.24">
            <text:p>0,24</text:p>
          </table:table-cell>
          <table:table-cell office:value-type="float" office:value="1">
            <text:p>1</text:p>
          </table:table-cell>
          <table:table-cell office:value-type="float" office:value="2373749">
            <text:p>2373749</text:p>
          </table:table-cell>
          <table:table-cell office:value-type="float" office:value="0.125">
            <text:p>0,125</text:p>
          </table:table-cell>
          <table:table-cell office:value-type="float" office:value="1">
            <text:p>1</text:p>
          </table:table-cell>
          <table:table-cell office:value-type="string">
            <text:p>217-5702</text:p>
          </table:table-cell>
          <table:table-cell office:value-type="float" office:value="0.14">
            <text:p>0,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AX-232 RS-232 transceiver</text:p>
          </table:table-cell>
          <table:table-cell office:value-type="string">
            <text:p>MAX232</text:p>
          </table:table-cell>
          <table:table-cell office:value-type="string">
            <text:p>MAX-232 RS-232 transceiver</text:p>
          </table:table-cell>
          <table:table-cell/>
          <table:table-cell office:value-type="float" office:value="1648737">
            <text:p>1648737</text:p>
          </table:table-cell>
          <table:table-cell office:value-type="float" office:value="0.73">
            <text:p>0,7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660-8613</text:p>
          </table:table-cell>
          <table:table-cell office:value-type="float" office:value="0.68">
            <text:p>0,6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string">
            <text:p>MCP23016</text:p>
          </table:table-cell>
          <table:table-cell table:number-columns-repeated="2"/>
          <table:table-cell office:value-type="float" office:value="1439389">
            <text:p>1439389</text:p>
          </table:table-cell>
          <table:table-cell office:value-type="float" office:value="1.31">
            <text:p>1,31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ouble-pole 3-position key switch</text:p>
          </table:table-cell>
          <table:table-cell office:value-type="string">
            <text:p>320-938</text:p>
          </table:table-cell>
          <table:table-cell office:value-type="string">
            <text:p>Double-pole 3-position key switch</text:p>
          </table:table-cell>
          <table:table-cell office:value-type="string">
            <text:p>Make-before-break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8x1 2.54mm female wirewrap header</text:p>
          </table:table-cell>
          <table:table-cell office:value-type="string">
            <text:p>FE08-1</text:p>
          </table:table-cell>
          <table:table-cell office:value-type="string">
            <text:p>8x1 2.54mm female wirewrap header</text:p>
          </table:table-cell>
          <table:table-cell office:value-type="string">
            <text:p>Or other stackable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B9 male or 2×5 pin header</text:p>
          </table:table-cell>
          <table:table-cell office:value-type="string">
            <text:p>M09HP</text:p>
          </table:table-cell>
          <table:table-cell office:value-type="string">
            <text:p>DB9 male or 2×5 pin header</text:p>
          </table:table-cell>
          <table:table-cell/>
          <table:table-cell office:value-type="float" office:value="1099289">
            <text:p>1099289</text:p>
          </table:table-cell>
          <table:table-cell office:value-type="float" office:value="0.48">
            <text:p>0,48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PINHD-1X5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PINHD-1X8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×20-pin shrouded/keyed header</text:p>
          </table:table-cell>
          <table:table-cell office:value-type="string">
            <text:p>PINHD-2X20</text:p>
          </table:table-cell>
          <table:table-cell office:value-type="string">
            <text:p>2×20-pin shrouded/keyed header</text:p>
          </table:table-cell>
          <table:table-cell/>
          <table:table-cell office:value-type="float" office:value="1099261">
            <text:p>1099261</text:p>
          </table:table-cell>
          <table:table-cell office:value-type="float" office:value="1.07">
            <text:p>1,07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670-1825</text:p>
          </table:table-cell>
          <table:table-cell office:value-type="float" office:value="0.972">
            <text:p>0,97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8-way DIP switch</text:p>
          </table:table-cell>
          <table:table-cell office:value-type="string">
            <text:p>SW_DIP-8</text:p>
          </table:table-cell>
          <table:table-cell office:value-type="string">
            <text:p>8-way DIP switch</text:p>
          </table:table-cell>
          <table:table-cell office:value-type="string">
            <text:p>Through hole</text:p>
          </table:table-cell>
          <table:table-cell office:value-type="float" office:value="9471596">
            <text:p>9471596</text:p>
          </table:table-cell>
          <table:table-cell office:value-type="float" office:value="0.66">
            <text:p>0,66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712-2576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actile switch</text:p>
          </table:table-cell>
          <table:table-cell office:value-type="string">
            <text:p>TAC_SWITCHPTH</text:p>
          </table:table-cell>
          <table:table-cell office:value-type="string">
            <text:p>Tactile switch</text:p>
          </table:table-cell>
          <table:table-cell/>
          <table:table-cell office:value-type="float" office:value="1813689">
            <text:p>1813689</text:p>
          </table:table-cell>
          <table:table-cell office:value-type="float" office:value="0.185">
            <text:p>0,185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96-pin (A+B+C) DIN-41612 Bauform ‘C’ plug</text:p>
          </table:table-cell>
          <table:table-cell office:value-type="string">
            <text:p>VG96-3K</text:p>
          </table:table-cell>
          <table:table-cell office:value-type="string">
            <text:p>96-pin (A+B+C) DIN-41612 Bauform ‘C’ plug</text:p>
          </table:table-cell>
          <table:table-cell office:value-type="string">
            <text:p>Right angle through hole</text:p>
          </table:table-cell>
          <table:table-cell office:value-type="float" office:value="1656159">
            <text:p>1656159</text:p>
          </table:table-cell>
          <table:table-cell office:value-type="float" office:value="1.84">
            <text:p>1,84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k</text:p>
          </table:table-cell>
          <table:table-cell office:value-type="string">
            <text:p>R-EU_0207/7</text:p>
          </table:table-cell>
          <table:table-cell table:number-columns-repeated="2"/>
          <table:table-cell office:value-type="float" office:value="9339051">
            <text:p>9339051</text:p>
          </table:table-cell>
          <table:table-cell office:value-type="float" office:value="0.011">
            <text:p>0,011</text:p>
          </table:table-cell>
          <table:table-cell office:value-type="float" office:value="50">
            <text:p>50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3×4.7kΩ resistor network</text:p>
          </table:table-cell>
          <table:table-cell office:value-type="string">
            <text:p>G03R</text:p>
          </table:table-cell>
          <table:table-cell office:value-type="string">
            <text:p>3×4.7kΩ resistor network</text:p>
          </table:table-cell>
          <table:table-cell/>
          <table:table-cell office:value-type="float" office:value="9356347">
            <text:p>9356347</text:p>
          </table:table-cell>
          <table:table-cell office:value-type="float" office:value="0.24">
            <text:p>0,24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7×4.7kΩ resistor network</text:p>
          </table:table-cell>
          <table:table-cell office:value-type="string">
            <text:p>G06R</text:p>
          </table:table-cell>
          <table:table-cell office:value-type="string">
            <text:p>7×4.7kΩ resistor network</text:p>
          </table:table-cell>
          <table:table-cell/>
          <table:table-cell office:value-type="float" office:value="1973129">
            <text:p>1973129</text:p>
          </table:table-cell>
          <table:table-cell office:value-type="float" office:value="0.085">
            <text:p>0,085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4k7</text:p>
          </table:table-cell>
          <table:table-cell office:value-type="string">
            <text:p>R-EU_0207/7</text:p>
          </table:table-cell>
          <table:table-cell/>
          <table:table-cell office:value-type="string">
            <text:p>4.7kΩ, ¼W Resistor</text:p>
          </table:table-cell>
          <table:table-cell office:value-type="float" office:value="9339540">
            <text:p>9339540</text:p>
          </table:table-cell>
          <table:table-cell office:value-type="float" office:value="0.011">
            <text:p>0,011</text:p>
          </table:table-cell>
          <table:table-cell office:value-type="float" office:value="50">
            <text:p>50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0MΩ resistor, 0.25W</text:p>
          </table:table-cell>
          <table:table-cell office:value-type="string">
            <text:p>R-EU_0204/7</text:p>
          </table:table-cell>
          <table:table-cell office:value-type="string">
            <text:p>10MΩ resistor, 0.25W</text:p>
          </table:table-cell>
          <table:table-cell/>
          <table:table-cell office:value-type="float" office:value="1186248">
            <text:p>1186248</text:p>
          </table:table-cell>
          <table:table-cell office:value-type="float" office:value="0.012">
            <text:p>0,012</text:p>
          </table:table-cell>
          <table:table-cell office:value-type="float" office:value="50">
            <text:p>50</text:p>
          </table:table-cell>
          <table:table-cell table:number-columns-repeated="3"/>
          <table:table-cell office:value-type="string">
            <text:p>135-667</text:p>
          </table:table-cell>
          <table:table-cell office:value-type="float" office:value="0.014">
            <text:p>0,01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0Ω, ¼W Resistor</text:p>
          </table:table-cell>
          <table:table-cell office:value-type="string">
            <text:p>R-EU_0204/7</text:p>
          </table:table-cell>
          <table:table-cell office:value-type="string">
            <text:p>10Ω, ¼W Resistor</text:p>
          </table:table-cell>
          <table:table-cell/>
          <table:table-cell office:value-type="float" office:value="9339035">
            <text:p>9339035</text:p>
          </table:table-cell>
          <table:table-cell office:value-type="float" office:value="0.011">
            <text:p>0,011</text:p>
          </table:table-cell>
          <table:table-cell office:value-type="float" office:value="50">
            <text:p>50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8×10kΩ resistor network</text:p>
          </table:table-cell>
          <table:table-cell office:value-type="string">
            <text:p>G08R</text:p>
          </table:table-cell>
          <table:table-cell office:value-type="string">
            <text:p>8×10kΩ resistor network</text:p>
          </table:table-cell>
          <table:table-cell/>
          <table:table-cell office:value-type="float" office:value="1973130">
            <text:p>1973130</text:p>
          </table:table-cell>
          <table:table-cell office:value-type="float" office:value="0.085">
            <text:p>0,085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7kΩ, ¼W Resistor</text:p>
          </table:table-cell>
          <table:table-cell office:value-type="string">
            <text:p>R-EU_0204/7</text:p>
          </table:table-cell>
          <table:table-cell office:value-type="string">
            <text:p>27kΩ, ¼W Resistor</text:p>
          </table:table-cell>
          <table:table-cell/>
          <table:table-cell office:value-type="float" office:value="9339370">
            <text:p>9339370</text:p>
          </table:table-cell>
          <table:table-cell office:value-type="float" office:value="0.011">
            <text:p>0,011</text:p>
          </table:table-cell>
          <table:table-cell office:value-type="float" office:value="50">
            <text:p>50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47nF ceramic capacitor</text:p>
          </table:table-cell>
          <table:table-cell office:value-type="string">
            <text:p>C-EU025-024X044</text:p>
          </table:table-cell>
          <table:table-cell office:value-type="string">
            <text:p>47nF ceramic capacitor</text:p>
          </table:table-cell>
          <table:table-cell/>
          <table:table-cell office:value-type="float" office:value="1100530">
            <text:p>1100530</text:p>
          </table:table-cell>
          <table:table-cell office:value-type="float" office:value="0.055">
            <text:p>0,055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47µF electrolytic capacitor</text:p>
          </table:table-cell>
          <table:table-cell office:value-type="string">
            <text:p>CPOL-EUE2.5-5</text:p>
          </table:table-cell>
          <table:table-cell office:value-type="string">
            <text:p>47µF electrolytic capacitor</text:p>
          </table:table-cell>
          <table:table-cell/>
          <table:table-cell office:value-type="float" office:value="1902909">
            <text:p>1902909</text:p>
          </table:table-cell>
          <table:table-cell office:value-type="float" office:value="0.041">
            <text:p>0,041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74HC02N</text:p>
          </table:table-cell>
          <table:table-cell table:number-columns-repeated="2"/>
          <table:table-cell office:value-type="float" office:value="9665781">
            <text:p>9665781</text:p>
          </table:table-cell>
          <table:table-cell office:value-type="float" office:value="0.33">
            <text:p>0,33</text:p>
          </table:table-cell>
          <table:table-cell office:value-type="float" office:value="1">
            <text:p>1</text:p>
          </table:table-cell>
          <table:table-cell office:value-type="float" office:value="1163587">
            <text:p>1163587</text:p>
          </table:table-cell>
          <table:table-cell office:value-type="float" office:value="0.322">
            <text:p>0,32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74HC03N Quad 2-input NAND gate, open collector output</text:p>
          </table:table-cell>
          <table:table-cell office:value-type="string">
            <text:p>74HC03N</text:p>
          </table:table-cell>
          <table:table-cell office:value-type="string">
            <text:p>74HC03N Quad 2-input NAND gate, open collector output</text:p>
          </table:table-cell>
          <table:table-cell/>
          <table:table-cell office:value-type="float" office:value="1282849">
            <text:p>1282849</text:p>
          </table:table-cell>
          <table:table-cell office:value-type="float" office:value="0.17">
            <text:p>0,17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74HC21N</text:p>
          </table:table-cell>
          <table:table-cell table:number-columns-repeated="2"/>
          <table:table-cell office:value-type="float" office:value="1740011">
            <text:p>1740011</text:p>
          </table:table-cell>
          <table:table-cell office:value-type="float" office:value="0.23">
            <text:p>0,2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709-2665</text:p>
          </table:table-cell>
          <table:table-cell office:value-type="float" office:value="0.163">
            <text:p>0,16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74HC125N</text:p>
          </table:table-cell>
          <table:table-cell table:number-columns-repeated="2"/>
          <table:table-cell office:value-type="float" office:value="9591036">
            <text:p>9591036</text:p>
          </table:table-cell>
          <table:table-cell office:value-type="float" office:value="0.48">
            <text:p>0,48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69-7403</text:p>
          </table:table-cell>
          <table:table-cell office:value-type="float" office:value="0.32">
            <text:p>0,3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74HC153N</text:p>
          </table:table-cell>
          <table:table-cell table:number-columns-repeated="2"/>
          <table:table-cell office:value-type="float" office:value="1753485">
            <text:p>1753485</text:p>
          </table:table-cell>
          <table:table-cell office:value-type="float" office:value="0.56">
            <text:p>0,56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443-075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74HC164N</text:p>
          </table:table-cell>
          <table:table-cell table:number-columns-repeated="2"/>
          <table:table-cell office:value-type="float" office:value="1201282">
            <text:p>1201282</text:p>
          </table:table-cell>
          <table:table-cell office:value-type="float" office:value="0.46">
            <text:p>0,46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74HC166N</text:p>
          </table:table-cell>
          <table:table-cell table:number-columns-repeated="2"/>
          <table:table-cell office:value-type="float" office:value="1287502">
            <text:p>1287502</text:p>
          </table:table-cell>
          <table:table-cell office:value-type="float" office:value="0.39">
            <text:p>0,39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74HC174N</text:p>
          </table:table-cell>
          <table:table-cell table:number-columns-repeated="2"/>
          <table:table-cell office:value-type="float" office:value="1287531">
            <text:p>1287531</text:p>
          </table:table-cell>
          <table:table-cell office:value-type="float" office:value="0.32">
            <text:p>0,32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74HC251N</text:p>
          </table:table-cell>
          <table:table-cell table:number-columns-repeated="2"/>
          <table:table-cell office:value-type="float" office:value="9591320">
            <text:p>9591320</text:p>
          </table:table-cell>
          <table:table-cell office:value-type="float" office:value="0.22">
            <text:p>0,2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663-0203</text:p>
          </table:table-cell>
          <table:table-cell office:value-type="float" office:value="0.423">
            <text:p>0,42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82C54</text:p>
          </table:table-cell>
          <table:table-cell table:number-columns-repeated="2"/>
          <table:table-cell office:value-type="float" office:value="1018175">
            <text:p>1018175</text:p>
          </table:table-cell>
          <table:table-cell office:value-type="float" office:value="6.69">
            <text:p>6,69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496-688</text:p>
          </table:table-cell>
          <table:table-cell office:value-type="float" office:value="6.71">
            <text:p>6,7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00kΩ linear Trimmer/Potentiometer</text:p>
          </table:table-cell>
          <table:table-cell office:value-type="string">
            <text:p>TRIM_EU-CT6</text:p>
          </table:table-cell>
          <table:table-cell office:value-type="string">
            <text:p>100kΩ linear Trimmer/Potentiometer</text:p>
          </table:table-cell>
          <table:table-cell/>
          <table:table-cell office:value-type="float" office:value="9609849">
            <text:p>9609849</text:p>
          </table:table-cell>
          <table:table-cell office:value-type="float" office:value="0.58">
            <text:p>0,58</text:p>
          </table:table-cell>
          <table:table-cell office:value-type="float" office:value="1">
            <text:p>1</text:p>
          </table:table-cell>
          <table:table-cell office:value-type="float" office:value="1837190">
            <text:p>1837190</text:p>
          </table:table-cell>
          <table:table-cell office:value-type="float" office:value="0.473">
            <text:p>0,47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20µF electrolytic capacitor</text:p>
          </table:table-cell>
          <table:table-cell office:value-type="string">
            <text:p>CPOL-EUE2.5-5</text:p>
          </table:table-cell>
          <table:table-cell office:value-type="string">
            <text:p>220µF electrolytic capacitor</text:p>
          </table:table-cell>
          <table:table-cell/>
          <table:table-cell office:value-type="float" office:value="1902883">
            <text:p>1902883</text:p>
          </table:table-cell>
          <table:table-cell office:value-type="float" office:value="0.042">
            <text:p>0,042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470Ω resistor, 0.25W</text:p>
          </table:table-cell>
          <table:table-cell office:value-type="string">
            <text:p>R-EU_0204/7</text:p>
          </table:table-cell>
          <table:table-cell office:value-type="string">
            <text:p>470Ω resistor, 0.25W</text:p>
          </table:table-cell>
          <table:table-cell/>
          <table:table-cell office:value-type="float" office:value="9339531">
            <text:p>9339531</text:p>
          </table:table-cell>
          <table:table-cell office:value-type="float" office:value="0.011">
            <text:p>0,011</text:p>
          </table:table-cell>
          <table:table-cell office:value-type="float" office:value="50">
            <text:p>50</text:p>
          </table:table-cell>
          <table:table-cell table:number-columns-repeated="3"/>
          <table:table-cell office:value-type="string">
            <text:p>131-211</text:p>
          </table:table-cell>
          <table:table-cell office:value-type="float" office:value="0.014">
            <text:p>0,01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peaker, 8 ohm</text:p>
          </table:table-cell>
          <table:table-cell office:value-type="string">
            <text:p>AL11P</text:p>
          </table:table-cell>
          <table:table-cell office:value-type="string">
            <text:p>Speaker, 8 ohm</text:p>
          </table:table-cell>
          <table:table-cell office:value-type="string">
            <text:p>Any 8 ohm speaker will do (e.g. from old PC cases)</text:p>
          </table:table-cell>
          <table:table-cell office:value-type="float" office:value="599256">
            <text:p>599256</text:p>
          </table:table-cell>
          <table:table-cell office:value-type="float" office:value="0.91">
            <text:p>0,91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4 MBit (512k x 8) Static RAM</text:p>
          </table:table-cell>
          <table:table-cell office:value-type="string">
            <text:p>29F040DIP32</text:p>
          </table:table-cell>
          <table:table-cell office:value-type="string">
            <text:p>4 MBit (512k x 8) Static RAM</text:p>
          </table:table-cell>
          <table:table-cell/>
          <table:table-cell office:value-type="float" office:value="1562900">
            <text:p>1562900</text:p>
          </table:table-cell>
          <table:table-cell office:value-type="float" office:value="4.71">
            <text:p>4,71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x20 pin shrouded header</text:p>
          </table:table-cell>
          <table:table-cell office:value-type="string">
            <text:p>IDE-CONNECTOR</text:p>
          </table:table-cell>
          <table:table-cell office:value-type="string">
            <text:p>2x20 pin shrouded header</text:p>
          </table:table-cell>
          <table:table-cell office:value-type="string">
            <text:p>IDE socket</text:p>
          </table:table-cell>
          <table:table-cell office:value-type="float" office:value="1099261">
            <text:p>1099261</text:p>
          </table:table-cell>
          <table:table-cell office:value-type="float" office:value="1.07">
            <text:p>1,07</text:p>
          </table:table-cell>
          <table:table-cell office:value-type="float" office:value="1">
            <text:p>1</text:p>
          </table:table-cell>
          <table:table-cell office:value-type="float" office:value="1258972">
            <text:p>1258972</text:p>
          </table:table-cell>
          <table:table-cell office:value-type="float" office:value="0.66">
            <text:p>0,66</text:p>
          </table:table-cell>
          <table:table-cell office:value-type="float" office:value="1">
            <text:p>1</text:p>
          </table:table-cell>
          <table:table-cell office:value-type="string">
            <text:p>670-1825</text:p>
          </table:table-cell>
          <table:table-cell office:value-type="float" office:value="0.972">
            <text:p>0,97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LM386N-1</text:p>
          </table:table-cell>
          <table:table-cell/>
          <table:table-cell office:value-type="string">
            <text:p>Any LM386N-x will work</text:p>
          </table:table-cell>
          <table:table-cell office:value-type="float" office:value="9488340">
            <text:p>9488340</text:p>
          </table:table-cell>
          <table:table-cell office:value-type="float" office:value="0.48">
            <text:p>0,48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M555N Timer</text:p>
          </table:table-cell>
          <table:table-cell office:value-type="string">
            <text:p>LM555N</text:p>
          </table:table-cell>
          <table:table-cell office:value-type="string">
            <text:p>LM555N Timer</text:p>
          </table:table-cell>
          <table:table-cell/>
          <table:table-cell office:value-type="float" office:value="1564692">
            <text:p>1564692</text:p>
          </table:table-cell>
          <table:table-cell office:value-type="float" office:value="0.52">
            <text:p>0,52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string">
            <text:p>534-3469</text:p>
          </table:table-cell>
          <table:table-cell office:value-type="float" office:value="0.62">
            <text:p>0,6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6C2550 Dual 16550 UART</text:p>
          </table:table-cell>
          <table:table-cell office:value-type="string">
            <text:p>16C2550</text:p>
          </table:table-cell>
          <table:table-cell office:value-type="string">
            <text:p>16C2550 Dual 16550 UART</text:p>
          </table:table-cell>
          <table:table-cell/>
          <table:table-cell office:value-type="float" office:value="1294794">
            <text:p>1294794</text:p>
          </table:table-cell>
          <table:table-cell office:value-type="float" office:value="4.21">
            <text:p>4,21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B9 female or 2×5-pin header</text:p>
          </table:table-cell>
          <table:table-cell office:value-type="string">
            <text:p>F09VP</text:p>
          </table:table-cell>
          <table:table-cell office:value-type="string">
            <text:p>DB9 female or 2×5-pin header</text:p>
          </table:table-cell>
          <table:table-cell/>
          <table:table-cell office:value-type="float" office:value="1099294">
            <text:p>1099294</text:p>
          </table:table-cell>
          <table:table-cell office:value-type="float" office:value="0.48">
            <text:p>0,48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JP5Q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MA03-1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MA05-1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MA10-2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ini DIN socket, 6-pin (PS/2 keyboard), chassis-mount</text:p>
          </table:table-cell>
          <table:table-cell office:value-type="string">
            <text:p>MINI_DIN_6</text:p>
          </table:table-cell>
          <table:table-cell office:value-type="string">
            <text:p>Mini DIN socket, 6-pin (PS/2 keyboard), chassis-mount</text:p>
          </table:table-cell>
          <table:table-cell/>
          <table:table-cell office:value-type="float" office:value="1280671">
            <text:p>1280671</text:p>
          </table:table-cell>
          <table:table-cell office:value-type="float" office:value="0.72">
            <text:p>0,72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PINHD-1X3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PINHD-1X9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3x dip switch or 2x3 pin header</text:p>
          </table:table-cell>
          <table:table-cell office:value-type="string">
            <text:p>SW_DIP-3</text:p>
          </table:table-cell>
          <table:table-cell office:value-type="string">
            <text:p>3x dip switch or 2x3 pin header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W237-102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00nF electrolytic capacitor</text:p>
          </table:table-cell>
          <table:table-cell office:value-type="string">
            <text:p>CPOL-EUE2.5-5</text:p>
          </table:table-cell>
          <table:table-cell office:value-type="string">
            <text:p>100nF electrolytic capacitor</text:p>
          </table:table-cell>
          <table:table-cell/>
          <table:table-cell office:value-type="float" office:value="1902938">
            <text:p>1902938</text:p>
          </table:table-cell>
          <table:table-cell office:value-type="float" office:value="0.033">
            <text:p>0,033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.8432 MHz Oscillator</text:p>
          </table:table-cell>
          <table:table-cell office:value-type="string">
            <text:p>XO2-08-14-SOCKET</text:p>
          </table:table-cell>
          <table:table-cell office:value-type="string">
            <text:p>1.8432 MHz Oscillator</text:p>
          </table:table-cell>
          <table:table-cell/>
          <table:table-cell office:value-type="float" office:value="4666483">
            <text:p>4666483</text:p>
          </table:table-cell>
          <table:table-cell office:value-type="float" office:value="2.24">
            <text:p>2,24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N4002 diode</text:p>
          </table:table-cell>
          <table:table-cell office:value-type="string">
            <text:p>DIODE-DO41-10</text:p>
          </table:table-cell>
          <table:table-cell office:value-type="string">
            <text:p>1N4002 diode</text:p>
          </table:table-cell>
          <table:table-cell/>
          <table:table-cell office:value-type="float" office:value="1651083">
            <text:p>1651083</text:p>
          </table:table-cell>
          <table:table-cell office:value-type="float" office:value="0.056">
            <text:p>0,056</text:p>
          </table:table-cell>
          <table:table-cell office:value-type="float" office:value="1">
            <text:p>1</text:p>
          </table:table-cell>
          <table:table-cell office:value-type="float" office:value="1924512">
            <text:p>1924512</text:p>
          </table:table-cell>
          <table:table-cell office:value-type="float" office:value="0.022">
            <text:p>0,022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N5817 Schottky barrier rectifier</text:p>
          </table:table-cell>
          <table:table-cell office:value-type="string">
            <text:p>1N5817-B</text:p>
          </table:table-cell>
          <table:table-cell office:value-type="string">
            <text:p>1N5817 Schottky barrier rectifier</text:p>
          </table:table-cell>
          <table:table-cell/>
          <table:table-cell office:value-type="float" office:value="1843507">
            <text:p>1843507</text:p>
          </table:table-cell>
          <table:table-cell office:value-type="float" office:value="0.023">
            <text:p>0,023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3x2 pin header</text:p>
          </table:table-cell>
          <table:table-cell office:value-type="string">
            <text:p>MA03-2</text:p>
          </table:table-cell>
          <table:table-cell office:value-type="string">
            <text:p>3x2 pin header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 MHz crystal</text:p>
          </table:table-cell>
          <table:table-cell office:value-type="string">
            <text:p>XTAL/S</text:p>
          </table:table-cell>
          <table:table-cell office:value-type="string">
            <text:p>4 MHz crystal</text:p>
          </table:table-cell>
          <table:table-cell office:value-type="string">
            <text:p>18pF</text:p>
          </table:table-cell>
          <table:table-cell office:value-type="float" office:value="1611758">
            <text:p>1611758</text:p>
          </table:table-cell>
          <table:table-cell office:value-type="float" office:value="0.148">
            <text:p>0,148</text:p>
          </table:table-cell>
          <table:table-cell office:value-type="float" office:value="1">
            <text:p>1</text:p>
          </table:table-cell>
          <table:table-cell office:value-type="float" office:value="1701127">
            <text:p>1701127</text:p>
          </table:table-cell>
          <table:table-cell office:value-type="float" office:value="0.129">
            <text:p>0,12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k7</text:p>
          </table:table-cell>
          <table:table-cell office:value-type="string">
            <text:p>G04R</text:p>
          </table:table-cell>
          <table:table-cell/>
          <table:table-cell office:value-type="string">
            <text:p>Using 5-element (G05R) part.</text:p>
          </table:table-cell>
          <table:table-cell office:value-type="float" office:value="1973120">
            <text:p>1973120</text:p>
          </table:table-cell>
          <table:table-cell office:value-type="float" office:value="0.065">
            <text:p>0,065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5×4.7kΩ resistor network</text:p>
          </table:table-cell>
          <table:table-cell office:value-type="string">
            <text:p>G05R</text:p>
          </table:table-cell>
          <table:table-cell office:value-type="string">
            <text:p>5×4.7kΩ resistor network</text:p>
          </table:table-cell>
          <table:table-cell/>
          <table:table-cell office:value-type="float" office:value="1973120">
            <text:p>1973120</text:p>
          </table:table-cell>
          <table:table-cell office:value-type="float" office:value="0.065">
            <text:p>0,065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.7kΩ linear potentiometer</text:p>
          </table:table-cell>
          <table:table-cell office:value-type="string">
            <text:p>TRIM_EU-CT6</text:p>
          </table:table-cell>
          <table:table-cell office:value-type="string">
            <text:p>4.7kΩ linear potentiometer</text:p>
          </table:table-cell>
          <table:table-cell/>
          <table:table-cell office:value-type="float" office:value="1227523">
            <text:p>1227523</text:p>
          </table:table-cell>
          <table:table-cell office:value-type="float" office:value="0.23">
            <text:p>0,23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0kΩ 6x bussed SIL resistor</text:p>
          </table:table-cell>
          <table:table-cell office:value-type="string">
            <text:p>G06R</text:p>
          </table:table-cell>
          <table:table-cell office:value-type="string">
            <text:p>10kΩ 6x bussed SIL resistor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0k log</text:p>
          </table:table-cell>
          <table:table-cell office:value-type="string">
            <text:p>3RP/1610G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0μF/10V Electrolytic capacitor</text:p>
          </table:table-cell>
          <table:table-cell office:value-type="string">
            <text:p>CPOL-EUE2.5-7</text:p>
          </table:table-cell>
          <table:table-cell office:value-type="string">
            <text:p>10μF/10V Electrolytic capacitor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4.7456 MHz Crystal</text:p>
          </table:table-cell>
          <table:table-cell office:value-type="string">
            <text:p>CRYSTALHC49U-V</text:p>
          </table:table-cell>
          <table:table-cell office:value-type="string">
            <text:p>14.7456 MHz Crystal</text:p>
          </table:table-cell>
          <table:table-cell office:value-type="string">
            <text:p>RS-232C rate</text:p>
          </table:table-cell>
          <table:table-cell office:value-type="float" office:value="1611751">
            <text:p>1611751</text:p>
          </table:table-cell>
          <table:table-cell office:value-type="float" office:value="0.175">
            <text:p>0,175</text:p>
          </table:table-cell>
          <table:table-cell office:value-type="float" office:value="1">
            <text:p>1</text:p>
          </table:table-cell>
          <table:table-cell office:value-type="float" office:value="1701136">
            <text:p>1701136</text:p>
          </table:table-cell>
          <table:table-cell office:value-type="float" office:value="0.118">
            <text:p>0,11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6 MHz Crystal</text:p>
          </table:table-cell>
          <table:table-cell office:value-type="string">
            <text:p>XO2-08-14-SOCKET</text:p>
          </table:table-cell>
          <table:table-cell office:value-type="string">
            <text:p>16 MHz Crystal</text:p>
          </table:table-cell>
          <table:table-cell office:value-type="string">
            <text:p>May need to reduce frequency. 4 MHz: RS 547-5392. 10 MHz: 547-5421. 12 MHz: RS 547-5459</text:p>
          </table:table-cell>
          <table:table-cell office:value-type="float" office:value="7942710">
            <text:p>7942710</text:p>
          </table:table-cell>
          <table:table-cell office:value-type="float" office:value="1.54">
            <text:p>1,5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547-5487</text:p>
          </table:table-cell>
          <table:table-cell office:value-type="float" office:value="1.43">
            <text:p>1,4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9x1 pin 2.54mm centre header</text:p>
          </table:table-cell>
          <table:table-cell office:value-type="string">
            <text:p>22-23-2091</text:p>
          </table:table-cell>
          <table:table-cell office:value-type="string">
            <text:p>9x1 pin 2.54mm centre header</text:p>
          </table:table-cell>
          <table:table-cell office:value-type="string">
            <text:p>Molex KK® series header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32.768 kHz Crystal</text:p>
          </table:table-cell>
          <table:table-cell office:value-type="string">
            <text:p>CRYSTALTC38H</text:p>
          </table:table-cell>
          <table:table-cell office:value-type="string">
            <text:p>32.768 kHz Crystal</text:p>
          </table:table-cell>
          <table:table-cell/>
          <table:table-cell office:value-type="float" office:value="1652573">
            <text:p>1652573</text:p>
          </table:table-cell>
          <table:table-cell office:value-type="float" office:value="0.098">
            <text:p>0,098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50kΩ resistor, 0.25W</text:p>
          </table:table-cell>
          <table:table-cell office:value-type="string">
            <text:p>R-EU_R0805</text:p>
          </table:table-cell>
          <table:table-cell office:value-type="string">
            <text:p>50kΩ resistor, 0.25W</text:p>
          </table:table-cell>
          <table:table-cell office:value-type="string">
            <text:p>Actually 47kΩ (cheaper)</text:p>
          </table:table-cell>
          <table:table-cell office:value-type="float" office:value="9339558">
            <text:p>9339558</text:p>
          </table:table-cell>
          <table:table-cell office:value-type="float" office:value="0.011">
            <text:p>0,011</text:p>
          </table:table-cell>
          <table:table-cell office:value-type="float" office:value="50">
            <text:p>50</text:p>
          </table:table-cell>
          <table:table-cell table:number-columns-repeated="3"/>
          <table:table-cell office:value-type="string">
            <text:p>131-457</text:p>
          </table:table-cell>
          <table:table-cell office:value-type="float" office:value="0.014">
            <text:p>0,01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50k log</text:p>
          </table:table-cell>
          <table:table-cell office:value-type="string">
            <text:p>TRIM_EU-CT6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74HC85N 4-bit Magnitude Comparator</text:p>
          </table:table-cell>
          <table:table-cell office:value-type="string">
            <text:p>74HC85N</text:p>
          </table:table-cell>
          <table:table-cell office:value-type="string">
            <text:p>74HC85N 4-bit Magnitude Comparator</text:p>
          </table:table-cell>
          <table:table-cell/>
          <table:table-cell office:value-type="float" office:value="380489">
            <text:p>380489</text:p>
          </table:table-cell>
          <table:table-cell office:value-type="float" office:value="0.61">
            <text:p>0,61</text:p>
          </table:table-cell>
          <table:table-cell office:value-type="float" office:value="1">
            <text:p>1</text:p>
          </table:table-cell>
          <table:table-cell office:value-type="float" office:value="1387859">
            <text:p>1387859</text:p>
          </table:table-cell>
          <table:table-cell office:value-type="float" office:value="0.543">
            <text:p>0,543</text:p>
          </table:table-cell>
          <table:table-cell office:value-type="float" office:value="1">
            <text:p>1</text:p>
          </table:table-cell>
          <table:table-cell office:value-type="string">
            <text:p>527-801</text:p>
          </table:table-cell>
          <table:table-cell office:value-type="float" office:value="0.544">
            <text:p>0,54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74HC86N</text:p>
          </table:table-cell>
          <table:table-cell table:number-columns-repeated="5"/>
          <table:table-cell office:value-type="float" office:value="1075957">
            <text:p>1075957</text:p>
          </table:table-cell>
          <table:table-cell office:value-type="float" office:value="0.169">
            <text:p>0,169</text:p>
          </table:table-cell>
          <table:table-cell office:value-type="float" office:value="1">
            <text:p>1</text:p>
          </table:table-cell>
          <table:table-cell office:value-type="string">
            <text:p>169-7380</text:p>
          </table:table-cell>
          <table:table-cell office:value-type="float" office:value="0.26">
            <text:p>0,2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74HC139N</text:p>
          </table:table-cell>
          <table:table-cell table:number-columns-repeated="2"/>
          <table:table-cell office:value-type="float" office:value="380556">
            <text:p>380556</text:p>
          </table:table-cell>
          <table:table-cell office:value-type="float" office:value="0.35">
            <text:p>0,35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74HC161</text:p>
          </table:table-cell>
          <table:table-cell office:value-type="string">
            <text:p>4161P</text:p>
          </table:table-cell>
          <table:table-cell table:number-columns-repeated="2"/>
          <table:table-cell office:value-type="float" office:value="380600">
            <text:p>380600</text:p>
          </table:table-cell>
          <table:table-cell office:value-type="float" office:value="0.48">
            <text:p>0,48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709-2113</text:p>
          </table:table-cell>
          <table:table-cell office:value-type="float" office:value="0.143">
            <text:p>0,14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74HC373 Octal D-type transparent latch, negative edge triggered</text:p>
          </table:table-cell>
          <table:table-cell office:value-type="string">
            <text:p>74HC373N</text:p>
          </table:table-cell>
          <table:table-cell office:value-type="string">
            <text:p>74HC373 Octal D-type transparent latch, negative edge triggered</text:p>
          </table:table-cell>
          <table:table-cell/>
          <table:table-cell office:value-type="float" office:value="1607705">
            <text:p>1607705</text:p>
          </table:table-cell>
          <table:table-cell office:value-type="float" office:value="0.52">
            <text:p>0,52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string">
            <text:p>714-0922</text:p>
          </table:table-cell>
          <table:table-cell office:value-type="float" office:value="0.182">
            <text:p>0,18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74HC590 8-bit registered binary counter</text:p>
          </table:table-cell>
          <table:table-cell office:value-type="string">
            <text:p>74HC590N</text:p>
          </table:table-cell>
          <table:table-cell office:value-type="string">
            <text:p>74HC590 8-bit registered binary counter</text:p>
          </table:table-cell>
          <table:table-cell/>
          <table:table-cell office:value-type="float" office:value="1652001">
            <text:p>1652001</text:p>
          </table:table-cell>
          <table:table-cell office:value-type="float" office:value="0.52">
            <text:p>0,5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709-2523</text:p>
          </table:table-cell>
          <table:table-cell office:value-type="float" office:value="0.236">
            <text:p>0,23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74HCT253N</text:p>
          </table:table-cell>
          <table:table-cell table:number-columns-repeated="2"/>
          <table:table-cell office:value-type="float" office:value="1740166">
            <text:p>1740166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00Ω resistor, 0.25W</text:p>
          </table:table-cell>
          <table:table-cell office:value-type="string">
            <text:p>R-EU_0204/7</text:p>
          </table:table-cell>
          <table:table-cell office:value-type="string">
            <text:p>100Ω resistor, 0.25W</text:p>
          </table:table-cell>
          <table:table-cell/>
          <table:table-cell office:value-type="float" office:value="9339043">
            <text:p>9339043</text:p>
          </table:table-cell>
          <table:table-cell office:value-type="float" office:value="0.011">
            <text:p>0,011</text:p>
          </table:table-cell>
          <table:table-cell office:value-type="float" office:value="50">
            <text:p>50</text:p>
          </table:table-cell>
          <table:table-cell table:number-columns-repeated="3"/>
          <table:table-cell office:value-type="string">
            <text:p>131-132</text:p>
          </table:table-cell>
          <table:table-cell office:value-type="float" office:value="0.014">
            <text:p>0,01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40Ω, ¼W Resistor</text:p>
          </table:table-cell>
          <table:table-cell office:value-type="string">
            <text:p>R-EU_0207/7</text:p>
          </table:table-cell>
          <table:table-cell office:value-type="string">
            <text:p>240Ω, ¼W Resistor</text:p>
          </table:table-cell>
          <table:table-cell/>
          <table:table-cell office:value-type="float" office:value="9341587">
            <text:p>9341587</text:p>
          </table:table-cell>
          <table:table-cell office:value-type="float" office:value="0.025">
            <text:p>0,025</text:p>
          </table:table-cell>
          <table:table-cell office:value-type="float" office:value="50">
            <text:p>50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300kΩ resistor, 0.25W</text:p>
          </table:table-cell>
          <table:table-cell office:value-type="string">
            <text:p>R-EU_0204/7</text:p>
          </table:table-cell>
          <table:table-cell office:value-type="string">
            <text:p>300kΩ resistor, 0.25W</text:p>
          </table:table-cell>
          <table:table-cell/>
          <table:table-cell office:value-type="float" office:value="9341714">
            <text:p>9341714</text:p>
          </table:table-cell>
          <table:table-cell office:value-type="float" office:value="0.025">
            <text:p>0,025</text:p>
          </table:table-cell>
          <table:table-cell office:value-type="float" office:value="50">
            <text:p>50</text:p>
          </table:table-cell>
          <table:table-cell table:number-columns-repeated="3"/>
          <table:table-cell office:value-type="string">
            <text:p>707-7864</text:p>
          </table:table-cell>
          <table:table-cell office:value-type="float" office:value="0.015">
            <text:p>0,01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8×330Ω resistor network</text:p>
          </table:table-cell>
          <table:table-cell office:value-type="string">
            <text:p>GE08R</text:p>
          </table:table-cell>
          <table:table-cell office:value-type="string">
            <text:p>8×330Ω resistor network</text:p>
          </table:table-cell>
          <table:table-cell/>
          <table:table-cell office:value-type="float" office:value="1602072">
            <text:p>1602072</text:p>
          </table:table-cell>
          <table:table-cell office:value-type="float" office:value="0.041">
            <text:p>0,041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522-4289</text:p>
          </table:table-cell>
          <table:table-cell office:value-type="float" office:value="0.31">
            <text:p>0,3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390Ω ¼W Resistor</text:p>
          </table:table-cell>
          <table:table-cell office:value-type="string">
            <text:p>R-EU_0207/7</text:p>
          </table:table-cell>
          <table:table-cell office:value-type="string">
            <text:p>390Ω ¼W Resistor</text:p>
          </table:table-cell>
          <table:table-cell/>
          <table:table-cell office:value-type="float" office:value="9339477">
            <text:p>9339477</text:p>
          </table:table-cell>
          <table:table-cell office:value-type="float" office:value="0.011">
            <text:p>0,011</text:p>
          </table:table-cell>
          <table:table-cell office:value-type="float" office:value="50">
            <text:p>50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70Ω linear potentiometer</text:p>
          </table:table-cell>
          <table:table-cell office:value-type="string">
            <text:p>TRIM_EU-CT6</text:p>
          </table:table-cell>
          <table:table-cell office:value-type="string">
            <text:p>470Ω linear potentiometer</text:p>
          </table:table-cell>
          <table:table-cell/>
          <table:table-cell office:value-type="float" office:value="1227517">
            <text:p>1227517</text:p>
          </table:table-cell>
          <table:table-cell office:value-type="float" office:value="0.24">
            <text:p>0,24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560Ω, ¼W Resistor</text:p>
          </table:table-cell>
          <table:table-cell office:value-type="string">
            <text:p>R-EU_0204/7</text:p>
          </table:table-cell>
          <table:table-cell office:value-type="string">
            <text:p>560Ω, ¼W Resistor</text:p>
          </table:table-cell>
          <table:table-cell/>
          <table:table-cell office:value-type="float" office:value="9339590">
            <text:p>9339590</text:p>
          </table:table-cell>
          <table:table-cell office:value-type="float" office:value="0.011">
            <text:p>0,011</text:p>
          </table:table-cell>
          <table:table-cell office:value-type="float" office:value="50">
            <text:p>50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680Ω, ¼W Resistor</text:p>
          </table:table-cell>
          <table:table-cell office:value-type="string">
            <text:p>R-EU_0204/7</text:p>
          </table:table-cell>
          <table:table-cell office:value-type="string">
            <text:p>680Ω, ¼W Resistor</text:p>
          </table:table-cell>
          <table:table-cell/>
          <table:table-cell office:value-type="float" office:value="9339655">
            <text:p>9339655</text:p>
          </table:table-cell>
          <table:table-cell office:value-type="float" office:value="0.011">
            <text:p>0,011</text:p>
          </table:table-cell>
          <table:table-cell office:value-type="float" office:value="50">
            <text:p>50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1503_09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TMEGA168</text:p>
          </table:table-cell>
          <table:table-cell office:value-type="string">
            <text:p>MEGA8-P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AY-3-8910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5V, 16 kbit (2k×8) NVRAM &amp; RTC</text:p>
          </table:table-cell>
          <table:table-cell office:value-type="string">
            <text:p>M48T02</text:p>
          </table:table-cell>
          <table:table-cell office:value-type="string">
            <text:p>5V, 16 kbit (2k×8) NVRAM &amp; RTC</text:p>
          </table:table-cell>
          <table:table-cell/>
          <table:table-cell office:value-type="float" office:value="1224444">
            <text:p>1224444</text:p>
          </table:table-cell>
          <table:table-cell office:value-type="float" office:value="13.14">
            <text:p>13,14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SPEAKJET</text:p>
          </table:table-cell>
          <table:table-cell/>
          <table:table-cell office:value-type="string">
            <text:p>SpeakJet speech synthesiser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IZ812MJ Ethernet module</text:p>
          </table:table-cell>
          <table:table-cell office:value-type="string">
            <text:p>WIZ812MJ</text:p>
          </table:table-cell>
          <table:table-cell office:value-type="string">
            <text:p>WIZ812MJ Ethernet module</text:p>
          </table:table-cell>
          <table:table-cell table:number-columns-repeated="10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2"/>
          <table:table-cell table:number-columns-repeated="2"/>
          <table:table-cell/>
          <table:table-cell table:number-columns-repeated="5"/>
          <table:table-cell table:number-columns-repeated="4"/>
        </table:table-row>
        <table:table-row table:style-name="ro2" table:number-rows-repeated="1048374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Sheet2" table:style-name="ta2">
        <office:forms form:automatic-focus="false" form:apply-design-mode="false"/>
        <table:table-column table:style-name="co10" table:default-cell-style-name="ce7"/>
        <table:table-column table:style-name="co11" table:default-cell-style-name="ce13"/>
        <table:table-column table:style-name="co10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number-columns-repeated="2" table:default-cell-style-name="ce13"/>
        <table:table-column table:style-name="co16" table:default-cell-style-name="ce19"/>
        <table:table-column table:style-name="co17" table:default-cell-style-name="ce25"/>
        <table:table-column table:style-name="co18" table:default-cell-style-name="ce13"/>
        <table:table-column table:style-name="co19" table:default-cell-style-name="ce13"/>
        <table:table-column table:style-name="co20" table:default-cell-style-name="ce33"/>
        <table:table-column table:style-name="co16" table:default-cell-style-name="ce19"/>
        <table:table-column table:style-name="co17" table:default-cell-style-name="ce25"/>
        <table:table-column table:style-name="co18" table:default-cell-style-name="ce13"/>
        <table:table-column table:style-name="co19" table:default-cell-style-name="ce13"/>
        <table:table-column table:style-name="co20" table:default-cell-style-name="ce33"/>
        <table:table-column table:style-name="co16" table:default-cell-style-name="ce19"/>
        <table:table-column table:style-name="co17" table:default-cell-style-name="ce25"/>
        <table:table-column table:style-name="co18" table:default-cell-style-name="ce13"/>
        <table:table-column table:style-name="co19" table:default-cell-style-name="ce13"/>
        <table:table-column table:style-name="co20" table:default-cell-style-name="ce33"/>
        <table:table-column table:style-name="co21" table:default-cell-style-name="ce13"/>
        <table:table-column table:style-name="co22" table:default-cell-style-name="ce13"/>
        <table:table-column table:style-name="co23" table:default-cell-style-name="ce13"/>
        <table:table-column table:style-name="co23" table:default-cell-style-name="ce33"/>
        <table:table-column table:style-name="co9" table:number-columns-repeated="995" table:default-cell-style-name="Default"/>
        <table:table-row table:style-name="ro3">
          <table:table-cell table:style-name="ce2"/>
          <table:table-cell table:style-name="ce8" table:number-columns-repeated="7"/>
          <table:table-cell table:style-name="ce8" office:value-type="string">
            <text:p>Farnell</text:p>
          </table:table-cell>
          <table:table-cell table:style-name="ce20"/>
          <table:table-cell table:style-name="ce8" table:number-columns-repeated="2"/>
          <table:table-cell table:style-name="ce27"/>
          <table:table-cell table:style-name="ce8" office:value-type="string">
            <text:p>Farnell US</text:p>
          </table:table-cell>
          <table:table-cell table:style-name="ce20"/>
          <table:table-cell table:style-name="ce8" table:number-columns-repeated="2"/>
          <table:table-cell table:style-name="ce27"/>
          <table:table-cell table:style-name="ce8" office:value-type="string">
            <text:p>RS Online</text:p>
          </table:table-cell>
          <table:table-cell table:style-name="ce20"/>
          <table:table-cell table:style-name="ce8" table:number-columns-repeated="2"/>
          <table:table-cell table:style-name="ce27"/>
          <table:table-cell table:style-name="ce8" table:number-columns-repeated="3"/>
          <table:table-cell table:style-name="ce27"/>
          <table:table-cell table:style-name="ce8" table:number-columns-repeated="995"/>
        </table:table-row>
        <table:table-row table:style-name="ro3">
          <table:table-cell table:style-name="ce3" office:value-type="string">
            <text:p>Part</text:p>
          </table:table-cell>
          <table:table-cell table:style-name="ce9" office:value-type="string">
            <text:p>Eagle Part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otes</text:p>
          </table:table-cell>
          <table:table-cell table:style-name="ce9" office:value-type="string">
            <text:p>Qty</text:p>
          </table:table-cell>
          <table:table-cell table:style-name="ce9" office:value-type="string">
            <text:p>Qty + extra</text:p>
          </table:table-cell>
          <table:table-cell table:style-name="ce9" office:value-type="string">
            <text:p>Min Qty+</text:p>
          </table:table-cell>
          <table:table-cell table:style-name="ce9"/>
          <table:table-cell table:style-name="ce9" office:value-type="string">
            <text:p>Order Code</text:p>
          </table:table-cell>
          <table:table-cell table:style-name="ce21" office:value-type="string">
            <text:p>Price (£)</text:p>
          </table:table-cell>
          <table:table-cell table:style-name="ce9" office:value-type="string">
            <text:p>Unit</text:p>
          </table:table-cell>
          <table:table-cell table:style-name="ce9" office:value-type="string">
            <text:p>Units</text:p>
          </table:table-cell>
          <table:table-cell table:style-name="ce28" office:value-type="string">
            <text:p>Total Price</text:p>
          </table:table-cell>
          <table:table-cell table:style-name="ce9" office:value-type="string">
            <text:p>Order Code</text:p>
          </table:table-cell>
          <table:table-cell table:style-name="ce21" office:value-type="string">
            <text:p>Price (£)</text:p>
          </table:table-cell>
          <table:table-cell table:style-name="ce9" office:value-type="string">
            <text:p>Unit</text:p>
          </table:table-cell>
          <table:table-cell table:style-name="ce9" office:value-type="string">
            <text:p>Units</text:p>
          </table:table-cell>
          <table:table-cell table:style-name="ce28" office:value-type="string">
            <text:p>Total Price</text:p>
          </table:table-cell>
          <table:table-cell table:style-name="ce9" office:value-type="string">
            <text:p>Order Code</text:p>
          </table:table-cell>
          <table:table-cell table:style-name="ce21" office:value-type="string">
            <text:p>Price (£)</text:p>
          </table:table-cell>
          <table:table-cell table:style-name="ce9" office:value-type="string">
            <text:p>Unit</text:p>
          </table:table-cell>
          <table:table-cell table:style-name="ce9" office:value-type="string">
            <text:p>Units</text:p>
          </table:table-cell>
          <table:table-cell table:style-name="ce28" office:value-type="string">
            <text:p>Total Price</text:p>
          </table:table-cell>
          <table:table-cell table:style-name="ce9" office:value-type="string">
            <text:p>Best Source</text:p>
          </table:table-cell>
          <table:table-cell table:style-name="ce9" office:value-type="string">
            <text:p>Order code</text:p>
          </table:table-cell>
          <table:table-cell table:style-name="ce9" office:value-type="string">
            <text:p>Units</text:p>
          </table:table-cell>
          <table:table-cell table:style-name="ce28" office:value-type="string">
            <text:p>Price (£)</text:p>
          </table:table-cell>
          <table:table-cell table:style-name="ce9" table:number-columns-repeated="995"/>
        </table:table-row>
        <table:table-row table:style-name="ro4">
          <table:table-cell table:style-name="ce4" table:formula="of:=T([source.B3])" office:value-type="string" office:string-value="0.1μF ceramic capacitor">
            <text:p>0.1μF ceramic capacitor</text:p>
          </table:table-cell>
          <table:table-cell table:style-name="ce4" table:formula="of:=T([source.C3])" office:value-type="string" office:string-value="C-EU025-024X044">
            <text:p>C-EU025-024X044</text:p>
          </table:table-cell>
          <table:table-cell table:style-name="ce4" table:formula="of:=T([source.D3])" office:value-type="string" office:string-value="0.1μF ceramic capacitor">
            <text:p>0.1μF ceramic capacitor</text:p>
          </table:table-cell>
          <table:table-cell table:style-name="ce14" table:formula="of:=T([source.E3])">
            <text:p/>
          </table:table-cell>
          <table:table-cell table:style-name="ce4" table:formula="of:=[source.A3]" office:value-type="float" office:value="250">
            <text:p>250</text:p>
          </table:table-cell>
          <table:table-cell table:style-name="ce4" table:formula="of:=ROUND([.E3]* (1 + extra))" office:value-type="float" office:value="275">
            <text:p>275</text:p>
          </table:table-cell>
          <table:table-cell table:style-name="ce4" table:formula="of:=MAX([.F3];[.E3]+1)" office:value-type="float" office:value="275">
            <text:p>275</text:p>
          </table:table-cell>
          <table:table-cell table:style-name="ce4"/>
          <table:table-cell table:style-name="ce16" table:formula="of:=[source.F3]" office:value-type="float" office:value="9411887">
            <text:p>9411887</text:p>
          </table:table-cell>
          <table:table-cell table:style-name="ce22" table:formula="of:=[source.G3]" office:value-type="float" office:value="0.062">
            <text:p>0.062</text:p>
          </table:table-cell>
          <table:table-cell table:style-name="ce4" table:formula="of:=[source.H3]" office:value-type="float" office:value="1">
            <text:p>1</text:p>
          </table:table-cell>
          <table:table-cell table:style-name="ce4" table:formula="of:=CEILING([.$G3];[.K3])" office:value-type="float" office:value="275">
            <text:p>275</text:p>
          </table:table-cell>
          <table:table-cell table:style-name="ce29" table:formula="of:=IF([.L3]*[.J3] &gt; 0; [.L3]*[.J3]; &quot;&quot;)" office:value-type="float" office:value="17.05">
            <text:p>17.05</text:p>
          </table:table-cell>
          <table:table-cell table:style-name="ce16" table:formula="of:=[source.I3]" office:value-type="float" office:value="1694337">
            <text:p>1694337</text:p>
          </table:table-cell>
          <table:table-cell table:style-name="ce22" table:formula="of:=[source.J3]" office:value-type="float" office:value="0.019">
            <text:p>0.019</text:p>
          </table:table-cell>
          <table:table-cell table:style-name="ce4" table:formula="of:=[source.K3]" office:value-type="float" office:value="100">
            <text:p>100</text:p>
          </table:table-cell>
          <table:table-cell table:style-name="ce4" table:formula="of:=CEILING([.$G3];[.P3])" office:value-type="float" office:value="300">
            <text:p>300</text:p>
          </table:table-cell>
          <table:table-cell table:style-name="ce29" table:formula="of:=IF([.Q3]*[.O3] &gt; 0; [.Q3]*[.O3]; &quot;&quot;)" office:value-type="float" office:value="5.7">
            <text:p>5.70</text:p>
          </table:table-cell>
          <table:table-cell table:style-name="ce16" table:formula="of:=[source.L3]" office:value-type="string" office:string-value="721-5240">
            <text:p>721-5240</text:p>
          </table:table-cell>
          <table:table-cell table:style-name="ce22" table:formula="of:=[source.M3]" office:value-type="float" office:value="0.051">
            <text:p>0.051</text:p>
          </table:table-cell>
          <table:table-cell table:style-name="ce4" table:formula="of:=[source.N3]" office:value-type="float" office:value="50">
            <text:p>50</text:p>
          </table:table-cell>
          <table:table-cell table:style-name="ce4" table:formula="of:=CEILING([.$G3];[.U3])" office:value-type="float" office:value="300">
            <text:p>300</text:p>
          </table:table-cell>
          <table:table-cell table:style-name="ce29" table:formula="of:=IF([.V3]*[.T3] &gt; 0; [.V3]*[.T3]; &quot;&quot;)" office:value-type="float" office:value="15.3">
            <text:p>15.30</text:p>
          </table:table-cell>
          <table:table-cell table:style-name="ce4" table:formula="of:=IF([.$A3] &lt;&gt; &quot;&quot;; IF(MIN([.$M3];[.$R3];[.$W3]) = [.$M3]; [.$I$1]; IF(MIN([.$M3];[.$R3];[.$W3]) = [.$R3]; [.$N$1]; IF(ISNUMBER([.$W3]); [.$S$1]; &quot;NO PRICING&quot;))); &quot;&quot;)" office:value-type="string" office:string-value="Farnell US">
            <text:p>Farnell US</text:p>
          </table:table-cell>
          <table:table-cell table:style-name="ce34" table:formula="of:=IF([.$A3] &lt;&gt; &quot;&quot;; IF(MIN([.$M3];[.$R3];[.$W3]) = [.$M3]; [.$I3]; IF(MIN([.$M3];[.$R3];[.$W3]) = [.$R3]; [.$N3]; IF(ISNUMBER([.$W3]); [.$S3]; &quot;NO PRICING&quot;))); &quot;&quot;)" office:value-type="float" office:value="1694337">
            <text:p>1694337</text:p>
          </table:table-cell>
          <table:table-cell table:style-name="ce4" table:formula="of:=IF([.$A3] &lt;&gt; &quot;&quot;; IF(MIN([.$M3];[.$R3];[.$W3]) = [.$M3]; [.$L3]; IF(MIN([.$M3];[.$R3];[.$W3]) = [.$R3]; [.$Q3]; IF(ISNUMBER([.$W3]); [.$V3]; &quot;NO PRICING&quot;))); &quot;&quot;)" office:value-type="float" office:value="300">
            <text:p>300</text:p>
          </table:table-cell>
          <table:table-cell table:style-name="ce29" table:formula="of:=IF([.$A3] &lt;&gt; &quot;&quot;; IF(MIN([.$M3];[.$R3];[.$W3]) = [.$M3]; [.$M3]; IF(MIN([.$M3];[.$R3];[.$W3]) = [.$R3]; [.$R3]; IF(ISNUMBER([.$W3]); [.$W3]; &quot;NO PRICING&quot;))); &quot;&quot;)" office:value-type="float" office:value="5.7">
            <text:p>5.70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4])" office:value-type="string" office:string-value="330Ω resistor, 0.25W">
            <text:p>330Ω resistor, 0.25W</text:p>
          </table:table-cell>
          <table:table-cell table:style-name="ce4" table:formula="of:=T([source.C4])" office:value-type="string" office:string-value="R-EU_0204/7">
            <text:p>R-EU_0204/7</text:p>
          </table:table-cell>
          <table:table-cell table:style-name="ce4" table:formula="of:=T([source.D4])" office:value-type="string" office:string-value="330Ω resistor, 0.25W">
            <text:p>330Ω resistor, 0.25W</text:p>
          </table:table-cell>
          <table:table-cell table:style-name="ce14" table:formula="of:=T([source.E4])">
            <text:p/>
          </table:table-cell>
          <table:table-cell table:style-name="ce4" table:formula="of:=[source.A4]" office:value-type="float" office:value="137">
            <text:p>137</text:p>
          </table:table-cell>
          <table:table-cell table:style-name="ce4" table:formula="of:=ROUND([.E4]* (1 + extra))" office:value-type="float" office:value="151">
            <text:p>151</text:p>
          </table:table-cell>
          <table:table-cell table:style-name="ce4" table:formula="of:=MAX([.F4];[.E4]+1)" office:value-type="float" office:value="151">
            <text:p>151</text:p>
          </table:table-cell>
          <table:table-cell table:style-name="ce4"/>
          <table:table-cell table:style-name="ce16" table:formula="of:=[source.F4]" office:value-type="float" office:value="9339418">
            <text:p>9339418</text:p>
          </table:table-cell>
          <table:table-cell table:style-name="ce22" table:formula="of:=[source.G4]" office:value-type="float" office:value="0.011">
            <text:p>0.011</text:p>
          </table:table-cell>
          <table:table-cell table:style-name="ce4" table:formula="of:=[source.H4]" office:value-type="float" office:value="50">
            <text:p>50</text:p>
          </table:table-cell>
          <table:table-cell table:style-name="ce4" table:formula="of:=CEILING([.G4];[.K4])" office:value-type="float" office:value="200">
            <text:p>200</text:p>
          </table:table-cell>
          <table:table-cell table:style-name="ce29" table:formula="of:=IF([.L4]*[.J4] &gt; 0; [.L4]*[.J4]; &quot;&quot;)" office:value-type="float" office:value="2.2">
            <text:p>2.20</text:p>
          </table:table-cell>
          <table:table-cell table:style-name="ce16" table:formula="of:=[source.I4]" office:value-type="float" office:value="0">
            <text:p/>
          </table:table-cell>
          <table:table-cell table:style-name="ce22" table:formula="of:=[source.J4]" office:value-type="float" office:value="0">
            <text:p>0.000</text:p>
          </table:table-cell>
          <table:table-cell table:style-name="ce4" table:formula="of:=[source.K4]" office:value-type="float" office:value="0">
            <text:p>0</text:p>
          </table:table-cell>
          <table:table-cell table:style-name="ce4" table:formula="of:=CEILING([.$G4];[.P4])" office:value-type="float" office:value="0">
            <text:p>0</text:p>
          </table:table-cell>
          <table:table-cell table:style-name="ce29" table:formula="of:=IF([.Q4]*[.O4] &gt; 0; [.Q4]*[.O4]; &quot;&quot;)">
            <text:p/>
          </table:table-cell>
          <table:table-cell table:style-name="ce16" table:formula="of:=[source.L4]" office:value-type="string" office:string-value="707-7622">
            <text:p>707-7622</text:p>
          </table:table-cell>
          <table:table-cell table:style-name="ce22" table:formula="of:=[source.M4]" office:value-type="float" office:value="0.014">
            <text:p>0.014</text:p>
          </table:table-cell>
          <table:table-cell table:style-name="ce4" table:formula="of:=[source.N4]" office:value-type="float" office:value="10">
            <text:p>10</text:p>
          </table:table-cell>
          <table:table-cell table:style-name="ce4" table:formula="of:=CEILING([.$G4];[.U4])" office:value-type="float" office:value="160">
            <text:p>160</text:p>
          </table:table-cell>
          <table:table-cell table:style-name="ce29" table:formula="of:=IF([.V4]*[.T4] &gt; 0; [.V4]*[.T4]; &quot;&quot;)" office:value-type="float" office:value="2.24">
            <text:p>2.24</text:p>
          </table:table-cell>
          <table:table-cell table:style-name="ce4" table:formula="of:=IF([.$A4] &lt;&gt; &quot;&quot;; IF(MIN([.$M4];[.$R4];[.$W4]) = [.$M4]; [.$I$1]; IF(MIN([.$M4];[.$R4];[.$W4]) = [.$R4]; [.$N$1]; IF(ISNUMBER([.$W4]); [.$S$1]; &quot;NO PRICING&quot;))); &quot;&quot;)" office:value-type="string" office:string-value="Farnell">
            <text:p>Farnell</text:p>
          </table:table-cell>
          <table:table-cell table:style-name="ce34" table:formula="of:=IF([.$A4] &lt;&gt; &quot;&quot;; IF(MIN([.$M4];[.$R4];[.$W4]) = [.$M4]; [.$I4]; IF(MIN([.$M4];[.$R4];[.$W4]) = [.$R4]; [.$N4]; IF(ISNUMBER([.$W4]); [.$S4]; &quot;NO PRICING&quot;))); &quot;&quot;)" office:value-type="float" office:value="9339418">
            <text:p>9339418</text:p>
          </table:table-cell>
          <table:table-cell table:style-name="ce4" table:formula="of:=IF([.$A4] &lt;&gt; &quot;&quot;; IF(MIN([.$M4];[.$R4];[.$W4]) = [.$M4]; [.$L4]; IF(MIN([.$M4];[.$R4];[.$W4]) = [.$R4]; [.$Q4]; IF(ISNUMBER([.$W4]); [.$V4]; &quot;NO PRICING&quot;))); &quot;&quot;)" office:value-type="float" office:value="200">
            <text:p>200</text:p>
          </table:table-cell>
          <table:table-cell table:style-name="ce29" table:formula="of:=IF([.$A4] &lt;&gt; &quot;&quot;; IF(MIN([.$M4];[.$R4];[.$W4]) = [.$M4]; [.$M4]; IF(MIN([.$M4];[.$R4];[.$W4]) = [.$R4]; [.$R4]; IF(ISNUMBER([.$W4]); [.$W4]; &quot;NO PRICING&quot;))); &quot;&quot;)" office:value-type="float" office:value="2.2">
            <text:p>2.20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5])" office:value-type="string" office:string-value="5mm red LED">
            <text:p>5mm red LED</text:p>
          </table:table-cell>
          <table:table-cell table:style-name="ce4" table:formula="of:=T([source.C5])" office:value-type="string" office:string-value="LED-5MM-RED">
            <text:p>LED-5MM-RED</text:p>
          </table:table-cell>
          <table:table-cell table:style-name="ce4" table:formula="of:=T([source.D5])" office:value-type="string" office:string-value="5mm red LED">
            <text:p>5mm red LED</text:p>
          </table:table-cell>
          <table:table-cell table:style-name="ce14" table:formula="of:=T([source.E5])">
            <text:p/>
          </table:table-cell>
          <table:table-cell table:style-name="ce4" table:formula="of:=[source.A5]" office:value-type="float" office:value="107">
            <text:p>107</text:p>
          </table:table-cell>
          <table:table-cell table:style-name="ce4" table:formula="of:=ROUND([.E5]* (1 + extra))" office:value-type="float" office:value="118">
            <text:p>118</text:p>
          </table:table-cell>
          <table:table-cell table:style-name="ce4" table:formula="of:=MAX([.F5];[.E5]+1)" office:value-type="float" office:value="118">
            <text:p>118</text:p>
          </table:table-cell>
          <table:table-cell table:style-name="ce4"/>
          <table:table-cell table:style-name="ce16" table:formula="of:=[source.F5]" office:value-type="float" office:value="1581217">
            <text:p>1581217</text:p>
          </table:table-cell>
          <table:table-cell table:style-name="ce22" table:formula="of:=[source.G5]" office:value-type="float" office:value="0.165">
            <text:p>0.165</text:p>
          </table:table-cell>
          <table:table-cell table:style-name="ce4" table:formula="of:=[source.H5]" office:value-type="float" office:value="1">
            <text:p>1</text:p>
          </table:table-cell>
          <table:table-cell table:style-name="ce4" table:formula="of:=CEILING([.G5];[.K5])" office:value-type="float" office:value="118">
            <text:p>118</text:p>
          </table:table-cell>
          <table:table-cell table:style-name="ce29" table:formula="of:=IF([.L5]*[.J5] &gt; 0; [.L5]*[.J5]; &quot;&quot;)" office:value-type="float" office:value="19.47">
            <text:p>19.47</text:p>
          </table:table-cell>
          <table:table-cell table:style-name="ce16" table:formula="of:=[source.I5]" office:value-type="float" office:value="0">
            <text:p/>
          </table:table-cell>
          <table:table-cell table:style-name="ce22" table:formula="of:=[source.J5]" office:value-type="float" office:value="0">
            <text:p>0.000</text:p>
          </table:table-cell>
          <table:table-cell table:style-name="ce4" table:formula="of:=[source.K5]" office:value-type="float" office:value="0">
            <text:p>0</text:p>
          </table:table-cell>
          <table:table-cell table:style-name="ce4" table:formula="of:=CEILING([.$G5];[.P5])" office:value-type="float" office:value="0">
            <text:p>0</text:p>
          </table:table-cell>
          <table:table-cell table:style-name="ce29" table:formula="of:=IF([.Q5]*[.O5] &gt; 0; [.Q5]*[.O5]; &quot;&quot;)">
            <text:p/>
          </table:table-cell>
          <table:table-cell table:style-name="ce16" table:formula="of:=[source.L5]" office:value-type="string" office:string-value="228-5988">
            <text:p>228-5988</text:p>
          </table:table-cell>
          <table:table-cell table:style-name="ce22" table:formula="of:=[source.M5]" office:value-type="float" office:value="0.042">
            <text:p>0.042</text:p>
          </table:table-cell>
          <table:table-cell table:style-name="ce4" table:formula="of:=[source.N5]" office:value-type="float" office:value="25">
            <text:p>25</text:p>
          </table:table-cell>
          <table:table-cell table:style-name="ce4" table:formula="of:=CEILING([.$G5];[.U5])" office:value-type="float" office:value="125">
            <text:p>125</text:p>
          </table:table-cell>
          <table:table-cell table:style-name="ce29" table:formula="of:=IF([.V5]*[.T5] &gt; 0; [.V5]*[.T5]; &quot;&quot;)" office:value-type="float" office:value="5.25">
            <text:p>5.25</text:p>
          </table:table-cell>
          <table:table-cell table:style-name="ce4" table:formula="of:=IF([.$A5] &lt;&gt; &quot;&quot;; IF(MIN([.$M5];[.$R5];[.$W5]) = [.$M5]; [.$I$1]; IF(MIN([.$M5];[.$R5];[.$W5]) = [.$R5]; [.$N$1]; IF(ISNUMBER([.$W5]); [.$S$1]; &quot;NO PRICING&quot;))); &quot;&quot;)" office:value-type="string" office:string-value="RS Online">
            <text:p>RS Online</text:p>
          </table:table-cell>
          <table:table-cell table:style-name="ce34" table:formula="of:=IF([.$A5] &lt;&gt; &quot;&quot;; IF(MIN([.$M5];[.$R5];[.$W5]) = [.$M5]; [.$I5]; IF(MIN([.$M5];[.$R5];[.$W5]) = [.$R5]; [.$N5]; IF(ISNUMBER([.$W5]); [.$S5]; &quot;NO PRICING&quot;))); &quot;&quot;)" office:value-type="string" office:string-value="228-5988">
            <text:p>228-5988</text:p>
          </table:table-cell>
          <table:table-cell table:style-name="ce4" table:formula="of:=IF([.$A5] &lt;&gt; &quot;&quot;; IF(MIN([.$M5];[.$R5];[.$W5]) = [.$M5]; [.$L5]; IF(MIN([.$M5];[.$R5];[.$W5]) = [.$R5]; [.$Q5]; IF(ISNUMBER([.$W5]); [.$V5]; &quot;NO PRICING&quot;))); &quot;&quot;)" office:value-type="float" office:value="125">
            <text:p>125</text:p>
          </table:table-cell>
          <table:table-cell table:style-name="ce29" table:formula="of:=IF([.$A5] &lt;&gt; &quot;&quot;; IF(MIN([.$M5];[.$R5];[.$W5]) = [.$M5]; [.$M5]; IF(MIN([.$M5];[.$R5];[.$W5]) = [.$R5]; [.$R5]; IF(ISNUMBER([.$W5]); [.$W5]; &quot;NO PRICING&quot;))); &quot;&quot;)" office:value-type="float" office:value="5.25">
            <text:p>5.25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6])" office:value-type="string" office:string-value="1μF capacitor">
            <text:p>1μF capacitor</text:p>
          </table:table-cell>
          <table:table-cell table:style-name="ce4" table:formula="of:=T([source.C6])" office:value-type="string" office:string-value="C-EU025-024X044">
            <text:p>C-EU025-024X044</text:p>
          </table:table-cell>
          <table:table-cell table:style-name="ce4" table:formula="of:=T([source.D6])" office:value-type="string" office:string-value="1μF capacitor">
            <text:p>1μF capacitor</text:p>
          </table:table-cell>
          <table:table-cell table:style-name="ce14" table:formula="of:=T([source.E6])">
            <text:p/>
          </table:table-cell>
          <table:table-cell table:style-name="ce4" table:formula="of:=[source.A6]" office:value-type="float" office:value="53">
            <text:p>53</text:p>
          </table:table-cell>
          <table:table-cell table:style-name="ce4" table:formula="of:=ROUND([.E6]* (1 + extra))" office:value-type="float" office:value="58">
            <text:p>58</text:p>
          </table:table-cell>
          <table:table-cell table:style-name="ce4" table:formula="of:=MAX([.F6];[.E6]+1)" office:value-type="float" office:value="58">
            <text:p>58</text:p>
          </table:table-cell>
          <table:table-cell table:style-name="ce4"/>
          <table:table-cell table:style-name="ce16" table:formula="of:=[source.F6]" office:value-type="float" office:value="3322210">
            <text:p>3322210</text:p>
          </table:table-cell>
          <table:table-cell table:style-name="ce22" table:formula="of:=[source.G6]" office:value-type="float" office:value="0.148">
            <text:p>0.148</text:p>
          </table:table-cell>
          <table:table-cell table:style-name="ce4" table:formula="of:=[source.H6]" office:value-type="float" office:value="1">
            <text:p>1</text:p>
          </table:table-cell>
          <table:table-cell table:style-name="ce4" table:formula="of:=CEILING([.G6];[.K6])" office:value-type="float" office:value="58">
            <text:p>58</text:p>
          </table:table-cell>
          <table:table-cell table:style-name="ce29" table:formula="of:=IF([.L6]*[.J6] &gt; 0; [.L6]*[.J6]; &quot;&quot;)" office:value-type="float" office:value="8.584">
            <text:p>8.58</text:p>
          </table:table-cell>
          <table:table-cell table:style-name="ce16" table:formula="of:=[source.I6]" office:value-type="float" office:value="1600879">
            <text:p>1600879</text:p>
          </table:table-cell>
          <table:table-cell table:style-name="ce22" table:formula="of:=[source.J6]" office:value-type="float" office:value="0.041">
            <text:p>0.041</text:p>
          </table:table-cell>
          <table:table-cell table:style-name="ce4" table:formula="of:=[source.K6]" office:value-type="float" office:value="25">
            <text:p>25</text:p>
          </table:table-cell>
          <table:table-cell table:style-name="ce4" table:formula="of:=CEILING([.$G6];[.P6])" office:value-type="float" office:value="75">
            <text:p>75</text:p>
          </table:table-cell>
          <table:table-cell table:style-name="ce29" table:formula="of:=IF([.Q6]*[.O6] &gt; 0; [.Q6]*[.O6]; &quot;&quot;)" office:value-type="float" office:value="3.075">
            <text:p>3.08</text:p>
          </table:table-cell>
          <table:table-cell table:style-name="ce16" table:formula="of:=[source.L6]" office:value-type="string" office:string-value="538-1578">
            <text:p>538-1578</text:p>
          </table:table-cell>
          <table:table-cell table:style-name="ce22" table:formula="of:=[source.M6]" office:value-type="float" office:value="0.292">
            <text:p>0.292</text:p>
          </table:table-cell>
          <table:table-cell table:style-name="ce4" table:formula="of:=[source.N6]" office:value-type="float" office:value="1">
            <text:p>1</text:p>
          </table:table-cell>
          <table:table-cell table:style-name="ce4" table:formula="of:=CEILING([.$G6];[.U6])" office:value-type="float" office:value="58">
            <text:p>58</text:p>
          </table:table-cell>
          <table:table-cell table:style-name="ce29" table:formula="of:=IF([.V6]*[.T6] &gt; 0; [.V6]*[.T6]; &quot;&quot;)" office:value-type="float" office:value="16.936">
            <text:p>16.94</text:p>
          </table:table-cell>
          <table:table-cell table:style-name="ce4" table:formula="of:=IF([.$A6] &lt;&gt; &quot;&quot;; IF(MIN([.$M6];[.$R6];[.$W6]) = [.$M6]; [.$I$1]; IF(MIN([.$M6];[.$R6];[.$W6]) = [.$R6]; [.$N$1]; IF(ISNUMBER([.$W6]); [.$S$1]; &quot;NO PRICING&quot;))); &quot;&quot;)" office:value-type="string" office:string-value="Farnell US">
            <text:p>Farnell US</text:p>
          </table:table-cell>
          <table:table-cell table:style-name="ce34" table:formula="of:=IF([.$A6] &lt;&gt; &quot;&quot;; IF(MIN([.$M6];[.$R6];[.$W6]) = [.$M6]; [.$I6]; IF(MIN([.$M6];[.$R6];[.$W6]) = [.$R6]; [.$N6]; IF(ISNUMBER([.$W6]); [.$S6]; &quot;NO PRICING&quot;))); &quot;&quot;)" office:value-type="float" office:value="1600879">
            <text:p>1600879</text:p>
          </table:table-cell>
          <table:table-cell table:style-name="ce4" table:formula="of:=IF([.$A6] &lt;&gt; &quot;&quot;; IF(MIN([.$M6];[.$R6];[.$W6]) = [.$M6]; [.$L6]; IF(MIN([.$M6];[.$R6];[.$W6]) = [.$R6]; [.$Q6]; IF(ISNUMBER([.$W6]); [.$V6]; &quot;NO PRICING&quot;))); &quot;&quot;)" office:value-type="float" office:value="75">
            <text:p>75</text:p>
          </table:table-cell>
          <table:table-cell table:style-name="ce29" table:formula="of:=IF([.$A6] &lt;&gt; &quot;&quot;; IF(MIN([.$M6];[.$R6];[.$W6]) = [.$M6]; [.$M6]; IF(MIN([.$M6];[.$R6];[.$W6]) = [.$R6]; [.$R6]; IF(ISNUMBER([.$W6]); [.$W6]; &quot;NO PRICING&quot;))); &quot;&quot;)" office:value-type="float" office:value="3.075">
            <text:p>3.08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7])" office:value-type="string" office:string-value="74HC541N Octal 3-state buffer">
            <text:p>74HC541N Octal 3-state buffer</text:p>
          </table:table-cell>
          <table:table-cell table:style-name="ce4" table:formula="of:=T([source.C7])" office:value-type="string" office:string-value="74HC541N">
            <text:p>74HC541N</text:p>
          </table:table-cell>
          <table:table-cell table:style-name="ce4" table:formula="of:=T([source.D7])" office:value-type="string" office:string-value="74HC541N Octal 3-state buffer">
            <text:p>74HC541N Octal 3-state buffer</text:p>
          </table:table-cell>
          <table:table-cell table:style-name="ce14" table:formula="of:=T([source.E7])">
            <text:p/>
          </table:table-cell>
          <table:table-cell table:style-name="ce4" table:formula="of:=[source.A7]" office:value-type="float" office:value="52">
            <text:p>52</text:p>
          </table:table-cell>
          <table:table-cell table:style-name="ce4" table:formula="of:=ROUND([.E7]* (1 + extra))" office:value-type="float" office:value="57">
            <text:p>57</text:p>
          </table:table-cell>
          <table:table-cell table:style-name="ce4" table:formula="of:=MAX([.F7];[.E7]+1)" office:value-type="float" office:value="57">
            <text:p>57</text:p>
          </table:table-cell>
          <table:table-cell table:style-name="ce4"/>
          <table:table-cell table:style-name="ce16" table:formula="of:=[source.F7]" office:value-type="float" office:value="1470755">
            <text:p>1470755</text:p>
          </table:table-cell>
          <table:table-cell table:style-name="ce22" table:formula="of:=[source.G7]" office:value-type="float" office:value="0.25">
            <text:p>0.250</text:p>
          </table:table-cell>
          <table:table-cell table:style-name="ce4" table:formula="of:=[source.H7]" office:value-type="float" office:value="10">
            <text:p>10</text:p>
          </table:table-cell>
          <table:table-cell table:style-name="ce4" table:formula="of:=CEILING([.G7];[.K7])" office:value-type="float" office:value="60">
            <text:p>60</text:p>
          </table:table-cell>
          <table:table-cell table:style-name="ce29" table:formula="of:=IF([.L7]*[.J7] &gt; 0; [.L7]*[.J7]; &quot;&quot;)" office:value-type="float" office:value="15">
            <text:p>15.00</text:p>
          </table:table-cell>
          <table:table-cell table:style-name="ce16" table:formula="of:=[source.I7]" office:value-type="float" office:value="0">
            <text:p/>
          </table:table-cell>
          <table:table-cell table:style-name="ce22" table:formula="of:=[source.J7]" office:value-type="float" office:value="0">
            <text:p>0.000</text:p>
          </table:table-cell>
          <table:table-cell table:style-name="ce4" table:formula="of:=[source.K7]" office:value-type="float" office:value="0">
            <text:p>0</text:p>
          </table:table-cell>
          <table:table-cell table:style-name="ce4" table:formula="of:=CEILING([.$G7];[.P7])" office:value-type="float" office:value="0">
            <text:p>0</text:p>
          </table:table-cell>
          <table:table-cell table:style-name="ce29" table:formula="of:=IF([.Q7]*[.O7] &gt; 0; [.Q7]*[.O7]; &quot;&quot;)">
            <text:p/>
          </table:table-cell>
          <table:table-cell table:style-name="ce16" table:formula="of:=[source.L7]" office:value-type="string" office:string-value="714-0953">
            <text:p>714-0953</text:p>
          </table:table-cell>
          <table:table-cell table:style-name="ce22" table:formula="of:=[source.M7]" office:value-type="float" office:value="0.18">
            <text:p>0.180</text:p>
          </table:table-cell>
          <table:table-cell table:style-name="ce4" table:formula="of:=[source.N7]" office:value-type="float" office:value="20">
            <text:p>20</text:p>
          </table:table-cell>
          <table:table-cell table:style-name="ce4" table:formula="of:=CEILING([.$G7];[.U7])" office:value-type="float" office:value="60">
            <text:p>60</text:p>
          </table:table-cell>
          <table:table-cell table:style-name="ce29" table:formula="of:=IF([.V7]*[.T7] &gt; 0; [.V7]*[.T7]; &quot;&quot;)" office:value-type="float" office:value="10.8">
            <text:p>10.80</text:p>
          </table:table-cell>
          <table:table-cell table:style-name="ce4" table:formula="of:=IF([.$A7] &lt;&gt; &quot;&quot;; IF(MIN([.$M7];[.$R7];[.$W7]) = [.$M7]; [.$I$1]; IF(MIN([.$M7];[.$R7];[.$W7]) = [.$R7]; [.$N$1]; IF(ISNUMBER([.$W7]); [.$S$1]; &quot;NO PRICING&quot;))); &quot;&quot;)" office:value-type="string" office:string-value="RS Online">
            <text:p>RS Online</text:p>
          </table:table-cell>
          <table:table-cell table:style-name="ce34" table:formula="of:=IF([.$A7] &lt;&gt; &quot;&quot;; IF(MIN([.$M7];[.$R7];[.$W7]) = [.$M7]; [.$I7]; IF(MIN([.$M7];[.$R7];[.$W7]) = [.$R7]; [.$N7]; IF(ISNUMBER([.$W7]); [.$S7]; &quot;NO PRICING&quot;))); &quot;&quot;)" office:value-type="string" office:string-value="714-0953">
            <text:p>714-0953</text:p>
          </table:table-cell>
          <table:table-cell table:style-name="ce4" table:formula="of:=IF([.$A7] &lt;&gt; &quot;&quot;; IF(MIN([.$M7];[.$R7];[.$W7]) = [.$M7]; [.$L7]; IF(MIN([.$M7];[.$R7];[.$W7]) = [.$R7]; [.$Q7]; IF(ISNUMBER([.$W7]); [.$V7]; &quot;NO PRICING&quot;))); &quot;&quot;)" office:value-type="float" office:value="60">
            <text:p>60</text:p>
          </table:table-cell>
          <table:table-cell table:style-name="ce29" table:formula="of:=IF([.$A7] &lt;&gt; &quot;&quot;; IF(MIN([.$M7];[.$R7];[.$W7]) = [.$M7]; [.$M7]; IF(MIN([.$M7];[.$R7];[.$W7]) = [.$R7]; [.$R7]; IF(ISNUMBER([.$W7]); [.$W7]; &quot;NO PRICING&quot;))); &quot;&quot;)" office:value-type="float" office:value="10.8">
            <text:p>10.80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8])" office:value-type="string" office:string-value="47kΩ resistor, 0.25W">
            <text:p>47kΩ resistor, 0.25W</text:p>
          </table:table-cell>
          <table:table-cell table:style-name="ce4" table:formula="of:=T([source.C8])" office:value-type="string" office:string-value="R-EU_0204/7">
            <text:p>R-EU_0204/7</text:p>
          </table:table-cell>
          <table:table-cell table:style-name="ce4" table:formula="of:=T([source.D8])" office:value-type="string" office:string-value="47kΩ resistor, 0.25W">
            <text:p>47kΩ resistor, 0.25W</text:p>
          </table:table-cell>
          <table:table-cell table:style-name="ce14" table:formula="of:=T([source.E8])">
            <text:p/>
          </table:table-cell>
          <table:table-cell table:style-name="ce4" table:formula="of:=[source.A8]" office:value-type="float" office:value="43">
            <text:p>43</text:p>
          </table:table-cell>
          <table:table-cell table:style-name="ce4" table:formula="of:=ROUND([.E8]* (1 + extra))" office:value-type="float" office:value="47">
            <text:p>47</text:p>
          </table:table-cell>
          <table:table-cell table:style-name="ce4" table:formula="of:=MAX([.F8];[.E8]+1)" office:value-type="float" office:value="47">
            <text:p>47</text:p>
          </table:table-cell>
          <table:table-cell table:style-name="ce4"/>
          <table:table-cell table:style-name="ce16" table:formula="of:=N([source.F8])" office:value-type="float" office:value="9339540">
            <text:p>9339540</text:p>
          </table:table-cell>
          <table:table-cell table:style-name="ce22" table:formula="of:=[source.G8]" office:value-type="float" office:value="0.011">
            <text:p>0.011</text:p>
          </table:table-cell>
          <table:table-cell table:style-name="ce4" table:formula="of:=[source.H8]" office:value-type="float" office:value="50">
            <text:p>50</text:p>
          </table:table-cell>
          <table:table-cell table:style-name="ce4" table:formula="of:=CEILING([.G8];[.K8])" office:value-type="float" office:value="50">
            <text:p>50</text:p>
          </table:table-cell>
          <table:table-cell table:style-name="ce29" table:formula="of:=IF([.L8]*[.J8] &gt; 0; [.L8]*[.J8]; &quot;&quot;)" office:value-type="float" office:value="0.55">
            <text:p>0.55</text:p>
          </table:table-cell>
          <table:table-cell table:style-name="ce16" table:formula="of:=[source.I8]" office:value-type="float" office:value="0">
            <text:p/>
          </table:table-cell>
          <table:table-cell table:style-name="ce22" table:formula="of:=[source.J8]" office:value-type="float" office:value="0">
            <text:p>0.000</text:p>
          </table:table-cell>
          <table:table-cell table:style-name="ce4" table:formula="of:=[source.K8]" office:value-type="float" office:value="0">
            <text:p>0</text:p>
          </table:table-cell>
          <table:table-cell table:style-name="ce4" table:formula="of:=CEILING([.$G8];[.P8])" office:value-type="float" office:value="0">
            <text:p>0</text:p>
          </table:table-cell>
          <table:table-cell table:style-name="ce29" table:formula="of:=IF([.Q8]*[.O8] &gt; 0; [.Q8]*[.O8]; &quot;&quot;)">
            <text:p/>
          </table:table-cell>
          <table:table-cell table:style-name="ce16" table:formula="of:=[source.L8]" office:value-type="string" office:string-value="131-334">
            <text:p>131-334</text:p>
          </table:table-cell>
          <table:table-cell table:style-name="ce22" table:formula="of:=[source.M8]" office:value-type="float" office:value="0.014">
            <text:p>0.014</text:p>
          </table:table-cell>
          <table:table-cell table:style-name="ce4" table:formula="of:=[source.N8]" office:value-type="float" office:value="10">
            <text:p>10</text:p>
          </table:table-cell>
          <table:table-cell table:style-name="ce4" table:formula="of:=CEILING([.$G8];[.U8])" office:value-type="float" office:value="50">
            <text:p>50</text:p>
          </table:table-cell>
          <table:table-cell table:style-name="ce29" table:formula="of:=IF([.V8]*[.T8] &gt; 0; [.V8]*[.T8]; &quot;&quot;)" office:value-type="float" office:value="0.7">
            <text:p>0.70</text:p>
          </table:table-cell>
          <table:table-cell table:style-name="ce4" table:formula="of:=IF([.$A8] &lt;&gt; &quot;&quot;; IF(MIN([.$M8];[.$R8];[.$W8]) = [.$M8]; [.$I$1]; IF(MIN([.$M8];[.$R8];[.$W8]) = [.$R8]; [.$N$1]; IF(ISNUMBER([.$W8]); [.$S$1]; &quot;NO PRICING&quot;))); &quot;&quot;)" office:value-type="string" office:string-value="Farnell">
            <text:p>Farnell</text:p>
          </table:table-cell>
          <table:table-cell table:style-name="ce34" table:formula="of:=IF([.$A8] &lt;&gt; &quot;&quot;; IF(MIN([.$M8];[.$R8];[.$W8]) = [.$M8]; [.$I8]; IF(MIN([.$M8];[.$R8];[.$W8]) = [.$R8]; [.$N8]; IF(ISNUMBER([.$W8]); [.$S8]; &quot;NO PRICING&quot;))); &quot;&quot;)" office:value-type="float" office:value="9339540">
            <text:p>9339540</text:p>
          </table:table-cell>
          <table:table-cell table:style-name="ce4" table:formula="of:=IF([.$A8] &lt;&gt; &quot;&quot;; IF(MIN([.$M8];[.$R8];[.$W8]) = [.$M8]; [.$L8]; IF(MIN([.$M8];[.$R8];[.$W8]) = [.$R8]; [.$Q8]; IF(ISNUMBER([.$W8]); [.$V8]; &quot;NO PRICING&quot;))); &quot;&quot;)" office:value-type="float" office:value="50">
            <text:p>50</text:p>
          </table:table-cell>
          <table:table-cell table:style-name="ce29" table:formula="of:=IF([.$A8] &lt;&gt; &quot;&quot;; IF(MIN([.$M8];[.$R8];[.$W8]) = [.$M8]; [.$M8]; IF(MIN([.$M8];[.$R8];[.$W8]) = [.$R8]; [.$R8]; IF(ISNUMBER([.$W8]); [.$W8]; &quot;NO PRICING&quot;))); &quot;&quot;)" office:value-type="float" office:value="0.55">
            <text:p>0.55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9])" office:value-type="string" office:string-value="5mm amber/orange/yellow LED">
            <text:p>5mm amber/orange/yellow LED</text:p>
          </table:table-cell>
          <table:table-cell table:style-name="ce4" table:formula="of:=T([source.C9])" office:value-type="string" office:string-value="LED-5MM-AMBER">
            <text:p>LED-5MM-AMBER</text:p>
          </table:table-cell>
          <table:table-cell table:style-name="ce4" table:formula="of:=T([source.D9])" office:value-type="string" office:string-value="5mm amber/orange/yellow LED">
            <text:p>5mm amber/orange/yellow LED</text:p>
          </table:table-cell>
          <table:table-cell table:style-name="ce14" table:formula="of:=T([source.E9])">
            <text:p/>
          </table:table-cell>
          <table:table-cell table:style-name="ce4" table:formula="of:=[source.A9]" office:value-type="float" office:value="39">
            <text:p>39</text:p>
          </table:table-cell>
          <table:table-cell table:style-name="ce4" table:formula="of:=ROUND([.E9]* (1 + extra))" office:value-type="float" office:value="43">
            <text:p>43</text:p>
          </table:table-cell>
          <table:table-cell table:style-name="ce4" table:formula="of:=MAX([.F9];[.E9]+1)" office:value-type="float" office:value="43">
            <text:p>43</text:p>
          </table:table-cell>
          <table:table-cell table:style-name="ce4"/>
          <table:table-cell table:style-name="ce16" table:formula="of:=[source.F9]" office:value-type="float" office:value="1142581">
            <text:p>1142581</text:p>
          </table:table-cell>
          <table:table-cell table:style-name="ce22" table:formula="of:=[source.G9]" office:value-type="float" office:value="0.21">
            <text:p>0.210</text:p>
          </table:table-cell>
          <table:table-cell table:style-name="ce4" table:formula="of:=[source.H9]" office:value-type="float" office:value="1">
            <text:p>1</text:p>
          </table:table-cell>
          <table:table-cell table:style-name="ce4" table:formula="of:=CEILING([.G9];[.K9])" office:value-type="float" office:value="43">
            <text:p>43</text:p>
          </table:table-cell>
          <table:table-cell table:style-name="ce29" table:formula="of:=IF([.L9]*[.J9] &gt; 0; [.L9]*[.J9]; &quot;&quot;)" office:value-type="float" office:value="9.03">
            <text:p>9.03</text:p>
          </table:table-cell>
          <table:table-cell table:style-name="ce16" table:formula="of:=[source.I9]" office:value-type="float" office:value="0">
            <text:p/>
          </table:table-cell>
          <table:table-cell table:style-name="ce22" table:formula="of:=[source.J9]" office:value-type="float" office:value="0">
            <text:p>0.000</text:p>
          </table:table-cell>
          <table:table-cell table:style-name="ce4" table:formula="of:=[source.K9]" office:value-type="float" office:value="0">
            <text:p>0</text:p>
          </table:table-cell>
          <table:table-cell table:style-name="ce4" table:formula="of:=CEILING([.$G9];[.P9])" office:value-type="float" office:value="0">
            <text:p>0</text:p>
          </table:table-cell>
          <table:table-cell table:style-name="ce29" table:formula="of:=IF([.Q9]*[.O9] &gt; 0; [.Q9]*[.O9]; &quot;&quot;)">
            <text:p/>
          </table:table-cell>
          <table:table-cell table:style-name="ce16" table:formula="of:=[source.L9]" office:value-type="string" office:string-value="228-6010">
            <text:p>228-6010</text:p>
          </table:table-cell>
          <table:table-cell table:style-name="ce22" table:formula="of:=[source.M9]" office:value-type="float" office:value="0.042">
            <text:p>0.042</text:p>
          </table:table-cell>
          <table:table-cell table:style-name="ce4" table:formula="of:=[source.N9]" office:value-type="float" office:value="1">
            <text:p>1</text:p>
          </table:table-cell>
          <table:table-cell table:style-name="ce4" table:formula="of:=CEILING([.$G9];[.U9])" office:value-type="float" office:value="43">
            <text:p>43</text:p>
          </table:table-cell>
          <table:table-cell table:style-name="ce29" table:formula="of:=IF([.V9]*[.T9] &gt; 0; [.V9]*[.T9]; &quot;&quot;)" office:value-type="float" office:value="1.806">
            <text:p>1.81</text:p>
          </table:table-cell>
          <table:table-cell table:style-name="ce4" table:formula="of:=IF([.$A9] &lt;&gt; &quot;&quot;; IF(MIN([.$M9];[.$R9];[.$W9]) = [.$M9]; [.$I$1]; IF(MIN([.$M9];[.$R9];[.$W9]) = [.$R9]; [.$N$1]; IF(ISNUMBER([.$W9]); [.$S$1]; &quot;NO PRICING&quot;))); &quot;&quot;)" office:value-type="string" office:string-value="RS Online">
            <text:p>RS Online</text:p>
          </table:table-cell>
          <table:table-cell table:style-name="ce34" table:formula="of:=IF([.$A9] &lt;&gt; &quot;&quot;; IF(MIN([.$M9];[.$R9];[.$W9]) = [.$M9]; [.$I9]; IF(MIN([.$M9];[.$R9];[.$W9]) = [.$R9]; [.$N9]; IF(ISNUMBER([.$W9]); [.$S9]; &quot;NO PRICING&quot;))); &quot;&quot;)" office:value-type="string" office:string-value="228-6010">
            <text:p>228-6010</text:p>
          </table:table-cell>
          <table:table-cell table:style-name="ce4" table:formula="of:=IF([.$A9] &lt;&gt; &quot;&quot;; IF(MIN([.$M9];[.$R9];[.$W9]) = [.$M9]; [.$L9]; IF(MIN([.$M9];[.$R9];[.$W9]) = [.$R9]; [.$Q9]; IF(ISNUMBER([.$W9]); [.$V9]; &quot;NO PRICING&quot;))); &quot;&quot;)" office:value-type="float" office:value="43">
            <text:p>43</text:p>
          </table:table-cell>
          <table:table-cell table:style-name="ce29" table:formula="of:=IF([.$A9] &lt;&gt; &quot;&quot;; IF(MIN([.$M9];[.$R9];[.$W9]) = [.$M9]; [.$M9]; IF(MIN([.$M9];[.$R9];[.$W9]) = [.$R9]; [.$R9]; IF(ISNUMBER([.$W9]); [.$W9]; &quot;NO PRICING&quot;))); &quot;&quot;)" office:value-type="float" office:value="1.806">
            <text:p>1.81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10])" office:value-type="string" office:string-value="5mm green LED">
            <text:p>5mm green LED</text:p>
          </table:table-cell>
          <table:table-cell table:style-name="ce4" table:formula="of:=T([source.C10])" office:value-type="string" office:string-value="LED-5MM-GREEN">
            <text:p>LED-5MM-GREEN</text:p>
          </table:table-cell>
          <table:table-cell table:style-name="ce4" table:formula="of:=T([source.D10])" office:value-type="string" office:string-value="5mm green LED">
            <text:p>5mm green LED</text:p>
          </table:table-cell>
          <table:table-cell table:style-name="ce14" table:formula="of:=T([source.E10])">
            <text:p/>
          </table:table-cell>
          <table:table-cell table:style-name="ce4" table:formula="of:=[source.A10]" office:value-type="float" office:value="34">
            <text:p>34</text:p>
          </table:table-cell>
          <table:table-cell table:style-name="ce4" table:formula="of:=ROUND([.E10]* (1 + extra))" office:value-type="float" office:value="37">
            <text:p>37</text:p>
          </table:table-cell>
          <table:table-cell table:style-name="ce4" table:formula="of:=MAX([.F10];[.E10]+1)" office:value-type="float" office:value="37">
            <text:p>37</text:p>
          </table:table-cell>
          <table:table-cell table:style-name="ce4"/>
          <table:table-cell table:style-name="ce16" table:formula="of:=[source.F10]" office:value-type="float" office:value="1855549">
            <text:p>1855549</text:p>
          </table:table-cell>
          <table:table-cell table:style-name="ce22" table:formula="of:=[source.G10]" office:value-type="float" office:value="0.42">
            <text:p>0.420</text:p>
          </table:table-cell>
          <table:table-cell table:style-name="ce4" table:formula="of:=[source.H10]" office:value-type="float" office:value="1">
            <text:p>1</text:p>
          </table:table-cell>
          <table:table-cell table:style-name="ce4" table:formula="of:=CEILING([.G10];[.K10])" office:value-type="float" office:value="37">
            <text:p>37</text:p>
          </table:table-cell>
          <table:table-cell table:style-name="ce29" table:formula="of:=IF([.L10]*[.J10] &gt; 0; [.L10]*[.J10]; &quot;&quot;)" office:value-type="float" office:value="15.54">
            <text:p>15.54</text:p>
          </table:table-cell>
          <table:table-cell table:style-name="ce16" table:formula="of:=[source.I10]" office:value-type="float" office:value="0">
            <text:p/>
          </table:table-cell>
          <table:table-cell table:style-name="ce22" table:formula="of:=[source.J10]" office:value-type="float" office:value="0">
            <text:p>0.000</text:p>
          </table:table-cell>
          <table:table-cell table:style-name="ce4" table:formula="of:=[source.K10]" office:value-type="float" office:value="0">
            <text:p>0</text:p>
          </table:table-cell>
          <table:table-cell table:style-name="ce4" table:formula="of:=CEILING([.$G10];[.P10])" office:value-type="float" office:value="0">
            <text:p>0</text:p>
          </table:table-cell>
          <table:table-cell table:style-name="ce29" table:formula="of:=IF([.Q10]*[.O10] &gt; 0; [.Q10]*[.O10]; &quot;&quot;)">
            <text:p/>
          </table:table-cell>
          <table:table-cell table:style-name="ce16" table:formula="of:=[source.L10]" office:value-type="string" office:string-value="228-6004">
            <text:p>228-6004</text:p>
          </table:table-cell>
          <table:table-cell table:style-name="ce22" table:formula="of:=[source.M10]" office:value-type="float" office:value="0.042">
            <text:p>0.042</text:p>
          </table:table-cell>
          <table:table-cell table:style-name="ce4" table:formula="of:=[source.N10]" office:value-type="float" office:value="1">
            <text:p>1</text:p>
          </table:table-cell>
          <table:table-cell table:style-name="ce4" table:formula="of:=CEILING([.$G10];[.U10])" office:value-type="float" office:value="37">
            <text:p>37</text:p>
          </table:table-cell>
          <table:table-cell table:style-name="ce29" table:formula="of:=IF([.V10]*[.T10] &gt; 0; [.V10]*[.T10]; &quot;&quot;)" office:value-type="float" office:value="1.554">
            <text:p>1.55</text:p>
          </table:table-cell>
          <table:table-cell table:style-name="ce4" table:formula="of:=IF([.$A10] &lt;&gt; &quot;&quot;; IF(MIN([.$M10];[.$R10];[.$W10]) = [.$M10]; [.$I$1]; IF(MIN([.$M10];[.$R10];[.$W10]) = [.$R10]; [.$N$1]; IF(ISNUMBER([.$W10]); [.$S$1]; &quot;NO PRICING&quot;))); &quot;&quot;)" office:value-type="string" office:string-value="RS Online">
            <text:p>RS Online</text:p>
          </table:table-cell>
          <table:table-cell table:style-name="ce34" table:formula="of:=IF([.$A10] &lt;&gt; &quot;&quot;; IF(MIN([.$M10];[.$R10];[.$W10]) = [.$M10]; [.$I10]; IF(MIN([.$M10];[.$R10];[.$W10]) = [.$R10]; [.$N10]; IF(ISNUMBER([.$W10]); [.$S10]; &quot;NO PRICING&quot;))); &quot;&quot;)" office:value-type="string" office:string-value="228-6004">
            <text:p>228-6004</text:p>
          </table:table-cell>
          <table:table-cell table:style-name="ce4" table:formula="of:=IF([.$A10] &lt;&gt; &quot;&quot;; IF(MIN([.$M10];[.$R10];[.$W10]) = [.$M10]; [.$L10]; IF(MIN([.$M10];[.$R10];[.$W10]) = [.$R10]; [.$Q10]; IF(ISNUMBER([.$W10]); [.$V10]; &quot;NO PRICING&quot;))); &quot;&quot;)" office:value-type="float" office:value="37">
            <text:p>37</text:p>
          </table:table-cell>
          <table:table-cell table:style-name="ce29" table:formula="of:=IF([.$A10] &lt;&gt; &quot;&quot;; IF(MIN([.$M10];[.$R10];[.$W10]) = [.$M10]; [.$M10]; IF(MIN([.$M10];[.$R10];[.$W10]) = [.$R10]; [.$R10]; IF(ISNUMBER([.$W10]); [.$W10]; &quot;NO PRICING&quot;))); &quot;&quot;)" office:value-type="float" office:value="1.554">
            <text:p>1.55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11])" office:value-type="string" office:string-value="1 μF electrolytic capacitor">
            <text:p>1 μF electrolytic capacitor</text:p>
          </table:table-cell>
          <table:table-cell table:style-name="ce4" table:formula="of:=T([source.C11])" office:value-type="string" office:string-value="CPOL-EUE2.5-5">
            <text:p>CPOL-EUE2.5-5</text:p>
          </table:table-cell>
          <table:table-cell table:style-name="ce4" table:formula="of:=T([source.D11])" office:value-type="string" office:string-value="1 μF electrolytic capacitor">
            <text:p>1 μF electrolytic capacitor</text:p>
          </table:table-cell>
          <table:table-cell table:style-name="ce14" table:formula="of:=T([source.E11])" office:value-type="string" office:string-value="Through hole">
            <text:p>Through hole</text:p>
          </table:table-cell>
          <table:table-cell table:style-name="ce4" table:formula="of:=[source.A11]" office:value-type="float" office:value="29">
            <text:p>29</text:p>
          </table:table-cell>
          <table:table-cell table:style-name="ce4" table:formula="of:=ROUND([.E11]* (1 + extra))" office:value-type="float" office:value="32">
            <text:p>32</text:p>
          </table:table-cell>
          <table:table-cell table:style-name="ce4" table:formula="of:=MAX([.F11];[.E11]+1)" office:value-type="float" office:value="32">
            <text:p>32</text:p>
          </table:table-cell>
          <table:table-cell table:style-name="ce4"/>
          <table:table-cell table:style-name="ce16" table:formula="of:=[source.F11]" office:value-type="float" office:value="1236655">
            <text:p>1236655</text:p>
          </table:table-cell>
          <table:table-cell table:style-name="ce22" table:formula="of:=[source.G11]" office:value-type="float" office:value="0.034">
            <text:p>0.034</text:p>
          </table:table-cell>
          <table:table-cell table:style-name="ce4" table:formula="of:=[source.H11]" office:value-type="float" office:value="1">
            <text:p>1</text:p>
          </table:table-cell>
          <table:table-cell table:style-name="ce4" table:formula="of:=CEILING([.G11];[.K11])" office:value-type="float" office:value="32">
            <text:p>32</text:p>
          </table:table-cell>
          <table:table-cell table:style-name="ce29" table:formula="of:=IF([.L11]*[.J11] &gt; 0; [.L11]*[.J11]; &quot;&quot;)" office:value-type="float" office:value="1.088">
            <text:p>1.09</text:p>
          </table:table-cell>
          <table:table-cell table:style-name="ce16" table:formula="of:=[source.I11]" office:value-type="float" office:value="0">
            <text:p/>
          </table:table-cell>
          <table:table-cell table:style-name="ce22" table:formula="of:=[source.J11]" office:value-type="float" office:value="0">
            <text:p>0.000</text:p>
          </table:table-cell>
          <table:table-cell table:style-name="ce4" table:formula="of:=[source.K11]" office:value-type="float" office:value="0">
            <text:p>0</text:p>
          </table:table-cell>
          <table:table-cell table:style-name="ce4" table:formula="of:=CEILING([.$G11];[.P11])" office:value-type="float" office:value="0">
            <text:p>0</text:p>
          </table:table-cell>
          <table:table-cell table:style-name="ce29" table:formula="of:=IF([.Q11]*[.O11] &gt; 0; [.Q11]*[.O11]; &quot;&quot;)">
            <text:p/>
          </table:table-cell>
          <table:table-cell table:style-name="ce16" table:formula="of:=[source.L11]" office:value-type="float" office:value="0">
            <text:p/>
          </table:table-cell>
          <table:table-cell table:style-name="ce22" table:formula="of:=[source.M11]" office:value-type="float" office:value="0">
            <text:p>0.000</text:p>
          </table:table-cell>
          <table:table-cell table:style-name="ce4" table:formula="of:=[source.N11]" office:value-type="float" office:value="0">
            <text:p>0</text:p>
          </table:table-cell>
          <table:table-cell table:style-name="ce4" table:formula="of:=CEILING([.$G11];[.U11])" office:value-type="float" office:value="0">
            <text:p>0</text:p>
          </table:table-cell>
          <table:table-cell table:style-name="ce29" table:formula="of:=IF([.V11]*[.T11] &gt; 0; [.V11]*[.T11]; &quot;&quot;)">
            <text:p/>
          </table:table-cell>
          <table:table-cell table:style-name="ce4" table:formula="of:=IF([.$A11] &lt;&gt; &quot;&quot;; IF(MIN([.$M11];[.$R11];[.$W11]) = [.$M11]; [.$I$1]; IF(MIN([.$M11];[.$R11];[.$W11]) = [.$R11]; [.$N$1]; IF(ISNUMBER([.$W11]); [.$S$1]; &quot;NO PRICING&quot;))); &quot;&quot;)" office:value-type="string" office:string-value="Farnell">
            <text:p>Farnell</text:p>
          </table:table-cell>
          <table:table-cell table:style-name="ce34" table:formula="of:=IF([.$A11] &lt;&gt; &quot;&quot;; IF(MIN([.$M11];[.$R11];[.$W11]) = [.$M11]; [.$I11]; IF(MIN([.$M11];[.$R11];[.$W11]) = [.$R11]; [.$N11]; IF(ISNUMBER([.$W11]); [.$S11]; &quot;NO PRICING&quot;))); &quot;&quot;)" office:value-type="float" office:value="1236655">
            <text:p>1236655</text:p>
          </table:table-cell>
          <table:table-cell table:style-name="ce4" table:formula="of:=IF([.$A11] &lt;&gt; &quot;&quot;; IF(MIN([.$M11];[.$R11];[.$W11]) = [.$M11]; [.$L11]; IF(MIN([.$M11];[.$R11];[.$W11]) = [.$R11]; [.$Q11]; IF(ISNUMBER([.$W11]); [.$V11]; &quot;NO PRICING&quot;))); &quot;&quot;)" office:value-type="float" office:value="32">
            <text:p>32</text:p>
          </table:table-cell>
          <table:table-cell table:style-name="ce29" table:formula="of:=IF([.$A11] &lt;&gt; &quot;&quot;; IF(MIN([.$M11];[.$R11];[.$W11]) = [.$M11]; [.$M11]; IF(MIN([.$M11];[.$R11];[.$W11]) = [.$R11]; [.$R11]; IF(ISNUMBER([.$W11]); [.$W11]; &quot;NO PRICING&quot;))); &quot;&quot;)" office:value-type="float" office:value="1.088">
            <text:p>1.09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12])" office:value-type="string" office:string-value="8x1 pin 2.54mm centre header">
            <text:p>8x1 pin 2.54mm centre header</text:p>
          </table:table-cell>
          <table:table-cell table:style-name="ce4" table:formula="of:=T([source.C12])" office:value-type="string" office:string-value="22-23-2081">
            <text:p>22-23-2081</text:p>
          </table:table-cell>
          <table:table-cell table:style-name="ce4" table:formula="of:=T([source.D12])" office:value-type="string" office:string-value="8x1 pin 2.54mm centre header">
            <text:p>8x1 pin 2.54mm centre header</text:p>
          </table:table-cell>
          <table:table-cell table:style-name="ce14" table:formula="of:=T([source.E12])" office:value-type="string" office:string-value="Molex KK® series header">
            <text:p>Molex KK® series header</text:p>
          </table:table-cell>
          <table:table-cell table:style-name="ce4" table:formula="of:=[source.A12]" office:value-type="float" office:value="22">
            <text:p>22</text:p>
          </table:table-cell>
          <table:table-cell table:style-name="ce4" table:formula="of:=ROUND([.E12]* (1 + extra))" office:value-type="float" office:value="24">
            <text:p>24</text:p>
          </table:table-cell>
          <table:table-cell table:style-name="ce4" table:formula="of:=MAX([.F12];[.E12]+1)" office:value-type="float" office:value="24">
            <text:p>24</text:p>
          </table:table-cell>
          <table:table-cell table:style-name="ce4"/>
          <table:table-cell table:style-name="ce16" table:formula="of:=[source.F12]" office:value-type="float" office:value="0">
            <text:p/>
          </table:table-cell>
          <table:table-cell table:style-name="ce22" table:formula="of:=[source.G12]" office:value-type="float" office:value="0">
            <text:p>0.000</text:p>
          </table:table-cell>
          <table:table-cell table:style-name="ce4" table:formula="of:=[source.H12]" office:value-type="float" office:value="0">
            <text:p>0</text:p>
          </table:table-cell>
          <table:table-cell table:style-name="ce4" table:formula="of:=CEILING([.G12];[.K12])" office:value-type="float" office:value="0">
            <text:p>0</text:p>
          </table:table-cell>
          <table:table-cell table:style-name="ce29" table:formula="of:=IF([.L12]*[.J12] &gt; 0; [.L12]*[.J12]; &quot;&quot;)">
            <text:p/>
          </table:table-cell>
          <table:table-cell table:style-name="ce16" table:formula="of:=[source.I12]" office:value-type="float" office:value="0">
            <text:p/>
          </table:table-cell>
          <table:table-cell table:style-name="ce22" table:formula="of:=[source.J12]" office:value-type="float" office:value="0">
            <text:p>0.000</text:p>
          </table:table-cell>
          <table:table-cell table:style-name="ce4" table:formula="of:=[source.K12]" office:value-type="float" office:value="0">
            <text:p>0</text:p>
          </table:table-cell>
          <table:table-cell table:style-name="ce4" table:formula="of:=CEILING([.$G12];[.P12])" office:value-type="float" office:value="0">
            <text:p>0</text:p>
          </table:table-cell>
          <table:table-cell table:style-name="ce29" table:formula="of:=IF([.Q12]*[.O12] &gt; 0; [.Q12]*[.O12]; &quot;&quot;)">
            <text:p/>
          </table:table-cell>
          <table:table-cell table:style-name="ce16" table:formula="of:=[source.L12]" office:value-type="float" office:value="0">
            <text:p/>
          </table:table-cell>
          <table:table-cell table:style-name="ce22" table:formula="of:=[source.M12]" office:value-type="float" office:value="0">
            <text:p>0.000</text:p>
          </table:table-cell>
          <table:table-cell table:style-name="ce4" table:formula="of:=[source.N12]" office:value-type="float" office:value="0">
            <text:p>0</text:p>
          </table:table-cell>
          <table:table-cell table:style-name="ce4" table:formula="of:=CEILING([.$G12];[.U12])" office:value-type="float" office:value="0">
            <text:p>0</text:p>
          </table:table-cell>
          <table:table-cell table:style-name="ce29" table:formula="of:=IF([.V12]*[.T12] &gt; 0; [.V12]*[.T12]; &quot;&quot;)">
            <text:p/>
          </table:table-cell>
          <table:table-cell table:style-name="ce4" table:formula="of:=IF([.$A12] &lt;&gt; &quot;&quot;; IF(MIN([.$M12];[.$R12];[.$W12]) = [.$M12]; [.$I$1]; IF(MIN([.$M12];[.$R12];[.$W12]) = [.$R12]; [.$N$1]; IF(ISNUMBER([.$W12]); [.$S$1]; &quot;NO PRICING&quot;))); &quot;&quot;)" office:value-type="string" office:string-value="NO PRICING">
            <text:p>NO PRICING</text:p>
          </table:table-cell>
          <table:table-cell table:style-name="ce34" table:formula="of:=IF([.$A12] &lt;&gt; &quot;&quot;; IF(MIN([.$M12];[.$R12];[.$W12]) = [.$M12]; [.$I12]; IF(MIN([.$M12];[.$R12];[.$W12]) = [.$R12]; [.$N12]; IF(ISNUMBER([.$W12]); [.$S12]; &quot;NO PRICING&quot;))); &quot;&quot;)" office:value-type="string" office:string-value="NO PRICING">
            <text:p>NO PRICING</text:p>
          </table:table-cell>
          <table:table-cell table:style-name="ce4" table:formula="of:=IF([.$A12] &lt;&gt; &quot;&quot;; IF(MIN([.$M12];[.$R12];[.$W12]) = [.$M12]; [.$L12]; IF(MIN([.$M12];[.$R12];[.$W12]) = [.$R12]; [.$Q12]; IF(ISNUMBER([.$W12]); [.$V12]; &quot;NO PRICING&quot;))); &quot;&quot;)" office:value-type="string" office:string-value="NO PRICING">
            <text:p>NO PRICING</text:p>
          </table:table-cell>
          <table:table-cell table:style-name="ce29" table:formula="of:=IF([.$A12] &lt;&gt; &quot;&quot;; IF(MIN([.$M12];[.$R12];[.$W12]) = [.$M12]; [.$M12]; IF(MIN([.$M12];[.$R12];[.$W12]) = [.$R12]; [.$R12]; IF(ISNUMBER([.$W12]); [.$W12]; &quot;NO PRICING&quot;))); &quot;&quot;)" office:value-type="string" office:string-value="NO PRICING">
            <text:p>NO PRICING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13])" office:value-type="string" office:string-value="74HC138N 3-to-8 line Decoder">
            <text:p>74HC138N 3-to-8 line Decoder</text:p>
          </table:table-cell>
          <table:table-cell table:style-name="ce4" table:formula="of:=T([source.C13])" office:value-type="string" office:string-value="74HC138N">
            <text:p>74HC138N</text:p>
          </table:table-cell>
          <table:table-cell table:style-name="ce4" table:formula="of:=T([source.D13])" office:value-type="string" office:string-value="74HC138N 3-to-8 line Decoder">
            <text:p>74HC138N 3-to-8 line Decoder</text:p>
          </table:table-cell>
          <table:table-cell table:style-name="ce14" table:formula="of:=T([source.E13])">
            <text:p/>
          </table:table-cell>
          <table:table-cell table:style-name="ce4" table:formula="of:=[source.A13]" office:value-type="float" office:value="22">
            <text:p>22</text:p>
          </table:table-cell>
          <table:table-cell table:style-name="ce4" table:formula="of:=ROUND([.E13]* (1 + extra))" office:value-type="float" office:value="24">
            <text:p>24</text:p>
          </table:table-cell>
          <table:table-cell table:style-name="ce4" table:formula="of:=MAX([.F13];[.E13]+1)" office:value-type="float" office:value="24">
            <text:p>24</text:p>
          </table:table-cell>
          <table:table-cell table:style-name="ce4"/>
          <table:table-cell table:style-name="ce16" table:formula="of:=[source.F13]" office:value-type="float" office:value="1826779">
            <text:p>1826779</text:p>
          </table:table-cell>
          <table:table-cell table:style-name="ce22" table:formula="of:=[source.G13]" office:value-type="float" office:value="0.29">
            <text:p>0.290</text:p>
          </table:table-cell>
          <table:table-cell table:style-name="ce4" table:formula="of:=[source.H13]" office:value-type="float" office:value="1">
            <text:p>1</text:p>
          </table:table-cell>
          <table:table-cell table:style-name="ce4" table:formula="of:=CEILING([.G13];[.K13])" office:value-type="float" office:value="24">
            <text:p>24</text:p>
          </table:table-cell>
          <table:table-cell table:style-name="ce29" table:formula="of:=IF([.L13]*[.J13] &gt; 0; [.L13]*[.J13]; &quot;&quot;)" office:value-type="float" office:value="6.96">
            <text:p>6.96</text:p>
          </table:table-cell>
          <table:table-cell table:style-name="ce16" table:formula="of:=[source.I13]" office:value-type="float" office:value="1318508">
            <text:p>1318508</text:p>
          </table:table-cell>
          <table:table-cell table:style-name="ce22" table:formula="of:=[source.J13]" office:value-type="float" office:value="0.172">
            <text:p>0.172</text:p>
          </table:table-cell>
          <table:table-cell table:style-name="ce4" table:formula="of:=[source.K13]" office:value-type="float" office:value="10">
            <text:p>10</text:p>
          </table:table-cell>
          <table:table-cell table:style-name="ce4" table:formula="of:=CEILING([.$G13];[.P13])" office:value-type="float" office:value="30">
            <text:p>30</text:p>
          </table:table-cell>
          <table:table-cell table:style-name="ce29" table:formula="of:=IF([.Q13]*[.O13] &gt; 0; [.Q13]*[.O13]; &quot;&quot;)" office:value-type="float" office:value="5.16">
            <text:p>5.16</text:p>
          </table:table-cell>
          <table:table-cell table:style-name="ce16" table:formula="of:=[source.L13]" office:value-type="string" office:string-value="663-0036">
            <text:p>663-0036</text:p>
          </table:table-cell>
          <table:table-cell table:style-name="ce22" table:formula="of:=[source.M13]" office:value-type="float" office:value="0.267">
            <text:p>0.267</text:p>
          </table:table-cell>
          <table:table-cell table:style-name="ce4" table:formula="of:=[source.N13]" office:value-type="float" office:value="10">
            <text:p>10</text:p>
          </table:table-cell>
          <table:table-cell table:style-name="ce4" table:formula="of:=CEILING([.$G13];[.U13])" office:value-type="float" office:value="30">
            <text:p>30</text:p>
          </table:table-cell>
          <table:table-cell table:style-name="ce29" table:formula="of:=IF([.V13]*[.T13] &gt; 0; [.V13]*[.T13]; &quot;&quot;)" office:value-type="float" office:value="8.01">
            <text:p>8.01</text:p>
          </table:table-cell>
          <table:table-cell table:style-name="ce4" table:formula="of:=IF([.$A13] &lt;&gt; &quot;&quot;; IF(MIN([.$M13];[.$R13];[.$W13]) = [.$M13]; [.$I$1]; IF(MIN([.$M13];[.$R13];[.$W13]) = [.$R13]; [.$N$1]; IF(ISNUMBER([.$W13]); [.$S$1]; &quot;NO PRICING&quot;))); &quot;&quot;)" office:value-type="string" office:string-value="Farnell US">
            <text:p>Farnell US</text:p>
          </table:table-cell>
          <table:table-cell table:style-name="ce34" table:formula="of:=IF([.$A13] &lt;&gt; &quot;&quot;; IF(MIN([.$M13];[.$R13];[.$W13]) = [.$M13]; [.$I13]; IF(MIN([.$M13];[.$R13];[.$W13]) = [.$R13]; [.$N13]; IF(ISNUMBER([.$W13]); [.$S13]; &quot;NO PRICING&quot;))); &quot;&quot;)" office:value-type="float" office:value="1318508">
            <text:p>1318508</text:p>
          </table:table-cell>
          <table:table-cell table:style-name="ce4" table:formula="of:=IF([.$A13] &lt;&gt; &quot;&quot;; IF(MIN([.$M13];[.$R13];[.$W13]) = [.$M13]; [.$L13]; IF(MIN([.$M13];[.$R13];[.$W13]) = [.$R13]; [.$Q13]; IF(ISNUMBER([.$W13]); [.$V13]; &quot;NO PRICING&quot;))); &quot;&quot;)" office:value-type="float" office:value="30">
            <text:p>30</text:p>
          </table:table-cell>
          <table:table-cell table:style-name="ce29" table:formula="of:=IF([.$A13] &lt;&gt; &quot;&quot;; IF(MIN([.$M13];[.$R13];[.$W13]) = [.$M13]; [.$M13]; IF(MIN([.$M13];[.$R13];[.$W13]) = [.$R13]; [.$R13]; IF(ISNUMBER([.$W13]); [.$W13]; &quot;NO PRICING&quot;))); &quot;&quot;)" office:value-type="float" office:value="5.16">
            <text:p>5.16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14])" office:value-type="string" office:string-value="On-On toggle switch">
            <text:p>On-On toggle switch</text:p>
          </table:table-cell>
          <table:table-cell table:style-name="ce4" table:formula="of:=T([source.C14])" office:value-type="string" office:string-value="TL36PO">
            <text:p>TL36PO</text:p>
          </table:table-cell>
          <table:table-cell table:style-name="ce4" table:formula="of:=T([source.D14])" office:value-type="string" office:string-value="On-On toggle switch">
            <text:p>On-On toggle switch</text:p>
          </table:table-cell>
          <table:table-cell table:style-name="ce14" table:formula="of:=T([source.E14])" office:value-type="string" office:string-value="Switch body and separate black/red actuators">
            <text:p>Switch body and separate black/red actuators</text:p>
          </table:table-cell>
          <table:table-cell table:style-name="ce4" table:formula="of:=[source.A14]" office:value-type="float" office:value="20">
            <text:p>20</text:p>
          </table:table-cell>
          <table:table-cell table:style-name="ce4" table:formula="of:=ROUND([.E14]* (1 + extra))" office:value-type="float" office:value="22">
            <text:p>22</text:p>
          </table:table-cell>
          <table:table-cell table:style-name="ce4" table:formula="of:=MAX([.F14];[.E14]+1)" office:value-type="float" office:value="22">
            <text:p>22</text:p>
          </table:table-cell>
          <table:table-cell table:style-name="ce4"/>
          <table:table-cell table:style-name="ce16" table:formula="of:=[source.F14]" office:value-type="float" office:value="0">
            <text:p/>
          </table:table-cell>
          <table:table-cell table:style-name="ce22" table:formula="of:=[source.G14]" office:value-type="float" office:value="0">
            <text:p>0.000</text:p>
          </table:table-cell>
          <table:table-cell table:style-name="ce4" table:formula="of:=[source.H14]" office:value-type="float" office:value="0">
            <text:p>0</text:p>
          </table:table-cell>
          <table:table-cell table:style-name="ce4" table:formula="of:=CEILING([.G14];[.K14])" office:value-type="float" office:value="0">
            <text:p>0</text:p>
          </table:table-cell>
          <table:table-cell table:style-name="ce29" table:formula="of:=IF([.L14]*[.J14] &gt; 0; [.L14]*[.J14]; &quot;&quot;)">
            <text:p/>
          </table:table-cell>
          <table:table-cell table:style-name="ce16" table:formula="of:=[source.I14]" office:value-type="float" office:value="0">
            <text:p/>
          </table:table-cell>
          <table:table-cell table:style-name="ce22" table:formula="of:=[source.J14]" office:value-type="float" office:value="0">
            <text:p>0.000</text:p>
          </table:table-cell>
          <table:table-cell table:style-name="ce4" table:formula="of:=[source.K14]" office:value-type="float" office:value="0">
            <text:p>0</text:p>
          </table:table-cell>
          <table:table-cell table:style-name="ce4" table:formula="of:=CEILING([.$G14];[.P14])" office:value-type="float" office:value="0">
            <text:p>0</text:p>
          </table:table-cell>
          <table:table-cell table:style-name="ce29" table:formula="of:=IF([.Q14]*[.O14] &gt; 0; [.Q14]*[.O14]; &quot;&quot;)">
            <text:p/>
          </table:table-cell>
          <table:table-cell table:style-name="ce16" table:formula="of:=[source.L14]" office:value-type="float" office:value="0">
            <text:p/>
          </table:table-cell>
          <table:table-cell table:style-name="ce22" table:formula="of:=[source.M14]" office:value-type="float" office:value="0">
            <text:p>0.000</text:p>
          </table:table-cell>
          <table:table-cell table:style-name="ce4" table:formula="of:=[source.N14]" office:value-type="float" office:value="0">
            <text:p>0</text:p>
          </table:table-cell>
          <table:table-cell table:style-name="ce4" table:formula="of:=CEILING([.$G14];[.U14])" office:value-type="float" office:value="0">
            <text:p>0</text:p>
          </table:table-cell>
          <table:table-cell table:style-name="ce29" table:formula="of:=IF([.V14]*[.T14] &gt; 0; [.V14]*[.T14]; &quot;&quot;)">
            <text:p/>
          </table:table-cell>
          <table:table-cell table:style-name="ce4" table:formula="of:=IF([.$A14] &lt;&gt; &quot;&quot;; IF(MIN([.$M14];[.$R14];[.$W14]) = [.$M14]; [.$I$1]; IF(MIN([.$M14];[.$R14];[.$W14]) = [.$R14]; [.$N$1]; IF(ISNUMBER([.$W14]); [.$S$1]; &quot;NO PRICING&quot;))); &quot;&quot;)" office:value-type="string" office:string-value="NO PRICING">
            <text:p>NO PRICING</text:p>
          </table:table-cell>
          <table:table-cell table:style-name="ce34" table:formula="of:=IF([.$A14] &lt;&gt; &quot;&quot;; IF(MIN([.$M14];[.$R14];[.$W14]) = [.$M14]; [.$I14]; IF(MIN([.$M14];[.$R14];[.$W14]) = [.$R14]; [.$N14]; IF(ISNUMBER([.$W14]); [.$S14]; &quot;NO PRICING&quot;))); &quot;&quot;)" office:value-type="string" office:string-value="NO PRICING">
            <text:p>NO PRICING</text:p>
          </table:table-cell>
          <table:table-cell table:style-name="ce4" table:formula="of:=IF([.$A14] &lt;&gt; &quot;&quot;; IF(MIN([.$M14];[.$R14];[.$W14]) = [.$M14]; [.$L14]; IF(MIN([.$M14];[.$R14];[.$W14]) = [.$R14]; [.$Q14]; IF(ISNUMBER([.$W14]); [.$V14]; &quot;NO PRICING&quot;))); &quot;&quot;)" office:value-type="string" office:string-value="NO PRICING">
            <text:p>NO PRICING</text:p>
          </table:table-cell>
          <table:table-cell table:style-name="ce29" table:formula="of:=IF([.$A14] &lt;&gt; &quot;&quot;; IF(MIN([.$M14];[.$R14];[.$W14]) = [.$M14]; [.$M14]; IF(MIN([.$M14];[.$R14];[.$W14]) = [.$R14]; [.$R14]; IF(ISNUMBER([.$W14]); [.$W14]; &quot;NO PRICING&quot;))); &quot;&quot;)" office:value-type="string" office:string-value="NO PRICING">
            <text:p>NO PRICING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15])" office:value-type="string" office:string-value="8×4.7kΩ resistor network">
            <text:p>8×4.7kΩ resistor network</text:p>
          </table:table-cell>
          <table:table-cell table:style-name="ce4" table:formula="of:=T([source.C15])" office:value-type="string" office:string-value="G08R">
            <text:p>G08R</text:p>
          </table:table-cell>
          <table:table-cell table:style-name="ce4" table:formula="of:=T([source.D15])" office:value-type="string" office:string-value="8×4.7kΩ resistor network">
            <text:p>8×4.7kΩ resistor network</text:p>
          </table:table-cell>
          <table:table-cell table:style-name="ce14" table:formula="of:=T([source.E15])">
            <text:p/>
          </table:table-cell>
          <table:table-cell table:style-name="ce4" table:formula="of:=[source.A15]" office:value-type="float" office:value="17">
            <text:p>17</text:p>
          </table:table-cell>
          <table:table-cell table:style-name="ce4" table:formula="of:=ROUND([.E15]* (1 + extra))" office:value-type="float" office:value="19">
            <text:p>19</text:p>
          </table:table-cell>
          <table:table-cell table:style-name="ce4" table:formula="of:=MAX([.F15];[.E15]+1)" office:value-type="float" office:value="19">
            <text:p>19</text:p>
          </table:table-cell>
          <table:table-cell table:style-name="ce4"/>
          <table:table-cell table:style-name="ce16" table:formula="of:=[source.F15]" office:value-type="float" office:value="0">
            <text:p/>
          </table:table-cell>
          <table:table-cell table:style-name="ce22" table:formula="of:=[source.G15]" office:value-type="float" office:value="0">
            <text:p>0.000</text:p>
          </table:table-cell>
          <table:table-cell table:style-name="ce4" table:formula="of:=[source.H15]" office:value-type="float" office:value="0">
            <text:p>0</text:p>
          </table:table-cell>
          <table:table-cell table:style-name="ce4" table:formula="of:=CEILING([.G15];[.K15])" office:value-type="float" office:value="0">
            <text:p>0</text:p>
          </table:table-cell>
          <table:table-cell table:style-name="ce29" table:formula="of:=IF([.L15]*[.J15] &gt; 0; [.L15]*[.J15]; &quot;&quot;)">
            <text:p/>
          </table:table-cell>
          <table:table-cell table:style-name="ce16" table:formula="of:=[source.I15]" office:value-type="float" office:value="1602072">
            <text:p>1602072</text:p>
          </table:table-cell>
          <table:table-cell table:style-name="ce22" table:formula="of:=[source.J15]" office:value-type="float" office:value="0.036">
            <text:p>0.036</text:p>
          </table:table-cell>
          <table:table-cell table:style-name="ce4" table:formula="of:=[source.K15]" office:value-type="float" office:value="10">
            <text:p>10</text:p>
          </table:table-cell>
          <table:table-cell table:style-name="ce4" table:formula="of:=CEILING([.$G15];[.P15])" office:value-type="float" office:value="20">
            <text:p>20</text:p>
          </table:table-cell>
          <table:table-cell table:style-name="ce29" table:formula="of:=IF([.Q15]*[.O15] &gt; 0; [.Q15]*[.O15]; &quot;&quot;)" office:value-type="float" office:value="0.72">
            <text:p>0.72</text:p>
          </table:table-cell>
          <table:table-cell table:style-name="ce16" table:formula="of:=[source.L15]" office:value-type="string" office:string-value="522-4289">
            <text:p>522-4289</text:p>
          </table:table-cell>
          <table:table-cell table:style-name="ce22" table:formula="of:=[source.M15]" office:value-type="float" office:value="0.31">
            <text:p>0.310</text:p>
          </table:table-cell>
          <table:table-cell table:style-name="ce4" table:formula="of:=[source.N15]" office:value-type="float" office:value="25">
            <text:p>25</text:p>
          </table:table-cell>
          <table:table-cell table:style-name="ce4" table:formula="of:=CEILING([.$G15];[.U15])" office:value-type="float" office:value="25">
            <text:p>25</text:p>
          </table:table-cell>
          <table:table-cell table:style-name="ce29" table:formula="of:=IF([.V15]*[.T15] &gt; 0; [.V15]*[.T15]; &quot;&quot;)" office:value-type="float" office:value="7.75">
            <text:p>7.75</text:p>
          </table:table-cell>
          <table:table-cell table:style-name="ce4" table:formula="of:=IF([.$A15] &lt;&gt; &quot;&quot;; IF(MIN([.$M15];[.$R15];[.$W15]) = [.$M15]; [.$I$1]; IF(MIN([.$M15];[.$R15];[.$W15]) = [.$R15]; [.$N$1]; IF(ISNUMBER([.$W15]); [.$S$1]; &quot;NO PRICING&quot;))); &quot;&quot;)" office:value-type="string" office:string-value="Farnell US">
            <text:p>Farnell US</text:p>
          </table:table-cell>
          <table:table-cell table:style-name="ce34" table:formula="of:=IF([.$A15] &lt;&gt; &quot;&quot;; IF(MIN([.$M15];[.$R15];[.$W15]) = [.$M15]; [.$I15]; IF(MIN([.$M15];[.$R15];[.$W15]) = [.$R15]; [.$N15]; IF(ISNUMBER([.$W15]); [.$S15]; &quot;NO PRICING&quot;))); &quot;&quot;)" office:value-type="float" office:value="1602072">
            <text:p>1602072</text:p>
          </table:table-cell>
          <table:table-cell table:style-name="ce4" table:formula="of:=IF([.$A15] &lt;&gt; &quot;&quot;; IF(MIN([.$M15];[.$R15];[.$W15]) = [.$M15]; [.$L15]; IF(MIN([.$M15];[.$R15];[.$W15]) = [.$R15]; [.$Q15]; IF(ISNUMBER([.$W15]); [.$V15]; &quot;NO PRICING&quot;))); &quot;&quot;)" office:value-type="float" office:value="20">
            <text:p>20</text:p>
          </table:table-cell>
          <table:table-cell table:style-name="ce29" table:formula="of:=IF([.$A15] &lt;&gt; &quot;&quot;; IF(MIN([.$M15];[.$R15];[.$W15]) = [.$M15]; [.$M15]; IF(MIN([.$M15];[.$R15];[.$W15]) = [.$R15]; [.$R15]; IF(ISNUMBER([.$W15]); [.$W15]; &quot;NO PRICING&quot;))); &quot;&quot;)" office:value-type="float" office:value="0.72">
            <text:p>0.72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16])" office:value-type="string" office:string-value="1μF electrolytic capacitor">
            <text:p>1μF electrolytic capacitor</text:p>
          </table:table-cell>
          <table:table-cell table:style-name="ce4" table:formula="of:=T([source.C16])" office:value-type="string" office:string-value="CPOL-EUE1.8-4">
            <text:p>CPOL-EUE1.8-4</text:p>
          </table:table-cell>
          <table:table-cell table:style-name="ce4" table:formula="of:=T([source.D16])" office:value-type="string" office:string-value="1μF electrolytic capacitor">
            <text:p>1μF electrolytic capacitor</text:p>
          </table:table-cell>
          <table:table-cell table:style-name="ce14" table:formula="of:=T([source.E16])">
            <text:p/>
          </table:table-cell>
          <table:table-cell table:style-name="ce4" table:formula="of:=[source.A16]" office:value-type="float" office:value="16">
            <text:p>16</text:p>
          </table:table-cell>
          <table:table-cell table:style-name="ce4" table:formula="of:=ROUND([.E16]* (1 + extra))" office:value-type="float" office:value="18">
            <text:p>18</text:p>
          </table:table-cell>
          <table:table-cell table:style-name="ce4" table:formula="of:=MAX([.F16];[.E16]+1)" office:value-type="float" office:value="18">
            <text:p>18</text:p>
          </table:table-cell>
          <table:table-cell table:style-name="ce4"/>
          <table:table-cell table:style-name="ce16" table:formula="of:=[source.F16]" office:value-type="float" office:value="1236655">
            <text:p>1236655</text:p>
          </table:table-cell>
          <table:table-cell table:style-name="ce22" table:formula="of:=[source.G16]" office:value-type="float" office:value="0.034">
            <text:p>0.034</text:p>
          </table:table-cell>
          <table:table-cell table:style-name="ce4" table:formula="of:=[source.H16]" office:value-type="float" office:value="1">
            <text:p>1</text:p>
          </table:table-cell>
          <table:table-cell table:style-name="ce4" table:formula="of:=CEILING([.G16];[.K16])" office:value-type="float" office:value="18">
            <text:p>18</text:p>
          </table:table-cell>
          <table:table-cell table:style-name="ce29" table:formula="of:=IF([.L16]*[.J16] &gt; 0; [.L16]*[.J16]; &quot;&quot;)" office:value-type="float" office:value="0.612">
            <text:p>0.61</text:p>
          </table:table-cell>
          <table:table-cell table:style-name="ce16" table:formula="of:=[source.I16]" office:value-type="float" office:value="0">
            <text:p/>
          </table:table-cell>
          <table:table-cell table:style-name="ce22" table:formula="of:=[source.J16]" office:value-type="float" office:value="0">
            <text:p>0.000</text:p>
          </table:table-cell>
          <table:table-cell table:style-name="ce4" table:formula="of:=[source.K16]" office:value-type="float" office:value="0">
            <text:p>0</text:p>
          </table:table-cell>
          <table:table-cell table:style-name="ce4" table:formula="of:=CEILING([.$G16];[.P16])" office:value-type="float" office:value="0">
            <text:p>0</text:p>
          </table:table-cell>
          <table:table-cell table:style-name="ce29" table:formula="of:=IF([.Q16]*[.O16] &gt; 0; [.Q16]*[.O16]; &quot;&quot;)">
            <text:p/>
          </table:table-cell>
          <table:table-cell table:style-name="ce16" table:formula="of:=[source.L16]" office:value-type="float" office:value="0">
            <text:p/>
          </table:table-cell>
          <table:table-cell table:style-name="ce22" table:formula="of:=[source.M16]" office:value-type="float" office:value="0">
            <text:p>0.000</text:p>
          </table:table-cell>
          <table:table-cell table:style-name="ce4" table:formula="of:=[source.N16]" office:value-type="float" office:value="0">
            <text:p>0</text:p>
          </table:table-cell>
          <table:table-cell table:style-name="ce4" table:formula="of:=CEILING([.$G16];[.U16])" office:value-type="float" office:value="0">
            <text:p>0</text:p>
          </table:table-cell>
          <table:table-cell table:style-name="ce29" table:formula="of:=IF([.V16]*[.T16] &gt; 0; [.V16]*[.T16]; &quot;&quot;)">
            <text:p/>
          </table:table-cell>
          <table:table-cell table:style-name="ce4" table:formula="of:=IF([.$A16] &lt;&gt; &quot;&quot;; IF(MIN([.$M16];[.$R16];[.$W16]) = [.$M16]; [.$I$1]; IF(MIN([.$M16];[.$R16];[.$W16]) = [.$R16]; [.$N$1]; IF(ISNUMBER([.$W16]); [.$S$1]; &quot;NO PRICING&quot;))); &quot;&quot;)" office:value-type="string" office:string-value="Farnell">
            <text:p>Farnell</text:p>
          </table:table-cell>
          <table:table-cell table:style-name="ce34" table:formula="of:=IF([.$A16] &lt;&gt; &quot;&quot;; IF(MIN([.$M16];[.$R16];[.$W16]) = [.$M16]; [.$I16]; IF(MIN([.$M16];[.$R16];[.$W16]) = [.$R16]; [.$N16]; IF(ISNUMBER([.$W16]); [.$S16]; &quot;NO PRICING&quot;))); &quot;&quot;)" office:value-type="float" office:value="1236655">
            <text:p>1236655</text:p>
          </table:table-cell>
          <table:table-cell table:style-name="ce4" table:formula="of:=IF([.$A16] &lt;&gt; &quot;&quot;; IF(MIN([.$M16];[.$R16];[.$W16]) = [.$M16]; [.$L16]; IF(MIN([.$M16];[.$R16];[.$W16]) = [.$R16]; [.$Q16]; IF(ISNUMBER([.$W16]); [.$V16]; &quot;NO PRICING&quot;))); &quot;&quot;)" office:value-type="float" office:value="18">
            <text:p>18</text:p>
          </table:table-cell>
          <table:table-cell table:style-name="ce29" table:formula="of:=IF([.$A16] &lt;&gt; &quot;&quot;; IF(MIN([.$M16];[.$R16];[.$W16]) = [.$M16]; [.$M16]; IF(MIN([.$M16];[.$R16];[.$W16]) = [.$R16]; [.$R16]; IF(ISNUMBER([.$W16]); [.$W16]; &quot;NO PRICING&quot;))); &quot;&quot;)" office:value-type="float" office:value="0.612">
            <text:p>0.61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18])" office:value-type="string" office:string-value="74HC574 8-bit D Flip Flop bus driver">
            <text:p>74HC574 8-bit D Flip Flop bus driver</text:p>
          </table:table-cell>
          <table:table-cell table:style-name="ce4" table:formula="of:=T([source.C18])" office:value-type="string" office:string-value="74HC574N">
            <text:p>74HC574N</text:p>
          </table:table-cell>
          <table:table-cell table:style-name="ce4" table:formula="of:=T([source.D18])" office:value-type="string" office:string-value="74HC574 8-bit D Flip Flop bus driver">
            <text:p>74HC574 8-bit D Flip Flop bus driver</text:p>
          </table:table-cell>
          <table:table-cell table:style-name="ce14" table:formula="of:=T([source.E18])">
            <text:p/>
          </table:table-cell>
          <table:table-cell table:style-name="ce4" table:formula="of:=[source.A18]" office:value-type="float" office:value="15">
            <text:p>15</text:p>
          </table:table-cell>
          <table:table-cell table:style-name="ce4" table:formula="of:=ROUND([.E17]* (1 + extra))" office:value-type="float" office:value="17">
            <text:p>17</text:p>
          </table:table-cell>
          <table:table-cell table:style-name="ce4" table:formula="of:=MAX([.F17];[.E17]+1)" office:value-type="float" office:value="17">
            <text:p>17</text:p>
          </table:table-cell>
          <table:table-cell table:style-name="ce4"/>
          <table:table-cell table:style-name="ce16" table:formula="of:=[source.F18]" office:value-type="float" office:value="380830">
            <text:p>380830</text:p>
          </table:table-cell>
          <table:table-cell table:style-name="ce22" table:formula="of:=[source.G18]" office:value-type="float" office:value="0.42">
            <text:p>0.420</text:p>
          </table:table-cell>
          <table:table-cell table:style-name="ce4" table:formula="of:=[source.H18]" office:value-type="float" office:value="10">
            <text:p>10</text:p>
          </table:table-cell>
          <table:table-cell table:style-name="ce4" table:formula="of:=CEILING([.G17];[.K17])" office:value-type="float" office:value="20">
            <text:p>20</text:p>
          </table:table-cell>
          <table:table-cell table:style-name="ce29" table:formula="of:=IF([.L17]*[.J17] &gt; 0; [.L17]*[.J17]; &quot;&quot;)" office:value-type="float" office:value="8.4">
            <text:p>8.40</text:p>
          </table:table-cell>
          <table:table-cell table:style-name="ce16" table:formula="of:=[source.I18]" office:value-type="float" office:value="0">
            <text:p/>
          </table:table-cell>
          <table:table-cell table:style-name="ce22" table:formula="of:=[source.J18]" office:value-type="float" office:value="0">
            <text:p>0.000</text:p>
          </table:table-cell>
          <table:table-cell table:style-name="ce4" table:formula="of:=[source.K18]" office:value-type="float" office:value="0">
            <text:p>0</text:p>
          </table:table-cell>
          <table:table-cell table:style-name="ce4" table:formula="of:=CEILING([.$G17];[.P17])" office:value-type="float" office:value="0">
            <text:p>0</text:p>
          </table:table-cell>
          <table:table-cell table:style-name="ce29" table:formula="of:=IF([.Q17]*[.O17] &gt; 0; [.Q17]*[.O17]; &quot;&quot;)">
            <text:p/>
          </table:table-cell>
          <table:table-cell table:style-name="ce16" table:formula="of:=[source.L18]" office:value-type="string" office:string-value="714-0950">
            <text:p>714-0950</text:p>
          </table:table-cell>
          <table:table-cell table:style-name="ce22" table:formula="of:=[source.M18]" office:value-type="float" office:value="0.18">
            <text:p>0.180</text:p>
          </table:table-cell>
          <table:table-cell table:style-name="ce4" table:formula="of:=[source.N18]" office:value-type="float" office:value="20">
            <text:p>20</text:p>
          </table:table-cell>
          <table:table-cell table:style-name="ce4" table:formula="of:=CEILING([.$G17];[.U17])" office:value-type="float" office:value="20">
            <text:p>20</text:p>
          </table:table-cell>
          <table:table-cell table:style-name="ce29" table:formula="of:=IF([.V17]*[.T17] &gt; 0; [.V17]*[.T17]; &quot;&quot;)" office:value-type="float" office:value="3.6">
            <text:p>3.60</text:p>
          </table:table-cell>
          <table:table-cell table:style-name="ce4" table:formula="of:=IF([.$A17] &lt;&gt; &quot;&quot;; IF(MIN([.$M17];[.$R17];[.$W17]) = [.$M17]; [.$I$1]; IF(MIN([.$M17];[.$R17];[.$W17]) = [.$R17]; [.$N$1]; IF(ISNUMBER([.$W17]); [.$S$1]; &quot;NO PRICING&quot;))); &quot;&quot;)" office:value-type="string" office:string-value="RS Online">
            <text:p>RS Online</text:p>
          </table:table-cell>
          <table:table-cell table:style-name="ce34" table:formula="of:=IF([.$A17] &lt;&gt; &quot;&quot;; IF(MIN([.$M17];[.$R17];[.$W17]) = [.$M17]; [.$I17]; IF(MIN([.$M17];[.$R17];[.$W17]) = [.$R17]; [.$N17]; IF(ISNUMBER([.$W17]); [.$S17]; &quot;NO PRICING&quot;))); &quot;&quot;)" office:value-type="string" office:string-value="714-0950">
            <text:p>714-0950</text:p>
          </table:table-cell>
          <table:table-cell table:style-name="ce4" table:formula="of:=IF([.$A17] &lt;&gt; &quot;&quot;; IF(MIN([.$M17];[.$R17];[.$W17]) = [.$M17]; [.$L17]; IF(MIN([.$M17];[.$R17];[.$W17]) = [.$R17]; [.$Q17]; IF(ISNUMBER([.$W17]); [.$V17]; &quot;NO PRICING&quot;))); &quot;&quot;)" office:value-type="float" office:value="20">
            <text:p>20</text:p>
          </table:table-cell>
          <table:table-cell table:style-name="ce29" table:formula="of:=IF([.$A17] &lt;&gt; &quot;&quot;; IF(MIN([.$M17];[.$R17];[.$W17]) = [.$M17]; [.$M17]; IF(MIN([.$M17];[.$R17];[.$W17]) = [.$R17]; [.$R17]; IF(ISNUMBER([.$W17]); [.$W17]; &quot;NO PRICING&quot;))); &quot;&quot;)" office:value-type="float" office:value="3.6">
            <text:p>3.60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17])" office:value-type="string" office:string-value="100nF Ceramic Capacitor">
            <text:p>100nF Ceramic Capacitor</text:p>
          </table:table-cell>
          <table:table-cell table:style-name="ce4" table:formula="of:=T([source.C17])" office:value-type="string" office:string-value="C-EU025-024X044">
            <text:p>C-EU025-024X044</text:p>
          </table:table-cell>
          <table:table-cell table:style-name="ce4" table:formula="of:=T([source.D17])" office:value-type="string" office:string-value="100nF Ceramic Capacitor">
            <text:p>100nF Ceramic Capacitor</text:p>
          </table:table-cell>
          <table:table-cell table:style-name="ce14" table:formula="of:=T([source.E17])">
            <text:p/>
          </table:table-cell>
          <table:table-cell table:style-name="ce4" table:formula="of:=[source.A17]" office:value-type="float" office:value="15">
            <text:p>15</text:p>
          </table:table-cell>
          <table:table-cell table:style-name="ce4" table:formula="of:=ROUND([.E18]* (1 + extra))" office:value-type="float" office:value="17">
            <text:p>17</text:p>
          </table:table-cell>
          <table:table-cell table:style-name="ce4" table:formula="of:=MAX([.F18];[.E18]+1)" office:value-type="float" office:value="17">
            <text:p>17</text:p>
          </table:table-cell>
          <table:table-cell table:style-name="ce4"/>
          <table:table-cell table:style-name="ce16" table:formula="of:=[source.F17]" office:value-type="float" office:value="9411852">
            <text:p>9411852</text:p>
          </table:table-cell>
          <table:table-cell table:style-name="ce22" table:formula="of:=[source.G17]" office:value-type="float" office:value="0.059">
            <text:p>0.059</text:p>
          </table:table-cell>
          <table:table-cell table:style-name="ce4" table:formula="of:=[source.H17]" office:value-type="float" office:value="25">
            <text:p>25</text:p>
          </table:table-cell>
          <table:table-cell table:style-name="ce4" table:formula="of:=CEILING([.G18];[.K18])" office:value-type="float" office:value="25">
            <text:p>25</text:p>
          </table:table-cell>
          <table:table-cell table:style-name="ce29" table:formula="of:=IF([.L18]*[.J18] &gt; 0; [.L18]*[.J18]; &quot;&quot;)" office:value-type="float" office:value="1.475">
            <text:p>1.48</text:p>
          </table:table-cell>
          <table:table-cell table:style-name="ce16" table:formula="of:=[source.I17]" office:value-type="float" office:value="1694335">
            <text:p>1694335</text:p>
          </table:table-cell>
          <table:table-cell table:style-name="ce22" table:formula="of:=[source.J17]" office:value-type="float" office:value="0.016">
            <text:p>0.016</text:p>
          </table:table-cell>
          <table:table-cell table:style-name="ce4" table:formula="of:=[source.K17]" office:value-type="float" office:value="10">
            <text:p>10</text:p>
          </table:table-cell>
          <table:table-cell table:style-name="ce4" table:formula="of:=CEILING([.$G18];[.P18])" office:value-type="float" office:value="20">
            <text:p>20</text:p>
          </table:table-cell>
          <table:table-cell table:style-name="ce29" table:formula="of:=IF([.Q18]*[.O18] &gt; 0; [.Q18]*[.O18]; &quot;&quot;)" office:value-type="float" office:value="0.32">
            <text:p>0.32</text:p>
          </table:table-cell>
          <table:table-cell table:style-name="ce16" table:formula="of:=[source.L17]" office:value-type="float" office:value="0">
            <text:p/>
          </table:table-cell>
          <table:table-cell table:style-name="ce22" table:formula="of:=[source.M17]" office:value-type="float" office:value="0">
            <text:p>0.000</text:p>
          </table:table-cell>
          <table:table-cell table:style-name="ce4" table:formula="of:=[source.N17]" office:value-type="float" office:value="0">
            <text:p>0</text:p>
          </table:table-cell>
          <table:table-cell table:style-name="ce4" table:formula="of:=CEILING([.$G18];[.U18])" office:value-type="float" office:value="0">
            <text:p>0</text:p>
          </table:table-cell>
          <table:table-cell table:style-name="ce29" table:formula="of:=IF([.V18]*[.T18] &gt; 0; [.V18]*[.T18]; &quot;&quot;)">
            <text:p/>
          </table:table-cell>
          <table:table-cell table:style-name="ce4" table:formula="of:=IF([.$A18] &lt;&gt; &quot;&quot;; IF(MIN([.$M18];[.$R18];[.$W18]) = [.$M18]; [.$I$1]; IF(MIN([.$M18];[.$R18];[.$W18]) = [.$R18]; [.$N$1]; IF(ISNUMBER([.$W18]); [.$S$1]; &quot;NO PRICING&quot;))); &quot;&quot;)" office:value-type="string" office:string-value="Farnell US">
            <text:p>Farnell US</text:p>
          </table:table-cell>
          <table:table-cell table:style-name="ce34" table:formula="of:=IF([.$A18] &lt;&gt; &quot;&quot;; IF(MIN([.$M18];[.$R18];[.$W18]) = [.$M18]; [.$I18]; IF(MIN([.$M18];[.$R18];[.$W18]) = [.$R18]; [.$N18]; IF(ISNUMBER([.$W18]); [.$S18]; &quot;NO PRICING&quot;))); &quot;&quot;)" office:value-type="float" office:value="1694335">
            <text:p>1694335</text:p>
          </table:table-cell>
          <table:table-cell table:style-name="ce4" table:formula="of:=IF([.$A18] &lt;&gt; &quot;&quot;; IF(MIN([.$M18];[.$R18];[.$W18]) = [.$M18]; [.$L18]; IF(MIN([.$M18];[.$R18];[.$W18]) = [.$R18]; [.$Q18]; IF(ISNUMBER([.$W18]); [.$V18]; &quot;NO PRICING&quot;))); &quot;&quot;)" office:value-type="float" office:value="20">
            <text:p>20</text:p>
          </table:table-cell>
          <table:table-cell table:style-name="ce29" table:formula="of:=IF([.$A18] &lt;&gt; &quot;&quot;; IF(MIN([.$M18];[.$R18];[.$W18]) = [.$M18]; [.$M18]; IF(MIN([.$M18];[.$R18];[.$W18]) = [.$R18]; [.$R18]; IF(ISNUMBER([.$W18]); [.$W18]; &quot;NO PRICING&quot;))); &quot;&quot;)" office:value-type="float" office:value="0.32">
            <text:p>0.32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20])" office:value-type="string" office:string-value="74HC193N">
            <text:p>74HC193N</text:p>
          </table:table-cell>
          <table:table-cell table:style-name="ce4" table:formula="of:=T([source.C20])" office:value-type="string" office:string-value="74HC193N">
            <text:p>74HC193N</text:p>
          </table:table-cell>
          <table:table-cell table:style-name="ce4" table:formula="of:=T([source.D20])">
            <text:p/>
          </table:table-cell>
          <table:table-cell table:style-name="ce14" table:formula="of:=T([source.E20])">
            <text:p/>
          </table:table-cell>
          <table:table-cell table:style-name="ce4" table:formula="of:=[source.A20]" office:value-type="float" office:value="14">
            <text:p>14</text:p>
          </table:table-cell>
          <table:table-cell table:style-name="ce4" table:formula="of:=ROUND([.E19]* (1 + extra))" office:value-type="float" office:value="15">
            <text:p>15</text:p>
          </table:table-cell>
          <table:table-cell table:style-name="ce4" table:formula="of:=MAX([.F19];[.E19]+1)" office:value-type="float" office:value="15">
            <text:p>15</text:p>
          </table:table-cell>
          <table:table-cell table:style-name="ce4"/>
          <table:table-cell table:style-name="ce16" table:formula="of:=[source.F20]" office:value-type="float" office:value="1470793">
            <text:p>1470793</text:p>
          </table:table-cell>
          <table:table-cell table:style-name="ce22" table:formula="of:=[source.G20]" office:value-type="float" office:value="0.34">
            <text:p>0.340</text:p>
          </table:table-cell>
          <table:table-cell table:style-name="ce4" table:formula="of:=[source.H20]" office:value-type="float" office:value="1">
            <text:p>1</text:p>
          </table:table-cell>
          <table:table-cell table:style-name="ce4" table:formula="of:=CEILING([.G19];[.K19])" office:value-type="float" office:value="15">
            <text:p>15</text:p>
          </table:table-cell>
          <table:table-cell table:style-name="ce29" table:formula="of:=IF([.L19]*[.J19] &gt; 0; [.L19]*[.J19]; &quot;&quot;)" office:value-type="float" office:value="5.1">
            <text:p>5.10</text:p>
          </table:table-cell>
          <table:table-cell table:style-name="ce16" table:formula="of:=[source.I20]" office:value-type="float" office:value="0">
            <text:p/>
          </table:table-cell>
          <table:table-cell table:style-name="ce22" table:formula="of:=[source.J20]" office:value-type="float" office:value="0">
            <text:p>0.000</text:p>
          </table:table-cell>
          <table:table-cell table:style-name="ce4" table:formula="of:=[source.K20]" office:value-type="float" office:value="0">
            <text:p>0</text:p>
          </table:table-cell>
          <table:table-cell table:style-name="ce4" table:formula="of:=CEILING([.$G19];[.P19])" office:value-type="float" office:value="0">
            <text:p>0</text:p>
          </table:table-cell>
          <table:table-cell table:style-name="ce29" table:formula="of:=IF([.Q19]*[.O19] &gt; 0; [.Q19]*[.O19]; &quot;&quot;)">
            <text:p/>
          </table:table-cell>
          <table:table-cell table:style-name="ce16" table:formula="of:=[source.L20]" office:value-type="string" office:string-value="527-372">
            <text:p>527-372</text:p>
          </table:table-cell>
          <table:table-cell table:style-name="ce22" table:formula="of:=[source.M20]" office:value-type="float" office:value="0.29">
            <text:p>0.290</text:p>
          </table:table-cell>
          <table:table-cell table:style-name="ce4" table:formula="of:=[source.N20]" office:value-type="float" office:value="25">
            <text:p>25</text:p>
          </table:table-cell>
          <table:table-cell table:style-name="ce4" table:formula="of:=CEILING([.$G19];[.U19])" office:value-type="float" office:value="25">
            <text:p>25</text:p>
          </table:table-cell>
          <table:table-cell table:style-name="ce29" table:formula="of:=IF([.V19]*[.T19] &gt; 0; [.V19]*[.T19]; &quot;&quot;)" office:value-type="float" office:value="7.25">
            <text:p>7.25</text:p>
          </table:table-cell>
          <table:table-cell table:style-name="ce4" table:formula="of:=IF([.$A19] &lt;&gt; &quot;&quot;; IF(MIN([.$M19];[.$R19];[.$W19]) = [.$M19]; [.$I$1]; IF(MIN([.$M19];[.$R19];[.$W19]) = [.$R19]; [.$N$1]; IF(ISNUMBER([.$W19]); [.$S$1]; &quot;NO PRICING&quot;))); &quot;&quot;)" office:value-type="string" office:string-value="Farnell">
            <text:p>Farnell</text:p>
          </table:table-cell>
          <table:table-cell table:style-name="ce34" table:formula="of:=IF([.$A19] &lt;&gt; &quot;&quot;; IF(MIN([.$M19];[.$R19];[.$W19]) = [.$M19]; [.$I19]; IF(MIN([.$M19];[.$R19];[.$W19]) = [.$R19]; [.$N19]; IF(ISNUMBER([.$W19]); [.$S19]; &quot;NO PRICING&quot;))); &quot;&quot;)" office:value-type="float" office:value="1470793">
            <text:p>1470793</text:p>
          </table:table-cell>
          <table:table-cell table:style-name="ce4" table:formula="of:=IF([.$A19] &lt;&gt; &quot;&quot;; IF(MIN([.$M19];[.$R19];[.$W19]) = [.$M19]; [.$L19]; IF(MIN([.$M19];[.$R19];[.$W19]) = [.$R19]; [.$Q19]; IF(ISNUMBER([.$W19]); [.$V19]; &quot;NO PRICING&quot;))); &quot;&quot;)" office:value-type="float" office:value="15">
            <text:p>15</text:p>
          </table:table-cell>
          <table:table-cell table:style-name="ce29" table:formula="of:=IF([.$A19] &lt;&gt; &quot;&quot;; IF(MIN([.$M19];[.$R19];[.$W19]) = [.$M19]; [.$M19]; IF(MIN([.$M19];[.$R19];[.$W19]) = [.$R19]; [.$R19]; IF(ISNUMBER([.$W19]); [.$W19]; &quot;NO PRICING&quot;))); &quot;&quot;)" office:value-type="float" office:value="5.1">
            <text:p>5.10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19])" office:value-type="string" office:string-value="3-pin 2.54mm header">
            <text:p>3-pin 2.54mm header</text:p>
          </table:table-cell>
          <table:table-cell table:style-name="ce4" table:formula="of:=T([source.C19])" office:value-type="string" office:string-value="JP2E">
            <text:p>JP2E</text:p>
          </table:table-cell>
          <table:table-cell table:style-name="ce4" table:formula="of:=T([source.D19])" office:value-type="string" office:string-value="3-pin 2.54mm header">
            <text:p>3-pin 2.54mm header</text:p>
          </table:table-cell>
          <table:table-cell table:style-name="ce14" table:formula="of:=T([source.E19])">
            <text:p/>
          </table:table-cell>
          <table:table-cell table:style-name="ce4" table:formula="of:=[source.A19]" office:value-type="float" office:value="14">
            <text:p>14</text:p>
          </table:table-cell>
          <table:table-cell table:style-name="ce4" table:formula="of:=ROUND([.E20]* (1 + extra))" office:value-type="float" office:value="15">
            <text:p>15</text:p>
          </table:table-cell>
          <table:table-cell table:style-name="ce4" table:formula="of:=MAX([.F20];[.E20]+1)" office:value-type="float" office:value="15">
            <text:p>15</text:p>
          </table:table-cell>
          <table:table-cell table:style-name="ce4"/>
          <table:table-cell table:style-name="ce16" table:formula="of:=[source.F19]" office:value-type="float" office:value="0">
            <text:p/>
          </table:table-cell>
          <table:table-cell table:style-name="ce22" table:formula="of:=[source.G19]" office:value-type="float" office:value="0">
            <text:p>0.000</text:p>
          </table:table-cell>
          <table:table-cell table:style-name="ce4" table:formula="of:=[source.H19]" office:value-type="float" office:value="0">
            <text:p>0</text:p>
          </table:table-cell>
          <table:table-cell table:style-name="ce4" table:formula="of:=CEILING([.G20];[.K20])" office:value-type="float" office:value="0">
            <text:p>0</text:p>
          </table:table-cell>
          <table:table-cell table:style-name="ce29" table:formula="of:=IF([.L20]*[.J20] &gt; 0; [.L20]*[.J20]; &quot;&quot;)">
            <text:p/>
          </table:table-cell>
          <table:table-cell table:style-name="ce16" table:formula="of:=[source.I19]" office:value-type="float" office:value="0">
            <text:p/>
          </table:table-cell>
          <table:table-cell table:style-name="ce22" table:formula="of:=[source.J19]" office:value-type="float" office:value="0">
            <text:p>0.000</text:p>
          </table:table-cell>
          <table:table-cell table:style-name="ce4" table:formula="of:=[source.K19]" office:value-type="float" office:value="0">
            <text:p>0</text:p>
          </table:table-cell>
          <table:table-cell table:style-name="ce4" table:formula="of:=CEILING([.$G20];[.P20])" office:value-type="float" office:value="0">
            <text:p>0</text:p>
          </table:table-cell>
          <table:table-cell table:style-name="ce29" table:formula="of:=IF([.Q20]*[.O20] &gt; 0; [.Q20]*[.O20]; &quot;&quot;)">
            <text:p/>
          </table:table-cell>
          <table:table-cell table:style-name="ce16" table:formula="of:=[source.L19]" office:value-type="string" office:string-value="251-8092">
            <text:p>251-8092</text:p>
          </table:table-cell>
          <table:table-cell table:style-name="ce22" table:formula="of:=[source.M19]" office:value-type="float" office:value="0.078">
            <text:p>0.078</text:p>
          </table:table-cell>
          <table:table-cell table:style-name="ce4" table:formula="of:=[source.N19]" office:value-type="float" office:value="25">
            <text:p>25</text:p>
          </table:table-cell>
          <table:table-cell table:style-name="ce4" table:formula="of:=CEILING([.$G20];[.U20])" office:value-type="float" office:value="25">
            <text:p>25</text:p>
          </table:table-cell>
          <table:table-cell table:style-name="ce29" table:formula="of:=IF([.V20]*[.T20] &gt; 0; [.V20]*[.T20]; &quot;&quot;)" office:value-type="float" office:value="1.95">
            <text:p>1.95</text:p>
          </table:table-cell>
          <table:table-cell table:style-name="ce4" table:formula="of:=IF([.$A20] &lt;&gt; &quot;&quot;; IF(MIN([.$M20];[.$R20];[.$W20]) = [.$M20]; [.$I$1]; IF(MIN([.$M20];[.$R20];[.$W20]) = [.$R20]; [.$N$1]; IF(ISNUMBER([.$W20]); [.$S$1]; &quot;NO PRICING&quot;))); &quot;&quot;)" office:value-type="string" office:string-value="RS Online">
            <text:p>RS Online</text:p>
          </table:table-cell>
          <table:table-cell table:style-name="ce34" table:formula="of:=IF([.$A20] &lt;&gt; &quot;&quot;; IF(MIN([.$M20];[.$R20];[.$W20]) = [.$M20]; [.$I20]; IF(MIN([.$M20];[.$R20];[.$W20]) = [.$R20]; [.$N20]; IF(ISNUMBER([.$W20]); [.$S20]; &quot;NO PRICING&quot;))); &quot;&quot;)" office:value-type="string" office:string-value="251-8092">
            <text:p>251-8092</text:p>
          </table:table-cell>
          <table:table-cell table:style-name="ce4" table:formula="of:=IF([.$A20] &lt;&gt; &quot;&quot;; IF(MIN([.$M20];[.$R20];[.$W20]) = [.$M20]; [.$L20]; IF(MIN([.$M20];[.$R20];[.$W20]) = [.$R20]; [.$Q20]; IF(ISNUMBER([.$W20]); [.$V20]; &quot;NO PRICING&quot;))); &quot;&quot;)" office:value-type="float" office:value="25">
            <text:p>25</text:p>
          </table:table-cell>
          <table:table-cell table:style-name="ce29" table:formula="of:=IF([.$A20] &lt;&gt; &quot;&quot;; IF(MIN([.$M20];[.$R20];[.$W20]) = [.$M20]; [.$M20]; IF(MIN([.$M20];[.$R20];[.$W20]) = [.$R20]; [.$R20]; IF(ISNUMBER([.$W20]); [.$W20]; &quot;NO PRICING&quot;))); &quot;&quot;)" office:value-type="float" office:value="1.95">
            <text:p>1.95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21])" office:value-type="string" office:string-value="10k">
            <text:p>10k</text:p>
          </table:table-cell>
          <table:table-cell table:style-name="ce4" table:formula="of:=T([source.C21])" office:value-type="string" office:string-value="R-EU_0204/7">
            <text:p>R-EU_0204/7</text:p>
          </table:table-cell>
          <table:table-cell table:style-name="ce4" table:formula="of:=T([source.D21])">
            <text:p/>
          </table:table-cell>
          <table:table-cell table:style-name="ce14" table:formula="of:=T([source.E21])" office:value-type="string" office:string-value="10kΩ, ¼W Resistor">
            <text:p>10kΩ, ¼W Resistor</text:p>
          </table:table-cell>
          <table:table-cell table:style-name="ce4" table:formula="of:=[source.A21]" office:value-type="float" office:value="12">
            <text:p>12</text:p>
          </table:table-cell>
          <table:table-cell table:style-name="ce4" table:formula="of:=ROUND([.E21]* (1 + extra))" office:value-type="float" office:value="13">
            <text:p>13</text:p>
          </table:table-cell>
          <table:table-cell table:style-name="ce4" table:formula="of:=MAX([.F21];[.E21]+1)" office:value-type="float" office:value="13">
            <text:p>13</text:p>
          </table:table-cell>
          <table:table-cell table:style-name="ce4"/>
          <table:table-cell table:style-name="ce16" table:formula="of:=[source.F21]" office:value-type="float" office:value="9339060">
            <text:p>9339060</text:p>
          </table:table-cell>
          <table:table-cell table:style-name="ce22" table:formula="of:=[source.G21]" office:value-type="float" office:value="0.011">
            <text:p>0.011</text:p>
          </table:table-cell>
          <table:table-cell table:style-name="ce4" table:formula="of:=[source.H21]" office:value-type="float" office:value="50">
            <text:p>50</text:p>
          </table:table-cell>
          <table:table-cell table:style-name="ce4" table:formula="of:=CEILING([.G21];[.K21])" office:value-type="float" office:value="50">
            <text:p>50</text:p>
          </table:table-cell>
          <table:table-cell table:style-name="ce29" table:formula="of:=IF([.L21]*[.J21] &gt; 0; [.L21]*[.J21]; &quot;&quot;)" office:value-type="float" office:value="0.55">
            <text:p>0.55</text:p>
          </table:table-cell>
          <table:table-cell table:style-name="ce16" table:formula="of:=[source.I21]" office:value-type="float" office:value="0">
            <text:p/>
          </table:table-cell>
          <table:table-cell table:style-name="ce22" table:formula="of:=[source.J21]" office:value-type="float" office:value="0">
            <text:p>0.000</text:p>
          </table:table-cell>
          <table:table-cell table:style-name="ce4" table:formula="of:=[source.K21]" office:value-type="float" office:value="0">
            <text:p>0</text:p>
          </table:table-cell>
          <table:table-cell table:style-name="ce4" table:formula="of:=CEILING([.$G21];[.P21])" office:value-type="float" office:value="0">
            <text:p>0</text:p>
          </table:table-cell>
          <table:table-cell table:style-name="ce29" table:formula="of:=IF([.Q21]*[.O21] &gt; 0; [.Q21]*[.O21]; &quot;&quot;)">
            <text:p/>
          </table:table-cell>
          <table:table-cell table:style-name="ce16" table:formula="of:=[source.L21]" office:value-type="float" office:value="0">
            <text:p/>
          </table:table-cell>
          <table:table-cell table:style-name="ce22" table:formula="of:=[source.M21]" office:value-type="float" office:value="0">
            <text:p>0.000</text:p>
          </table:table-cell>
          <table:table-cell table:style-name="ce4" table:formula="of:=[source.N21]" office:value-type="float" office:value="0">
            <text:p>0</text:p>
          </table:table-cell>
          <table:table-cell table:style-name="ce4" table:formula="of:=CEILING([.$G21];[.U21])" office:value-type="float" office:value="0">
            <text:p>0</text:p>
          </table:table-cell>
          <table:table-cell table:style-name="ce29" table:formula="of:=IF([.V21]*[.T21] &gt; 0; [.V21]*[.T21]; &quot;&quot;)">
            <text:p/>
          </table:table-cell>
          <table:table-cell table:style-name="ce4" table:formula="of:=IF([.$A21] &lt;&gt; &quot;&quot;; IF(MIN([.$M21];[.$R21];[.$W21]) = [.$M21]; [.$I$1]; IF(MIN([.$M21];[.$R21];[.$W21]) = [.$R21]; [.$N$1]; IF(ISNUMBER([.$W21]); [.$S$1]; &quot;NO PRICING&quot;))); &quot;&quot;)" office:value-type="string" office:string-value="Farnell">
            <text:p>Farnell</text:p>
          </table:table-cell>
          <table:table-cell table:style-name="ce34" table:formula="of:=IF([.$A21] &lt;&gt; &quot;&quot;; IF(MIN([.$M21];[.$R21];[.$W21]) = [.$M21]; [.$I21]; IF(MIN([.$M21];[.$R21];[.$W21]) = [.$R21]; [.$N21]; IF(ISNUMBER([.$W21]); [.$S21]; &quot;NO PRICING&quot;))); &quot;&quot;)" office:value-type="float" office:value="9339060">
            <text:p>9339060</text:p>
          </table:table-cell>
          <table:table-cell table:style-name="ce4" table:formula="of:=IF([.$A21] &lt;&gt; &quot;&quot;; IF(MIN([.$M21];[.$R21];[.$W21]) = [.$M21]; [.$L21]; IF(MIN([.$M21];[.$R21];[.$W21]) = [.$R21]; [.$Q21]; IF(ISNUMBER([.$W21]); [.$V21]; &quot;NO PRICING&quot;))); &quot;&quot;)" office:value-type="float" office:value="50">
            <text:p>50</text:p>
          </table:table-cell>
          <table:table-cell table:style-name="ce29" table:formula="of:=IF([.$A21] &lt;&gt; &quot;&quot;; IF(MIN([.$M21];[.$R21];[.$W21]) = [.$M21]; [.$M21]; IF(MIN([.$M21];[.$R21];[.$W21]) = [.$R21]; [.$R21]; IF(ISNUMBER([.$W21]); [.$W21]; &quot;NO PRICING&quot;))); &quot;&quot;)" office:value-type="float" office:value="0.55">
            <text:p>0.55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22])" office:value-type="string" office:string-value="29x040 4 MBit (512k x 8) Flash RAM">
            <text:p>29x040 4 MBit (512k x 8) Flash RAM</text:p>
          </table:table-cell>
          <table:table-cell table:style-name="ce4" table:formula="of:=T([source.C22])" office:value-type="string" office:string-value="29F040PLCC32">
            <text:p>29F040PLCC32</text:p>
          </table:table-cell>
          <table:table-cell table:style-name="ce4" table:formula="of:=T([source.D22])" office:value-type="string" office:string-value="29x040 4 MBit (512k x 8) Flash RAM">
            <text:p>29x040 4 MBit (512k x 8) Flash RAM</text:p>
          </table:table-cell>
          <table:table-cell table:style-name="ce14" table:formula="of:=T([source.E22])" office:value-type="string" office:string-value="Socket: Farnell 1103872 (£0.48@10)">
            <text:p>Socket: Farnell 1103872 (£0.48@10)</text:p>
          </table:table-cell>
          <table:table-cell table:style-name="ce4" table:formula="of:=[source.A22]" office:value-type="float" office:value="11">
            <text:p>11</text:p>
          </table:table-cell>
          <table:table-cell table:style-name="ce4" table:formula="of:=ROUND([.E22]* (1 + extra))" office:value-type="float" office:value="12">
            <text:p>12</text:p>
          </table:table-cell>
          <table:table-cell table:style-name="ce4" table:formula="of:=MAX([.F22];[.E22]+1)" office:value-type="float" office:value="12">
            <text:p>12</text:p>
          </table:table-cell>
          <table:table-cell table:style-name="ce4"/>
          <table:table-cell table:style-name="ce16" table:formula="of:=[source.F22]" office:value-type="float" office:value="1565992">
            <text:p>1565992</text:p>
          </table:table-cell>
          <table:table-cell table:style-name="ce22" table:formula="of:=[source.G22]" office:value-type="float" office:value="1.18">
            <text:p>1.180</text:p>
          </table:table-cell>
          <table:table-cell table:style-name="ce4" table:formula="of:=[source.H22]" office:value-type="float" office:value="10">
            <text:p>10</text:p>
          </table:table-cell>
          <table:table-cell table:style-name="ce4" table:formula="of:=CEILING([.G22];[.K22])" office:value-type="float" office:value="20">
            <text:p>20</text:p>
          </table:table-cell>
          <table:table-cell table:style-name="ce29" table:formula="of:=IF([.L22]*[.J22] &gt; 0; [.L22]*[.J22]; &quot;&quot;)" office:value-type="float" office:value="23.6">
            <text:p>23.60</text:p>
          </table:table-cell>
          <table:table-cell table:style-name="ce16" table:formula="of:=[source.I22]" office:value-type="float" office:value="0">
            <text:p/>
          </table:table-cell>
          <table:table-cell table:style-name="ce22" table:formula="of:=[source.J22]" office:value-type="float" office:value="0">
            <text:p>0.000</text:p>
          </table:table-cell>
          <table:table-cell table:style-name="ce4" table:formula="of:=[source.K22]" office:value-type="float" office:value="0">
            <text:p>0</text:p>
          </table:table-cell>
          <table:table-cell table:style-name="ce4" table:formula="of:=CEILING([.$G22];[.P22])" office:value-type="float" office:value="0">
            <text:p>0</text:p>
          </table:table-cell>
          <table:table-cell table:style-name="ce29" table:formula="of:=IF([.Q22]*[.O22] &gt; 0; [.Q22]*[.O22]; &quot;&quot;)">
            <text:p/>
          </table:table-cell>
          <table:table-cell table:style-name="ce16" table:formula="of:=[source.L22]" office:value-type="float" office:value="0">
            <text:p/>
          </table:table-cell>
          <table:table-cell table:style-name="ce22" table:formula="of:=[source.M22]" office:value-type="float" office:value="0">
            <text:p>0.000</text:p>
          </table:table-cell>
          <table:table-cell table:style-name="ce4" table:formula="of:=[source.N22]" office:value-type="float" office:value="0">
            <text:p>0</text:p>
          </table:table-cell>
          <table:table-cell table:style-name="ce4" table:formula="of:=CEILING([.$G22];[.U22])" office:value-type="float" office:value="0">
            <text:p>0</text:p>
          </table:table-cell>
          <table:table-cell table:style-name="ce29" table:formula="of:=IF([.V22]*[.T22] &gt; 0; [.V22]*[.T22]; &quot;&quot;)">
            <text:p/>
          </table:table-cell>
          <table:table-cell table:style-name="ce4" table:formula="of:=IF([.$A22] &lt;&gt; &quot;&quot;; IF(MIN([.$M22];[.$R22];[.$W22]) = [.$M22]; [.$I$1]; IF(MIN([.$M22];[.$R22];[.$W22]) = [.$R22]; [.$N$1]; IF(ISNUMBER([.$W22]); [.$S$1]; &quot;NO PRICING&quot;))); &quot;&quot;)" office:value-type="string" office:string-value="Farnell">
            <text:p>Farnell</text:p>
          </table:table-cell>
          <table:table-cell table:style-name="ce34" table:formula="of:=IF([.$A22] &lt;&gt; &quot;&quot;; IF(MIN([.$M22];[.$R22];[.$W22]) = [.$M22]; [.$I22]; IF(MIN([.$M22];[.$R22];[.$W22]) = [.$R22]; [.$N22]; IF(ISNUMBER([.$W22]); [.$S22]; &quot;NO PRICING&quot;))); &quot;&quot;)" office:value-type="float" office:value="1565992">
            <text:p>1565992</text:p>
          </table:table-cell>
          <table:table-cell table:style-name="ce4" table:formula="of:=IF([.$A22] &lt;&gt; &quot;&quot;; IF(MIN([.$M22];[.$R22];[.$W22]) = [.$M22]; [.$L22]; IF(MIN([.$M22];[.$R22];[.$W22]) = [.$R22]; [.$Q22]; IF(ISNUMBER([.$W22]); [.$V22]; &quot;NO PRICING&quot;))); &quot;&quot;)" office:value-type="float" office:value="20">
            <text:p>20</text:p>
          </table:table-cell>
          <table:table-cell table:style-name="ce29" table:formula="of:=IF([.$A22] &lt;&gt; &quot;&quot;; IF(MIN([.$M22];[.$R22];[.$W22]) = [.$M22]; [.$M22]; IF(MIN([.$M22];[.$R22];[.$W22]) = [.$R22]; [.$R22]; IF(ISNUMBER([.$W22]); [.$W22]; &quot;NO PRICING&quot;))); &quot;&quot;)" office:value-type="float" office:value="23.6">
            <text:p>23.60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23])" office:value-type="string" office:string-value="Mom-Off-Mom toggle switch">
            <text:p>Mom-Off-Mom toggle switch</text:p>
          </table:table-cell>
          <table:table-cell table:style-name="ce4" table:formula="of:=T([source.C23])" office:value-type="string" office:string-value="TL37PO">
            <text:p>TL37PO</text:p>
          </table:table-cell>
          <table:table-cell table:style-name="ce4" table:formula="of:=T([source.D23])" office:value-type="string" office:string-value="Mom-Off-Mom toggle switch">
            <text:p>Mom-Off-Mom toggle switch</text:p>
          </table:table-cell>
          <table:table-cell table:style-name="ce14" table:formula="of:=T([source.E23])">
            <text:p/>
          </table:table-cell>
          <table:table-cell table:style-name="ce4" table:formula="of:=[source.A23]" office:value-type="float" office:value="10">
            <text:p>10</text:p>
          </table:table-cell>
          <table:table-cell table:style-name="ce4" table:formula="of:=ROUND([.E23]* (1 + extra))" office:value-type="float" office:value="11">
            <text:p>11</text:p>
          </table:table-cell>
          <table:table-cell table:style-name="ce4" table:formula="of:=MAX([.F23];[.E23]+1)" office:value-type="float" office:value="11">
            <text:p>11</text:p>
          </table:table-cell>
          <table:table-cell table:style-name="ce4"/>
          <table:table-cell table:style-name="ce16" table:formula="of:=[source.F23]" office:value-type="float" office:value="0">
            <text:p/>
          </table:table-cell>
          <table:table-cell table:style-name="ce22" table:formula="of:=[source.G23]" office:value-type="float" office:value="0">
            <text:p>0.000</text:p>
          </table:table-cell>
          <table:table-cell table:style-name="ce4" table:formula="of:=[source.H23]" office:value-type="float" office:value="0">
            <text:p>0</text:p>
          </table:table-cell>
          <table:table-cell table:style-name="ce4" table:formula="of:=CEILING([.G23];[.K23])" office:value-type="float" office:value="0">
            <text:p>0</text:p>
          </table:table-cell>
          <table:table-cell table:style-name="ce29" table:formula="of:=IF([.L23]*[.J23] &gt; 0; [.L23]*[.J23]; &quot;&quot;)">
            <text:p/>
          </table:table-cell>
          <table:table-cell table:style-name="ce16" table:formula="of:=[source.I23]" office:value-type="float" office:value="0">
            <text:p/>
          </table:table-cell>
          <table:table-cell table:style-name="ce22" table:formula="of:=[source.J23]" office:value-type="float" office:value="0">
            <text:p>0.000</text:p>
          </table:table-cell>
          <table:table-cell table:style-name="ce4" table:formula="of:=[source.K23]" office:value-type="float" office:value="0">
            <text:p>0</text:p>
          </table:table-cell>
          <table:table-cell table:style-name="ce4" table:formula="of:=CEILING([.$G23];[.P23])" office:value-type="float" office:value="0">
            <text:p>0</text:p>
          </table:table-cell>
          <table:table-cell table:style-name="ce29" table:formula="of:=IF([.Q23]*[.O23] &gt; 0; [.Q23]*[.O23]; &quot;&quot;)">
            <text:p/>
          </table:table-cell>
          <table:table-cell table:style-name="ce16" table:formula="of:=[source.L23]" office:value-type="float" office:value="0">
            <text:p/>
          </table:table-cell>
          <table:table-cell table:style-name="ce22" table:formula="of:=[source.M23]" office:value-type="float" office:value="0">
            <text:p>0.000</text:p>
          </table:table-cell>
          <table:table-cell table:style-name="ce4" table:formula="of:=[source.N23]" office:value-type="float" office:value="0">
            <text:p>0</text:p>
          </table:table-cell>
          <table:table-cell table:style-name="ce4" table:formula="of:=CEILING([.$G23];[.U23])" office:value-type="float" office:value="0">
            <text:p>0</text:p>
          </table:table-cell>
          <table:table-cell table:style-name="ce29" table:formula="of:=IF([.V23]*[.T23] &gt; 0; [.V23]*[.T23]; &quot;&quot;)">
            <text:p/>
          </table:table-cell>
          <table:table-cell table:style-name="ce4" table:formula="of:=IF([.$A23] &lt;&gt; &quot;&quot;; IF(MIN([.$M23];[.$R23];[.$W23]) = [.$M23]; [.$I$1]; IF(MIN([.$M23];[.$R23];[.$W23]) = [.$R23]; [.$N$1]; IF(ISNUMBER([.$W23]); [.$S$1]; &quot;NO PRICING&quot;))); &quot;&quot;)" office:value-type="string" office:string-value="NO PRICING">
            <text:p>NO PRICING</text:p>
          </table:table-cell>
          <table:table-cell table:style-name="ce34" table:formula="of:=IF([.$A23] &lt;&gt; &quot;&quot;; IF(MIN([.$M23];[.$R23];[.$W23]) = [.$M23]; [.$I23]; IF(MIN([.$M23];[.$R23];[.$W23]) = [.$R23]; [.$N23]; IF(ISNUMBER([.$W23]); [.$S23]; &quot;NO PRICING&quot;))); &quot;&quot;)" office:value-type="string" office:string-value="NO PRICING">
            <text:p>NO PRICING</text:p>
          </table:table-cell>
          <table:table-cell table:style-name="ce4" table:formula="of:=IF([.$A23] &lt;&gt; &quot;&quot;; IF(MIN([.$M23];[.$R23];[.$W23]) = [.$M23]; [.$L23]; IF(MIN([.$M23];[.$R23];[.$W23]) = [.$R23]; [.$Q23]; IF(ISNUMBER([.$W23]); [.$V23]; &quot;NO PRICING&quot;))); &quot;&quot;)" office:value-type="string" office:string-value="NO PRICING">
            <text:p>NO PRICING</text:p>
          </table:table-cell>
          <table:table-cell table:style-name="ce29" table:formula="of:=IF([.$A23] &lt;&gt; &quot;&quot;; IF(MIN([.$M23];[.$R23];[.$W23]) = [.$M23]; [.$M23]; IF(MIN([.$M23];[.$R23];[.$W23]) = [.$R23]; [.$R23]; IF(ISNUMBER([.$W23]); [.$W23]; &quot;NO PRICING&quot;))); &quot;&quot;)" office:value-type="string" office:string-value="NO PRICING">
            <text:p>NO PRICING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24])" office:value-type="string" office:string-value="Mom-Off-Mom toggle switch">
            <text:p>Mom-Off-Mom toggle switch</text:p>
          </table:table-cell>
          <table:table-cell table:style-name="ce4" table:formula="of:=T([source.C24])" office:value-type="string" office:string-value="TL47PO">
            <text:p>TL47PO</text:p>
          </table:table-cell>
          <table:table-cell table:style-name="ce4" table:formula="of:=T([source.D24])" office:value-type="string" office:string-value="Mom-Off-Mom toggle switch">
            <text:p>Mom-Off-Mom toggle switch</text:p>
          </table:table-cell>
          <table:table-cell table:style-name="ce14" table:formula="of:=T([source.E24])">
            <text:p/>
          </table:table-cell>
          <table:table-cell table:style-name="ce4" table:formula="of:=[source.A24]" office:value-type="float" office:value="10">
            <text:p>10</text:p>
          </table:table-cell>
          <table:table-cell table:style-name="ce4" table:formula="of:=ROUND([.E24]* (1 + extra))" office:value-type="float" office:value="11">
            <text:p>11</text:p>
          </table:table-cell>
          <table:table-cell table:style-name="ce4" table:formula="of:=MAX([.F24];[.E24]+1)" office:value-type="float" office:value="11">
            <text:p>11</text:p>
          </table:table-cell>
          <table:table-cell table:style-name="ce4"/>
          <table:table-cell table:style-name="ce16" table:formula="of:=[source.F24]" office:value-type="float" office:value="0">
            <text:p/>
          </table:table-cell>
          <table:table-cell table:style-name="ce22" table:formula="of:=[source.G24]" office:value-type="float" office:value="0">
            <text:p>0.000</text:p>
          </table:table-cell>
          <table:table-cell table:style-name="ce4" table:formula="of:=[source.H24]" office:value-type="float" office:value="0">
            <text:p>0</text:p>
          </table:table-cell>
          <table:table-cell table:style-name="ce4" table:formula="of:=CEILING([.G24];[.K24])" office:value-type="float" office:value="0">
            <text:p>0</text:p>
          </table:table-cell>
          <table:table-cell table:style-name="ce29" table:formula="of:=IF([.L24]*[.J24] &gt; 0; [.L24]*[.J24]; &quot;&quot;)">
            <text:p/>
          </table:table-cell>
          <table:table-cell table:style-name="ce16" table:formula="of:=[source.I24]" office:value-type="float" office:value="0">
            <text:p/>
          </table:table-cell>
          <table:table-cell table:style-name="ce22" table:formula="of:=[source.J24]" office:value-type="float" office:value="0">
            <text:p>0.000</text:p>
          </table:table-cell>
          <table:table-cell table:style-name="ce4" table:formula="of:=[source.K24]" office:value-type="float" office:value="0">
            <text:p>0</text:p>
          </table:table-cell>
          <table:table-cell table:style-name="ce4" table:formula="of:=CEILING([.$G24];[.P24])" office:value-type="float" office:value="0">
            <text:p>0</text:p>
          </table:table-cell>
          <table:table-cell table:style-name="ce29" table:formula="of:=IF([.Q24]*[.O24] &gt; 0; [.Q24]*[.O24]; &quot;&quot;)">
            <text:p/>
          </table:table-cell>
          <table:table-cell table:style-name="ce16" table:formula="of:=[source.L24]" office:value-type="float" office:value="0">
            <text:p/>
          </table:table-cell>
          <table:table-cell table:style-name="ce22" table:formula="of:=[source.M24]" office:value-type="float" office:value="0">
            <text:p>0.000</text:p>
          </table:table-cell>
          <table:table-cell table:style-name="ce4" table:formula="of:=[source.N24]" office:value-type="float" office:value="0">
            <text:p>0</text:p>
          </table:table-cell>
          <table:table-cell table:style-name="ce4" table:formula="of:=CEILING([.$G24];[.U24])" office:value-type="float" office:value="0">
            <text:p>0</text:p>
          </table:table-cell>
          <table:table-cell table:style-name="ce29" table:formula="of:=IF([.V24]*[.T24] &gt; 0; [.V24]*[.T24]; &quot;&quot;)">
            <text:p/>
          </table:table-cell>
          <table:table-cell table:style-name="ce4" table:formula="of:=IF([.$A24] &lt;&gt; &quot;&quot;; IF(MIN([.$M24];[.$R24];[.$W24]) = [.$M24]; [.$I$1]; IF(MIN([.$M24];[.$R24];[.$W24]) = [.$R24]; [.$N$1]; IF(ISNUMBER([.$W24]); [.$S$1]; &quot;NO PRICING&quot;))); &quot;&quot;)" office:value-type="string" office:string-value="NO PRICING">
            <text:p>NO PRICING</text:p>
          </table:table-cell>
          <table:table-cell table:style-name="ce34" table:formula="of:=IF([.$A24] &lt;&gt; &quot;&quot;; IF(MIN([.$M24];[.$R24];[.$W24]) = [.$M24]; [.$I24]; IF(MIN([.$M24];[.$R24];[.$W24]) = [.$R24]; [.$N24]; IF(ISNUMBER([.$W24]); [.$S24]; &quot;NO PRICING&quot;))); &quot;&quot;)" office:value-type="string" office:string-value="NO PRICING">
            <text:p>NO PRICING</text:p>
          </table:table-cell>
          <table:table-cell table:style-name="ce4" table:formula="of:=IF([.$A24] &lt;&gt; &quot;&quot;; IF(MIN([.$M24];[.$R24];[.$W24]) = [.$M24]; [.$L24]; IF(MIN([.$M24];[.$R24];[.$W24]) = [.$R24]; [.$Q24]; IF(ISNUMBER([.$W24]); [.$V24]; &quot;NO PRICING&quot;))); &quot;&quot;)" office:value-type="string" office:string-value="NO PRICING">
            <text:p>NO PRICING</text:p>
          </table:table-cell>
          <table:table-cell table:style-name="ce29" table:formula="of:=IF([.$A24] &lt;&gt; &quot;&quot;; IF(MIN([.$M24];[.$R24];[.$W24]) = [.$M24]; [.$M24]; IF(MIN([.$M24];[.$R24];[.$W24]) = [.$R24]; [.$R24]; IF(ISNUMBER([.$W24]); [.$W24]; &quot;NO PRICING&quot;))); &quot;&quot;)" office:value-type="string" office:string-value="NO PRICING">
            <text:p>NO PRICING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29])" office:value-type="string" office:string-value="LM556N Dual timer">
            <text:p>LM556N Dual timer</text:p>
          </table:table-cell>
          <table:table-cell table:style-name="ce4" table:formula="of:=T([source.C29])" office:value-type="string" office:string-value="LM556N">
            <text:p>LM556N</text:p>
          </table:table-cell>
          <table:table-cell table:style-name="ce4" table:formula="of:=T([source.D29])" office:value-type="string" office:string-value="LM556N Dual timer">
            <text:p>LM556N Dual timer</text:p>
          </table:table-cell>
          <table:table-cell table:style-name="ce14" table:formula="of:=T([source.E29])" office:value-type="string" office:string-value="May replace with 2×555 + 1×decoupling cap">
            <text:p>May replace with 2×555 + 1×decoupling cap</text:p>
          </table:table-cell>
          <table:table-cell table:style-name="ce4" table:formula="of:=[source.A29]" office:value-type="float" office:value="9">
            <text:p>9</text:p>
          </table:table-cell>
          <table:table-cell table:style-name="ce4" table:formula="of:=ROUND([.E25]* (1 + extra))" office:value-type="float" office:value="10">
            <text:p>10</text:p>
          </table:table-cell>
          <table:table-cell table:style-name="ce4" table:formula="of:=MAX([.F25];[.E25]+1)" office:value-type="float" office:value="10">
            <text:p>10</text:p>
          </table:table-cell>
          <table:table-cell table:style-name="ce4"/>
          <table:table-cell table:style-name="ce16" table:formula="of:=[source.F29]" office:value-type="float" office:value="9488260">
            <text:p>9488260</text:p>
          </table:table-cell>
          <table:table-cell table:style-name="ce22" table:formula="of:=[source.G29]" office:value-type="float" office:value="1.18">
            <text:p>1.180</text:p>
          </table:table-cell>
          <table:table-cell table:style-name="ce4" table:formula="of:=[source.H29]" office:value-type="float" office:value="1">
            <text:p>1</text:p>
          </table:table-cell>
          <table:table-cell table:style-name="ce4" table:formula="of:=CEILING([.G25];[.K25])" office:value-type="float" office:value="10">
            <text:p>10</text:p>
          </table:table-cell>
          <table:table-cell table:style-name="ce29" table:formula="of:=IF([.L25]*[.J25] &gt; 0; [.L25]*[.J25]; &quot;&quot;)" office:value-type="float" office:value="11.8">
            <text:p>11.80</text:p>
          </table:table-cell>
          <table:table-cell table:style-name="ce16" table:formula="of:=[source.I29]" office:value-type="float" office:value="0">
            <text:p/>
          </table:table-cell>
          <table:table-cell table:style-name="ce22" table:formula="of:=[source.J29]" office:value-type="float" office:value="0">
            <text:p>0.000</text:p>
          </table:table-cell>
          <table:table-cell table:style-name="ce4" table:formula="of:=[source.K29]" office:value-type="float" office:value="0">
            <text:p>0</text:p>
          </table:table-cell>
          <table:table-cell table:style-name="ce4" table:formula="of:=CEILING([.$G25];[.P25])" office:value-type="float" office:value="0">
            <text:p>0</text:p>
          </table:table-cell>
          <table:table-cell table:style-name="ce29" table:formula="of:=IF([.Q25]*[.O25] &gt; 0; [.Q25]*[.O25]; &quot;&quot;)">
            <text:p/>
          </table:table-cell>
          <table:table-cell table:style-name="ce16" table:formula="of:=[source.L29]" office:value-type="string" office:string-value="536-0947">
            <text:p>536-0947</text:p>
          </table:table-cell>
          <table:table-cell table:style-name="ce22" table:formula="of:=[source.M29]" office:value-type="float" office:value="0.77">
            <text:p>0.770</text:p>
          </table:table-cell>
          <table:table-cell table:style-name="ce4" table:formula="of:=[source.N29]" office:value-type="float" office:value="10">
            <text:p>10</text:p>
          </table:table-cell>
          <table:table-cell table:style-name="ce4" table:formula="of:=CEILING([.$G25];[.U25])" office:value-type="float" office:value="10">
            <text:p>10</text:p>
          </table:table-cell>
          <table:table-cell table:style-name="ce29" table:formula="of:=IF([.V25]*[.T25] &gt; 0; [.V25]*[.T25]; &quot;&quot;)" office:value-type="float" office:value="7.7">
            <text:p>7.70</text:p>
          </table:table-cell>
          <table:table-cell table:style-name="ce4" table:formula="of:=IF([.$A25] &lt;&gt; &quot;&quot;; IF(MIN([.$M25];[.$R25];[.$W25]) = [.$M25]; [.$I$1]; IF(MIN([.$M25];[.$R25];[.$W25]) = [.$R25]; [.$N$1]; IF(ISNUMBER([.$W25]); [.$S$1]; &quot;NO PRICING&quot;))); &quot;&quot;)" office:value-type="string" office:string-value="RS Online">
            <text:p>RS Online</text:p>
          </table:table-cell>
          <table:table-cell table:style-name="ce34" table:formula="of:=IF([.$A25] &lt;&gt; &quot;&quot;; IF(MIN([.$M25];[.$R25];[.$W25]) = [.$M25]; [.$I25]; IF(MIN([.$M25];[.$R25];[.$W25]) = [.$R25]; [.$N25]; IF(ISNUMBER([.$W25]); [.$S25]; &quot;NO PRICING&quot;))); &quot;&quot;)" office:value-type="string" office:string-value="536-0947">
            <text:p>536-0947</text:p>
          </table:table-cell>
          <table:table-cell table:style-name="ce4" table:formula="of:=IF([.$A25] &lt;&gt; &quot;&quot;; IF(MIN([.$M25];[.$R25];[.$W25]) = [.$M25]; [.$L25]; IF(MIN([.$M25];[.$R25];[.$W25]) = [.$R25]; [.$Q25]; IF(ISNUMBER([.$W25]); [.$V25]; &quot;NO PRICING&quot;))); &quot;&quot;)" office:value-type="float" office:value="10">
            <text:p>10</text:p>
          </table:table-cell>
          <table:table-cell table:style-name="ce29" table:formula="of:=IF([.$A25] &lt;&gt; &quot;&quot;; IF(MIN([.$M25];[.$R25];[.$W25]) = [.$M25]; [.$M25]; IF(MIN([.$M25];[.$R25];[.$W25]) = [.$R25]; [.$R25]; IF(ISNUMBER([.$W25]); [.$W25]; &quot;NO PRICING&quot;))); &quot;&quot;)" office:value-type="float" office:value="7.7">
            <text:p>7.70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26])" office:value-type="string" office:string-value="74HC00 4× NAND gate">
            <text:p>74HC00 4× NAND gate</text:p>
          </table:table-cell>
          <table:table-cell table:style-name="ce4" table:formula="of:=T([source.C26])" office:value-type="string" office:string-value="74HC00N">
            <text:p>74HC00N</text:p>
          </table:table-cell>
          <table:table-cell table:style-name="ce4" table:formula="of:=T([source.D26])" office:value-type="string" office:string-value="74HC00 4× NAND gate">
            <text:p>74HC00 4× NAND gate</text:p>
          </table:table-cell>
          <table:table-cell table:style-name="ce14" table:formula="of:=T([source.E26])">
            <text:p/>
          </table:table-cell>
          <table:table-cell table:style-name="ce4" table:formula="of:=[source.A26]" office:value-type="float" office:value="9">
            <text:p>9</text:p>
          </table:table-cell>
          <table:table-cell table:style-name="ce4" table:formula="of:=ROUND([.E26]* (1 + extra))" office:value-type="float" office:value="10">
            <text:p>10</text:p>
          </table:table-cell>
          <table:table-cell table:style-name="ce4" table:formula="of:=MAX([.F26];[.E26]+1)" office:value-type="float" office:value="10">
            <text:p>10</text:p>
          </table:table-cell>
          <table:table-cell table:style-name="ce4"/>
          <table:table-cell table:style-name="ce16" table:formula="of:=[source.F26]" office:value-type="float" office:value="9590889">
            <text:p>9590889</text:p>
          </table:table-cell>
          <table:table-cell table:style-name="ce22" table:formula="of:=[source.G26]" office:value-type="float" office:value="0.38">
            <text:p>0.380</text:p>
          </table:table-cell>
          <table:table-cell table:style-name="ce4" table:formula="of:=[source.H26]" office:value-type="float" office:value="1">
            <text:p>1</text:p>
          </table:table-cell>
          <table:table-cell table:style-name="ce4" table:formula="of:=CEILING([.G26];[.K26])" office:value-type="float" office:value="10">
            <text:p>10</text:p>
          </table:table-cell>
          <table:table-cell table:style-name="ce29" table:formula="of:=IF([.L26]*[.J26] &gt; 0; [.L26]*[.J26]; &quot;&quot;)" office:value-type="float" office:value="3.8">
            <text:p>3.80</text:p>
          </table:table-cell>
          <table:table-cell table:style-name="ce16" table:formula="of:=[source.I26]" office:value-type="float" office:value="0">
            <text:p/>
          </table:table-cell>
          <table:table-cell table:style-name="ce22" table:formula="of:=[source.J26]" office:value-type="float" office:value="0">
            <text:p>0.000</text:p>
          </table:table-cell>
          <table:table-cell table:style-name="ce4" table:formula="of:=[source.K26]" office:value-type="float" office:value="0">
            <text:p>0</text:p>
          </table:table-cell>
          <table:table-cell table:style-name="ce4" table:formula="of:=CEILING([.$G26];[.P26])" office:value-type="float" office:value="0">
            <text:p>0</text:p>
          </table:table-cell>
          <table:table-cell table:style-name="ce29" table:formula="of:=IF([.Q26]*[.O26] &gt; 0; [.Q26]*[.O26]; &quot;&quot;)">
            <text:p/>
          </table:table-cell>
          <table:table-cell table:style-name="ce16" table:formula="of:=[source.L26]" office:value-type="string" office:string-value="169-6012">
            <text:p>169-6012</text:p>
          </table:table-cell>
          <table:table-cell table:style-name="ce22" table:formula="of:=[source.M26]" office:value-type="float" office:value="0.26">
            <text:p>0.260</text:p>
          </table:table-cell>
          <table:table-cell table:style-name="ce4" table:formula="of:=[source.N26]" office:value-type="float" office:value="1">
            <text:p>1</text:p>
          </table:table-cell>
          <table:table-cell table:style-name="ce4" table:formula="of:=CEILING([.$G26];[.U26])" office:value-type="float" office:value="10">
            <text:p>10</text:p>
          </table:table-cell>
          <table:table-cell table:style-name="ce29" table:formula="of:=IF([.V26]*[.T26] &gt; 0; [.V26]*[.T26]; &quot;&quot;)" office:value-type="float" office:value="2.6">
            <text:p>2.60</text:p>
          </table:table-cell>
          <table:table-cell table:style-name="ce4" table:formula="of:=IF([.$A26] &lt;&gt; &quot;&quot;; IF(MIN([.$M26];[.$R26];[.$W26]) = [.$M26]; [.$I$1]; IF(MIN([.$M26];[.$R26];[.$W26]) = [.$R26]; [.$N$1]; IF(ISNUMBER([.$W26]); [.$S$1]; &quot;NO PRICING&quot;))); &quot;&quot;)" office:value-type="string" office:string-value="RS Online">
            <text:p>RS Online</text:p>
          </table:table-cell>
          <table:table-cell table:style-name="ce34" table:formula="of:=IF([.$A26] &lt;&gt; &quot;&quot;; IF(MIN([.$M26];[.$R26];[.$W26]) = [.$M26]; [.$I26]; IF(MIN([.$M26];[.$R26];[.$W26]) = [.$R26]; [.$N26]; IF(ISNUMBER([.$W26]); [.$S26]; &quot;NO PRICING&quot;))); &quot;&quot;)" office:value-type="string" office:string-value="169-6012">
            <text:p>169-6012</text:p>
          </table:table-cell>
          <table:table-cell table:style-name="ce4" table:formula="of:=IF([.$A26] &lt;&gt; &quot;&quot;; IF(MIN([.$M26];[.$R26];[.$W26]) = [.$M26]; [.$L26]; IF(MIN([.$M26];[.$R26];[.$W26]) = [.$R26]; [.$Q26]; IF(ISNUMBER([.$W26]); [.$V26]; &quot;NO PRICING&quot;))); &quot;&quot;)" office:value-type="float" office:value="10">
            <text:p>10</text:p>
          </table:table-cell>
          <table:table-cell table:style-name="ce29" table:formula="of:=IF([.$A26] &lt;&gt; &quot;&quot;; IF(MIN([.$M26];[.$R26];[.$W26]) = [.$M26]; [.$M26]; IF(MIN([.$M26];[.$R26];[.$W26]) = [.$R26]; [.$R26]; IF(ISNUMBER([.$W26]); [.$W26]; &quot;NO PRICING&quot;))); &quot;&quot;)" office:value-type="float" office:value="2.6">
            <text:p>2.60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28])" office:value-type="string" office:string-value="74HC112N">
            <text:p>74HC112N</text:p>
          </table:table-cell>
          <table:table-cell table:style-name="ce4" table:formula="of:=T([source.C28])" office:value-type="string" office:string-value="74HC112N">
            <text:p>74HC112N</text:p>
          </table:table-cell>
          <table:table-cell table:style-name="ce4" table:formula="of:=T([source.D28])">
            <text:p/>
          </table:table-cell>
          <table:table-cell table:style-name="ce14" table:formula="of:=T([source.E28])">
            <text:p/>
          </table:table-cell>
          <table:table-cell table:style-name="ce4" table:formula="of:=[source.A28]" office:value-type="float" office:value="9">
            <text:p>9</text:p>
          </table:table-cell>
          <table:table-cell table:style-name="ce4" table:formula="of:=ROUND([.E27]* (1 + extra))" office:value-type="float" office:value="10">
            <text:p>10</text:p>
          </table:table-cell>
          <table:table-cell table:style-name="ce4" table:formula="of:=MAX([.F27];[.E27]+1)" office:value-type="float" office:value="10">
            <text:p>10</text:p>
          </table:table-cell>
          <table:table-cell table:style-name="ce4"/>
          <table:table-cell table:style-name="ce16" table:formula="of:=[source.F28]" office:value-type="float" office:value="1749804">
            <text:p>1749804</text:p>
          </table:table-cell>
          <table:table-cell table:style-name="ce22" table:formula="of:=[source.G28]" office:value-type="float" office:value="0.39">
            <text:p>0.390</text:p>
          </table:table-cell>
          <table:table-cell table:style-name="ce4" table:formula="of:=[source.H28]" office:value-type="float" office:value="1">
            <text:p>1</text:p>
          </table:table-cell>
          <table:table-cell table:style-name="ce4" table:formula="of:=CEILING([.G27];[.K27])" office:value-type="float" office:value="10">
            <text:p>10</text:p>
          </table:table-cell>
          <table:table-cell table:style-name="ce29" table:formula="of:=IF([.L27]*[.J27] &gt; 0; [.L27]*[.J27]; &quot;&quot;)" office:value-type="float" office:value="3.9">
            <text:p>3.90</text:p>
          </table:table-cell>
          <table:table-cell table:style-name="ce16" table:formula="of:=[source.I28]" office:value-type="float" office:value="0">
            <text:p/>
          </table:table-cell>
          <table:table-cell table:style-name="ce22" table:formula="of:=[source.J28]" office:value-type="float" office:value="0">
            <text:p>0.000</text:p>
          </table:table-cell>
          <table:table-cell table:style-name="ce4" table:formula="of:=[source.K28]" office:value-type="float" office:value="0">
            <text:p>0</text:p>
          </table:table-cell>
          <table:table-cell table:style-name="ce4" table:formula="of:=CEILING([.$G27];[.P27])" office:value-type="float" office:value="0">
            <text:p>0</text:p>
          </table:table-cell>
          <table:table-cell table:style-name="ce29" table:formula="of:=IF([.Q27]*[.O27] &gt; 0; [.Q27]*[.O27]; &quot;&quot;)">
            <text:p/>
          </table:table-cell>
          <table:table-cell table:style-name="ce16" table:formula="of:=[source.L28]" office:value-type="string" office:string-value="663-1893">
            <text:p>663-1893</text:p>
          </table:table-cell>
          <table:table-cell table:style-name="ce22" table:formula="of:=[source.M28]" office:value-type="float" office:value="0.219">
            <text:p>0.219</text:p>
          </table:table-cell>
          <table:table-cell table:style-name="ce4" table:formula="of:=[source.N28]" office:value-type="float" office:value="10">
            <text:p>10</text:p>
          </table:table-cell>
          <table:table-cell table:style-name="ce4" table:formula="of:=CEILING([.$G27];[.U27])" office:value-type="float" office:value="10">
            <text:p>10</text:p>
          </table:table-cell>
          <table:table-cell table:style-name="ce29" table:formula="of:=IF([.V27]*[.T27] &gt; 0; [.V27]*[.T27]; &quot;&quot;)" office:value-type="float" office:value="2.19">
            <text:p>2.19</text:p>
          </table:table-cell>
          <table:table-cell table:style-name="ce4" table:formula="of:=IF([.$A27] &lt;&gt; &quot;&quot;; IF(MIN([.$M27];[.$R27];[.$W27]) = [.$M27]; [.$I$1]; IF(MIN([.$M27];[.$R27];[.$W27]) = [.$R27]; [.$N$1]; IF(ISNUMBER([.$W27]); [.$S$1]; &quot;NO PRICING&quot;))); &quot;&quot;)" office:value-type="string" office:string-value="RS Online">
            <text:p>RS Online</text:p>
          </table:table-cell>
          <table:table-cell table:style-name="ce34" table:formula="of:=IF([.$A27] &lt;&gt; &quot;&quot;; IF(MIN([.$M27];[.$R27];[.$W27]) = [.$M27]; [.$I27]; IF(MIN([.$M27];[.$R27];[.$W27]) = [.$R27]; [.$N27]; IF(ISNUMBER([.$W27]); [.$S27]; &quot;NO PRICING&quot;))); &quot;&quot;)" office:value-type="string" office:string-value="663-1893">
            <text:p>663-1893</text:p>
          </table:table-cell>
          <table:table-cell table:style-name="ce4" table:formula="of:=IF([.$A27] &lt;&gt; &quot;&quot;; IF(MIN([.$M27];[.$R27];[.$W27]) = [.$M27]; [.$L27]; IF(MIN([.$M27];[.$R27];[.$W27]) = [.$R27]; [.$Q27]; IF(ISNUMBER([.$W27]); [.$V27]; &quot;NO PRICING&quot;))); &quot;&quot;)" office:value-type="float" office:value="10">
            <text:p>10</text:p>
          </table:table-cell>
          <table:table-cell table:style-name="ce29" table:formula="of:=IF([.$A27] &lt;&gt; &quot;&quot;; IF(MIN([.$M27];[.$R27];[.$W27]) = [.$M27]; [.$M27]; IF(MIN([.$M27];[.$R27];[.$W27]) = [.$R27]; [.$R27]; IF(ISNUMBER([.$W27]); [.$W27]; &quot;NO PRICING&quot;))); &quot;&quot;)" office:value-type="float" office:value="2.19">
            <text:p>2.19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27])" office:value-type="string" office:string-value="74HC04N Hex inverter">
            <text:p>74HC04N Hex inverter</text:p>
          </table:table-cell>
          <table:table-cell table:style-name="ce4" table:formula="of:=T([source.C27])" office:value-type="string" office:string-value="74HC04N">
            <text:p>74HC04N</text:p>
          </table:table-cell>
          <table:table-cell table:style-name="ce4" table:formula="of:=T([source.D27])" office:value-type="string" office:string-value="74HC04N Hex inverter">
            <text:p>74HC04N Hex inverter</text:p>
          </table:table-cell>
          <table:table-cell table:style-name="ce14" table:formula="of:=T([source.E27])">
            <text:p/>
          </table:table-cell>
          <table:table-cell table:style-name="ce4" table:formula="of:=[source.A27]" office:value-type="float" office:value="9">
            <text:p>9</text:p>
          </table:table-cell>
          <table:table-cell table:style-name="ce4" table:formula="of:=ROUND([.E28]* (1 + extra))" office:value-type="float" office:value="10">
            <text:p>10</text:p>
          </table:table-cell>
          <table:table-cell table:style-name="ce4" table:formula="of:=MAX([.F28];[.E28]+1)" office:value-type="float" office:value="10">
            <text:p>10</text:p>
          </table:table-cell>
          <table:table-cell table:style-name="ce4"/>
          <table:table-cell table:style-name="ce16" table:formula="of:=[source.F27]" office:value-type="float" office:value="9590951">
            <text:p>9590951</text:p>
          </table:table-cell>
          <table:table-cell table:style-name="ce22" table:formula="of:=[source.G27]" office:value-type="float" office:value="0.23">
            <text:p>0.230</text:p>
          </table:table-cell>
          <table:table-cell table:style-name="ce4" table:formula="of:=[source.H27]" office:value-type="float" office:value="10">
            <text:p>10</text:p>
          </table:table-cell>
          <table:table-cell table:style-name="ce4" table:formula="of:=CEILING([.G28];[.K28])" office:value-type="float" office:value="10">
            <text:p>10</text:p>
          </table:table-cell>
          <table:table-cell table:style-name="ce29" table:formula="of:=IF([.L28]*[.J28] &gt; 0; [.L28]*[.J28]; &quot;&quot;)" office:value-type="float" office:value="2.3">
            <text:p>2.30</text:p>
          </table:table-cell>
          <table:table-cell table:style-name="ce16" table:formula="of:=[source.I27]" office:value-type="float" office:value="2374080">
            <text:p>2374080</text:p>
          </table:table-cell>
          <table:table-cell table:style-name="ce22" table:formula="of:=[source.J27]" office:value-type="float" office:value="0.086">
            <text:p>0.086</text:p>
          </table:table-cell>
          <table:table-cell table:style-name="ce4" table:formula="of:=[source.K27]" office:value-type="float" office:value="1">
            <text:p>1</text:p>
          </table:table-cell>
          <table:table-cell table:style-name="ce4" table:formula="of:=CEILING([.$G28];[.P28])" office:value-type="float" office:value="10">
            <text:p>10</text:p>
          </table:table-cell>
          <table:table-cell table:style-name="ce29" table:formula="of:=IF([.Q28]*[.O28] &gt; 0; [.Q28]*[.O28]; &quot;&quot;)" office:value-type="float" office:value="0.86">
            <text:p>0.86</text:p>
          </table:table-cell>
          <table:table-cell table:style-name="ce16" table:formula="of:=[source.L27]" office:value-type="string" office:string-value="662-9997">
            <text:p>662-9997</text:p>
          </table:table-cell>
          <table:table-cell table:style-name="ce22" table:formula="of:=[source.M27]" office:value-type="float" office:value="0.233">
            <text:p>0.233</text:p>
          </table:table-cell>
          <table:table-cell table:style-name="ce4" table:formula="of:=[source.N27]" office:value-type="float" office:value="10">
            <text:p>10</text:p>
          </table:table-cell>
          <table:table-cell table:style-name="ce4" table:formula="of:=CEILING([.$G28];[.U28])" office:value-type="float" office:value="10">
            <text:p>10</text:p>
          </table:table-cell>
          <table:table-cell table:style-name="ce29" table:formula="of:=IF([.V28]*[.T28] &gt; 0; [.V28]*[.T28]; &quot;&quot;)" office:value-type="float" office:value="2.33">
            <text:p>2.33</text:p>
          </table:table-cell>
          <table:table-cell table:style-name="ce4" table:formula="of:=IF([.$A28] &lt;&gt; &quot;&quot;; IF(MIN([.$M28];[.$R28];[.$W28]) = [.$M28]; [.$I$1]; IF(MIN([.$M28];[.$R28];[.$W28]) = [.$R28]; [.$N$1]; IF(ISNUMBER([.$W28]); [.$S$1]; &quot;NO PRICING&quot;))); &quot;&quot;)" office:value-type="string" office:string-value="Farnell US">
            <text:p>Farnell US</text:p>
          </table:table-cell>
          <table:table-cell table:style-name="ce34" table:formula="of:=IF([.$A28] &lt;&gt; &quot;&quot;; IF(MIN([.$M28];[.$R28];[.$W28]) = [.$M28]; [.$I28]; IF(MIN([.$M28];[.$R28];[.$W28]) = [.$R28]; [.$N28]; IF(ISNUMBER([.$W28]); [.$S28]; &quot;NO PRICING&quot;))); &quot;&quot;)" office:value-type="float" office:value="2374080">
            <text:p>2374080</text:p>
          </table:table-cell>
          <table:table-cell table:style-name="ce4" table:formula="of:=IF([.$A28] &lt;&gt; &quot;&quot;; IF(MIN([.$M28];[.$R28];[.$W28]) = [.$M28]; [.$L28]; IF(MIN([.$M28];[.$R28];[.$W28]) = [.$R28]; [.$Q28]; IF(ISNUMBER([.$W28]); [.$V28]; &quot;NO PRICING&quot;))); &quot;&quot;)" office:value-type="float" office:value="10">
            <text:p>10</text:p>
          </table:table-cell>
          <table:table-cell table:style-name="ce29" table:formula="of:=IF([.$A28] &lt;&gt; &quot;&quot;; IF(MIN([.$M28];[.$R28];[.$W28]) = [.$M28]; [.$M28]; IF(MIN([.$M28];[.$R28];[.$W28]) = [.$R28]; [.$R28]; IF(ISNUMBER([.$W28]); [.$W28]; &quot;NO PRICING&quot;))); &quot;&quot;)" office:value-type="float" office:value="0.86">
            <text:p>0.86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25])" office:value-type="string" office:string-value="10 µF electrolytic capacitor">
            <text:p>10 µF electrolytic capacitor</text:p>
          </table:table-cell>
          <table:table-cell table:style-name="ce4" table:formula="of:=T([source.C25])" office:value-type="string" office:string-value="CPOL-EUE2.5-5">
            <text:p>CPOL-EUE2.5-5</text:p>
          </table:table-cell>
          <table:table-cell table:style-name="ce4" table:formula="of:=T([source.D25])" office:value-type="string" office:string-value="10 µF electrolytic capacitor">
            <text:p>10 µF electrolytic capacitor</text:p>
          </table:table-cell>
          <table:table-cell table:style-name="ce14" table:formula="of:=T([source.E25])">
            <text:p/>
          </table:table-cell>
          <table:table-cell table:style-name="ce4" table:formula="of:=[source.A25]" office:value-type="float" office:value="9">
            <text:p>9</text:p>
          </table:table-cell>
          <table:table-cell table:style-name="ce4" table:formula="of:=ROUND([.E29]* (1 + extra))" office:value-type="float" office:value="10">
            <text:p>10</text:p>
          </table:table-cell>
          <table:table-cell table:style-name="ce4" table:formula="of:=MAX([.F29];[.E29]+1)" office:value-type="float" office:value="10">
            <text:p>10</text:p>
          </table:table-cell>
          <table:table-cell table:style-name="ce4"/>
          <table:table-cell table:style-name="ce16" table:formula="of:=[source.F25]" office:value-type="float" office:value="1902928">
            <text:p>1902928</text:p>
          </table:table-cell>
          <table:table-cell table:style-name="ce22" table:formula="of:=[source.G25]" office:value-type="float" office:value="0.033">
            <text:p>0.033</text:p>
          </table:table-cell>
          <table:table-cell table:style-name="ce4" table:formula="of:=[source.H25]" office:value-type="float" office:value="1">
            <text:p>1</text:p>
          </table:table-cell>
          <table:table-cell table:style-name="ce4" table:formula="of:=CEILING([.G29];[.K29])" office:value-type="float" office:value="10">
            <text:p>10</text:p>
          </table:table-cell>
          <table:table-cell table:style-name="ce29" table:formula="of:=IF([.L29]*[.J29] &gt; 0; [.L29]*[.J29]; &quot;&quot;)" office:value-type="float" office:value="0.33">
            <text:p>0.33</text:p>
          </table:table-cell>
          <table:table-cell table:style-name="ce16" table:formula="of:=[source.I25]" office:value-type="float" office:value="0">
            <text:p/>
          </table:table-cell>
          <table:table-cell table:style-name="ce22" table:formula="of:=[source.J25]" office:value-type="float" office:value="0">
            <text:p>0.000</text:p>
          </table:table-cell>
          <table:table-cell table:style-name="ce4" table:formula="of:=[source.K25]" office:value-type="float" office:value="0">
            <text:p>0</text:p>
          </table:table-cell>
          <table:table-cell table:style-name="ce4" table:formula="of:=CEILING([.$G29];[.P29])" office:value-type="float" office:value="0">
            <text:p>0</text:p>
          </table:table-cell>
          <table:table-cell table:style-name="ce29" table:formula="of:=IF([.Q29]*[.O29] &gt; 0; [.Q29]*[.O29]; &quot;&quot;)">
            <text:p/>
          </table:table-cell>
          <table:table-cell table:style-name="ce16" table:formula="of:=[source.L25]" office:value-type="string" office:string-value="440-6547">
            <text:p>440-6547</text:p>
          </table:table-cell>
          <table:table-cell table:style-name="ce22" table:formula="of:=[source.M25]" office:value-type="float" office:value="0.026">
            <text:p>0.026</text:p>
          </table:table-cell>
          <table:table-cell table:style-name="ce4" table:formula="of:=[source.N25]" office:value-type="float" office:value="50">
            <text:p>50</text:p>
          </table:table-cell>
          <table:table-cell table:style-name="ce4" table:formula="of:=CEILING([.$G29];[.U29])" office:value-type="float" office:value="50">
            <text:p>50</text:p>
          </table:table-cell>
          <table:table-cell table:style-name="ce29" table:formula="of:=IF([.V29]*[.T29] &gt; 0; [.V29]*[.T29]; &quot;&quot;)" office:value-type="float" office:value="1.3">
            <text:p>1.30</text:p>
          </table:table-cell>
          <table:table-cell table:style-name="ce4" table:formula="of:=IF([.$A29] &lt;&gt; &quot;&quot;; IF(MIN([.$M29];[.$R29];[.$W29]) = [.$M29]; [.$I$1]; IF(MIN([.$M29];[.$R29];[.$W29]) = [.$R29]; [.$N$1]; IF(ISNUMBER([.$W29]); [.$S$1]; &quot;NO PRICING&quot;))); &quot;&quot;)" office:value-type="string" office:string-value="Farnell">
            <text:p>Farnell</text:p>
          </table:table-cell>
          <table:table-cell table:style-name="ce34" table:formula="of:=IF([.$A29] &lt;&gt; &quot;&quot;; IF(MIN([.$M29];[.$R29];[.$W29]) = [.$M29]; [.$I29]; IF(MIN([.$M29];[.$R29];[.$W29]) = [.$R29]; [.$N29]; IF(ISNUMBER([.$W29]); [.$S29]; &quot;NO PRICING&quot;))); &quot;&quot;)" office:value-type="float" office:value="1902928">
            <text:p>1902928</text:p>
          </table:table-cell>
          <table:table-cell table:style-name="ce4" table:formula="of:=IF([.$A29] &lt;&gt; &quot;&quot;; IF(MIN([.$M29];[.$R29];[.$W29]) = [.$M29]; [.$L29]; IF(MIN([.$M29];[.$R29];[.$W29]) = [.$R29]; [.$Q29]; IF(ISNUMBER([.$W29]); [.$V29]; &quot;NO PRICING&quot;))); &quot;&quot;)" office:value-type="float" office:value="10">
            <text:p>10</text:p>
          </table:table-cell>
          <table:table-cell table:style-name="ce29" table:formula="of:=IF([.$A29] &lt;&gt; &quot;&quot;; IF(MIN([.$M29];[.$R29];[.$W29]) = [.$M29]; [.$M29]; IF(MIN([.$M29];[.$R29];[.$W29]) = [.$R29]; [.$R29]; IF(ISNUMBER([.$W29]); [.$W29]; &quot;NO PRICING&quot;))); &quot;&quot;)" office:value-type="float" office:value="0.33">
            <text:p>0.33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30])" office:value-type="string" office:string-value="74HC32 4× OR gate">
            <text:p>74HC32 4× OR gate</text:p>
          </table:table-cell>
          <table:table-cell table:style-name="ce4" table:formula="of:=T([source.C30])" office:value-type="string" office:string-value="74HC32N">
            <text:p>74HC32N</text:p>
          </table:table-cell>
          <table:table-cell table:style-name="ce4" table:formula="of:=T([source.D30])" office:value-type="string" office:string-value="74HC32 4× OR gate">
            <text:p>74HC32 4× OR gate</text:p>
          </table:table-cell>
          <table:table-cell table:style-name="ce14" table:formula="of:=T([source.E30])">
            <text:p/>
          </table:table-cell>
          <table:table-cell table:style-name="ce4" table:formula="of:=[source.A30]" office:value-type="float" office:value="8">
            <text:p>8</text:p>
          </table:table-cell>
          <table:table-cell table:style-name="ce4" table:formula="of:=ROUND([.E30]* (1 + extra))" office:value-type="float" office:value="9">
            <text:p>9</text:p>
          </table:table-cell>
          <table:table-cell table:style-name="ce4" table:formula="of:=MAX([.F30];[.E30]+1)" office:value-type="float" office:value="9">
            <text:p>9</text:p>
          </table:table-cell>
          <table:table-cell table:style-name="ce4"/>
          <table:table-cell table:style-name="ce16" table:formula="of:=[source.F30]" office:value-type="float" office:value="1739939">
            <text:p>1739939</text:p>
          </table:table-cell>
          <table:table-cell table:style-name="ce22" table:formula="of:=[source.G30]" office:value-type="float" office:value="0.27">
            <text:p>0.270</text:p>
          </table:table-cell>
          <table:table-cell table:style-name="ce4" table:formula="of:=[source.H30]" office:value-type="float" office:value="10">
            <text:p>10</text:p>
          </table:table-cell>
          <table:table-cell table:style-name="ce4" table:formula="of:=CEILING([.G30];[.K30])" office:value-type="float" office:value="10">
            <text:p>10</text:p>
          </table:table-cell>
          <table:table-cell table:style-name="ce29" table:formula="of:=IF([.L30]*[.J30] &gt; 0; [.L30]*[.J30]; &quot;&quot;)" office:value-type="float" office:value="2.7">
            <text:p>2.70</text:p>
          </table:table-cell>
          <table:table-cell table:style-name="ce16" table:formula="of:=[source.I30]" office:value-type="float" office:value="0">
            <text:p/>
          </table:table-cell>
          <table:table-cell table:style-name="ce22" table:formula="of:=[source.J30]" office:value-type="float" office:value="0">
            <text:p>0.000</text:p>
          </table:table-cell>
          <table:table-cell table:style-name="ce4" table:formula="of:=[source.K30]" office:value-type="float" office:value="0">
            <text:p>0</text:p>
          </table:table-cell>
          <table:table-cell table:style-name="ce4" table:formula="of:=CEILING([.$G30];[.P30])" office:value-type="float" office:value="0">
            <text:p>0</text:p>
          </table:table-cell>
          <table:table-cell table:style-name="ce29" table:formula="of:=IF([.Q30]*[.O30] &gt; 0; [.Q30]*[.O30]; &quot;&quot;)">
            <text:p/>
          </table:table-cell>
          <table:table-cell table:style-name="ce16" table:formula="of:=[source.L30]" office:value-type="string" office:string-value="709-3021">
            <text:p>709-3021</text:p>
          </table:table-cell>
          <table:table-cell table:style-name="ce22" table:formula="of:=[source.M30]" office:value-type="float" office:value="0.201">
            <text:p>0.201</text:p>
          </table:table-cell>
          <table:table-cell table:style-name="ce4" table:formula="of:=[source.N30]" office:value-type="float" office:value="10">
            <text:p>10</text:p>
          </table:table-cell>
          <table:table-cell table:style-name="ce4" table:formula="of:=CEILING([.$G30];[.U30])" office:value-type="float" office:value="10">
            <text:p>10</text:p>
          </table:table-cell>
          <table:table-cell table:style-name="ce29" table:formula="of:=IF([.V30]*[.T30] &gt; 0; [.V30]*[.T30]; &quot;&quot;)" office:value-type="float" office:value="2.01">
            <text:p>2.01</text:p>
          </table:table-cell>
          <table:table-cell table:style-name="ce4" table:formula="of:=IF([.$A30] &lt;&gt; &quot;&quot;; IF(MIN([.$M30];[.$R30];[.$W30]) = [.$M30]; [.$I$1]; IF(MIN([.$M30];[.$R30];[.$W30]) = [.$R30]; [.$N$1]; IF(ISNUMBER([.$W30]); [.$S$1]; &quot;NO PRICING&quot;))); &quot;&quot;)" office:value-type="string" office:string-value="RS Online">
            <text:p>RS Online</text:p>
          </table:table-cell>
          <table:table-cell table:style-name="ce34" table:formula="of:=IF([.$A30] &lt;&gt; &quot;&quot;; IF(MIN([.$M30];[.$R30];[.$W30]) = [.$M30]; [.$I30]; IF(MIN([.$M30];[.$R30];[.$W30]) = [.$R30]; [.$N30]; IF(ISNUMBER([.$W30]); [.$S30]; &quot;NO PRICING&quot;))); &quot;&quot;)" office:value-type="string" office:string-value="709-3021">
            <text:p>709-3021</text:p>
          </table:table-cell>
          <table:table-cell table:style-name="ce4" table:formula="of:=IF([.$A30] &lt;&gt; &quot;&quot;; IF(MIN([.$M30];[.$R30];[.$W30]) = [.$M30]; [.$L30]; IF(MIN([.$M30];[.$R30];[.$W30]) = [.$R30]; [.$Q30]; IF(ISNUMBER([.$W30]); [.$V30]; &quot;NO PRICING&quot;))); &quot;&quot;)" office:value-type="float" office:value="10">
            <text:p>10</text:p>
          </table:table-cell>
          <table:table-cell table:style-name="ce29" table:formula="of:=IF([.$A30] &lt;&gt; &quot;&quot;; IF(MIN([.$M30];[.$R30];[.$W30]) = [.$M30]; [.$M30]; IF(MIN([.$M30];[.$R30];[.$W30]) = [.$R30]; [.$R30]; IF(ISNUMBER([.$W30]); [.$W30]; &quot;NO PRICING&quot;))); &quot;&quot;)" office:value-type="float" office:value="2.01">
            <text:p>2.01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32])">
            <text:p/>
          </table:table-cell>
          <table:table-cell table:style-name="ce4" table:formula="of:=T([source.C32])" office:value-type="string" office:string-value="MA04-2">
            <text:p>MA04-2</text:p>
          </table:table-cell>
          <table:table-cell table:style-name="ce4" table:formula="of:=T([source.D32])">
            <text:p/>
          </table:table-cell>
          <table:table-cell table:style-name="ce14" table:formula="of:=T([source.E32])">
            <text:p/>
          </table:table-cell>
          <table:table-cell table:style-name="ce4" table:formula="of:=[source.A32]" office:value-type="float" office:value="7">
            <text:p>7</text:p>
          </table:table-cell>
          <table:table-cell table:style-name="ce4" table:formula="of:=ROUND([.E31]* (1 + extra))" office:value-type="float" office:value="8">
            <text:p>8</text:p>
          </table:table-cell>
          <table:table-cell table:style-name="ce4" table:formula="of:=MAX([.F31];[.E31]+1)" office:value-type="float" office:value="8">
            <text:p>8</text:p>
          </table:table-cell>
          <table:table-cell table:style-name="ce4"/>
          <table:table-cell table:style-name="ce16" table:formula="of:=[source.F32]" office:value-type="float" office:value="0">
            <text:p/>
          </table:table-cell>
          <table:table-cell table:style-name="ce22" table:formula="of:=[source.G32]" office:value-type="float" office:value="0">
            <text:p>0.000</text:p>
          </table:table-cell>
          <table:table-cell table:style-name="ce4" table:formula="of:=[source.H32]" office:value-type="float" office:value="0">
            <text:p>0</text:p>
          </table:table-cell>
          <table:table-cell table:style-name="ce4" table:formula="of:=CEILING([.G31];[.K31])" office:value-type="float" office:value="0">
            <text:p>0</text:p>
          </table:table-cell>
          <table:table-cell table:style-name="ce29" table:formula="of:=IF([.L31]*[.J31] &gt; 0; [.L31]*[.J31]; &quot;&quot;)">
            <text:p/>
          </table:table-cell>
          <table:table-cell table:style-name="ce16" table:formula="of:=[source.I32]" office:value-type="float" office:value="0">
            <text:p/>
          </table:table-cell>
          <table:table-cell table:style-name="ce22" table:formula="of:=[source.J32]" office:value-type="float" office:value="0">
            <text:p>0.000</text:p>
          </table:table-cell>
          <table:table-cell table:style-name="ce4" table:formula="of:=[source.K32]" office:value-type="float" office:value="0">
            <text:p>0</text:p>
          </table:table-cell>
          <table:table-cell table:style-name="ce4" table:formula="of:=CEILING([.$G31];[.P31])" office:value-type="float" office:value="0">
            <text:p>0</text:p>
          </table:table-cell>
          <table:table-cell table:style-name="ce29" table:formula="of:=IF([.Q31]*[.O31] &gt; 0; [.Q31]*[.O31]; &quot;&quot;)">
            <text:p/>
          </table:table-cell>
          <table:table-cell table:style-name="ce16" table:formula="of:=[source.L32]" office:value-type="float" office:value="0">
            <text:p/>
          </table:table-cell>
          <table:table-cell table:style-name="ce22" table:formula="of:=[source.M32]" office:value-type="float" office:value="0">
            <text:p>0.000</text:p>
          </table:table-cell>
          <table:table-cell table:style-name="ce4" table:formula="of:=[source.N32]" office:value-type="float" office:value="0">
            <text:p>0</text:p>
          </table:table-cell>
          <table:table-cell table:style-name="ce4" table:formula="of:=CEILING([.$G31];[.U31])" office:value-type="float" office:value="0">
            <text:p>0</text:p>
          </table:table-cell>
          <table:table-cell table:style-name="ce29" table:formula="of:=IF([.V31]*[.T31] &gt; 0; [.V31]*[.T31]; &quot;&quot;)">
            <text:p/>
          </table:table-cell>
          <table:table-cell table:style-name="ce4" table:formula="of:=IF([.$A31] &lt;&gt; &quot;&quot;; IF(MIN([.$M31];[.$R31];[.$W31]) = [.$M31]; [.$I$1]; IF(MIN([.$M31];[.$R31];[.$W31]) = [.$R31]; [.$N$1]; IF(ISNUMBER([.$W31]); [.$S$1]; &quot;NO PRICING&quot;))); &quot;&quot;)">
            <text:p/>
          </table:table-cell>
          <table:table-cell table:style-name="ce34" table:formula="of:=IF([.$A31] &lt;&gt; &quot;&quot;; IF(MIN([.$M31];[.$R31];[.$W31]) = [.$M31]; [.$I31]; IF(MIN([.$M31];[.$R31];[.$W31]) = [.$R31]; [.$N31]; IF(ISNUMBER([.$W31]); [.$S31]; &quot;NO PRICING&quot;))); &quot;&quot;)">
            <text:p/>
          </table:table-cell>
          <table:table-cell table:style-name="ce4" table:formula="of:=IF([.$A31] &lt;&gt; &quot;&quot;; IF(MIN([.$M31];[.$R31];[.$W31]) = [.$M31]; [.$L31]; IF(MIN([.$M31];[.$R31];[.$W31]) = [.$R31]; [.$Q31]; IF(ISNUMBER([.$W31]); [.$V31]; &quot;NO PRICING&quot;))); &quot;&quot;)">
            <text:p/>
          </table:table-cell>
          <table:table-cell table:style-name="ce29" table:formula="of:=IF([.$A31] &lt;&gt; &quot;&quot;; IF(MIN([.$M31];[.$R31];[.$W31]) = [.$M31]; [.$M31]; IF(MIN([.$M31];[.$R31];[.$W31]) = [.$R31]; [.$R31]; IF(ISNUMBER([.$W31]); [.$W31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4" table:formula="of:=T([source.B36])" office:value-type="string" office:string-value="20-pin shrouded header">
            <text:p>20-pin shrouded header</text:p>
          </table:table-cell>
          <table:table-cell table:style-name="ce4" table:formula="of:=T([source.C36])" office:value-type="string" office:string-value="2540-">
            <text:p>2540-</text:p>
          </table:table-cell>
          <table:table-cell table:style-name="ce4" table:formula="of:=T([source.D36])" office:value-type="string" office:string-value="20-pin shrouded header">
            <text:p>20-pin shrouded header</text:p>
          </table:table-cell>
          <table:table-cell table:style-name="ce14" table:formula="of:=T([source.E36])">
            <text:p/>
          </table:table-cell>
          <table:table-cell table:style-name="ce4" table:formula="of:=[source.A36]" office:value-type="float" office:value="7">
            <text:p>7</text:p>
          </table:table-cell>
          <table:table-cell table:style-name="ce4" table:formula="of:=ROUND([.E32]* (1 + extra))" office:value-type="float" office:value="8">
            <text:p>8</text:p>
          </table:table-cell>
          <table:table-cell table:style-name="ce4" table:formula="of:=MAX([.F32];[.E32]+1)" office:value-type="float" office:value="8">
            <text:p>8</text:p>
          </table:table-cell>
          <table:table-cell table:style-name="ce4"/>
          <table:table-cell table:style-name="ce16" table:formula="of:=[source.F36]" office:value-type="float" office:value="1099261">
            <text:p>1099261</text:p>
          </table:table-cell>
          <table:table-cell table:style-name="ce22" table:formula="of:=[source.G36]" office:value-type="float" office:value="1.07">
            <text:p>1.070</text:p>
          </table:table-cell>
          <table:table-cell table:style-name="ce4" table:formula="of:=[source.H36]" office:value-type="float" office:value="1">
            <text:p>1</text:p>
          </table:table-cell>
          <table:table-cell table:style-name="ce4" table:formula="of:=CEILING([.G32];[.K32])" office:value-type="float" office:value="8">
            <text:p>8</text:p>
          </table:table-cell>
          <table:table-cell table:style-name="ce29" table:formula="of:=IF([.L32]*[.J32] &gt; 0; [.L32]*[.J32]; &quot;&quot;)" office:value-type="float" office:value="8.56">
            <text:p>8.56</text:p>
          </table:table-cell>
          <table:table-cell table:style-name="ce16" table:formula="of:=[source.I36]" office:value-type="float" office:value="1258972">
            <text:p>1258972</text:p>
          </table:table-cell>
          <table:table-cell table:style-name="ce22" table:formula="of:=[source.J36]" office:value-type="float" office:value="0.66">
            <text:p>0.660</text:p>
          </table:table-cell>
          <table:table-cell table:style-name="ce4" table:formula="of:=[source.K36]" office:value-type="float" office:value="1">
            <text:p>1</text:p>
          </table:table-cell>
          <table:table-cell table:style-name="ce4" table:formula="of:=CEILING([.$G32];[.P32])" office:value-type="float" office:value="8">
            <text:p>8</text:p>
          </table:table-cell>
          <table:table-cell table:style-name="ce29" table:formula="of:=IF([.Q32]*[.O32] &gt; 0; [.Q32]*[.O32]; &quot;&quot;)" office:value-type="float" office:value="5.28">
            <text:p>5.28</text:p>
          </table:table-cell>
          <table:table-cell table:style-name="ce16" table:formula="of:=[source.L36]" office:value-type="string" office:string-value="670-1825">
            <text:p>670-1825</text:p>
          </table:table-cell>
          <table:table-cell table:style-name="ce22" table:formula="of:=[source.M36]" office:value-type="float" office:value="0.972">
            <text:p>0.972</text:p>
          </table:table-cell>
          <table:table-cell table:style-name="ce4" table:formula="of:=[source.N36]" office:value-type="float" office:value="5">
            <text:p>5</text:p>
          </table:table-cell>
          <table:table-cell table:style-name="ce4" table:formula="of:=CEILING([.$G32];[.U32])" office:value-type="float" office:value="10">
            <text:p>10</text:p>
          </table:table-cell>
          <table:table-cell table:style-name="ce29" table:formula="of:=IF([.V32]*[.T32] &gt; 0; [.V32]*[.T32]; &quot;&quot;)" office:value-type="float" office:value="9.72">
            <text:p>9.72</text:p>
          </table:table-cell>
          <table:table-cell table:style-name="ce4" table:formula="of:=IF([.$A32] &lt;&gt; &quot;&quot;; IF(MIN([.$M32];[.$R32];[.$W32]) = [.$M32]; [.$I$1]; IF(MIN([.$M32];[.$R32];[.$W32]) = [.$R32]; [.$N$1]; IF(ISNUMBER([.$W32]); [.$S$1]; &quot;NO PRICING&quot;))); &quot;&quot;)" office:value-type="string" office:string-value="Farnell US">
            <text:p>Farnell US</text:p>
          </table:table-cell>
          <table:table-cell table:style-name="ce34" table:formula="of:=IF([.$A32] &lt;&gt; &quot;&quot;; IF(MIN([.$M32];[.$R32];[.$W32]) = [.$M32]; [.$I32]; IF(MIN([.$M32];[.$R32];[.$W32]) = [.$R32]; [.$N32]; IF(ISNUMBER([.$W32]); [.$S32]; &quot;NO PRICING&quot;))); &quot;&quot;)" office:value-type="float" office:value="1258972">
            <text:p>1258972</text:p>
          </table:table-cell>
          <table:table-cell table:style-name="ce4" table:formula="of:=IF([.$A32] &lt;&gt; &quot;&quot;; IF(MIN([.$M32];[.$R32];[.$W32]) = [.$M32]; [.$L32]; IF(MIN([.$M32];[.$R32];[.$W32]) = [.$R32]; [.$Q32]; IF(ISNUMBER([.$W32]); [.$V32]; &quot;NO PRICING&quot;))); &quot;&quot;)" office:value-type="float" office:value="8">
            <text:p>8</text:p>
          </table:table-cell>
          <table:table-cell table:style-name="ce29" table:formula="of:=IF([.$A32] &lt;&gt; &quot;&quot;; IF(MIN([.$M32];[.$R32];[.$W32]) = [.$M32]; [.$M32]; IF(MIN([.$M32];[.$R32];[.$W32]) = [.$R32]; [.$R32]; IF(ISNUMBER([.$W32]); [.$W32]; &quot;NO PRICING&quot;))); &quot;&quot;)" office:value-type="float" office:value="5.28">
            <text:p>5.28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34])" office:value-type="string" office:string-value="74HC08 4× AND gate">
            <text:p>74HC08 4× AND gate</text:p>
          </table:table-cell>
          <table:table-cell table:style-name="ce4" table:formula="of:=T([source.C34])" office:value-type="string" office:string-value="74HC08N">
            <text:p>74HC08N</text:p>
          </table:table-cell>
          <table:table-cell table:style-name="ce4" table:formula="of:=T([source.D34])" office:value-type="string" office:string-value="74HC08 4× AND gate">
            <text:p>74HC08 4× AND gate</text:p>
          </table:table-cell>
          <table:table-cell table:style-name="ce14" table:formula="of:=T([source.E34])">
            <text:p/>
          </table:table-cell>
          <table:table-cell table:style-name="ce4" table:formula="of:=[source.A34]" office:value-type="float" office:value="7">
            <text:p>7</text:p>
          </table:table-cell>
          <table:table-cell table:style-name="ce4" table:formula="of:=ROUND([.E33]* (1 + extra))" office:value-type="float" office:value="8">
            <text:p>8</text:p>
          </table:table-cell>
          <table:table-cell table:style-name="ce4" table:formula="of:=MAX([.F33];[.E33]+1)" office:value-type="float" office:value="8">
            <text:p>8</text:p>
          </table:table-cell>
          <table:table-cell table:style-name="ce4"/>
          <table:table-cell table:style-name="ce16" table:formula="of:=[source.F34]" office:value-type="float" office:value="9665803">
            <text:p>9665803</text:p>
          </table:table-cell>
          <table:table-cell table:style-name="ce22" table:formula="of:=[source.G34]" office:value-type="float" office:value="0.22">
            <text:p>0.220</text:p>
          </table:table-cell>
          <table:table-cell table:style-name="ce4" table:formula="of:=[source.H34]" office:value-type="float" office:value="10">
            <text:p>10</text:p>
          </table:table-cell>
          <table:table-cell table:style-name="ce4" table:formula="of:=CEILING([.G33];[.K33])" office:value-type="float" office:value="10">
            <text:p>10</text:p>
          </table:table-cell>
          <table:table-cell table:style-name="ce29" table:formula="of:=IF([.L33]*[.J33] &gt; 0; [.L33]*[.J33]; &quot;&quot;)" office:value-type="float" office:value="2.2">
            <text:p>2.20</text:p>
          </table:table-cell>
          <table:table-cell table:style-name="ce16" table:formula="of:=[source.I34]" office:value-type="float" office:value="0">
            <text:p/>
          </table:table-cell>
          <table:table-cell table:style-name="ce22" table:formula="of:=[source.J34]" office:value-type="float" office:value="0">
            <text:p>0.000</text:p>
          </table:table-cell>
          <table:table-cell table:style-name="ce4" table:formula="of:=[source.K34]" office:value-type="float" office:value="0">
            <text:p>0</text:p>
          </table:table-cell>
          <table:table-cell table:style-name="ce4" table:formula="of:=CEILING([.$G33];[.P33])" office:value-type="float" office:value="0">
            <text:p>0</text:p>
          </table:table-cell>
          <table:table-cell table:style-name="ce29" table:formula="of:=IF([.Q33]*[.O33] &gt; 0; [.Q33]*[.O33]; &quot;&quot;)">
            <text:p/>
          </table:table-cell>
          <table:table-cell table:style-name="ce16" table:formula="of:=[source.L34]" office:value-type="string" office:string-value="709-2845">
            <text:p>709-2845</text:p>
          </table:table-cell>
          <table:table-cell table:style-name="ce22" table:formula="of:=[source.M34]" office:value-type="float" office:value="0.201">
            <text:p>0.201</text:p>
          </table:table-cell>
          <table:table-cell table:style-name="ce4" table:formula="of:=[source.N34]" office:value-type="float" office:value="10">
            <text:p>10</text:p>
          </table:table-cell>
          <table:table-cell table:style-name="ce4" table:formula="of:=CEILING([.$G33];[.U33])" office:value-type="float" office:value="10">
            <text:p>10</text:p>
          </table:table-cell>
          <table:table-cell table:style-name="ce29" table:formula="of:=IF([.V33]*[.T33] &gt; 0; [.V33]*[.T33]; &quot;&quot;)" office:value-type="float" office:value="2.01">
            <text:p>2.01</text:p>
          </table:table-cell>
          <table:table-cell table:style-name="ce4" table:formula="of:=IF([.$A33] &lt;&gt; &quot;&quot;; IF(MIN([.$M33];[.$R33];[.$W33]) = [.$M33]; [.$I$1]; IF(MIN([.$M33];[.$R33];[.$W33]) = [.$R33]; [.$N$1]; IF(ISNUMBER([.$W33]); [.$S$1]; &quot;NO PRICING&quot;))); &quot;&quot;)" office:value-type="string" office:string-value="RS Online">
            <text:p>RS Online</text:p>
          </table:table-cell>
          <table:table-cell table:style-name="ce34" table:formula="of:=IF([.$A33] &lt;&gt; &quot;&quot;; IF(MIN([.$M33];[.$R33];[.$W33]) = [.$M33]; [.$I33]; IF(MIN([.$M33];[.$R33];[.$W33]) = [.$R33]; [.$N33]; IF(ISNUMBER([.$W33]); [.$S33]; &quot;NO PRICING&quot;))); &quot;&quot;)" office:value-type="string" office:string-value="709-2845">
            <text:p>709-2845</text:p>
          </table:table-cell>
          <table:table-cell table:style-name="ce4" table:formula="of:=IF([.$A33] &lt;&gt; &quot;&quot;; IF(MIN([.$M33];[.$R33];[.$W33]) = [.$M33]; [.$L33]; IF(MIN([.$M33];[.$R33];[.$W33]) = [.$R33]; [.$Q33]; IF(ISNUMBER([.$W33]); [.$V33]; &quot;NO PRICING&quot;))); &quot;&quot;)" office:value-type="float" office:value="10">
            <text:p>10</text:p>
          </table:table-cell>
          <table:table-cell table:style-name="ce29" table:formula="of:=IF([.$A33] &lt;&gt; &quot;&quot;; IF(MIN([.$M33];[.$R33];[.$W33]) = [.$M33]; [.$M33]; IF(MIN([.$M33];[.$R33];[.$W33]) = [.$R33]; [.$R33]; IF(ISNUMBER([.$W33]); [.$W33]; &quot;NO PRICING&quot;))); &quot;&quot;)" office:value-type="float" office:value="2.01">
            <text:p>2.01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31])" office:value-type="string" office:string-value="2-pin 2.54mm header">
            <text:p>2-pin 2.54mm header</text:p>
          </table:table-cell>
          <table:table-cell table:style-name="ce4" table:formula="of:=T([source.C31])" office:value-type="string" office:string-value="JP1E">
            <text:p>JP1E</text:p>
          </table:table-cell>
          <table:table-cell table:style-name="ce4" table:formula="of:=T([source.D31])" office:value-type="string" office:string-value="2-pin 2.54mm header">
            <text:p>2-pin 2.54mm header</text:p>
          </table:table-cell>
          <table:table-cell table:style-name="ce14" table:formula="of:=T([source.E31])">
            <text:p/>
          </table:table-cell>
          <table:table-cell table:style-name="ce4" table:formula="of:=[source.A31]" office:value-type="float" office:value="7">
            <text:p>7</text:p>
          </table:table-cell>
          <table:table-cell table:style-name="ce4" table:formula="of:=ROUND([.E34]* (1 + extra))" office:value-type="float" office:value="8">
            <text:p>8</text:p>
          </table:table-cell>
          <table:table-cell table:style-name="ce4" table:formula="of:=MAX([.F34];[.E34]+1)" office:value-type="float" office:value="8">
            <text:p>8</text:p>
          </table:table-cell>
          <table:table-cell table:style-name="ce4"/>
          <table:table-cell table:style-name="ce16" table:formula="of:=[source.F31]" office:value-type="float" office:value="0">
            <text:p/>
          </table:table-cell>
          <table:table-cell table:style-name="ce22" table:formula="of:=[source.G31]" office:value-type="float" office:value="0">
            <text:p>0.000</text:p>
          </table:table-cell>
          <table:table-cell table:style-name="ce4" table:formula="of:=[source.H31]" office:value-type="float" office:value="0">
            <text:p>0</text:p>
          </table:table-cell>
          <table:table-cell table:style-name="ce4" table:formula="of:=CEILING([.G34];[.K34])" office:value-type="float" office:value="0">
            <text:p>0</text:p>
          </table:table-cell>
          <table:table-cell table:style-name="ce29" table:formula="of:=IF([.L34]*[.J34] &gt; 0; [.L34]*[.J34]; &quot;&quot;)">
            <text:p/>
          </table:table-cell>
          <table:table-cell table:style-name="ce16" table:formula="of:=[source.I31]" office:value-type="float" office:value="0">
            <text:p/>
          </table:table-cell>
          <table:table-cell table:style-name="ce22" table:formula="of:=[source.J31]" office:value-type="float" office:value="0">
            <text:p>0.000</text:p>
          </table:table-cell>
          <table:table-cell table:style-name="ce4" table:formula="of:=[source.K31]" office:value-type="float" office:value="0">
            <text:p>0</text:p>
          </table:table-cell>
          <table:table-cell table:style-name="ce4" table:formula="of:=CEILING([.$G34];[.P34])" office:value-type="float" office:value="0">
            <text:p>0</text:p>
          </table:table-cell>
          <table:table-cell table:style-name="ce29" table:formula="of:=IF([.Q34]*[.O34] &gt; 0; [.Q34]*[.O34]; &quot;&quot;)">
            <text:p/>
          </table:table-cell>
          <table:table-cell table:style-name="ce16" table:formula="of:=[source.L31]" office:value-type="string" office:string-value="251-8086">
            <text:p>251-8086</text:p>
          </table:table-cell>
          <table:table-cell table:style-name="ce22" table:formula="of:=[source.M31]" office:value-type="float" office:value="0.046">
            <text:p>0.046</text:p>
          </table:table-cell>
          <table:table-cell table:style-name="ce4" table:formula="of:=[source.N31]" office:value-type="float" office:value="25">
            <text:p>25</text:p>
          </table:table-cell>
          <table:table-cell table:style-name="ce4" table:formula="of:=CEILING([.$G34];[.U34])" office:value-type="float" office:value="25">
            <text:p>25</text:p>
          </table:table-cell>
          <table:table-cell table:style-name="ce29" table:formula="of:=IF([.V34]*[.T34] &gt; 0; [.V34]*[.T34]; &quot;&quot;)" office:value-type="float" office:value="1.15">
            <text:p>1.15</text:p>
          </table:table-cell>
          <table:table-cell table:style-name="ce4" table:formula="of:=IF([.$A34] &lt;&gt; &quot;&quot;; IF(MIN([.$M34];[.$R34];[.$W34]) = [.$M34]; [.$I$1]; IF(MIN([.$M34];[.$R34];[.$W34]) = [.$R34]; [.$N$1]; IF(ISNUMBER([.$W34]); [.$S$1]; &quot;NO PRICING&quot;))); &quot;&quot;)" office:value-type="string" office:string-value="RS Online">
            <text:p>RS Online</text:p>
          </table:table-cell>
          <table:table-cell table:style-name="ce34" table:formula="of:=IF([.$A34] &lt;&gt; &quot;&quot;; IF(MIN([.$M34];[.$R34];[.$W34]) = [.$M34]; [.$I34]; IF(MIN([.$M34];[.$R34];[.$W34]) = [.$R34]; [.$N34]; IF(ISNUMBER([.$W34]); [.$S34]; &quot;NO PRICING&quot;))); &quot;&quot;)" office:value-type="string" office:string-value="251-8086">
            <text:p>251-8086</text:p>
          </table:table-cell>
          <table:table-cell table:style-name="ce4" table:formula="of:=IF([.$A34] &lt;&gt; &quot;&quot;; IF(MIN([.$M34];[.$R34];[.$W34]) = [.$M34]; [.$L34]; IF(MIN([.$M34];[.$R34];[.$W34]) = [.$R34]; [.$Q34]; IF(ISNUMBER([.$W34]); [.$V34]; &quot;NO PRICING&quot;))); &quot;&quot;)" office:value-type="float" office:value="25">
            <text:p>25</text:p>
          </table:table-cell>
          <table:table-cell table:style-name="ce29" table:formula="of:=IF([.$A34] &lt;&gt; &quot;&quot;; IF(MIN([.$M34];[.$R34];[.$W34]) = [.$M34]; [.$M34]; IF(MIN([.$M34];[.$R34];[.$W34]) = [.$R34]; [.$R34]; IF(ISNUMBER([.$W34]); [.$W34]; &quot;NO PRICING&quot;))); &quot;&quot;)" office:value-type="float" office:value="1.15">
            <text:p>1.15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35])" office:value-type="string" office:string-value="74HC74N">
            <text:p>74HC74N</text:p>
          </table:table-cell>
          <table:table-cell table:style-name="ce4" table:formula="of:=T([source.C35])" office:value-type="string" office:string-value="74HC74N">
            <text:p>74HC74N</text:p>
          </table:table-cell>
          <table:table-cell table:style-name="ce4" table:formula="of:=T([source.D35])">
            <text:p/>
          </table:table-cell>
          <table:table-cell table:style-name="ce14" table:formula="of:=T([source.E35])">
            <text:p/>
          </table:table-cell>
          <table:table-cell table:style-name="ce4" table:formula="of:=[source.A35]" office:value-type="float" office:value="7">
            <text:p>7</text:p>
          </table:table-cell>
          <table:table-cell table:style-name="ce4" table:formula="of:=ROUND([.E35]* (1 + extra))" office:value-type="float" office:value="8">
            <text:p>8</text:p>
          </table:table-cell>
          <table:table-cell table:style-name="ce4" table:formula="of:=MAX([.F35];[.E35]+1)" office:value-type="float" office:value="8">
            <text:p>8</text:p>
          </table:table-cell>
          <table:table-cell table:style-name="ce4"/>
          <table:table-cell table:style-name="ce16" table:formula="of:=[source.F35]" office:value-type="float" office:value="1013916">
            <text:p>1013916</text:p>
          </table:table-cell>
          <table:table-cell table:style-name="ce22" table:formula="of:=[source.G35]" office:value-type="float" office:value="0.103">
            <text:p>0.103</text:p>
          </table:table-cell>
          <table:table-cell table:style-name="ce4" table:formula="of:=[source.H35]" office:value-type="float" office:value="1">
            <text:p>1</text:p>
          </table:table-cell>
          <table:table-cell table:style-name="ce4" table:formula="of:=CEILING([.G35];[.K35])" office:value-type="float" office:value="8">
            <text:p>8</text:p>
          </table:table-cell>
          <table:table-cell table:style-name="ce29" table:formula="of:=IF([.L35]*[.J35] &gt; 0; [.L35]*[.J35]; &quot;&quot;)" office:value-type="float" office:value="0.824">
            <text:p>0.82</text:p>
          </table:table-cell>
          <table:table-cell table:style-name="ce16" table:formula="of:=[source.I35]" office:value-type="float" office:value="0">
            <text:p/>
          </table:table-cell>
          <table:table-cell table:style-name="ce22" table:formula="of:=[source.J35]" office:value-type="float" office:value="0">
            <text:p>0.000</text:p>
          </table:table-cell>
          <table:table-cell table:style-name="ce4" table:formula="of:=[source.K35]" office:value-type="float" office:value="0">
            <text:p>0</text:p>
          </table:table-cell>
          <table:table-cell table:style-name="ce4" table:formula="of:=CEILING([.$G35];[.P35])" office:value-type="float" office:value="0">
            <text:p>0</text:p>
          </table:table-cell>
          <table:table-cell table:style-name="ce29" table:formula="of:=IF([.Q35]*[.O35] &gt; 0; [.Q35]*[.O35]; &quot;&quot;)">
            <text:p/>
          </table:table-cell>
          <table:table-cell table:style-name="ce16" table:formula="of:=[source.L35]" office:value-type="string" office:string-value="714-0975">
            <text:p>714-0975</text:p>
          </table:table-cell>
          <table:table-cell table:style-name="ce22" table:formula="of:=[source.M35]" office:value-type="float" office:value="0.15">
            <text:p>0.150</text:p>
          </table:table-cell>
          <table:table-cell table:style-name="ce4" table:formula="of:=[source.N35]" office:value-type="float" office:value="20">
            <text:p>20</text:p>
          </table:table-cell>
          <table:table-cell table:style-name="ce4" table:formula="of:=CEILING([.$G35];[.U35])" office:value-type="float" office:value="20">
            <text:p>20</text:p>
          </table:table-cell>
          <table:table-cell table:style-name="ce29" table:formula="of:=IF([.V35]*[.T35] &gt; 0; [.V35]*[.T35]; &quot;&quot;)" office:value-type="float" office:value="3">
            <text:p>3.00</text:p>
          </table:table-cell>
          <table:table-cell table:style-name="ce4" table:formula="of:=IF([.$A35] &lt;&gt; &quot;&quot;; IF(MIN([.$M35];[.$R35];[.$W35]) = [.$M35]; [.$I$1]; IF(MIN([.$M35];[.$R35];[.$W35]) = [.$R35]; [.$N$1]; IF(ISNUMBER([.$W35]); [.$S$1]; &quot;NO PRICING&quot;))); &quot;&quot;)" office:value-type="string" office:string-value="Farnell">
            <text:p>Farnell</text:p>
          </table:table-cell>
          <table:table-cell table:style-name="ce34" table:formula="of:=IF([.$A35] &lt;&gt; &quot;&quot;; IF(MIN([.$M35];[.$R35];[.$W35]) = [.$M35]; [.$I35]; IF(MIN([.$M35];[.$R35];[.$W35]) = [.$R35]; [.$N35]; IF(ISNUMBER([.$W35]); [.$S35]; &quot;NO PRICING&quot;))); &quot;&quot;)" office:value-type="float" office:value="1013916">
            <text:p>1013916</text:p>
          </table:table-cell>
          <table:table-cell table:style-name="ce4" table:formula="of:=IF([.$A35] &lt;&gt; &quot;&quot;; IF(MIN([.$M35];[.$R35];[.$W35]) = [.$M35]; [.$L35]; IF(MIN([.$M35];[.$R35];[.$W35]) = [.$R35]; [.$Q35]; IF(ISNUMBER([.$W35]); [.$V35]; &quot;NO PRICING&quot;))); &quot;&quot;)" office:value-type="float" office:value="8">
            <text:p>8</text:p>
          </table:table-cell>
          <table:table-cell table:style-name="ce29" table:formula="of:=IF([.$A35] &lt;&gt; &quot;&quot;; IF(MIN([.$M35];[.$R35];[.$W35]) = [.$M35]; [.$M35]; IF(MIN([.$M35];[.$R35];[.$W35]) = [.$R35]; [.$R35]; IF(ISNUMBER([.$W35]); [.$W35]; &quot;NO PRICING&quot;))); &quot;&quot;)" office:value-type="float" office:value="0.824">
            <text:p>0.82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33])" office:value-type="string" office:string-value="8×330Ω resistor, DIL packaged">
            <text:p>8×330Ω resistor, DIL packaged</text:p>
          </table:table-cell>
          <table:table-cell table:style-name="ce4" table:formula="of:=T([source.C33])" office:value-type="string" office:string-value="8R-N">
            <text:p>8R-N</text:p>
          </table:table-cell>
          <table:table-cell table:style-name="ce4" table:formula="of:=T([source.D33])" office:value-type="string" office:string-value="8×330Ω resistor, DIL packaged">
            <text:p>8×330Ω resistor, DIL packaged</text:p>
          </table:table-cell>
          <table:table-cell table:style-name="ce14" table:formula="of:=T([source.E33])" office:value-type="string" office:string-value="Discretes used for protytping.">
            <text:p>Discretes used for protytping.</text:p>
          </table:table-cell>
          <table:table-cell table:style-name="ce4" table:formula="of:=[source.A33]" office:value-type="float" office:value="7">
            <text:p>7</text:p>
          </table:table-cell>
          <table:table-cell table:style-name="ce4" table:formula="of:=ROUND([.E36]* (1 + extra))" office:value-type="float" office:value="8">
            <text:p>8</text:p>
          </table:table-cell>
          <table:table-cell table:style-name="ce4" table:formula="of:=MAX([.F36];[.E36]+1)" office:value-type="float" office:value="8">
            <text:p>8</text:p>
          </table:table-cell>
          <table:table-cell table:style-name="ce4"/>
          <table:table-cell table:style-name="ce16" table:formula="of:=[source.F33]" office:value-type="float" office:value="9339418">
            <text:p>9339418</text:p>
          </table:table-cell>
          <table:table-cell table:style-name="ce22" table:formula="of:=[source.G33]" office:value-type="float" office:value="0.011">
            <text:p>0.011</text:p>
          </table:table-cell>
          <table:table-cell table:style-name="ce4" table:formula="of:=[source.H33]" office:value-type="float" office:value="50">
            <text:p>50</text:p>
          </table:table-cell>
          <table:table-cell table:style-name="ce4" table:formula="of:=CEILING([.G36];[.K36])" office:value-type="float" office:value="50">
            <text:p>50</text:p>
          </table:table-cell>
          <table:table-cell table:style-name="ce29" table:formula="of:=IF([.L36]*[.J36] &gt; 0; [.L36]*[.J36]; &quot;&quot;)" office:value-type="float" office:value="0.55">
            <text:p>0.55</text:p>
          </table:table-cell>
          <table:table-cell table:style-name="ce16" table:formula="of:=[source.I33]" office:value-type="float" office:value="0">
            <text:p/>
          </table:table-cell>
          <table:table-cell table:style-name="ce22" table:formula="of:=[source.J33]" office:value-type="float" office:value="0">
            <text:p>0.000</text:p>
          </table:table-cell>
          <table:table-cell table:style-name="ce4" table:formula="of:=[source.K33]" office:value-type="float" office:value="0">
            <text:p>0</text:p>
          </table:table-cell>
          <table:table-cell table:style-name="ce4" table:formula="of:=CEILING([.$G36];[.P36])" office:value-type="float" office:value="0">
            <text:p>0</text:p>
          </table:table-cell>
          <table:table-cell table:style-name="ce29" table:formula="of:=IF([.Q36]*[.O36] &gt; 0; [.Q36]*[.O36]; &quot;&quot;)">
            <text:p/>
          </table:table-cell>
          <table:table-cell table:style-name="ce16" table:formula="of:=[source.L33]" office:value-type="string" office:string-value="707-7622">
            <text:p>707-7622</text:p>
          </table:table-cell>
          <table:table-cell table:style-name="ce22" table:formula="of:=[source.M33]" office:value-type="float" office:value="0.014">
            <text:p>0.014</text:p>
          </table:table-cell>
          <table:table-cell table:style-name="ce4" table:formula="of:=[source.N33]" office:value-type="float" office:value="10">
            <text:p>10</text:p>
          </table:table-cell>
          <table:table-cell table:style-name="ce4" table:formula="of:=CEILING([.$G36];[.U36])" office:value-type="float" office:value="10">
            <text:p>10</text:p>
          </table:table-cell>
          <table:table-cell table:style-name="ce29" table:formula="of:=IF([.V36]*[.T36] &gt; 0; [.V36]*[.T36]; &quot;&quot;)" office:value-type="float" office:value="0.14">
            <text:p>0.14</text:p>
          </table:table-cell>
          <table:table-cell table:style-name="ce4" table:formula="of:=IF([.$A36] &lt;&gt; &quot;&quot;; IF(MIN([.$M36];[.$R36];[.$W36]) = [.$M36]; [.$I$1]; IF(MIN([.$M36];[.$R36];[.$W36]) = [.$R36]; [.$N$1]; IF(ISNUMBER([.$W36]); [.$S$1]; &quot;NO PRICING&quot;))); &quot;&quot;)" office:value-type="string" office:string-value="RS Online">
            <text:p>RS Online</text:p>
          </table:table-cell>
          <table:table-cell table:style-name="ce34" table:formula="of:=IF([.$A36] &lt;&gt; &quot;&quot;; IF(MIN([.$M36];[.$R36];[.$W36]) = [.$M36]; [.$I36]; IF(MIN([.$M36];[.$R36];[.$W36]) = [.$R36]; [.$N36]; IF(ISNUMBER([.$W36]); [.$S36]; &quot;NO PRICING&quot;))); &quot;&quot;)" office:value-type="string" office:string-value="707-7622">
            <text:p>707-7622</text:p>
          </table:table-cell>
          <table:table-cell table:style-name="ce4" table:formula="of:=IF([.$A36] &lt;&gt; &quot;&quot;; IF(MIN([.$M36];[.$R36];[.$W36]) = [.$M36]; [.$L36]; IF(MIN([.$M36];[.$R36];[.$W36]) = [.$R36]; [.$Q36]; IF(ISNUMBER([.$W36]); [.$V36]; &quot;NO PRICING&quot;))); &quot;&quot;)" office:value-type="float" office:value="10">
            <text:p>10</text:p>
          </table:table-cell>
          <table:table-cell table:style-name="ce29" table:formula="of:=IF([.$A36] &lt;&gt; &quot;&quot;; IF(MIN([.$M36];[.$R36];[.$W36]) = [.$M36]; [.$M36]; IF(MIN([.$M36];[.$R36];[.$W36]) = [.$R36]; [.$R36]; IF(ISNUMBER([.$W36]); [.$W36]; &quot;NO PRICING&quot;))); &quot;&quot;)" office:value-type="float" office:value="0.14">
            <text:p>0.14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37])" office:value-type="string" office:string-value="6x1 2.54mm female wirewrap header">
            <text:p>6x1 2.54mm female wirewrap header</text:p>
          </table:table-cell>
          <table:table-cell table:style-name="ce4" table:formula="of:=T([source.C37])" office:value-type="string" office:string-value="FE06-1">
            <text:p>FE06-1</text:p>
          </table:table-cell>
          <table:table-cell table:style-name="ce4" table:formula="of:=T([source.D37])" office:value-type="string" office:string-value="6x1 2.54mm female wirewrap header">
            <text:p>6x1 2.54mm female wirewrap header</text:p>
          </table:table-cell>
          <table:table-cell table:style-name="ce14" table:formula="of:=T([source.E37])" office:value-type="string" office:string-value="Or other stackable">
            <text:p>Or other stackable</text:p>
          </table:table-cell>
          <table:table-cell table:style-name="ce4" table:formula="of:=[source.A37]" office:value-type="float" office:value="5">
            <text:p>5</text:p>
          </table:table-cell>
          <table:table-cell table:style-name="ce4" table:formula="of:=ROUND([.E37]* (1 + extra))" office:value-type="float" office:value="6">
            <text:p>6</text:p>
          </table:table-cell>
          <table:table-cell table:style-name="ce4" table:formula="of:=MAX([.F37];[.E37]+1)" office:value-type="float" office:value="6">
            <text:p>6</text:p>
          </table:table-cell>
          <table:table-cell table:style-name="ce4"/>
          <table:table-cell table:style-name="ce16" table:formula="of:=[source.F37]" office:value-type="float" office:value="0">
            <text:p/>
          </table:table-cell>
          <table:table-cell table:style-name="ce22" table:formula="of:=[source.G37]" office:value-type="float" office:value="0">
            <text:p>0.000</text:p>
          </table:table-cell>
          <table:table-cell table:style-name="ce4" table:formula="of:=[source.H37]" office:value-type="float" office:value="0">
            <text:p>0</text:p>
          </table:table-cell>
          <table:table-cell table:style-name="ce4" table:formula="of:=CEILING([.G37];[.K37])" office:value-type="float" office:value="0">
            <text:p>0</text:p>
          </table:table-cell>
          <table:table-cell table:style-name="ce29" table:formula="of:=IF([.L37]*[.J37] &gt; 0; [.L37]*[.J37]; &quot;&quot;)">
            <text:p/>
          </table:table-cell>
          <table:table-cell table:style-name="ce16" table:formula="of:=[source.I37]" office:value-type="float" office:value="0">
            <text:p/>
          </table:table-cell>
          <table:table-cell table:style-name="ce22" table:formula="of:=[source.J37]" office:value-type="float" office:value="0">
            <text:p>0.000</text:p>
          </table:table-cell>
          <table:table-cell table:style-name="ce4" table:formula="of:=[source.K37]" office:value-type="float" office:value="0">
            <text:p>0</text:p>
          </table:table-cell>
          <table:table-cell table:style-name="ce4" table:formula="of:=CEILING([.$G37];[.P37])" office:value-type="float" office:value="0">
            <text:p>0</text:p>
          </table:table-cell>
          <table:table-cell table:style-name="ce29" table:formula="of:=IF([.Q37]*[.O37] &gt; 0; [.Q37]*[.O37]; &quot;&quot;)">
            <text:p/>
          </table:table-cell>
          <table:table-cell table:style-name="ce16" table:formula="of:=[source.L37]" office:value-type="float" office:value="0">
            <text:p/>
          </table:table-cell>
          <table:table-cell table:style-name="ce22" table:formula="of:=[source.M37]" office:value-type="float" office:value="0">
            <text:p>0.000</text:p>
          </table:table-cell>
          <table:table-cell table:style-name="ce4" table:formula="of:=[source.N37]" office:value-type="float" office:value="0">
            <text:p>0</text:p>
          </table:table-cell>
          <table:table-cell table:style-name="ce4" table:formula="of:=CEILING([.$G37];[.U37])" office:value-type="float" office:value="0">
            <text:p>0</text:p>
          </table:table-cell>
          <table:table-cell table:style-name="ce29" table:formula="of:=IF([.V37]*[.T37] &gt; 0; [.V37]*[.T37]; &quot;&quot;)">
            <text:p/>
          </table:table-cell>
          <table:table-cell table:style-name="ce4" table:formula="of:=IF([.$A37] &lt;&gt; &quot;&quot;; IF(MIN([.$M37];[.$R37];[.$W37]) = [.$M37]; [.$I$1]; IF(MIN([.$M37];[.$R37];[.$W37]) = [.$R37]; [.$N$1]; IF(ISNUMBER([.$W37]); [.$S$1]; &quot;NO PRICING&quot;))); &quot;&quot;)" office:value-type="string" office:string-value="NO PRICING">
            <text:p>NO PRICING</text:p>
          </table:table-cell>
          <table:table-cell table:style-name="ce34" table:formula="of:=IF([.$A37] &lt;&gt; &quot;&quot;; IF(MIN([.$M37];[.$R37];[.$W37]) = [.$M37]; [.$I37]; IF(MIN([.$M37];[.$R37];[.$W37]) = [.$R37]; [.$N37]; IF(ISNUMBER([.$W37]); [.$S37]; &quot;NO PRICING&quot;))); &quot;&quot;)" office:value-type="string" office:string-value="NO PRICING">
            <text:p>NO PRICING</text:p>
          </table:table-cell>
          <table:table-cell table:style-name="ce4" table:formula="of:=IF([.$A37] &lt;&gt; &quot;&quot;; IF(MIN([.$M37];[.$R37];[.$W37]) = [.$M37]; [.$L37]; IF(MIN([.$M37];[.$R37];[.$W37]) = [.$R37]; [.$Q37]; IF(ISNUMBER([.$W37]); [.$V37]; &quot;NO PRICING&quot;))); &quot;&quot;)" office:value-type="string" office:string-value="NO PRICING">
            <text:p>NO PRICING</text:p>
          </table:table-cell>
          <table:table-cell table:style-name="ce29" table:formula="of:=IF([.$A37] &lt;&gt; &quot;&quot;; IF(MIN([.$M37];[.$R37];[.$W37]) = [.$M37]; [.$M37]; IF(MIN([.$M37];[.$R37];[.$W37]) = [.$R37]; [.$R37]; IF(ISNUMBER([.$W37]); [.$W37]; &quot;NO PRICING&quot;))); &quot;&quot;)" office:value-type="string" office:string-value="NO PRICING">
            <text:p>NO PRICING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39])" office:value-type="string" office:string-value="74HC05 6× open drain inverter">
            <text:p>74HC05 6× open drain inverter</text:p>
          </table:table-cell>
          <table:table-cell table:style-name="ce4" table:formula="of:=T([source.C39])" office:value-type="string" office:string-value="74HC05N">
            <text:p>74HC05N</text:p>
          </table:table-cell>
          <table:table-cell table:style-name="ce4" table:formula="of:=T([source.D39])" office:value-type="string" office:string-value="74HC05 6× open drain inverter">
            <text:p>74HC05 6× open drain inverter</text:p>
          </table:table-cell>
          <table:table-cell table:style-name="ce14" table:formula="of:=T([source.E39])">
            <text:p/>
          </table:table-cell>
          <table:table-cell table:style-name="ce4" table:formula="of:=[source.A39]" office:value-type="float" office:value="5">
            <text:p>5</text:p>
          </table:table-cell>
          <table:table-cell table:style-name="ce4" table:formula="of:=ROUND([.E38]* (1 + extra))" office:value-type="float" office:value="6">
            <text:p>6</text:p>
          </table:table-cell>
          <table:table-cell table:style-name="ce4" table:formula="of:=MAX([.F38];[.E38]+1)" office:value-type="float" office:value="6">
            <text:p>6</text:p>
          </table:table-cell>
          <table:table-cell table:style-name="ce4"/>
          <table:table-cell table:style-name="ce16" table:formula="of:=[source.F39]" office:value-type="float" office:value="1470855">
            <text:p>1470855</text:p>
          </table:table-cell>
          <table:table-cell table:style-name="ce22" table:formula="of:=[source.G39]" office:value-type="float" office:value="0.54">
            <text:p>0.540</text:p>
          </table:table-cell>
          <table:table-cell table:style-name="ce4" table:formula="of:=[source.H39]" office:value-type="float" office:value="1">
            <text:p>1</text:p>
          </table:table-cell>
          <table:table-cell table:style-name="ce4" table:formula="of:=CEILING([.G38];[.K38])" office:value-type="float" office:value="6">
            <text:p>6</text:p>
          </table:table-cell>
          <table:table-cell table:style-name="ce29" table:formula="of:=IF([.L38]*[.J38] &gt; 0; [.L38]*[.J38]; &quot;&quot;)" office:value-type="float" office:value="3.24">
            <text:p>3.24</text:p>
          </table:table-cell>
          <table:table-cell table:style-name="ce16" table:formula="of:=[source.I39]" office:value-type="float" office:value="0">
            <text:p/>
          </table:table-cell>
          <table:table-cell table:style-name="ce22" table:formula="of:=[source.J39]" office:value-type="float" office:value="0">
            <text:p>0.000</text:p>
          </table:table-cell>
          <table:table-cell table:style-name="ce4" table:formula="of:=[source.K39]" office:value-type="float" office:value="0">
            <text:p>0</text:p>
          </table:table-cell>
          <table:table-cell table:style-name="ce4" table:formula="of:=CEILING([.$G38];[.P38])" office:value-type="float" office:value="0">
            <text:p>0</text:p>
          </table:table-cell>
          <table:table-cell table:style-name="ce29" table:formula="of:=IF([.Q38]*[.O38] &gt; 0; [.Q38]*[.O38]; &quot;&quot;)">
            <text:p/>
          </table:table-cell>
          <table:table-cell table:style-name="ce16" table:formula="of:=[source.L39]" office:value-type="string" office:string-value="442-921">
            <text:p>442-921</text:p>
          </table:table-cell>
          <table:table-cell table:style-name="ce22" table:formula="of:=[source.M39]" office:value-type="float" office:value="0.52">
            <text:p>0.520</text:p>
          </table:table-cell>
          <table:table-cell table:style-name="ce4" table:formula="of:=[source.N39]" office:value-type="float" office:value="1">
            <text:p>1</text:p>
          </table:table-cell>
          <table:table-cell table:style-name="ce4" table:formula="of:=CEILING([.$G38];[.U38])" office:value-type="float" office:value="6">
            <text:p>6</text:p>
          </table:table-cell>
          <table:table-cell table:style-name="ce29" table:formula="of:=IF([.V38]*[.T38] &gt; 0; [.V38]*[.T38]; &quot;&quot;)" office:value-type="float" office:value="3.12">
            <text:p>3.12</text:p>
          </table:table-cell>
          <table:table-cell table:style-name="ce4" table:formula="of:=IF([.$A38] &lt;&gt; &quot;&quot;; IF(MIN([.$M38];[.$R38];[.$W38]) = [.$M38]; [.$I$1]; IF(MIN([.$M38];[.$R38];[.$W38]) = [.$R38]; [.$N$1]; IF(ISNUMBER([.$W38]); [.$S$1]; &quot;NO PRICING&quot;))); &quot;&quot;)" office:value-type="string" office:string-value="RS Online">
            <text:p>RS Online</text:p>
          </table:table-cell>
          <table:table-cell table:style-name="ce34" table:formula="of:=IF([.$A38] &lt;&gt; &quot;&quot;; IF(MIN([.$M38];[.$R38];[.$W38]) = [.$M38]; [.$I38]; IF(MIN([.$M38];[.$R38];[.$W38]) = [.$R38]; [.$N38]; IF(ISNUMBER([.$W38]); [.$S38]; &quot;NO PRICING&quot;))); &quot;&quot;)" office:value-type="string" office:string-value="442-921">
            <text:p>442-921</text:p>
          </table:table-cell>
          <table:table-cell table:style-name="ce4" table:formula="of:=IF([.$A38] &lt;&gt; &quot;&quot;; IF(MIN([.$M38];[.$R38];[.$W38]) = [.$M38]; [.$L38]; IF(MIN([.$M38];[.$R38];[.$W38]) = [.$R38]; [.$Q38]; IF(ISNUMBER([.$W38]); [.$V38]; &quot;NO PRICING&quot;))); &quot;&quot;)" office:value-type="float" office:value="6">
            <text:p>6</text:p>
          </table:table-cell>
          <table:table-cell table:style-name="ce29" table:formula="of:=IF([.$A38] &lt;&gt; &quot;&quot;; IF(MIN([.$M38];[.$R38];[.$W38]) = [.$M38]; [.$M38]; IF(MIN([.$M38];[.$R38];[.$W38]) = [.$R38]; [.$R38]; IF(ISNUMBER([.$W38]); [.$W38]; &quot;NO PRICING&quot;))); &quot;&quot;)" office:value-type="float" office:value="3.12">
            <text:p>3.12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42])" office:value-type="string" office:string-value="74HC374 Octal D-type transparent latch, positive edge triggered">
            <text:p>74HC374 Octal D-type transparent latch, positive edge triggered</text:p>
          </table:table-cell>
          <table:table-cell table:style-name="ce4" table:formula="of:=T([source.C42])" office:value-type="string" office:string-value="74HC374N">
            <text:p>74HC374N</text:p>
          </table:table-cell>
          <table:table-cell table:style-name="ce4" table:formula="of:=T([source.D42])" office:value-type="string" office:string-value="74HC374 Octal D-type transparent latch, positive edge triggered">
            <text:p>74HC374 Octal D-type transparent latch, positive edge triggered</text:p>
          </table:table-cell>
          <table:table-cell table:style-name="ce14" table:formula="of:=T([source.E42])">
            <text:p/>
          </table:table-cell>
          <table:table-cell table:style-name="ce4" table:formula="of:=[source.A42]" office:value-type="float" office:value="5">
            <text:p>5</text:p>
          </table:table-cell>
          <table:table-cell table:style-name="ce4" table:formula="of:=ROUND([.E39]* (1 + extra))" office:value-type="float" office:value="6">
            <text:p>6</text:p>
          </table:table-cell>
          <table:table-cell table:style-name="ce4" table:formula="of:=MAX([.F39];[.E39]+1)" office:value-type="float" office:value="6">
            <text:p>6</text:p>
          </table:table-cell>
          <table:table-cell table:style-name="ce4"/>
          <table:table-cell table:style-name="ce16" table:formula="of:=[source.F42]" office:value-type="float" office:value="380763">
            <text:p>380763</text:p>
          </table:table-cell>
          <table:table-cell table:style-name="ce22" table:formula="of:=[source.G42]" office:value-type="float" office:value="0.57">
            <text:p>0.570</text:p>
          </table:table-cell>
          <table:table-cell table:style-name="ce4" table:formula="of:=[source.H42]" office:value-type="float" office:value="1">
            <text:p>1</text:p>
          </table:table-cell>
          <table:table-cell table:style-name="ce4" table:formula="of:=CEILING([.G39];[.K39])" office:value-type="float" office:value="6">
            <text:p>6</text:p>
          </table:table-cell>
          <table:table-cell table:style-name="ce29" table:formula="of:=IF([.L39]*[.J39] &gt; 0; [.L39]*[.J39]; &quot;&quot;)" office:value-type="float" office:value="3.42">
            <text:p>3.42</text:p>
          </table:table-cell>
          <table:table-cell table:style-name="ce16" table:formula="of:=[source.I42]" office:value-type="float" office:value="0">
            <text:p/>
          </table:table-cell>
          <table:table-cell table:style-name="ce22" table:formula="of:=[source.J42]" office:value-type="float" office:value="0">
            <text:p>0.000</text:p>
          </table:table-cell>
          <table:table-cell table:style-name="ce4" table:formula="of:=[source.K42]" office:value-type="float" office:value="0">
            <text:p>0</text:p>
          </table:table-cell>
          <table:table-cell table:style-name="ce4" table:formula="of:=CEILING([.$G39];[.P39])" office:value-type="float" office:value="0">
            <text:p>0</text:p>
          </table:table-cell>
          <table:table-cell table:style-name="ce29" table:formula="of:=IF([.Q39]*[.O39] &gt; 0; [.Q39]*[.O39]; &quot;&quot;)">
            <text:p/>
          </table:table-cell>
          <table:table-cell table:style-name="ce16" table:formula="of:=[source.L42]" office:value-type="string" office:string-value="169-6141">
            <text:p>169-6141</text:p>
          </table:table-cell>
          <table:table-cell table:style-name="ce22" table:formula="of:=[source.M42]" office:value-type="float" office:value="0.38">
            <text:p>0.380</text:p>
          </table:table-cell>
          <table:table-cell table:style-name="ce4" table:formula="of:=[source.N42]" office:value-type="float" office:value="1">
            <text:p>1</text:p>
          </table:table-cell>
          <table:table-cell table:style-name="ce4" table:formula="of:=CEILING([.$G39];[.U39])" office:value-type="float" office:value="6">
            <text:p>6</text:p>
          </table:table-cell>
          <table:table-cell table:style-name="ce29" table:formula="of:=IF([.V39]*[.T39] &gt; 0; [.V39]*[.T39]; &quot;&quot;)" office:value-type="float" office:value="2.28">
            <text:p>2.28</text:p>
          </table:table-cell>
          <table:table-cell table:style-name="ce4" table:formula="of:=IF([.$A39] &lt;&gt; &quot;&quot;; IF(MIN([.$M39];[.$R39];[.$W39]) = [.$M39]; [.$I$1]; IF(MIN([.$M39];[.$R39];[.$W39]) = [.$R39]; [.$N$1]; IF(ISNUMBER([.$W39]); [.$S$1]; &quot;NO PRICING&quot;))); &quot;&quot;)" office:value-type="string" office:string-value="RS Online">
            <text:p>RS Online</text:p>
          </table:table-cell>
          <table:table-cell table:style-name="ce34" table:formula="of:=IF([.$A39] &lt;&gt; &quot;&quot;; IF(MIN([.$M39];[.$R39];[.$W39]) = [.$M39]; [.$I39]; IF(MIN([.$M39];[.$R39];[.$W39]) = [.$R39]; [.$N39]; IF(ISNUMBER([.$W39]); [.$S39]; &quot;NO PRICING&quot;))); &quot;&quot;)" office:value-type="string" office:string-value="169-6141">
            <text:p>169-6141</text:p>
          </table:table-cell>
          <table:table-cell table:style-name="ce4" table:formula="of:=IF([.$A39] &lt;&gt; &quot;&quot;; IF(MIN([.$M39];[.$R39];[.$W39]) = [.$M39]; [.$L39]; IF(MIN([.$M39];[.$R39];[.$W39]) = [.$R39]; [.$Q39]; IF(ISNUMBER([.$W39]); [.$V39]; &quot;NO PRICING&quot;))); &quot;&quot;)" office:value-type="float" office:value="6">
            <text:p>6</text:p>
          </table:table-cell>
          <table:table-cell table:style-name="ce29" table:formula="of:=IF([.$A39] &lt;&gt; &quot;&quot;; IF(MIN([.$M39];[.$R39];[.$W39]) = [.$M39]; [.$M39]; IF(MIN([.$M39];[.$R39];[.$W39]) = [.$R39]; [.$R39]; IF(ISNUMBER([.$W39]); [.$W39]; &quot;NO PRICING&quot;))); &quot;&quot;)" office:value-type="float" office:value="2.28">
            <text:p>2.28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41])" office:value-type="string" office:string-value="74HC245 Octal bus transceiver, 3-state">
            <text:p>74HC245 Octal bus transceiver, 3-state</text:p>
          </table:table-cell>
          <table:table-cell table:style-name="ce4" table:formula="of:=T([source.C41])" office:value-type="string" office:string-value="74HC245N">
            <text:p>74HC245N</text:p>
          </table:table-cell>
          <table:table-cell table:style-name="ce4" table:formula="of:=T([source.D41])" office:value-type="string" office:string-value="74HC245 Octal bus transceiver, 3-state">
            <text:p>74HC245 Octal bus transceiver, 3-state</text:p>
          </table:table-cell>
          <table:table-cell table:style-name="ce14" table:formula="of:=T([source.E41])">
            <text:p/>
          </table:table-cell>
          <table:table-cell table:style-name="ce4" table:formula="of:=[source.A41]" office:value-type="float" office:value="5">
            <text:p>5</text:p>
          </table:table-cell>
          <table:table-cell table:style-name="ce4" table:formula="of:=ROUND([.E40]* (1 + extra))" office:value-type="float" office:value="6">
            <text:p>6</text:p>
          </table:table-cell>
          <table:table-cell table:style-name="ce4" table:formula="of:=MAX([.F40];[.E40]+1)" office:value-type="float" office:value="6">
            <text:p>6</text:p>
          </table:table-cell>
          <table:table-cell table:style-name="ce4"/>
          <table:table-cell table:style-name="ce16" table:formula="of:=[source.F41]" office:value-type="float" office:value="380714">
            <text:p>380714</text:p>
          </table:table-cell>
          <table:table-cell table:style-name="ce22" table:formula="of:=[source.G41]" office:value-type="float" office:value="0.49">
            <text:p>0.490</text:p>
          </table:table-cell>
          <table:table-cell table:style-name="ce4" table:formula="of:=[source.H41]" office:value-type="float" office:value="1">
            <text:p>1</text:p>
          </table:table-cell>
          <table:table-cell table:style-name="ce4" table:formula="of:=CEILING([.G40];[.K40])" office:value-type="float" office:value="6">
            <text:p>6</text:p>
          </table:table-cell>
          <table:table-cell table:style-name="ce29" table:formula="of:=IF([.L40]*[.J40] &gt; 0; [.L40]*[.J40]; &quot;&quot;)" office:value-type="float" office:value="2.94">
            <text:p>2.94</text:p>
          </table:table-cell>
          <table:table-cell table:style-name="ce16" table:formula="of:=[source.I41]" office:value-type="float" office:value="0">
            <text:p/>
          </table:table-cell>
          <table:table-cell table:style-name="ce22" table:formula="of:=[source.J41]" office:value-type="float" office:value="0">
            <text:p>0.000</text:p>
          </table:table-cell>
          <table:table-cell table:style-name="ce4" table:formula="of:=[source.K41]" office:value-type="float" office:value="0">
            <text:p>0</text:p>
          </table:table-cell>
          <table:table-cell table:style-name="ce4" table:formula="of:=CEILING([.$G40];[.P40])" office:value-type="float" office:value="0">
            <text:p>0</text:p>
          </table:table-cell>
          <table:table-cell table:style-name="ce29" table:formula="of:=IF([.Q40]*[.O40] &gt; 0; [.Q40]*[.O40]; &quot;&quot;)">
            <text:p/>
          </table:table-cell>
          <table:table-cell table:style-name="ce16" table:formula="of:=[source.L41]" office:value-type="string" office:string-value="169-6113">
            <text:p>169-6113</text:p>
          </table:table-cell>
          <table:table-cell table:style-name="ce22" table:formula="of:=[source.M41]" office:value-type="float" office:value="0.38">
            <text:p>0.380</text:p>
          </table:table-cell>
          <table:table-cell table:style-name="ce4" table:formula="of:=[source.N41]" office:value-type="float" office:value="1">
            <text:p>1</text:p>
          </table:table-cell>
          <table:table-cell table:style-name="ce4" table:formula="of:=CEILING([.$G40];[.U40])" office:value-type="float" office:value="6">
            <text:p>6</text:p>
          </table:table-cell>
          <table:table-cell table:style-name="ce29" table:formula="of:=IF([.V40]*[.T40] &gt; 0; [.V40]*[.T40]; &quot;&quot;)" office:value-type="float" office:value="2.28">
            <text:p>2.28</text:p>
          </table:table-cell>
          <table:table-cell table:style-name="ce4" table:formula="of:=IF([.$A40] &lt;&gt; &quot;&quot;; IF(MIN([.$M40];[.$R40];[.$W40]) = [.$M40]; [.$I$1]; IF(MIN([.$M40];[.$R40];[.$W40]) = [.$R40]; [.$N$1]; IF(ISNUMBER([.$W40]); [.$S$1]; &quot;NO PRICING&quot;))); &quot;&quot;)" office:value-type="string" office:string-value="RS Online">
            <text:p>RS Online</text:p>
          </table:table-cell>
          <table:table-cell table:style-name="ce34" table:formula="of:=IF([.$A40] &lt;&gt; &quot;&quot;; IF(MIN([.$M40];[.$R40];[.$W40]) = [.$M40]; [.$I40]; IF(MIN([.$M40];[.$R40];[.$W40]) = [.$R40]; [.$N40]; IF(ISNUMBER([.$W40]); [.$S40]; &quot;NO PRICING&quot;))); &quot;&quot;)" office:value-type="string" office:string-value="169-6113">
            <text:p>169-6113</text:p>
          </table:table-cell>
          <table:table-cell table:style-name="ce4" table:formula="of:=IF([.$A40] &lt;&gt; &quot;&quot;; IF(MIN([.$M40];[.$R40];[.$W40]) = [.$M40]; [.$L40]; IF(MIN([.$M40];[.$R40];[.$W40]) = [.$R40]; [.$Q40]; IF(ISNUMBER([.$W40]); [.$V40]; &quot;NO PRICING&quot;))); &quot;&quot;)" office:value-type="float" office:value="6">
            <text:p>6</text:p>
          </table:table-cell>
          <table:table-cell table:style-name="ce29" table:formula="of:=IF([.$A40] &lt;&gt; &quot;&quot;; IF(MIN([.$M40];[.$R40];[.$W40]) = [.$M40]; [.$M40]; IF(MIN([.$M40];[.$R40];[.$W40]) = [.$R40]; [.$R40]; IF(ISNUMBER([.$W40]); [.$W40]; &quot;NO PRICING&quot;))); &quot;&quot;)" office:value-type="float" office:value="2.28">
            <text:p>2.28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43])" office:value-type="string" office:string-value="74HC540N Octal 3-state inverting buffer">
            <text:p>74HC540N Octal 3-state inverting buffer</text:p>
          </table:table-cell>
          <table:table-cell table:style-name="ce4" table:formula="of:=T([source.C43])" office:value-type="string" office:string-value="74HC540N">
            <text:p>74HC540N</text:p>
          </table:table-cell>
          <table:table-cell table:style-name="ce4" table:formula="of:=T([source.D43])" office:value-type="string" office:string-value="74HC540N Octal 3-state inverting buffer">
            <text:p>74HC540N Octal 3-state inverting buffer</text:p>
          </table:table-cell>
          <table:table-cell table:style-name="ce14" table:formula="of:=T([source.E43])">
            <text:p/>
          </table:table-cell>
          <table:table-cell table:style-name="ce4" table:formula="of:=[source.A43]" office:value-type="float" office:value="5">
            <text:p>5</text:p>
          </table:table-cell>
          <table:table-cell table:style-name="ce4" table:formula="of:=ROUND([.E41]* (1 + extra))" office:value-type="float" office:value="6">
            <text:p>6</text:p>
          </table:table-cell>
          <table:table-cell table:style-name="ce4" table:formula="of:=MAX([.F41];[.E41]+1)" office:value-type="float" office:value="6">
            <text:p>6</text:p>
          </table:table-cell>
          <table:table-cell table:style-name="ce4"/>
          <table:table-cell table:style-name="ce16" table:formula="of:=[source.F43]" office:value-type="float" office:value="1753515">
            <text:p>1753515</text:p>
          </table:table-cell>
          <table:table-cell table:style-name="ce22" table:formula="of:=[source.G43]" office:value-type="float" office:value="0.6">
            <text:p>0.600</text:p>
          </table:table-cell>
          <table:table-cell table:style-name="ce4" table:formula="of:=[source.H43]" office:value-type="float" office:value="1">
            <text:p>1</text:p>
          </table:table-cell>
          <table:table-cell table:style-name="ce4" table:formula="of:=CEILING([.G41];[.K41])" office:value-type="float" office:value="6">
            <text:p>6</text:p>
          </table:table-cell>
          <table:table-cell table:style-name="ce29" table:formula="of:=IF([.L41]*[.J41] &gt; 0; [.L41]*[.J41]; &quot;&quot;)" office:value-type="float" office:value="3.6">
            <text:p>3.60</text:p>
          </table:table-cell>
          <table:table-cell table:style-name="ce16" table:formula="of:=[source.I43]" office:value-type="float" office:value="1163595">
            <text:p>1163595</text:p>
          </table:table-cell>
          <table:table-cell table:style-name="ce22" table:formula="of:=[source.J43]" office:value-type="float" office:value="0.482">
            <text:p>0.482</text:p>
          </table:table-cell>
          <table:table-cell table:style-name="ce4" table:formula="of:=[source.K43]" office:value-type="float" office:value="1">
            <text:p>1</text:p>
          </table:table-cell>
          <table:table-cell table:style-name="ce4" table:formula="of:=CEILING([.$G41];[.P41])" office:value-type="float" office:value="6">
            <text:p>6</text:p>
          </table:table-cell>
          <table:table-cell table:style-name="ce29" table:formula="of:=IF([.Q41]*[.O41] &gt; 0; [.Q41]*[.O41]; &quot;&quot;)" office:value-type="float" office:value="2.892">
            <text:p>2.89</text:p>
          </table:table-cell>
          <table:table-cell table:style-name="ce16" table:formula="of:=[source.L43]" office:value-type="string" office:string-value="443-249">
            <text:p>443-249</text:p>
          </table:table-cell>
          <table:table-cell table:style-name="ce22" table:formula="of:=[source.M43]" office:value-type="float" office:value="0.61">
            <text:p>0.610</text:p>
          </table:table-cell>
          <table:table-cell table:style-name="ce4" table:formula="of:=[source.N43]" office:value-type="float" office:value="1">
            <text:p>1</text:p>
          </table:table-cell>
          <table:table-cell table:style-name="ce4" table:formula="of:=CEILING([.$G41];[.U41])" office:value-type="float" office:value="6">
            <text:p>6</text:p>
          </table:table-cell>
          <table:table-cell table:style-name="ce29" table:formula="of:=IF([.V41]*[.T41] &gt; 0; [.V41]*[.T41]; &quot;&quot;)" office:value-type="float" office:value="3.66">
            <text:p>3.66</text:p>
          </table:table-cell>
          <table:table-cell table:style-name="ce4" table:formula="of:=IF([.$A41] &lt;&gt; &quot;&quot;; IF(MIN([.$M41];[.$R41];[.$W41]) = [.$M41]; [.$I$1]; IF(MIN([.$M41];[.$R41];[.$W41]) = [.$R41]; [.$N$1]; IF(ISNUMBER([.$W41]); [.$S$1]; &quot;NO PRICING&quot;))); &quot;&quot;)" office:value-type="string" office:string-value="Farnell US">
            <text:p>Farnell US</text:p>
          </table:table-cell>
          <table:table-cell table:style-name="ce34" table:formula="of:=IF([.$A41] &lt;&gt; &quot;&quot;; IF(MIN([.$M41];[.$R41];[.$W41]) = [.$M41]; [.$I41]; IF(MIN([.$M41];[.$R41];[.$W41]) = [.$R41]; [.$N41]; IF(ISNUMBER([.$W41]); [.$S41]; &quot;NO PRICING&quot;))); &quot;&quot;)" office:value-type="float" office:value="1163595">
            <text:p>1163595</text:p>
          </table:table-cell>
          <table:table-cell table:style-name="ce4" table:formula="of:=IF([.$A41] &lt;&gt; &quot;&quot;; IF(MIN([.$M41];[.$R41];[.$W41]) = [.$M41]; [.$L41]; IF(MIN([.$M41];[.$R41];[.$W41]) = [.$R41]; [.$Q41]; IF(ISNUMBER([.$W41]); [.$V41]; &quot;NO PRICING&quot;))); &quot;&quot;)" office:value-type="float" office:value="6">
            <text:p>6</text:p>
          </table:table-cell>
          <table:table-cell table:style-name="ce29" table:formula="of:=IF([.$A41] &lt;&gt; &quot;&quot;; IF(MIN([.$M41];[.$R41];[.$W41]) = [.$M41]; [.$M41]; IF(MIN([.$M41];[.$R41];[.$W41]) = [.$R41]; [.$R41]; IF(ISNUMBER([.$W41]); [.$W41]; &quot;NO PRICING&quot;))); &quot;&quot;)" office:value-type="float" office:value="2.892">
            <text:p>2.89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40])" office:value-type="string" office:string-value="74HC14N Hex inverting Schmitt trigger">
            <text:p>74HC14N Hex inverting Schmitt trigger</text:p>
          </table:table-cell>
          <table:table-cell table:style-name="ce4" table:formula="of:=T([source.C40])" office:value-type="string" office:string-value="74HC14N">
            <text:p>74HC14N</text:p>
          </table:table-cell>
          <table:table-cell table:style-name="ce4" table:formula="of:=T([source.D40])" office:value-type="string" office:string-value="74HC14N Hex inverting Schmitt trigger">
            <text:p>74HC14N Hex inverting Schmitt trigger</text:p>
          </table:table-cell>
          <table:table-cell table:style-name="ce14" table:formula="of:=T([source.E40])">
            <text:p/>
          </table:table-cell>
          <table:table-cell table:style-name="ce4" table:formula="of:=[source.A40]" office:value-type="float" office:value="5">
            <text:p>5</text:p>
          </table:table-cell>
          <table:table-cell table:style-name="ce4" table:formula="of:=ROUND([.E42]* (1 + extra))" office:value-type="float" office:value="6">
            <text:p>6</text:p>
          </table:table-cell>
          <table:table-cell table:style-name="ce4" table:formula="of:=MAX([.F42];[.E42]+1)" office:value-type="float" office:value="6">
            <text:p>6</text:p>
          </table:table-cell>
          <table:table-cell table:style-name="ce4"/>
          <table:table-cell table:style-name="ce16" table:formula="of:=[source.F40]" office:value-type="float" office:value="7455513">
            <text:p>7455513</text:p>
          </table:table-cell>
          <table:table-cell table:style-name="ce22" table:formula="of:=[source.G40]" office:value-type="float" office:value="0.133">
            <text:p>0.133</text:p>
          </table:table-cell>
          <table:table-cell table:style-name="ce4" table:formula="of:=[source.H40]" office:value-type="float" office:value="10">
            <text:p>10</text:p>
          </table:table-cell>
          <table:table-cell table:style-name="ce4" table:formula="of:=CEILING([.G42];[.K42])" office:value-type="float" office:value="10">
            <text:p>10</text:p>
          </table:table-cell>
          <table:table-cell table:style-name="ce29" table:formula="of:=IF([.L42]*[.J42] &gt; 0; [.L42]*[.J42]; &quot;&quot;)" office:value-type="float" office:value="1.33">
            <text:p>1.33</text:p>
          </table:table-cell>
          <table:table-cell table:style-name="ce16" table:formula="of:=[source.I40]" office:value-type="float" office:value="0">
            <text:p/>
          </table:table-cell>
          <table:table-cell table:style-name="ce22" table:formula="of:=[source.J40]" office:value-type="float" office:value="0">
            <text:p>0.000</text:p>
          </table:table-cell>
          <table:table-cell table:style-name="ce4" table:formula="of:=[source.K40]" office:value-type="float" office:value="0">
            <text:p>0</text:p>
          </table:table-cell>
          <table:table-cell table:style-name="ce4" table:formula="of:=CEILING([.$G42];[.P42])" office:value-type="float" office:value="0">
            <text:p>0</text:p>
          </table:table-cell>
          <table:table-cell table:style-name="ce29" table:formula="of:=IF([.Q42]*[.O42] &gt; 0; [.Q42]*[.O42]; &quot;&quot;)">
            <text:p/>
          </table:table-cell>
          <table:table-cell table:style-name="ce16" table:formula="of:=[source.L40]" office:value-type="string" office:string-value="714-0899">
            <text:p>714-0899</text:p>
          </table:table-cell>
          <table:table-cell table:style-name="ce22" table:formula="of:=[source.M40]" office:value-type="float" office:value="0.164">
            <text:p>0.164</text:p>
          </table:table-cell>
          <table:table-cell table:style-name="ce4" table:formula="of:=[source.N40]" office:value-type="float" office:value="20">
            <text:p>20</text:p>
          </table:table-cell>
          <table:table-cell table:style-name="ce4" table:formula="of:=CEILING([.$G42];[.U42])" office:value-type="float" office:value="20">
            <text:p>20</text:p>
          </table:table-cell>
          <table:table-cell table:style-name="ce29" table:formula="of:=IF([.V42]*[.T42] &gt; 0; [.V42]*[.T42]; &quot;&quot;)" office:value-type="float" office:value="3.28">
            <text:p>3.28</text:p>
          </table:table-cell>
          <table:table-cell table:style-name="ce4" table:formula="of:=IF([.$A42] &lt;&gt; &quot;&quot;; IF(MIN([.$M42];[.$R42];[.$W42]) = [.$M42]; [.$I$1]; IF(MIN([.$M42];[.$R42];[.$W42]) = [.$R42]; [.$N$1]; IF(ISNUMBER([.$W42]); [.$S$1]; &quot;NO PRICING&quot;))); &quot;&quot;)" office:value-type="string" office:string-value="Farnell">
            <text:p>Farnell</text:p>
          </table:table-cell>
          <table:table-cell table:style-name="ce34" table:formula="of:=IF([.$A42] &lt;&gt; &quot;&quot;; IF(MIN([.$M42];[.$R42];[.$W42]) = [.$M42]; [.$I42]; IF(MIN([.$M42];[.$R42];[.$W42]) = [.$R42]; [.$N42]; IF(ISNUMBER([.$W42]); [.$S42]; &quot;NO PRICING&quot;))); &quot;&quot;)" office:value-type="float" office:value="7455513">
            <text:p>7455513</text:p>
          </table:table-cell>
          <table:table-cell table:style-name="ce4" table:formula="of:=IF([.$A42] &lt;&gt; &quot;&quot;; IF(MIN([.$M42];[.$R42];[.$W42]) = [.$M42]; [.$L42]; IF(MIN([.$M42];[.$R42];[.$W42]) = [.$R42]; [.$Q42]; IF(ISNUMBER([.$W42]); [.$V42]; &quot;NO PRICING&quot;))); &quot;&quot;)" office:value-type="float" office:value="10">
            <text:p>10</text:p>
          </table:table-cell>
          <table:table-cell table:style-name="ce29" table:formula="of:=IF([.$A42] &lt;&gt; &quot;&quot;; IF(MIN([.$M42];[.$R42];[.$W42]) = [.$M42]; [.$M42]; IF(MIN([.$M42];[.$R42];[.$W42]) = [.$R42]; [.$R42]; IF(ISNUMBER([.$W42]); [.$W42]; &quot;NO PRICING&quot;))); &quot;&quot;)" office:value-type="float" office:value="1.33">
            <text:p>1.33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38])" office:value-type="string" office:string-value="1kΩ resistor, 0.25W">
            <text:p>1kΩ resistor, 0.25W</text:p>
          </table:table-cell>
          <table:table-cell table:style-name="ce4" table:formula="of:=T([source.C38])" office:value-type="string" office:string-value="R-EU_0204/7">
            <text:p>R-EU_0204/7</text:p>
          </table:table-cell>
          <table:table-cell table:style-name="ce4" table:formula="of:=T([source.D38])" office:value-type="string" office:string-value="1kΩ resistor, 0.25W">
            <text:p>1kΩ resistor, 0.25W</text:p>
          </table:table-cell>
          <table:table-cell table:style-name="ce14" table:formula="of:=T([source.E38])">
            <text:p/>
          </table:table-cell>
          <table:table-cell table:style-name="ce4" table:formula="of:=[source.A38]" office:value-type="float" office:value="5">
            <text:p>5</text:p>
          </table:table-cell>
          <table:table-cell table:style-name="ce4" table:formula="of:=ROUND([.E43]* (1 + extra))" office:value-type="float" office:value="6">
            <text:p>6</text:p>
          </table:table-cell>
          <table:table-cell table:style-name="ce4" table:formula="of:=MAX([.F43];[.E43]+1)" office:value-type="float" office:value="6">
            <text:p>6</text:p>
          </table:table-cell>
          <table:table-cell table:style-name="ce4"/>
          <table:table-cell table:style-name="ce16" table:formula="of:=[source.F38]" office:value-type="float" office:value="9339051">
            <text:p>9339051</text:p>
          </table:table-cell>
          <table:table-cell table:style-name="ce22" table:formula="of:=[source.G38]" office:value-type="float" office:value="0.011">
            <text:p>0.011</text:p>
          </table:table-cell>
          <table:table-cell table:style-name="ce4" table:formula="of:=[source.H38]" office:value-type="float" office:value="50">
            <text:p>50</text:p>
          </table:table-cell>
          <table:table-cell table:style-name="ce4" table:formula="of:=CEILING([.G43];[.K43])" office:value-type="float" office:value="50">
            <text:p>50</text:p>
          </table:table-cell>
          <table:table-cell table:style-name="ce29" table:formula="of:=IF([.L43]*[.J43] &gt; 0; [.L43]*[.J43]; &quot;&quot;)" office:value-type="float" office:value="0.55">
            <text:p>0.55</text:p>
          </table:table-cell>
          <table:table-cell table:style-name="ce16" table:formula="of:=[source.I38]" office:value-type="float" office:value="0">
            <text:p/>
          </table:table-cell>
          <table:table-cell table:style-name="ce22" table:formula="of:=[source.J38]" office:value-type="float" office:value="0">
            <text:p>0.000</text:p>
          </table:table-cell>
          <table:table-cell table:style-name="ce4" table:formula="of:=[source.K38]" office:value-type="float" office:value="0">
            <text:p>0</text:p>
          </table:table-cell>
          <table:table-cell table:style-name="ce4" table:formula="of:=CEILING([.$G43];[.P43])" office:value-type="float" office:value="0">
            <text:p>0</text:p>
          </table:table-cell>
          <table:table-cell table:style-name="ce29" table:formula="of:=IF([.Q43]*[.O43] &gt; 0; [.Q43]*[.O43]; &quot;&quot;)">
            <text:p/>
          </table:table-cell>
          <table:table-cell table:style-name="ce16" table:formula="of:=[source.L38]" office:value-type="string" office:string-value="131-255">
            <text:p>131-255</text:p>
          </table:table-cell>
          <table:table-cell table:style-name="ce22" table:formula="of:=[source.M38]" office:value-type="float" office:value="0.014">
            <text:p>0.014</text:p>
          </table:table-cell>
          <table:table-cell table:style-name="ce4" table:formula="of:=[source.N38]" office:value-type="float" office:value="10">
            <text:p>10</text:p>
          </table:table-cell>
          <table:table-cell table:style-name="ce4" table:formula="of:=CEILING([.$G43];[.U43])" office:value-type="float" office:value="10">
            <text:p>10</text:p>
          </table:table-cell>
          <table:table-cell table:style-name="ce29" table:formula="of:=IF([.V43]*[.T43] &gt; 0; [.V43]*[.T43]; &quot;&quot;)" office:value-type="float" office:value="0.14">
            <text:p>0.14</text:p>
          </table:table-cell>
          <table:table-cell table:style-name="ce4" table:formula="of:=IF([.$A43] &lt;&gt; &quot;&quot;; IF(MIN([.$M43];[.$R43];[.$W43]) = [.$M43]; [.$I$1]; IF(MIN([.$M43];[.$R43];[.$W43]) = [.$R43]; [.$N$1]; IF(ISNUMBER([.$W43]); [.$S$1]; &quot;NO PRICING&quot;))); &quot;&quot;)" office:value-type="string" office:string-value="RS Online">
            <text:p>RS Online</text:p>
          </table:table-cell>
          <table:table-cell table:style-name="ce34" table:formula="of:=IF([.$A43] &lt;&gt; &quot;&quot;; IF(MIN([.$M43];[.$R43];[.$W43]) = [.$M43]; [.$I43]; IF(MIN([.$M43];[.$R43];[.$W43]) = [.$R43]; [.$N43]; IF(ISNUMBER([.$W43]); [.$S43]; &quot;NO PRICING&quot;))); &quot;&quot;)" office:value-type="string" office:string-value="131-255">
            <text:p>131-255</text:p>
          </table:table-cell>
          <table:table-cell table:style-name="ce4" table:formula="of:=IF([.$A43] &lt;&gt; &quot;&quot;; IF(MIN([.$M43];[.$R43];[.$W43]) = [.$M43]; [.$L43]; IF(MIN([.$M43];[.$R43];[.$W43]) = [.$R43]; [.$Q43]; IF(ISNUMBER([.$W43]); [.$V43]; &quot;NO PRICING&quot;))); &quot;&quot;)" office:value-type="float" office:value="10">
            <text:p>10</text:p>
          </table:table-cell>
          <table:table-cell table:style-name="ce29" table:formula="of:=IF([.$A43] &lt;&gt; &quot;&quot;; IF(MIN([.$M43];[.$R43];[.$W43]) = [.$M43]; [.$M43]; IF(MIN([.$M43];[.$R43];[.$W43]) = [.$R43]; [.$R43]; IF(ISNUMBER([.$W43]); [.$W43]; &quot;NO PRICING&quot;))); &quot;&quot;)" office:value-type="float" office:value="0.14">
            <text:p>0.14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51])" office:value-type="string" office:string-value="BC548 NPN Transistor">
            <text:p>BC548 NPN Transistor</text:p>
          </table:table-cell>
          <table:table-cell table:style-name="ce4" table:formula="of:=T([source.C51])" office:value-type="string" office:string-value="BC548">
            <text:p>BC548</text:p>
          </table:table-cell>
          <table:table-cell table:style-name="ce4" table:formula="of:=T([source.D51])" office:value-type="string" office:string-value="BC548 NPN Transistor">
            <text:p>BC548 NPN Transistor</text:p>
          </table:table-cell>
          <table:table-cell table:style-name="ce14" table:formula="of:=T([source.E51])">
            <text:p/>
          </table:table-cell>
          <table:table-cell table:style-name="ce4" table:formula="of:=[source.A51]" office:value-type="float" office:value="4">
            <text:p>4</text:p>
          </table:table-cell>
          <table:table-cell table:style-name="ce4" table:formula="of:=ROUND([.E44]* (1 + extra))" office:value-type="float" office:value="4">
            <text:p>4</text:p>
          </table:table-cell>
          <table:table-cell table:style-name="ce4" table:formula="of:=MAX([.F44];[.E44]+1)" office:value-type="float" office:value="5">
            <text:p>5</text:p>
          </table:table-cell>
          <table:table-cell table:style-name="ce4"/>
          <table:table-cell table:style-name="ce16" table:formula="of:=[source.F51]" office:value-type="float" office:value="9558586">
            <text:p>9558586</text:p>
          </table:table-cell>
          <table:table-cell table:style-name="ce22" table:formula="of:=[source.G51]" office:value-type="float" office:value="0.07">
            <text:p>0.070</text:p>
          </table:table-cell>
          <table:table-cell table:style-name="ce4" table:formula="of:=[source.H51]" office:value-type="float" office:value="5">
            <text:p>5</text:p>
          </table:table-cell>
          <table:table-cell table:style-name="ce4" table:formula="of:=CEILING([.G44];[.K44])" office:value-type="float" office:value="5">
            <text:p>5</text:p>
          </table:table-cell>
          <table:table-cell table:style-name="ce29" table:formula="of:=IF([.L44]*[.J44] &gt; 0; [.L44]*[.J44]; &quot;&quot;)" office:value-type="float" office:value="0.35">
            <text:p>0.35</text:p>
          </table:table-cell>
          <table:table-cell table:style-name="ce16" table:formula="of:=[source.I51]" office:value-type="float" office:value="0">
            <text:p/>
          </table:table-cell>
          <table:table-cell table:style-name="ce22" table:formula="of:=[source.J51]" office:value-type="float" office:value="0">
            <text:p>0.000</text:p>
          </table:table-cell>
          <table:table-cell table:style-name="ce4" table:formula="of:=[source.K51]" office:value-type="float" office:value="0">
            <text:p>0</text:p>
          </table:table-cell>
          <table:table-cell table:style-name="ce4" table:formula="of:=CEILING([.$G44];[.P44])" office:value-type="float" office:value="0">
            <text:p>0</text:p>
          </table:table-cell>
          <table:table-cell table:style-name="ce29" table:formula="of:=IF([.Q44]*[.O44] &gt; 0; [.Q44]*[.O44]; &quot;&quot;)">
            <text:p/>
          </table:table-cell>
          <table:table-cell table:style-name="ce16" table:formula="of:=[source.L51]" office:value-type="float" office:value="0">
            <text:p/>
          </table:table-cell>
          <table:table-cell table:style-name="ce22" table:formula="of:=[source.M51]" office:value-type="float" office:value="0">
            <text:p>0.000</text:p>
          </table:table-cell>
          <table:table-cell table:style-name="ce4" table:formula="of:=[source.N51]" office:value-type="float" office:value="0">
            <text:p>0</text:p>
          </table:table-cell>
          <table:table-cell table:style-name="ce4" table:formula="of:=CEILING([.$G44];[.U44])" office:value-type="float" office:value="0">
            <text:p>0</text:p>
          </table:table-cell>
          <table:table-cell table:style-name="ce29" table:formula="of:=IF([.V44]*[.T44] &gt; 0; [.V44]*[.T44]; &quot;&quot;)">
            <text:p/>
          </table:table-cell>
          <table:table-cell table:style-name="ce4" table:formula="of:=IF([.$A44] &lt;&gt; &quot;&quot;; IF(MIN([.$M44];[.$R44];[.$W44]) = [.$M44]; [.$I$1]; IF(MIN([.$M44];[.$R44];[.$W44]) = [.$R44]; [.$N$1]; IF(ISNUMBER([.$W44]); [.$S$1]; &quot;NO PRICING&quot;))); &quot;&quot;)" office:value-type="string" office:string-value="Farnell">
            <text:p>Farnell</text:p>
          </table:table-cell>
          <table:table-cell table:style-name="ce34" table:formula="of:=IF([.$A44] &lt;&gt; &quot;&quot;; IF(MIN([.$M44];[.$R44];[.$W44]) = [.$M44]; [.$I44]; IF(MIN([.$M44];[.$R44];[.$W44]) = [.$R44]; [.$N44]; IF(ISNUMBER([.$W44]); [.$S44]; &quot;NO PRICING&quot;))); &quot;&quot;)" office:value-type="float" office:value="9558586">
            <text:p>9558586</text:p>
          </table:table-cell>
          <table:table-cell table:style-name="ce4" table:formula="of:=IF([.$A44] &lt;&gt; &quot;&quot;; IF(MIN([.$M44];[.$R44];[.$W44]) = [.$M44]; [.$L44]; IF(MIN([.$M44];[.$R44];[.$W44]) = [.$R44]; [.$Q44]; IF(ISNUMBER([.$W44]); [.$V44]; &quot;NO PRICING&quot;))); &quot;&quot;)" office:value-type="float" office:value="5">
            <text:p>5</text:p>
          </table:table-cell>
          <table:table-cell table:style-name="ce29" table:formula="of:=IF([.$A44] &lt;&gt; &quot;&quot;; IF(MIN([.$M44];[.$R44];[.$W44]) = [.$M44]; [.$M44]; IF(MIN([.$M44];[.$R44];[.$W44]) = [.$R44]; [.$R44]; IF(ISNUMBER([.$W44]); [.$W44]; &quot;NO PRICING&quot;))); &quot;&quot;)" office:value-type="float" office:value="0.35">
            <text:p>0.35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44])" office:value-type="string" office:string-value="74HC688 8-bit magnitude/identity comparator">
            <text:p>74HC688 8-bit magnitude/identity comparator</text:p>
          </table:table-cell>
          <table:table-cell table:style-name="ce4" table:formula="of:=T([source.C44])" office:value-type="string" office:string-value="74HC688N">
            <text:p>74HC688N</text:p>
          </table:table-cell>
          <table:table-cell table:style-name="ce4" table:formula="of:=T([source.D44])" office:value-type="string" office:string-value="74HC688 8-bit magnitude/identity comparator">
            <text:p>74HC688 8-bit magnitude/identity comparator</text:p>
          </table:table-cell>
          <table:table-cell table:style-name="ce14" table:formula="of:=T([source.E44])">
            <text:p/>
          </table:table-cell>
          <table:table-cell table:style-name="ce4" table:formula="of:=[source.A44]" office:value-type="float" office:value="5">
            <text:p>5</text:p>
          </table:table-cell>
          <table:table-cell table:style-name="ce4" table:formula="of:=ROUND([.E45]* (1 + extra))" office:value-type="float" office:value="6">
            <text:p>6</text:p>
          </table:table-cell>
          <table:table-cell table:style-name="ce4" table:formula="of:=MAX([.F45];[.E45]+1)" office:value-type="float" office:value="6">
            <text:p>6</text:p>
          </table:table-cell>
          <table:table-cell table:style-name="ce4"/>
          <table:table-cell table:style-name="ce16" table:formula="of:=[source.F44]" office:value-type="float" office:value="9591672">
            <text:p>9591672</text:p>
          </table:table-cell>
          <table:table-cell table:style-name="ce22" table:formula="of:=[source.G44]" office:value-type="float" office:value="0.67">
            <text:p>0.670</text:p>
          </table:table-cell>
          <table:table-cell table:style-name="ce4" table:formula="of:=[source.H44]" office:value-type="float" office:value="10">
            <text:p>10</text:p>
          </table:table-cell>
          <table:table-cell table:style-name="ce4" table:formula="of:=CEILING([.G45];[.K45])" office:value-type="float" office:value="10">
            <text:p>10</text:p>
          </table:table-cell>
          <table:table-cell table:style-name="ce29" table:formula="of:=IF([.L45]*[.J45] &gt; 0; [.L45]*[.J45]; &quot;&quot;)" office:value-type="float" office:value="6.7">
            <text:p>6.70</text:p>
          </table:table-cell>
          <table:table-cell table:style-name="ce16" table:formula="of:=[source.I44]" office:value-type="float" office:value="0">
            <text:p/>
          </table:table-cell>
          <table:table-cell table:style-name="ce22" table:formula="of:=[source.J44]" office:value-type="float" office:value="0">
            <text:p>0.000</text:p>
          </table:table-cell>
          <table:table-cell table:style-name="ce4" table:formula="of:=[source.K44]" office:value-type="float" office:value="0">
            <text:p>0</text:p>
          </table:table-cell>
          <table:table-cell table:style-name="ce4" table:formula="of:=CEILING([.$G45];[.P45])" office:value-type="float" office:value="0">
            <text:p>0</text:p>
          </table:table-cell>
          <table:table-cell table:style-name="ce29" table:formula="of:=IF([.Q45]*[.O45] &gt; 0; [.Q45]*[.O45]; &quot;&quot;)">
            <text:p/>
          </table:table-cell>
          <table:table-cell table:style-name="ce16" table:formula="of:=[source.L44]" office:value-type="string" office:string-value="709-2179">
            <text:p>709-2179</text:p>
          </table:table-cell>
          <table:table-cell table:style-name="ce22" table:formula="of:=[source.M44]" office:value-type="float" office:value="0.168">
            <text:p>0.168</text:p>
          </table:table-cell>
          <table:table-cell table:style-name="ce4" table:formula="of:=[source.N44]" office:value-type="float" office:value="5">
            <text:p>5</text:p>
          </table:table-cell>
          <table:table-cell table:style-name="ce4" table:formula="of:=CEILING([.$G45];[.U45])" office:value-type="float" office:value="10">
            <text:p>10</text:p>
          </table:table-cell>
          <table:table-cell table:style-name="ce29" table:formula="of:=IF([.V45]*[.T45] &gt; 0; [.V45]*[.T45]; &quot;&quot;)" office:value-type="float" office:value="1.68">
            <text:p>1.68</text:p>
          </table:table-cell>
          <table:table-cell table:style-name="ce4" table:formula="of:=IF([.$A45] &lt;&gt; &quot;&quot;; IF(MIN([.$M45];[.$R45];[.$W45]) = [.$M45]; [.$I$1]; IF(MIN([.$M45];[.$R45];[.$W45]) = [.$R45]; [.$N$1]; IF(ISNUMBER([.$W45]); [.$S$1]; &quot;NO PRICING&quot;))); &quot;&quot;)" office:value-type="string" office:string-value="RS Online">
            <text:p>RS Online</text:p>
          </table:table-cell>
          <table:table-cell table:style-name="ce34" table:formula="of:=IF([.$A45] &lt;&gt; &quot;&quot;; IF(MIN([.$M45];[.$R45];[.$W45]) = [.$M45]; [.$I45]; IF(MIN([.$M45];[.$R45];[.$W45]) = [.$R45]; [.$N45]; IF(ISNUMBER([.$W45]); [.$S45]; &quot;NO PRICING&quot;))); &quot;&quot;)" office:value-type="string" office:string-value="709-2179">
            <text:p>709-2179</text:p>
          </table:table-cell>
          <table:table-cell table:style-name="ce4" table:formula="of:=IF([.$A45] &lt;&gt; &quot;&quot;; IF(MIN([.$M45];[.$R45];[.$W45]) = [.$M45]; [.$L45]; IF(MIN([.$M45];[.$R45];[.$W45]) = [.$R45]; [.$Q45]; IF(ISNUMBER([.$W45]); [.$V45]; &quot;NO PRICING&quot;))); &quot;&quot;)" office:value-type="float" office:value="10">
            <text:p>10</text:p>
          </table:table-cell>
          <table:table-cell table:style-name="ce29" table:formula="of:=IF([.$A45] &lt;&gt; &quot;&quot;; IF(MIN([.$M45];[.$R45];[.$W45]) = [.$M45]; [.$M45]; IF(MIN([.$M45];[.$R45];[.$W45]) = [.$R45]; [.$R45]; IF(ISNUMBER([.$W45]); [.$W45]; &quot;NO PRICING&quot;))); &quot;&quot;)" office:value-type="float" office:value="1.68">
            <text:p>1.68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47])" office:value-type="string" office:string-value="22 pF ceramic capacitor">
            <text:p>22 pF ceramic capacitor</text:p>
          </table:table-cell>
          <table:table-cell table:style-name="ce4" table:formula="of:=T([source.C47])" office:value-type="string" office:string-value="C-EU025-024X044">
            <text:p>C-EU025-024X044</text:p>
          </table:table-cell>
          <table:table-cell table:style-name="ce4" table:formula="of:=T([source.D47])" office:value-type="string" office:string-value="22 pF ceramic capacitor">
            <text:p>22 pF ceramic capacitor</text:p>
          </table:table-cell>
          <table:table-cell table:style-name="ce14" table:formula="of:=T([source.E47])">
            <text:p/>
          </table:table-cell>
          <table:table-cell table:style-name="ce4" table:formula="of:=[source.A47]" office:value-type="float" office:value="4">
            <text:p>4</text:p>
          </table:table-cell>
          <table:table-cell table:style-name="ce4" table:formula="of:=ROUND([.E46]* (1 + extra))" office:value-type="float" office:value="4">
            <text:p>4</text:p>
          </table:table-cell>
          <table:table-cell table:style-name="ce4" table:formula="of:=MAX([.F46];[.E46]+1)" office:value-type="float" office:value="5">
            <text:p>5</text:p>
          </table:table-cell>
          <table:table-cell table:style-name="ce4"/>
          <table:table-cell table:style-name="ce16" table:formula="of:=[source.F47]" office:value-type="float" office:value="9411674">
            <text:p>9411674</text:p>
          </table:table-cell>
          <table:table-cell table:style-name="ce22" table:formula="of:=[source.G47]" office:value-type="float" office:value="0.035">
            <text:p>0.035</text:p>
          </table:table-cell>
          <table:table-cell table:style-name="ce4" table:formula="of:=[source.H47]" office:value-type="float" office:value="25">
            <text:p>25</text:p>
          </table:table-cell>
          <table:table-cell table:style-name="ce4" table:formula="of:=CEILING([.G46];[.K46])" office:value-type="float" office:value="25">
            <text:p>25</text:p>
          </table:table-cell>
          <table:table-cell table:style-name="ce29" table:formula="of:=IF([.L46]*[.J46] &gt; 0; [.L46]*[.J46]; &quot;&quot;)" office:value-type="float" office:value="0.875">
            <text:p>0.88</text:p>
          </table:table-cell>
          <table:table-cell table:style-name="ce16" table:formula="of:=[source.I47]" office:value-type="float" office:value="0">
            <text:p/>
          </table:table-cell>
          <table:table-cell table:style-name="ce22" table:formula="of:=[source.J47]" office:value-type="float" office:value="0">
            <text:p>0.000</text:p>
          </table:table-cell>
          <table:table-cell table:style-name="ce4" table:formula="of:=[source.K47]" office:value-type="float" office:value="0">
            <text:p>0</text:p>
          </table:table-cell>
          <table:table-cell table:style-name="ce4" table:formula="of:=CEILING([.$G46];[.P46])" office:value-type="float" office:value="0">
            <text:p>0</text:p>
          </table:table-cell>
          <table:table-cell table:style-name="ce29" table:formula="of:=IF([.Q46]*[.O46] &gt; 0; [.Q46]*[.O46]; &quot;&quot;)">
            <text:p/>
          </table:table-cell>
          <table:table-cell table:style-name="ce16" table:formula="of:=[source.L47]" office:value-type="float" office:value="0">
            <text:p/>
          </table:table-cell>
          <table:table-cell table:style-name="ce22" table:formula="of:=[source.M47]" office:value-type="float" office:value="0">
            <text:p>0.000</text:p>
          </table:table-cell>
          <table:table-cell table:style-name="ce4" table:formula="of:=[source.N47]" office:value-type="float" office:value="0">
            <text:p>0</text:p>
          </table:table-cell>
          <table:table-cell table:style-name="ce4" table:formula="of:=CEILING([.$G46];[.U46])" office:value-type="float" office:value="0">
            <text:p>0</text:p>
          </table:table-cell>
          <table:table-cell table:style-name="ce29" table:formula="of:=IF([.V46]*[.T46] &gt; 0; [.V46]*[.T46]; &quot;&quot;)">
            <text:p/>
          </table:table-cell>
          <table:table-cell table:style-name="ce4" table:formula="of:=IF([.$A46] &lt;&gt; &quot;&quot;; IF(MIN([.$M46];[.$R46];[.$W46]) = [.$M46]; [.$I$1]; IF(MIN([.$M46];[.$R46];[.$W46]) = [.$R46]; [.$N$1]; IF(ISNUMBER([.$W46]); [.$S$1]; &quot;NO PRICING&quot;))); &quot;&quot;)" office:value-type="string" office:string-value="Farnell">
            <text:p>Farnell</text:p>
          </table:table-cell>
          <table:table-cell table:style-name="ce34" table:formula="of:=IF([.$A46] &lt;&gt; &quot;&quot;; IF(MIN([.$M46];[.$R46];[.$W46]) = [.$M46]; [.$I46]; IF(MIN([.$M46];[.$R46];[.$W46]) = [.$R46]; [.$N46]; IF(ISNUMBER([.$W46]); [.$S46]; &quot;NO PRICING&quot;))); &quot;&quot;)" office:value-type="float" office:value="9411674">
            <text:p>9411674</text:p>
          </table:table-cell>
          <table:table-cell table:style-name="ce4" table:formula="of:=IF([.$A46] &lt;&gt; &quot;&quot;; IF(MIN([.$M46];[.$R46];[.$W46]) = [.$M46]; [.$L46]; IF(MIN([.$M46];[.$R46];[.$W46]) = [.$R46]; [.$Q46]; IF(ISNUMBER([.$W46]); [.$V46]; &quot;NO PRICING&quot;))); &quot;&quot;)" office:value-type="float" office:value="25">
            <text:p>25</text:p>
          </table:table-cell>
          <table:table-cell table:style-name="ce29" table:formula="of:=IF([.$A46] &lt;&gt; &quot;&quot;; IF(MIN([.$M46];[.$R46];[.$W46]) = [.$M46]; [.$M46]; IF(MIN([.$M46];[.$R46];[.$W46]) = [.$R46]; [.$R46]; IF(ISNUMBER([.$W46]); [.$W46]; &quot;NO PRICING&quot;))); &quot;&quot;)" office:value-type="float" office:value="0.875">
            <text:p>0.88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48])" office:value-type="string" office:string-value="74HC273N">
            <text:p>74HC273N</text:p>
          </table:table-cell>
          <table:table-cell table:style-name="ce4" table:formula="of:=T([source.C48])" office:value-type="string" office:string-value="74HC273N">
            <text:p>74HC273N</text:p>
          </table:table-cell>
          <table:table-cell table:style-name="ce4" table:formula="of:=T([source.D48])">
            <text:p/>
          </table:table-cell>
          <table:table-cell table:style-name="ce14" table:formula="of:=T([source.E48])">
            <text:p/>
          </table:table-cell>
          <table:table-cell table:style-name="ce4" table:formula="of:=[source.A48]" office:value-type="float" office:value="4">
            <text:p>4</text:p>
          </table:table-cell>
          <table:table-cell table:style-name="ce4" table:formula="of:=ROUND([.E47]* (1 + extra))" office:value-type="float" office:value="4">
            <text:p>4</text:p>
          </table:table-cell>
          <table:table-cell table:style-name="ce4" table:formula="of:=MAX([.F47];[.E47]+1)" office:value-type="float" office:value="5">
            <text:p>5</text:p>
          </table:table-cell>
          <table:table-cell table:style-name="ce4"/>
          <table:table-cell table:style-name="ce16" table:formula="of:=[source.F48]" office:value-type="float" office:value="9591397">
            <text:p>9591397</text:p>
          </table:table-cell>
          <table:table-cell table:style-name="ce22" table:formula="of:=[source.G48]" office:value-type="float" office:value="0.34">
            <text:p>0.340</text:p>
          </table:table-cell>
          <table:table-cell table:style-name="ce4" table:formula="of:=[source.H48]" office:value-type="float" office:value="1">
            <text:p>1</text:p>
          </table:table-cell>
          <table:table-cell table:style-name="ce4" table:formula="of:=CEILING([.G47];[.K47])" office:value-type="float" office:value="5">
            <text:p>5</text:p>
          </table:table-cell>
          <table:table-cell table:style-name="ce29" table:formula="of:=IF([.L47]*[.J47] &gt; 0; [.L47]*[.J47]; &quot;&quot;)" office:value-type="float" office:value="1.7">
            <text:p>1.70</text:p>
          </table:table-cell>
          <table:table-cell table:style-name="ce16" table:formula="of:=[source.I48]" office:value-type="float" office:value="0">
            <text:p/>
          </table:table-cell>
          <table:table-cell table:style-name="ce22" table:formula="of:=[source.J48]" office:value-type="float" office:value="0">
            <text:p>0.000</text:p>
          </table:table-cell>
          <table:table-cell table:style-name="ce4" table:formula="of:=[source.K48]" office:value-type="float" office:value="0">
            <text:p>0</text:p>
          </table:table-cell>
          <table:table-cell table:style-name="ce4" table:formula="of:=CEILING([.$G47];[.P47])" office:value-type="float" office:value="0">
            <text:p>0</text:p>
          </table:table-cell>
          <table:table-cell table:style-name="ce29" table:formula="of:=IF([.Q47]*[.O47] &gt; 0; [.Q47]*[.O47]; &quot;&quot;)">
            <text:p/>
          </table:table-cell>
          <table:table-cell table:style-name="ce16" table:formula="of:=[source.L48]" office:value-type="string" office:string-value="714-0925">
            <text:p>714-0925</text:p>
          </table:table-cell>
          <table:table-cell table:style-name="ce22" table:formula="of:=[source.M48]" office:value-type="float" office:value="0.175">
            <text:p>0.175</text:p>
          </table:table-cell>
          <table:table-cell table:style-name="ce4" table:formula="of:=[source.N48]" office:value-type="float" office:value="20">
            <text:p>20</text:p>
          </table:table-cell>
          <table:table-cell table:style-name="ce4" table:formula="of:=CEILING([.$G47];[.U47])" office:value-type="float" office:value="20">
            <text:p>20</text:p>
          </table:table-cell>
          <table:table-cell table:style-name="ce29" table:formula="of:=IF([.V47]*[.T47] &gt; 0; [.V47]*[.T47]; &quot;&quot;)" office:value-type="float" office:value="3.5">
            <text:p>3.50</text:p>
          </table:table-cell>
          <table:table-cell table:style-name="ce4" table:formula="of:=IF([.$A47] &lt;&gt; &quot;&quot;; IF(MIN([.$M47];[.$R47];[.$W47]) = [.$M47]; [.$I$1]; IF(MIN([.$M47];[.$R47];[.$W47]) = [.$R47]; [.$N$1]; IF(ISNUMBER([.$W47]); [.$S$1]; &quot;NO PRICING&quot;))); &quot;&quot;)" office:value-type="string" office:string-value="Farnell">
            <text:p>Farnell</text:p>
          </table:table-cell>
          <table:table-cell table:style-name="ce34" table:formula="of:=IF([.$A47] &lt;&gt; &quot;&quot;; IF(MIN([.$M47];[.$R47];[.$W47]) = [.$M47]; [.$I47]; IF(MIN([.$M47];[.$R47];[.$W47]) = [.$R47]; [.$N47]; IF(ISNUMBER([.$W47]); [.$S47]; &quot;NO PRICING&quot;))); &quot;&quot;)" office:value-type="float" office:value="9591397">
            <text:p>9591397</text:p>
          </table:table-cell>
          <table:table-cell table:style-name="ce4" table:formula="of:=IF([.$A47] &lt;&gt; &quot;&quot;; IF(MIN([.$M47];[.$R47];[.$W47]) = [.$M47]; [.$L47]; IF(MIN([.$M47];[.$R47];[.$W47]) = [.$R47]; [.$Q47]; IF(ISNUMBER([.$W47]); [.$V47]; &quot;NO PRICING&quot;))); &quot;&quot;)" office:value-type="float" office:value="5">
            <text:p>5</text:p>
          </table:table-cell>
          <table:table-cell table:style-name="ce29" table:formula="of:=IF([.$A47] &lt;&gt; &quot;&quot;; IF(MIN([.$M47];[.$R47];[.$W47]) = [.$M47]; [.$M47]; IF(MIN([.$M47];[.$R47];[.$W47]) = [.$R47]; [.$R47]; IF(ISNUMBER([.$W47]); [.$W47]; &quot;NO PRICING&quot;))); &quot;&quot;)" office:value-type="float" office:value="1.7">
            <text:p>1.70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46])" office:value-type="string" office:string-value="2k2">
            <text:p>2k2</text:p>
          </table:table-cell>
          <table:table-cell table:style-name="ce4" table:formula="of:=T([source.C46])" office:value-type="string" office:string-value="R-EU_0204/7">
            <text:p>R-EU_0204/7</text:p>
          </table:table-cell>
          <table:table-cell table:style-name="ce4" table:formula="of:=T([source.D46])">
            <text:p/>
          </table:table-cell>
          <table:table-cell table:style-name="ce14" table:formula="of:=T([source.E46])" office:value-type="string" office:string-value="2.2kΩ, ¼W resistor">
            <text:p>2.2kΩ, ¼W resistor</text:p>
          </table:table-cell>
          <table:table-cell table:style-name="ce4" table:formula="of:=[source.A46]" office:value-type="float" office:value="4">
            <text:p>4</text:p>
          </table:table-cell>
          <table:table-cell table:style-name="ce4" table:formula="of:=ROUND([.E48]* (1 + extra))" office:value-type="float" office:value="4">
            <text:p>4</text:p>
          </table:table-cell>
          <table:table-cell table:style-name="ce4" table:formula="of:=MAX([.F48];[.E48]+1)" office:value-type="float" office:value="5">
            <text:p>5</text:p>
          </table:table-cell>
          <table:table-cell table:style-name="ce4"/>
          <table:table-cell table:style-name="ce16" table:formula="of:=[source.F46]" office:value-type="float" office:value="9339302">
            <text:p>9339302</text:p>
          </table:table-cell>
          <table:table-cell table:style-name="ce22" table:formula="of:=[source.G46]" office:value-type="float" office:value="0.011">
            <text:p>0.011</text:p>
          </table:table-cell>
          <table:table-cell table:style-name="ce4" table:formula="of:=[source.H46]" office:value-type="float" office:value="50">
            <text:p>50</text:p>
          </table:table-cell>
          <table:table-cell table:style-name="ce4" table:formula="of:=CEILING([.G48];[.K48])" office:value-type="float" office:value="50">
            <text:p>50</text:p>
          </table:table-cell>
          <table:table-cell table:style-name="ce29" table:formula="of:=IF([.L48]*[.J48] &gt; 0; [.L48]*[.J48]; &quot;&quot;)" office:value-type="float" office:value="0.55">
            <text:p>0.55</text:p>
          </table:table-cell>
          <table:table-cell table:style-name="ce16" table:formula="of:=[source.I46]" office:value-type="float" office:value="0">
            <text:p/>
          </table:table-cell>
          <table:table-cell table:style-name="ce22" table:formula="of:=[source.J46]" office:value-type="float" office:value="0">
            <text:p>0.000</text:p>
          </table:table-cell>
          <table:table-cell table:style-name="ce4" table:formula="of:=[source.K46]" office:value-type="float" office:value="0">
            <text:p>0</text:p>
          </table:table-cell>
          <table:table-cell table:style-name="ce4" table:formula="of:=CEILING([.$G48];[.P48])" office:value-type="float" office:value="0">
            <text:p>0</text:p>
          </table:table-cell>
          <table:table-cell table:style-name="ce29" table:formula="of:=IF([.Q48]*[.O48] &gt; 0; [.Q48]*[.O48]; &quot;&quot;)">
            <text:p/>
          </table:table-cell>
          <table:table-cell table:style-name="ce16" table:formula="of:=[source.L46]" office:value-type="float" office:value="0">
            <text:p/>
          </table:table-cell>
          <table:table-cell table:style-name="ce22" table:formula="of:=[source.M46]" office:value-type="float" office:value="0">
            <text:p>0.000</text:p>
          </table:table-cell>
          <table:table-cell table:style-name="ce4" table:formula="of:=[source.N46]" office:value-type="float" office:value="0">
            <text:p>0</text:p>
          </table:table-cell>
          <table:table-cell table:style-name="ce4" table:formula="of:=CEILING([.$G48];[.U48])" office:value-type="float" office:value="0">
            <text:p>0</text:p>
          </table:table-cell>
          <table:table-cell table:style-name="ce29" table:formula="of:=IF([.V48]*[.T48] &gt; 0; [.V48]*[.T48]; &quot;&quot;)">
            <text:p/>
          </table:table-cell>
          <table:table-cell table:style-name="ce4" table:formula="of:=IF([.$A48] &lt;&gt; &quot;&quot;; IF(MIN([.$M48];[.$R48];[.$W48]) = [.$M48]; [.$I$1]; IF(MIN([.$M48];[.$R48];[.$W48]) = [.$R48]; [.$N$1]; IF(ISNUMBER([.$W48]); [.$S$1]; &quot;NO PRICING&quot;))); &quot;&quot;)" office:value-type="string" office:string-value="Farnell">
            <text:p>Farnell</text:p>
          </table:table-cell>
          <table:table-cell table:style-name="ce34" table:formula="of:=IF([.$A48] &lt;&gt; &quot;&quot;; IF(MIN([.$M48];[.$R48];[.$W48]) = [.$M48]; [.$I48]; IF(MIN([.$M48];[.$R48];[.$W48]) = [.$R48]; [.$N48]; IF(ISNUMBER([.$W48]); [.$S48]; &quot;NO PRICING&quot;))); &quot;&quot;)" office:value-type="float" office:value="9339302">
            <text:p>9339302</text:p>
          </table:table-cell>
          <table:table-cell table:style-name="ce4" table:formula="of:=IF([.$A48] &lt;&gt; &quot;&quot;; IF(MIN([.$M48];[.$R48];[.$W48]) = [.$M48]; [.$L48]; IF(MIN([.$M48];[.$R48];[.$W48]) = [.$R48]; [.$Q48]; IF(ISNUMBER([.$W48]); [.$V48]; &quot;NO PRICING&quot;))); &quot;&quot;)" office:value-type="float" office:value="50">
            <text:p>50</text:p>
          </table:table-cell>
          <table:table-cell table:style-name="ce29" table:formula="of:=IF([.$A48] &lt;&gt; &quot;&quot;; IF(MIN([.$M48];[.$R48];[.$W48]) = [.$M48]; [.$M48]; IF(MIN([.$M48];[.$R48];[.$W48]) = [.$R48]; [.$R48]; IF(ISNUMBER([.$W48]); [.$W48]; &quot;NO PRICING&quot;))); &quot;&quot;)" office:value-type="float" office:value="0.55">
            <text:p>0.55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45])">
            <text:p/>
          </table:table-cell>
          <table:table-cell table:style-name="ce4" table:formula="of:=T([source.C45])" office:value-type="string" office:string-value="MA06-1">
            <text:p>MA06-1</text:p>
          </table:table-cell>
          <table:table-cell table:style-name="ce4" table:formula="of:=T([source.D45])">
            <text:p/>
          </table:table-cell>
          <table:table-cell table:style-name="ce14" table:formula="of:=T([source.E45])">
            <text:p/>
          </table:table-cell>
          <table:table-cell table:style-name="ce4" table:formula="of:=[source.A45]" office:value-type="float" office:value="4">
            <text:p>4</text:p>
          </table:table-cell>
          <table:table-cell table:style-name="ce4" table:formula="of:=ROUND([.E49]* (1 + extra))" office:value-type="float" office:value="4">
            <text:p>4</text:p>
          </table:table-cell>
          <table:table-cell table:style-name="ce4" table:formula="of:=MAX([.F49];[.E49]+1)" office:value-type="float" office:value="5">
            <text:p>5</text:p>
          </table:table-cell>
          <table:table-cell table:style-name="ce4"/>
          <table:table-cell table:style-name="ce16" table:formula="of:=[source.F45]" office:value-type="float" office:value="0">
            <text:p/>
          </table:table-cell>
          <table:table-cell table:style-name="ce22" table:formula="of:=[source.G45]" office:value-type="float" office:value="0">
            <text:p>0.000</text:p>
          </table:table-cell>
          <table:table-cell table:style-name="ce4" table:formula="of:=[source.H45]" office:value-type="float" office:value="0">
            <text:p>0</text:p>
          </table:table-cell>
          <table:table-cell table:style-name="ce4" table:formula="of:=CEILING([.G49];[.K49])" office:value-type="float" office:value="0">
            <text:p>0</text:p>
          </table:table-cell>
          <table:table-cell table:style-name="ce29" table:formula="of:=IF([.L49]*[.J49] &gt; 0; [.L49]*[.J49]; &quot;&quot;)">
            <text:p/>
          </table:table-cell>
          <table:table-cell table:style-name="ce16" table:formula="of:=[source.I45]" office:value-type="float" office:value="0">
            <text:p/>
          </table:table-cell>
          <table:table-cell table:style-name="ce22" table:formula="of:=[source.J45]" office:value-type="float" office:value="0">
            <text:p>0.000</text:p>
          </table:table-cell>
          <table:table-cell table:style-name="ce4" table:formula="of:=[source.K45]" office:value-type="float" office:value="0">
            <text:p>0</text:p>
          </table:table-cell>
          <table:table-cell table:style-name="ce4" table:formula="of:=CEILING([.$G49];[.P49])" office:value-type="float" office:value="0">
            <text:p>0</text:p>
          </table:table-cell>
          <table:table-cell table:style-name="ce29" table:formula="of:=IF([.Q49]*[.O49] &gt; 0; [.Q49]*[.O49]; &quot;&quot;)">
            <text:p/>
          </table:table-cell>
          <table:table-cell table:style-name="ce16" table:formula="of:=[source.L45]" office:value-type="float" office:value="0">
            <text:p/>
          </table:table-cell>
          <table:table-cell table:style-name="ce22" table:formula="of:=[source.M45]" office:value-type="float" office:value="0">
            <text:p>0.000</text:p>
          </table:table-cell>
          <table:table-cell table:style-name="ce4" table:formula="of:=[source.N45]" office:value-type="float" office:value="0">
            <text:p>0</text:p>
          </table:table-cell>
          <table:table-cell table:style-name="ce4" table:formula="of:=CEILING([.$G49];[.U49])" office:value-type="float" office:value="0">
            <text:p>0</text:p>
          </table:table-cell>
          <table:table-cell table:style-name="ce29" table:formula="of:=IF([.V49]*[.T49] &gt; 0; [.V49]*[.T49]; &quot;&quot;)">
            <text:p/>
          </table:table-cell>
          <table:table-cell table:style-name="ce4" table:formula="of:=IF([.$A49] &lt;&gt; &quot;&quot;; IF(MIN([.$M49];[.$R49];[.$W49]) = [.$M49]; [.$I$1]; IF(MIN([.$M49];[.$R49];[.$W49]) = [.$R49]; [.$N$1]; IF(ISNUMBER([.$W49]); [.$S$1]; &quot;NO PRICING&quot;))); &quot;&quot;)">
            <text:p/>
          </table:table-cell>
          <table:table-cell table:style-name="ce34" table:formula="of:=IF([.$A49] &lt;&gt; &quot;&quot;; IF(MIN([.$M49];[.$R49];[.$W49]) = [.$M49]; [.$I49]; IF(MIN([.$M49];[.$R49];[.$W49]) = [.$R49]; [.$N49]; IF(ISNUMBER([.$W49]); [.$S49]; &quot;NO PRICING&quot;))); &quot;&quot;)">
            <text:p/>
          </table:table-cell>
          <table:table-cell table:style-name="ce4" table:formula="of:=IF([.$A49] &lt;&gt; &quot;&quot;; IF(MIN([.$M49];[.$R49];[.$W49]) = [.$M49]; [.$L49]; IF(MIN([.$M49];[.$R49];[.$W49]) = [.$R49]; [.$Q49]; IF(ISNUMBER([.$W49]); [.$V49]; &quot;NO PRICING&quot;))); &quot;&quot;)">
            <text:p/>
          </table:table-cell>
          <table:table-cell table:style-name="ce29" table:formula="of:=IF([.$A49] &lt;&gt; &quot;&quot;; IF(MIN([.$M49];[.$R49];[.$W49]) = [.$M49]; [.$M49]; IF(MIN([.$M49];[.$R49];[.$W49]) = [.$R49]; [.$R49]; IF(ISNUMBER([.$W49]); [.$W49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4" table:formula="of:=T([source.B49])" office:value-type="string" office:string-value="8×330Ω resistor network">
            <text:p>8×330Ω resistor network</text:p>
          </table:table-cell>
          <table:table-cell table:style-name="ce4" table:formula="of:=T([source.C49])" office:value-type="string" office:string-value="G08R">
            <text:p>G08R</text:p>
          </table:table-cell>
          <table:table-cell table:style-name="ce4" table:formula="of:=T([source.D49])" office:value-type="string" office:string-value="8×330Ω resistor network">
            <text:p>8×330Ω resistor network</text:p>
          </table:table-cell>
          <table:table-cell table:style-name="ce14" table:formula="of:=T([source.E49])">
            <text:p/>
          </table:table-cell>
          <table:table-cell table:style-name="ce4" table:formula="of:=[source.A49]" office:value-type="float" office:value="4">
            <text:p>4</text:p>
          </table:table-cell>
          <table:table-cell table:style-name="ce4" table:formula="of:=ROUND([.E50]* (1 + extra))" office:value-type="float" office:value="4">
            <text:p>4</text:p>
          </table:table-cell>
          <table:table-cell table:style-name="ce4" table:formula="of:=MAX([.F50];[.E50]+1)" office:value-type="float" office:value="5">
            <text:p>5</text:p>
          </table:table-cell>
          <table:table-cell table:style-name="ce4"/>
          <table:table-cell table:style-name="ce16" table:formula="of:=[source.F49]" office:value-type="float" office:value="9356975">
            <text:p>9356975</text:p>
          </table:table-cell>
          <table:table-cell table:style-name="ce22" table:formula="of:=[source.G49]" office:value-type="float" office:value="0.3">
            <text:p>0.300</text:p>
          </table:table-cell>
          <table:table-cell table:style-name="ce4" table:formula="of:=[source.H49]" office:value-type="float" office:value="5">
            <text:p>5</text:p>
          </table:table-cell>
          <table:table-cell table:style-name="ce4" table:formula="of:=CEILING([.G50];[.K50])" office:value-type="float" office:value="5">
            <text:p>5</text:p>
          </table:table-cell>
          <table:table-cell table:style-name="ce29" table:formula="of:=IF([.L50]*[.J50] &gt; 0; [.L50]*[.J50]; &quot;&quot;)" office:value-type="float" office:value="1.5">
            <text:p>1.50</text:p>
          </table:table-cell>
          <table:table-cell table:style-name="ce16" table:formula="of:=[source.I49]" office:value-type="float" office:value="0">
            <text:p/>
          </table:table-cell>
          <table:table-cell table:style-name="ce22" table:formula="of:=[source.J49]" office:value-type="float" office:value="0">
            <text:p>0.000</text:p>
          </table:table-cell>
          <table:table-cell table:style-name="ce4" table:formula="of:=[source.K49]" office:value-type="float" office:value="0">
            <text:p>0</text:p>
          </table:table-cell>
          <table:table-cell table:style-name="ce4" table:formula="of:=CEILING([.$G50];[.P50])" office:value-type="float" office:value="0">
            <text:p>0</text:p>
          </table:table-cell>
          <table:table-cell table:style-name="ce29" table:formula="of:=IF([.Q50]*[.O50] &gt; 0; [.Q50]*[.O50]; &quot;&quot;)">
            <text:p/>
          </table:table-cell>
          <table:table-cell table:style-name="ce16" table:formula="of:=[source.L49]" office:value-type="float" office:value="0">
            <text:p/>
          </table:table-cell>
          <table:table-cell table:style-name="ce22" table:formula="of:=[source.M49]" office:value-type="float" office:value="0">
            <text:p>0.000</text:p>
          </table:table-cell>
          <table:table-cell table:style-name="ce4" table:formula="of:=[source.N49]" office:value-type="float" office:value="0">
            <text:p>0</text:p>
          </table:table-cell>
          <table:table-cell table:style-name="ce4" table:formula="of:=CEILING([.$G50];[.U50])" office:value-type="float" office:value="0">
            <text:p>0</text:p>
          </table:table-cell>
          <table:table-cell table:style-name="ce29" table:formula="of:=IF([.V50]*[.T50] &gt; 0; [.V50]*[.T50]; &quot;&quot;)">
            <text:p/>
          </table:table-cell>
          <table:table-cell table:style-name="ce4" table:formula="of:=IF([.$A50] &lt;&gt; &quot;&quot;; IF(MIN([.$M50];[.$R50];[.$W50]) = [.$M50]; [.$I$1]; IF(MIN([.$M50];[.$R50];[.$W50]) = [.$R50]; [.$N$1]; IF(ISNUMBER([.$W50]); [.$S$1]; &quot;NO PRICING&quot;))); &quot;&quot;)" office:value-type="string" office:string-value="Farnell">
            <text:p>Farnell</text:p>
          </table:table-cell>
          <table:table-cell table:style-name="ce34" table:formula="of:=IF([.$A50] &lt;&gt; &quot;&quot;; IF(MIN([.$M50];[.$R50];[.$W50]) = [.$M50]; [.$I50]; IF(MIN([.$M50];[.$R50];[.$W50]) = [.$R50]; [.$N50]; IF(ISNUMBER([.$W50]); [.$S50]; &quot;NO PRICING&quot;))); &quot;&quot;)" office:value-type="float" office:value="9356975">
            <text:p>9356975</text:p>
          </table:table-cell>
          <table:table-cell table:style-name="ce4" table:formula="of:=IF([.$A50] &lt;&gt; &quot;&quot;; IF(MIN([.$M50];[.$R50];[.$W50]) = [.$M50]; [.$L50]; IF(MIN([.$M50];[.$R50];[.$W50]) = [.$R50]; [.$Q50]; IF(ISNUMBER([.$W50]); [.$V50]; &quot;NO PRICING&quot;))); &quot;&quot;)" office:value-type="float" office:value="5">
            <text:p>5</text:p>
          </table:table-cell>
          <table:table-cell table:style-name="ce29" table:formula="of:=IF([.$A50] &lt;&gt; &quot;&quot;; IF(MIN([.$M50];[.$R50];[.$W50]) = [.$M50]; [.$M50]; IF(MIN([.$M50];[.$R50];[.$W50]) = [.$R50]; [.$R50]; IF(ISNUMBER([.$W50]); [.$W50]; &quot;NO PRICING&quot;))); &quot;&quot;)" office:value-type="float" office:value="1.5">
            <text:p>1.50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50])" office:value-type="string" office:string-value="330R">
            <text:p>330R</text:p>
          </table:table-cell>
          <table:table-cell table:style-name="ce4" table:formula="of:=T([source.C50])" office:value-type="string" office:string-value="R-EU_0207/7">
            <text:p>R-EU_0207/7</text:p>
          </table:table-cell>
          <table:table-cell table:style-name="ce4" table:formula="of:=T([source.D50])">
            <text:p/>
          </table:table-cell>
          <table:table-cell table:style-name="ce14" table:formula="of:=T([source.E50])" office:value-type="string" office:string-value="330Ω, ¼W Resistor">
            <text:p>330Ω, ¼W Resistor</text:p>
          </table:table-cell>
          <table:table-cell table:style-name="ce4" table:formula="of:=[source.A50]" office:value-type="float" office:value="4">
            <text:p>4</text:p>
          </table:table-cell>
          <table:table-cell table:style-name="ce4" table:formula="of:=ROUND([.E51]* (1 + extra))" office:value-type="float" office:value="4">
            <text:p>4</text:p>
          </table:table-cell>
          <table:table-cell table:style-name="ce4" table:formula="of:=MAX([.F51];[.E51]+1)" office:value-type="float" office:value="5">
            <text:p>5</text:p>
          </table:table-cell>
          <table:table-cell table:style-name="ce4"/>
          <table:table-cell table:style-name="ce16" table:formula="of:=[source.F50]" office:value-type="float" office:value="9339418">
            <text:p>9339418</text:p>
          </table:table-cell>
          <table:table-cell table:style-name="ce22" table:formula="of:=[source.G50]" office:value-type="float" office:value="0.011">
            <text:p>0.011</text:p>
          </table:table-cell>
          <table:table-cell table:style-name="ce4" table:formula="of:=[source.H50]" office:value-type="float" office:value="50">
            <text:p>50</text:p>
          </table:table-cell>
          <table:table-cell table:style-name="ce4" table:formula="of:=CEILING([.G51];[.K51])" office:value-type="float" office:value="50">
            <text:p>50</text:p>
          </table:table-cell>
          <table:table-cell table:style-name="ce29" table:formula="of:=IF([.L51]*[.J51] &gt; 0; [.L51]*[.J51]; &quot;&quot;)" office:value-type="float" office:value="0.55">
            <text:p>0.55</text:p>
          </table:table-cell>
          <table:table-cell table:style-name="ce16" table:formula="of:=[source.I50]" office:value-type="float" office:value="0">
            <text:p/>
          </table:table-cell>
          <table:table-cell table:style-name="ce22" table:formula="of:=[source.J50]" office:value-type="float" office:value="0">
            <text:p>0.000</text:p>
          </table:table-cell>
          <table:table-cell table:style-name="ce4" table:formula="of:=[source.K50]" office:value-type="float" office:value="0">
            <text:p>0</text:p>
          </table:table-cell>
          <table:table-cell table:style-name="ce4" table:formula="of:=CEILING([.$G51];[.P51])" office:value-type="float" office:value="0">
            <text:p>0</text:p>
          </table:table-cell>
          <table:table-cell table:style-name="ce29" table:formula="of:=IF([.Q51]*[.O51] &gt; 0; [.Q51]*[.O51]; &quot;&quot;)">
            <text:p/>
          </table:table-cell>
          <table:table-cell table:style-name="ce16" table:formula="of:=[source.L50]" office:value-type="float" office:value="0">
            <text:p/>
          </table:table-cell>
          <table:table-cell table:style-name="ce22" table:formula="of:=[source.M50]" office:value-type="float" office:value="0">
            <text:p>0.000</text:p>
          </table:table-cell>
          <table:table-cell table:style-name="ce4" table:formula="of:=[source.N50]" office:value-type="float" office:value="0">
            <text:p>0</text:p>
          </table:table-cell>
          <table:table-cell table:style-name="ce4" table:formula="of:=CEILING([.$G51];[.U51])" office:value-type="float" office:value="0">
            <text:p>0</text:p>
          </table:table-cell>
          <table:table-cell table:style-name="ce29" table:formula="of:=IF([.V51]*[.T51] &gt; 0; [.V51]*[.T51]; &quot;&quot;)">
            <text:p/>
          </table:table-cell>
          <table:table-cell table:style-name="ce4" table:formula="of:=IF([.$A51] &lt;&gt; &quot;&quot;; IF(MIN([.$M51];[.$R51];[.$W51]) = [.$M51]; [.$I$1]; IF(MIN([.$M51];[.$R51];[.$W51]) = [.$R51]; [.$N$1]; IF(ISNUMBER([.$W51]); [.$S$1]; &quot;NO PRICING&quot;))); &quot;&quot;)" office:value-type="string" office:string-value="Farnell">
            <text:p>Farnell</text:p>
          </table:table-cell>
          <table:table-cell table:style-name="ce34" table:formula="of:=IF([.$A51] &lt;&gt; &quot;&quot;; IF(MIN([.$M51];[.$R51];[.$W51]) = [.$M51]; [.$I51]; IF(MIN([.$M51];[.$R51];[.$W51]) = [.$R51]; [.$N51]; IF(ISNUMBER([.$W51]); [.$S51]; &quot;NO PRICING&quot;))); &quot;&quot;)" office:value-type="float" office:value="9339418">
            <text:p>9339418</text:p>
          </table:table-cell>
          <table:table-cell table:style-name="ce4" table:formula="of:=IF([.$A51] &lt;&gt; &quot;&quot;; IF(MIN([.$M51];[.$R51];[.$W51]) = [.$M51]; [.$L51]; IF(MIN([.$M51];[.$R51];[.$W51]) = [.$R51]; [.$Q51]; IF(ISNUMBER([.$W51]); [.$V51]; &quot;NO PRICING&quot;))); &quot;&quot;)" office:value-type="float" office:value="50">
            <text:p>50</text:p>
          </table:table-cell>
          <table:table-cell table:style-name="ce29" table:formula="of:=IF([.$A51] &lt;&gt; &quot;&quot;; IF(MIN([.$M51];[.$R51];[.$W51]) = [.$M51]; [.$M51]; IF(MIN([.$M51];[.$R51];[.$W51]) = [.$R51]; [.$R51]; IF(ISNUMBER([.$W51]); [.$W51]; &quot;NO PRICING&quot;))); &quot;&quot;)" office:value-type="float" office:value="0.55">
            <text:p>0.55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52])" office:value-type="string" office:string-value="On-Off-On toggle switch">
            <text:p>On-Off-On toggle switch</text:p>
          </table:table-cell>
          <table:table-cell table:style-name="ce4" table:formula="of:=T([source.C52])" office:value-type="string" office:string-value="TL49PO">
            <text:p>TL49PO</text:p>
          </table:table-cell>
          <table:table-cell table:style-name="ce4" table:formula="of:=T([source.D52])" office:value-type="string" office:string-value="On-Off-On toggle switch">
            <text:p>On-Off-On toggle switch</text:p>
          </table:table-cell>
          <table:table-cell table:style-name="ce14" table:formula="of:=T([source.E52])" office:value-type="string" office:string-value="Also add lever actuator">
            <text:p>Also add lever actuator</text:p>
          </table:table-cell>
          <table:table-cell table:style-name="ce4" table:formula="of:=[source.A52]" office:value-type="float" office:value="4">
            <text:p>4</text:p>
          </table:table-cell>
          <table:table-cell table:style-name="ce4" table:formula="of:=ROUND([.E52]* (1 + extra))" office:value-type="float" office:value="4">
            <text:p>4</text:p>
          </table:table-cell>
          <table:table-cell table:style-name="ce4" table:formula="of:=MAX([.F52];[.E52]+1)" office:value-type="float" office:value="5">
            <text:p>5</text:p>
          </table:table-cell>
          <table:table-cell table:style-name="ce4"/>
          <table:table-cell table:style-name="ce16" table:formula="of:=[source.F52]" office:value-type="float" office:value="0">
            <text:p/>
          </table:table-cell>
          <table:table-cell table:style-name="ce22" table:formula="of:=[source.G52]" office:value-type="float" office:value="0">
            <text:p>0.000</text:p>
          </table:table-cell>
          <table:table-cell table:style-name="ce4" table:formula="of:=[source.H52]" office:value-type="float" office:value="0">
            <text:p>0</text:p>
          </table:table-cell>
          <table:table-cell table:style-name="ce4" table:formula="of:=CEILING([.G52];[.K52])" office:value-type="float" office:value="0">
            <text:p>0</text:p>
          </table:table-cell>
          <table:table-cell table:style-name="ce29" table:formula="of:=IF([.L52]*[.J52] &gt; 0; [.L52]*[.J52]; &quot;&quot;)">
            <text:p/>
          </table:table-cell>
          <table:table-cell table:style-name="ce16" table:formula="of:=[source.I52]" office:value-type="float" office:value="0">
            <text:p/>
          </table:table-cell>
          <table:table-cell table:style-name="ce22" table:formula="of:=[source.J52]" office:value-type="float" office:value="0">
            <text:p>0.000</text:p>
          </table:table-cell>
          <table:table-cell table:style-name="ce4" table:formula="of:=[source.K52]" office:value-type="float" office:value="0">
            <text:p>0</text:p>
          </table:table-cell>
          <table:table-cell table:style-name="ce4" table:formula="of:=CEILING([.$G52];[.P52])" office:value-type="float" office:value="0">
            <text:p>0</text:p>
          </table:table-cell>
          <table:table-cell table:style-name="ce29" table:formula="of:=IF([.Q52]*[.O52] &gt; 0; [.Q52]*[.O52]; &quot;&quot;)">
            <text:p/>
          </table:table-cell>
          <table:table-cell table:style-name="ce16" table:formula="of:=[source.L52]" office:value-type="float" office:value="0">
            <text:p/>
          </table:table-cell>
          <table:table-cell table:style-name="ce22" table:formula="of:=[source.M52]" office:value-type="float" office:value="0">
            <text:p>0.000</text:p>
          </table:table-cell>
          <table:table-cell table:style-name="ce4" table:formula="of:=[source.N52]" office:value-type="float" office:value="0">
            <text:p>0</text:p>
          </table:table-cell>
          <table:table-cell table:style-name="ce4" table:formula="of:=CEILING([.$G52];[.U52])" office:value-type="float" office:value="0">
            <text:p>0</text:p>
          </table:table-cell>
          <table:table-cell table:style-name="ce29" table:formula="of:=IF([.V52]*[.T52] &gt; 0; [.V52]*[.T52]; &quot;&quot;)">
            <text:p/>
          </table:table-cell>
          <table:table-cell table:style-name="ce4" table:formula="of:=IF([.$A52] &lt;&gt; &quot;&quot;; IF(MIN([.$M52];[.$R52];[.$W52]) = [.$M52]; [.$I$1]; IF(MIN([.$M52];[.$R52];[.$W52]) = [.$R52]; [.$N$1]; IF(ISNUMBER([.$W52]); [.$S$1]; &quot;NO PRICING&quot;))); &quot;&quot;)" office:value-type="string" office:string-value="NO PRICING">
            <text:p>NO PRICING</text:p>
          </table:table-cell>
          <table:table-cell table:style-name="ce34" table:formula="of:=IF([.$A52] &lt;&gt; &quot;&quot;; IF(MIN([.$M52];[.$R52];[.$W52]) = [.$M52]; [.$I52]; IF(MIN([.$M52];[.$R52];[.$W52]) = [.$R52]; [.$N52]; IF(ISNUMBER([.$W52]); [.$S52]; &quot;NO PRICING&quot;))); &quot;&quot;)" office:value-type="string" office:string-value="NO PRICING">
            <text:p>NO PRICING</text:p>
          </table:table-cell>
          <table:table-cell table:style-name="ce4" table:formula="of:=IF([.$A52] &lt;&gt; &quot;&quot;; IF(MIN([.$M52];[.$R52];[.$W52]) = [.$M52]; [.$L52]; IF(MIN([.$M52];[.$R52];[.$W52]) = [.$R52]; [.$Q52]; IF(ISNUMBER([.$W52]); [.$V52]; &quot;NO PRICING&quot;))); &quot;&quot;)" office:value-type="string" office:string-value="NO PRICING">
            <text:p>NO PRICING</text:p>
          </table:table-cell>
          <table:table-cell table:style-name="ce29" table:formula="of:=IF([.$A52] &lt;&gt; &quot;&quot;; IF(MIN([.$M52];[.$R52];[.$W52]) = [.$M52]; [.$M52]; IF(MIN([.$M52];[.$R52];[.$W52]) = [.$R52]; [.$R52]; IF(ISNUMBER([.$W52]); [.$W52]; &quot;NO PRICING&quot;))); &quot;&quot;)" office:value-type="string" office:string-value="NO PRICING">
            <text:p>NO PRICING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53])">
            <text:p/>
          </table:table-cell>
          <table:table-cell table:style-name="ce4" table:formula="of:=T([source.C53])" office:value-type="string" office:string-value="MA09-2">
            <text:p>MA09-2</text:p>
          </table:table-cell>
          <table:table-cell table:style-name="ce4" table:formula="of:=T([source.D53])">
            <text:p/>
          </table:table-cell>
          <table:table-cell table:style-name="ce14" table:formula="of:=T([source.E53])">
            <text:p/>
          </table:table-cell>
          <table:table-cell table:style-name="ce4" table:formula="of:=[source.A53]" office:value-type="float" office:value="3">
            <text:p>3</text:p>
          </table:table-cell>
          <table:table-cell table:style-name="ce4" table:formula="of:=ROUND([.E53]* (1 + extra))" office:value-type="float" office:value="3">
            <text:p>3</text:p>
          </table:table-cell>
          <table:table-cell table:style-name="ce4" table:formula="of:=MAX([.F53];[.E53]+1)" office:value-type="float" office:value="4">
            <text:p>4</text:p>
          </table:table-cell>
          <table:table-cell table:style-name="ce4"/>
          <table:table-cell table:style-name="ce16" table:formula="of:=[source.F53]" office:value-type="float" office:value="0">
            <text:p/>
          </table:table-cell>
          <table:table-cell table:style-name="ce22" table:formula="of:=[source.G53]" office:value-type="float" office:value="0">
            <text:p>0.000</text:p>
          </table:table-cell>
          <table:table-cell table:style-name="ce4" table:formula="of:=[source.H53]" office:value-type="float" office:value="0">
            <text:p>0</text:p>
          </table:table-cell>
          <table:table-cell table:style-name="ce4" table:formula="of:=CEILING([.G53];[.K53])" office:value-type="float" office:value="0">
            <text:p>0</text:p>
          </table:table-cell>
          <table:table-cell table:style-name="ce29" table:formula="of:=IF([.L53]*[.J53] &gt; 0; [.L53]*[.J53]; &quot;&quot;)">
            <text:p/>
          </table:table-cell>
          <table:table-cell table:style-name="ce16" table:formula="of:=[source.I53]" office:value-type="float" office:value="0">
            <text:p/>
          </table:table-cell>
          <table:table-cell table:style-name="ce22" table:formula="of:=[source.J53]" office:value-type="float" office:value="0">
            <text:p>0.000</text:p>
          </table:table-cell>
          <table:table-cell table:style-name="ce4" table:formula="of:=[source.K53]" office:value-type="float" office:value="0">
            <text:p>0</text:p>
          </table:table-cell>
          <table:table-cell table:style-name="ce4" table:formula="of:=CEILING([.$G53];[.P53])" office:value-type="float" office:value="0">
            <text:p>0</text:p>
          </table:table-cell>
          <table:table-cell table:style-name="ce29" table:formula="of:=IF([.Q53]*[.O53] &gt; 0; [.Q53]*[.O53]; &quot;&quot;)">
            <text:p/>
          </table:table-cell>
          <table:table-cell table:style-name="ce16" table:formula="of:=[source.L53]" office:value-type="float" office:value="0">
            <text:p/>
          </table:table-cell>
          <table:table-cell table:style-name="ce22" table:formula="of:=[source.M53]" office:value-type="float" office:value="0">
            <text:p>0.000</text:p>
          </table:table-cell>
          <table:table-cell table:style-name="ce4" table:formula="of:=[source.N53]" office:value-type="float" office:value="0">
            <text:p>0</text:p>
          </table:table-cell>
          <table:table-cell table:style-name="ce4" table:formula="of:=CEILING([.$G53];[.U53])" office:value-type="float" office:value="0">
            <text:p>0</text:p>
          </table:table-cell>
          <table:table-cell table:style-name="ce29" table:formula="of:=IF([.V53]*[.T53] &gt; 0; [.V53]*[.T53]; &quot;&quot;)">
            <text:p/>
          </table:table-cell>
          <table:table-cell table:style-name="ce4" table:formula="of:=IF([.$A53] &lt;&gt; &quot;&quot;; IF(MIN([.$M53];[.$R53];[.$W53]) = [.$M53]; [.$I$1]; IF(MIN([.$M53];[.$R53];[.$W53]) = [.$R53]; [.$N$1]; IF(ISNUMBER([.$W53]); [.$S$1]; &quot;NO PRICING&quot;))); &quot;&quot;)">
            <text:p/>
          </table:table-cell>
          <table:table-cell table:style-name="ce34" table:formula="of:=IF([.$A53] &lt;&gt; &quot;&quot;; IF(MIN([.$M53];[.$R53];[.$W53]) = [.$M53]; [.$I53]; IF(MIN([.$M53];[.$R53];[.$W53]) = [.$R53]; [.$N53]; IF(ISNUMBER([.$W53]); [.$S53]; &quot;NO PRICING&quot;))); &quot;&quot;)">
            <text:p/>
          </table:table-cell>
          <table:table-cell table:style-name="ce4" table:formula="of:=IF([.$A53] &lt;&gt; &quot;&quot;; IF(MIN([.$M53];[.$R53];[.$W53]) = [.$M53]; [.$L53]; IF(MIN([.$M53];[.$R53];[.$W53]) = [.$R53]; [.$Q53]; IF(ISNUMBER([.$W53]); [.$V53]; &quot;NO PRICING&quot;))); &quot;&quot;)">
            <text:p/>
          </table:table-cell>
          <table:table-cell table:style-name="ce29" table:formula="of:=IF([.$A53] &lt;&gt; &quot;&quot;; IF(MIN([.$M53];[.$R53];[.$W53]) = [.$M53]; [.$M53]; IF(MIN([.$M53];[.$R53];[.$W53]) = [.$R53]; [.$R53]; IF(ISNUMBER([.$W53]); [.$W53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4" table:formula="of:=T([source.B63])" office:value-type="string" office:string-value="MCP23016">
            <text:p>MCP23016</text:p>
          </table:table-cell>
          <table:table-cell table:style-name="ce4" table:formula="of:=T([source.C63])" office:value-type="string" office:string-value="MCP23016">
            <text:p>MCP23016</text:p>
          </table:table-cell>
          <table:table-cell table:style-name="ce4" table:formula="of:=T([source.D63])">
            <text:p/>
          </table:table-cell>
          <table:table-cell table:style-name="ce14" table:formula="of:=T([source.E63])">
            <text:p/>
          </table:table-cell>
          <table:table-cell table:style-name="ce4" table:formula="of:=[source.A63]" office:value-type="float" office:value="3">
            <text:p>3</text:p>
          </table:table-cell>
          <table:table-cell table:style-name="ce4" table:formula="of:=ROUND([.E54]* (1 + extra))" office:value-type="float" office:value="3">
            <text:p>3</text:p>
          </table:table-cell>
          <table:table-cell table:style-name="ce4" table:formula="of:=MAX([.F54];[.E54]+1)" office:value-type="float" office:value="4">
            <text:p>4</text:p>
          </table:table-cell>
          <table:table-cell table:style-name="ce4"/>
          <table:table-cell table:style-name="ce16" table:formula="of:=[source.F63]" office:value-type="float" office:value="1439389">
            <text:p>1439389</text:p>
          </table:table-cell>
          <table:table-cell table:style-name="ce22" table:formula="of:=[source.G63]" office:value-type="float" office:value="1.31">
            <text:p>1.310</text:p>
          </table:table-cell>
          <table:table-cell table:style-name="ce4" table:formula="of:=[source.H63]" office:value-type="float" office:value="1">
            <text:p>1</text:p>
          </table:table-cell>
          <table:table-cell table:style-name="ce4" table:formula="of:=CEILING([.G54];[.K54])" office:value-type="float" office:value="4">
            <text:p>4</text:p>
          </table:table-cell>
          <table:table-cell table:style-name="ce29" table:formula="of:=IF([.L54]*[.J54] &gt; 0; [.L54]*[.J54]; &quot;&quot;)" office:value-type="float" office:value="5.24">
            <text:p>5.24</text:p>
          </table:table-cell>
          <table:table-cell table:style-name="ce16" table:formula="of:=[source.I63]" office:value-type="float" office:value="0">
            <text:p/>
          </table:table-cell>
          <table:table-cell table:style-name="ce22" table:formula="of:=[source.J63]" office:value-type="float" office:value="0">
            <text:p>0.000</text:p>
          </table:table-cell>
          <table:table-cell table:style-name="ce4" table:formula="of:=[source.K63]" office:value-type="float" office:value="0">
            <text:p>0</text:p>
          </table:table-cell>
          <table:table-cell table:style-name="ce4" table:formula="of:=CEILING([.$G54];[.P54])" office:value-type="float" office:value="0">
            <text:p>0</text:p>
          </table:table-cell>
          <table:table-cell table:style-name="ce29" table:formula="of:=IF([.Q54]*[.O54] &gt; 0; [.Q54]*[.O54]; &quot;&quot;)">
            <text:p/>
          </table:table-cell>
          <table:table-cell table:style-name="ce16" table:formula="of:=[source.L63]" office:value-type="float" office:value="0">
            <text:p/>
          </table:table-cell>
          <table:table-cell table:style-name="ce22" table:formula="of:=[source.M63]" office:value-type="float" office:value="0">
            <text:p>0.000</text:p>
          </table:table-cell>
          <table:table-cell table:style-name="ce4" table:formula="of:=[source.N63]" office:value-type="float" office:value="0">
            <text:p>0</text:p>
          </table:table-cell>
          <table:table-cell table:style-name="ce4" table:formula="of:=CEILING([.$G54];[.U54])" office:value-type="float" office:value="0">
            <text:p>0</text:p>
          </table:table-cell>
          <table:table-cell table:style-name="ce29" table:formula="of:=IF([.V54]*[.T54] &gt; 0; [.V54]*[.T54]; &quot;&quot;)">
            <text:p/>
          </table:table-cell>
          <table:table-cell table:style-name="ce4" table:formula="of:=IF([.$A54] &lt;&gt; &quot;&quot;; IF(MIN([.$M54];[.$R54];[.$W54]) = [.$M54]; [.$I$1]; IF(MIN([.$M54];[.$R54];[.$W54]) = [.$R54]; [.$N$1]; IF(ISNUMBER([.$W54]); [.$S$1]; &quot;NO PRICING&quot;))); &quot;&quot;)" office:value-type="string" office:string-value="Farnell">
            <text:p>Farnell</text:p>
          </table:table-cell>
          <table:table-cell table:style-name="ce34" table:formula="of:=IF([.$A54] &lt;&gt; &quot;&quot;; IF(MIN([.$M54];[.$R54];[.$W54]) = [.$M54]; [.$I54]; IF(MIN([.$M54];[.$R54];[.$W54]) = [.$R54]; [.$N54]; IF(ISNUMBER([.$W54]); [.$S54]; &quot;NO PRICING&quot;))); &quot;&quot;)" office:value-type="float" office:value="1439389">
            <text:p>1439389</text:p>
          </table:table-cell>
          <table:table-cell table:style-name="ce4" table:formula="of:=IF([.$A54] &lt;&gt; &quot;&quot;; IF(MIN([.$M54];[.$R54];[.$W54]) = [.$M54]; [.$L54]; IF(MIN([.$M54];[.$R54];[.$W54]) = [.$R54]; [.$Q54]; IF(ISNUMBER([.$W54]); [.$V54]; &quot;NO PRICING&quot;))); &quot;&quot;)" office:value-type="float" office:value="4">
            <text:p>4</text:p>
          </table:table-cell>
          <table:table-cell table:style-name="ce29" table:formula="of:=IF([.$A54] &lt;&gt; &quot;&quot;; IF(MIN([.$M54];[.$R54];[.$W54]) = [.$M54]; [.$M54]; IF(MIN([.$M54];[.$R54];[.$W54]) = [.$R54]; [.$R54]; IF(ISNUMBER([.$W54]); [.$W54]; &quot;NO PRICING&quot;))); &quot;&quot;)" office:value-type="float" office:value="5.24">
            <text:p>5.24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62])" office:value-type="string" office:string-value="MAX-232 RS-232 transceiver">
            <text:p>MAX-232 RS-232 transceiver</text:p>
          </table:table-cell>
          <table:table-cell table:style-name="ce4" table:formula="of:=T([source.C62])" office:value-type="string" office:string-value="MAX232">
            <text:p>MAX232</text:p>
          </table:table-cell>
          <table:table-cell table:style-name="ce4" table:formula="of:=T([source.D62])" office:value-type="string" office:string-value="MAX-232 RS-232 transceiver">
            <text:p>MAX-232 RS-232 transceiver</text:p>
          </table:table-cell>
          <table:table-cell table:style-name="ce14" table:formula="of:=T([source.E62])">
            <text:p/>
          </table:table-cell>
          <table:table-cell table:style-name="ce4" table:formula="of:=[source.A62]" office:value-type="float" office:value="3">
            <text:p>3</text:p>
          </table:table-cell>
          <table:table-cell table:style-name="ce4" table:formula="of:=ROUND([.E55]* (1 + extra))" office:value-type="float" office:value="3">
            <text:p>3</text:p>
          </table:table-cell>
          <table:table-cell table:style-name="ce4" table:formula="of:=MAX([.F55];[.E55]+1)" office:value-type="float" office:value="4">
            <text:p>4</text:p>
          </table:table-cell>
          <table:table-cell table:style-name="ce4"/>
          <table:table-cell table:style-name="ce16" table:formula="of:=[source.F62]" office:value-type="float" office:value="1648737">
            <text:p>1648737</text:p>
          </table:table-cell>
          <table:table-cell table:style-name="ce22" table:formula="of:=[source.G62]" office:value-type="float" office:value="0.73">
            <text:p>0.730</text:p>
          </table:table-cell>
          <table:table-cell table:style-name="ce4" table:formula="of:=[source.H62]" office:value-type="float" office:value="1">
            <text:p>1</text:p>
          </table:table-cell>
          <table:table-cell table:style-name="ce4" table:formula="of:=CEILING([.G55];[.K55])" office:value-type="float" office:value="4">
            <text:p>4</text:p>
          </table:table-cell>
          <table:table-cell table:style-name="ce29" table:formula="of:=IF([.L55]*[.J55] &gt; 0; [.L55]*[.J55]; &quot;&quot;)" office:value-type="float" office:value="2.92">
            <text:p>2.92</text:p>
          </table:table-cell>
          <table:table-cell table:style-name="ce16" table:formula="of:=[source.I62]" office:value-type="float" office:value="0">
            <text:p/>
          </table:table-cell>
          <table:table-cell table:style-name="ce22" table:formula="of:=[source.J62]" office:value-type="float" office:value="0">
            <text:p>0.000</text:p>
          </table:table-cell>
          <table:table-cell table:style-name="ce4" table:formula="of:=[source.K62]" office:value-type="float" office:value="0">
            <text:p>0</text:p>
          </table:table-cell>
          <table:table-cell table:style-name="ce4" table:formula="of:=CEILING([.$G55];[.P55])" office:value-type="float" office:value="0">
            <text:p>0</text:p>
          </table:table-cell>
          <table:table-cell table:style-name="ce29" table:formula="of:=IF([.Q55]*[.O55] &gt; 0; [.Q55]*[.O55]; &quot;&quot;)">
            <text:p/>
          </table:table-cell>
          <table:table-cell table:style-name="ce16" table:formula="of:=[source.L62]" office:value-type="string" office:string-value="660-8613">
            <text:p>660-8613</text:p>
          </table:table-cell>
          <table:table-cell table:style-name="ce22" table:formula="of:=[source.M62]" office:value-type="float" office:value="0.68">
            <text:p>0.680</text:p>
          </table:table-cell>
          <table:table-cell table:style-name="ce4" table:formula="of:=[source.N62]" office:value-type="float" office:value="5">
            <text:p>5</text:p>
          </table:table-cell>
          <table:table-cell table:style-name="ce4" table:formula="of:=CEILING([.$G55];[.U55])" office:value-type="float" office:value="5">
            <text:p>5</text:p>
          </table:table-cell>
          <table:table-cell table:style-name="ce29" table:formula="of:=IF([.V55]*[.T55] &gt; 0; [.V55]*[.T55]; &quot;&quot;)" office:value-type="float" office:value="3.4">
            <text:p>3.40</text:p>
          </table:table-cell>
          <table:table-cell table:style-name="ce4" table:formula="of:=IF([.$A55] &lt;&gt; &quot;&quot;; IF(MIN([.$M55];[.$R55];[.$W55]) = [.$M55]; [.$I$1]; IF(MIN([.$M55];[.$R55];[.$W55]) = [.$R55]; [.$N$1]; IF(ISNUMBER([.$W55]); [.$S$1]; &quot;NO PRICING&quot;))); &quot;&quot;)" office:value-type="string" office:string-value="Farnell">
            <text:p>Farnell</text:p>
          </table:table-cell>
          <table:table-cell table:style-name="ce34" table:formula="of:=IF([.$A55] &lt;&gt; &quot;&quot;; IF(MIN([.$M55];[.$R55];[.$W55]) = [.$M55]; [.$I55]; IF(MIN([.$M55];[.$R55];[.$W55]) = [.$R55]; [.$N55]; IF(ISNUMBER([.$W55]); [.$S55]; &quot;NO PRICING&quot;))); &quot;&quot;)" office:value-type="float" office:value="1648737">
            <text:p>1648737</text:p>
          </table:table-cell>
          <table:table-cell table:style-name="ce4" table:formula="of:=IF([.$A55] &lt;&gt; &quot;&quot;; IF(MIN([.$M55];[.$R55];[.$W55]) = [.$M55]; [.$L55]; IF(MIN([.$M55];[.$R55];[.$W55]) = [.$R55]; [.$Q55]; IF(ISNUMBER([.$W55]); [.$V55]; &quot;NO PRICING&quot;))); &quot;&quot;)" office:value-type="float" office:value="4">
            <text:p>4</text:p>
          </table:table-cell>
          <table:table-cell table:style-name="ce29" table:formula="of:=IF([.$A55] &lt;&gt; &quot;&quot;; IF(MIN([.$M55];[.$R55];[.$W55]) = [.$M55]; [.$M55]; IF(MIN([.$M55];[.$R55];[.$W55]) = [.$R55]; [.$R55]; IF(ISNUMBER([.$W55]); [.$W55]; &quot;NO PRICING&quot;))); &quot;&quot;)" office:value-type="float" office:value="2.92">
            <text:p>2.92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59])" office:value-type="string" office:string-value="8×50kΩ resistor network">
            <text:p>8×50kΩ resistor network</text:p>
          </table:table-cell>
          <table:table-cell table:style-name="ce4" table:formula="of:=T([source.C59])" office:value-type="string" office:string-value="8R-N">
            <text:p>8R-N</text:p>
          </table:table-cell>
          <table:table-cell table:style-name="ce4" table:formula="of:=T([source.D59])" office:value-type="string" office:string-value="8×50kΩ resistor network">
            <text:p>8×50kΩ resistor network</text:p>
          </table:table-cell>
          <table:table-cell table:style-name="ce14" table:formula="of:=T([source.E59])" office:value-type="string" office:string-value="Uses 47kΩ discretes for prototyping.">
            <text:p>Uses 47kΩ discretes for prototyping.</text:p>
          </table:table-cell>
          <table:table-cell table:style-name="ce4" table:formula="of:=[source.A59]" office:value-type="float" office:value="3">
            <text:p>3</text:p>
          </table:table-cell>
          <table:table-cell table:style-name="ce4" table:formula="of:=ROUND([.E56]* (1 + extra))" office:value-type="float" office:value="3">
            <text:p>3</text:p>
          </table:table-cell>
          <table:table-cell table:style-name="ce4" table:formula="of:=MAX([.F56];[.E56]+1)" office:value-type="float" office:value="4">
            <text:p>4</text:p>
          </table:table-cell>
          <table:table-cell table:style-name="ce4"/>
          <table:table-cell table:style-name="ce16" table:formula="of:=[source.F59]" office:value-type="float" office:value="9339558">
            <text:p>9339558</text:p>
          </table:table-cell>
          <table:table-cell table:style-name="ce22" table:formula="of:=[source.G59]" office:value-type="float" office:value="0.011">
            <text:p>0.011</text:p>
          </table:table-cell>
          <table:table-cell table:style-name="ce4" table:formula="of:=[source.H59]" office:value-type="float" office:value="50">
            <text:p>50</text:p>
          </table:table-cell>
          <table:table-cell table:style-name="ce4" table:formula="of:=CEILING([.G56];[.K56])" office:value-type="float" office:value="50">
            <text:p>50</text:p>
          </table:table-cell>
          <table:table-cell table:style-name="ce29" table:formula="of:=IF([.L56]*[.J56] &gt; 0; [.L56]*[.J56]; &quot;&quot;)" office:value-type="float" office:value="0.55">
            <text:p>0.55</text:p>
          </table:table-cell>
          <table:table-cell table:style-name="ce16" table:formula="of:=[source.I59]" office:value-type="float" office:value="0">
            <text:p/>
          </table:table-cell>
          <table:table-cell table:style-name="ce22" table:formula="of:=[source.J59]" office:value-type="float" office:value="0">
            <text:p>0.000</text:p>
          </table:table-cell>
          <table:table-cell table:style-name="ce4" table:formula="of:=[source.K59]" office:value-type="float" office:value="0">
            <text:p>0</text:p>
          </table:table-cell>
          <table:table-cell table:style-name="ce4" table:formula="of:=CEILING([.$G56];[.P56])" office:value-type="float" office:value="0">
            <text:p>0</text:p>
          </table:table-cell>
          <table:table-cell table:style-name="ce29" table:formula="of:=IF([.Q56]*[.O56] &gt; 0; [.Q56]*[.O56]; &quot;&quot;)">
            <text:p/>
          </table:table-cell>
          <table:table-cell table:style-name="ce16" table:formula="of:=[source.L59]" office:value-type="string" office:string-value="131-457">
            <text:p>131-457</text:p>
          </table:table-cell>
          <table:table-cell table:style-name="ce22" table:formula="of:=[source.M59]" office:value-type="float" office:value="0.014">
            <text:p>0.014</text:p>
          </table:table-cell>
          <table:table-cell table:style-name="ce4" table:formula="of:=[source.N59]" office:value-type="float" office:value="10">
            <text:p>10</text:p>
          </table:table-cell>
          <table:table-cell table:style-name="ce4" table:formula="of:=CEILING([.$G56];[.U56])" office:value-type="float" office:value="10">
            <text:p>10</text:p>
          </table:table-cell>
          <table:table-cell table:style-name="ce29" table:formula="of:=IF([.V56]*[.T56] &gt; 0; [.V56]*[.T56]; &quot;&quot;)" office:value-type="float" office:value="0.14">
            <text:p>0.14</text:p>
          </table:table-cell>
          <table:table-cell table:style-name="ce4" table:formula="of:=IF([.$A56] &lt;&gt; &quot;&quot;; IF(MIN([.$M56];[.$R56];[.$W56]) = [.$M56]; [.$I$1]; IF(MIN([.$M56];[.$R56];[.$W56]) = [.$R56]; [.$N$1]; IF(ISNUMBER([.$W56]); [.$S$1]; &quot;NO PRICING&quot;))); &quot;&quot;)" office:value-type="string" office:string-value="RS Online">
            <text:p>RS Online</text:p>
          </table:table-cell>
          <table:table-cell table:style-name="ce34" table:formula="of:=IF([.$A56] &lt;&gt; &quot;&quot;; IF(MIN([.$M56];[.$R56];[.$W56]) = [.$M56]; [.$I56]; IF(MIN([.$M56];[.$R56];[.$W56]) = [.$R56]; [.$N56]; IF(ISNUMBER([.$W56]); [.$S56]; &quot;NO PRICING&quot;))); &quot;&quot;)" office:value-type="string" office:string-value="131-457">
            <text:p>131-457</text:p>
          </table:table-cell>
          <table:table-cell table:style-name="ce4" table:formula="of:=IF([.$A56] &lt;&gt; &quot;&quot;; IF(MIN([.$M56];[.$R56];[.$W56]) = [.$M56]; [.$L56]; IF(MIN([.$M56];[.$R56];[.$W56]) = [.$R56]; [.$Q56]; IF(ISNUMBER([.$W56]); [.$V56]; &quot;NO PRICING&quot;))); &quot;&quot;)" office:value-type="float" office:value="10">
            <text:p>10</text:p>
          </table:table-cell>
          <table:table-cell table:style-name="ce29" table:formula="of:=IF([.$A56] &lt;&gt; &quot;&quot;; IF(MIN([.$M56];[.$R56];[.$W56]) = [.$M56]; [.$M56]; IF(MIN([.$M56];[.$R56];[.$W56]) = [.$R56]; [.$R56]; IF(ISNUMBER([.$W56]); [.$W56]; &quot;NO PRICING&quot;))); &quot;&quot;)" office:value-type="float" office:value="0.14">
            <text:p>0.14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60])" office:value-type="string" office:string-value="74HC253 Dual 4:1 multiplexer, 3-state">
            <text:p>74HC253 Dual 4:1 multiplexer, 3-state</text:p>
          </table:table-cell>
          <table:table-cell table:style-name="ce4" table:formula="of:=T([source.C60])" office:value-type="string" office:string-value="74HC253N">
            <text:p>74HC253N</text:p>
          </table:table-cell>
          <table:table-cell table:style-name="ce4" table:formula="of:=T([source.D60])" office:value-type="string" office:string-value="74HC253 Dual 4:1 multiplexer, 3-state">
            <text:p>74HC253 Dual 4:1 multiplexer, 3-state</text:p>
          </table:table-cell>
          <table:table-cell table:style-name="ce14" table:formula="of:=T([source.E60])">
            <text:p/>
          </table:table-cell>
          <table:table-cell table:style-name="ce4" table:formula="of:=[source.A60]" office:value-type="float" office:value="3">
            <text:p>3</text:p>
          </table:table-cell>
          <table:table-cell table:style-name="ce4" table:formula="of:=ROUND([.E57]* (1 + extra))" office:value-type="float" office:value="3">
            <text:p>3</text:p>
          </table:table-cell>
          <table:table-cell table:style-name="ce4" table:formula="of:=MAX([.F57];[.E57]+1)" office:value-type="float" office:value="4">
            <text:p>4</text:p>
          </table:table-cell>
          <table:table-cell table:style-name="ce4"/>
          <table:table-cell table:style-name="ce16" table:formula="of:=[source.F60]" office:value-type="float" office:value="1753491">
            <text:p>1753491</text:p>
          </table:table-cell>
          <table:table-cell table:style-name="ce22" table:formula="of:=[source.G60]" office:value-type="float" office:value="0.28">
            <text:p>0.280</text:p>
          </table:table-cell>
          <table:table-cell table:style-name="ce4" table:formula="of:=[source.H60]" office:value-type="float" office:value="1">
            <text:p>1</text:p>
          </table:table-cell>
          <table:table-cell table:style-name="ce4" table:formula="of:=CEILING([.G57];[.K57])" office:value-type="float" office:value="4">
            <text:p>4</text:p>
          </table:table-cell>
          <table:table-cell table:style-name="ce29" table:formula="of:=IF([.L57]*[.J57] &gt; 0; [.L57]*[.J57]; &quot;&quot;)" office:value-type="float" office:value="1.12">
            <text:p>1.12</text:p>
          </table:table-cell>
          <table:table-cell table:style-name="ce16" table:formula="of:=[source.I60]" office:value-type="float" office:value="0">
            <text:p/>
          </table:table-cell>
          <table:table-cell table:style-name="ce22" table:formula="of:=[source.J60]" office:value-type="float" office:value="0">
            <text:p>0.000</text:p>
          </table:table-cell>
          <table:table-cell table:style-name="ce4" table:formula="of:=[source.K60]" office:value-type="float" office:value="0">
            <text:p>0</text:p>
          </table:table-cell>
          <table:table-cell table:style-name="ce4" table:formula="of:=CEILING([.$G57];[.P57])" office:value-type="float" office:value="0">
            <text:p>0</text:p>
          </table:table-cell>
          <table:table-cell table:style-name="ce29" table:formula="of:=IF([.Q57]*[.O57] &gt; 0; [.Q57]*[.O57]; &quot;&quot;)">
            <text:p/>
          </table:table-cell>
          <table:table-cell table:style-name="ce16" table:formula="of:=[source.L60]" office:value-type="string" office:string-value="709-3046">
            <text:p>709-3046</text:p>
          </table:table-cell>
          <table:table-cell table:style-name="ce22" table:formula="of:=[source.M60]" office:value-type="float" office:value="0.147">
            <text:p>0.147</text:p>
          </table:table-cell>
          <table:table-cell table:style-name="ce4" table:formula="of:=[source.N60]" office:value-type="float" office:value="10">
            <text:p>10</text:p>
          </table:table-cell>
          <table:table-cell table:style-name="ce4" table:formula="of:=CEILING([.$G57];[.U57])" office:value-type="float" office:value="10">
            <text:p>10</text:p>
          </table:table-cell>
          <table:table-cell table:style-name="ce29" table:formula="of:=IF([.V57]*[.T57] &gt; 0; [.V57]*[.T57]; &quot;&quot;)" office:value-type="float" office:value="1.47">
            <text:p>1.47</text:p>
          </table:table-cell>
          <table:table-cell table:style-name="ce4" table:formula="of:=IF([.$A57] &lt;&gt; &quot;&quot;; IF(MIN([.$M57];[.$R57];[.$W57]) = [.$M57]; [.$I$1]; IF(MIN([.$M57];[.$R57];[.$W57]) = [.$R57]; [.$N$1]; IF(ISNUMBER([.$W57]); [.$S$1]; &quot;NO PRICING&quot;))); &quot;&quot;)" office:value-type="string" office:string-value="Farnell">
            <text:p>Farnell</text:p>
          </table:table-cell>
          <table:table-cell table:style-name="ce34" table:formula="of:=IF([.$A57] &lt;&gt; &quot;&quot;; IF(MIN([.$M57];[.$R57];[.$W57]) = [.$M57]; [.$I57]; IF(MIN([.$M57];[.$R57];[.$W57]) = [.$R57]; [.$N57]; IF(ISNUMBER([.$W57]); [.$S57]; &quot;NO PRICING&quot;))); &quot;&quot;)" office:value-type="float" office:value="1753491">
            <text:p>1753491</text:p>
          </table:table-cell>
          <table:table-cell table:style-name="ce4" table:formula="of:=IF([.$A57] &lt;&gt; &quot;&quot;; IF(MIN([.$M57];[.$R57];[.$W57]) = [.$M57]; [.$L57]; IF(MIN([.$M57];[.$R57];[.$W57]) = [.$R57]; [.$Q57]; IF(ISNUMBER([.$W57]); [.$V57]; &quot;NO PRICING&quot;))); &quot;&quot;)" office:value-type="float" office:value="4">
            <text:p>4</text:p>
          </table:table-cell>
          <table:table-cell table:style-name="ce29" table:formula="of:=IF([.$A57] &lt;&gt; &quot;&quot;; IF(MIN([.$M57];[.$R57];[.$W57]) = [.$M57]; [.$M57]; IF(MIN([.$M57];[.$R57];[.$W57]) = [.$R57]; [.$R57]; IF(ISNUMBER([.$W57]); [.$W57]; &quot;NO PRICING&quot;))); &quot;&quot;)" office:value-type="float" office:value="1.12">
            <text:p>1.12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57])" office:value-type="string" office:string-value="2.2kΩ, ¼W Resistor">
            <text:p>2.2kΩ, ¼W Resistor</text:p>
          </table:table-cell>
          <table:table-cell table:style-name="ce4" table:formula="of:=T([source.C57])" office:value-type="string" office:string-value="R-EU_0207/7">
            <text:p>R-EU_0207/7</text:p>
          </table:table-cell>
          <table:table-cell table:style-name="ce4" table:formula="of:=T([source.D57])" office:value-type="string" office:string-value="2.2kΩ, ¼W Resistor">
            <text:p>2.2kΩ, ¼W Resistor</text:p>
          </table:table-cell>
          <table:table-cell table:style-name="ce14" table:formula="of:=T([source.E57])">
            <text:p/>
          </table:table-cell>
          <table:table-cell table:style-name="ce4" table:formula="of:=[source.A57]" office:value-type="float" office:value="3">
            <text:p>3</text:p>
          </table:table-cell>
          <table:table-cell table:style-name="ce4" table:formula="of:=ROUND([.E58]* (1 + extra))" office:value-type="float" office:value="3">
            <text:p>3</text:p>
          </table:table-cell>
          <table:table-cell table:style-name="ce4" table:formula="of:=MAX([.F58];[.E58]+1)" office:value-type="float" office:value="4">
            <text:p>4</text:p>
          </table:table-cell>
          <table:table-cell table:style-name="ce4"/>
          <table:table-cell table:style-name="ce16" table:formula="of:=[source.F57]" office:value-type="float" office:value="9339485">
            <text:p>9339485</text:p>
          </table:table-cell>
          <table:table-cell table:style-name="ce22" table:formula="of:=[source.G57]" office:value-type="float" office:value="0.011">
            <text:p>0.011</text:p>
          </table:table-cell>
          <table:table-cell table:style-name="ce4" table:formula="of:=[source.H57]" office:value-type="float" office:value="50">
            <text:p>50</text:p>
          </table:table-cell>
          <table:table-cell table:style-name="ce4" table:formula="of:=CEILING([.G58];[.K58])" office:value-type="float" office:value="50">
            <text:p>50</text:p>
          </table:table-cell>
          <table:table-cell table:style-name="ce29" table:formula="of:=IF([.L58]*[.J58] &gt; 0; [.L58]*[.J58]; &quot;&quot;)" office:value-type="float" office:value="0.55">
            <text:p>0.55</text:p>
          </table:table-cell>
          <table:table-cell table:style-name="ce16" table:formula="of:=[source.I57]" office:value-type="float" office:value="0">
            <text:p/>
          </table:table-cell>
          <table:table-cell table:style-name="ce22" table:formula="of:=[source.J57]" office:value-type="float" office:value="0">
            <text:p>0.000</text:p>
          </table:table-cell>
          <table:table-cell table:style-name="ce4" table:formula="of:=[source.K57]" office:value-type="float" office:value="0">
            <text:p>0</text:p>
          </table:table-cell>
          <table:table-cell table:style-name="ce4" table:formula="of:=CEILING([.$G58];[.P58])" office:value-type="float" office:value="0">
            <text:p>0</text:p>
          </table:table-cell>
          <table:table-cell table:style-name="ce29" table:formula="of:=IF([.Q58]*[.O58] &gt; 0; [.Q58]*[.O58]; &quot;&quot;)">
            <text:p/>
          </table:table-cell>
          <table:table-cell table:style-name="ce16" table:formula="of:=[source.L57]" office:value-type="float" office:value="0">
            <text:p/>
          </table:table-cell>
          <table:table-cell table:style-name="ce22" table:formula="of:=[source.M57]" office:value-type="float" office:value="0">
            <text:p>0.000</text:p>
          </table:table-cell>
          <table:table-cell table:style-name="ce4" table:formula="of:=[source.N57]" office:value-type="float" office:value="0">
            <text:p>0</text:p>
          </table:table-cell>
          <table:table-cell table:style-name="ce4" table:formula="of:=CEILING([.$G58];[.U58])" office:value-type="float" office:value="0">
            <text:p>0</text:p>
          </table:table-cell>
          <table:table-cell table:style-name="ce29" table:formula="of:=IF([.V58]*[.T58] &gt; 0; [.V58]*[.T58]; &quot;&quot;)">
            <text:p/>
          </table:table-cell>
          <table:table-cell table:style-name="ce4" table:formula="of:=IF([.$A58] &lt;&gt; &quot;&quot;; IF(MIN([.$M58];[.$R58];[.$W58]) = [.$M58]; [.$I$1]; IF(MIN([.$M58];[.$R58];[.$W58]) = [.$R58]; [.$N$1]; IF(ISNUMBER([.$W58]); [.$S$1]; &quot;NO PRICING&quot;))); &quot;&quot;)" office:value-type="string" office:string-value="Farnell">
            <text:p>Farnell</text:p>
          </table:table-cell>
          <table:table-cell table:style-name="ce34" table:formula="of:=IF([.$A58] &lt;&gt; &quot;&quot;; IF(MIN([.$M58];[.$R58];[.$W58]) = [.$M58]; [.$I58]; IF(MIN([.$M58];[.$R58];[.$W58]) = [.$R58]; [.$N58]; IF(ISNUMBER([.$W58]); [.$S58]; &quot;NO PRICING&quot;))); &quot;&quot;)" office:value-type="float" office:value="9339485">
            <text:p>9339485</text:p>
          </table:table-cell>
          <table:table-cell table:style-name="ce4" table:formula="of:=IF([.$A58] &lt;&gt; &quot;&quot;; IF(MIN([.$M58];[.$R58];[.$W58]) = [.$M58]; [.$L58]; IF(MIN([.$M58];[.$R58];[.$W58]) = [.$R58]; [.$Q58]; IF(ISNUMBER([.$W58]); [.$V58]; &quot;NO PRICING&quot;))); &quot;&quot;)" office:value-type="float" office:value="50">
            <text:p>50</text:p>
          </table:table-cell>
          <table:table-cell table:style-name="ce29" table:formula="of:=IF([.$A58] &lt;&gt; &quot;&quot;; IF(MIN([.$M58];[.$R58];[.$W58]) = [.$M58]; [.$M58]; IF(MIN([.$M58];[.$R58];[.$W58]) = [.$R58]; [.$R58]; IF(ISNUMBER([.$W58]); [.$W58]; &quot;NO PRICING&quot;))); &quot;&quot;)" office:value-type="float" office:value="0.55">
            <text:p>0.55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56])" office:value-type="string" office:string-value="1N4148 diode">
            <text:p>1N4148 diode</text:p>
          </table:table-cell>
          <table:table-cell table:style-name="ce4" table:formula="of:=T([source.C56])" office:value-type="string" office:string-value="1N4148DO35-7">
            <text:p>1N4148DO35-7</text:p>
          </table:table-cell>
          <table:table-cell table:style-name="ce4" table:formula="of:=T([source.D56])" office:value-type="string" office:string-value="1N4148 diode">
            <text:p>1N4148 diode</text:p>
          </table:table-cell>
          <table:table-cell table:style-name="ce14" table:formula="of:=T([source.E56])" office:value-type="string" office:string-value="Or any fast signal diode">
            <text:p>Or any fast signal diode</text:p>
          </table:table-cell>
          <table:table-cell table:style-name="ce4" table:formula="of:=[source.A56]" office:value-type="float" office:value="3">
            <text:p>3</text:p>
          </table:table-cell>
          <table:table-cell table:style-name="ce4" table:formula="of:=ROUND([.E59]* (1 + extra))" office:value-type="float" office:value="3">
            <text:p>3</text:p>
          </table:table-cell>
          <table:table-cell table:style-name="ce4" table:formula="of:=MAX([.F59];[.E59]+1)" office:value-type="float" office:value="4">
            <text:p>4</text:p>
          </table:table-cell>
          <table:table-cell table:style-name="ce4"/>
          <table:table-cell table:style-name="ce16" table:formula="of:=[source.F56]" office:value-type="float" office:value="9565124">
            <text:p>9565124</text:p>
          </table:table-cell>
          <table:table-cell table:style-name="ce22" table:formula="of:=[source.G56]" office:value-type="float" office:value="0.011">
            <text:p>0.011</text:p>
          </table:table-cell>
          <table:table-cell table:style-name="ce4" table:formula="of:=[source.H56]" office:value-type="float" office:value="1">
            <text:p>1</text:p>
          </table:table-cell>
          <table:table-cell table:style-name="ce4" table:formula="of:=CEILING([.G59];[.K59])" office:value-type="float" office:value="4">
            <text:p>4</text:p>
          </table:table-cell>
          <table:table-cell table:style-name="ce29" table:formula="of:=IF([.L59]*[.J59] &gt; 0; [.L59]*[.J59]; &quot;&quot;)" office:value-type="float" office:value="0.044">
            <text:p>0.04</text:p>
          </table:table-cell>
          <table:table-cell table:style-name="ce16" table:formula="of:=[source.I56]" office:value-type="float" office:value="0">
            <text:p/>
          </table:table-cell>
          <table:table-cell table:style-name="ce22" table:formula="of:=[source.J56]" office:value-type="float" office:value="0">
            <text:p>0.000</text:p>
          </table:table-cell>
          <table:table-cell table:style-name="ce4" table:formula="of:=[source.K56]" office:value-type="float" office:value="0">
            <text:p>0</text:p>
          </table:table-cell>
          <table:table-cell table:style-name="ce4" table:formula="of:=CEILING([.$G59];[.P59])" office:value-type="float" office:value="0">
            <text:p>0</text:p>
          </table:table-cell>
          <table:table-cell table:style-name="ce29" table:formula="of:=IF([.Q59]*[.O59] &gt; 0; [.Q59]*[.O59]; &quot;&quot;)">
            <text:p/>
          </table:table-cell>
          <table:table-cell table:style-name="ce16" table:formula="of:=[source.L56]" office:value-type="string" office:string-value="436-7341">
            <text:p>436-7341</text:p>
          </table:table-cell>
          <table:table-cell table:style-name="ce22" table:formula="of:=[source.M56]" office:value-type="float" office:value="0.003">
            <text:p>0.003</text:p>
          </table:table-cell>
          <table:table-cell table:style-name="ce4" table:formula="of:=[source.N56]" office:value-type="float" office:value="100">
            <text:p>100</text:p>
          </table:table-cell>
          <table:table-cell table:style-name="ce4" table:formula="of:=CEILING([.$G59];[.U59])" office:value-type="float" office:value="100">
            <text:p>100</text:p>
          </table:table-cell>
          <table:table-cell table:style-name="ce29" table:formula="of:=IF([.V59]*[.T59] &gt; 0; [.V59]*[.T59]; &quot;&quot;)" office:value-type="float" office:value="0.3">
            <text:p>0.30</text:p>
          </table:table-cell>
          <table:table-cell table:style-name="ce4" table:formula="of:=IF([.$A59] &lt;&gt; &quot;&quot;; IF(MIN([.$M59];[.$R59];[.$W59]) = [.$M59]; [.$I$1]; IF(MIN([.$M59];[.$R59];[.$W59]) = [.$R59]; [.$N$1]; IF(ISNUMBER([.$W59]); [.$S$1]; &quot;NO PRICING&quot;))); &quot;&quot;)" office:value-type="string" office:string-value="Farnell">
            <text:p>Farnell</text:p>
          </table:table-cell>
          <table:table-cell table:style-name="ce34" table:formula="of:=IF([.$A59] &lt;&gt; &quot;&quot;; IF(MIN([.$M59];[.$R59];[.$W59]) = [.$M59]; [.$I59]; IF(MIN([.$M59];[.$R59];[.$W59]) = [.$R59]; [.$N59]; IF(ISNUMBER([.$W59]); [.$S59]; &quot;NO PRICING&quot;))); &quot;&quot;)" office:value-type="float" office:value="9565124">
            <text:p>9565124</text:p>
          </table:table-cell>
          <table:table-cell table:style-name="ce4" table:formula="of:=IF([.$A59] &lt;&gt; &quot;&quot;; IF(MIN([.$M59];[.$R59];[.$W59]) = [.$M59]; [.$L59]; IF(MIN([.$M59];[.$R59];[.$W59]) = [.$R59]; [.$Q59]; IF(ISNUMBER([.$W59]); [.$V59]; &quot;NO PRICING&quot;))); &quot;&quot;)" office:value-type="float" office:value="4">
            <text:p>4</text:p>
          </table:table-cell>
          <table:table-cell table:style-name="ce29" table:formula="of:=IF([.$A59] &lt;&gt; &quot;&quot;; IF(MIN([.$M59];[.$R59];[.$W59]) = [.$M59]; [.$M59]; IF(MIN([.$M59];[.$R59];[.$W59]) = [.$R59]; [.$R59]; IF(ISNUMBER([.$W59]); [.$W59]; &quot;NO PRICING&quot;))); &quot;&quot;)" office:value-type="float" office:value="0.044">
            <text:p>0.04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61])" office:value-type="string" office:string-value="74HCT00N Quad 2-input NAND gate">
            <text:p>74HCT00N Quad 2-input NAND gate</text:p>
          </table:table-cell>
          <table:table-cell table:style-name="ce4" table:formula="of:=T([source.C61])" office:value-type="string" office:string-value="74HCT00N">
            <text:p>74HCT00N</text:p>
          </table:table-cell>
          <table:table-cell table:style-name="ce4" table:formula="of:=T([source.D61])" office:value-type="string" office:string-value="74HCT00N Quad 2-input NAND gate">
            <text:p>74HCT00N Quad 2-input NAND gate</text:p>
          </table:table-cell>
          <table:table-cell table:style-name="ce14" table:formula="of:=T([source.E61])">
            <text:p/>
          </table:table-cell>
          <table:table-cell table:style-name="ce4" table:formula="of:=[source.A61]" office:value-type="float" office:value="3">
            <text:p>3</text:p>
          </table:table-cell>
          <table:table-cell table:style-name="ce4" table:formula="of:=ROUND([.E60]* (1 + extra))" office:value-type="float" office:value="3">
            <text:p>3</text:p>
          </table:table-cell>
          <table:table-cell table:style-name="ce4" table:formula="of:=MAX([.F60];[.E60]+1)" office:value-type="float" office:value="4">
            <text:p>4</text:p>
          </table:table-cell>
          <table:table-cell table:style-name="ce4"/>
          <table:table-cell table:style-name="ce16" table:formula="of:=[source.F61]" office:value-type="float" office:value="9591745">
            <text:p>9591745</text:p>
          </table:table-cell>
          <table:table-cell table:style-name="ce22" table:formula="of:=[source.G61]" office:value-type="float" office:value="0.24">
            <text:p>0.240</text:p>
          </table:table-cell>
          <table:table-cell table:style-name="ce4" table:formula="of:=[source.H61]" office:value-type="float" office:value="1">
            <text:p>1</text:p>
          </table:table-cell>
          <table:table-cell table:style-name="ce4" table:formula="of:=CEILING([.G60];[.K60])" office:value-type="float" office:value="4">
            <text:p>4</text:p>
          </table:table-cell>
          <table:table-cell table:style-name="ce29" table:formula="of:=IF([.L60]*[.J60] &gt; 0; [.L60]*[.J60]; &quot;&quot;)" office:value-type="float" office:value="0.96">
            <text:p>0.96</text:p>
          </table:table-cell>
          <table:table-cell table:style-name="ce16" table:formula="of:=[source.I61]" office:value-type="float" office:value="2373749">
            <text:p>2373749</text:p>
          </table:table-cell>
          <table:table-cell table:style-name="ce22" table:formula="of:=[source.J61]" office:value-type="float" office:value="0.125">
            <text:p>0.125</text:p>
          </table:table-cell>
          <table:table-cell table:style-name="ce4" table:formula="of:=[source.K61]" office:value-type="float" office:value="1">
            <text:p>1</text:p>
          </table:table-cell>
          <table:table-cell table:style-name="ce4" table:formula="of:=CEILING([.$G60];[.P60])" office:value-type="float" office:value="4">
            <text:p>4</text:p>
          </table:table-cell>
          <table:table-cell table:style-name="ce29" table:formula="of:=IF([.Q60]*[.O60] &gt; 0; [.Q60]*[.O60]; &quot;&quot;)" office:value-type="float" office:value="0.5">
            <text:p>0.50</text:p>
          </table:table-cell>
          <table:table-cell table:style-name="ce16" table:formula="of:=[source.L61]" office:value-type="string" office:string-value="217-5702">
            <text:p>217-5702</text:p>
          </table:table-cell>
          <table:table-cell table:style-name="ce22" table:formula="of:=[source.M61]" office:value-type="float" office:value="0.14">
            <text:p>0.140</text:p>
          </table:table-cell>
          <table:table-cell table:style-name="ce4" table:formula="of:=[source.N61]" office:value-type="float" office:value="1">
            <text:p>1</text:p>
          </table:table-cell>
          <table:table-cell table:style-name="ce4" table:formula="of:=CEILING([.$G60];[.U60])" office:value-type="float" office:value="4">
            <text:p>4</text:p>
          </table:table-cell>
          <table:table-cell table:style-name="ce29" table:formula="of:=IF([.V60]*[.T60] &gt; 0; [.V60]*[.T60]; &quot;&quot;)" office:value-type="float" office:value="0.56">
            <text:p>0.56</text:p>
          </table:table-cell>
          <table:table-cell table:style-name="ce4" table:formula="of:=IF([.$A60] &lt;&gt; &quot;&quot;; IF(MIN([.$M60];[.$R60];[.$W60]) = [.$M60]; [.$I$1]; IF(MIN([.$M60];[.$R60];[.$W60]) = [.$R60]; [.$N$1]; IF(ISNUMBER([.$W60]); [.$S$1]; &quot;NO PRICING&quot;))); &quot;&quot;)" office:value-type="string" office:string-value="Farnell US">
            <text:p>Farnell US</text:p>
          </table:table-cell>
          <table:table-cell table:style-name="ce34" table:formula="of:=IF([.$A60] &lt;&gt; &quot;&quot;; IF(MIN([.$M60];[.$R60];[.$W60]) = [.$M60]; [.$I60]; IF(MIN([.$M60];[.$R60];[.$W60]) = [.$R60]; [.$N60]; IF(ISNUMBER([.$W60]); [.$S60]; &quot;NO PRICING&quot;))); &quot;&quot;)" office:value-type="float" office:value="2373749">
            <text:p>2373749</text:p>
          </table:table-cell>
          <table:table-cell table:style-name="ce4" table:formula="of:=IF([.$A60] &lt;&gt; &quot;&quot;; IF(MIN([.$M60];[.$R60];[.$W60]) = [.$M60]; [.$L60]; IF(MIN([.$M60];[.$R60];[.$W60]) = [.$R60]; [.$Q60]; IF(ISNUMBER([.$W60]); [.$V60]; &quot;NO PRICING&quot;))); &quot;&quot;)" office:value-type="float" office:value="4">
            <text:p>4</text:p>
          </table:table-cell>
          <table:table-cell table:style-name="ce29" table:formula="of:=IF([.$A60] &lt;&gt; &quot;&quot;; IF(MIN([.$M60];[.$R60];[.$W60]) = [.$M60]; [.$M60]; IF(MIN([.$M60];[.$R60];[.$W60]) = [.$R60]; [.$R60]; IF(ISNUMBER([.$W60]); [.$W60]; &quot;NO PRICING&quot;))); &quot;&quot;)" office:value-type="float" office:value="0.5">
            <text:p>0.50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54])">
            <text:p/>
          </table:table-cell>
          <table:table-cell table:style-name="ce4" table:formula="of:=T([source.C54])" office:value-type="string" office:string-value="PINHD-1X2">
            <text:p>PINHD-1X2</text:p>
          </table:table-cell>
          <table:table-cell table:style-name="ce4" table:formula="of:=T([source.D54])">
            <text:p/>
          </table:table-cell>
          <table:table-cell table:style-name="ce14" table:formula="of:=T([source.E54])">
            <text:p/>
          </table:table-cell>
          <table:table-cell table:style-name="ce4" table:formula="of:=[source.A54]" office:value-type="float" office:value="3">
            <text:p>3</text:p>
          </table:table-cell>
          <table:table-cell table:style-name="ce4" table:formula="of:=ROUND([.E61]* (1 + extra))" office:value-type="float" office:value="3">
            <text:p>3</text:p>
          </table:table-cell>
          <table:table-cell table:style-name="ce4" table:formula="of:=MAX([.F61];[.E61]+1)" office:value-type="float" office:value="4">
            <text:p>4</text:p>
          </table:table-cell>
          <table:table-cell table:style-name="ce4"/>
          <table:table-cell table:style-name="ce16" table:formula="of:=[source.F54]" office:value-type="float" office:value="0">
            <text:p/>
          </table:table-cell>
          <table:table-cell table:style-name="ce22" table:formula="of:=[source.G54]" office:value-type="float" office:value="0">
            <text:p>0.000</text:p>
          </table:table-cell>
          <table:table-cell table:style-name="ce4" table:formula="of:=[source.H54]" office:value-type="float" office:value="0">
            <text:p>0</text:p>
          </table:table-cell>
          <table:table-cell table:style-name="ce4" table:formula="of:=CEILING([.G61];[.K61])" office:value-type="float" office:value="0">
            <text:p>0</text:p>
          </table:table-cell>
          <table:table-cell table:style-name="ce29" table:formula="of:=IF([.L61]*[.J61] &gt; 0; [.L61]*[.J61]; &quot;&quot;)">
            <text:p/>
          </table:table-cell>
          <table:table-cell table:style-name="ce16" table:formula="of:=[source.I54]" office:value-type="float" office:value="0">
            <text:p/>
          </table:table-cell>
          <table:table-cell table:style-name="ce22" table:formula="of:=[source.J54]" office:value-type="float" office:value="0">
            <text:p>0.000</text:p>
          </table:table-cell>
          <table:table-cell table:style-name="ce4" table:formula="of:=[source.K54]" office:value-type="float" office:value="0">
            <text:p>0</text:p>
          </table:table-cell>
          <table:table-cell table:style-name="ce4" table:formula="of:=CEILING([.$G61];[.P61])" office:value-type="float" office:value="0">
            <text:p>0</text:p>
          </table:table-cell>
          <table:table-cell table:style-name="ce29" table:formula="of:=IF([.Q61]*[.O61] &gt; 0; [.Q61]*[.O61]; &quot;&quot;)">
            <text:p/>
          </table:table-cell>
          <table:table-cell table:style-name="ce16" table:formula="of:=[source.L54]" office:value-type="float" office:value="0">
            <text:p/>
          </table:table-cell>
          <table:table-cell table:style-name="ce22" table:formula="of:=[source.M54]" office:value-type="float" office:value="0">
            <text:p>0.000</text:p>
          </table:table-cell>
          <table:table-cell table:style-name="ce4" table:formula="of:=[source.N54]" office:value-type="float" office:value="0">
            <text:p>0</text:p>
          </table:table-cell>
          <table:table-cell table:style-name="ce4" table:formula="of:=CEILING([.$G61];[.U61])" office:value-type="float" office:value="0">
            <text:p>0</text:p>
          </table:table-cell>
          <table:table-cell table:style-name="ce29" table:formula="of:=IF([.V61]*[.T61] &gt; 0; [.V61]*[.T61]; &quot;&quot;)">
            <text:p/>
          </table:table-cell>
          <table:table-cell table:style-name="ce4" table:formula="of:=IF([.$A61] &lt;&gt; &quot;&quot;; IF(MIN([.$M61];[.$R61];[.$W61]) = [.$M61]; [.$I$1]; IF(MIN([.$M61];[.$R61];[.$W61]) = [.$R61]; [.$N$1]; IF(ISNUMBER([.$W61]); [.$S$1]; &quot;NO PRICING&quot;))); &quot;&quot;)">
            <text:p/>
          </table:table-cell>
          <table:table-cell table:style-name="ce34" table:formula="of:=IF([.$A61] &lt;&gt; &quot;&quot;; IF(MIN([.$M61];[.$R61];[.$W61]) = [.$M61]; [.$I61]; IF(MIN([.$M61];[.$R61];[.$W61]) = [.$R61]; [.$N61]; IF(ISNUMBER([.$W61]); [.$S61]; &quot;NO PRICING&quot;))); &quot;&quot;)">
            <text:p/>
          </table:table-cell>
          <table:table-cell table:style-name="ce4" table:formula="of:=IF([.$A61] &lt;&gt; &quot;&quot;; IF(MIN([.$M61];[.$R61];[.$W61]) = [.$M61]; [.$L61]; IF(MIN([.$M61];[.$R61];[.$W61]) = [.$R61]; [.$Q61]; IF(ISNUMBER([.$W61]); [.$V61]; &quot;NO PRICING&quot;))); &quot;&quot;)">
            <text:p/>
          </table:table-cell>
          <table:table-cell table:style-name="ce29" table:formula="of:=IF([.$A61] &lt;&gt; &quot;&quot;; IF(MIN([.$M61];[.$R61];[.$W61]) = [.$M61]; [.$M61]; IF(MIN([.$M61];[.$R61];[.$W61]) = [.$R61]; [.$R61]; IF(ISNUMBER([.$W61]); [.$W61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4" table:formula="of:=T([source.B58])" office:value-type="string" office:string-value="33pF ceramic capacitor">
            <text:p>33pF ceramic capacitor</text:p>
          </table:table-cell>
          <table:table-cell table:style-name="ce4" table:formula="of:=T([source.C58])" office:value-type="string" office:string-value="C-EU025-024X044">
            <text:p>C-EU025-024X044</text:p>
          </table:table-cell>
          <table:table-cell table:style-name="ce4" table:formula="of:=T([source.D58])" office:value-type="string" office:string-value="33pF ceramic capacitor">
            <text:p>33pF ceramic capacitor</text:p>
          </table:table-cell>
          <table:table-cell table:style-name="ce14" table:formula="of:=T([source.E58])">
            <text:p/>
          </table:table-cell>
          <table:table-cell table:style-name="ce4" table:formula="of:=[source.A58]" office:value-type="float" office:value="3">
            <text:p>3</text:p>
          </table:table-cell>
          <table:table-cell table:style-name="ce4" table:formula="of:=ROUND([.E62]* (1 + extra))" office:value-type="float" office:value="3">
            <text:p>3</text:p>
          </table:table-cell>
          <table:table-cell table:style-name="ce4" table:formula="of:=MAX([.F62];[.E62]+1)" office:value-type="float" office:value="4">
            <text:p>4</text:p>
          </table:table-cell>
          <table:table-cell table:style-name="ce4"/>
          <table:table-cell table:style-name="ce16" table:formula="of:=[source.F58]" office:value-type="float" office:value="9411682">
            <text:p>9411682</text:p>
          </table:table-cell>
          <table:table-cell table:style-name="ce22" table:formula="of:=[source.G58]" office:value-type="float" office:value="0.04">
            <text:p>0.040</text:p>
          </table:table-cell>
          <table:table-cell table:style-name="ce4" table:formula="of:=[source.H58]" office:value-type="float" office:value="25">
            <text:p>25</text:p>
          </table:table-cell>
          <table:table-cell table:style-name="ce4" table:formula="of:=CEILING([.G62];[.K62])" office:value-type="float" office:value="25">
            <text:p>25</text:p>
          </table:table-cell>
          <table:table-cell table:style-name="ce29" table:formula="of:=IF([.L62]*[.J62] &gt; 0; [.L62]*[.J62]; &quot;&quot;)" office:value-type="float" office:value="1">
            <text:p>1.00</text:p>
          </table:table-cell>
          <table:table-cell table:style-name="ce16" table:formula="of:=[source.I58]" office:value-type="float" office:value="0">
            <text:p/>
          </table:table-cell>
          <table:table-cell table:style-name="ce22" table:formula="of:=[source.J58]" office:value-type="float" office:value="0">
            <text:p>0.000</text:p>
          </table:table-cell>
          <table:table-cell table:style-name="ce4" table:formula="of:=[source.K58]" office:value-type="float" office:value="0">
            <text:p>0</text:p>
          </table:table-cell>
          <table:table-cell table:style-name="ce4" table:formula="of:=CEILING([.$G62];[.P62])" office:value-type="float" office:value="0">
            <text:p>0</text:p>
          </table:table-cell>
          <table:table-cell table:style-name="ce29" table:formula="of:=IF([.Q62]*[.O62] &gt; 0; [.Q62]*[.O62]; &quot;&quot;)">
            <text:p/>
          </table:table-cell>
          <table:table-cell table:style-name="ce16" table:formula="of:=[source.L58]" office:value-type="float" office:value="0">
            <text:p/>
          </table:table-cell>
          <table:table-cell table:style-name="ce22" table:formula="of:=[source.M58]" office:value-type="float" office:value="0">
            <text:p>0.000</text:p>
          </table:table-cell>
          <table:table-cell table:style-name="ce4" table:formula="of:=[source.N58]" office:value-type="float" office:value="0">
            <text:p>0</text:p>
          </table:table-cell>
          <table:table-cell table:style-name="ce4" table:formula="of:=CEILING([.$G62];[.U62])" office:value-type="float" office:value="0">
            <text:p>0</text:p>
          </table:table-cell>
          <table:table-cell table:style-name="ce29" table:formula="of:=IF([.V62]*[.T62] &gt; 0; [.V62]*[.T62]; &quot;&quot;)">
            <text:p/>
          </table:table-cell>
          <table:table-cell table:style-name="ce4" table:formula="of:=IF([.$A62] &lt;&gt; &quot;&quot;; IF(MIN([.$M62];[.$R62];[.$W62]) = [.$M62]; [.$I$1]; IF(MIN([.$M62];[.$R62];[.$W62]) = [.$R62]; [.$N$1]; IF(ISNUMBER([.$W62]); [.$S$1]; &quot;NO PRICING&quot;))); &quot;&quot;)" office:value-type="string" office:string-value="Farnell">
            <text:p>Farnell</text:p>
          </table:table-cell>
          <table:table-cell table:style-name="ce34" table:formula="of:=IF([.$A62] &lt;&gt; &quot;&quot;; IF(MIN([.$M62];[.$R62];[.$W62]) = [.$M62]; [.$I62]; IF(MIN([.$M62];[.$R62];[.$W62]) = [.$R62]; [.$N62]; IF(ISNUMBER([.$W62]); [.$S62]; &quot;NO PRICING&quot;))); &quot;&quot;)" office:value-type="float" office:value="9411682">
            <text:p>9411682</text:p>
          </table:table-cell>
          <table:table-cell table:style-name="ce4" table:formula="of:=IF([.$A62] &lt;&gt; &quot;&quot;; IF(MIN([.$M62];[.$R62];[.$W62]) = [.$M62]; [.$L62]; IF(MIN([.$M62];[.$R62];[.$W62]) = [.$R62]; [.$Q62]; IF(ISNUMBER([.$W62]); [.$V62]; &quot;NO PRICING&quot;))); &quot;&quot;)" office:value-type="float" office:value="25">
            <text:p>25</text:p>
          </table:table-cell>
          <table:table-cell table:style-name="ce29" table:formula="of:=IF([.$A62] &lt;&gt; &quot;&quot;; IF(MIN([.$M62];[.$R62];[.$W62]) = [.$M62]; [.$M62]; IF(MIN([.$M62];[.$R62];[.$W62]) = [.$R62]; [.$R62]; IF(ISNUMBER([.$W62]); [.$W62]; &quot;NO PRICING&quot;))); &quot;&quot;)" office:value-type="float" office:value="1">
            <text:p>1.00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55])" office:value-type="string" office:string-value="1MΩ resistor 0.25W">
            <text:p>1MΩ resistor 0.25W</text:p>
          </table:table-cell>
          <table:table-cell table:style-name="ce4" table:formula="of:=T([source.C55])" office:value-type="string" office:string-value="R-EU_0204/7">
            <text:p>R-EU_0204/7</text:p>
          </table:table-cell>
          <table:table-cell table:style-name="ce4" table:formula="of:=T([source.D55])" office:value-type="string" office:string-value="1MΩ resistor 0.25W">
            <text:p>1MΩ resistor 0.25W</text:p>
          </table:table-cell>
          <table:table-cell table:style-name="ce14" table:formula="of:=T([source.E55])">
            <text:p/>
          </table:table-cell>
          <table:table-cell table:style-name="ce4" table:formula="of:=[source.A55]" office:value-type="float" office:value="3">
            <text:p>3</text:p>
          </table:table-cell>
          <table:table-cell table:style-name="ce4" table:formula="of:=ROUND([.E63]* (1 + extra))" office:value-type="float" office:value="3">
            <text:p>3</text:p>
          </table:table-cell>
          <table:table-cell table:style-name="ce4" table:formula="of:=MAX([.F63];[.E63]+1)" office:value-type="float" office:value="4">
            <text:p>4</text:p>
          </table:table-cell>
          <table:table-cell table:style-name="ce4"/>
          <table:table-cell table:style-name="ce16" table:formula="of:=[source.F55]" office:value-type="float" office:value="9339086">
            <text:p>9339086</text:p>
          </table:table-cell>
          <table:table-cell table:style-name="ce22" table:formula="of:=[source.G55]" office:value-type="float" office:value="0.011">
            <text:p>0.011</text:p>
          </table:table-cell>
          <table:table-cell table:style-name="ce4" table:formula="of:=[source.H55]" office:value-type="float" office:value="50">
            <text:p>50</text:p>
          </table:table-cell>
          <table:table-cell table:style-name="ce4" table:formula="of:=CEILING([.G63];[.K63])" office:value-type="float" office:value="50">
            <text:p>50</text:p>
          </table:table-cell>
          <table:table-cell table:style-name="ce29" table:formula="of:=IF([.L63]*[.J63] &gt; 0; [.L63]*[.J63]; &quot;&quot;)" office:value-type="float" office:value="0.55">
            <text:p>0.55</text:p>
          </table:table-cell>
          <table:table-cell table:style-name="ce16" table:formula="of:=[source.I55]" office:value-type="float" office:value="0">
            <text:p/>
          </table:table-cell>
          <table:table-cell table:style-name="ce22" table:formula="of:=[source.J55]" office:value-type="float" office:value="0">
            <text:p>0.000</text:p>
          </table:table-cell>
          <table:table-cell table:style-name="ce4" table:formula="of:=[source.K55]" office:value-type="float" office:value="0">
            <text:p>0</text:p>
          </table:table-cell>
          <table:table-cell table:style-name="ce4" table:formula="of:=CEILING([.$G63];[.P63])" office:value-type="float" office:value="0">
            <text:p>0</text:p>
          </table:table-cell>
          <table:table-cell table:style-name="ce29" table:formula="of:=IF([.Q63]*[.O63] &gt; 0; [.Q63]*[.O63]; &quot;&quot;)">
            <text:p/>
          </table:table-cell>
          <table:table-cell table:style-name="ce16" table:formula="of:=[source.L55]" office:value-type="string" office:string-value="131-615">
            <text:p>131-615</text:p>
          </table:table-cell>
          <table:table-cell table:style-name="ce22" table:formula="of:=[source.M55]" office:value-type="float" office:value="0.014">
            <text:p>0.014</text:p>
          </table:table-cell>
          <table:table-cell table:style-name="ce4" table:formula="of:=[source.N55]" office:value-type="float" office:value="10">
            <text:p>10</text:p>
          </table:table-cell>
          <table:table-cell table:style-name="ce4" table:formula="of:=CEILING([.$G63];[.U63])" office:value-type="float" office:value="10">
            <text:p>10</text:p>
          </table:table-cell>
          <table:table-cell table:style-name="ce29" table:formula="of:=IF([.V63]*[.T63] &gt; 0; [.V63]*[.T63]; &quot;&quot;)" office:value-type="float" office:value="0.14">
            <text:p>0.14</text:p>
          </table:table-cell>
          <table:table-cell table:style-name="ce4" table:formula="of:=IF([.$A63] &lt;&gt; &quot;&quot;; IF(MIN([.$M63];[.$R63];[.$W63]) = [.$M63]; [.$I$1]; IF(MIN([.$M63];[.$R63];[.$W63]) = [.$R63]; [.$N$1]; IF(ISNUMBER([.$W63]); [.$S$1]; &quot;NO PRICING&quot;))); &quot;&quot;)" office:value-type="string" office:string-value="RS Online">
            <text:p>RS Online</text:p>
          </table:table-cell>
          <table:table-cell table:style-name="ce34" table:formula="of:=IF([.$A63] &lt;&gt; &quot;&quot;; IF(MIN([.$M63];[.$R63];[.$W63]) = [.$M63]; [.$I63]; IF(MIN([.$M63];[.$R63];[.$W63]) = [.$R63]; [.$N63]; IF(ISNUMBER([.$W63]); [.$S63]; &quot;NO PRICING&quot;))); &quot;&quot;)" office:value-type="string" office:string-value="131-615">
            <text:p>131-615</text:p>
          </table:table-cell>
          <table:table-cell table:style-name="ce4" table:formula="of:=IF([.$A63] &lt;&gt; &quot;&quot;; IF(MIN([.$M63];[.$R63];[.$W63]) = [.$M63]; [.$L63]; IF(MIN([.$M63];[.$R63];[.$W63]) = [.$R63]; [.$Q63]; IF(ISNUMBER([.$W63]); [.$V63]; &quot;NO PRICING&quot;))); &quot;&quot;)" office:value-type="float" office:value="10">
            <text:p>10</text:p>
          </table:table-cell>
          <table:table-cell table:style-name="ce29" table:formula="of:=IF([.$A63] &lt;&gt; &quot;&quot;; IF(MIN([.$M63];[.$R63];[.$W63]) = [.$M63]; [.$M63]; IF(MIN([.$M63];[.$R63];[.$W63]) = [.$R63]; [.$R63]; IF(ISNUMBER([.$W63]); [.$W63]; &quot;NO PRICING&quot;))); &quot;&quot;)" office:value-type="float" office:value="0.14">
            <text:p>0.14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64])" office:value-type="string" office:string-value="Double-pole 3-position key switch">
            <text:p>Double-pole 3-position key switch</text:p>
          </table:table-cell>
          <table:table-cell table:style-name="ce4" table:formula="of:=T([source.C64])" office:value-type="string" office:string-value="320-938">
            <text:p>320-938</text:p>
          </table:table-cell>
          <table:table-cell table:style-name="ce4" table:formula="of:=T([source.D64])" office:value-type="string" office:string-value="Double-pole 3-position key switch">
            <text:p>Double-pole 3-position key switch</text:p>
          </table:table-cell>
          <table:table-cell table:style-name="ce14" table:formula="of:=T([source.E64])" office:value-type="string" office:string-value="Make-before-break">
            <text:p>Make-before-break</text:p>
          </table:table-cell>
          <table:table-cell table:style-name="ce4" table:formula="of:=[source.A64]" office:value-type="float" office:value="2">
            <text:p>2</text:p>
          </table:table-cell>
          <table:table-cell table:style-name="ce4" table:formula="of:=ROUND([.E64]* (1 + extra))" office:value-type="float" office:value="2">
            <text:p>2</text:p>
          </table:table-cell>
          <table:table-cell table:style-name="ce4" table:formula="of:=MAX([.F64];[.E64]+1)" office:value-type="float" office:value="3">
            <text:p>3</text:p>
          </table:table-cell>
          <table:table-cell table:style-name="ce4"/>
          <table:table-cell table:style-name="ce16" table:formula="of:=[source.F64]" office:value-type="float" office:value="0">
            <text:p/>
          </table:table-cell>
          <table:table-cell table:style-name="ce22" table:formula="of:=[source.G64]" office:value-type="float" office:value="0">
            <text:p>0.000</text:p>
          </table:table-cell>
          <table:table-cell table:style-name="ce4" table:formula="of:=[source.H64]" office:value-type="float" office:value="0">
            <text:p>0</text:p>
          </table:table-cell>
          <table:table-cell table:style-name="ce4" table:formula="of:=CEILING([.G64];[.K64])" office:value-type="float" office:value="0">
            <text:p>0</text:p>
          </table:table-cell>
          <table:table-cell table:style-name="ce29" table:formula="of:=IF([.L64]*[.J64] &gt; 0; [.L64]*[.J64]; &quot;&quot;)">
            <text:p/>
          </table:table-cell>
          <table:table-cell table:style-name="ce16" table:formula="of:=[source.I64]" office:value-type="float" office:value="0">
            <text:p/>
          </table:table-cell>
          <table:table-cell table:style-name="ce22" table:formula="of:=[source.J64]" office:value-type="float" office:value="0">
            <text:p>0.000</text:p>
          </table:table-cell>
          <table:table-cell table:style-name="ce4" table:formula="of:=[source.K64]" office:value-type="float" office:value="0">
            <text:p>0</text:p>
          </table:table-cell>
          <table:table-cell table:style-name="ce4" table:formula="of:=CEILING([.$G64];[.P64])" office:value-type="float" office:value="0">
            <text:p>0</text:p>
          </table:table-cell>
          <table:table-cell table:style-name="ce29" table:formula="of:=IF([.Q64]*[.O64] &gt; 0; [.Q64]*[.O64]; &quot;&quot;)">
            <text:p/>
          </table:table-cell>
          <table:table-cell table:style-name="ce16" table:formula="of:=[source.L64]" office:value-type="float" office:value="0">
            <text:p/>
          </table:table-cell>
          <table:table-cell table:style-name="ce22" table:formula="of:=[source.M64]" office:value-type="float" office:value="0">
            <text:p>0.000</text:p>
          </table:table-cell>
          <table:table-cell table:style-name="ce4" table:formula="of:=[source.N64]" office:value-type="float" office:value="0">
            <text:p>0</text:p>
          </table:table-cell>
          <table:table-cell table:style-name="ce4" table:formula="of:=CEILING([.$G64];[.U64])" office:value-type="float" office:value="0">
            <text:p>0</text:p>
          </table:table-cell>
          <table:table-cell table:style-name="ce29" table:formula="of:=IF([.V64]*[.T64] &gt; 0; [.V64]*[.T64]; &quot;&quot;)">
            <text:p/>
          </table:table-cell>
          <table:table-cell table:style-name="ce4" table:formula="of:=IF([.$A64] &lt;&gt; &quot;&quot;; IF(MIN([.$M64];[.$R64];[.$W64]) = [.$M64]; [.$I$1]; IF(MIN([.$M64];[.$R64];[.$W64]) = [.$R64]; [.$N$1]; IF(ISNUMBER([.$W64]); [.$S$1]; &quot;NO PRICING&quot;))); &quot;&quot;)" office:value-type="string" office:string-value="NO PRICING">
            <text:p>NO PRICING</text:p>
          </table:table-cell>
          <table:table-cell table:style-name="ce34" table:formula="of:=IF([.$A64] &lt;&gt; &quot;&quot;; IF(MIN([.$M64];[.$R64];[.$W64]) = [.$M64]; [.$I64]; IF(MIN([.$M64];[.$R64];[.$W64]) = [.$R64]; [.$N64]; IF(ISNUMBER([.$W64]); [.$S64]; &quot;NO PRICING&quot;))); &quot;&quot;)" office:value-type="string" office:string-value="NO PRICING">
            <text:p>NO PRICING</text:p>
          </table:table-cell>
          <table:table-cell table:style-name="ce4" table:formula="of:=IF([.$A64] &lt;&gt; &quot;&quot;; IF(MIN([.$M64];[.$R64];[.$W64]) = [.$M64]; [.$L64]; IF(MIN([.$M64];[.$R64];[.$W64]) = [.$R64]; [.$Q64]; IF(ISNUMBER([.$W64]); [.$V64]; &quot;NO PRICING&quot;))); &quot;&quot;)" office:value-type="string" office:string-value="NO PRICING">
            <text:p>NO PRICING</text:p>
          </table:table-cell>
          <table:table-cell table:style-name="ce29" table:formula="of:=IF([.$A64] &lt;&gt; &quot;&quot;; IF(MIN([.$M64];[.$R64];[.$W64]) = [.$M64]; [.$M64]; IF(MIN([.$M64];[.$R64];[.$W64]) = [.$R64]; [.$R64]; IF(ISNUMBER([.$W64]); [.$W64]; &quot;NO PRICING&quot;))); &quot;&quot;)" office:value-type="string" office:string-value="NO PRICING">
            <text:p>NO PRICING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65])" office:value-type="string" office:string-value="8x1 2.54mm female wirewrap header">
            <text:p>8x1 2.54mm female wirewrap header</text:p>
          </table:table-cell>
          <table:table-cell table:style-name="ce4" table:formula="of:=T([source.C65])" office:value-type="string" office:string-value="FE08-1">
            <text:p>FE08-1</text:p>
          </table:table-cell>
          <table:table-cell table:style-name="ce4" table:formula="of:=T([source.D65])" office:value-type="string" office:string-value="8x1 2.54mm female wirewrap header">
            <text:p>8x1 2.54mm female wirewrap header</text:p>
          </table:table-cell>
          <table:table-cell table:style-name="ce14" table:formula="of:=T([source.E65])" office:value-type="string" office:string-value="Or other stackable">
            <text:p>Or other stackable</text:p>
          </table:table-cell>
          <table:table-cell table:style-name="ce4" table:formula="of:=[source.A65]" office:value-type="float" office:value="2">
            <text:p>2</text:p>
          </table:table-cell>
          <table:table-cell table:style-name="ce4" table:formula="of:=ROUND([.E65]* (1 + extra))" office:value-type="float" office:value="2">
            <text:p>2</text:p>
          </table:table-cell>
          <table:table-cell table:style-name="ce4" table:formula="of:=MAX([.F65];[.E65]+1)" office:value-type="float" office:value="3">
            <text:p>3</text:p>
          </table:table-cell>
          <table:table-cell table:style-name="ce4"/>
          <table:table-cell table:style-name="ce16" table:formula="of:=[source.F65]" office:value-type="float" office:value="0">
            <text:p/>
          </table:table-cell>
          <table:table-cell table:style-name="ce22" table:formula="of:=[source.G65]" office:value-type="float" office:value="0">
            <text:p>0.000</text:p>
          </table:table-cell>
          <table:table-cell table:style-name="ce4" table:formula="of:=[source.H65]" office:value-type="float" office:value="0">
            <text:p>0</text:p>
          </table:table-cell>
          <table:table-cell table:style-name="ce4" table:formula="of:=CEILING([.G65];[.K65])" office:value-type="float" office:value="0">
            <text:p>0</text:p>
          </table:table-cell>
          <table:table-cell table:style-name="ce29" table:formula="of:=IF([.L65]*[.J65] &gt; 0; [.L65]*[.J65]; &quot;&quot;)">
            <text:p/>
          </table:table-cell>
          <table:table-cell table:style-name="ce16" table:formula="of:=[source.I65]" office:value-type="float" office:value="0">
            <text:p/>
          </table:table-cell>
          <table:table-cell table:style-name="ce22" table:formula="of:=[source.J65]" office:value-type="float" office:value="0">
            <text:p>0.000</text:p>
          </table:table-cell>
          <table:table-cell table:style-name="ce4" table:formula="of:=[source.K65]" office:value-type="float" office:value="0">
            <text:p>0</text:p>
          </table:table-cell>
          <table:table-cell table:style-name="ce4" table:formula="of:=CEILING([.$G65];[.P65])" office:value-type="float" office:value="0">
            <text:p>0</text:p>
          </table:table-cell>
          <table:table-cell table:style-name="ce29" table:formula="of:=IF([.Q65]*[.O65] &gt; 0; [.Q65]*[.O65]; &quot;&quot;)">
            <text:p/>
          </table:table-cell>
          <table:table-cell table:style-name="ce16" table:formula="of:=[source.L65]" office:value-type="float" office:value="0">
            <text:p/>
          </table:table-cell>
          <table:table-cell table:style-name="ce22" table:formula="of:=[source.M65]" office:value-type="float" office:value="0">
            <text:p>0.000</text:p>
          </table:table-cell>
          <table:table-cell table:style-name="ce4" table:formula="of:=[source.N65]" office:value-type="float" office:value="0">
            <text:p>0</text:p>
          </table:table-cell>
          <table:table-cell table:style-name="ce4" table:formula="of:=CEILING([.$G65];[.U65])" office:value-type="float" office:value="0">
            <text:p>0</text:p>
          </table:table-cell>
          <table:table-cell table:style-name="ce29" table:formula="of:=IF([.V65]*[.T65] &gt; 0; [.V65]*[.T65]; &quot;&quot;)">
            <text:p/>
          </table:table-cell>
          <table:table-cell table:style-name="ce4" table:formula="of:=IF([.$A65] &lt;&gt; &quot;&quot;; IF(MIN([.$M65];[.$R65];[.$W65]) = [.$M65]; [.$I$1]; IF(MIN([.$M65];[.$R65];[.$W65]) = [.$R65]; [.$N$1]; IF(ISNUMBER([.$W65]); [.$S$1]; &quot;NO PRICING&quot;))); &quot;&quot;)" office:value-type="string" office:string-value="NO PRICING">
            <text:p>NO PRICING</text:p>
          </table:table-cell>
          <table:table-cell table:style-name="ce34" table:formula="of:=IF([.$A65] &lt;&gt; &quot;&quot;; IF(MIN([.$M65];[.$R65];[.$W65]) = [.$M65]; [.$I65]; IF(MIN([.$M65];[.$R65];[.$W65]) = [.$R65]; [.$N65]; IF(ISNUMBER([.$W65]); [.$S65]; &quot;NO PRICING&quot;))); &quot;&quot;)" office:value-type="string" office:string-value="NO PRICING">
            <text:p>NO PRICING</text:p>
          </table:table-cell>
          <table:table-cell table:style-name="ce4" table:formula="of:=IF([.$A65] &lt;&gt; &quot;&quot;; IF(MIN([.$M65];[.$R65];[.$W65]) = [.$M65]; [.$L65]; IF(MIN([.$M65];[.$R65];[.$W65]) = [.$R65]; [.$Q65]; IF(ISNUMBER([.$W65]); [.$V65]; &quot;NO PRICING&quot;))); &quot;&quot;)" office:value-type="string" office:string-value="NO PRICING">
            <text:p>NO PRICING</text:p>
          </table:table-cell>
          <table:table-cell table:style-name="ce29" table:formula="of:=IF([.$A65] &lt;&gt; &quot;&quot;; IF(MIN([.$M65];[.$R65];[.$W65]) = [.$M65]; [.$M65]; IF(MIN([.$M65];[.$R65];[.$W65]) = [.$R65]; [.$R65]; IF(ISNUMBER([.$W65]); [.$W65]; &quot;NO PRICING&quot;))); &quot;&quot;)" office:value-type="string" office:string-value="NO PRICING">
            <text:p>NO PRICING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67])">
            <text:p/>
          </table:table-cell>
          <table:table-cell table:style-name="ce4" table:formula="of:=T([source.C67])" office:value-type="string" office:string-value="PINHD-1X5">
            <text:p>PINHD-1X5</text:p>
          </table:table-cell>
          <table:table-cell table:style-name="ce4" table:formula="of:=T([source.D67])">
            <text:p/>
          </table:table-cell>
          <table:table-cell table:style-name="ce14" table:formula="of:=T([source.E67])">
            <text:p/>
          </table:table-cell>
          <table:table-cell table:style-name="ce4" table:formula="of:=[source.A67]" office:value-type="float" office:value="2">
            <text:p>2</text:p>
          </table:table-cell>
          <table:table-cell table:style-name="ce4" table:formula="of:=ROUND([.E66]* (1 + extra))" office:value-type="float" office:value="2">
            <text:p>2</text:p>
          </table:table-cell>
          <table:table-cell table:style-name="ce4" table:formula="of:=MAX([.F66];[.E66]+1)" office:value-type="float" office:value="3">
            <text:p>3</text:p>
          </table:table-cell>
          <table:table-cell table:style-name="ce4"/>
          <table:table-cell table:style-name="ce16" table:formula="of:=[source.F67]" office:value-type="float" office:value="0">
            <text:p/>
          </table:table-cell>
          <table:table-cell table:style-name="ce22" table:formula="of:=[source.G67]" office:value-type="float" office:value="0">
            <text:p>0.000</text:p>
          </table:table-cell>
          <table:table-cell table:style-name="ce4" table:formula="of:=[source.H67]" office:value-type="float" office:value="0">
            <text:p>0</text:p>
          </table:table-cell>
          <table:table-cell table:style-name="ce4" table:formula="of:=CEILING([.G66];[.K66])" office:value-type="float" office:value="0">
            <text:p>0</text:p>
          </table:table-cell>
          <table:table-cell table:style-name="ce29" table:formula="of:=IF([.L66]*[.J66] &gt; 0; [.L66]*[.J66]; &quot;&quot;)">
            <text:p/>
          </table:table-cell>
          <table:table-cell table:style-name="ce16" table:formula="of:=[source.I67]" office:value-type="float" office:value="0">
            <text:p/>
          </table:table-cell>
          <table:table-cell table:style-name="ce22" table:formula="of:=[source.J67]" office:value-type="float" office:value="0">
            <text:p>0.000</text:p>
          </table:table-cell>
          <table:table-cell table:style-name="ce4" table:formula="of:=[source.K67]" office:value-type="float" office:value="0">
            <text:p>0</text:p>
          </table:table-cell>
          <table:table-cell table:style-name="ce4" table:formula="of:=CEILING([.$G66];[.P66])" office:value-type="float" office:value="0">
            <text:p>0</text:p>
          </table:table-cell>
          <table:table-cell table:style-name="ce29" table:formula="of:=IF([.Q66]*[.O66] &gt; 0; [.Q66]*[.O66]; &quot;&quot;)">
            <text:p/>
          </table:table-cell>
          <table:table-cell table:style-name="ce16" table:formula="of:=[source.L67]" office:value-type="float" office:value="0">
            <text:p/>
          </table:table-cell>
          <table:table-cell table:style-name="ce22" table:formula="of:=[source.M67]" office:value-type="float" office:value="0">
            <text:p>0.000</text:p>
          </table:table-cell>
          <table:table-cell table:style-name="ce4" table:formula="of:=[source.N67]" office:value-type="float" office:value="0">
            <text:p>0</text:p>
          </table:table-cell>
          <table:table-cell table:style-name="ce4" table:formula="of:=CEILING([.$G66];[.U66])" office:value-type="float" office:value="0">
            <text:p>0</text:p>
          </table:table-cell>
          <table:table-cell table:style-name="ce29" table:formula="of:=IF([.V66]*[.T66] &gt; 0; [.V66]*[.T66]; &quot;&quot;)">
            <text:p/>
          </table:table-cell>
          <table:table-cell table:style-name="ce4" table:formula="of:=IF([.$A66] &lt;&gt; &quot;&quot;; IF(MIN([.$M66];[.$R66];[.$W66]) = [.$M66]; [.$I$1]; IF(MIN([.$M66];[.$R66];[.$W66]) = [.$R66]; [.$N$1]; IF(ISNUMBER([.$W66]); [.$S$1]; &quot;NO PRICING&quot;))); &quot;&quot;)">
            <text:p/>
          </table:table-cell>
          <table:table-cell table:style-name="ce34" table:formula="of:=IF([.$A66] &lt;&gt; &quot;&quot;; IF(MIN([.$M66];[.$R66];[.$W66]) = [.$M66]; [.$I66]; IF(MIN([.$M66];[.$R66];[.$W66]) = [.$R66]; [.$N66]; IF(ISNUMBER([.$W66]); [.$S66]; &quot;NO PRICING&quot;))); &quot;&quot;)">
            <text:p/>
          </table:table-cell>
          <table:table-cell table:style-name="ce4" table:formula="of:=IF([.$A66] &lt;&gt; &quot;&quot;; IF(MIN([.$M66];[.$R66];[.$W66]) = [.$M66]; [.$L66]; IF(MIN([.$M66];[.$R66];[.$W66]) = [.$R66]; [.$Q66]; IF(ISNUMBER([.$W66]); [.$V66]; &quot;NO PRICING&quot;))); &quot;&quot;)">
            <text:p/>
          </table:table-cell>
          <table:table-cell table:style-name="ce29" table:formula="of:=IF([.$A66] &lt;&gt; &quot;&quot;; IF(MIN([.$M66];[.$R66];[.$W66]) = [.$M66]; [.$M66]; IF(MIN([.$M66];[.$R66];[.$W66]) = [.$R66]; [.$R66]; IF(ISNUMBER([.$W66]); [.$W66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4" table:formula="of:=T([source.B68])">
            <text:p/>
          </table:table-cell>
          <table:table-cell table:style-name="ce4" table:formula="of:=T([source.C68])" office:value-type="string" office:string-value="PINHD-1X8">
            <text:p>PINHD-1X8</text:p>
          </table:table-cell>
          <table:table-cell table:style-name="ce4" table:formula="of:=T([source.D68])">
            <text:p/>
          </table:table-cell>
          <table:table-cell table:style-name="ce14" table:formula="of:=T([source.E68])">
            <text:p/>
          </table:table-cell>
          <table:table-cell table:style-name="ce4" table:formula="of:=[source.A68]" office:value-type="float" office:value="2">
            <text:p>2</text:p>
          </table:table-cell>
          <table:table-cell table:style-name="ce4" table:formula="of:=ROUND([.E67]* (1 + extra))" office:value-type="float" office:value="2">
            <text:p>2</text:p>
          </table:table-cell>
          <table:table-cell table:style-name="ce4" table:formula="of:=MAX([.F67];[.E67]+1)" office:value-type="float" office:value="3">
            <text:p>3</text:p>
          </table:table-cell>
          <table:table-cell table:style-name="ce4"/>
          <table:table-cell table:style-name="ce16" table:formula="of:=[source.F68]" office:value-type="float" office:value="0">
            <text:p/>
          </table:table-cell>
          <table:table-cell table:style-name="ce22" table:formula="of:=[source.G68]" office:value-type="float" office:value="0">
            <text:p>0.000</text:p>
          </table:table-cell>
          <table:table-cell table:style-name="ce4" table:formula="of:=[source.H68]" office:value-type="float" office:value="0">
            <text:p>0</text:p>
          </table:table-cell>
          <table:table-cell table:style-name="ce4" table:formula="of:=CEILING([.G67];[.K67])" office:value-type="float" office:value="0">
            <text:p>0</text:p>
          </table:table-cell>
          <table:table-cell table:style-name="ce29" table:formula="of:=IF([.L67]*[.J67] &gt; 0; [.L67]*[.J67]; &quot;&quot;)">
            <text:p/>
          </table:table-cell>
          <table:table-cell table:style-name="ce16" table:formula="of:=[source.I68]" office:value-type="float" office:value="0">
            <text:p/>
          </table:table-cell>
          <table:table-cell table:style-name="ce22" table:formula="of:=[source.J68]" office:value-type="float" office:value="0">
            <text:p>0.000</text:p>
          </table:table-cell>
          <table:table-cell table:style-name="ce4" table:formula="of:=[source.K68]" office:value-type="float" office:value="0">
            <text:p>0</text:p>
          </table:table-cell>
          <table:table-cell table:style-name="ce4" table:formula="of:=CEILING([.$G67];[.P67])" office:value-type="float" office:value="0">
            <text:p>0</text:p>
          </table:table-cell>
          <table:table-cell table:style-name="ce29" table:formula="of:=IF([.Q67]*[.O67] &gt; 0; [.Q67]*[.O67]; &quot;&quot;)">
            <text:p/>
          </table:table-cell>
          <table:table-cell table:style-name="ce16" table:formula="of:=[source.L68]" office:value-type="float" office:value="0">
            <text:p/>
          </table:table-cell>
          <table:table-cell table:style-name="ce22" table:formula="of:=[source.M68]" office:value-type="float" office:value="0">
            <text:p>0.000</text:p>
          </table:table-cell>
          <table:table-cell table:style-name="ce4" table:formula="of:=[source.N68]" office:value-type="float" office:value="0">
            <text:p>0</text:p>
          </table:table-cell>
          <table:table-cell table:style-name="ce4" table:formula="of:=CEILING([.$G67];[.U67])" office:value-type="float" office:value="0">
            <text:p>0</text:p>
          </table:table-cell>
          <table:table-cell table:style-name="ce29" table:formula="of:=IF([.V67]*[.T67] &gt; 0; [.V67]*[.T67]; &quot;&quot;)">
            <text:p/>
          </table:table-cell>
          <table:table-cell table:style-name="ce4" table:formula="of:=IF([.$A67] &lt;&gt; &quot;&quot;; IF(MIN([.$M67];[.$R67];[.$W67]) = [.$M67]; [.$I$1]; IF(MIN([.$M67];[.$R67];[.$W67]) = [.$R67]; [.$N$1]; IF(ISNUMBER([.$W67]); [.$S$1]; &quot;NO PRICING&quot;))); &quot;&quot;)">
            <text:p/>
          </table:table-cell>
          <table:table-cell table:style-name="ce34" table:formula="of:=IF([.$A67] &lt;&gt; &quot;&quot;; IF(MIN([.$M67];[.$R67];[.$W67]) = [.$M67]; [.$I67]; IF(MIN([.$M67];[.$R67];[.$W67]) = [.$R67]; [.$N67]; IF(ISNUMBER([.$W67]); [.$S67]; &quot;NO PRICING&quot;))); &quot;&quot;)">
            <text:p/>
          </table:table-cell>
          <table:table-cell table:style-name="ce4" table:formula="of:=IF([.$A67] &lt;&gt; &quot;&quot;; IF(MIN([.$M67];[.$R67];[.$W67]) = [.$M67]; [.$L67]; IF(MIN([.$M67];[.$R67];[.$W67]) = [.$R67]; [.$Q67]; IF(ISNUMBER([.$W67]); [.$V67]; &quot;NO PRICING&quot;))); &quot;&quot;)">
            <text:p/>
          </table:table-cell>
          <table:table-cell table:style-name="ce29" table:formula="of:=IF([.$A67] &lt;&gt; &quot;&quot;; IF(MIN([.$M67];[.$R67];[.$W67]) = [.$M67]; [.$M67]; IF(MIN([.$M67];[.$R67];[.$W67]) = [.$R67]; [.$R67]; IF(ISNUMBER([.$W67]); [.$W67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4" table:formula="of:=T([source.B93])" office:value-type="string" office:string-value="100kΩ linear Trimmer/Potentiometer">
            <text:p>100kΩ linear Trimmer/Potentiometer</text:p>
          </table:table-cell>
          <table:table-cell table:style-name="ce4" table:formula="of:=T([source.C93])" office:value-type="string" office:string-value="TRIM_EU-CT6">
            <text:p>TRIM_EU-CT6</text:p>
          </table:table-cell>
          <table:table-cell table:style-name="ce4" table:formula="of:=T([source.D93])" office:value-type="string" office:string-value="100kΩ linear Trimmer/Potentiometer">
            <text:p>100kΩ linear Trimmer/Potentiometer</text:p>
          </table:table-cell>
          <table:table-cell table:style-name="ce14" table:formula="of:=T([source.E93])">
            <text:p/>
          </table:table-cell>
          <table:table-cell table:style-name="ce4" table:formula="of:=[source.A93]" office:value-type="float" office:value="2">
            <text:p>2</text:p>
          </table:table-cell>
          <table:table-cell table:style-name="ce4" table:formula="of:=ROUND([.E68]* (1 + extra))" office:value-type="float" office:value="2">
            <text:p>2</text:p>
          </table:table-cell>
          <table:table-cell table:style-name="ce4" table:formula="of:=MAX([.F68];[.E68]+1)" office:value-type="float" office:value="3">
            <text:p>3</text:p>
          </table:table-cell>
          <table:table-cell table:style-name="ce4"/>
          <table:table-cell table:style-name="ce16" table:formula="of:=[source.F93]" office:value-type="float" office:value="9609849">
            <text:p>9609849</text:p>
          </table:table-cell>
          <table:table-cell table:style-name="ce22" table:formula="of:=[source.G93]" office:value-type="float" office:value="0.58">
            <text:p>0.580</text:p>
          </table:table-cell>
          <table:table-cell table:style-name="ce4" table:formula="of:=[source.H93]" office:value-type="float" office:value="1">
            <text:p>1</text:p>
          </table:table-cell>
          <table:table-cell table:style-name="ce4" table:formula="of:=CEILING([.G68];[.K68])" office:value-type="float" office:value="3">
            <text:p>3</text:p>
          </table:table-cell>
          <table:table-cell table:style-name="ce29" table:formula="of:=IF([.L68]*[.J68] &gt; 0; [.L68]*[.J68]; &quot;&quot;)" office:value-type="float" office:value="1.74">
            <text:p>1.74</text:p>
          </table:table-cell>
          <table:table-cell table:style-name="ce16" table:formula="of:=[source.I93]" office:value-type="float" office:value="1837190">
            <text:p>1837190</text:p>
          </table:table-cell>
          <table:table-cell table:style-name="ce22" table:formula="of:=[source.J93]" office:value-type="float" office:value="0.473">
            <text:p>0.473</text:p>
          </table:table-cell>
          <table:table-cell table:style-name="ce4" table:formula="of:=[source.K93]" office:value-type="float" office:value="1">
            <text:p>1</text:p>
          </table:table-cell>
          <table:table-cell table:style-name="ce4" table:formula="of:=CEILING([.$G68];[.P68])" office:value-type="float" office:value="3">
            <text:p>3</text:p>
          </table:table-cell>
          <table:table-cell table:style-name="ce29" table:formula="of:=IF([.Q68]*[.O68] &gt; 0; [.Q68]*[.O68]; &quot;&quot;)" office:value-type="float" office:value="1.419">
            <text:p>1.42</text:p>
          </table:table-cell>
          <table:table-cell table:style-name="ce16" table:formula="of:=[source.L93]" office:value-type="float" office:value="0">
            <text:p/>
          </table:table-cell>
          <table:table-cell table:style-name="ce22" table:formula="of:=[source.M93]" office:value-type="float" office:value="0">
            <text:p>0.000</text:p>
          </table:table-cell>
          <table:table-cell table:style-name="ce4" table:formula="of:=[source.N93]" office:value-type="float" office:value="0">
            <text:p>0</text:p>
          </table:table-cell>
          <table:table-cell table:style-name="ce4" table:formula="of:=CEILING([.$G68];[.U68])" office:value-type="float" office:value="0">
            <text:p>0</text:p>
          </table:table-cell>
          <table:table-cell table:style-name="ce29" table:formula="of:=IF([.V68]*[.T68] &gt; 0; [.V68]*[.T68]; &quot;&quot;)">
            <text:p/>
          </table:table-cell>
          <table:table-cell table:style-name="ce4" table:formula="of:=IF([.$A68] &lt;&gt; &quot;&quot;; IF(MIN([.$M68];[.$R68];[.$W68]) = [.$M68]; [.$I$1]; IF(MIN([.$M68];[.$R68];[.$W68]) = [.$R68]; [.$N$1]; IF(ISNUMBER([.$W68]); [.$S$1]; &quot;NO PRICING&quot;))); &quot;&quot;)" office:value-type="string" office:string-value="Farnell US">
            <text:p>Farnell US</text:p>
          </table:table-cell>
          <table:table-cell table:style-name="ce34" table:formula="of:=IF([.$A68] &lt;&gt; &quot;&quot;; IF(MIN([.$M68];[.$R68];[.$W68]) = [.$M68]; [.$I68]; IF(MIN([.$M68];[.$R68];[.$W68]) = [.$R68]; [.$N68]; IF(ISNUMBER([.$W68]); [.$S68]; &quot;NO PRICING&quot;))); &quot;&quot;)" office:value-type="float" office:value="1837190">
            <text:p>1837190</text:p>
          </table:table-cell>
          <table:table-cell table:style-name="ce4" table:formula="of:=IF([.$A68] &lt;&gt; &quot;&quot;; IF(MIN([.$M68];[.$R68];[.$W68]) = [.$M68]; [.$L68]; IF(MIN([.$M68];[.$R68];[.$W68]) = [.$R68]; [.$Q68]; IF(ISNUMBER([.$W68]); [.$V68]; &quot;NO PRICING&quot;))); &quot;&quot;)" office:value-type="float" office:value="3">
            <text:p>3</text:p>
          </table:table-cell>
          <table:table-cell table:style-name="ce29" table:formula="of:=IF([.$A68] &lt;&gt; &quot;&quot;; IF(MIN([.$M68];[.$R68];[.$W68]) = [.$M68]; [.$M68]; IF(MIN([.$M68];[.$R68];[.$W68]) = [.$R68]; [.$R68]; IF(ISNUMBER([.$W68]); [.$W68]; &quot;NO PRICING&quot;))); &quot;&quot;)" office:value-type="float" office:value="1.419">
            <text:p>1.42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97])" office:value-type="string" office:string-value="4 MBit (512k x 8) Static RAM">
            <text:p>4 MBit (512k x 8) Static RAM</text:p>
          </table:table-cell>
          <table:table-cell table:style-name="ce4" table:formula="of:=T([source.C97])" office:value-type="string" office:string-value="29F040DIP32">
            <text:p>29F040DIP32</text:p>
          </table:table-cell>
          <table:table-cell table:style-name="ce4" table:formula="of:=T([source.D97])" office:value-type="string" office:string-value="4 MBit (512k x 8) Static RAM">
            <text:p>4 MBit (512k x 8) Static RAM</text:p>
          </table:table-cell>
          <table:table-cell table:style-name="ce14" table:formula="of:=T([source.E97])">
            <text:p/>
          </table:table-cell>
          <table:table-cell table:style-name="ce4" table:formula="of:=[source.A97]" office:value-type="float" office:value="2">
            <text:p>2</text:p>
          </table:table-cell>
          <table:table-cell table:style-name="ce4" table:formula="of:=ROUND([.E69]* (1 + extra))" office:value-type="float" office:value="2">
            <text:p>2</text:p>
          </table:table-cell>
          <table:table-cell table:style-name="ce4" table:formula="of:=MAX([.F69];[.E69]+1)" office:value-type="float" office:value="3">
            <text:p>3</text:p>
          </table:table-cell>
          <table:table-cell table:style-name="ce4"/>
          <table:table-cell table:style-name="ce16" table:formula="of:=[source.F97]" office:value-type="float" office:value="1562900">
            <text:p>1562900</text:p>
          </table:table-cell>
          <table:table-cell table:style-name="ce22" table:formula="of:=[source.G97]" office:value-type="float" office:value="4.71">
            <text:p>4.710</text:p>
          </table:table-cell>
          <table:table-cell table:style-name="ce4" table:formula="of:=[source.H97]" office:value-type="float" office:value="1">
            <text:p>1</text:p>
          </table:table-cell>
          <table:table-cell table:style-name="ce4" table:formula="of:=CEILING([.G69];[.K69])" office:value-type="float" office:value="3">
            <text:p>3</text:p>
          </table:table-cell>
          <table:table-cell table:style-name="ce29" table:formula="of:=IF([.L69]*[.J69] &gt; 0; [.L69]*[.J69]; &quot;&quot;)" office:value-type="float" office:value="14.13">
            <text:p>14.13</text:p>
          </table:table-cell>
          <table:table-cell table:style-name="ce16" table:formula="of:=[source.I97]" office:value-type="float" office:value="0">
            <text:p/>
          </table:table-cell>
          <table:table-cell table:style-name="ce22" table:formula="of:=[source.J97]" office:value-type="float" office:value="0">
            <text:p>0.000</text:p>
          </table:table-cell>
          <table:table-cell table:style-name="ce4" table:formula="of:=[source.K97]" office:value-type="float" office:value="0">
            <text:p>0</text:p>
          </table:table-cell>
          <table:table-cell table:style-name="ce4" table:formula="of:=CEILING([.$G69];[.P69])" office:value-type="float" office:value="0">
            <text:p>0</text:p>
          </table:table-cell>
          <table:table-cell table:style-name="ce29" table:formula="of:=IF([.Q69]*[.O69] &gt; 0; [.Q69]*[.O69]; &quot;&quot;)">
            <text:p/>
          </table:table-cell>
          <table:table-cell table:style-name="ce16" table:formula="of:=[source.L97]" office:value-type="float" office:value="0">
            <text:p/>
          </table:table-cell>
          <table:table-cell table:style-name="ce22" table:formula="of:=[source.M97]" office:value-type="float" office:value="0">
            <text:p>0.000</text:p>
          </table:table-cell>
          <table:table-cell table:style-name="ce4" table:formula="of:=[source.N97]" office:value-type="float" office:value="0">
            <text:p>0</text:p>
          </table:table-cell>
          <table:table-cell table:style-name="ce4" table:formula="of:=CEILING([.$G69];[.U69])" office:value-type="float" office:value="0">
            <text:p>0</text:p>
          </table:table-cell>
          <table:table-cell table:style-name="ce29" table:formula="of:=IF([.V69]*[.T69] &gt; 0; [.V69]*[.T69]; &quot;&quot;)">
            <text:p/>
          </table:table-cell>
          <table:table-cell table:style-name="ce4" table:formula="of:=IF([.$A69] &lt;&gt; &quot;&quot;; IF(MIN([.$M69];[.$R69];[.$W69]) = [.$M69]; [.$I$1]; IF(MIN([.$M69];[.$R69];[.$W69]) = [.$R69]; [.$N$1]; IF(ISNUMBER([.$W69]); [.$S$1]; &quot;NO PRICING&quot;))); &quot;&quot;)" office:value-type="string" office:string-value="Farnell">
            <text:p>Farnell</text:p>
          </table:table-cell>
          <table:table-cell table:style-name="ce34" table:formula="of:=IF([.$A69] &lt;&gt; &quot;&quot;; IF(MIN([.$M69];[.$R69];[.$W69]) = [.$M69]; [.$I69]; IF(MIN([.$M69];[.$R69];[.$W69]) = [.$R69]; [.$N69]; IF(ISNUMBER([.$W69]); [.$S69]; &quot;NO PRICING&quot;))); &quot;&quot;)" office:value-type="float" office:value="1562900">
            <text:p>1562900</text:p>
          </table:table-cell>
          <table:table-cell table:style-name="ce4" table:formula="of:=IF([.$A69] &lt;&gt; &quot;&quot;; IF(MIN([.$M69];[.$R69];[.$W69]) = [.$M69]; [.$L69]; IF(MIN([.$M69];[.$R69];[.$W69]) = [.$R69]; [.$Q69]; IF(ISNUMBER([.$W69]); [.$V69]; &quot;NO PRICING&quot;))); &quot;&quot;)" office:value-type="float" office:value="3">
            <text:p>3</text:p>
          </table:table-cell>
          <table:table-cell table:style-name="ce29" table:formula="of:=IF([.$A69] &lt;&gt; &quot;&quot;; IF(MIN([.$M69];[.$R69];[.$W69]) = [.$M69]; [.$M69]; IF(MIN([.$M69];[.$R69];[.$W69]) = [.$R69]; [.$R69]; IF(ISNUMBER([.$W69]); [.$W69]; &quot;NO PRICING&quot;))); &quot;&quot;)" office:value-type="float" office:value="14.13">
            <text:p>14.13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101])" office:value-type="string" office:string-value="16C2550 Dual 16550 UART">
            <text:p>16C2550 Dual 16550 UART</text:p>
          </table:table-cell>
          <table:table-cell table:style-name="ce4" table:formula="of:=T([source.C101])" office:value-type="string" office:string-value="16C2550">
            <text:p>16C2550</text:p>
          </table:table-cell>
          <table:table-cell table:style-name="ce4" table:formula="of:=T([source.D101])" office:value-type="string" office:string-value="16C2550 Dual 16550 UART">
            <text:p>16C2550 Dual 16550 UART</text:p>
          </table:table-cell>
          <table:table-cell table:style-name="ce14" table:formula="of:=T([source.E101])">
            <text:p/>
          </table:table-cell>
          <table:table-cell table:style-name="ce4" table:formula="of:=[source.A101]" office:value-type="float" office:value="2">
            <text:p>2</text:p>
          </table:table-cell>
          <table:table-cell table:style-name="ce4" table:formula="of:=ROUND([.E70]* (1 + extra))" office:value-type="float" office:value="2">
            <text:p>2</text:p>
          </table:table-cell>
          <table:table-cell table:style-name="ce4" table:formula="of:=MAX([.F70];[.E70]+1)" office:value-type="float" office:value="3">
            <text:p>3</text:p>
          </table:table-cell>
          <table:table-cell table:style-name="ce4"/>
          <table:table-cell table:style-name="ce16" table:formula="of:=[source.F101]" office:value-type="float" office:value="1294794">
            <text:p>1294794</text:p>
          </table:table-cell>
          <table:table-cell table:style-name="ce22" table:formula="of:=[source.G101]" office:value-type="float" office:value="4.21">
            <text:p>4.210</text:p>
          </table:table-cell>
          <table:table-cell table:style-name="ce4" table:formula="of:=[source.H101]" office:value-type="float" office:value="1">
            <text:p>1</text:p>
          </table:table-cell>
          <table:table-cell table:style-name="ce4" table:formula="of:=CEILING([.G70];[.K70])" office:value-type="float" office:value="3">
            <text:p>3</text:p>
          </table:table-cell>
          <table:table-cell table:style-name="ce29" table:formula="of:=IF([.L70]*[.J70] &gt; 0; [.L70]*[.J70]; &quot;&quot;)" office:value-type="float" office:value="12.63">
            <text:p>12.63</text:p>
          </table:table-cell>
          <table:table-cell table:style-name="ce16" table:formula="of:=[source.I101]" office:value-type="float" office:value="0">
            <text:p/>
          </table:table-cell>
          <table:table-cell table:style-name="ce22" table:formula="of:=[source.J101]" office:value-type="float" office:value="0">
            <text:p>0.000</text:p>
          </table:table-cell>
          <table:table-cell table:style-name="ce4" table:formula="of:=[source.K101]" office:value-type="float" office:value="0">
            <text:p>0</text:p>
          </table:table-cell>
          <table:table-cell table:style-name="ce4" table:formula="of:=CEILING([.$G70];[.P70])" office:value-type="float" office:value="0">
            <text:p>0</text:p>
          </table:table-cell>
          <table:table-cell table:style-name="ce29" table:formula="of:=IF([.Q70]*[.O70] &gt; 0; [.Q70]*[.O70]; &quot;&quot;)">
            <text:p/>
          </table:table-cell>
          <table:table-cell table:style-name="ce16" table:formula="of:=[source.L101]" office:value-type="float" office:value="0">
            <text:p/>
          </table:table-cell>
          <table:table-cell table:style-name="ce22" table:formula="of:=[source.M101]" office:value-type="float" office:value="0">
            <text:p>0.000</text:p>
          </table:table-cell>
          <table:table-cell table:style-name="ce4" table:formula="of:=[source.N101]" office:value-type="float" office:value="0">
            <text:p>0</text:p>
          </table:table-cell>
          <table:table-cell table:style-name="ce4" table:formula="of:=CEILING([.$G70];[.U70])" office:value-type="float" office:value="0">
            <text:p>0</text:p>
          </table:table-cell>
          <table:table-cell table:style-name="ce29" table:formula="of:=IF([.V70]*[.T70] &gt; 0; [.V70]*[.T70]; &quot;&quot;)">
            <text:p/>
          </table:table-cell>
          <table:table-cell table:style-name="ce4" table:formula="of:=IF([.$A70] &lt;&gt; &quot;&quot;; IF(MIN([.$M70];[.$R70];[.$W70]) = [.$M70]; [.$I$1]; IF(MIN([.$M70];[.$R70];[.$W70]) = [.$R70]; [.$N$1]; IF(ISNUMBER([.$W70]); [.$S$1]; &quot;NO PRICING&quot;))); &quot;&quot;)" office:value-type="string" office:string-value="Farnell">
            <text:p>Farnell</text:p>
          </table:table-cell>
          <table:table-cell table:style-name="ce34" table:formula="of:=IF([.$A70] &lt;&gt; &quot;&quot;; IF(MIN([.$M70];[.$R70];[.$W70]) = [.$M70]; [.$I70]; IF(MIN([.$M70];[.$R70];[.$W70]) = [.$R70]; [.$N70]; IF(ISNUMBER([.$W70]); [.$S70]; &quot;NO PRICING&quot;))); &quot;&quot;)" office:value-type="float" office:value="1294794">
            <text:p>1294794</text:p>
          </table:table-cell>
          <table:table-cell table:style-name="ce4" table:formula="of:=IF([.$A70] &lt;&gt; &quot;&quot;; IF(MIN([.$M70];[.$R70];[.$W70]) = [.$M70]; [.$L70]; IF(MIN([.$M70];[.$R70];[.$W70]) = [.$R70]; [.$Q70]; IF(ISNUMBER([.$W70]); [.$V70]; &quot;NO PRICING&quot;))); &quot;&quot;)" office:value-type="float" office:value="3">
            <text:p>3</text:p>
          </table:table-cell>
          <table:table-cell table:style-name="ce29" table:formula="of:=IF([.$A70] &lt;&gt; &quot;&quot;; IF(MIN([.$M70];[.$R70];[.$W70]) = [.$M70]; [.$M70]; IF(MIN([.$M70];[.$R70];[.$W70]) = [.$R70]; [.$R70]; IF(ISNUMBER([.$W70]); [.$W70]; &quot;NO PRICING&quot;))); &quot;&quot;)" office:value-type="float" office:value="12.63">
            <text:p>12.63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72])" office:value-type="string" office:string-value="96-pin (A+B+C) DIN-41612 Bauform ‘C’ plug">
            <text:p>96-pin (A+B+C) DIN-41612 Bauform ‘C’ plug</text:p>
          </table:table-cell>
          <table:table-cell table:style-name="ce4" table:formula="of:=T([source.C72])" office:value-type="string" office:string-value="VG96-3K">
            <text:p>VG96-3K</text:p>
          </table:table-cell>
          <table:table-cell table:style-name="ce4" table:formula="of:=T([source.D72])" office:value-type="string" office:string-value="96-pin (A+B+C) DIN-41612 Bauform ‘C’ plug">
            <text:p>96-pin (A+B+C) DIN-41612 Bauform ‘C’ plug</text:p>
          </table:table-cell>
          <table:table-cell table:style-name="ce14" table:formula="of:=T([source.E72])" office:value-type="string" office:string-value="Right angle through hole">
            <text:p>Right angle through hole</text:p>
          </table:table-cell>
          <table:table-cell table:style-name="ce4" table:formula="of:=[source.A72]" office:value-type="float" office:value="2">
            <text:p>2</text:p>
          </table:table-cell>
          <table:table-cell table:style-name="ce4" table:formula="of:=ROUND([.E71]* (1 + extra))" office:value-type="float" office:value="2">
            <text:p>2</text:p>
          </table:table-cell>
          <table:table-cell table:style-name="ce4" table:formula="of:=MAX([.F71];[.E71]+1)" office:value-type="float" office:value="3">
            <text:p>3</text:p>
          </table:table-cell>
          <table:table-cell table:style-name="ce4"/>
          <table:table-cell table:style-name="ce16" table:formula="of:=[source.F72]" office:value-type="float" office:value="1656159">
            <text:p>1656159</text:p>
          </table:table-cell>
          <table:table-cell table:style-name="ce22" table:formula="of:=[source.G72]" office:value-type="float" office:value="1.84">
            <text:p>1.840</text:p>
          </table:table-cell>
          <table:table-cell table:style-name="ce4" table:formula="of:=[source.H72]" office:value-type="float" office:value="1">
            <text:p>1</text:p>
          </table:table-cell>
          <table:table-cell table:style-name="ce4" table:formula="of:=CEILING([.G71];[.K71])" office:value-type="float" office:value="3">
            <text:p>3</text:p>
          </table:table-cell>
          <table:table-cell table:style-name="ce29" table:formula="of:=IF([.L71]*[.J71] &gt; 0; [.L71]*[.J71]; &quot;&quot;)" office:value-type="float" office:value="5.52">
            <text:p>5.52</text:p>
          </table:table-cell>
          <table:table-cell table:style-name="ce16" table:formula="of:=[source.I72]" office:value-type="float" office:value="0">
            <text:p/>
          </table:table-cell>
          <table:table-cell table:style-name="ce22" table:formula="of:=[source.J72]" office:value-type="float" office:value="0">
            <text:p>0.000</text:p>
          </table:table-cell>
          <table:table-cell table:style-name="ce4" table:formula="of:=[source.K72]" office:value-type="float" office:value="0">
            <text:p>0</text:p>
          </table:table-cell>
          <table:table-cell table:style-name="ce4" table:formula="of:=CEILING([.$G71];[.P71])" office:value-type="float" office:value="0">
            <text:p>0</text:p>
          </table:table-cell>
          <table:table-cell table:style-name="ce29" table:formula="of:=IF([.Q71]*[.O71] &gt; 0; [.Q71]*[.O71]; &quot;&quot;)">
            <text:p/>
          </table:table-cell>
          <table:table-cell table:style-name="ce16" table:formula="of:=[source.L72]" office:value-type="float" office:value="0">
            <text:p/>
          </table:table-cell>
          <table:table-cell table:style-name="ce22" table:formula="of:=[source.M72]" office:value-type="float" office:value="0">
            <text:p>0.000</text:p>
          </table:table-cell>
          <table:table-cell table:style-name="ce4" table:formula="of:=[source.N72]" office:value-type="float" office:value="0">
            <text:p>0</text:p>
          </table:table-cell>
          <table:table-cell table:style-name="ce4" table:formula="of:=CEILING([.$G71];[.U71])" office:value-type="float" office:value="0">
            <text:p>0</text:p>
          </table:table-cell>
          <table:table-cell table:style-name="ce29" table:formula="of:=IF([.V71]*[.T71] &gt; 0; [.V71]*[.T71]; &quot;&quot;)">
            <text:p/>
          </table:table-cell>
          <table:table-cell table:style-name="ce4" table:formula="of:=IF([.$A71] &lt;&gt; &quot;&quot;; IF(MIN([.$M71];[.$R71];[.$W71]) = [.$M71]; [.$I$1]; IF(MIN([.$M71];[.$R71];[.$W71]) = [.$R71]; [.$N$1]; IF(ISNUMBER([.$W71]); [.$S$1]; &quot;NO PRICING&quot;))); &quot;&quot;)" office:value-type="string" office:string-value="Farnell">
            <text:p>Farnell</text:p>
          </table:table-cell>
          <table:table-cell table:style-name="ce34" table:formula="of:=IF([.$A71] &lt;&gt; &quot;&quot;; IF(MIN([.$M71];[.$R71];[.$W71]) = [.$M71]; [.$I71]; IF(MIN([.$M71];[.$R71];[.$W71]) = [.$R71]; [.$N71]; IF(ISNUMBER([.$W71]); [.$S71]; &quot;NO PRICING&quot;))); &quot;&quot;)" office:value-type="float" office:value="1656159">
            <text:p>1656159</text:p>
          </table:table-cell>
          <table:table-cell table:style-name="ce4" table:formula="of:=IF([.$A71] &lt;&gt; &quot;&quot;; IF(MIN([.$M71];[.$R71];[.$W71]) = [.$M71]; [.$L71]; IF(MIN([.$M71];[.$R71];[.$W71]) = [.$R71]; [.$Q71]; IF(ISNUMBER([.$W71]); [.$V71]; &quot;NO PRICING&quot;))); &quot;&quot;)" office:value-type="float" office:value="3">
            <text:p>3</text:p>
          </table:table-cell>
          <table:table-cell table:style-name="ce29" table:formula="of:=IF([.$A71] &lt;&gt; &quot;&quot;; IF(MIN([.$M71];[.$R71];[.$W71]) = [.$M71]; [.$M71]; IF(MIN([.$M71];[.$R71];[.$W71]) = [.$R71]; [.$R71]; IF(ISNUMBER([.$W71]); [.$W71]; &quot;NO PRICING&quot;))); &quot;&quot;)" office:value-type="float" office:value="5.52">
            <text:p>5.52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69])" office:value-type="string" office:string-value="2×20-pin shrouded/keyed header">
            <text:p>2×20-pin shrouded/keyed header</text:p>
          </table:table-cell>
          <table:table-cell table:style-name="ce4" table:formula="of:=T([source.C69])" office:value-type="string" office:string-value="PINHD-2X20">
            <text:p>PINHD-2X20</text:p>
          </table:table-cell>
          <table:table-cell table:style-name="ce4" table:formula="of:=T([source.D69])" office:value-type="string" office:string-value="2×20-pin shrouded/keyed header">
            <text:p>2×20-pin shrouded/keyed header</text:p>
          </table:table-cell>
          <table:table-cell table:style-name="ce14" table:formula="of:=T([source.E69])">
            <text:p/>
          </table:table-cell>
          <table:table-cell table:style-name="ce4" table:formula="of:=[source.A69]" office:value-type="float" office:value="2">
            <text:p>2</text:p>
          </table:table-cell>
          <table:table-cell table:style-name="ce4" table:formula="of:=ROUND([.E72]* (1 + extra))" office:value-type="float" office:value="2">
            <text:p>2</text:p>
          </table:table-cell>
          <table:table-cell table:style-name="ce4" table:formula="of:=MAX([.F72];[.E72]+1)" office:value-type="float" office:value="3">
            <text:p>3</text:p>
          </table:table-cell>
          <table:table-cell table:style-name="ce4"/>
          <table:table-cell table:style-name="ce16" table:formula="of:=[source.F69]" office:value-type="float" office:value="1099261">
            <text:p>1099261</text:p>
          </table:table-cell>
          <table:table-cell table:style-name="ce22" table:formula="of:=[source.G69]" office:value-type="float" office:value="1.07">
            <text:p>1.070</text:p>
          </table:table-cell>
          <table:table-cell table:style-name="ce4" table:formula="of:=[source.H69]" office:value-type="float" office:value="1">
            <text:p>1</text:p>
          </table:table-cell>
          <table:table-cell table:style-name="ce4" table:formula="of:=CEILING([.G72];[.K72])" office:value-type="float" office:value="3">
            <text:p>3</text:p>
          </table:table-cell>
          <table:table-cell table:style-name="ce29" table:formula="of:=IF([.L72]*[.J72] &gt; 0; [.L72]*[.J72]; &quot;&quot;)" office:value-type="float" office:value="3.21">
            <text:p>3.21</text:p>
          </table:table-cell>
          <table:table-cell table:style-name="ce16" table:formula="of:=[source.I69]" office:value-type="float" office:value="0">
            <text:p/>
          </table:table-cell>
          <table:table-cell table:style-name="ce22" table:formula="of:=[source.J69]" office:value-type="float" office:value="0">
            <text:p>0.000</text:p>
          </table:table-cell>
          <table:table-cell table:style-name="ce4" table:formula="of:=[source.K69]" office:value-type="float" office:value="0">
            <text:p>0</text:p>
          </table:table-cell>
          <table:table-cell table:style-name="ce4" table:formula="of:=CEILING([.$G72];[.P72])" office:value-type="float" office:value="0">
            <text:p>0</text:p>
          </table:table-cell>
          <table:table-cell table:style-name="ce29" table:formula="of:=IF([.Q72]*[.O72] &gt; 0; [.Q72]*[.O72]; &quot;&quot;)">
            <text:p/>
          </table:table-cell>
          <table:table-cell table:style-name="ce16" table:formula="of:=[source.L69]" office:value-type="string" office:string-value="670-1825">
            <text:p>670-1825</text:p>
          </table:table-cell>
          <table:table-cell table:style-name="ce22" table:formula="of:=[source.M69]" office:value-type="float" office:value="0.972">
            <text:p>0.972</text:p>
          </table:table-cell>
          <table:table-cell table:style-name="ce4" table:formula="of:=[source.N69]" office:value-type="float" office:value="5">
            <text:p>5</text:p>
          </table:table-cell>
          <table:table-cell table:style-name="ce4" table:formula="of:=CEILING([.$G72];[.U72])" office:value-type="float" office:value="5">
            <text:p>5</text:p>
          </table:table-cell>
          <table:table-cell table:style-name="ce29" table:formula="of:=IF([.V72]*[.T72] &gt; 0; [.V72]*[.T72]; &quot;&quot;)" office:value-type="float" office:value="4.86">
            <text:p>4.86</text:p>
          </table:table-cell>
          <table:table-cell table:style-name="ce4" table:formula="of:=IF([.$A72] &lt;&gt; &quot;&quot;; IF(MIN([.$M72];[.$R72];[.$W72]) = [.$M72]; [.$I$1]; IF(MIN([.$M72];[.$R72];[.$W72]) = [.$R72]; [.$N$1]; IF(ISNUMBER([.$W72]); [.$S$1]; &quot;NO PRICING&quot;))); &quot;&quot;)" office:value-type="string" office:string-value="Farnell">
            <text:p>Farnell</text:p>
          </table:table-cell>
          <table:table-cell table:style-name="ce34" table:formula="of:=IF([.$A72] &lt;&gt; &quot;&quot;; IF(MIN([.$M72];[.$R72];[.$W72]) = [.$M72]; [.$I72]; IF(MIN([.$M72];[.$R72];[.$W72]) = [.$R72]; [.$N72]; IF(ISNUMBER([.$W72]); [.$S72]; &quot;NO PRICING&quot;))); &quot;&quot;)" office:value-type="float" office:value="1099261">
            <text:p>1099261</text:p>
          </table:table-cell>
          <table:table-cell table:style-name="ce4" table:formula="of:=IF([.$A72] &lt;&gt; &quot;&quot;; IF(MIN([.$M72];[.$R72];[.$W72]) = [.$M72]; [.$L72]; IF(MIN([.$M72];[.$R72];[.$W72]) = [.$R72]; [.$Q72]; IF(ISNUMBER([.$W72]); [.$V72]; &quot;NO PRICING&quot;))); &quot;&quot;)" office:value-type="float" office:value="3">
            <text:p>3</text:p>
          </table:table-cell>
          <table:table-cell table:style-name="ce29" table:formula="of:=IF([.$A72] &lt;&gt; &quot;&quot;; IF(MIN([.$M72];[.$R72];[.$W72]) = [.$M72]; [.$M72]; IF(MIN([.$M72];[.$R72];[.$W72]) = [.$R72]; [.$R72]; IF(ISNUMBER([.$W72]); [.$W72]; &quot;NO PRICING&quot;))); &quot;&quot;)" office:value-type="float" office:value="3.21">
            <text:p>3.21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96])" office:value-type="string" office:string-value="Speaker, 8 ohm">
            <text:p>Speaker, 8 ohm</text:p>
          </table:table-cell>
          <table:table-cell table:style-name="ce4" table:formula="of:=T([source.C96])" office:value-type="string" office:string-value="AL11P">
            <text:p>AL11P</text:p>
          </table:table-cell>
          <table:table-cell table:style-name="ce4" table:formula="of:=T([source.D96])" office:value-type="string" office:string-value="Speaker, 8 ohm">
            <text:p>Speaker, 8 ohm</text:p>
          </table:table-cell>
          <table:table-cell table:style-name="ce14" table:formula="of:=T([source.E96])" office:value-type="string" office:string-value="Any 8 ohm speaker will do (e.g. from old PC cases)">
            <text:p>Any 8 ohm speaker will do (e.g. from old PC cases)</text:p>
          </table:table-cell>
          <table:table-cell table:style-name="ce4" table:formula="of:=[source.A96]" office:value-type="float" office:value="2">
            <text:p>2</text:p>
          </table:table-cell>
          <table:table-cell table:style-name="ce4" table:formula="of:=ROUND([.E73]* (1 + extra))" office:value-type="float" office:value="2">
            <text:p>2</text:p>
          </table:table-cell>
          <table:table-cell table:style-name="ce4" table:formula="of:=MAX([.F73];[.E73]+1)" office:value-type="float" office:value="3">
            <text:p>3</text:p>
          </table:table-cell>
          <table:table-cell table:style-name="ce4"/>
          <table:table-cell table:style-name="ce16" table:formula="of:=[source.F96]" office:value-type="float" office:value="599256">
            <text:p>599256</text:p>
          </table:table-cell>
          <table:table-cell table:style-name="ce22" table:formula="of:=[source.G96]" office:value-type="float" office:value="0.91">
            <text:p>0.910</text:p>
          </table:table-cell>
          <table:table-cell table:style-name="ce4" table:formula="of:=[source.H96]" office:value-type="float" office:value="1">
            <text:p>1</text:p>
          </table:table-cell>
          <table:table-cell table:style-name="ce4" table:formula="of:=CEILING([.G73];[.K73])" office:value-type="float" office:value="3">
            <text:p>3</text:p>
          </table:table-cell>
          <table:table-cell table:style-name="ce29" table:formula="of:=IF([.L73]*[.J73] &gt; 0; [.L73]*[.J73]; &quot;&quot;)" office:value-type="float" office:value="2.73">
            <text:p>2.73</text:p>
          </table:table-cell>
          <table:table-cell table:style-name="ce16" table:formula="of:=[source.I96]" office:value-type="float" office:value="0">
            <text:p/>
          </table:table-cell>
          <table:table-cell table:style-name="ce22" table:formula="of:=[source.J96]" office:value-type="float" office:value="0">
            <text:p>0.000</text:p>
          </table:table-cell>
          <table:table-cell table:style-name="ce4" table:formula="of:=[source.K96]" office:value-type="float" office:value="0">
            <text:p>0</text:p>
          </table:table-cell>
          <table:table-cell table:style-name="ce4" table:formula="of:=CEILING([.$G73];[.P73])" office:value-type="float" office:value="0">
            <text:p>0</text:p>
          </table:table-cell>
          <table:table-cell table:style-name="ce29" table:formula="of:=IF([.Q73]*[.O73] &gt; 0; [.Q73]*[.O73]; &quot;&quot;)">
            <text:p/>
          </table:table-cell>
          <table:table-cell table:style-name="ce16" table:formula="of:=[source.L96]" office:value-type="float" office:value="0">
            <text:p/>
          </table:table-cell>
          <table:table-cell table:style-name="ce22" table:formula="of:=[source.M96]" office:value-type="float" office:value="0">
            <text:p>0.000</text:p>
          </table:table-cell>
          <table:table-cell table:style-name="ce4" table:formula="of:=[source.N96]" office:value-type="float" office:value="0">
            <text:p>0</text:p>
          </table:table-cell>
          <table:table-cell table:style-name="ce4" table:formula="of:=CEILING([.$G73];[.U73])" office:value-type="float" office:value="0">
            <text:p>0</text:p>
          </table:table-cell>
          <table:table-cell table:style-name="ce29" table:formula="of:=IF([.V73]*[.T73] &gt; 0; [.V73]*[.T73]; &quot;&quot;)">
            <text:p/>
          </table:table-cell>
          <table:table-cell table:style-name="ce4" table:formula="of:=IF([.$A73] &lt;&gt; &quot;&quot;; IF(MIN([.$M73];[.$R73];[.$W73]) = [.$M73]; [.$I$1]; IF(MIN([.$M73];[.$R73];[.$W73]) = [.$R73]; [.$N$1]; IF(ISNUMBER([.$W73]); [.$S$1]; &quot;NO PRICING&quot;))); &quot;&quot;)" office:value-type="string" office:string-value="Farnell">
            <text:p>Farnell</text:p>
          </table:table-cell>
          <table:table-cell table:style-name="ce34" table:formula="of:=IF([.$A73] &lt;&gt; &quot;&quot;; IF(MIN([.$M73];[.$R73];[.$W73]) = [.$M73]; [.$I73]; IF(MIN([.$M73];[.$R73];[.$W73]) = [.$R73]; [.$N73]; IF(ISNUMBER([.$W73]); [.$S73]; &quot;NO PRICING&quot;))); &quot;&quot;)" office:value-type="float" office:value="599256">
            <text:p>599256</text:p>
          </table:table-cell>
          <table:table-cell table:style-name="ce4" table:formula="of:=IF([.$A73] &lt;&gt; &quot;&quot;; IF(MIN([.$M73];[.$R73];[.$W73]) = [.$M73]; [.$L73]; IF(MIN([.$M73];[.$R73];[.$W73]) = [.$R73]; [.$Q73]; IF(ISNUMBER([.$W73]); [.$V73]; &quot;NO PRICING&quot;))); &quot;&quot;)" office:value-type="float" office:value="3">
            <text:p>3</text:p>
          </table:table-cell>
          <table:table-cell table:style-name="ce29" table:formula="of:=IF([.$A73] &lt;&gt; &quot;&quot;; IF(MIN([.$M73];[.$R73];[.$W73]) = [.$M73]; [.$M73]; IF(MIN([.$M73];[.$R73];[.$W73]) = [.$R73]; [.$R73]; IF(ISNUMBER([.$W73]); [.$W73]; &quot;NO PRICING&quot;))); &quot;&quot;)" office:value-type="float" office:value="2.73">
            <text:p>2.73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66])" office:value-type="string" office:string-value="DB9 male or 2×5 pin header">
            <text:p>DB9 male or 2×5 pin header</text:p>
          </table:table-cell>
          <table:table-cell table:style-name="ce4" table:formula="of:=T([source.C66])" office:value-type="string" office:string-value="M09HP">
            <text:p>M09HP</text:p>
          </table:table-cell>
          <table:table-cell table:style-name="ce4" table:formula="of:=T([source.D66])" office:value-type="string" office:string-value="DB9 male or 2×5 pin header">
            <text:p>DB9 male or 2×5 pin header</text:p>
          </table:table-cell>
          <table:table-cell table:style-name="ce14" table:formula="of:=T([source.E66])">
            <text:p/>
          </table:table-cell>
          <table:table-cell table:style-name="ce4" table:formula="of:=[source.A66]" office:value-type="float" office:value="2">
            <text:p>2</text:p>
          </table:table-cell>
          <table:table-cell table:style-name="ce4" table:formula="of:=ROUND([.E74]* (1 + extra))" office:value-type="float" office:value="2">
            <text:p>2</text:p>
          </table:table-cell>
          <table:table-cell table:style-name="ce4" table:formula="of:=MAX([.F74];[.E74]+1)" office:value-type="float" office:value="3">
            <text:p>3</text:p>
          </table:table-cell>
          <table:table-cell table:style-name="ce4"/>
          <table:table-cell table:style-name="ce16" table:formula="of:=[source.F66]" office:value-type="float" office:value="1099289">
            <text:p>1099289</text:p>
          </table:table-cell>
          <table:table-cell table:style-name="ce22" table:formula="of:=[source.G66]" office:value-type="float" office:value="0.48">
            <text:p>0.480</text:p>
          </table:table-cell>
          <table:table-cell table:style-name="ce4" table:formula="of:=[source.H66]" office:value-type="float" office:value="5">
            <text:p>5</text:p>
          </table:table-cell>
          <table:table-cell table:style-name="ce4" table:formula="of:=CEILING([.G74];[.K74])" office:value-type="float" office:value="5">
            <text:p>5</text:p>
          </table:table-cell>
          <table:table-cell table:style-name="ce29" table:formula="of:=IF([.L74]*[.J74] &gt; 0; [.L74]*[.J74]; &quot;&quot;)" office:value-type="float" office:value="2.4">
            <text:p>2.40</text:p>
          </table:table-cell>
          <table:table-cell table:style-name="ce16" table:formula="of:=[source.I66]" office:value-type="float" office:value="0">
            <text:p/>
          </table:table-cell>
          <table:table-cell table:style-name="ce22" table:formula="of:=[source.J66]" office:value-type="float" office:value="0">
            <text:p>0.000</text:p>
          </table:table-cell>
          <table:table-cell table:style-name="ce4" table:formula="of:=[source.K66]" office:value-type="float" office:value="0">
            <text:p>0</text:p>
          </table:table-cell>
          <table:table-cell table:style-name="ce4" table:formula="of:=CEILING([.$G74];[.P74])" office:value-type="float" office:value="0">
            <text:p>0</text:p>
          </table:table-cell>
          <table:table-cell table:style-name="ce29" table:formula="of:=IF([.Q74]*[.O74] &gt; 0; [.Q74]*[.O74]; &quot;&quot;)">
            <text:p/>
          </table:table-cell>
          <table:table-cell table:style-name="ce16" table:formula="of:=[source.L66]" office:value-type="float" office:value="0">
            <text:p/>
          </table:table-cell>
          <table:table-cell table:style-name="ce22" table:formula="of:=[source.M66]" office:value-type="float" office:value="0">
            <text:p>0.000</text:p>
          </table:table-cell>
          <table:table-cell table:style-name="ce4" table:formula="of:=[source.N66]" office:value-type="float" office:value="0">
            <text:p>0</text:p>
          </table:table-cell>
          <table:table-cell table:style-name="ce4" table:formula="of:=CEILING([.$G74];[.U74])" office:value-type="float" office:value="0">
            <text:p>0</text:p>
          </table:table-cell>
          <table:table-cell table:style-name="ce29" table:formula="of:=IF([.V74]*[.T74] &gt; 0; [.V74]*[.T74]; &quot;&quot;)">
            <text:p/>
          </table:table-cell>
          <table:table-cell table:style-name="ce4" table:formula="of:=IF([.$A74] &lt;&gt; &quot;&quot;; IF(MIN([.$M74];[.$R74];[.$W74]) = [.$M74]; [.$I$1]; IF(MIN([.$M74];[.$R74];[.$W74]) = [.$R74]; [.$N$1]; IF(ISNUMBER([.$W74]); [.$S$1]; &quot;NO PRICING&quot;))); &quot;&quot;)" office:value-type="string" office:string-value="Farnell">
            <text:p>Farnell</text:p>
          </table:table-cell>
          <table:table-cell table:style-name="ce34" table:formula="of:=IF([.$A74] &lt;&gt; &quot;&quot;; IF(MIN([.$M74];[.$R74];[.$W74]) = [.$M74]; [.$I74]; IF(MIN([.$M74];[.$R74];[.$W74]) = [.$R74]; [.$N74]; IF(ISNUMBER([.$W74]); [.$S74]; &quot;NO PRICING&quot;))); &quot;&quot;)" office:value-type="float" office:value="1099289">
            <text:p>1099289</text:p>
          </table:table-cell>
          <table:table-cell table:style-name="ce4" table:formula="of:=IF([.$A74] &lt;&gt; &quot;&quot;; IF(MIN([.$M74];[.$R74];[.$W74]) = [.$M74]; [.$L74]; IF(MIN([.$M74];[.$R74];[.$W74]) = [.$R74]; [.$Q74]; IF(ISNUMBER([.$W74]); [.$V74]; &quot;NO PRICING&quot;))); &quot;&quot;)" office:value-type="float" office:value="5">
            <text:p>5</text:p>
          </table:table-cell>
          <table:table-cell table:style-name="ce29" table:formula="of:=IF([.$A74] &lt;&gt; &quot;&quot;; IF(MIN([.$M74];[.$R74];[.$W74]) = [.$M74]; [.$M74]; IF(MIN([.$M74];[.$R74];[.$W74]) = [.$R74]; [.$R74]; IF(ISNUMBER([.$W74]); [.$W74]; &quot;NO PRICING&quot;))); &quot;&quot;)" office:value-type="float" office:value="2.4">
            <text:p>2.40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98])" office:value-type="string" office:string-value="2x20 pin shrouded header">
            <text:p>2x20 pin shrouded header</text:p>
          </table:table-cell>
          <table:table-cell table:style-name="ce4" table:formula="of:=T([source.C98])" office:value-type="string" office:string-value="IDE-CONNECTOR">
            <text:p>IDE-CONNECTOR</text:p>
          </table:table-cell>
          <table:table-cell table:style-name="ce4" table:formula="of:=T([source.D98])" office:value-type="string" office:string-value="2x20 pin shrouded header">
            <text:p>2x20 pin shrouded header</text:p>
          </table:table-cell>
          <table:table-cell table:style-name="ce14" table:formula="of:=T([source.E98])" office:value-type="string" office:string-value="IDE socket">
            <text:p>IDE socket</text:p>
          </table:table-cell>
          <table:table-cell table:style-name="ce4" table:formula="of:=[source.A98]" office:value-type="float" office:value="2">
            <text:p>2</text:p>
          </table:table-cell>
          <table:table-cell table:style-name="ce4" table:formula="of:=ROUND([.E75]* (1 + extra))" office:value-type="float" office:value="2">
            <text:p>2</text:p>
          </table:table-cell>
          <table:table-cell table:style-name="ce4" table:formula="of:=MAX([.F75];[.E75]+1)" office:value-type="float" office:value="3">
            <text:p>3</text:p>
          </table:table-cell>
          <table:table-cell table:style-name="ce4"/>
          <table:table-cell table:style-name="ce16" table:formula="of:=[source.F98]" office:value-type="float" office:value="1099261">
            <text:p>1099261</text:p>
          </table:table-cell>
          <table:table-cell table:style-name="ce22" table:formula="of:=[source.G98]" office:value-type="float" office:value="1.07">
            <text:p>1.070</text:p>
          </table:table-cell>
          <table:table-cell table:style-name="ce4" table:formula="of:=[source.H98]" office:value-type="float" office:value="1">
            <text:p>1</text:p>
          </table:table-cell>
          <table:table-cell table:style-name="ce4" table:formula="of:=CEILING([.G75];[.K75])" office:value-type="float" office:value="3">
            <text:p>3</text:p>
          </table:table-cell>
          <table:table-cell table:style-name="ce29" table:formula="of:=IF([.L75]*[.J75] &gt; 0; [.L75]*[.J75]; &quot;&quot;)" office:value-type="float" office:value="3.21">
            <text:p>3.21</text:p>
          </table:table-cell>
          <table:table-cell table:style-name="ce16" table:formula="of:=[source.I98]" office:value-type="float" office:value="1258972">
            <text:p>1258972</text:p>
          </table:table-cell>
          <table:table-cell table:style-name="ce22" table:formula="of:=[source.J98]" office:value-type="float" office:value="0.66">
            <text:p>0.660</text:p>
          </table:table-cell>
          <table:table-cell table:style-name="ce4" table:formula="of:=[source.K98]" office:value-type="float" office:value="1">
            <text:p>1</text:p>
          </table:table-cell>
          <table:table-cell table:style-name="ce4" table:formula="of:=CEILING([.$G75];[.P75])" office:value-type="float" office:value="3">
            <text:p>3</text:p>
          </table:table-cell>
          <table:table-cell table:style-name="ce29" table:formula="of:=IF([.Q75]*[.O75] &gt; 0; [.Q75]*[.O75]; &quot;&quot;)" office:value-type="float" office:value="1.98">
            <text:p>1.98</text:p>
          </table:table-cell>
          <table:table-cell table:style-name="ce16" table:formula="of:=[source.L98]" office:value-type="string" office:string-value="670-1825">
            <text:p>670-1825</text:p>
          </table:table-cell>
          <table:table-cell table:style-name="ce22" table:formula="of:=[source.M98]" office:value-type="float" office:value="0.972">
            <text:p>0.972</text:p>
          </table:table-cell>
          <table:table-cell table:style-name="ce4" table:formula="of:=[source.N98]" office:value-type="float" office:value="5">
            <text:p>5</text:p>
          </table:table-cell>
          <table:table-cell table:style-name="ce4" table:formula="of:=CEILING([.$G75];[.U75])" office:value-type="float" office:value="5">
            <text:p>5</text:p>
          </table:table-cell>
          <table:table-cell table:style-name="ce29" table:formula="of:=IF([.V75]*[.T75] &gt; 0; [.V75]*[.T75]; &quot;&quot;)" office:value-type="float" office:value="4.86">
            <text:p>4.86</text:p>
          </table:table-cell>
          <table:table-cell table:style-name="ce4" table:formula="of:=IF([.$A75] &lt;&gt; &quot;&quot;; IF(MIN([.$M75];[.$R75];[.$W75]) = [.$M75]; [.$I$1]; IF(MIN([.$M75];[.$R75];[.$W75]) = [.$R75]; [.$N$1]; IF(ISNUMBER([.$W75]); [.$S$1]; &quot;NO PRICING&quot;))); &quot;&quot;)" office:value-type="string" office:string-value="Farnell US">
            <text:p>Farnell US</text:p>
          </table:table-cell>
          <table:table-cell table:style-name="ce34" table:formula="of:=IF([.$A75] &lt;&gt; &quot;&quot;; IF(MIN([.$M75];[.$R75];[.$W75]) = [.$M75]; [.$I75]; IF(MIN([.$M75];[.$R75];[.$W75]) = [.$R75]; [.$N75]; IF(ISNUMBER([.$W75]); [.$S75]; &quot;NO PRICING&quot;))); &quot;&quot;)" office:value-type="float" office:value="1258972">
            <text:p>1258972</text:p>
          </table:table-cell>
          <table:table-cell table:style-name="ce4" table:formula="of:=IF([.$A75] &lt;&gt; &quot;&quot;; IF(MIN([.$M75];[.$R75];[.$W75]) = [.$M75]; [.$L75]; IF(MIN([.$M75];[.$R75];[.$W75]) = [.$R75]; [.$Q75]; IF(ISNUMBER([.$W75]); [.$V75]; &quot;NO PRICING&quot;))); &quot;&quot;)" office:value-type="float" office:value="3">
            <text:p>3</text:p>
          </table:table-cell>
          <table:table-cell table:style-name="ce29" table:formula="of:=IF([.$A75] &lt;&gt; &quot;&quot;; IF(MIN([.$M75];[.$R75];[.$W75]) = [.$M75]; [.$M75]; IF(MIN([.$M75];[.$R75];[.$W75]) = [.$R75]; [.$R75]; IF(ISNUMBER([.$W75]); [.$W75]; &quot;NO PRICING&quot;))); &quot;&quot;)" office:value-type="float" office:value="1.98">
            <text:p>1.98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100])" office:value-type="string" office:string-value="LM555N Timer">
            <text:p>LM555N Timer</text:p>
          </table:table-cell>
          <table:table-cell table:style-name="ce4" table:formula="of:=T([source.C100])" office:value-type="string" office:string-value="LM555N">
            <text:p>LM555N</text:p>
          </table:table-cell>
          <table:table-cell table:style-name="ce4" table:formula="of:=T([source.D100])" office:value-type="string" office:string-value="LM555N Timer">
            <text:p>LM555N Timer</text:p>
          </table:table-cell>
          <table:table-cell table:style-name="ce14" table:formula="of:=T([source.E100])">
            <text:p/>
          </table:table-cell>
          <table:table-cell table:style-name="ce4" table:formula="of:=[source.A100]" office:value-type="float" office:value="2">
            <text:p>2</text:p>
          </table:table-cell>
          <table:table-cell table:style-name="ce4" table:formula="of:=ROUND([.E76]* (1 + extra))" office:value-type="float" office:value="2">
            <text:p>2</text:p>
          </table:table-cell>
          <table:table-cell table:style-name="ce4" table:formula="of:=MAX([.F76];[.E76]+1)" office:value-type="float" office:value="3">
            <text:p>3</text:p>
          </table:table-cell>
          <table:table-cell table:style-name="ce4"/>
          <table:table-cell table:style-name="ce16" table:formula="of:=[source.F100]" office:value-type="float" office:value="1564692">
            <text:p>1564692</text:p>
          </table:table-cell>
          <table:table-cell table:style-name="ce22" table:formula="of:=[source.G100]" office:value-type="float" office:value="0.52">
            <text:p>0.520</text:p>
          </table:table-cell>
          <table:table-cell table:style-name="ce4" table:formula="of:=[source.H100]" office:value-type="float" office:value="10">
            <text:p>10</text:p>
          </table:table-cell>
          <table:table-cell table:style-name="ce4" table:formula="of:=CEILING([.G76];[.K76])" office:value-type="float" office:value="10">
            <text:p>10</text:p>
          </table:table-cell>
          <table:table-cell table:style-name="ce29" table:formula="of:=IF([.L76]*[.J76] &gt; 0; [.L76]*[.J76]; &quot;&quot;)" office:value-type="float" office:value="5.2">
            <text:p>5.20</text:p>
          </table:table-cell>
          <table:table-cell table:style-name="ce16" table:formula="of:=[source.I100]" office:value-type="float" office:value="0">
            <text:p/>
          </table:table-cell>
          <table:table-cell table:style-name="ce22" table:formula="of:=[source.J100]" office:value-type="float" office:value="0">
            <text:p>0.000</text:p>
          </table:table-cell>
          <table:table-cell table:style-name="ce4" table:formula="of:=[source.K100]" office:value-type="float" office:value="0">
            <text:p>0</text:p>
          </table:table-cell>
          <table:table-cell table:style-name="ce4" table:formula="of:=CEILING([.$G76];[.P76])" office:value-type="float" office:value="0">
            <text:p>0</text:p>
          </table:table-cell>
          <table:table-cell table:style-name="ce29" table:formula="of:=IF([.Q76]*[.O76] &gt; 0; [.Q76]*[.O76]; &quot;&quot;)">
            <text:p/>
          </table:table-cell>
          <table:table-cell table:style-name="ce16" table:formula="of:=[source.L100]" office:value-type="string" office:string-value="534-3469">
            <text:p>534-3469</text:p>
          </table:table-cell>
          <table:table-cell table:style-name="ce22" table:formula="of:=[source.M100]" office:value-type="float" office:value="0.62">
            <text:p>0.620</text:p>
          </table:table-cell>
          <table:table-cell table:style-name="ce4" table:formula="of:=[source.N100]" office:value-type="float" office:value="1">
            <text:p>1</text:p>
          </table:table-cell>
          <table:table-cell table:style-name="ce4" table:formula="of:=CEILING([.$G76];[.U76])" office:value-type="float" office:value="3">
            <text:p>3</text:p>
          </table:table-cell>
          <table:table-cell table:style-name="ce29" table:formula="of:=IF([.V76]*[.T76] &gt; 0; [.V76]*[.T76]; &quot;&quot;)" office:value-type="float" office:value="1.86">
            <text:p>1.86</text:p>
          </table:table-cell>
          <table:table-cell table:style-name="ce4" table:formula="of:=IF([.$A76] &lt;&gt; &quot;&quot;; IF(MIN([.$M76];[.$R76];[.$W76]) = [.$M76]; [.$I$1]; IF(MIN([.$M76];[.$R76];[.$W76]) = [.$R76]; [.$N$1]; IF(ISNUMBER([.$W76]); [.$S$1]; &quot;NO PRICING&quot;))); &quot;&quot;)" office:value-type="string" office:string-value="RS Online">
            <text:p>RS Online</text:p>
          </table:table-cell>
          <table:table-cell table:style-name="ce34" table:formula="of:=IF([.$A76] &lt;&gt; &quot;&quot;; IF(MIN([.$M76];[.$R76];[.$W76]) = [.$M76]; [.$I76]; IF(MIN([.$M76];[.$R76];[.$W76]) = [.$R76]; [.$N76]; IF(ISNUMBER([.$W76]); [.$S76]; &quot;NO PRICING&quot;))); &quot;&quot;)" office:value-type="string" office:string-value="534-3469">
            <text:p>534-3469</text:p>
          </table:table-cell>
          <table:table-cell table:style-name="ce4" table:formula="of:=IF([.$A76] &lt;&gt; &quot;&quot;; IF(MIN([.$M76];[.$R76];[.$W76]) = [.$M76]; [.$L76]; IF(MIN([.$M76];[.$R76];[.$W76]) = [.$R76]; [.$Q76]; IF(ISNUMBER([.$W76]); [.$V76]; &quot;NO PRICING&quot;))); &quot;&quot;)" office:value-type="float" office:value="3">
            <text:p>3</text:p>
          </table:table-cell>
          <table:table-cell table:style-name="ce29" table:formula="of:=IF([.$A76] &lt;&gt; &quot;&quot;; IF(MIN([.$M76];[.$R76];[.$W76]) = [.$M76]; [.$M76]; IF(MIN([.$M76];[.$R76];[.$W76]) = [.$R76]; [.$R76]; IF(ISNUMBER([.$W76]); [.$W76]; &quot;NO PRICING&quot;))); &quot;&quot;)" office:value-type="float" office:value="1.86">
            <text:p>1.86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92])" office:value-type="string" office:string-value="82C54">
            <text:p>82C54</text:p>
          </table:table-cell>
          <table:table-cell table:style-name="ce4" table:formula="of:=T([source.C92])" office:value-type="string" office:string-value="82C54">
            <text:p>82C54</text:p>
          </table:table-cell>
          <table:table-cell table:style-name="ce4" table:formula="of:=T([source.D92])">
            <text:p/>
          </table:table-cell>
          <table:table-cell table:style-name="ce14" table:formula="of:=T([source.E92])">
            <text:p/>
          </table:table-cell>
          <table:table-cell table:style-name="ce4" table:formula="of:=[source.A92]" office:value-type="float" office:value="2">
            <text:p>2</text:p>
          </table:table-cell>
          <table:table-cell table:style-name="ce4" table:formula="of:=ROUND([.E77]* (1 + extra))" office:value-type="float" office:value="2">
            <text:p>2</text:p>
          </table:table-cell>
          <table:table-cell table:style-name="ce4" table:formula="of:=MAX([.F77];[.E77]+1)" office:value-type="float" office:value="3">
            <text:p>3</text:p>
          </table:table-cell>
          <table:table-cell table:style-name="ce4"/>
          <table:table-cell table:style-name="ce16" table:formula="of:=[source.F92]" office:value-type="float" office:value="1018175">
            <text:p>1018175</text:p>
          </table:table-cell>
          <table:table-cell table:style-name="ce22" table:formula="of:=[source.G92]" office:value-type="float" office:value="6.69">
            <text:p>6.690</text:p>
          </table:table-cell>
          <table:table-cell table:style-name="ce4" table:formula="of:=[source.H92]" office:value-type="float" office:value="1">
            <text:p>1</text:p>
          </table:table-cell>
          <table:table-cell table:style-name="ce4" table:formula="of:=CEILING([.G77];[.K77])" office:value-type="float" office:value="3">
            <text:p>3</text:p>
          </table:table-cell>
          <table:table-cell table:style-name="ce29" table:formula="of:=IF([.L77]*[.J77] &gt; 0; [.L77]*[.J77]; &quot;&quot;)" office:value-type="float" office:value="20.07">
            <text:p>20.07</text:p>
          </table:table-cell>
          <table:table-cell table:style-name="ce16" table:formula="of:=[source.I92]" office:value-type="float" office:value="0">
            <text:p/>
          </table:table-cell>
          <table:table-cell table:style-name="ce22" table:formula="of:=[source.J92]" office:value-type="float" office:value="0">
            <text:p>0.000</text:p>
          </table:table-cell>
          <table:table-cell table:style-name="ce4" table:formula="of:=[source.K92]" office:value-type="float" office:value="0">
            <text:p>0</text:p>
          </table:table-cell>
          <table:table-cell table:style-name="ce4" table:formula="of:=CEILING([.$G77];[.P77])" office:value-type="float" office:value="0">
            <text:p>0</text:p>
          </table:table-cell>
          <table:table-cell table:style-name="ce29" table:formula="of:=IF([.Q77]*[.O77] &gt; 0; [.Q77]*[.O77]; &quot;&quot;)">
            <text:p/>
          </table:table-cell>
          <table:table-cell table:style-name="ce16" table:formula="of:=[source.L92]" office:value-type="string" office:string-value="496-688">
            <text:p>496-688</text:p>
          </table:table-cell>
          <table:table-cell table:style-name="ce22" table:formula="of:=[source.M92]" office:value-type="float" office:value="6.71">
            <text:p>6.710</text:p>
          </table:table-cell>
          <table:table-cell table:style-name="ce4" table:formula="of:=[source.N92]" office:value-type="float" office:value="1">
            <text:p>1</text:p>
          </table:table-cell>
          <table:table-cell table:style-name="ce4" table:formula="of:=CEILING([.$G77];[.U77])" office:value-type="float" office:value="3">
            <text:p>3</text:p>
          </table:table-cell>
          <table:table-cell table:style-name="ce29" table:formula="of:=IF([.V77]*[.T77] &gt; 0; [.V77]*[.T77]; &quot;&quot;)" office:value-type="float" office:value="20.13">
            <text:p>20.13</text:p>
          </table:table-cell>
          <table:table-cell table:style-name="ce4" table:formula="of:=IF([.$A77] &lt;&gt; &quot;&quot;; IF(MIN([.$M77];[.$R77];[.$W77]) = [.$M77]; [.$I$1]; IF(MIN([.$M77];[.$R77];[.$W77]) = [.$R77]; [.$N$1]; IF(ISNUMBER([.$W77]); [.$S$1]; &quot;NO PRICING&quot;))); &quot;&quot;)" office:value-type="string" office:string-value="Farnell">
            <text:p>Farnell</text:p>
          </table:table-cell>
          <table:table-cell table:style-name="ce34" table:formula="of:=IF([.$A77] &lt;&gt; &quot;&quot;; IF(MIN([.$M77];[.$R77];[.$W77]) = [.$M77]; [.$I77]; IF(MIN([.$M77];[.$R77];[.$W77]) = [.$R77]; [.$N77]; IF(ISNUMBER([.$W77]); [.$S77]; &quot;NO PRICING&quot;))); &quot;&quot;)" office:value-type="float" office:value="1018175">
            <text:p>1018175</text:p>
          </table:table-cell>
          <table:table-cell table:style-name="ce4" table:formula="of:=IF([.$A77] &lt;&gt; &quot;&quot;; IF(MIN([.$M77];[.$R77];[.$W77]) = [.$M77]; [.$L77]; IF(MIN([.$M77];[.$R77];[.$W77]) = [.$R77]; [.$Q77]; IF(ISNUMBER([.$W77]); [.$V77]; &quot;NO PRICING&quot;))); &quot;&quot;)" office:value-type="float" office:value="3">
            <text:p>3</text:p>
          </table:table-cell>
          <table:table-cell table:style-name="ce29" table:formula="of:=IF([.$A77] &lt;&gt; &quot;&quot;; IF(MIN([.$M77];[.$R77];[.$W77]) = [.$M77]; [.$M77]; IF(MIN([.$M77];[.$R77];[.$W77]) = [.$R77]; [.$R77]; IF(ISNUMBER([.$W77]); [.$W77]; &quot;NO PRICING&quot;))); &quot;&quot;)" office:value-type="float" office:value="20.07">
            <text:p>20.07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70])" office:value-type="string" office:string-value="8-way DIP switch">
            <text:p>8-way DIP switch</text:p>
          </table:table-cell>
          <table:table-cell table:style-name="ce4" table:formula="of:=T([source.C70])" office:value-type="string" office:string-value="SW_DIP-8">
            <text:p>SW_DIP-8</text:p>
          </table:table-cell>
          <table:table-cell table:style-name="ce4" table:formula="of:=T([source.D70])" office:value-type="string" office:string-value="8-way DIP switch">
            <text:p>8-way DIP switch</text:p>
          </table:table-cell>
          <table:table-cell table:style-name="ce14" table:formula="of:=T([source.E70])" office:value-type="string" office:string-value="Through hole">
            <text:p>Through hole</text:p>
          </table:table-cell>
          <table:table-cell table:style-name="ce4" table:formula="of:=[source.A70]" office:value-type="float" office:value="2">
            <text:p>2</text:p>
          </table:table-cell>
          <table:table-cell table:style-name="ce4" table:formula="of:=ROUND([.E78]* (1 + extra))" office:value-type="float" office:value="2">
            <text:p>2</text:p>
          </table:table-cell>
          <table:table-cell table:style-name="ce4" table:formula="of:=MAX([.F78];[.E78]+1)" office:value-type="float" office:value="3">
            <text:p>3</text:p>
          </table:table-cell>
          <table:table-cell table:style-name="ce4"/>
          <table:table-cell table:style-name="ce16" table:formula="of:=[source.F70]" office:value-type="float" office:value="9471596">
            <text:p>9471596</text:p>
          </table:table-cell>
          <table:table-cell table:style-name="ce22" table:formula="of:=[source.G70]" office:value-type="float" office:value="0.66">
            <text:p>0.660</text:p>
          </table:table-cell>
          <table:table-cell table:style-name="ce4" table:formula="of:=[source.H70]" office:value-type="float" office:value="1">
            <text:p>1</text:p>
          </table:table-cell>
          <table:table-cell table:style-name="ce4" table:formula="of:=CEILING([.G78];[.K78])" office:value-type="float" office:value="3">
            <text:p>3</text:p>
          </table:table-cell>
          <table:table-cell table:style-name="ce29" table:formula="of:=IF([.L78]*[.J78] &gt; 0; [.L78]*[.J78]; &quot;&quot;)" office:value-type="float" office:value="1.98">
            <text:p>1.98</text:p>
          </table:table-cell>
          <table:table-cell table:style-name="ce16" table:formula="of:=[source.I70]" office:value-type="float" office:value="0">
            <text:p/>
          </table:table-cell>
          <table:table-cell table:style-name="ce22" table:formula="of:=[source.J70]" office:value-type="float" office:value="0">
            <text:p>0.000</text:p>
          </table:table-cell>
          <table:table-cell table:style-name="ce4" table:formula="of:=[source.K70]" office:value-type="float" office:value="0">
            <text:p>0</text:p>
          </table:table-cell>
          <table:table-cell table:style-name="ce4" table:formula="of:=CEILING([.$G78];[.P78])" office:value-type="float" office:value="0">
            <text:p>0</text:p>
          </table:table-cell>
          <table:table-cell table:style-name="ce29" table:formula="of:=IF([.Q78]*[.O78] &gt; 0; [.Q78]*[.O78]; &quot;&quot;)">
            <text:p/>
          </table:table-cell>
          <table:table-cell table:style-name="ce16" table:formula="of:=[source.L70]" office:value-type="string" office:string-value="712-2576">
            <text:p>712-2576</text:p>
          </table:table-cell>
          <table:table-cell table:style-name="ce22" table:formula="of:=[source.M70]" office:value-type="float" office:value="0.5">
            <text:p>0.500</text:p>
          </table:table-cell>
          <table:table-cell table:style-name="ce4" table:formula="of:=[source.N70]" office:value-type="float" office:value="1">
            <text:p>1</text:p>
          </table:table-cell>
          <table:table-cell table:style-name="ce4" table:formula="of:=CEILING([.$G78];[.U78])" office:value-type="float" office:value="3">
            <text:p>3</text:p>
          </table:table-cell>
          <table:table-cell table:style-name="ce29" table:formula="of:=IF([.V78]*[.T78] &gt; 0; [.V78]*[.T78]; &quot;&quot;)" office:value-type="float" office:value="1.5">
            <text:p>1.50</text:p>
          </table:table-cell>
          <table:table-cell table:style-name="ce4" table:formula="of:=IF([.$A78] &lt;&gt; &quot;&quot;; IF(MIN([.$M78];[.$R78];[.$W78]) = [.$M78]; [.$I$1]; IF(MIN([.$M78];[.$R78];[.$W78]) = [.$R78]; [.$N$1]; IF(ISNUMBER([.$W78]); [.$S$1]; &quot;NO PRICING&quot;))); &quot;&quot;)" office:value-type="string" office:string-value="RS Online">
            <text:p>RS Online</text:p>
          </table:table-cell>
          <table:table-cell table:style-name="ce34" table:formula="of:=IF([.$A78] &lt;&gt; &quot;&quot;; IF(MIN([.$M78];[.$R78];[.$W78]) = [.$M78]; [.$I78]; IF(MIN([.$M78];[.$R78];[.$W78]) = [.$R78]; [.$N78]; IF(ISNUMBER([.$W78]); [.$S78]; &quot;NO PRICING&quot;))); &quot;&quot;)" office:value-type="string" office:string-value="712-2576">
            <text:p>712-2576</text:p>
          </table:table-cell>
          <table:table-cell table:style-name="ce4" table:formula="of:=IF([.$A78] &lt;&gt; &quot;&quot;; IF(MIN([.$M78];[.$R78];[.$W78]) = [.$M78]; [.$L78]; IF(MIN([.$M78];[.$R78];[.$W78]) = [.$R78]; [.$Q78]; IF(ISNUMBER([.$W78]); [.$V78]; &quot;NO PRICING&quot;))); &quot;&quot;)" office:value-type="float" office:value="3">
            <text:p>3</text:p>
          </table:table-cell>
          <table:table-cell table:style-name="ce29" table:formula="of:=IF([.$A78] &lt;&gt; &quot;&quot;; IF(MIN([.$M78];[.$R78];[.$W78]) = [.$M78]; [.$M78]; IF(MIN([.$M78];[.$R78];[.$W78]) = [.$R78]; [.$R78]; IF(ISNUMBER([.$W78]); [.$W78]; &quot;NO PRICING&quot;))); &quot;&quot;)" office:value-type="float" office:value="1.5">
            <text:p>1.50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87])" office:value-type="string" office:string-value="74HC153N">
            <text:p>74HC153N</text:p>
          </table:table-cell>
          <table:table-cell table:style-name="ce4" table:formula="of:=T([source.C87])" office:value-type="string" office:string-value="74HC153N">
            <text:p>74HC153N</text:p>
          </table:table-cell>
          <table:table-cell table:style-name="ce4" table:formula="of:=T([source.D87])">
            <text:p/>
          </table:table-cell>
          <table:table-cell table:style-name="ce14" table:formula="of:=T([source.E87])">
            <text:p/>
          </table:table-cell>
          <table:table-cell table:style-name="ce4" table:formula="of:=[source.A87]" office:value-type="float" office:value="2">
            <text:p>2</text:p>
          </table:table-cell>
          <table:table-cell table:style-name="ce4" table:formula="of:=ROUND([.E79]* (1 + extra))" office:value-type="float" office:value="2">
            <text:p>2</text:p>
          </table:table-cell>
          <table:table-cell table:style-name="ce4" table:formula="of:=MAX([.F79];[.E79]+1)" office:value-type="float" office:value="3">
            <text:p>3</text:p>
          </table:table-cell>
          <table:table-cell table:style-name="ce4"/>
          <table:table-cell table:style-name="ce16" table:formula="of:=[source.F87]" office:value-type="float" office:value="1753485">
            <text:p>1753485</text:p>
          </table:table-cell>
          <table:table-cell table:style-name="ce22" table:formula="of:=[source.G87]" office:value-type="float" office:value="0.56">
            <text:p>0.560</text:p>
          </table:table-cell>
          <table:table-cell table:style-name="ce4" table:formula="of:=[source.H87]" office:value-type="float" office:value="1">
            <text:p>1</text:p>
          </table:table-cell>
          <table:table-cell table:style-name="ce4" table:formula="of:=CEILING([.G79];[.K79])" office:value-type="float" office:value="3">
            <text:p>3</text:p>
          </table:table-cell>
          <table:table-cell table:style-name="ce29" table:formula="of:=IF([.L79]*[.J79] &gt; 0; [.L79]*[.J79]; &quot;&quot;)" office:value-type="float" office:value="1.68">
            <text:p>1.68</text:p>
          </table:table-cell>
          <table:table-cell table:style-name="ce16" table:formula="of:=[source.I87]" office:value-type="float" office:value="0">
            <text:p/>
          </table:table-cell>
          <table:table-cell table:style-name="ce22" table:formula="of:=[source.J87]" office:value-type="float" office:value="0">
            <text:p>0.000</text:p>
          </table:table-cell>
          <table:table-cell table:style-name="ce4" table:formula="of:=[source.K87]" office:value-type="float" office:value="0">
            <text:p>0</text:p>
          </table:table-cell>
          <table:table-cell table:style-name="ce4" table:formula="of:=CEILING([.$G79];[.P79])" office:value-type="float" office:value="0">
            <text:p>0</text:p>
          </table:table-cell>
          <table:table-cell table:style-name="ce29" table:formula="of:=IF([.Q79]*[.O79] &gt; 0; [.Q79]*[.O79]; &quot;&quot;)">
            <text:p/>
          </table:table-cell>
          <table:table-cell table:style-name="ce16" table:formula="of:=[source.L87]" office:value-type="string" office:string-value="443-075">
            <text:p>443-075</text:p>
          </table:table-cell>
          <table:table-cell table:style-name="ce22" table:formula="of:=[source.M87]" office:value-type="float" office:value="0.5">
            <text:p>0.500</text:p>
          </table:table-cell>
          <table:table-cell table:style-name="ce4" table:formula="of:=[source.N87]" office:value-type="float" office:value="1">
            <text:p>1</text:p>
          </table:table-cell>
          <table:table-cell table:style-name="ce4" table:formula="of:=CEILING([.$G79];[.U79])" office:value-type="float" office:value="3">
            <text:p>3</text:p>
          </table:table-cell>
          <table:table-cell table:style-name="ce29" table:formula="of:=IF([.V79]*[.T79] &gt; 0; [.V79]*[.T79]; &quot;&quot;)" office:value-type="float" office:value="1.5">
            <text:p>1.50</text:p>
          </table:table-cell>
          <table:table-cell table:style-name="ce4" table:formula="of:=IF([.$A79] &lt;&gt; &quot;&quot;; IF(MIN([.$M79];[.$R79];[.$W79]) = [.$M79]; [.$I$1]; IF(MIN([.$M79];[.$R79];[.$W79]) = [.$R79]; [.$N$1]; IF(ISNUMBER([.$W79]); [.$S$1]; &quot;NO PRICING&quot;))); &quot;&quot;)" office:value-type="string" office:string-value="RS Online">
            <text:p>RS Online</text:p>
          </table:table-cell>
          <table:table-cell table:style-name="ce34" table:formula="of:=IF([.$A79] &lt;&gt; &quot;&quot;; IF(MIN([.$M79];[.$R79];[.$W79]) = [.$M79]; [.$I79]; IF(MIN([.$M79];[.$R79];[.$W79]) = [.$R79]; [.$N79]; IF(ISNUMBER([.$W79]); [.$S79]; &quot;NO PRICING&quot;))); &quot;&quot;)" office:value-type="string" office:string-value="443-075">
            <text:p>443-075</text:p>
          </table:table-cell>
          <table:table-cell table:style-name="ce4" table:formula="of:=IF([.$A79] &lt;&gt; &quot;&quot;; IF(MIN([.$M79];[.$R79];[.$W79]) = [.$M79]; [.$L79]; IF(MIN([.$M79];[.$R79];[.$W79]) = [.$R79]; [.$Q79]; IF(ISNUMBER([.$W79]); [.$V79]; &quot;NO PRICING&quot;))); &quot;&quot;)" office:value-type="float" office:value="3">
            <text:p>3</text:p>
          </table:table-cell>
          <table:table-cell table:style-name="ce29" table:formula="of:=IF([.$A79] &lt;&gt; &quot;&quot;; IF(MIN([.$M79];[.$R79];[.$W79]) = [.$M79]; [.$M79]; IF(MIN([.$M79];[.$R79];[.$W79]) = [.$R79]; [.$R79]; IF(ISNUMBER([.$W79]); [.$W79]; &quot;NO PRICING&quot;))); &quot;&quot;)" office:value-type="float" office:value="1.5">
            <text:p>1.50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99])" office:value-type="string" office:string-value="LM386N-1">
            <text:p>LM386N-1</text:p>
          </table:table-cell>
          <table:table-cell table:style-name="ce4" table:formula="of:=T([source.C99])" office:value-type="string" office:string-value="LM386N-1">
            <text:p>LM386N-1</text:p>
          </table:table-cell>
          <table:table-cell table:style-name="ce4" table:formula="of:=T([source.D99])">
            <text:p/>
          </table:table-cell>
          <table:table-cell table:style-name="ce14" table:formula="of:=T([source.E99])" office:value-type="string" office:string-value="Any LM386N-x will work">
            <text:p>Any LM386N-x will work</text:p>
          </table:table-cell>
          <table:table-cell table:style-name="ce4" table:formula="of:=[source.A99]" office:value-type="float" office:value="2">
            <text:p>2</text:p>
          </table:table-cell>
          <table:table-cell table:style-name="ce4" table:formula="of:=ROUND([.E80]* (1 + extra))" office:value-type="float" office:value="2">
            <text:p>2</text:p>
          </table:table-cell>
          <table:table-cell table:style-name="ce4" table:formula="of:=MAX([.F80];[.E80]+1)" office:value-type="float" office:value="3">
            <text:p>3</text:p>
          </table:table-cell>
          <table:table-cell table:style-name="ce4"/>
          <table:table-cell table:style-name="ce16" table:formula="of:=[source.F99]" office:value-type="float" office:value="9488340">
            <text:p>9488340</text:p>
          </table:table-cell>
          <table:table-cell table:style-name="ce22" table:formula="of:=[source.G99]" office:value-type="float" office:value="0.48">
            <text:p>0.480</text:p>
          </table:table-cell>
          <table:table-cell table:style-name="ce4" table:formula="of:=[source.H99]" office:value-type="float" office:value="1">
            <text:p>1</text:p>
          </table:table-cell>
          <table:table-cell table:style-name="ce4" table:formula="of:=CEILING([.G80];[.K80])" office:value-type="float" office:value="3">
            <text:p>3</text:p>
          </table:table-cell>
          <table:table-cell table:style-name="ce29" table:formula="of:=IF([.L80]*[.J80] &gt; 0; [.L80]*[.J80]; &quot;&quot;)" office:value-type="float" office:value="1.44">
            <text:p>1.44</text:p>
          </table:table-cell>
          <table:table-cell table:style-name="ce16" table:formula="of:=[source.I99]" office:value-type="float" office:value="0">
            <text:p/>
          </table:table-cell>
          <table:table-cell table:style-name="ce22" table:formula="of:=[source.J99]" office:value-type="float" office:value="0">
            <text:p>0.000</text:p>
          </table:table-cell>
          <table:table-cell table:style-name="ce4" table:formula="of:=[source.K99]" office:value-type="float" office:value="0">
            <text:p>0</text:p>
          </table:table-cell>
          <table:table-cell table:style-name="ce4" table:formula="of:=CEILING([.$G80];[.P80])" office:value-type="float" office:value="0">
            <text:p>0</text:p>
          </table:table-cell>
          <table:table-cell table:style-name="ce29" table:formula="of:=IF([.Q80]*[.O80] &gt; 0; [.Q80]*[.O80]; &quot;&quot;)">
            <text:p/>
          </table:table-cell>
          <table:table-cell table:style-name="ce16" table:formula="of:=[source.L99]" office:value-type="float" office:value="0">
            <text:p/>
          </table:table-cell>
          <table:table-cell table:style-name="ce22" table:formula="of:=[source.M99]" office:value-type="float" office:value="0">
            <text:p>0.000</text:p>
          </table:table-cell>
          <table:table-cell table:style-name="ce4" table:formula="of:=[source.N99]" office:value-type="float" office:value="0">
            <text:p>0</text:p>
          </table:table-cell>
          <table:table-cell table:style-name="ce4" table:formula="of:=CEILING([.$G80];[.U80])" office:value-type="float" office:value="0">
            <text:p>0</text:p>
          </table:table-cell>
          <table:table-cell table:style-name="ce29" table:formula="of:=IF([.V80]*[.T80] &gt; 0; [.V80]*[.T80]; &quot;&quot;)">
            <text:p/>
          </table:table-cell>
          <table:table-cell table:style-name="ce4" table:formula="of:=IF([.$A80] &lt;&gt; &quot;&quot;; IF(MIN([.$M80];[.$R80];[.$W80]) = [.$M80]; [.$I$1]; IF(MIN([.$M80];[.$R80];[.$W80]) = [.$R80]; [.$N$1]; IF(ISNUMBER([.$W80]); [.$S$1]; &quot;NO PRICING&quot;))); &quot;&quot;)" office:value-type="string" office:string-value="Farnell">
            <text:p>Farnell</text:p>
          </table:table-cell>
          <table:table-cell table:style-name="ce34" table:formula="of:=IF([.$A80] &lt;&gt; &quot;&quot;; IF(MIN([.$M80];[.$R80];[.$W80]) = [.$M80]; [.$I80]; IF(MIN([.$M80];[.$R80];[.$W80]) = [.$R80]; [.$N80]; IF(ISNUMBER([.$W80]); [.$S80]; &quot;NO PRICING&quot;))); &quot;&quot;)" office:value-type="float" office:value="9488340">
            <text:p>9488340</text:p>
          </table:table-cell>
          <table:table-cell table:style-name="ce4" table:formula="of:=IF([.$A80] &lt;&gt; &quot;&quot;; IF(MIN([.$M80];[.$R80];[.$W80]) = [.$M80]; [.$L80]; IF(MIN([.$M80];[.$R80];[.$W80]) = [.$R80]; [.$Q80]; IF(ISNUMBER([.$W80]); [.$V80]; &quot;NO PRICING&quot;))); &quot;&quot;)" office:value-type="float" office:value="3">
            <text:p>3</text:p>
          </table:table-cell>
          <table:table-cell table:style-name="ce29" table:formula="of:=IF([.$A80] &lt;&gt; &quot;&quot;; IF(MIN([.$M80];[.$R80];[.$W80]) = [.$M80]; [.$M80]; IF(MIN([.$M80];[.$R80];[.$W80]) = [.$R80]; [.$R80]; IF(ISNUMBER([.$W80]); [.$W80]; &quot;NO PRICING&quot;))); &quot;&quot;)" office:value-type="float" office:value="1.44">
            <text:p>1.44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88])" office:value-type="string" office:string-value="74HC164N">
            <text:p>74HC164N</text:p>
          </table:table-cell>
          <table:table-cell table:style-name="ce4" table:formula="of:=T([source.C88])" office:value-type="string" office:string-value="74HC164N">
            <text:p>74HC164N</text:p>
          </table:table-cell>
          <table:table-cell table:style-name="ce4" table:formula="of:=T([source.D88])">
            <text:p/>
          </table:table-cell>
          <table:table-cell table:style-name="ce14" table:formula="of:=T([source.E88])">
            <text:p/>
          </table:table-cell>
          <table:table-cell table:style-name="ce4" table:formula="of:=[source.A88]" office:value-type="float" office:value="2">
            <text:p>2</text:p>
          </table:table-cell>
          <table:table-cell table:style-name="ce4" table:formula="of:=ROUND([.E81]* (1 + extra))" office:value-type="float" office:value="2">
            <text:p>2</text:p>
          </table:table-cell>
          <table:table-cell table:style-name="ce4" table:formula="of:=MAX([.F81];[.E81]+1)" office:value-type="float" office:value="3">
            <text:p>3</text:p>
          </table:table-cell>
          <table:table-cell table:style-name="ce4"/>
          <table:table-cell table:style-name="ce16" table:formula="of:=[source.F88]" office:value-type="float" office:value="1201282">
            <text:p>1201282</text:p>
          </table:table-cell>
          <table:table-cell table:style-name="ce22" table:formula="of:=[source.G88]" office:value-type="float" office:value="0.46">
            <text:p>0.460</text:p>
          </table:table-cell>
          <table:table-cell table:style-name="ce4" table:formula="of:=[source.H88]" office:value-type="float" office:value="1">
            <text:p>1</text:p>
          </table:table-cell>
          <table:table-cell table:style-name="ce4" table:formula="of:=CEILING([.G81];[.K81])" office:value-type="float" office:value="3">
            <text:p>3</text:p>
          </table:table-cell>
          <table:table-cell table:style-name="ce29" table:formula="of:=IF([.L81]*[.J81] &gt; 0; [.L81]*[.J81]; &quot;&quot;)" office:value-type="float" office:value="1.38">
            <text:p>1.38</text:p>
          </table:table-cell>
          <table:table-cell table:style-name="ce16" table:formula="of:=[source.I88]" office:value-type="float" office:value="0">
            <text:p/>
          </table:table-cell>
          <table:table-cell table:style-name="ce22" table:formula="of:=[source.J88]" office:value-type="float" office:value="0">
            <text:p>0.000</text:p>
          </table:table-cell>
          <table:table-cell table:style-name="ce4" table:formula="of:=[source.K88]" office:value-type="float" office:value="0">
            <text:p>0</text:p>
          </table:table-cell>
          <table:table-cell table:style-name="ce4" table:formula="of:=CEILING([.$G81];[.P81])" office:value-type="float" office:value="0">
            <text:p>0</text:p>
          </table:table-cell>
          <table:table-cell table:style-name="ce29" table:formula="of:=IF([.Q81]*[.O81] &gt; 0; [.Q81]*[.O81]; &quot;&quot;)">
            <text:p/>
          </table:table-cell>
          <table:table-cell table:style-name="ce16" table:formula="of:=[source.L88]" office:value-type="float" office:value="0">
            <text:p/>
          </table:table-cell>
          <table:table-cell table:style-name="ce22" table:formula="of:=[source.M88]" office:value-type="float" office:value="0">
            <text:p>0.000</text:p>
          </table:table-cell>
          <table:table-cell table:style-name="ce4" table:formula="of:=[source.N88]" office:value-type="float" office:value="0">
            <text:p>0</text:p>
          </table:table-cell>
          <table:table-cell table:style-name="ce4" table:formula="of:=CEILING([.$G81];[.U81])" office:value-type="float" office:value="0">
            <text:p>0</text:p>
          </table:table-cell>
          <table:table-cell table:style-name="ce29" table:formula="of:=IF([.V81]*[.T81] &gt; 0; [.V81]*[.T81]; &quot;&quot;)">
            <text:p/>
          </table:table-cell>
          <table:table-cell table:style-name="ce4" table:formula="of:=IF([.$A81] &lt;&gt; &quot;&quot;; IF(MIN([.$M81];[.$R81];[.$W81]) = [.$M81]; [.$I$1]; IF(MIN([.$M81];[.$R81];[.$W81]) = [.$R81]; [.$N$1]; IF(ISNUMBER([.$W81]); [.$S$1]; &quot;NO PRICING&quot;))); &quot;&quot;)" office:value-type="string" office:string-value="Farnell">
            <text:p>Farnell</text:p>
          </table:table-cell>
          <table:table-cell table:style-name="ce34" table:formula="of:=IF([.$A81] &lt;&gt; &quot;&quot;; IF(MIN([.$M81];[.$R81];[.$W81]) = [.$M81]; [.$I81]; IF(MIN([.$M81];[.$R81];[.$W81]) = [.$R81]; [.$N81]; IF(ISNUMBER([.$W81]); [.$S81]; &quot;NO PRICING&quot;))); &quot;&quot;)" office:value-type="float" office:value="1201282">
            <text:p>1201282</text:p>
          </table:table-cell>
          <table:table-cell table:style-name="ce4" table:formula="of:=IF([.$A81] &lt;&gt; &quot;&quot;; IF(MIN([.$M81];[.$R81];[.$W81]) = [.$M81]; [.$L81]; IF(MIN([.$M81];[.$R81];[.$W81]) = [.$R81]; [.$Q81]; IF(ISNUMBER([.$W81]); [.$V81]; &quot;NO PRICING&quot;))); &quot;&quot;)" office:value-type="float" office:value="3">
            <text:p>3</text:p>
          </table:table-cell>
          <table:table-cell table:style-name="ce29" table:formula="of:=IF([.$A81] &lt;&gt; &quot;&quot;; IF(MIN([.$M81];[.$R81];[.$W81]) = [.$M81]; [.$M81]; IF(MIN([.$M81];[.$R81];[.$W81]) = [.$R81]; [.$R81]; IF(ISNUMBER([.$W81]); [.$W81]; &quot;NO PRICING&quot;))); &quot;&quot;)" office:value-type="float" office:value="1.38">
            <text:p>1.38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74])" office:value-type="string" office:string-value="3×4.7kΩ resistor network">
            <text:p>3×4.7kΩ resistor network</text:p>
          </table:table-cell>
          <table:table-cell table:style-name="ce4" table:formula="of:=T([source.C74])" office:value-type="string" office:string-value="G03R">
            <text:p>G03R</text:p>
          </table:table-cell>
          <table:table-cell table:style-name="ce4" table:formula="of:=T([source.D74])" office:value-type="string" office:string-value="3×4.7kΩ resistor network">
            <text:p>3×4.7kΩ resistor network</text:p>
          </table:table-cell>
          <table:table-cell table:style-name="ce14" table:formula="of:=T([source.E74])">
            <text:p/>
          </table:table-cell>
          <table:table-cell table:style-name="ce4" table:formula="of:=[source.A74]" office:value-type="float" office:value="2">
            <text:p>2</text:p>
          </table:table-cell>
          <table:table-cell table:style-name="ce4" table:formula="of:=ROUND([.E82]* (1 + extra))" office:value-type="float" office:value="2">
            <text:p>2</text:p>
          </table:table-cell>
          <table:table-cell table:style-name="ce4" table:formula="of:=MAX([.F82];[.E82]+1)" office:value-type="float" office:value="3">
            <text:p>3</text:p>
          </table:table-cell>
          <table:table-cell table:style-name="ce4"/>
          <table:table-cell table:style-name="ce16" table:formula="of:=[source.F74]" office:value-type="float" office:value="9356347">
            <text:p>9356347</text:p>
          </table:table-cell>
          <table:table-cell table:style-name="ce22" table:formula="of:=[source.G74]" office:value-type="float" office:value="0.24">
            <text:p>0.240</text:p>
          </table:table-cell>
          <table:table-cell table:style-name="ce4" table:formula="of:=[source.H74]" office:value-type="float" office:value="5">
            <text:p>5</text:p>
          </table:table-cell>
          <table:table-cell table:style-name="ce4" table:formula="of:=CEILING([.G82];[.K82])" office:value-type="float" office:value="5">
            <text:p>5</text:p>
          </table:table-cell>
          <table:table-cell table:style-name="ce29" table:formula="of:=IF([.L82]*[.J82] &gt; 0; [.L82]*[.J82]; &quot;&quot;)" office:value-type="float" office:value="1.2">
            <text:p>1.20</text:p>
          </table:table-cell>
          <table:table-cell table:style-name="ce16" table:formula="of:=[source.I74]" office:value-type="float" office:value="0">
            <text:p/>
          </table:table-cell>
          <table:table-cell table:style-name="ce22" table:formula="of:=[source.J74]" office:value-type="float" office:value="0">
            <text:p>0.000</text:p>
          </table:table-cell>
          <table:table-cell table:style-name="ce4" table:formula="of:=[source.K74]" office:value-type="float" office:value="0">
            <text:p>0</text:p>
          </table:table-cell>
          <table:table-cell table:style-name="ce4" table:formula="of:=CEILING([.$G82];[.P82])" office:value-type="float" office:value="0">
            <text:p>0</text:p>
          </table:table-cell>
          <table:table-cell table:style-name="ce29" table:formula="of:=IF([.Q82]*[.O82] &gt; 0; [.Q82]*[.O82]; &quot;&quot;)">
            <text:p/>
          </table:table-cell>
          <table:table-cell table:style-name="ce16" table:formula="of:=[source.L74]" office:value-type="float" office:value="0">
            <text:p/>
          </table:table-cell>
          <table:table-cell table:style-name="ce22" table:formula="of:=[source.M74]" office:value-type="float" office:value="0">
            <text:p>0.000</text:p>
          </table:table-cell>
          <table:table-cell table:style-name="ce4" table:formula="of:=[source.N74]" office:value-type="float" office:value="0">
            <text:p>0</text:p>
          </table:table-cell>
          <table:table-cell table:style-name="ce4" table:formula="of:=CEILING([.$G82];[.U82])" office:value-type="float" office:value="0">
            <text:p>0</text:p>
          </table:table-cell>
          <table:table-cell table:style-name="ce29" table:formula="of:=IF([.V82]*[.T82] &gt; 0; [.V82]*[.T82]; &quot;&quot;)">
            <text:p/>
          </table:table-cell>
          <table:table-cell table:style-name="ce4" table:formula="of:=IF([.$A82] &lt;&gt; &quot;&quot;; IF(MIN([.$M82];[.$R82];[.$W82]) = [.$M82]; [.$I$1]; IF(MIN([.$M82];[.$R82];[.$W82]) = [.$R82]; [.$N$1]; IF(ISNUMBER([.$W82]); [.$S$1]; &quot;NO PRICING&quot;))); &quot;&quot;)" office:value-type="string" office:string-value="Farnell">
            <text:p>Farnell</text:p>
          </table:table-cell>
          <table:table-cell table:style-name="ce34" table:formula="of:=IF([.$A82] &lt;&gt; &quot;&quot;; IF(MIN([.$M82];[.$R82];[.$W82]) = [.$M82]; [.$I82]; IF(MIN([.$M82];[.$R82];[.$W82]) = [.$R82]; [.$N82]; IF(ISNUMBER([.$W82]); [.$S82]; &quot;NO PRICING&quot;))); &quot;&quot;)" office:value-type="float" office:value="9356347">
            <text:p>9356347</text:p>
          </table:table-cell>
          <table:table-cell table:style-name="ce4" table:formula="of:=IF([.$A82] &lt;&gt; &quot;&quot;; IF(MIN([.$M82];[.$R82];[.$W82]) = [.$M82]; [.$L82]; IF(MIN([.$M82];[.$R82];[.$W82]) = [.$R82]; [.$Q82]; IF(ISNUMBER([.$W82]); [.$V82]; &quot;NO PRICING&quot;))); &quot;&quot;)" office:value-type="float" office:value="5">
            <text:p>5</text:p>
          </table:table-cell>
          <table:table-cell table:style-name="ce29" table:formula="of:=IF([.$A82] &lt;&gt; &quot;&quot;; IF(MIN([.$M82];[.$R82];[.$W82]) = [.$M82]; [.$M82]; IF(MIN([.$M82];[.$R82];[.$W82]) = [.$R82]; [.$R82]; IF(ISNUMBER([.$W82]); [.$W82]; &quot;NO PRICING&quot;))); &quot;&quot;)" office:value-type="float" office:value="1.2">
            <text:p>1.20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89])" office:value-type="string" office:string-value="74HC166N">
            <text:p>74HC166N</text:p>
          </table:table-cell>
          <table:table-cell table:style-name="ce4" table:formula="of:=T([source.C89])" office:value-type="string" office:string-value="74HC166N">
            <text:p>74HC166N</text:p>
          </table:table-cell>
          <table:table-cell table:style-name="ce4" table:formula="of:=T([source.D89])">
            <text:p/>
          </table:table-cell>
          <table:table-cell table:style-name="ce14" table:formula="of:=T([source.E89])">
            <text:p/>
          </table:table-cell>
          <table:table-cell table:style-name="ce4" table:formula="of:=[source.A89]" office:value-type="float" office:value="2">
            <text:p>2</text:p>
          </table:table-cell>
          <table:table-cell table:style-name="ce4" table:formula="of:=ROUND([.E83]* (1 + extra))" office:value-type="float" office:value="2">
            <text:p>2</text:p>
          </table:table-cell>
          <table:table-cell table:style-name="ce4" table:formula="of:=MAX([.F83];[.E83]+1)" office:value-type="float" office:value="3">
            <text:p>3</text:p>
          </table:table-cell>
          <table:table-cell table:style-name="ce4"/>
          <table:table-cell table:style-name="ce16" table:formula="of:=[source.F89]" office:value-type="float" office:value="1287502">
            <text:p>1287502</text:p>
          </table:table-cell>
          <table:table-cell table:style-name="ce22" table:formula="of:=[source.G89]" office:value-type="float" office:value="0.39">
            <text:p>0.390</text:p>
          </table:table-cell>
          <table:table-cell table:style-name="ce4" table:formula="of:=[source.H89]" office:value-type="float" office:value="1">
            <text:p>1</text:p>
          </table:table-cell>
          <table:table-cell table:style-name="ce4" table:formula="of:=CEILING([.G83];[.K83])" office:value-type="float" office:value="3">
            <text:p>3</text:p>
          </table:table-cell>
          <table:table-cell table:style-name="ce29" table:formula="of:=IF([.L83]*[.J83] &gt; 0; [.L83]*[.J83]; &quot;&quot;)" office:value-type="float" office:value="1.17">
            <text:p>1.17</text:p>
          </table:table-cell>
          <table:table-cell table:style-name="ce16" table:formula="of:=[source.I89]" office:value-type="float" office:value="0">
            <text:p/>
          </table:table-cell>
          <table:table-cell table:style-name="ce22" table:formula="of:=[source.J89]" office:value-type="float" office:value="0">
            <text:p>0.000</text:p>
          </table:table-cell>
          <table:table-cell table:style-name="ce4" table:formula="of:=[source.K89]" office:value-type="float" office:value="0">
            <text:p>0</text:p>
          </table:table-cell>
          <table:table-cell table:style-name="ce4" table:formula="of:=CEILING([.$G83];[.P83])" office:value-type="float" office:value="0">
            <text:p>0</text:p>
          </table:table-cell>
          <table:table-cell table:style-name="ce29" table:formula="of:=IF([.Q83]*[.O83] &gt; 0; [.Q83]*[.O83]; &quot;&quot;)">
            <text:p/>
          </table:table-cell>
          <table:table-cell table:style-name="ce16" table:formula="of:=[source.L89]" office:value-type="float" office:value="0">
            <text:p/>
          </table:table-cell>
          <table:table-cell table:style-name="ce22" table:formula="of:=[source.M89]" office:value-type="float" office:value="0">
            <text:p>0.000</text:p>
          </table:table-cell>
          <table:table-cell table:style-name="ce4" table:formula="of:=[source.N89]" office:value-type="float" office:value="0">
            <text:p>0</text:p>
          </table:table-cell>
          <table:table-cell table:style-name="ce4" table:formula="of:=CEILING([.$G83];[.U83])" office:value-type="float" office:value="0">
            <text:p>0</text:p>
          </table:table-cell>
          <table:table-cell table:style-name="ce29" table:formula="of:=IF([.V83]*[.T83] &gt; 0; [.V83]*[.T83]; &quot;&quot;)">
            <text:p/>
          </table:table-cell>
          <table:table-cell table:style-name="ce4" table:formula="of:=IF([.$A83] &lt;&gt; &quot;&quot;; IF(MIN([.$M83];[.$R83];[.$W83]) = [.$M83]; [.$I$1]; IF(MIN([.$M83];[.$R83];[.$W83]) = [.$R83]; [.$N$1]; IF(ISNUMBER([.$W83]); [.$S$1]; &quot;NO PRICING&quot;))); &quot;&quot;)" office:value-type="string" office:string-value="Farnell">
            <text:p>Farnell</text:p>
          </table:table-cell>
          <table:table-cell table:style-name="ce34" table:formula="of:=IF([.$A83] &lt;&gt; &quot;&quot;; IF(MIN([.$M83];[.$R83];[.$W83]) = [.$M83]; [.$I83]; IF(MIN([.$M83];[.$R83];[.$W83]) = [.$R83]; [.$N83]; IF(ISNUMBER([.$W83]); [.$S83]; &quot;NO PRICING&quot;))); &quot;&quot;)" office:value-type="float" office:value="1287502">
            <text:p>1287502</text:p>
          </table:table-cell>
          <table:table-cell table:style-name="ce4" table:formula="of:=IF([.$A83] &lt;&gt; &quot;&quot;; IF(MIN([.$M83];[.$R83];[.$W83]) = [.$M83]; [.$L83]; IF(MIN([.$M83];[.$R83];[.$W83]) = [.$R83]; [.$Q83]; IF(ISNUMBER([.$W83]); [.$V83]; &quot;NO PRICING&quot;))); &quot;&quot;)" office:value-type="float" office:value="3">
            <text:p>3</text:p>
          </table:table-cell>
          <table:table-cell table:style-name="ce29" table:formula="of:=IF([.$A83] &lt;&gt; &quot;&quot;; IF(MIN([.$M83];[.$R83];[.$W83]) = [.$M83]; [.$M83]; IF(MIN([.$M83];[.$R83];[.$W83]) = [.$R83]; [.$R83]; IF(ISNUMBER([.$W83]); [.$W83]; &quot;NO PRICING&quot;))); &quot;&quot;)" office:value-type="float" office:value="1.17">
            <text:p>1.17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83])" office:value-type="string" office:string-value="74HC02N">
            <text:p>74HC02N</text:p>
          </table:table-cell>
          <table:table-cell table:style-name="ce4" table:formula="of:=T([source.C83])" office:value-type="string" office:string-value="74HC02N">
            <text:p>74HC02N</text:p>
          </table:table-cell>
          <table:table-cell table:style-name="ce4" table:formula="of:=T([source.D83])">
            <text:p/>
          </table:table-cell>
          <table:table-cell table:style-name="ce14" table:formula="of:=T([source.E83])">
            <text:p/>
          </table:table-cell>
          <table:table-cell table:style-name="ce4" table:formula="of:=[source.A83]" office:value-type="float" office:value="2">
            <text:p>2</text:p>
          </table:table-cell>
          <table:table-cell table:style-name="ce4" table:formula="of:=ROUND([.E84]* (1 + extra))" office:value-type="float" office:value="2">
            <text:p>2</text:p>
          </table:table-cell>
          <table:table-cell table:style-name="ce4" table:formula="of:=MAX([.F84];[.E84]+1)" office:value-type="float" office:value="3">
            <text:p>3</text:p>
          </table:table-cell>
          <table:table-cell table:style-name="ce4"/>
          <table:table-cell table:style-name="ce16" table:formula="of:=[source.F83]" office:value-type="float" office:value="9665781">
            <text:p>9665781</text:p>
          </table:table-cell>
          <table:table-cell table:style-name="ce22" table:formula="of:=[source.G83]" office:value-type="float" office:value="0.33">
            <text:p>0.330</text:p>
          </table:table-cell>
          <table:table-cell table:style-name="ce4" table:formula="of:=[source.H83]" office:value-type="float" office:value="1">
            <text:p>1</text:p>
          </table:table-cell>
          <table:table-cell table:style-name="ce4" table:formula="of:=CEILING([.G84];[.K84])" office:value-type="float" office:value="3">
            <text:p>3</text:p>
          </table:table-cell>
          <table:table-cell table:style-name="ce29" table:formula="of:=IF([.L84]*[.J84] &gt; 0; [.L84]*[.J84]; &quot;&quot;)" office:value-type="float" office:value="0.99">
            <text:p>0.99</text:p>
          </table:table-cell>
          <table:table-cell table:style-name="ce16" table:formula="of:=[source.I83]" office:value-type="float" office:value="1163587">
            <text:p>1163587</text:p>
          </table:table-cell>
          <table:table-cell table:style-name="ce22" table:formula="of:=[source.J83]" office:value-type="float" office:value="0.322">
            <text:p>0.322</text:p>
          </table:table-cell>
          <table:table-cell table:style-name="ce4" table:formula="of:=[source.K83]" office:value-type="float" office:value="1">
            <text:p>1</text:p>
          </table:table-cell>
          <table:table-cell table:style-name="ce4" table:formula="of:=CEILING([.$G84];[.P84])" office:value-type="float" office:value="3">
            <text:p>3</text:p>
          </table:table-cell>
          <table:table-cell table:style-name="ce29" table:formula="of:=IF([.Q84]*[.O84] &gt; 0; [.Q84]*[.O84]; &quot;&quot;)" office:value-type="float" office:value="0.966">
            <text:p>0.97</text:p>
          </table:table-cell>
          <table:table-cell table:style-name="ce16" table:formula="of:=[source.L83]" office:value-type="float" office:value="0">
            <text:p/>
          </table:table-cell>
          <table:table-cell table:style-name="ce22" table:formula="of:=[source.M83]" office:value-type="float" office:value="0">
            <text:p>0.000</text:p>
          </table:table-cell>
          <table:table-cell table:style-name="ce4" table:formula="of:=[source.N83]" office:value-type="float" office:value="0">
            <text:p>0</text:p>
          </table:table-cell>
          <table:table-cell table:style-name="ce4" table:formula="of:=CEILING([.$G84];[.U84])" office:value-type="float" office:value="0">
            <text:p>0</text:p>
          </table:table-cell>
          <table:table-cell table:style-name="ce29" table:formula="of:=IF([.V84]*[.T84] &gt; 0; [.V84]*[.T84]; &quot;&quot;)">
            <text:p/>
          </table:table-cell>
          <table:table-cell table:style-name="ce4" table:formula="of:=IF([.$A84] &lt;&gt; &quot;&quot;; IF(MIN([.$M84];[.$R84];[.$W84]) = [.$M84]; [.$I$1]; IF(MIN([.$M84];[.$R84];[.$W84]) = [.$R84]; [.$N$1]; IF(ISNUMBER([.$W84]); [.$S$1]; &quot;NO PRICING&quot;))); &quot;&quot;)" office:value-type="string" office:string-value="Farnell US">
            <text:p>Farnell US</text:p>
          </table:table-cell>
          <table:table-cell table:style-name="ce34" table:formula="of:=IF([.$A84] &lt;&gt; &quot;&quot;; IF(MIN([.$M84];[.$R84];[.$W84]) = [.$M84]; [.$I84]; IF(MIN([.$M84];[.$R84];[.$W84]) = [.$R84]; [.$N84]; IF(ISNUMBER([.$W84]); [.$S84]; &quot;NO PRICING&quot;))); &quot;&quot;)" office:value-type="float" office:value="1163587">
            <text:p>1163587</text:p>
          </table:table-cell>
          <table:table-cell table:style-name="ce4" table:formula="of:=IF([.$A84] &lt;&gt; &quot;&quot;; IF(MIN([.$M84];[.$R84];[.$W84]) = [.$M84]; [.$L84]; IF(MIN([.$M84];[.$R84];[.$W84]) = [.$R84]; [.$Q84]; IF(ISNUMBER([.$W84]); [.$V84]; &quot;NO PRICING&quot;))); &quot;&quot;)" office:value-type="float" office:value="3">
            <text:p>3</text:p>
          </table:table-cell>
          <table:table-cell table:style-name="ce29" table:formula="of:=IF([.$A84] &lt;&gt; &quot;&quot;; IF(MIN([.$M84];[.$R84];[.$W84]) = [.$M84]; [.$M84]; IF(MIN([.$M84];[.$R84];[.$W84]) = [.$R84]; [.$R84]; IF(ISNUMBER([.$W84]); [.$W84]; &quot;NO PRICING&quot;))); &quot;&quot;)" office:value-type="float" office:value="0.966">
            <text:p>0.97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86])" office:value-type="string" office:string-value="74HC125N">
            <text:p>74HC125N</text:p>
          </table:table-cell>
          <table:table-cell table:style-name="ce4" table:formula="of:=T([source.C86])" office:value-type="string" office:string-value="74HC125N">
            <text:p>74HC125N</text:p>
          </table:table-cell>
          <table:table-cell table:style-name="ce4" table:formula="of:=T([source.D86])">
            <text:p/>
          </table:table-cell>
          <table:table-cell table:style-name="ce14" table:formula="of:=T([source.E86])">
            <text:p/>
          </table:table-cell>
          <table:table-cell table:style-name="ce4" table:formula="of:=[source.A86]" office:value-type="float" office:value="2">
            <text:p>2</text:p>
          </table:table-cell>
          <table:table-cell table:style-name="ce4" table:formula="of:=ROUND([.E85]* (1 + extra))" office:value-type="float" office:value="2">
            <text:p>2</text:p>
          </table:table-cell>
          <table:table-cell table:style-name="ce4" table:formula="of:=MAX([.F85];[.E85]+1)" office:value-type="float" office:value="3">
            <text:p>3</text:p>
          </table:table-cell>
          <table:table-cell table:style-name="ce4"/>
          <table:table-cell table:style-name="ce16" table:formula="of:=[source.F86]" office:value-type="float" office:value="9591036">
            <text:p>9591036</text:p>
          </table:table-cell>
          <table:table-cell table:style-name="ce22" table:formula="of:=[source.G86]" office:value-type="float" office:value="0.48">
            <text:p>0.480</text:p>
          </table:table-cell>
          <table:table-cell table:style-name="ce4" table:formula="of:=[source.H86]" office:value-type="float" office:value="1">
            <text:p>1</text:p>
          </table:table-cell>
          <table:table-cell table:style-name="ce4" table:formula="of:=CEILING([.G85];[.K85])" office:value-type="float" office:value="3">
            <text:p>3</text:p>
          </table:table-cell>
          <table:table-cell table:style-name="ce29" table:formula="of:=IF([.L85]*[.J85] &gt; 0; [.L85]*[.J85]; &quot;&quot;)" office:value-type="float" office:value="1.44">
            <text:p>1.44</text:p>
          </table:table-cell>
          <table:table-cell table:style-name="ce16" table:formula="of:=[source.I86]" office:value-type="float" office:value="0">
            <text:p/>
          </table:table-cell>
          <table:table-cell table:style-name="ce22" table:formula="of:=[source.J86]" office:value-type="float" office:value="0">
            <text:p>0.000</text:p>
          </table:table-cell>
          <table:table-cell table:style-name="ce4" table:formula="of:=[source.K86]" office:value-type="float" office:value="0">
            <text:p>0</text:p>
          </table:table-cell>
          <table:table-cell table:style-name="ce4" table:formula="of:=CEILING([.$G85];[.P85])" office:value-type="float" office:value="0">
            <text:p>0</text:p>
          </table:table-cell>
          <table:table-cell table:style-name="ce29" table:formula="of:=IF([.Q85]*[.O85] &gt; 0; [.Q85]*[.O85]; &quot;&quot;)">
            <text:p/>
          </table:table-cell>
          <table:table-cell table:style-name="ce16" table:formula="of:=[source.L86]" office:value-type="string" office:string-value="169-7403">
            <text:p>169-7403</text:p>
          </table:table-cell>
          <table:table-cell table:style-name="ce22" table:formula="of:=[source.M86]" office:value-type="float" office:value="0.32">
            <text:p>0.320</text:p>
          </table:table-cell>
          <table:table-cell table:style-name="ce4" table:formula="of:=[source.N86]" office:value-type="float" office:value="1">
            <text:p>1</text:p>
          </table:table-cell>
          <table:table-cell table:style-name="ce4" table:formula="of:=CEILING([.$G85];[.U85])" office:value-type="float" office:value="3">
            <text:p>3</text:p>
          </table:table-cell>
          <table:table-cell table:style-name="ce29" table:formula="of:=IF([.V85]*[.T85] &gt; 0; [.V85]*[.T85]; &quot;&quot;)" office:value-type="float" office:value="0.96">
            <text:p>0.96</text:p>
          </table:table-cell>
          <table:table-cell table:style-name="ce4" table:formula="of:=IF([.$A85] &lt;&gt; &quot;&quot;; IF(MIN([.$M85];[.$R85];[.$W85]) = [.$M85]; [.$I$1]; IF(MIN([.$M85];[.$R85];[.$W85]) = [.$R85]; [.$N$1]; IF(ISNUMBER([.$W85]); [.$S$1]; &quot;NO PRICING&quot;))); &quot;&quot;)" office:value-type="string" office:string-value="RS Online">
            <text:p>RS Online</text:p>
          </table:table-cell>
          <table:table-cell table:style-name="ce34" table:formula="of:=IF([.$A85] &lt;&gt; &quot;&quot;; IF(MIN([.$M85];[.$R85];[.$W85]) = [.$M85]; [.$I85]; IF(MIN([.$M85];[.$R85];[.$W85]) = [.$R85]; [.$N85]; IF(ISNUMBER([.$W85]); [.$S85]; &quot;NO PRICING&quot;))); &quot;&quot;)" office:value-type="string" office:string-value="169-7403">
            <text:p>169-7403</text:p>
          </table:table-cell>
          <table:table-cell table:style-name="ce4" table:formula="of:=IF([.$A85] &lt;&gt; &quot;&quot;; IF(MIN([.$M85];[.$R85];[.$W85]) = [.$M85]; [.$L85]; IF(MIN([.$M85];[.$R85];[.$W85]) = [.$R85]; [.$Q85]; IF(ISNUMBER([.$W85]); [.$V85]; &quot;NO PRICING&quot;))); &quot;&quot;)" office:value-type="float" office:value="3">
            <text:p>3</text:p>
          </table:table-cell>
          <table:table-cell table:style-name="ce29" table:formula="of:=IF([.$A85] &lt;&gt; &quot;&quot;; IF(MIN([.$M85];[.$R85];[.$W85]) = [.$M85]; [.$M85]; IF(MIN([.$M85];[.$R85];[.$W85]) = [.$R85]; [.$R85]; IF(ISNUMBER([.$W85]); [.$W85]; &quot;NO PRICING&quot;))); &quot;&quot;)" office:value-type="float" office:value="0.96">
            <text:p>0.96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90])" office:value-type="string" office:string-value="74HC174N">
            <text:p>74HC174N</text:p>
          </table:table-cell>
          <table:table-cell table:style-name="ce4" table:formula="of:=T([source.C90])" office:value-type="string" office:string-value="74HC174N">
            <text:p>74HC174N</text:p>
          </table:table-cell>
          <table:table-cell table:style-name="ce4" table:formula="of:=T([source.D90])">
            <text:p/>
          </table:table-cell>
          <table:table-cell table:style-name="ce14" table:formula="of:=T([source.E90])">
            <text:p/>
          </table:table-cell>
          <table:table-cell table:style-name="ce4" table:formula="of:=[source.A90]" office:value-type="float" office:value="2">
            <text:p>2</text:p>
          </table:table-cell>
          <table:table-cell table:style-name="ce4" table:formula="of:=ROUND([.E86]* (1 + extra))" office:value-type="float" office:value="2">
            <text:p>2</text:p>
          </table:table-cell>
          <table:table-cell table:style-name="ce4" table:formula="of:=MAX([.F86];[.E86]+1)" office:value-type="float" office:value="3">
            <text:p>3</text:p>
          </table:table-cell>
          <table:table-cell table:style-name="ce4"/>
          <table:table-cell table:style-name="ce16" table:formula="of:=[source.F90]" office:value-type="float" office:value="1287531">
            <text:p>1287531</text:p>
          </table:table-cell>
          <table:table-cell table:style-name="ce22" table:formula="of:=[source.G90]" office:value-type="float" office:value="0.32">
            <text:p>0.320</text:p>
          </table:table-cell>
          <table:table-cell table:style-name="ce4" table:formula="of:=[source.H90]" office:value-type="float" office:value="1">
            <text:p>1</text:p>
          </table:table-cell>
          <table:table-cell table:style-name="ce4" table:formula="of:=CEILING([.G86];[.K86])" office:value-type="float" office:value="3">
            <text:p>3</text:p>
          </table:table-cell>
          <table:table-cell table:style-name="ce29" table:formula="of:=IF([.L86]*[.J86] &gt; 0; [.L86]*[.J86]; &quot;&quot;)" office:value-type="float" office:value="0.96">
            <text:p>0.96</text:p>
          </table:table-cell>
          <table:table-cell table:style-name="ce16" table:formula="of:=[source.I90]" office:value-type="float" office:value="0">
            <text:p/>
          </table:table-cell>
          <table:table-cell table:style-name="ce22" table:formula="of:=[source.J90]" office:value-type="float" office:value="0">
            <text:p>0.000</text:p>
          </table:table-cell>
          <table:table-cell table:style-name="ce4" table:formula="of:=[source.K90]" office:value-type="float" office:value="0">
            <text:p>0</text:p>
          </table:table-cell>
          <table:table-cell table:style-name="ce4" table:formula="of:=CEILING([.$G86];[.P86])" office:value-type="float" office:value="0">
            <text:p>0</text:p>
          </table:table-cell>
          <table:table-cell table:style-name="ce29" table:formula="of:=IF([.Q86]*[.O86] &gt; 0; [.Q86]*[.O86]; &quot;&quot;)">
            <text:p/>
          </table:table-cell>
          <table:table-cell table:style-name="ce16" table:formula="of:=[source.L90]" office:value-type="float" office:value="0">
            <text:p/>
          </table:table-cell>
          <table:table-cell table:style-name="ce22" table:formula="of:=[source.M90]" office:value-type="float" office:value="0">
            <text:p>0.000</text:p>
          </table:table-cell>
          <table:table-cell table:style-name="ce4" table:formula="of:=[source.N90]" office:value-type="float" office:value="0">
            <text:p>0</text:p>
          </table:table-cell>
          <table:table-cell table:style-name="ce4" table:formula="of:=CEILING([.$G86];[.U86])" office:value-type="float" office:value="0">
            <text:p>0</text:p>
          </table:table-cell>
          <table:table-cell table:style-name="ce29" table:formula="of:=IF([.V86]*[.T86] &gt; 0; [.V86]*[.T86]; &quot;&quot;)">
            <text:p/>
          </table:table-cell>
          <table:table-cell table:style-name="ce4" table:formula="of:=IF([.$A86] &lt;&gt; &quot;&quot;; IF(MIN([.$M86];[.$R86];[.$W86]) = [.$M86]; [.$I$1]; IF(MIN([.$M86];[.$R86];[.$W86]) = [.$R86]; [.$N$1]; IF(ISNUMBER([.$W86]); [.$S$1]; &quot;NO PRICING&quot;))); &quot;&quot;)" office:value-type="string" office:string-value="Farnell">
            <text:p>Farnell</text:p>
          </table:table-cell>
          <table:table-cell table:style-name="ce34" table:formula="of:=IF([.$A86] &lt;&gt; &quot;&quot;; IF(MIN([.$M86];[.$R86];[.$W86]) = [.$M86]; [.$I86]; IF(MIN([.$M86];[.$R86];[.$W86]) = [.$R86]; [.$N86]; IF(ISNUMBER([.$W86]); [.$S86]; &quot;NO PRICING&quot;))); &quot;&quot;)" office:value-type="float" office:value="1287531">
            <text:p>1287531</text:p>
          </table:table-cell>
          <table:table-cell table:style-name="ce4" table:formula="of:=IF([.$A86] &lt;&gt; &quot;&quot;; IF(MIN([.$M86];[.$R86];[.$W86]) = [.$M86]; [.$L86]; IF(MIN([.$M86];[.$R86];[.$W86]) = [.$R86]; [.$Q86]; IF(ISNUMBER([.$W86]); [.$V86]; &quot;NO PRICING&quot;))); &quot;&quot;)" office:value-type="float" office:value="3">
            <text:p>3</text:p>
          </table:table-cell>
          <table:table-cell table:style-name="ce29" table:formula="of:=IF([.$A86] &lt;&gt; &quot;&quot;; IF(MIN([.$M86];[.$R86];[.$W86]) = [.$M86]; [.$M86]; IF(MIN([.$M86];[.$R86];[.$W86]) = [.$R86]; [.$R86]; IF(ISNUMBER([.$W86]); [.$W86]; &quot;NO PRICING&quot;))); &quot;&quot;)" office:value-type="float" office:value="0.96">
            <text:p>0.96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75])" office:value-type="string" office:string-value="7×4.7kΩ resistor network">
            <text:p>7×4.7kΩ resistor network</text:p>
          </table:table-cell>
          <table:table-cell table:style-name="ce4" table:formula="of:=T([source.C75])" office:value-type="string" office:string-value="G06R">
            <text:p>G06R</text:p>
          </table:table-cell>
          <table:table-cell table:style-name="ce4" table:formula="of:=T([source.D75])" office:value-type="string" office:string-value="7×4.7kΩ resistor network">
            <text:p>7×4.7kΩ resistor network</text:p>
          </table:table-cell>
          <table:table-cell table:style-name="ce14" table:formula="of:=T([source.E75])">
            <text:p/>
          </table:table-cell>
          <table:table-cell table:style-name="ce4" table:formula="of:=[source.A75]" office:value-type="float" office:value="2">
            <text:p>2</text:p>
          </table:table-cell>
          <table:table-cell table:style-name="ce4" table:formula="of:=ROUND([.E87]* (1 + extra))" office:value-type="float" office:value="2">
            <text:p>2</text:p>
          </table:table-cell>
          <table:table-cell table:style-name="ce4" table:formula="of:=MAX([.F87];[.E87]+1)" office:value-type="float" office:value="3">
            <text:p>3</text:p>
          </table:table-cell>
          <table:table-cell table:style-name="ce4"/>
          <table:table-cell table:style-name="ce16" table:formula="of:=[source.F75]" office:value-type="float" office:value="1973129">
            <text:p>1973129</text:p>
          </table:table-cell>
          <table:table-cell table:style-name="ce22" table:formula="of:=[source.G75]" office:value-type="float" office:value="0.085">
            <text:p>0.085</text:p>
          </table:table-cell>
          <table:table-cell table:style-name="ce4" table:formula="of:=[source.H75]" office:value-type="float" office:value="10">
            <text:p>10</text:p>
          </table:table-cell>
          <table:table-cell table:style-name="ce4" table:formula="of:=CEILING([.G87];[.K87])" office:value-type="float" office:value="10">
            <text:p>10</text:p>
          </table:table-cell>
          <table:table-cell table:style-name="ce29" table:formula="of:=IF([.L87]*[.J87] &gt; 0; [.L87]*[.J87]; &quot;&quot;)" office:value-type="float" office:value="0.85">
            <text:p>0.85</text:p>
          </table:table-cell>
          <table:table-cell table:style-name="ce16" table:formula="of:=[source.I75]" office:value-type="float" office:value="0">
            <text:p/>
          </table:table-cell>
          <table:table-cell table:style-name="ce22" table:formula="of:=[source.J75]" office:value-type="float" office:value="0">
            <text:p>0.000</text:p>
          </table:table-cell>
          <table:table-cell table:style-name="ce4" table:formula="of:=[source.K75]" office:value-type="float" office:value="0">
            <text:p>0</text:p>
          </table:table-cell>
          <table:table-cell table:style-name="ce4" table:formula="of:=CEILING([.$G87];[.P87])" office:value-type="float" office:value="0">
            <text:p>0</text:p>
          </table:table-cell>
          <table:table-cell table:style-name="ce29" table:formula="of:=IF([.Q87]*[.O87] &gt; 0; [.Q87]*[.O87]; &quot;&quot;)">
            <text:p/>
          </table:table-cell>
          <table:table-cell table:style-name="ce16" table:formula="of:=[source.L75]" office:value-type="float" office:value="0">
            <text:p/>
          </table:table-cell>
          <table:table-cell table:style-name="ce22" table:formula="of:=[source.M75]" office:value-type="float" office:value="0">
            <text:p>0.000</text:p>
          </table:table-cell>
          <table:table-cell table:style-name="ce4" table:formula="of:=[source.N75]" office:value-type="float" office:value="0">
            <text:p>0</text:p>
          </table:table-cell>
          <table:table-cell table:style-name="ce4" table:formula="of:=CEILING([.$G87];[.U87])" office:value-type="float" office:value="0">
            <text:p>0</text:p>
          </table:table-cell>
          <table:table-cell table:style-name="ce29" table:formula="of:=IF([.V87]*[.T87] &gt; 0; [.V87]*[.T87]; &quot;&quot;)">
            <text:p/>
          </table:table-cell>
          <table:table-cell table:style-name="ce4" table:formula="of:=IF([.$A87] &lt;&gt; &quot;&quot;; IF(MIN([.$M87];[.$R87];[.$W87]) = [.$M87]; [.$I$1]; IF(MIN([.$M87];[.$R87];[.$W87]) = [.$R87]; [.$N$1]; IF(ISNUMBER([.$W87]); [.$S$1]; &quot;NO PRICING&quot;))); &quot;&quot;)" office:value-type="string" office:string-value="Farnell">
            <text:p>Farnell</text:p>
          </table:table-cell>
          <table:table-cell table:style-name="ce34" table:formula="of:=IF([.$A87] &lt;&gt; &quot;&quot;; IF(MIN([.$M87];[.$R87];[.$W87]) = [.$M87]; [.$I87]; IF(MIN([.$M87];[.$R87];[.$W87]) = [.$R87]; [.$N87]; IF(ISNUMBER([.$W87]); [.$S87]; &quot;NO PRICING&quot;))); &quot;&quot;)" office:value-type="float" office:value="1973129">
            <text:p>1973129</text:p>
          </table:table-cell>
          <table:table-cell table:style-name="ce4" table:formula="of:=IF([.$A87] &lt;&gt; &quot;&quot;; IF(MIN([.$M87];[.$R87];[.$W87]) = [.$M87]; [.$L87]; IF(MIN([.$M87];[.$R87];[.$W87]) = [.$R87]; [.$Q87]; IF(ISNUMBER([.$W87]); [.$V87]; &quot;NO PRICING&quot;))); &quot;&quot;)" office:value-type="float" office:value="10">
            <text:p>10</text:p>
          </table:table-cell>
          <table:table-cell table:style-name="ce29" table:formula="of:=IF([.$A87] &lt;&gt; &quot;&quot;; IF(MIN([.$M87];[.$R87];[.$W87]) = [.$M87]; [.$M87]; IF(MIN([.$M87];[.$R87];[.$W87]) = [.$R87]; [.$R87]; IF(ISNUMBER([.$W87]); [.$W87]; &quot;NO PRICING&quot;))); &quot;&quot;)" office:value-type="float" office:value="0.85">
            <text:p>0.85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79])" office:value-type="string" office:string-value="8×10kΩ resistor network">
            <text:p>8×10kΩ resistor network</text:p>
          </table:table-cell>
          <table:table-cell table:style-name="ce4" table:formula="of:=T([source.C79])" office:value-type="string" office:string-value="G08R">
            <text:p>G08R</text:p>
          </table:table-cell>
          <table:table-cell table:style-name="ce4" table:formula="of:=T([source.D79])" office:value-type="string" office:string-value="8×10kΩ resistor network">
            <text:p>8×10kΩ resistor network</text:p>
          </table:table-cell>
          <table:table-cell table:style-name="ce14" table:formula="of:=T([source.E79])">
            <text:p/>
          </table:table-cell>
          <table:table-cell table:style-name="ce4" table:formula="of:=[source.A79]" office:value-type="float" office:value="2">
            <text:p>2</text:p>
          </table:table-cell>
          <table:table-cell table:style-name="ce4" table:formula="of:=ROUND([.E88]* (1 + extra))" office:value-type="float" office:value="2">
            <text:p>2</text:p>
          </table:table-cell>
          <table:table-cell table:style-name="ce4" table:formula="of:=MAX([.F88];[.E88]+1)" office:value-type="float" office:value="3">
            <text:p>3</text:p>
          </table:table-cell>
          <table:table-cell table:style-name="ce4"/>
          <table:table-cell table:style-name="ce16" table:formula="of:=[source.F79]" office:value-type="float" office:value="1973130">
            <text:p>1973130</text:p>
          </table:table-cell>
          <table:table-cell table:style-name="ce22" table:formula="of:=[source.G79]" office:value-type="float" office:value="0.085">
            <text:p>0.085</text:p>
          </table:table-cell>
          <table:table-cell table:style-name="ce4" table:formula="of:=[source.H79]" office:value-type="float" office:value="10">
            <text:p>10</text:p>
          </table:table-cell>
          <table:table-cell table:style-name="ce4" table:formula="of:=CEILING([.G88];[.K88])" office:value-type="float" office:value="10">
            <text:p>10</text:p>
          </table:table-cell>
          <table:table-cell table:style-name="ce29" table:formula="of:=IF([.L88]*[.J88] &gt; 0; [.L88]*[.J88]; &quot;&quot;)" office:value-type="float" office:value="0.85">
            <text:p>0.85</text:p>
          </table:table-cell>
          <table:table-cell table:style-name="ce16" table:formula="of:=[source.I79]" office:value-type="float" office:value="0">
            <text:p/>
          </table:table-cell>
          <table:table-cell table:style-name="ce22" table:formula="of:=[source.J79]" office:value-type="float" office:value="0">
            <text:p>0.000</text:p>
          </table:table-cell>
          <table:table-cell table:style-name="ce4" table:formula="of:=[source.K79]" office:value-type="float" office:value="0">
            <text:p>0</text:p>
          </table:table-cell>
          <table:table-cell table:style-name="ce4" table:formula="of:=CEILING([.$G88];[.P88])" office:value-type="float" office:value="0">
            <text:p>0</text:p>
          </table:table-cell>
          <table:table-cell table:style-name="ce29" table:formula="of:=IF([.Q88]*[.O88] &gt; 0; [.Q88]*[.O88]; &quot;&quot;)">
            <text:p/>
          </table:table-cell>
          <table:table-cell table:style-name="ce16" table:formula="of:=[source.L79]" office:value-type="float" office:value="0">
            <text:p/>
          </table:table-cell>
          <table:table-cell table:style-name="ce22" table:formula="of:=[source.M79]" office:value-type="float" office:value="0">
            <text:p>0.000</text:p>
          </table:table-cell>
          <table:table-cell table:style-name="ce4" table:formula="of:=[source.N79]" office:value-type="float" office:value="0">
            <text:p>0</text:p>
          </table:table-cell>
          <table:table-cell table:style-name="ce4" table:formula="of:=CEILING([.$G88];[.U88])" office:value-type="float" office:value="0">
            <text:p>0</text:p>
          </table:table-cell>
          <table:table-cell table:style-name="ce29" table:formula="of:=IF([.V88]*[.T88] &gt; 0; [.V88]*[.T88]; &quot;&quot;)">
            <text:p/>
          </table:table-cell>
          <table:table-cell table:style-name="ce4" table:formula="of:=IF([.$A88] &lt;&gt; &quot;&quot;; IF(MIN([.$M88];[.$R88];[.$W88]) = [.$M88]; [.$I$1]; IF(MIN([.$M88];[.$R88];[.$W88]) = [.$R88]; [.$N$1]; IF(ISNUMBER([.$W88]); [.$S$1]; &quot;NO PRICING&quot;))); &quot;&quot;)" office:value-type="string" office:string-value="Farnell">
            <text:p>Farnell</text:p>
          </table:table-cell>
          <table:table-cell table:style-name="ce34" table:formula="of:=IF([.$A88] &lt;&gt; &quot;&quot;; IF(MIN([.$M88];[.$R88];[.$W88]) = [.$M88]; [.$I88]; IF(MIN([.$M88];[.$R88];[.$W88]) = [.$R88]; [.$N88]; IF(ISNUMBER([.$W88]); [.$S88]; &quot;NO PRICING&quot;))); &quot;&quot;)" office:value-type="float" office:value="1973130">
            <text:p>1973130</text:p>
          </table:table-cell>
          <table:table-cell table:style-name="ce4" table:formula="of:=IF([.$A88] &lt;&gt; &quot;&quot;; IF(MIN([.$M88];[.$R88];[.$W88]) = [.$M88]; [.$L88]; IF(MIN([.$M88];[.$R88];[.$W88]) = [.$R88]; [.$Q88]; IF(ISNUMBER([.$W88]); [.$V88]; &quot;NO PRICING&quot;))); &quot;&quot;)" office:value-type="float" office:value="10">
            <text:p>10</text:p>
          </table:table-cell>
          <table:table-cell table:style-name="ce29" table:formula="of:=IF([.$A88] &lt;&gt; &quot;&quot;; IF(MIN([.$M88];[.$R88];[.$W88]) = [.$M88]; [.$M88]; IF(MIN([.$M88];[.$R88];[.$W88]) = [.$R88]; [.$R88]; IF(ISNUMBER([.$W88]); [.$W88]; &quot;NO PRICING&quot;))); &quot;&quot;)" office:value-type="float" office:value="0.85">
            <text:p>0.85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85])" office:value-type="string" office:string-value="74HC21N">
            <text:p>74HC21N</text:p>
          </table:table-cell>
          <table:table-cell table:style-name="ce4" table:formula="of:=T([source.C85])" office:value-type="string" office:string-value="74HC21N">
            <text:p>74HC21N</text:p>
          </table:table-cell>
          <table:table-cell table:style-name="ce4" table:formula="of:=T([source.D85])">
            <text:p/>
          </table:table-cell>
          <table:table-cell table:style-name="ce14" table:formula="of:=T([source.E85])">
            <text:p/>
          </table:table-cell>
          <table:table-cell table:style-name="ce4" table:formula="of:=[source.A85]" office:value-type="float" office:value="2">
            <text:p>2</text:p>
          </table:table-cell>
          <table:table-cell table:style-name="ce4" table:formula="of:=ROUND([.E89]* (1 + extra))" office:value-type="float" office:value="2">
            <text:p>2</text:p>
          </table:table-cell>
          <table:table-cell table:style-name="ce4" table:formula="of:=MAX([.F89];[.E89]+1)" office:value-type="float" office:value="3">
            <text:p>3</text:p>
          </table:table-cell>
          <table:table-cell table:style-name="ce4"/>
          <table:table-cell table:style-name="ce16" table:formula="of:=[source.F85]" office:value-type="float" office:value="1740011">
            <text:p>1740011</text:p>
          </table:table-cell>
          <table:table-cell table:style-name="ce22" table:formula="of:=[source.G85]" office:value-type="float" office:value="0.23">
            <text:p>0.230</text:p>
          </table:table-cell>
          <table:table-cell table:style-name="ce4" table:formula="of:=[source.H85]" office:value-type="float" office:value="1">
            <text:p>1</text:p>
          </table:table-cell>
          <table:table-cell table:style-name="ce4" table:formula="of:=CEILING([.G89];[.K89])" office:value-type="float" office:value="3">
            <text:p>3</text:p>
          </table:table-cell>
          <table:table-cell table:style-name="ce29" table:formula="of:=IF([.L89]*[.J89] &gt; 0; [.L89]*[.J89]; &quot;&quot;)" office:value-type="float" office:value="0.69">
            <text:p>0.69</text:p>
          </table:table-cell>
          <table:table-cell table:style-name="ce16" table:formula="of:=[source.I85]" office:value-type="float" office:value="0">
            <text:p/>
          </table:table-cell>
          <table:table-cell table:style-name="ce22" table:formula="of:=[source.J85]" office:value-type="float" office:value="0">
            <text:p>0.000</text:p>
          </table:table-cell>
          <table:table-cell table:style-name="ce4" table:formula="of:=[source.K85]" office:value-type="float" office:value="0">
            <text:p>0</text:p>
          </table:table-cell>
          <table:table-cell table:style-name="ce4" table:formula="of:=CEILING([.$G89];[.P89])" office:value-type="float" office:value="0">
            <text:p>0</text:p>
          </table:table-cell>
          <table:table-cell table:style-name="ce29" table:formula="of:=IF([.Q89]*[.O89] &gt; 0; [.Q89]*[.O89]; &quot;&quot;)">
            <text:p/>
          </table:table-cell>
          <table:table-cell table:style-name="ce16" table:formula="of:=[source.L85]" office:value-type="string" office:string-value="709-2665">
            <text:p>709-2665</text:p>
          </table:table-cell>
          <table:table-cell table:style-name="ce22" table:formula="of:=[source.M85]" office:value-type="float" office:value="0.163">
            <text:p>0.163</text:p>
          </table:table-cell>
          <table:table-cell table:style-name="ce4" table:formula="of:=[source.N85]" office:value-type="float" office:value="20">
            <text:p>20</text:p>
          </table:table-cell>
          <table:table-cell table:style-name="ce4" table:formula="of:=CEILING([.$G89];[.U89])" office:value-type="float" office:value="20">
            <text:p>20</text:p>
          </table:table-cell>
          <table:table-cell table:style-name="ce29" table:formula="of:=IF([.V89]*[.T89] &gt; 0; [.V89]*[.T89]; &quot;&quot;)" office:value-type="float" office:value="3.26">
            <text:p>3.26</text:p>
          </table:table-cell>
          <table:table-cell table:style-name="ce4" table:formula="of:=IF([.$A89] &lt;&gt; &quot;&quot;; IF(MIN([.$M89];[.$R89];[.$W89]) = [.$M89]; [.$I$1]; IF(MIN([.$M89];[.$R89];[.$W89]) = [.$R89]; [.$N$1]; IF(ISNUMBER([.$W89]); [.$S$1]; &quot;NO PRICING&quot;))); &quot;&quot;)" office:value-type="string" office:string-value="Farnell">
            <text:p>Farnell</text:p>
          </table:table-cell>
          <table:table-cell table:style-name="ce34" table:formula="of:=IF([.$A89] &lt;&gt; &quot;&quot;; IF(MIN([.$M89];[.$R89];[.$W89]) = [.$M89]; [.$I89]; IF(MIN([.$M89];[.$R89];[.$W89]) = [.$R89]; [.$N89]; IF(ISNUMBER([.$W89]); [.$S89]; &quot;NO PRICING&quot;))); &quot;&quot;)" office:value-type="float" office:value="1740011">
            <text:p>1740011</text:p>
          </table:table-cell>
          <table:table-cell table:style-name="ce4" table:formula="of:=IF([.$A89] &lt;&gt; &quot;&quot;; IF(MIN([.$M89];[.$R89];[.$W89]) = [.$M89]; [.$L89]; IF(MIN([.$M89];[.$R89];[.$W89]) = [.$R89]; [.$Q89]; IF(ISNUMBER([.$W89]); [.$V89]; &quot;NO PRICING&quot;))); &quot;&quot;)" office:value-type="float" office:value="3">
            <text:p>3</text:p>
          </table:table-cell>
          <table:table-cell table:style-name="ce29" table:formula="of:=IF([.$A89] &lt;&gt; &quot;&quot;; IF(MIN([.$M89];[.$R89];[.$W89]) = [.$M89]; [.$M89]; IF(MIN([.$M89];[.$R89];[.$W89]) = [.$R89]; [.$R89]; IF(ISNUMBER([.$W89]); [.$W89]; &quot;NO PRICING&quot;))); &quot;&quot;)" office:value-type="float" office:value="0.69">
            <text:p>0.69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91])" office:value-type="string" office:string-value="74HC251N">
            <text:p>74HC251N</text:p>
          </table:table-cell>
          <table:table-cell table:style-name="ce4" table:formula="of:=T([source.C91])" office:value-type="string" office:string-value="74HC251N">
            <text:p>74HC251N</text:p>
          </table:table-cell>
          <table:table-cell table:style-name="ce4" table:formula="of:=T([source.D91])">
            <text:p/>
          </table:table-cell>
          <table:table-cell table:style-name="ce14" table:formula="of:=T([source.E91])">
            <text:p/>
          </table:table-cell>
          <table:table-cell table:style-name="ce4" table:formula="of:=[source.A91]" office:value-type="float" office:value="2">
            <text:p>2</text:p>
          </table:table-cell>
          <table:table-cell table:style-name="ce4" table:formula="of:=ROUND([.E90]* (1 + extra))" office:value-type="float" office:value="2">
            <text:p>2</text:p>
          </table:table-cell>
          <table:table-cell table:style-name="ce4" table:formula="of:=MAX([.F90];[.E90]+1)" office:value-type="float" office:value="3">
            <text:p>3</text:p>
          </table:table-cell>
          <table:table-cell table:style-name="ce4"/>
          <table:table-cell table:style-name="ce16" table:formula="of:=[source.F91]" office:value-type="float" office:value="9591320">
            <text:p>9591320</text:p>
          </table:table-cell>
          <table:table-cell table:style-name="ce22" table:formula="of:=[source.G91]" office:value-type="float" office:value="0.22">
            <text:p>0.220</text:p>
          </table:table-cell>
          <table:table-cell table:style-name="ce4" table:formula="of:=[source.H91]" office:value-type="float" office:value="1">
            <text:p>1</text:p>
          </table:table-cell>
          <table:table-cell table:style-name="ce4" table:formula="of:=CEILING([.G90];[.K90])" office:value-type="float" office:value="3">
            <text:p>3</text:p>
          </table:table-cell>
          <table:table-cell table:style-name="ce29" table:formula="of:=IF([.L90]*[.J90] &gt; 0; [.L90]*[.J90]; &quot;&quot;)" office:value-type="float" office:value="0.66">
            <text:p>0.66</text:p>
          </table:table-cell>
          <table:table-cell table:style-name="ce16" table:formula="of:=[source.I91]" office:value-type="float" office:value="0">
            <text:p/>
          </table:table-cell>
          <table:table-cell table:style-name="ce22" table:formula="of:=[source.J91]" office:value-type="float" office:value="0">
            <text:p>0.000</text:p>
          </table:table-cell>
          <table:table-cell table:style-name="ce4" table:formula="of:=[source.K91]" office:value-type="float" office:value="0">
            <text:p>0</text:p>
          </table:table-cell>
          <table:table-cell table:style-name="ce4" table:formula="of:=CEILING([.$G90];[.P90])" office:value-type="float" office:value="0">
            <text:p>0</text:p>
          </table:table-cell>
          <table:table-cell table:style-name="ce29" table:formula="of:=IF([.Q90]*[.O90] &gt; 0; [.Q90]*[.O90]; &quot;&quot;)">
            <text:p/>
          </table:table-cell>
          <table:table-cell table:style-name="ce16" table:formula="of:=[source.L91]" office:value-type="string" office:string-value="663-0203">
            <text:p>663-0203</text:p>
          </table:table-cell>
          <table:table-cell table:style-name="ce22" table:formula="of:=[source.M91]" office:value-type="float" office:value="0.423">
            <text:p>0.423</text:p>
          </table:table-cell>
          <table:table-cell table:style-name="ce4" table:formula="of:=[source.N91]" office:value-type="float" office:value="10">
            <text:p>10</text:p>
          </table:table-cell>
          <table:table-cell table:style-name="ce4" table:formula="of:=CEILING([.$G90];[.U90])" office:value-type="float" office:value="10">
            <text:p>10</text:p>
          </table:table-cell>
          <table:table-cell table:style-name="ce29" table:formula="of:=IF([.V90]*[.T90] &gt; 0; [.V90]*[.T90]; &quot;&quot;)" office:value-type="float" office:value="4.23">
            <text:p>4.23</text:p>
          </table:table-cell>
          <table:table-cell table:style-name="ce4" table:formula="of:=IF([.$A90] &lt;&gt; &quot;&quot;; IF(MIN([.$M90];[.$R90];[.$W90]) = [.$M90]; [.$I$1]; IF(MIN([.$M90];[.$R90];[.$W90]) = [.$R90]; [.$N$1]; IF(ISNUMBER([.$W90]); [.$S$1]; &quot;NO PRICING&quot;))); &quot;&quot;)" office:value-type="string" office:string-value="Farnell">
            <text:p>Farnell</text:p>
          </table:table-cell>
          <table:table-cell table:style-name="ce34" table:formula="of:=IF([.$A90] &lt;&gt; &quot;&quot;; IF(MIN([.$M90];[.$R90];[.$W90]) = [.$M90]; [.$I90]; IF(MIN([.$M90];[.$R90];[.$W90]) = [.$R90]; [.$N90]; IF(ISNUMBER([.$W90]); [.$S90]; &quot;NO PRICING&quot;))); &quot;&quot;)" office:value-type="float" office:value="9591320">
            <text:p>9591320</text:p>
          </table:table-cell>
          <table:table-cell table:style-name="ce4" table:formula="of:=IF([.$A90] &lt;&gt; &quot;&quot;; IF(MIN([.$M90];[.$R90];[.$W90]) = [.$M90]; [.$L90]; IF(MIN([.$M90];[.$R90];[.$W90]) = [.$R90]; [.$Q90]; IF(ISNUMBER([.$W90]); [.$V90]; &quot;NO PRICING&quot;))); &quot;&quot;)" office:value-type="float" office:value="3">
            <text:p>3</text:p>
          </table:table-cell>
          <table:table-cell table:style-name="ce29" table:formula="of:=IF([.$A90] &lt;&gt; &quot;&quot;; IF(MIN([.$M90];[.$R90];[.$W90]) = [.$M90]; [.$M90]; IF(MIN([.$M90];[.$R90];[.$W90]) = [.$R90]; [.$R90]; IF(ISNUMBER([.$W90]); [.$W90]; &quot;NO PRICING&quot;))); &quot;&quot;)" office:value-type="float" office:value="0.66">
            <text:p>0.66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71])" office:value-type="string" office:string-value="Tactile switch">
            <text:p>Tactile switch</text:p>
          </table:table-cell>
          <table:table-cell table:style-name="ce4" table:formula="of:=T([source.C71])" office:value-type="string" office:string-value="TAC_SWITCHPTH">
            <text:p>TAC_SWITCHPTH</text:p>
          </table:table-cell>
          <table:table-cell table:style-name="ce4" table:formula="of:=T([source.D71])" office:value-type="string" office:string-value="Tactile switch">
            <text:p>Tactile switch</text:p>
          </table:table-cell>
          <table:table-cell table:style-name="ce14" table:formula="of:=T([source.E71])">
            <text:p/>
          </table:table-cell>
          <table:table-cell table:style-name="ce4" table:formula="of:=[source.A71]" office:value-type="float" office:value="2">
            <text:p>2</text:p>
          </table:table-cell>
          <table:table-cell table:style-name="ce4" table:formula="of:=ROUND([.E91]* (1 + extra))" office:value-type="float" office:value="2">
            <text:p>2</text:p>
          </table:table-cell>
          <table:table-cell table:style-name="ce4" table:formula="of:=MAX([.F91];[.E91]+1)" office:value-type="float" office:value="3">
            <text:p>3</text:p>
          </table:table-cell>
          <table:table-cell table:style-name="ce4"/>
          <table:table-cell table:style-name="ce16" table:formula="of:=[source.F71]" office:value-type="float" office:value="1813689">
            <text:p>1813689</text:p>
          </table:table-cell>
          <table:table-cell table:style-name="ce22" table:formula="of:=[source.G71]" office:value-type="float" office:value="0.185">
            <text:p>0.185</text:p>
          </table:table-cell>
          <table:table-cell table:style-name="ce4" table:formula="of:=[source.H71]" office:value-type="float" office:value="1">
            <text:p>1</text:p>
          </table:table-cell>
          <table:table-cell table:style-name="ce4" table:formula="of:=CEILING([.G91];[.K91])" office:value-type="float" office:value="3">
            <text:p>3</text:p>
          </table:table-cell>
          <table:table-cell table:style-name="ce29" table:formula="of:=IF([.L91]*[.J91] &gt; 0; [.L91]*[.J91]; &quot;&quot;)" office:value-type="float" office:value="0.555">
            <text:p>0.56</text:p>
          </table:table-cell>
          <table:table-cell table:style-name="ce16" table:formula="of:=[source.I71]" office:value-type="float" office:value="0">
            <text:p/>
          </table:table-cell>
          <table:table-cell table:style-name="ce22" table:formula="of:=[source.J71]" office:value-type="float" office:value="0">
            <text:p>0.000</text:p>
          </table:table-cell>
          <table:table-cell table:style-name="ce4" table:formula="of:=[source.K71]" office:value-type="float" office:value="0">
            <text:p>0</text:p>
          </table:table-cell>
          <table:table-cell table:style-name="ce4" table:formula="of:=CEILING([.$G91];[.P91])" office:value-type="float" office:value="0">
            <text:p>0</text:p>
          </table:table-cell>
          <table:table-cell table:style-name="ce29" table:formula="of:=IF([.Q91]*[.O91] &gt; 0; [.Q91]*[.O91]; &quot;&quot;)">
            <text:p/>
          </table:table-cell>
          <table:table-cell table:style-name="ce16" table:formula="of:=[source.L71]" office:value-type="float" office:value="0">
            <text:p/>
          </table:table-cell>
          <table:table-cell table:style-name="ce22" table:formula="of:=[source.M71]" office:value-type="float" office:value="0">
            <text:p>0.000</text:p>
          </table:table-cell>
          <table:table-cell table:style-name="ce4" table:formula="of:=[source.N71]" office:value-type="float" office:value="0">
            <text:p>0</text:p>
          </table:table-cell>
          <table:table-cell table:style-name="ce4" table:formula="of:=CEILING([.$G91];[.U91])" office:value-type="float" office:value="0">
            <text:p>0</text:p>
          </table:table-cell>
          <table:table-cell table:style-name="ce29" table:formula="of:=IF([.V91]*[.T91] &gt; 0; [.V91]*[.T91]; &quot;&quot;)">
            <text:p/>
          </table:table-cell>
          <table:table-cell table:style-name="ce4" table:formula="of:=IF([.$A91] &lt;&gt; &quot;&quot;; IF(MIN([.$M91];[.$R91];[.$W91]) = [.$M91]; [.$I$1]; IF(MIN([.$M91];[.$R91];[.$W91]) = [.$R91]; [.$N$1]; IF(ISNUMBER([.$W91]); [.$S$1]; &quot;NO PRICING&quot;))); &quot;&quot;)" office:value-type="string" office:string-value="Farnell">
            <text:p>Farnell</text:p>
          </table:table-cell>
          <table:table-cell table:style-name="ce34" table:formula="of:=IF([.$A91] &lt;&gt; &quot;&quot;; IF(MIN([.$M91];[.$R91];[.$W91]) = [.$M91]; [.$I91]; IF(MIN([.$M91];[.$R91];[.$W91]) = [.$R91]; [.$N91]; IF(ISNUMBER([.$W91]); [.$S91]; &quot;NO PRICING&quot;))); &quot;&quot;)" office:value-type="float" office:value="1813689">
            <text:p>1813689</text:p>
          </table:table-cell>
          <table:table-cell table:style-name="ce4" table:formula="of:=IF([.$A91] &lt;&gt; &quot;&quot;; IF(MIN([.$M91];[.$R91];[.$W91]) = [.$M91]; [.$L91]; IF(MIN([.$M91];[.$R91];[.$W91]) = [.$R91]; [.$Q91]; IF(ISNUMBER([.$W91]); [.$V91]; &quot;NO PRICING&quot;))); &quot;&quot;)" office:value-type="float" office:value="3">
            <text:p>3</text:p>
          </table:table-cell>
          <table:table-cell table:style-name="ce29" table:formula="of:=IF([.$A91] &lt;&gt; &quot;&quot;; IF(MIN([.$M91];[.$R91];[.$W91]) = [.$M91]; [.$M91]; IF(MIN([.$M91];[.$R91];[.$W91]) = [.$R91]; [.$R91]; IF(ISNUMBER([.$W91]); [.$W91]; &quot;NO PRICING&quot;))); &quot;&quot;)" office:value-type="float" office:value="0.555">
            <text:p>0.56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73])" office:value-type="string" office:string-value="1k">
            <text:p>1k</text:p>
          </table:table-cell>
          <table:table-cell table:style-name="ce4" table:formula="of:=T([source.C73])" office:value-type="string" office:string-value="R-EU_0207/7">
            <text:p>R-EU_0207/7</text:p>
          </table:table-cell>
          <table:table-cell table:style-name="ce4" table:formula="of:=T([source.D73])">
            <text:p/>
          </table:table-cell>
          <table:table-cell table:style-name="ce14" table:formula="of:=T([source.E73])">
            <text:p/>
          </table:table-cell>
          <table:table-cell table:style-name="ce4" table:formula="of:=[source.A73]" office:value-type="float" office:value="2">
            <text:p>2</text:p>
          </table:table-cell>
          <table:table-cell table:style-name="ce4" table:formula="of:=ROUND([.E92]* (1 + extra))" office:value-type="float" office:value="2">
            <text:p>2</text:p>
          </table:table-cell>
          <table:table-cell table:style-name="ce4" table:formula="of:=MAX([.F92];[.E92]+1)" office:value-type="float" office:value="3">
            <text:p>3</text:p>
          </table:table-cell>
          <table:table-cell table:style-name="ce4"/>
          <table:table-cell table:style-name="ce16" table:formula="of:=[source.F73]" office:value-type="float" office:value="9339051">
            <text:p>9339051</text:p>
          </table:table-cell>
          <table:table-cell table:style-name="ce22" table:formula="of:=[source.G73]" office:value-type="float" office:value="0.011">
            <text:p>0.011</text:p>
          </table:table-cell>
          <table:table-cell table:style-name="ce4" table:formula="of:=[source.H73]" office:value-type="float" office:value="50">
            <text:p>50</text:p>
          </table:table-cell>
          <table:table-cell table:style-name="ce4" table:formula="of:=CEILING([.G92];[.K92])" office:value-type="float" office:value="50">
            <text:p>50</text:p>
          </table:table-cell>
          <table:table-cell table:style-name="ce29" table:formula="of:=IF([.L92]*[.J92] &gt; 0; [.L92]*[.J92]; &quot;&quot;)" office:value-type="float" office:value="0.55">
            <text:p>0.55</text:p>
          </table:table-cell>
          <table:table-cell table:style-name="ce16" table:formula="of:=[source.I73]" office:value-type="float" office:value="0">
            <text:p/>
          </table:table-cell>
          <table:table-cell table:style-name="ce22" table:formula="of:=[source.J73]" office:value-type="float" office:value="0">
            <text:p>0.000</text:p>
          </table:table-cell>
          <table:table-cell table:style-name="ce4" table:formula="of:=[source.K73]" office:value-type="float" office:value="0">
            <text:p>0</text:p>
          </table:table-cell>
          <table:table-cell table:style-name="ce4" table:formula="of:=CEILING([.$G92];[.P92])" office:value-type="float" office:value="0">
            <text:p>0</text:p>
          </table:table-cell>
          <table:table-cell table:style-name="ce29" table:formula="of:=IF([.Q92]*[.O92] &gt; 0; [.Q92]*[.O92]; &quot;&quot;)">
            <text:p/>
          </table:table-cell>
          <table:table-cell table:style-name="ce16" table:formula="of:=[source.L73]" office:value-type="float" office:value="0">
            <text:p/>
          </table:table-cell>
          <table:table-cell table:style-name="ce22" table:formula="of:=[source.M73]" office:value-type="float" office:value="0">
            <text:p>0.000</text:p>
          </table:table-cell>
          <table:table-cell table:style-name="ce4" table:formula="of:=[source.N73]" office:value-type="float" office:value="0">
            <text:p>0</text:p>
          </table:table-cell>
          <table:table-cell table:style-name="ce4" table:formula="of:=CEILING([.$G92];[.U92])" office:value-type="float" office:value="0">
            <text:p>0</text:p>
          </table:table-cell>
          <table:table-cell table:style-name="ce29" table:formula="of:=IF([.V92]*[.T92] &gt; 0; [.V92]*[.T92]; &quot;&quot;)">
            <text:p/>
          </table:table-cell>
          <table:table-cell table:style-name="ce4" table:formula="of:=IF([.$A92] &lt;&gt; &quot;&quot;; IF(MIN([.$M92];[.$R92];[.$W92]) = [.$M92]; [.$I$1]; IF(MIN([.$M92];[.$R92];[.$W92]) = [.$R92]; [.$N$1]; IF(ISNUMBER([.$W92]); [.$S$1]; &quot;NO PRICING&quot;))); &quot;&quot;)" office:value-type="string" office:string-value="Farnell">
            <text:p>Farnell</text:p>
          </table:table-cell>
          <table:table-cell table:style-name="ce34" table:formula="of:=IF([.$A92] &lt;&gt; &quot;&quot;; IF(MIN([.$M92];[.$R92];[.$W92]) = [.$M92]; [.$I92]; IF(MIN([.$M92];[.$R92];[.$W92]) = [.$R92]; [.$N92]; IF(ISNUMBER([.$W92]); [.$S92]; &quot;NO PRICING&quot;))); &quot;&quot;)" office:value-type="float" office:value="9339051">
            <text:p>9339051</text:p>
          </table:table-cell>
          <table:table-cell table:style-name="ce4" table:formula="of:=IF([.$A92] &lt;&gt; &quot;&quot;; IF(MIN([.$M92];[.$R92];[.$W92]) = [.$M92]; [.$L92]; IF(MIN([.$M92];[.$R92];[.$W92]) = [.$R92]; [.$Q92]; IF(ISNUMBER([.$W92]); [.$V92]; &quot;NO PRICING&quot;))); &quot;&quot;)" office:value-type="float" office:value="50">
            <text:p>50</text:p>
          </table:table-cell>
          <table:table-cell table:style-name="ce29" table:formula="of:=IF([.$A92] &lt;&gt; &quot;&quot;; IF(MIN([.$M92];[.$R92];[.$W92]) = [.$M92]; [.$M92]; IF(MIN([.$M92];[.$R92];[.$W92]) = [.$R92]; [.$R92]; IF(ISNUMBER([.$W92]); [.$W92]; &quot;NO PRICING&quot;))); &quot;&quot;)" office:value-type="float" office:value="0.55">
            <text:p>0.55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76])" office:value-type="string" office:string-value="4k7">
            <text:p>4k7</text:p>
          </table:table-cell>
          <table:table-cell table:style-name="ce4" table:formula="of:=T([source.C76])" office:value-type="string" office:string-value="R-EU_0207/7">
            <text:p>R-EU_0207/7</text:p>
          </table:table-cell>
          <table:table-cell table:style-name="ce4" table:formula="of:=T([source.D76])">
            <text:p/>
          </table:table-cell>
          <table:table-cell table:style-name="ce14" table:formula="of:=T([source.E76])" office:value-type="string" office:string-value="4.7kΩ, ¼W Resistor">
            <text:p>4.7kΩ, ¼W Resistor</text:p>
          </table:table-cell>
          <table:table-cell table:style-name="ce4" table:formula="of:=[source.A76]" office:value-type="float" office:value="2">
            <text:p>2</text:p>
          </table:table-cell>
          <table:table-cell table:style-name="ce4" table:formula="of:=ROUND([.E93]* (1 + extra))" office:value-type="float" office:value="2">
            <text:p>2</text:p>
          </table:table-cell>
          <table:table-cell table:style-name="ce4" table:formula="of:=MAX([.F93];[.E93]+1)" office:value-type="float" office:value="3">
            <text:p>3</text:p>
          </table:table-cell>
          <table:table-cell table:style-name="ce4"/>
          <table:table-cell table:style-name="ce16" table:formula="of:=[source.F76]" office:value-type="float" office:value="9339540">
            <text:p>9339540</text:p>
          </table:table-cell>
          <table:table-cell table:style-name="ce22" table:formula="of:=[source.G76]" office:value-type="float" office:value="0.011">
            <text:p>0.011</text:p>
          </table:table-cell>
          <table:table-cell table:style-name="ce4" table:formula="of:=[source.H76]" office:value-type="float" office:value="50">
            <text:p>50</text:p>
          </table:table-cell>
          <table:table-cell table:style-name="ce4" table:formula="of:=CEILING([.G93];[.K93])" office:value-type="float" office:value="50">
            <text:p>50</text:p>
          </table:table-cell>
          <table:table-cell table:style-name="ce29" table:formula="of:=IF([.L93]*[.J93] &gt; 0; [.L93]*[.J93]; &quot;&quot;)" office:value-type="float" office:value="0.55">
            <text:p>0.55</text:p>
          </table:table-cell>
          <table:table-cell table:style-name="ce16" table:formula="of:=[source.I76]" office:value-type="float" office:value="0">
            <text:p/>
          </table:table-cell>
          <table:table-cell table:style-name="ce22" table:formula="of:=[source.J76]" office:value-type="float" office:value="0">
            <text:p>0.000</text:p>
          </table:table-cell>
          <table:table-cell table:style-name="ce4" table:formula="of:=[source.K76]" office:value-type="float" office:value="0">
            <text:p>0</text:p>
          </table:table-cell>
          <table:table-cell table:style-name="ce4" table:formula="of:=CEILING([.$G93];[.P93])" office:value-type="float" office:value="0">
            <text:p>0</text:p>
          </table:table-cell>
          <table:table-cell table:style-name="ce29" table:formula="of:=IF([.Q93]*[.O93] &gt; 0; [.Q93]*[.O93]; &quot;&quot;)">
            <text:p/>
          </table:table-cell>
          <table:table-cell table:style-name="ce16" table:formula="of:=[source.L76]" office:value-type="float" office:value="0">
            <text:p/>
          </table:table-cell>
          <table:table-cell table:style-name="ce22" table:formula="of:=[source.M76]" office:value-type="float" office:value="0">
            <text:p>0.000</text:p>
          </table:table-cell>
          <table:table-cell table:style-name="ce4" table:formula="of:=[source.N76]" office:value-type="float" office:value="0">
            <text:p>0</text:p>
          </table:table-cell>
          <table:table-cell table:style-name="ce4" table:formula="of:=CEILING([.$G93];[.U93])" office:value-type="float" office:value="0">
            <text:p>0</text:p>
          </table:table-cell>
          <table:table-cell table:style-name="ce29" table:formula="of:=IF([.V93]*[.T93] &gt; 0; [.V93]*[.T93]; &quot;&quot;)">
            <text:p/>
          </table:table-cell>
          <table:table-cell table:style-name="ce4" table:formula="of:=IF([.$A93] &lt;&gt; &quot;&quot;; IF(MIN([.$M93];[.$R93];[.$W93]) = [.$M93]; [.$I$1]; IF(MIN([.$M93];[.$R93];[.$W93]) = [.$R93]; [.$N$1]; IF(ISNUMBER([.$W93]); [.$S$1]; &quot;NO PRICING&quot;))); &quot;&quot;)" office:value-type="string" office:string-value="Farnell">
            <text:p>Farnell</text:p>
          </table:table-cell>
          <table:table-cell table:style-name="ce34" table:formula="of:=IF([.$A93] &lt;&gt; &quot;&quot;; IF(MIN([.$M93];[.$R93];[.$W93]) = [.$M93]; [.$I93]; IF(MIN([.$M93];[.$R93];[.$W93]) = [.$R93]; [.$N93]; IF(ISNUMBER([.$W93]); [.$S93]; &quot;NO PRICING&quot;))); &quot;&quot;)" office:value-type="float" office:value="9339540">
            <text:p>9339540</text:p>
          </table:table-cell>
          <table:table-cell table:style-name="ce4" table:formula="of:=IF([.$A93] &lt;&gt; &quot;&quot;; IF(MIN([.$M93];[.$R93];[.$W93]) = [.$M93]; [.$L93]; IF(MIN([.$M93];[.$R93];[.$W93]) = [.$R93]; [.$Q93]; IF(ISNUMBER([.$W93]); [.$V93]; &quot;NO PRICING&quot;))); &quot;&quot;)" office:value-type="float" office:value="50">
            <text:p>50</text:p>
          </table:table-cell>
          <table:table-cell table:style-name="ce29" table:formula="of:=IF([.$A93] &lt;&gt; &quot;&quot;; IF(MIN([.$M93];[.$R93];[.$W93]) = [.$M93]; [.$M93]; IF(MIN([.$M93];[.$R93];[.$W93]) = [.$R93]; [.$R93]; IF(ISNUMBER([.$W93]); [.$W93]; &quot;NO PRICING&quot;))); &quot;&quot;)" office:value-type="float" office:value="0.55">
            <text:p>0.55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78])" office:value-type="string" office:string-value="10Ω, ¼W Resistor">
            <text:p>10Ω, ¼W Resistor</text:p>
          </table:table-cell>
          <table:table-cell table:style-name="ce4" table:formula="of:=T([source.C78])" office:value-type="string" office:string-value="R-EU_0204/7">
            <text:p>R-EU_0204/7</text:p>
          </table:table-cell>
          <table:table-cell table:style-name="ce4" table:formula="of:=T([source.D78])" office:value-type="string" office:string-value="10Ω, ¼W Resistor">
            <text:p>10Ω, ¼W Resistor</text:p>
          </table:table-cell>
          <table:table-cell table:style-name="ce14" table:formula="of:=T([source.E78])">
            <text:p/>
          </table:table-cell>
          <table:table-cell table:style-name="ce4" table:formula="of:=[source.A78]" office:value-type="float" office:value="2">
            <text:p>2</text:p>
          </table:table-cell>
          <table:table-cell table:style-name="ce4" table:formula="of:=ROUND([.E94]* (1 + extra))" office:value-type="float" office:value="2">
            <text:p>2</text:p>
          </table:table-cell>
          <table:table-cell table:style-name="ce4" table:formula="of:=MAX([.F94];[.E94]+1)" office:value-type="float" office:value="3">
            <text:p>3</text:p>
          </table:table-cell>
          <table:table-cell table:style-name="ce4"/>
          <table:table-cell table:style-name="ce16" table:formula="of:=[source.F78]" office:value-type="float" office:value="9339035">
            <text:p>9339035</text:p>
          </table:table-cell>
          <table:table-cell table:style-name="ce22" table:formula="of:=[source.G78]" office:value-type="float" office:value="0.011">
            <text:p>0.011</text:p>
          </table:table-cell>
          <table:table-cell table:style-name="ce4" table:formula="of:=[source.H78]" office:value-type="float" office:value="50">
            <text:p>50</text:p>
          </table:table-cell>
          <table:table-cell table:style-name="ce4" table:formula="of:=CEILING([.G94];[.K94])" office:value-type="float" office:value="50">
            <text:p>50</text:p>
          </table:table-cell>
          <table:table-cell table:style-name="ce29" table:formula="of:=IF([.L94]*[.J94] &gt; 0; [.L94]*[.J94]; &quot;&quot;)" office:value-type="float" office:value="0.55">
            <text:p>0.55</text:p>
          </table:table-cell>
          <table:table-cell table:style-name="ce16" table:formula="of:=[source.I78]" office:value-type="float" office:value="0">
            <text:p/>
          </table:table-cell>
          <table:table-cell table:style-name="ce22" table:formula="of:=[source.J78]" office:value-type="float" office:value="0">
            <text:p>0.000</text:p>
          </table:table-cell>
          <table:table-cell table:style-name="ce4" table:formula="of:=[source.K78]" office:value-type="float" office:value="0">
            <text:p>0</text:p>
          </table:table-cell>
          <table:table-cell table:style-name="ce4" table:formula="of:=CEILING([.$G94];[.P94])" office:value-type="float" office:value="0">
            <text:p>0</text:p>
          </table:table-cell>
          <table:table-cell table:style-name="ce29" table:formula="of:=IF([.Q94]*[.O94] &gt; 0; [.Q94]*[.O94]; &quot;&quot;)">
            <text:p/>
          </table:table-cell>
          <table:table-cell table:style-name="ce16" table:formula="of:=[source.L78]" office:value-type="float" office:value="0">
            <text:p/>
          </table:table-cell>
          <table:table-cell table:style-name="ce22" table:formula="of:=[source.M78]" office:value-type="float" office:value="0">
            <text:p>0.000</text:p>
          </table:table-cell>
          <table:table-cell table:style-name="ce4" table:formula="of:=[source.N78]" office:value-type="float" office:value="0">
            <text:p>0</text:p>
          </table:table-cell>
          <table:table-cell table:style-name="ce4" table:formula="of:=CEILING([.$G94];[.U94])" office:value-type="float" office:value="0">
            <text:p>0</text:p>
          </table:table-cell>
          <table:table-cell table:style-name="ce29" table:formula="of:=IF([.V94]*[.T94] &gt; 0; [.V94]*[.T94]; &quot;&quot;)">
            <text:p/>
          </table:table-cell>
          <table:table-cell table:style-name="ce4" table:formula="of:=IF([.$A94] &lt;&gt; &quot;&quot;; IF(MIN([.$M94];[.$R94];[.$W94]) = [.$M94]; [.$I$1]; IF(MIN([.$M94];[.$R94];[.$W94]) = [.$R94]; [.$N$1]; IF(ISNUMBER([.$W94]); [.$S$1]; &quot;NO PRICING&quot;))); &quot;&quot;)" office:value-type="string" office:string-value="Farnell">
            <text:p>Farnell</text:p>
          </table:table-cell>
          <table:table-cell table:style-name="ce34" table:formula="of:=IF([.$A94] &lt;&gt; &quot;&quot;; IF(MIN([.$M94];[.$R94];[.$W94]) = [.$M94]; [.$I94]; IF(MIN([.$M94];[.$R94];[.$W94]) = [.$R94]; [.$N94]; IF(ISNUMBER([.$W94]); [.$S94]; &quot;NO PRICING&quot;))); &quot;&quot;)" office:value-type="float" office:value="9339035">
            <text:p>9339035</text:p>
          </table:table-cell>
          <table:table-cell table:style-name="ce4" table:formula="of:=IF([.$A94] &lt;&gt; &quot;&quot;; IF(MIN([.$M94];[.$R94];[.$W94]) = [.$M94]; [.$L94]; IF(MIN([.$M94];[.$R94];[.$W94]) = [.$R94]; [.$Q94]; IF(ISNUMBER([.$W94]); [.$V94]; &quot;NO PRICING&quot;))); &quot;&quot;)" office:value-type="float" office:value="50">
            <text:p>50</text:p>
          </table:table-cell>
          <table:table-cell table:style-name="ce29" table:formula="of:=IF([.$A94] &lt;&gt; &quot;&quot;; IF(MIN([.$M94];[.$R94];[.$W94]) = [.$M94]; [.$M94]; IF(MIN([.$M94];[.$R94];[.$W94]) = [.$R94]; [.$R94]; IF(ISNUMBER([.$W94]); [.$W94]; &quot;NO PRICING&quot;))); &quot;&quot;)" office:value-type="float" office:value="0.55">
            <text:p>0.55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80])" office:value-type="string" office:string-value="27kΩ, ¼W Resistor">
            <text:p>27kΩ, ¼W Resistor</text:p>
          </table:table-cell>
          <table:table-cell table:style-name="ce4" table:formula="of:=T([source.C80])" office:value-type="string" office:string-value="R-EU_0204/7">
            <text:p>R-EU_0204/7</text:p>
          </table:table-cell>
          <table:table-cell table:style-name="ce4" table:formula="of:=T([source.D80])" office:value-type="string" office:string-value="27kΩ, ¼W Resistor">
            <text:p>27kΩ, ¼W Resistor</text:p>
          </table:table-cell>
          <table:table-cell table:style-name="ce14" table:formula="of:=T([source.E80])">
            <text:p/>
          </table:table-cell>
          <table:table-cell table:style-name="ce4" table:formula="of:=[source.A80]" office:value-type="float" office:value="2">
            <text:p>2</text:p>
          </table:table-cell>
          <table:table-cell table:style-name="ce4" table:formula="of:=ROUND([.E95]* (1 + extra))" office:value-type="float" office:value="2">
            <text:p>2</text:p>
          </table:table-cell>
          <table:table-cell table:style-name="ce4" table:formula="of:=MAX([.F95];[.E95]+1)" office:value-type="float" office:value="3">
            <text:p>3</text:p>
          </table:table-cell>
          <table:table-cell table:style-name="ce4"/>
          <table:table-cell table:style-name="ce16" table:formula="of:=[source.F80]" office:value-type="float" office:value="9339370">
            <text:p>9339370</text:p>
          </table:table-cell>
          <table:table-cell table:style-name="ce22" table:formula="of:=[source.G80]" office:value-type="float" office:value="0.011">
            <text:p>0.011</text:p>
          </table:table-cell>
          <table:table-cell table:style-name="ce4" table:formula="of:=[source.H80]" office:value-type="float" office:value="50">
            <text:p>50</text:p>
          </table:table-cell>
          <table:table-cell table:style-name="ce4" table:formula="of:=CEILING([.G95];[.K95])" office:value-type="float" office:value="50">
            <text:p>50</text:p>
          </table:table-cell>
          <table:table-cell table:style-name="ce29" table:formula="of:=IF([.L95]*[.J95] &gt; 0; [.L95]*[.J95]; &quot;&quot;)" office:value-type="float" office:value="0.55">
            <text:p>0.55</text:p>
          </table:table-cell>
          <table:table-cell table:style-name="ce16" table:formula="of:=[source.I80]" office:value-type="float" office:value="0">
            <text:p/>
          </table:table-cell>
          <table:table-cell table:style-name="ce22" table:formula="of:=[source.J80]" office:value-type="float" office:value="0">
            <text:p>0.000</text:p>
          </table:table-cell>
          <table:table-cell table:style-name="ce4" table:formula="of:=[source.K80]" office:value-type="float" office:value="0">
            <text:p>0</text:p>
          </table:table-cell>
          <table:table-cell table:style-name="ce4" table:formula="of:=CEILING([.$G95];[.P95])" office:value-type="float" office:value="0">
            <text:p>0</text:p>
          </table:table-cell>
          <table:table-cell table:style-name="ce29" table:formula="of:=IF([.Q95]*[.O95] &gt; 0; [.Q95]*[.O95]; &quot;&quot;)">
            <text:p/>
          </table:table-cell>
          <table:table-cell table:style-name="ce16" table:formula="of:=[source.L80]" office:value-type="float" office:value="0">
            <text:p/>
          </table:table-cell>
          <table:table-cell table:style-name="ce22" table:formula="of:=[source.M80]" office:value-type="float" office:value="0">
            <text:p>0.000</text:p>
          </table:table-cell>
          <table:table-cell table:style-name="ce4" table:formula="of:=[source.N80]" office:value-type="float" office:value="0">
            <text:p>0</text:p>
          </table:table-cell>
          <table:table-cell table:style-name="ce4" table:formula="of:=CEILING([.$G95];[.U95])" office:value-type="float" office:value="0">
            <text:p>0</text:p>
          </table:table-cell>
          <table:table-cell table:style-name="ce29" table:formula="of:=IF([.V95]*[.T95] &gt; 0; [.V95]*[.T95]; &quot;&quot;)">
            <text:p/>
          </table:table-cell>
          <table:table-cell table:style-name="ce4" table:formula="of:=IF([.$A95] &lt;&gt; &quot;&quot;; IF(MIN([.$M95];[.$R95];[.$W95]) = [.$M95]; [.$I$1]; IF(MIN([.$M95];[.$R95];[.$W95]) = [.$R95]; [.$N$1]; IF(ISNUMBER([.$W95]); [.$S$1]; &quot;NO PRICING&quot;))); &quot;&quot;)" office:value-type="string" office:string-value="Farnell">
            <text:p>Farnell</text:p>
          </table:table-cell>
          <table:table-cell table:style-name="ce34" table:formula="of:=IF([.$A95] &lt;&gt; &quot;&quot;; IF(MIN([.$M95];[.$R95];[.$W95]) = [.$M95]; [.$I95]; IF(MIN([.$M95];[.$R95];[.$W95]) = [.$R95]; [.$N95]; IF(ISNUMBER([.$W95]); [.$S95]; &quot;NO PRICING&quot;))); &quot;&quot;)" office:value-type="float" office:value="9339370">
            <text:p>9339370</text:p>
          </table:table-cell>
          <table:table-cell table:style-name="ce4" table:formula="of:=IF([.$A95] &lt;&gt; &quot;&quot;; IF(MIN([.$M95];[.$R95];[.$W95]) = [.$M95]; [.$L95]; IF(MIN([.$M95];[.$R95];[.$W95]) = [.$R95]; [.$Q95]; IF(ISNUMBER([.$W95]); [.$V95]; &quot;NO PRICING&quot;))); &quot;&quot;)" office:value-type="float" office:value="50">
            <text:p>50</text:p>
          </table:table-cell>
          <table:table-cell table:style-name="ce29" table:formula="of:=IF([.$A95] &lt;&gt; &quot;&quot;; IF(MIN([.$M95];[.$R95];[.$W95]) = [.$M95]; [.$M95]; IF(MIN([.$M95];[.$R95];[.$W95]) = [.$R95]; [.$R95]; IF(ISNUMBER([.$W95]); [.$W95]; &quot;NO PRICING&quot;))); &quot;&quot;)" office:value-type="float" office:value="0.55">
            <text:p>0.55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84])" office:value-type="string" office:string-value="74HC03N Quad 2-input NAND gate, open collector output">
            <text:p>74HC03N Quad 2-input NAND gate, open collector output</text:p>
          </table:table-cell>
          <table:table-cell table:style-name="ce4" table:formula="of:=T([source.C84])" office:value-type="string" office:string-value="74HC03N">
            <text:p>74HC03N</text:p>
          </table:table-cell>
          <table:table-cell table:style-name="ce4" table:formula="of:=T([source.D84])" office:value-type="string" office:string-value="74HC03N Quad 2-input NAND gate, open collector output">
            <text:p>74HC03N Quad 2-input NAND gate, open collector output</text:p>
          </table:table-cell>
          <table:table-cell table:style-name="ce14" table:formula="of:=T([source.E84])">
            <text:p/>
          </table:table-cell>
          <table:table-cell table:style-name="ce4" table:formula="of:=[source.A84]" office:value-type="float" office:value="2">
            <text:p>2</text:p>
          </table:table-cell>
          <table:table-cell table:style-name="ce4" table:formula="of:=ROUND([.E96]* (1 + extra))" office:value-type="float" office:value="2">
            <text:p>2</text:p>
          </table:table-cell>
          <table:table-cell table:style-name="ce4" table:formula="of:=MAX([.F96];[.E96]+1)" office:value-type="float" office:value="3">
            <text:p>3</text:p>
          </table:table-cell>
          <table:table-cell table:style-name="ce4"/>
          <table:table-cell table:style-name="ce16" table:formula="of:=[source.F84]" office:value-type="float" office:value="1282849">
            <text:p>1282849</text:p>
          </table:table-cell>
          <table:table-cell table:style-name="ce22" table:formula="of:=[source.G84]" office:value-type="float" office:value="0.17">
            <text:p>0.170</text:p>
          </table:table-cell>
          <table:table-cell table:style-name="ce4" table:formula="of:=[source.H84]" office:value-type="float" office:value="1">
            <text:p>1</text:p>
          </table:table-cell>
          <table:table-cell table:style-name="ce4" table:formula="of:=CEILING([.G96];[.K96])" office:value-type="float" office:value="3">
            <text:p>3</text:p>
          </table:table-cell>
          <table:table-cell table:style-name="ce29" table:formula="of:=IF([.L96]*[.J96] &gt; 0; [.L96]*[.J96]; &quot;&quot;)" office:value-type="float" office:value="0.51">
            <text:p>0.51</text:p>
          </table:table-cell>
          <table:table-cell table:style-name="ce16" table:formula="of:=[source.I84]" office:value-type="float" office:value="0">
            <text:p/>
          </table:table-cell>
          <table:table-cell table:style-name="ce22" table:formula="of:=[source.J84]" office:value-type="float" office:value="0">
            <text:p>0.000</text:p>
          </table:table-cell>
          <table:table-cell table:style-name="ce4" table:formula="of:=[source.K84]" office:value-type="float" office:value="0">
            <text:p>0</text:p>
          </table:table-cell>
          <table:table-cell table:style-name="ce4" table:formula="of:=CEILING([.$G96];[.P96])" office:value-type="float" office:value="0">
            <text:p>0</text:p>
          </table:table-cell>
          <table:table-cell table:style-name="ce29" table:formula="of:=IF([.Q96]*[.O96] &gt; 0; [.Q96]*[.O96]; &quot;&quot;)">
            <text:p/>
          </table:table-cell>
          <table:table-cell table:style-name="ce16" table:formula="of:=[source.L84]" office:value-type="float" office:value="0">
            <text:p/>
          </table:table-cell>
          <table:table-cell table:style-name="ce22" table:formula="of:=[source.M84]" office:value-type="float" office:value="0">
            <text:p>0.000</text:p>
          </table:table-cell>
          <table:table-cell table:style-name="ce4" table:formula="of:=[source.N84]" office:value-type="float" office:value="0">
            <text:p>0</text:p>
          </table:table-cell>
          <table:table-cell table:style-name="ce4" table:formula="of:=CEILING([.$G96];[.U96])" office:value-type="float" office:value="0">
            <text:p>0</text:p>
          </table:table-cell>
          <table:table-cell table:style-name="ce29" table:formula="of:=IF([.V96]*[.T96] &gt; 0; [.V96]*[.T96]; &quot;&quot;)">
            <text:p/>
          </table:table-cell>
          <table:table-cell table:style-name="ce4" table:formula="of:=IF([.$A96] &lt;&gt; &quot;&quot;; IF(MIN([.$M96];[.$R96];[.$W96]) = [.$M96]; [.$I$1]; IF(MIN([.$M96];[.$R96];[.$W96]) = [.$R96]; [.$N$1]; IF(ISNUMBER([.$W96]); [.$S$1]; &quot;NO PRICING&quot;))); &quot;&quot;)" office:value-type="string" office:string-value="Farnell">
            <text:p>Farnell</text:p>
          </table:table-cell>
          <table:table-cell table:style-name="ce34" table:formula="of:=IF([.$A96] &lt;&gt; &quot;&quot;; IF(MIN([.$M96];[.$R96];[.$W96]) = [.$M96]; [.$I96]; IF(MIN([.$M96];[.$R96];[.$W96]) = [.$R96]; [.$N96]; IF(ISNUMBER([.$W96]); [.$S96]; &quot;NO PRICING&quot;))); &quot;&quot;)" office:value-type="float" office:value="1282849">
            <text:p>1282849</text:p>
          </table:table-cell>
          <table:table-cell table:style-name="ce4" table:formula="of:=IF([.$A96] &lt;&gt; &quot;&quot;; IF(MIN([.$M96];[.$R96];[.$W96]) = [.$M96]; [.$L96]; IF(MIN([.$M96];[.$R96];[.$W96]) = [.$R96]; [.$Q96]; IF(ISNUMBER([.$W96]); [.$V96]; &quot;NO PRICING&quot;))); &quot;&quot;)" office:value-type="float" office:value="3">
            <text:p>3</text:p>
          </table:table-cell>
          <table:table-cell table:style-name="ce29" table:formula="of:=IF([.$A96] &lt;&gt; &quot;&quot;; IF(MIN([.$M96];[.$R96];[.$W96]) = [.$M96]; [.$M96]; IF(MIN([.$M96];[.$R96];[.$W96]) = [.$R96]; [.$R96]; IF(ISNUMBER([.$W96]); [.$W96]; &quot;NO PRICING&quot;))); &quot;&quot;)" office:value-type="float" office:value="0.51">
            <text:p>0.51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94])" office:value-type="string" office:string-value="220µF electrolytic capacitor">
            <text:p>220µF electrolytic capacitor</text:p>
          </table:table-cell>
          <table:table-cell table:style-name="ce4" table:formula="of:=T([source.C94])" office:value-type="string" office:string-value="CPOL-EUE2.5-5">
            <text:p>CPOL-EUE2.5-5</text:p>
          </table:table-cell>
          <table:table-cell table:style-name="ce4" table:formula="of:=T([source.D94])" office:value-type="string" office:string-value="220µF electrolytic capacitor">
            <text:p>220µF electrolytic capacitor</text:p>
          </table:table-cell>
          <table:table-cell table:style-name="ce14" table:formula="of:=T([source.E94])">
            <text:p/>
          </table:table-cell>
          <table:table-cell table:style-name="ce4" table:formula="of:=[source.A94]" office:value-type="float" office:value="2">
            <text:p>2</text:p>
          </table:table-cell>
          <table:table-cell table:style-name="ce4" table:formula="of:=ROUND([.E97]* (1 + extra))" office:value-type="float" office:value="2">
            <text:p>2</text:p>
          </table:table-cell>
          <table:table-cell table:style-name="ce4" table:formula="of:=MAX([.F97];[.E97]+1)" office:value-type="float" office:value="3">
            <text:p>3</text:p>
          </table:table-cell>
          <table:table-cell table:style-name="ce4"/>
          <table:table-cell table:style-name="ce16" table:formula="of:=[source.F94]" office:value-type="float" office:value="1902883">
            <text:p>1902883</text:p>
          </table:table-cell>
          <table:table-cell table:style-name="ce22" table:formula="of:=[source.G94]" office:value-type="float" office:value="0.042">
            <text:p>0.042</text:p>
          </table:table-cell>
          <table:table-cell table:style-name="ce4" table:formula="of:=[source.H94]" office:value-type="float" office:value="10">
            <text:p>10</text:p>
          </table:table-cell>
          <table:table-cell table:style-name="ce4" table:formula="of:=CEILING([.G97];[.K97])" office:value-type="float" office:value="10">
            <text:p>10</text:p>
          </table:table-cell>
          <table:table-cell table:style-name="ce29" table:formula="of:=IF([.L97]*[.J97] &gt; 0; [.L97]*[.J97]; &quot;&quot;)" office:value-type="float" office:value="0.42">
            <text:p>0.42</text:p>
          </table:table-cell>
          <table:table-cell table:style-name="ce16" table:formula="of:=[source.I94]" office:value-type="float" office:value="0">
            <text:p/>
          </table:table-cell>
          <table:table-cell table:style-name="ce22" table:formula="of:=[source.J94]" office:value-type="float" office:value="0">
            <text:p>0.000</text:p>
          </table:table-cell>
          <table:table-cell table:style-name="ce4" table:formula="of:=[source.K94]" office:value-type="float" office:value="0">
            <text:p>0</text:p>
          </table:table-cell>
          <table:table-cell table:style-name="ce4" table:formula="of:=CEILING([.$G97];[.P97])" office:value-type="float" office:value="0">
            <text:p>0</text:p>
          </table:table-cell>
          <table:table-cell table:style-name="ce29" table:formula="of:=IF([.Q97]*[.O97] &gt; 0; [.Q97]*[.O97]; &quot;&quot;)">
            <text:p/>
          </table:table-cell>
          <table:table-cell table:style-name="ce16" table:formula="of:=[source.L94]" office:value-type="float" office:value="0">
            <text:p/>
          </table:table-cell>
          <table:table-cell table:style-name="ce22" table:formula="of:=[source.M94]" office:value-type="float" office:value="0">
            <text:p>0.000</text:p>
          </table:table-cell>
          <table:table-cell table:style-name="ce4" table:formula="of:=[source.N94]" office:value-type="float" office:value="0">
            <text:p>0</text:p>
          </table:table-cell>
          <table:table-cell table:style-name="ce4" table:formula="of:=CEILING([.$G97];[.U97])" office:value-type="float" office:value="0">
            <text:p>0</text:p>
          </table:table-cell>
          <table:table-cell table:style-name="ce29" table:formula="of:=IF([.V97]*[.T97] &gt; 0; [.V97]*[.T97]; &quot;&quot;)">
            <text:p/>
          </table:table-cell>
          <table:table-cell table:style-name="ce4" table:formula="of:=IF([.$A97] &lt;&gt; &quot;&quot;; IF(MIN([.$M97];[.$R97];[.$W97]) = [.$M97]; [.$I$1]; IF(MIN([.$M97];[.$R97];[.$W97]) = [.$R97]; [.$N$1]; IF(ISNUMBER([.$W97]); [.$S$1]; &quot;NO PRICING&quot;))); &quot;&quot;)" office:value-type="string" office:string-value="Farnell">
            <text:p>Farnell</text:p>
          </table:table-cell>
          <table:table-cell table:style-name="ce34" table:formula="of:=IF([.$A97] &lt;&gt; &quot;&quot;; IF(MIN([.$M97];[.$R97];[.$W97]) = [.$M97]; [.$I97]; IF(MIN([.$M97];[.$R97];[.$W97]) = [.$R97]; [.$N97]; IF(ISNUMBER([.$W97]); [.$S97]; &quot;NO PRICING&quot;))); &quot;&quot;)" office:value-type="float" office:value="1902883">
            <text:p>1902883</text:p>
          </table:table-cell>
          <table:table-cell table:style-name="ce4" table:formula="of:=IF([.$A97] &lt;&gt; &quot;&quot;; IF(MIN([.$M97];[.$R97];[.$W97]) = [.$M97]; [.$L97]; IF(MIN([.$M97];[.$R97];[.$W97]) = [.$R97]; [.$Q97]; IF(ISNUMBER([.$W97]); [.$V97]; &quot;NO PRICING&quot;))); &quot;&quot;)" office:value-type="float" office:value="10">
            <text:p>10</text:p>
          </table:table-cell>
          <table:table-cell table:style-name="ce29" table:formula="of:=IF([.$A97] &lt;&gt; &quot;&quot;; IF(MIN([.$M97];[.$R97];[.$W97]) = [.$M97]; [.$M97]; IF(MIN([.$M97];[.$R97];[.$W97]) = [.$R97]; [.$R97]; IF(ISNUMBER([.$W97]); [.$W97]; &quot;NO PRICING&quot;))); &quot;&quot;)" office:value-type="float" office:value="0.42">
            <text:p>0.42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82])" office:value-type="string" office:string-value="47µF electrolytic capacitor">
            <text:p>47µF electrolytic capacitor</text:p>
          </table:table-cell>
          <table:table-cell table:style-name="ce4" table:formula="of:=T([source.C82])" office:value-type="string" office:string-value="CPOL-EUE2.5-5">
            <text:p>CPOL-EUE2.5-5</text:p>
          </table:table-cell>
          <table:table-cell table:style-name="ce4" table:formula="of:=T([source.D82])" office:value-type="string" office:string-value="47µF electrolytic capacitor">
            <text:p>47µF electrolytic capacitor</text:p>
          </table:table-cell>
          <table:table-cell table:style-name="ce14" table:formula="of:=T([source.E82])">
            <text:p/>
          </table:table-cell>
          <table:table-cell table:style-name="ce4" table:formula="of:=[source.A82]" office:value-type="float" office:value="2">
            <text:p>2</text:p>
          </table:table-cell>
          <table:table-cell table:style-name="ce4" table:formula="of:=ROUND([.E98]* (1 + extra))" office:value-type="float" office:value="2">
            <text:p>2</text:p>
          </table:table-cell>
          <table:table-cell table:style-name="ce4" table:formula="of:=MAX([.F98];[.E98]+1)" office:value-type="float" office:value="3">
            <text:p>3</text:p>
          </table:table-cell>
          <table:table-cell table:style-name="ce4"/>
          <table:table-cell table:style-name="ce16" table:formula="of:=[source.F82]" office:value-type="float" office:value="1902909">
            <text:p>1902909</text:p>
          </table:table-cell>
          <table:table-cell table:style-name="ce22" table:formula="of:=[source.G82]" office:value-type="float" office:value="0.041">
            <text:p>0.041</text:p>
          </table:table-cell>
          <table:table-cell table:style-name="ce4" table:formula="of:=[source.H82]" office:value-type="float" office:value="10">
            <text:p>10</text:p>
          </table:table-cell>
          <table:table-cell table:style-name="ce4" table:formula="of:=CEILING([.G98];[.K98])" office:value-type="float" office:value="10">
            <text:p>10</text:p>
          </table:table-cell>
          <table:table-cell table:style-name="ce29" table:formula="of:=IF([.L98]*[.J98] &gt; 0; [.L98]*[.J98]; &quot;&quot;)" office:value-type="float" office:value="0.41">
            <text:p>0.41</text:p>
          </table:table-cell>
          <table:table-cell table:style-name="ce16" table:formula="of:=[source.I82]" office:value-type="float" office:value="0">
            <text:p/>
          </table:table-cell>
          <table:table-cell table:style-name="ce22" table:formula="of:=[source.J82]" office:value-type="float" office:value="0">
            <text:p>0.000</text:p>
          </table:table-cell>
          <table:table-cell table:style-name="ce4" table:formula="of:=[source.K82]" office:value-type="float" office:value="0">
            <text:p>0</text:p>
          </table:table-cell>
          <table:table-cell table:style-name="ce4" table:formula="of:=CEILING([.$G98];[.P98])" office:value-type="float" office:value="0">
            <text:p>0</text:p>
          </table:table-cell>
          <table:table-cell table:style-name="ce29" table:formula="of:=IF([.Q98]*[.O98] &gt; 0; [.Q98]*[.O98]; &quot;&quot;)">
            <text:p/>
          </table:table-cell>
          <table:table-cell table:style-name="ce16" table:formula="of:=[source.L82]" office:value-type="float" office:value="0">
            <text:p/>
          </table:table-cell>
          <table:table-cell table:style-name="ce22" table:formula="of:=[source.M82]" office:value-type="float" office:value="0">
            <text:p>0.000</text:p>
          </table:table-cell>
          <table:table-cell table:style-name="ce4" table:formula="of:=[source.N82]" office:value-type="float" office:value="0">
            <text:p>0</text:p>
          </table:table-cell>
          <table:table-cell table:style-name="ce4" table:formula="of:=CEILING([.$G98];[.U98])" office:value-type="float" office:value="0">
            <text:p>0</text:p>
          </table:table-cell>
          <table:table-cell table:style-name="ce29" table:formula="of:=IF([.V98]*[.T98] &gt; 0; [.V98]*[.T98]; &quot;&quot;)">
            <text:p/>
          </table:table-cell>
          <table:table-cell table:style-name="ce4" table:formula="of:=IF([.$A98] &lt;&gt; &quot;&quot;; IF(MIN([.$M98];[.$R98];[.$W98]) = [.$M98]; [.$I$1]; IF(MIN([.$M98];[.$R98];[.$W98]) = [.$R98]; [.$N$1]; IF(ISNUMBER([.$W98]); [.$S$1]; &quot;NO PRICING&quot;))); &quot;&quot;)" office:value-type="string" office:string-value="Farnell">
            <text:p>Farnell</text:p>
          </table:table-cell>
          <table:table-cell table:style-name="ce34" table:formula="of:=IF([.$A98] &lt;&gt; &quot;&quot;; IF(MIN([.$M98];[.$R98];[.$W98]) = [.$M98]; [.$I98]; IF(MIN([.$M98];[.$R98];[.$W98]) = [.$R98]; [.$N98]; IF(ISNUMBER([.$W98]); [.$S98]; &quot;NO PRICING&quot;))); &quot;&quot;)" office:value-type="float" office:value="1902909">
            <text:p>1902909</text:p>
          </table:table-cell>
          <table:table-cell table:style-name="ce4" table:formula="of:=IF([.$A98] &lt;&gt; &quot;&quot;; IF(MIN([.$M98];[.$R98];[.$W98]) = [.$M98]; [.$L98]; IF(MIN([.$M98];[.$R98];[.$W98]) = [.$R98]; [.$Q98]; IF(ISNUMBER([.$W98]); [.$V98]; &quot;NO PRICING&quot;))); &quot;&quot;)" office:value-type="float" office:value="10">
            <text:p>10</text:p>
          </table:table-cell>
          <table:table-cell table:style-name="ce29" table:formula="of:=IF([.$A98] &lt;&gt; &quot;&quot;; IF(MIN([.$M98];[.$R98];[.$W98]) = [.$M98]; [.$M98]; IF(MIN([.$M98];[.$R98];[.$W98]) = [.$R98]; [.$R98]; IF(ISNUMBER([.$W98]); [.$W98]; &quot;NO PRICING&quot;))); &quot;&quot;)" office:value-type="float" office:value="0.41">
            <text:p>0.41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81])" office:value-type="string" office:string-value="47nF ceramic capacitor">
            <text:p>47nF ceramic capacitor</text:p>
          </table:table-cell>
          <table:table-cell table:style-name="ce4" table:formula="of:=T([source.C81])" office:value-type="string" office:string-value="C-EU025-024X044">
            <text:p>C-EU025-024X044</text:p>
          </table:table-cell>
          <table:table-cell table:style-name="ce4" table:formula="of:=T([source.D81])" office:value-type="string" office:string-value="47nF ceramic capacitor">
            <text:p>47nF ceramic capacitor</text:p>
          </table:table-cell>
          <table:table-cell table:style-name="ce14" table:formula="of:=T([source.E81])">
            <text:p/>
          </table:table-cell>
          <table:table-cell table:style-name="ce4" table:formula="of:=[source.A81]" office:value-type="float" office:value="2">
            <text:p>2</text:p>
          </table:table-cell>
          <table:table-cell table:style-name="ce4" table:formula="of:=ROUND([.E99]* (1 + extra))" office:value-type="float" office:value="2">
            <text:p>2</text:p>
          </table:table-cell>
          <table:table-cell table:style-name="ce4" table:formula="of:=MAX([.F99];[.E99]+1)" office:value-type="float" office:value="3">
            <text:p>3</text:p>
          </table:table-cell>
          <table:table-cell table:style-name="ce4"/>
          <table:table-cell table:style-name="ce16" table:formula="of:=[source.F81]" office:value-type="float" office:value="1100530">
            <text:p>1100530</text:p>
          </table:table-cell>
          <table:table-cell table:style-name="ce22" table:formula="of:=[source.G81]" office:value-type="float" office:value="0.055">
            <text:p>0.055</text:p>
          </table:table-cell>
          <table:table-cell table:style-name="ce4" table:formula="of:=[source.H81]" office:value-type="float" office:value="5">
            <text:p>5</text:p>
          </table:table-cell>
          <table:table-cell table:style-name="ce4" table:formula="of:=CEILING([.G99];[.K99])" office:value-type="float" office:value="5">
            <text:p>5</text:p>
          </table:table-cell>
          <table:table-cell table:style-name="ce29" table:formula="of:=IF([.L99]*[.J99] &gt; 0; [.L99]*[.J99]; &quot;&quot;)" office:value-type="float" office:value="0.275">
            <text:p>0.28</text:p>
          </table:table-cell>
          <table:table-cell table:style-name="ce16" table:formula="of:=[source.I81]" office:value-type="float" office:value="0">
            <text:p/>
          </table:table-cell>
          <table:table-cell table:style-name="ce22" table:formula="of:=[source.J81]" office:value-type="float" office:value="0">
            <text:p>0.000</text:p>
          </table:table-cell>
          <table:table-cell table:style-name="ce4" table:formula="of:=[source.K81]" office:value-type="float" office:value="0">
            <text:p>0</text:p>
          </table:table-cell>
          <table:table-cell table:style-name="ce4" table:formula="of:=CEILING([.$G99];[.P99])" office:value-type="float" office:value="0">
            <text:p>0</text:p>
          </table:table-cell>
          <table:table-cell table:style-name="ce29" table:formula="of:=IF([.Q99]*[.O99] &gt; 0; [.Q99]*[.O99]; &quot;&quot;)">
            <text:p/>
          </table:table-cell>
          <table:table-cell table:style-name="ce16" table:formula="of:=[source.L81]" office:value-type="float" office:value="0">
            <text:p/>
          </table:table-cell>
          <table:table-cell table:style-name="ce22" table:formula="of:=[source.M81]" office:value-type="float" office:value="0">
            <text:p>0.000</text:p>
          </table:table-cell>
          <table:table-cell table:style-name="ce4" table:formula="of:=[source.N81]" office:value-type="float" office:value="0">
            <text:p>0</text:p>
          </table:table-cell>
          <table:table-cell table:style-name="ce4" table:formula="of:=CEILING([.$G99];[.U99])" office:value-type="float" office:value="0">
            <text:p>0</text:p>
          </table:table-cell>
          <table:table-cell table:style-name="ce29" table:formula="of:=IF([.V99]*[.T99] &gt; 0; [.V99]*[.T99]; &quot;&quot;)">
            <text:p/>
          </table:table-cell>
          <table:table-cell table:style-name="ce4" table:formula="of:=IF([.$A99] &lt;&gt; &quot;&quot;; IF(MIN([.$M99];[.$R99];[.$W99]) = [.$M99]; [.$I$1]; IF(MIN([.$M99];[.$R99];[.$W99]) = [.$R99]; [.$N$1]; IF(ISNUMBER([.$W99]); [.$S$1]; &quot;NO PRICING&quot;))); &quot;&quot;)" office:value-type="string" office:string-value="Farnell">
            <text:p>Farnell</text:p>
          </table:table-cell>
          <table:table-cell table:style-name="ce34" table:formula="of:=IF([.$A99] &lt;&gt; &quot;&quot;; IF(MIN([.$M99];[.$R99];[.$W99]) = [.$M99]; [.$I99]; IF(MIN([.$M99];[.$R99];[.$W99]) = [.$R99]; [.$N99]; IF(ISNUMBER([.$W99]); [.$S99]; &quot;NO PRICING&quot;))); &quot;&quot;)" office:value-type="float" office:value="1100530">
            <text:p>1100530</text:p>
          </table:table-cell>
          <table:table-cell table:style-name="ce4" table:formula="of:=IF([.$A99] &lt;&gt; &quot;&quot;; IF(MIN([.$M99];[.$R99];[.$W99]) = [.$M99]; [.$L99]; IF(MIN([.$M99];[.$R99];[.$W99]) = [.$R99]; [.$Q99]; IF(ISNUMBER([.$W99]); [.$V99]; &quot;NO PRICING&quot;))); &quot;&quot;)" office:value-type="float" office:value="5">
            <text:p>5</text:p>
          </table:table-cell>
          <table:table-cell table:style-name="ce29" table:formula="of:=IF([.$A99] &lt;&gt; &quot;&quot;; IF(MIN([.$M99];[.$R99];[.$W99]) = [.$M99]; [.$M99]; IF(MIN([.$M99];[.$R99];[.$W99]) = [.$R99]; [.$R99]; IF(ISNUMBER([.$W99]); [.$W99]; &quot;NO PRICING&quot;))); &quot;&quot;)" office:value-type="float" office:value="0.275">
            <text:p>0.28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77])" office:value-type="string" office:string-value="10MΩ resistor, 0.25W">
            <text:p>10MΩ resistor, 0.25W</text:p>
          </table:table-cell>
          <table:table-cell table:style-name="ce4" table:formula="of:=T([source.C77])" office:value-type="string" office:string-value="R-EU_0204/7">
            <text:p>R-EU_0204/7</text:p>
          </table:table-cell>
          <table:table-cell table:style-name="ce4" table:formula="of:=T([source.D77])" office:value-type="string" office:string-value="10MΩ resistor, 0.25W">
            <text:p>10MΩ resistor, 0.25W</text:p>
          </table:table-cell>
          <table:table-cell table:style-name="ce14" table:formula="of:=T([source.E77])">
            <text:p/>
          </table:table-cell>
          <table:table-cell table:style-name="ce4" table:formula="of:=[source.A77]" office:value-type="float" office:value="2">
            <text:p>2</text:p>
          </table:table-cell>
          <table:table-cell table:style-name="ce4" table:formula="of:=ROUND([.E100]* (1 + extra))" office:value-type="float" office:value="2">
            <text:p>2</text:p>
          </table:table-cell>
          <table:table-cell table:style-name="ce4" table:formula="of:=MAX([.F100];[.E100]+1)" office:value-type="float" office:value="3">
            <text:p>3</text:p>
          </table:table-cell>
          <table:table-cell table:style-name="ce4"/>
          <table:table-cell table:style-name="ce16" table:formula="of:=[source.F77]" office:value-type="float" office:value="1186248">
            <text:p>1186248</text:p>
          </table:table-cell>
          <table:table-cell table:style-name="ce22" table:formula="of:=[source.G77]" office:value-type="float" office:value="0.012">
            <text:p>0.012</text:p>
          </table:table-cell>
          <table:table-cell table:style-name="ce4" table:formula="of:=[source.H77]" office:value-type="float" office:value="50">
            <text:p>50</text:p>
          </table:table-cell>
          <table:table-cell table:style-name="ce4" table:formula="of:=CEILING([.G100];[.K100])" office:value-type="float" office:value="50">
            <text:p>50</text:p>
          </table:table-cell>
          <table:table-cell table:style-name="ce29" table:formula="of:=IF([.L100]*[.J100] &gt; 0; [.L100]*[.J100]; &quot;&quot;)" office:value-type="float" office:value="0.6">
            <text:p>0.60</text:p>
          </table:table-cell>
          <table:table-cell table:style-name="ce16" table:formula="of:=[source.I77]" office:value-type="float" office:value="0">
            <text:p/>
          </table:table-cell>
          <table:table-cell table:style-name="ce22" table:formula="of:=[source.J77]" office:value-type="float" office:value="0">
            <text:p>0.000</text:p>
          </table:table-cell>
          <table:table-cell table:style-name="ce4" table:formula="of:=[source.K77]" office:value-type="float" office:value="0">
            <text:p>0</text:p>
          </table:table-cell>
          <table:table-cell table:style-name="ce4" table:formula="of:=CEILING([.$G100];[.P100])" office:value-type="float" office:value="0">
            <text:p>0</text:p>
          </table:table-cell>
          <table:table-cell table:style-name="ce29" table:formula="of:=IF([.Q100]*[.O100] &gt; 0; [.Q100]*[.O100]; &quot;&quot;)">
            <text:p/>
          </table:table-cell>
          <table:table-cell table:style-name="ce16" table:formula="of:=[source.L77]" office:value-type="string" office:string-value="135-667">
            <text:p>135-667</text:p>
          </table:table-cell>
          <table:table-cell table:style-name="ce22" table:formula="of:=[source.M77]" office:value-type="float" office:value="0.014">
            <text:p>0.014</text:p>
          </table:table-cell>
          <table:table-cell table:style-name="ce4" table:formula="of:=[source.N77]" office:value-type="float" office:value="10">
            <text:p>10</text:p>
          </table:table-cell>
          <table:table-cell table:style-name="ce4" table:formula="of:=CEILING([.$G100];[.U100])" office:value-type="float" office:value="10">
            <text:p>10</text:p>
          </table:table-cell>
          <table:table-cell table:style-name="ce29" table:formula="of:=IF([.V100]*[.T100] &gt; 0; [.V100]*[.T100]; &quot;&quot;)" office:value-type="float" office:value="0.14">
            <text:p>0.14</text:p>
          </table:table-cell>
          <table:table-cell table:style-name="ce4" table:formula="of:=IF([.$A100] &lt;&gt; &quot;&quot;; IF(MIN([.$M100];[.$R100];[.$W100]) = [.$M100]; [.$I$1]; IF(MIN([.$M100];[.$R100];[.$W100]) = [.$R100]; [.$N$1]; IF(ISNUMBER([.$W100]); [.$S$1]; &quot;NO PRICING&quot;))); &quot;&quot;)" office:value-type="string" office:string-value="RS Online">
            <text:p>RS Online</text:p>
          </table:table-cell>
          <table:table-cell table:style-name="ce34" table:formula="of:=IF([.$A100] &lt;&gt; &quot;&quot;; IF(MIN([.$M100];[.$R100];[.$W100]) = [.$M100]; [.$I100]; IF(MIN([.$M100];[.$R100];[.$W100]) = [.$R100]; [.$N100]; IF(ISNUMBER([.$W100]); [.$S100]; &quot;NO PRICING&quot;))); &quot;&quot;)" office:value-type="string" office:string-value="135-667">
            <text:p>135-667</text:p>
          </table:table-cell>
          <table:table-cell table:style-name="ce4" table:formula="of:=IF([.$A100] &lt;&gt; &quot;&quot;; IF(MIN([.$M100];[.$R100];[.$W100]) = [.$M100]; [.$L100]; IF(MIN([.$M100];[.$R100];[.$W100]) = [.$R100]; [.$Q100]; IF(ISNUMBER([.$W100]); [.$V100]; &quot;NO PRICING&quot;))); &quot;&quot;)" office:value-type="float" office:value="10">
            <text:p>10</text:p>
          </table:table-cell>
          <table:table-cell table:style-name="ce29" table:formula="of:=IF([.$A100] &lt;&gt; &quot;&quot;; IF(MIN([.$M100];[.$R100];[.$W100]) = [.$M100]; [.$M100]; IF(MIN([.$M100];[.$R100];[.$W100]) = [.$R100]; [.$R100]; IF(ISNUMBER([.$W100]); [.$W100]; &quot;NO PRICING&quot;))); &quot;&quot;)" office:value-type="float" office:value="0.14">
            <text:p>0.14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95])" office:value-type="string" office:string-value="470Ω resistor, 0.25W">
            <text:p>470Ω resistor, 0.25W</text:p>
          </table:table-cell>
          <table:table-cell table:style-name="ce4" table:formula="of:=T([source.C95])" office:value-type="string" office:string-value="R-EU_0204/7">
            <text:p>R-EU_0204/7</text:p>
          </table:table-cell>
          <table:table-cell table:style-name="ce4" table:formula="of:=T([source.D95])" office:value-type="string" office:string-value="470Ω resistor, 0.25W">
            <text:p>470Ω resistor, 0.25W</text:p>
          </table:table-cell>
          <table:table-cell table:style-name="ce14" table:formula="of:=T([source.E95])">
            <text:p/>
          </table:table-cell>
          <table:table-cell table:style-name="ce4" table:formula="of:=[source.A95]" office:value-type="float" office:value="2">
            <text:p>2</text:p>
          </table:table-cell>
          <table:table-cell table:style-name="ce4" table:formula="of:=ROUND([.E101]* (1 + extra))" office:value-type="float" office:value="2">
            <text:p>2</text:p>
          </table:table-cell>
          <table:table-cell table:style-name="ce4" table:formula="of:=MAX([.F101];[.E101]+1)" office:value-type="float" office:value="3">
            <text:p>3</text:p>
          </table:table-cell>
          <table:table-cell table:style-name="ce4"/>
          <table:table-cell table:style-name="ce16" table:formula="of:=[source.F95]" office:value-type="float" office:value="9339531">
            <text:p>9339531</text:p>
          </table:table-cell>
          <table:table-cell table:style-name="ce22" table:formula="of:=[source.G95]" office:value-type="float" office:value="0.011">
            <text:p>0.011</text:p>
          </table:table-cell>
          <table:table-cell table:style-name="ce4" table:formula="of:=[source.H95]" office:value-type="float" office:value="50">
            <text:p>50</text:p>
          </table:table-cell>
          <table:table-cell table:style-name="ce4" table:formula="of:=CEILING([.G101];[.K101])" office:value-type="float" office:value="50">
            <text:p>50</text:p>
          </table:table-cell>
          <table:table-cell table:style-name="ce29" table:formula="of:=IF([.L101]*[.J101] &gt; 0; [.L101]*[.J101]; &quot;&quot;)" office:value-type="float" office:value="0.55">
            <text:p>0.55</text:p>
          </table:table-cell>
          <table:table-cell table:style-name="ce16" table:formula="of:=[source.I95]" office:value-type="float" office:value="0">
            <text:p/>
          </table:table-cell>
          <table:table-cell table:style-name="ce22" table:formula="of:=[source.J95]" office:value-type="float" office:value="0">
            <text:p>0.000</text:p>
          </table:table-cell>
          <table:table-cell table:style-name="ce4" table:formula="of:=[source.K95]" office:value-type="float" office:value="0">
            <text:p>0</text:p>
          </table:table-cell>
          <table:table-cell table:style-name="ce4" table:formula="of:=CEILING([.$G101];[.P101])" office:value-type="float" office:value="0">
            <text:p>0</text:p>
          </table:table-cell>
          <table:table-cell table:style-name="ce29" table:formula="of:=IF([.Q101]*[.O101] &gt; 0; [.Q101]*[.O101]; &quot;&quot;)">
            <text:p/>
          </table:table-cell>
          <table:table-cell table:style-name="ce16" table:formula="of:=[source.L95]" office:value-type="string" office:string-value="131-211">
            <text:p>131-211</text:p>
          </table:table-cell>
          <table:table-cell table:style-name="ce22" table:formula="of:=[source.M95]" office:value-type="float" office:value="0.014">
            <text:p>0.014</text:p>
          </table:table-cell>
          <table:table-cell table:style-name="ce4" table:formula="of:=[source.N95]" office:value-type="float" office:value="10">
            <text:p>10</text:p>
          </table:table-cell>
          <table:table-cell table:style-name="ce4" table:formula="of:=CEILING([.$G101];[.U101])" office:value-type="float" office:value="10">
            <text:p>10</text:p>
          </table:table-cell>
          <table:table-cell table:style-name="ce29" table:formula="of:=IF([.V101]*[.T101] &gt; 0; [.V101]*[.T101]; &quot;&quot;)" office:value-type="float" office:value="0.14">
            <text:p>0.14</text:p>
          </table:table-cell>
          <table:table-cell table:style-name="ce4" table:formula="of:=IF([.$A101] &lt;&gt; &quot;&quot;; IF(MIN([.$M101];[.$R101];[.$W101]) = [.$M101]; [.$I$1]; IF(MIN([.$M101];[.$R101];[.$W101]) = [.$R101]; [.$N$1]; IF(ISNUMBER([.$W101]); [.$S$1]; &quot;NO PRICING&quot;))); &quot;&quot;)" office:value-type="string" office:string-value="RS Online">
            <text:p>RS Online</text:p>
          </table:table-cell>
          <table:table-cell table:style-name="ce34" table:formula="of:=IF([.$A101] &lt;&gt; &quot;&quot;; IF(MIN([.$M101];[.$R101];[.$W101]) = [.$M101]; [.$I101]; IF(MIN([.$M101];[.$R101];[.$W101]) = [.$R101]; [.$N101]; IF(ISNUMBER([.$W101]); [.$S101]; &quot;NO PRICING&quot;))); &quot;&quot;)" office:value-type="string" office:string-value="131-211">
            <text:p>131-211</text:p>
          </table:table-cell>
          <table:table-cell table:style-name="ce4" table:formula="of:=IF([.$A101] &lt;&gt; &quot;&quot;; IF(MIN([.$M101];[.$R101];[.$W101]) = [.$M101]; [.$L101]; IF(MIN([.$M101];[.$R101];[.$W101]) = [.$R101]; [.$Q101]; IF(ISNUMBER([.$W101]); [.$V101]; &quot;NO PRICING&quot;))); &quot;&quot;)" office:value-type="float" office:value="10">
            <text:p>10</text:p>
          </table:table-cell>
          <table:table-cell table:style-name="ce29" table:formula="of:=IF([.$A101] &lt;&gt; &quot;&quot;; IF(MIN([.$M101];[.$R101];[.$W101]) = [.$M101]; [.$M101]; IF(MIN([.$M101];[.$R101];[.$W101]) = [.$R101]; [.$R101]; IF(ISNUMBER([.$W101]); [.$W101]; &quot;NO PRICING&quot;))); &quot;&quot;)" office:value-type="float" office:value="0.14">
            <text:p>0.14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110])" office:value-type="string" office:string-value="3x dip switch or 2x3 pin header">
            <text:p>3x dip switch or 2x3 pin header</text:p>
          </table:table-cell>
          <table:table-cell table:style-name="ce4" table:formula="of:=T([source.C110])" office:value-type="string" office:string-value="SW_DIP-3">
            <text:p>SW_DIP-3</text:p>
          </table:table-cell>
          <table:table-cell table:style-name="ce4" table:formula="of:=T([source.D110])" office:value-type="string" office:string-value="3x dip switch or 2x3 pin header">
            <text:p>3x dip switch or 2x3 pin header</text:p>
          </table:table-cell>
          <table:table-cell table:style-name="ce14" table:formula="of:=T([source.E110])">
            <text:p/>
          </table:table-cell>
          <table:table-cell table:style-name="ce4" table:formula="of:=[source.A110]" office:value-type="float" office:value="1">
            <text:p>1</text:p>
          </table:table-cell>
          <table:table-cell table:style-name="ce4" table:formula="of:=ROUND([.E102]* (1 + extra))" office:value-type="float" office:value="1">
            <text:p>1</text:p>
          </table:table-cell>
          <table:table-cell table:style-name="ce4" table:formula="of:=MAX([.F102];[.E102]+1)" office:value-type="float" office:value="2">
            <text:p>2</text:p>
          </table:table-cell>
          <table:table-cell table:style-name="ce4"/>
          <table:table-cell table:style-name="ce16" table:formula="of:=[source.F110]" office:value-type="float" office:value="0">
            <text:p/>
          </table:table-cell>
          <table:table-cell table:style-name="ce22" table:formula="of:=[source.G110]" office:value-type="float" office:value="0">
            <text:p>0.000</text:p>
          </table:table-cell>
          <table:table-cell table:style-name="ce4" table:formula="of:=[source.H110]" office:value-type="float" office:value="0">
            <text:p>0</text:p>
          </table:table-cell>
          <table:table-cell table:style-name="ce4" table:formula="of:=CEILING([.G102];[.K102])" office:value-type="float" office:value="0">
            <text:p>0</text:p>
          </table:table-cell>
          <table:table-cell table:style-name="ce29" table:formula="of:=IF([.L102]*[.J102] &gt; 0; [.L102]*[.J102]; &quot;&quot;)">
            <text:p/>
          </table:table-cell>
          <table:table-cell table:style-name="ce16" table:formula="of:=[source.I110]" office:value-type="float" office:value="0">
            <text:p/>
          </table:table-cell>
          <table:table-cell table:style-name="ce22" table:formula="of:=[source.J110]" office:value-type="float" office:value="0">
            <text:p>0.000</text:p>
          </table:table-cell>
          <table:table-cell table:style-name="ce4" table:formula="of:=[source.K110]" office:value-type="float" office:value="0">
            <text:p>0</text:p>
          </table:table-cell>
          <table:table-cell table:style-name="ce4" table:formula="of:=CEILING([.$G102];[.P102])" office:value-type="float" office:value="0">
            <text:p>0</text:p>
          </table:table-cell>
          <table:table-cell table:style-name="ce29" table:formula="of:=IF([.Q102]*[.O102] &gt; 0; [.Q102]*[.O102]; &quot;&quot;)">
            <text:p/>
          </table:table-cell>
          <table:table-cell table:style-name="ce16" table:formula="of:=[source.L110]" office:value-type="float" office:value="0">
            <text:p/>
          </table:table-cell>
          <table:table-cell table:style-name="ce22" table:formula="of:=[source.M110]" office:value-type="float" office:value="0">
            <text:p>0.000</text:p>
          </table:table-cell>
          <table:table-cell table:style-name="ce4" table:formula="of:=[source.N110]" office:value-type="float" office:value="0">
            <text:p>0</text:p>
          </table:table-cell>
          <table:table-cell table:style-name="ce4" table:formula="of:=CEILING([.$G102];[.U102])" office:value-type="float" office:value="0">
            <text:p>0</text:p>
          </table:table-cell>
          <table:table-cell table:style-name="ce29" table:formula="of:=IF([.V102]*[.T102] &gt; 0; [.V102]*[.T102]; &quot;&quot;)">
            <text:p/>
          </table:table-cell>
          <table:table-cell table:style-name="ce4" table:formula="of:=IF([.$A102] &lt;&gt; &quot;&quot;; IF(MIN([.$M102];[.$R102];[.$W102]) = [.$M102]; [.$I$1]; IF(MIN([.$M102];[.$R102];[.$W102]) = [.$R102]; [.$N$1]; IF(ISNUMBER([.$W102]); [.$S$1]; &quot;NO PRICING&quot;))); &quot;&quot;)" office:value-type="string" office:string-value="NO PRICING">
            <text:p>NO PRICING</text:p>
          </table:table-cell>
          <table:table-cell table:style-name="ce34" table:formula="of:=IF([.$A102] &lt;&gt; &quot;&quot;; IF(MIN([.$M102];[.$R102];[.$W102]) = [.$M102]; [.$I102]; IF(MIN([.$M102];[.$R102];[.$W102]) = [.$R102]; [.$N102]; IF(ISNUMBER([.$W102]); [.$S102]; &quot;NO PRICING&quot;))); &quot;&quot;)" office:value-type="string" office:string-value="NO PRICING">
            <text:p>NO PRICING</text:p>
          </table:table-cell>
          <table:table-cell table:style-name="ce4" table:formula="of:=IF([.$A102] &lt;&gt; &quot;&quot;; IF(MIN([.$M102];[.$R102];[.$W102]) = [.$M102]; [.$L102]; IF(MIN([.$M102];[.$R102];[.$W102]) = [.$R102]; [.$Q102]; IF(ISNUMBER([.$W102]); [.$V102]; &quot;NO PRICING&quot;))); &quot;&quot;)" office:value-type="string" office:string-value="NO PRICING">
            <text:p>NO PRICING</text:p>
          </table:table-cell>
          <table:table-cell table:style-name="ce29" table:formula="of:=IF([.$A102] &lt;&gt; &quot;&quot;; IF(MIN([.$M102];[.$R102];[.$W102]) = [.$M102]; [.$M102]; IF(MIN([.$M102];[.$R102];[.$W102]) = [.$R102]; [.$R102]; IF(ISNUMBER([.$W102]); [.$W102]; &quot;NO PRICING&quot;))); &quot;&quot;)" office:value-type="string" office:string-value="NO PRICING">
            <text:p>NO PRICING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116])" office:value-type="string" office:string-value="3x2 pin header">
            <text:p>3x2 pin header</text:p>
          </table:table-cell>
          <table:table-cell table:style-name="ce4" table:formula="of:=T([source.C116])" office:value-type="string" office:string-value="MA03-2">
            <text:p>MA03-2</text:p>
          </table:table-cell>
          <table:table-cell table:style-name="ce4" table:formula="of:=T([source.D116])" office:value-type="string" office:string-value="3x2 pin header">
            <text:p>3x2 pin header</text:p>
          </table:table-cell>
          <table:table-cell table:style-name="ce14" table:formula="of:=T([source.E116])">
            <text:p/>
          </table:table-cell>
          <table:table-cell table:style-name="ce4" table:formula="of:=[source.A116]" office:value-type="float" office:value="1">
            <text:p>1</text:p>
          </table:table-cell>
          <table:table-cell table:style-name="ce4" table:formula="of:=ROUND([.E103]* (1 + extra))" office:value-type="float" office:value="1">
            <text:p>1</text:p>
          </table:table-cell>
          <table:table-cell table:style-name="ce4" table:formula="of:=MAX([.F103];[.E103]+1)" office:value-type="float" office:value="2">
            <text:p>2</text:p>
          </table:table-cell>
          <table:table-cell table:style-name="ce4"/>
          <table:table-cell table:style-name="ce16" table:formula="of:=[source.F116]" office:value-type="float" office:value="0">
            <text:p/>
          </table:table-cell>
          <table:table-cell table:style-name="ce22" table:formula="of:=[source.G116]" office:value-type="float" office:value="0">
            <text:p>0.000</text:p>
          </table:table-cell>
          <table:table-cell table:style-name="ce4" table:formula="of:=[source.H116]" office:value-type="float" office:value="0">
            <text:p>0</text:p>
          </table:table-cell>
          <table:table-cell table:style-name="ce4" table:formula="of:=CEILING([.G103];[.K103])" office:value-type="float" office:value="0">
            <text:p>0</text:p>
          </table:table-cell>
          <table:table-cell table:style-name="ce29" table:formula="of:=IF([.L103]*[.J103] &gt; 0; [.L103]*[.J103]; &quot;&quot;)">
            <text:p/>
          </table:table-cell>
          <table:table-cell table:style-name="ce16" table:formula="of:=[source.I116]" office:value-type="float" office:value="0">
            <text:p/>
          </table:table-cell>
          <table:table-cell table:style-name="ce22" table:formula="of:=[source.J116]" office:value-type="float" office:value="0">
            <text:p>0.000</text:p>
          </table:table-cell>
          <table:table-cell table:style-name="ce4" table:formula="of:=[source.K116]" office:value-type="float" office:value="0">
            <text:p>0</text:p>
          </table:table-cell>
          <table:table-cell table:style-name="ce4" table:formula="of:=CEILING([.$G103];[.P103])" office:value-type="float" office:value="0">
            <text:p>0</text:p>
          </table:table-cell>
          <table:table-cell table:style-name="ce29" table:formula="of:=IF([.Q103]*[.O103] &gt; 0; [.Q103]*[.O103]; &quot;&quot;)">
            <text:p/>
          </table:table-cell>
          <table:table-cell table:style-name="ce16" table:formula="of:=[source.L116]" office:value-type="float" office:value="0">
            <text:p/>
          </table:table-cell>
          <table:table-cell table:style-name="ce22" table:formula="of:=[source.M116]" office:value-type="float" office:value="0">
            <text:p>0.000</text:p>
          </table:table-cell>
          <table:table-cell table:style-name="ce4" table:formula="of:=[source.N116]" office:value-type="float" office:value="0">
            <text:p>0</text:p>
          </table:table-cell>
          <table:table-cell table:style-name="ce4" table:formula="of:=CEILING([.$G103];[.U103])" office:value-type="float" office:value="0">
            <text:p>0</text:p>
          </table:table-cell>
          <table:table-cell table:style-name="ce29" table:formula="of:=IF([.V103]*[.T103] &gt; 0; [.V103]*[.T103]; &quot;&quot;)">
            <text:p/>
          </table:table-cell>
          <table:table-cell table:style-name="ce4" table:formula="of:=IF([.$A103] &lt;&gt; &quot;&quot;; IF(MIN([.$M103];[.$R103];[.$W103]) = [.$M103]; [.$I$1]; IF(MIN([.$M103];[.$R103];[.$W103]) = [.$R103]; [.$N$1]; IF(ISNUMBER([.$W103]); [.$S$1]; &quot;NO PRICING&quot;))); &quot;&quot;)" office:value-type="string" office:string-value="NO PRICING">
            <text:p>NO PRICING</text:p>
          </table:table-cell>
          <table:table-cell table:style-name="ce34" table:formula="of:=IF([.$A103] &lt;&gt; &quot;&quot;; IF(MIN([.$M103];[.$R103];[.$W103]) = [.$M103]; [.$I103]; IF(MIN([.$M103];[.$R103];[.$W103]) = [.$R103]; [.$N103]; IF(ISNUMBER([.$W103]); [.$S103]; &quot;NO PRICING&quot;))); &quot;&quot;)" office:value-type="string" office:string-value="NO PRICING">
            <text:p>NO PRICING</text:p>
          </table:table-cell>
          <table:table-cell table:style-name="ce4" table:formula="of:=IF([.$A103] &lt;&gt; &quot;&quot;; IF(MIN([.$M103];[.$R103];[.$W103]) = [.$M103]; [.$L103]; IF(MIN([.$M103];[.$R103];[.$W103]) = [.$R103]; [.$Q103]; IF(ISNUMBER([.$W103]); [.$V103]; &quot;NO PRICING&quot;))); &quot;&quot;)" office:value-type="string" office:string-value="NO PRICING">
            <text:p>NO PRICING</text:p>
          </table:table-cell>
          <table:table-cell table:style-name="ce29" table:formula="of:=IF([.$A103] &lt;&gt; &quot;&quot;; IF(MIN([.$M103];[.$R103];[.$W103]) = [.$M103]; [.$M103]; IF(MIN([.$M103];[.$R103];[.$W103]) = [.$R103]; [.$R103]; IF(ISNUMBER([.$W103]); [.$W103]; &quot;NO PRICING&quot;))); &quot;&quot;)" office:value-type="string" office:string-value="NO PRICING">
            <text:p>NO PRICING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121])" office:value-type="string" office:string-value="10kΩ 6x bussed SIL resistor">
            <text:p>10kΩ 6x bussed SIL resistor</text:p>
          </table:table-cell>
          <table:table-cell table:style-name="ce4" table:formula="of:=T([source.C121])" office:value-type="string" office:string-value="G06R">
            <text:p>G06R</text:p>
          </table:table-cell>
          <table:table-cell table:style-name="ce4" table:formula="of:=T([source.D121])" office:value-type="string" office:string-value="10kΩ 6x bussed SIL resistor">
            <text:p>10kΩ 6x bussed SIL resistor</text:p>
          </table:table-cell>
          <table:table-cell table:style-name="ce14" table:formula="of:=T([source.E121])">
            <text:p/>
          </table:table-cell>
          <table:table-cell table:style-name="ce4" table:formula="of:=[source.A121]" office:value-type="float" office:value="1">
            <text:p>1</text:p>
          </table:table-cell>
          <table:table-cell table:style-name="ce4" table:formula="of:=ROUND([.E104]* (1 + extra))" office:value-type="float" office:value="1">
            <text:p>1</text:p>
          </table:table-cell>
          <table:table-cell table:style-name="ce4" table:formula="of:=MAX([.F104];[.E104]+1)" office:value-type="float" office:value="2">
            <text:p>2</text:p>
          </table:table-cell>
          <table:table-cell table:style-name="ce4"/>
          <table:table-cell table:style-name="ce16" table:formula="of:=[source.F121]" office:value-type="float" office:value="0">
            <text:p/>
          </table:table-cell>
          <table:table-cell table:style-name="ce22" table:formula="of:=[source.G121]" office:value-type="float" office:value="0">
            <text:p>0.000</text:p>
          </table:table-cell>
          <table:table-cell table:style-name="ce4" table:formula="of:=[source.H121]" office:value-type="float" office:value="0">
            <text:p>0</text:p>
          </table:table-cell>
          <table:table-cell table:style-name="ce4" table:formula="of:=CEILING([.G104];[.K104])" office:value-type="float" office:value="0">
            <text:p>0</text:p>
          </table:table-cell>
          <table:table-cell table:style-name="ce29" table:formula="of:=IF([.L104]*[.J104] &gt; 0; [.L104]*[.J104]; &quot;&quot;)">
            <text:p/>
          </table:table-cell>
          <table:table-cell table:style-name="ce16" table:formula="of:=[source.I121]" office:value-type="float" office:value="0">
            <text:p/>
          </table:table-cell>
          <table:table-cell table:style-name="ce22" table:formula="of:=[source.J121]" office:value-type="float" office:value="0">
            <text:p>0.000</text:p>
          </table:table-cell>
          <table:table-cell table:style-name="ce4" table:formula="of:=[source.K121]" office:value-type="float" office:value="0">
            <text:p>0</text:p>
          </table:table-cell>
          <table:table-cell table:style-name="ce4" table:formula="of:=CEILING([.$G104];[.P104])" office:value-type="float" office:value="0">
            <text:p>0</text:p>
          </table:table-cell>
          <table:table-cell table:style-name="ce29" table:formula="of:=IF([.Q104]*[.O104] &gt; 0; [.Q104]*[.O104]; &quot;&quot;)">
            <text:p/>
          </table:table-cell>
          <table:table-cell table:style-name="ce16" table:formula="of:=[source.L121]" office:value-type="float" office:value="0">
            <text:p/>
          </table:table-cell>
          <table:table-cell table:style-name="ce22" table:formula="of:=[source.M121]" office:value-type="float" office:value="0">
            <text:p>0.000</text:p>
          </table:table-cell>
          <table:table-cell table:style-name="ce4" table:formula="of:=[source.N121]" office:value-type="float" office:value="0">
            <text:p>0</text:p>
          </table:table-cell>
          <table:table-cell table:style-name="ce4" table:formula="of:=CEILING([.$G104];[.U104])" office:value-type="float" office:value="0">
            <text:p>0</text:p>
          </table:table-cell>
          <table:table-cell table:style-name="ce29" table:formula="of:=IF([.V104]*[.T104] &gt; 0; [.V104]*[.T104]; &quot;&quot;)">
            <text:p/>
          </table:table-cell>
          <table:table-cell table:style-name="ce4" table:formula="of:=IF([.$A104] &lt;&gt; &quot;&quot;; IF(MIN([.$M104];[.$R104];[.$W104]) = [.$M104]; [.$I$1]; IF(MIN([.$M104];[.$R104];[.$W104]) = [.$R104]; [.$N$1]; IF(ISNUMBER([.$W104]); [.$S$1]; &quot;NO PRICING&quot;))); &quot;&quot;)" office:value-type="string" office:string-value="NO PRICING">
            <text:p>NO PRICING</text:p>
          </table:table-cell>
          <table:table-cell table:style-name="ce34" table:formula="of:=IF([.$A104] &lt;&gt; &quot;&quot;; IF(MIN([.$M104];[.$R104];[.$W104]) = [.$M104]; [.$I104]; IF(MIN([.$M104];[.$R104];[.$W104]) = [.$R104]; [.$N104]; IF(ISNUMBER([.$W104]); [.$S104]; &quot;NO PRICING&quot;))); &quot;&quot;)" office:value-type="string" office:string-value="NO PRICING">
            <text:p>NO PRICING</text:p>
          </table:table-cell>
          <table:table-cell table:style-name="ce4" table:formula="of:=IF([.$A104] &lt;&gt; &quot;&quot;; IF(MIN([.$M104];[.$R104];[.$W104]) = [.$M104]; [.$L104]; IF(MIN([.$M104];[.$R104];[.$W104]) = [.$R104]; [.$Q104]; IF(ISNUMBER([.$W104]); [.$V104]; &quot;NO PRICING&quot;))); &quot;&quot;)" office:value-type="string" office:string-value="NO PRICING">
            <text:p>NO PRICING</text:p>
          </table:table-cell>
          <table:table-cell table:style-name="ce29" table:formula="of:=IF([.$A104] &lt;&gt; &quot;&quot;; IF(MIN([.$M104];[.$R104];[.$W104]) = [.$M104]; [.$M104]; IF(MIN([.$M104];[.$R104];[.$W104]) = [.$R104]; [.$R104]; IF(ISNUMBER([.$W104]); [.$W104]; &quot;NO PRICING&quot;))); &quot;&quot;)" office:value-type="string" office:string-value="NO PRICING">
            <text:p>NO PRICING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122])" office:value-type="string" office:string-value="10k log">
            <text:p>10k log</text:p>
          </table:table-cell>
          <table:table-cell table:style-name="ce4" table:formula="of:=T([source.C122])" office:value-type="string" office:string-value="3RP/1610G">
            <text:p>3RP/1610G</text:p>
          </table:table-cell>
          <table:table-cell table:style-name="ce4" table:formula="of:=T([source.D122])">
            <text:p/>
          </table:table-cell>
          <table:table-cell table:style-name="ce14" table:formula="of:=T([source.E122])">
            <text:p/>
          </table:table-cell>
          <table:table-cell table:style-name="ce4" table:formula="of:=[source.A122]" office:value-type="float" office:value="1">
            <text:p>1</text:p>
          </table:table-cell>
          <table:table-cell table:style-name="ce4" table:formula="of:=ROUND([.E105]* (1 + extra))" office:value-type="float" office:value="1">
            <text:p>1</text:p>
          </table:table-cell>
          <table:table-cell table:style-name="ce4" table:formula="of:=MAX([.F105];[.E105]+1)" office:value-type="float" office:value="2">
            <text:p>2</text:p>
          </table:table-cell>
          <table:table-cell table:style-name="ce4"/>
          <table:table-cell table:style-name="ce16" table:formula="of:=[source.F122]" office:value-type="float" office:value="0">
            <text:p/>
          </table:table-cell>
          <table:table-cell table:style-name="ce22" table:formula="of:=[source.G122]" office:value-type="float" office:value="0">
            <text:p>0.000</text:p>
          </table:table-cell>
          <table:table-cell table:style-name="ce4" table:formula="of:=[source.H122]" office:value-type="float" office:value="0">
            <text:p>0</text:p>
          </table:table-cell>
          <table:table-cell table:style-name="ce4" table:formula="of:=CEILING([.G105];[.K105])" office:value-type="float" office:value="0">
            <text:p>0</text:p>
          </table:table-cell>
          <table:table-cell table:style-name="ce29" table:formula="of:=IF([.L105]*[.J105] &gt; 0; [.L105]*[.J105]; &quot;&quot;)">
            <text:p/>
          </table:table-cell>
          <table:table-cell table:style-name="ce16" table:formula="of:=[source.I122]" office:value-type="float" office:value="0">
            <text:p/>
          </table:table-cell>
          <table:table-cell table:style-name="ce22" table:formula="of:=[source.J122]" office:value-type="float" office:value="0">
            <text:p>0.000</text:p>
          </table:table-cell>
          <table:table-cell table:style-name="ce4" table:formula="of:=[source.K122]" office:value-type="float" office:value="0">
            <text:p>0</text:p>
          </table:table-cell>
          <table:table-cell table:style-name="ce4" table:formula="of:=CEILING([.$G105];[.P105])" office:value-type="float" office:value="0">
            <text:p>0</text:p>
          </table:table-cell>
          <table:table-cell table:style-name="ce29" table:formula="of:=IF([.Q105]*[.O105] &gt; 0; [.Q105]*[.O105]; &quot;&quot;)">
            <text:p/>
          </table:table-cell>
          <table:table-cell table:style-name="ce16" table:formula="of:=[source.L122]" office:value-type="float" office:value="0">
            <text:p/>
          </table:table-cell>
          <table:table-cell table:style-name="ce22" table:formula="of:=[source.M122]" office:value-type="float" office:value="0">
            <text:p>0.000</text:p>
          </table:table-cell>
          <table:table-cell table:style-name="ce4" table:formula="of:=[source.N122]" office:value-type="float" office:value="0">
            <text:p>0</text:p>
          </table:table-cell>
          <table:table-cell table:style-name="ce4" table:formula="of:=CEILING([.$G105];[.U105])" office:value-type="float" office:value="0">
            <text:p>0</text:p>
          </table:table-cell>
          <table:table-cell table:style-name="ce29" table:formula="of:=IF([.V105]*[.T105] &gt; 0; [.V105]*[.T105]; &quot;&quot;)">
            <text:p/>
          </table:table-cell>
          <table:table-cell table:style-name="ce4" table:formula="of:=IF([.$A105] &lt;&gt; &quot;&quot;; IF(MIN([.$M105];[.$R105];[.$W105]) = [.$M105]; [.$I$1]; IF(MIN([.$M105];[.$R105];[.$W105]) = [.$R105]; [.$N$1]; IF(ISNUMBER([.$W105]); [.$S$1]; &quot;NO PRICING&quot;))); &quot;&quot;)" office:value-type="string" office:string-value="NO PRICING">
            <text:p>NO PRICING</text:p>
          </table:table-cell>
          <table:table-cell table:style-name="ce34" table:formula="of:=IF([.$A105] &lt;&gt; &quot;&quot;; IF(MIN([.$M105];[.$R105];[.$W105]) = [.$M105]; [.$I105]; IF(MIN([.$M105];[.$R105];[.$W105]) = [.$R105]; [.$N105]; IF(ISNUMBER([.$W105]); [.$S105]; &quot;NO PRICING&quot;))); &quot;&quot;)" office:value-type="string" office:string-value="NO PRICING">
            <text:p>NO PRICING</text:p>
          </table:table-cell>
          <table:table-cell table:style-name="ce4" table:formula="of:=IF([.$A105] &lt;&gt; &quot;&quot;; IF(MIN([.$M105];[.$R105];[.$W105]) = [.$M105]; [.$L105]; IF(MIN([.$M105];[.$R105];[.$W105]) = [.$R105]; [.$Q105]; IF(ISNUMBER([.$W105]); [.$V105]; &quot;NO PRICING&quot;))); &quot;&quot;)" office:value-type="string" office:string-value="NO PRICING">
            <text:p>NO PRICING</text:p>
          </table:table-cell>
          <table:table-cell table:style-name="ce29" table:formula="of:=IF([.$A105] &lt;&gt; &quot;&quot;; IF(MIN([.$M105];[.$R105];[.$W105]) = [.$M105]; [.$M105]; IF(MIN([.$M105];[.$R105];[.$W105]) = [.$R105]; [.$R105]; IF(ISNUMBER([.$W105]); [.$W105]; &quot;NO PRICING&quot;))); &quot;&quot;)" office:value-type="string" office:string-value="NO PRICING">
            <text:p>NO PRICING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123])" office:value-type="string" office:string-value="10μF/10V Electrolytic capacitor">
            <text:p>10μF/10V Electrolytic capacitor</text:p>
          </table:table-cell>
          <table:table-cell table:style-name="ce4" table:formula="of:=T([source.C123])" office:value-type="string" office:string-value="CPOL-EUE2.5-7">
            <text:p>CPOL-EUE2.5-7</text:p>
          </table:table-cell>
          <table:table-cell table:style-name="ce4" table:formula="of:=T([source.D123])" office:value-type="string" office:string-value="10μF/10V Electrolytic capacitor">
            <text:p>10μF/10V Electrolytic capacitor</text:p>
          </table:table-cell>
          <table:table-cell table:style-name="ce14" table:formula="of:=T([source.E123])">
            <text:p/>
          </table:table-cell>
          <table:table-cell table:style-name="ce4" table:formula="of:=[source.A123]" office:value-type="float" office:value="1">
            <text:p>1</text:p>
          </table:table-cell>
          <table:table-cell table:style-name="ce4" table:formula="of:=ROUND([.E106]* (1 + extra))" office:value-type="float" office:value="1">
            <text:p>1</text:p>
          </table:table-cell>
          <table:table-cell table:style-name="ce4" table:formula="of:=MAX([.F106];[.E106]+1)" office:value-type="float" office:value="2">
            <text:p>2</text:p>
          </table:table-cell>
          <table:table-cell table:style-name="ce4"/>
          <table:table-cell table:style-name="ce16" table:formula="of:=[source.F123]" office:value-type="float" office:value="0">
            <text:p/>
          </table:table-cell>
          <table:table-cell table:style-name="ce22" table:formula="of:=[source.G123]" office:value-type="float" office:value="0">
            <text:p>0.000</text:p>
          </table:table-cell>
          <table:table-cell table:style-name="ce4" table:formula="of:=[source.H123]" office:value-type="float" office:value="0">
            <text:p>0</text:p>
          </table:table-cell>
          <table:table-cell table:style-name="ce4" table:formula="of:=CEILING([.G106];[.K106])" office:value-type="float" office:value="0">
            <text:p>0</text:p>
          </table:table-cell>
          <table:table-cell table:style-name="ce29" table:formula="of:=IF([.L106]*[.J106] &gt; 0; [.L106]*[.J106]; &quot;&quot;)">
            <text:p/>
          </table:table-cell>
          <table:table-cell table:style-name="ce16" table:formula="of:=[source.I123]" office:value-type="float" office:value="0">
            <text:p/>
          </table:table-cell>
          <table:table-cell table:style-name="ce22" table:formula="of:=[source.J123]" office:value-type="float" office:value="0">
            <text:p>0.000</text:p>
          </table:table-cell>
          <table:table-cell table:style-name="ce4" table:formula="of:=[source.K123]" office:value-type="float" office:value="0">
            <text:p>0</text:p>
          </table:table-cell>
          <table:table-cell table:style-name="ce4" table:formula="of:=CEILING([.$G106];[.P106])" office:value-type="float" office:value="0">
            <text:p>0</text:p>
          </table:table-cell>
          <table:table-cell table:style-name="ce29" table:formula="of:=IF([.Q106]*[.O106] &gt; 0; [.Q106]*[.O106]; &quot;&quot;)">
            <text:p/>
          </table:table-cell>
          <table:table-cell table:style-name="ce16" table:formula="of:=[source.L123]" office:value-type="float" office:value="0">
            <text:p/>
          </table:table-cell>
          <table:table-cell table:style-name="ce22" table:formula="of:=[source.M123]" office:value-type="float" office:value="0">
            <text:p>0.000</text:p>
          </table:table-cell>
          <table:table-cell table:style-name="ce4" table:formula="of:=[source.N123]" office:value-type="float" office:value="0">
            <text:p>0</text:p>
          </table:table-cell>
          <table:table-cell table:style-name="ce4" table:formula="of:=CEILING([.$G106];[.U106])" office:value-type="float" office:value="0">
            <text:p>0</text:p>
          </table:table-cell>
          <table:table-cell table:style-name="ce29" table:formula="of:=IF([.V106]*[.T106] &gt; 0; [.V106]*[.T106]; &quot;&quot;)">
            <text:p/>
          </table:table-cell>
          <table:table-cell table:style-name="ce4" table:formula="of:=IF([.$A106] &lt;&gt; &quot;&quot;; IF(MIN([.$M106];[.$R106];[.$W106]) = [.$M106]; [.$I$1]; IF(MIN([.$M106];[.$R106];[.$W106]) = [.$R106]; [.$N$1]; IF(ISNUMBER([.$W106]); [.$S$1]; &quot;NO PRICING&quot;))); &quot;&quot;)" office:value-type="string" office:string-value="NO PRICING">
            <text:p>NO PRICING</text:p>
          </table:table-cell>
          <table:table-cell table:style-name="ce34" table:formula="of:=IF([.$A106] &lt;&gt; &quot;&quot;; IF(MIN([.$M106];[.$R106];[.$W106]) = [.$M106]; [.$I106]; IF(MIN([.$M106];[.$R106];[.$W106]) = [.$R106]; [.$N106]; IF(ISNUMBER([.$W106]); [.$S106]; &quot;NO PRICING&quot;))); &quot;&quot;)" office:value-type="string" office:string-value="NO PRICING">
            <text:p>NO PRICING</text:p>
          </table:table-cell>
          <table:table-cell table:style-name="ce4" table:formula="of:=IF([.$A106] &lt;&gt; &quot;&quot;; IF(MIN([.$M106];[.$R106];[.$W106]) = [.$M106]; [.$L106]; IF(MIN([.$M106];[.$R106];[.$W106]) = [.$R106]; [.$Q106]; IF(ISNUMBER([.$W106]); [.$V106]; &quot;NO PRICING&quot;))); &quot;&quot;)" office:value-type="string" office:string-value="NO PRICING">
            <text:p>NO PRICING</text:p>
          </table:table-cell>
          <table:table-cell table:style-name="ce29" table:formula="of:=IF([.$A106] &lt;&gt; &quot;&quot;; IF(MIN([.$M106];[.$R106];[.$W106]) = [.$M106]; [.$M106]; IF(MIN([.$M106];[.$R106];[.$W106]) = [.$R106]; [.$R106]; IF(ISNUMBER([.$W106]); [.$W106]; &quot;NO PRICING&quot;))); &quot;&quot;)" office:value-type="string" office:string-value="NO PRICING">
            <text:p>NO PRICING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126])" office:value-type="string" office:string-value="9x1 pin 2.54mm centre header">
            <text:p>9x1 pin 2.54mm centre header</text:p>
          </table:table-cell>
          <table:table-cell table:style-name="ce4" table:formula="of:=T([source.C126])" office:value-type="string" office:string-value="22-23-2091">
            <text:p>22-23-2091</text:p>
          </table:table-cell>
          <table:table-cell table:style-name="ce4" table:formula="of:=T([source.D126])" office:value-type="string" office:string-value="9x1 pin 2.54mm centre header">
            <text:p>9x1 pin 2.54mm centre header</text:p>
          </table:table-cell>
          <table:table-cell table:style-name="ce14" table:formula="of:=T([source.E126])" office:value-type="string" office:string-value="Molex KK® series header">
            <text:p>Molex KK® series header</text:p>
          </table:table-cell>
          <table:table-cell table:style-name="ce4" table:formula="of:=[source.A126]" office:value-type="float" office:value="1">
            <text:p>1</text:p>
          </table:table-cell>
          <table:table-cell table:style-name="ce4" table:formula="of:=ROUND([.E107]* (1 + extra))" office:value-type="float" office:value="1">
            <text:p>1</text:p>
          </table:table-cell>
          <table:table-cell table:style-name="ce4" table:formula="of:=MAX([.F107];[.E107]+1)" office:value-type="float" office:value="2">
            <text:p>2</text:p>
          </table:table-cell>
          <table:table-cell table:style-name="ce4"/>
          <table:table-cell table:style-name="ce16" table:formula="of:=[source.F126]" office:value-type="float" office:value="0">
            <text:p/>
          </table:table-cell>
          <table:table-cell table:style-name="ce22" table:formula="of:=[source.G126]" office:value-type="float" office:value="0">
            <text:p>0.000</text:p>
          </table:table-cell>
          <table:table-cell table:style-name="ce4" table:formula="of:=[source.H126]" office:value-type="float" office:value="0">
            <text:p>0</text:p>
          </table:table-cell>
          <table:table-cell table:style-name="ce4" table:formula="of:=CEILING([.G107];[.K107])" office:value-type="float" office:value="0">
            <text:p>0</text:p>
          </table:table-cell>
          <table:table-cell table:style-name="ce29" table:formula="of:=IF([.L107]*[.J107] &gt; 0; [.L107]*[.J107]; &quot;&quot;)">
            <text:p/>
          </table:table-cell>
          <table:table-cell table:style-name="ce16" table:formula="of:=[source.I126]" office:value-type="float" office:value="0">
            <text:p/>
          </table:table-cell>
          <table:table-cell table:style-name="ce22" table:formula="of:=[source.J126]" office:value-type="float" office:value="0">
            <text:p>0.000</text:p>
          </table:table-cell>
          <table:table-cell table:style-name="ce4" table:formula="of:=[source.K126]" office:value-type="float" office:value="0">
            <text:p>0</text:p>
          </table:table-cell>
          <table:table-cell table:style-name="ce4" table:formula="of:=CEILING([.$G107];[.P107])" office:value-type="float" office:value="0">
            <text:p>0</text:p>
          </table:table-cell>
          <table:table-cell table:style-name="ce29" table:formula="of:=IF([.Q107]*[.O107] &gt; 0; [.Q107]*[.O107]; &quot;&quot;)">
            <text:p/>
          </table:table-cell>
          <table:table-cell table:style-name="ce16" table:formula="of:=[source.L126]" office:value-type="float" office:value="0">
            <text:p/>
          </table:table-cell>
          <table:table-cell table:style-name="ce22" table:formula="of:=[source.M126]" office:value-type="float" office:value="0">
            <text:p>0.000</text:p>
          </table:table-cell>
          <table:table-cell table:style-name="ce4" table:formula="of:=[source.N126]" office:value-type="float" office:value="0">
            <text:p>0</text:p>
          </table:table-cell>
          <table:table-cell table:style-name="ce4" table:formula="of:=CEILING([.$G107];[.U107])" office:value-type="float" office:value="0">
            <text:p>0</text:p>
          </table:table-cell>
          <table:table-cell table:style-name="ce29" table:formula="of:=IF([.V107]*[.T107] &gt; 0; [.V107]*[.T107]; &quot;&quot;)">
            <text:p/>
          </table:table-cell>
          <table:table-cell table:style-name="ce4" table:formula="of:=IF([.$A107] &lt;&gt; &quot;&quot;; IF(MIN([.$M107];[.$R107];[.$W107]) = [.$M107]; [.$I$1]; IF(MIN([.$M107];[.$R107];[.$W107]) = [.$R107]; [.$N$1]; IF(ISNUMBER([.$W107]); [.$S$1]; &quot;NO PRICING&quot;))); &quot;&quot;)" office:value-type="string" office:string-value="NO PRICING">
            <text:p>NO PRICING</text:p>
          </table:table-cell>
          <table:table-cell table:style-name="ce34" table:formula="of:=IF([.$A107] &lt;&gt; &quot;&quot;; IF(MIN([.$M107];[.$R107];[.$W107]) = [.$M107]; [.$I107]; IF(MIN([.$M107];[.$R107];[.$W107]) = [.$R107]; [.$N107]; IF(ISNUMBER([.$W107]); [.$S107]; &quot;NO PRICING&quot;))); &quot;&quot;)" office:value-type="string" office:string-value="NO PRICING">
            <text:p>NO PRICING</text:p>
          </table:table-cell>
          <table:table-cell table:style-name="ce4" table:formula="of:=IF([.$A107] &lt;&gt; &quot;&quot;; IF(MIN([.$M107];[.$R107];[.$W107]) = [.$M107]; [.$L107]; IF(MIN([.$M107];[.$R107];[.$W107]) = [.$R107]; [.$Q107]; IF(ISNUMBER([.$W107]); [.$V107]; &quot;NO PRICING&quot;))); &quot;&quot;)" office:value-type="string" office:string-value="NO PRICING">
            <text:p>NO PRICING</text:p>
          </table:table-cell>
          <table:table-cell table:style-name="ce29" table:formula="of:=IF([.$A107] &lt;&gt; &quot;&quot;; IF(MIN([.$M107];[.$R107];[.$W107]) = [.$M107]; [.$M107]; IF(MIN([.$M107];[.$R107];[.$W107]) = [.$R107]; [.$R107]; IF(ISNUMBER([.$W107]); [.$W107]; &quot;NO PRICING&quot;))); &quot;&quot;)" office:value-type="string" office:string-value="NO PRICING">
            <text:p>NO PRICING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129])" office:value-type="string" office:string-value="50k log">
            <text:p>50k log</text:p>
          </table:table-cell>
          <table:table-cell table:style-name="ce4" table:formula="of:=T([source.C129])" office:value-type="string" office:string-value="TRIM_EU-CT6">
            <text:p>TRIM_EU-CT6</text:p>
          </table:table-cell>
          <table:table-cell table:style-name="ce4" table:formula="of:=T([source.D129])">
            <text:p/>
          </table:table-cell>
          <table:table-cell table:style-name="ce14" table:formula="of:=T([source.E129])">
            <text:p/>
          </table:table-cell>
          <table:table-cell table:style-name="ce4" table:formula="of:=[source.A129]" office:value-type="float" office:value="1">
            <text:p>1</text:p>
          </table:table-cell>
          <table:table-cell table:style-name="ce4" table:formula="of:=ROUND([.E108]* (1 + extra))" office:value-type="float" office:value="1">
            <text:p>1</text:p>
          </table:table-cell>
          <table:table-cell table:style-name="ce4" table:formula="of:=MAX([.F108];[.E108]+1)" office:value-type="float" office:value="2">
            <text:p>2</text:p>
          </table:table-cell>
          <table:table-cell table:style-name="ce4"/>
          <table:table-cell table:style-name="ce16" table:formula="of:=[source.F129]" office:value-type="float" office:value="0">
            <text:p/>
          </table:table-cell>
          <table:table-cell table:style-name="ce22" table:formula="of:=[source.G129]" office:value-type="float" office:value="0">
            <text:p>0.000</text:p>
          </table:table-cell>
          <table:table-cell table:style-name="ce4" table:formula="of:=[source.H129]" office:value-type="float" office:value="0">
            <text:p>0</text:p>
          </table:table-cell>
          <table:table-cell table:style-name="ce4" table:formula="of:=CEILING([.G108];[.K108])" office:value-type="float" office:value="0">
            <text:p>0</text:p>
          </table:table-cell>
          <table:table-cell table:style-name="ce29" table:formula="of:=IF([.L108]*[.J108] &gt; 0; [.L108]*[.J108]; &quot;&quot;)">
            <text:p/>
          </table:table-cell>
          <table:table-cell table:style-name="ce16" table:formula="of:=[source.I129]" office:value-type="float" office:value="0">
            <text:p/>
          </table:table-cell>
          <table:table-cell table:style-name="ce22" table:formula="of:=[source.J129]" office:value-type="float" office:value="0">
            <text:p>0.000</text:p>
          </table:table-cell>
          <table:table-cell table:style-name="ce4" table:formula="of:=[source.K129]" office:value-type="float" office:value="0">
            <text:p>0</text:p>
          </table:table-cell>
          <table:table-cell table:style-name="ce4" table:formula="of:=CEILING([.$G108];[.P108])" office:value-type="float" office:value="0">
            <text:p>0</text:p>
          </table:table-cell>
          <table:table-cell table:style-name="ce29" table:formula="of:=IF([.Q108]*[.O108] &gt; 0; [.Q108]*[.O108]; &quot;&quot;)">
            <text:p/>
          </table:table-cell>
          <table:table-cell table:style-name="ce16" table:formula="of:=[source.L129]" office:value-type="float" office:value="0">
            <text:p/>
          </table:table-cell>
          <table:table-cell table:style-name="ce22" table:formula="of:=[source.M129]" office:value-type="float" office:value="0">
            <text:p>0.000</text:p>
          </table:table-cell>
          <table:table-cell table:style-name="ce4" table:formula="of:=[source.N129]" office:value-type="float" office:value="0">
            <text:p>0</text:p>
          </table:table-cell>
          <table:table-cell table:style-name="ce4" table:formula="of:=CEILING([.$G108];[.U108])" office:value-type="float" office:value="0">
            <text:p>0</text:p>
          </table:table-cell>
          <table:table-cell table:style-name="ce29" table:formula="of:=IF([.V108]*[.T108] &gt; 0; [.V108]*[.T108]; &quot;&quot;)">
            <text:p/>
          </table:table-cell>
          <table:table-cell table:style-name="ce4" table:formula="of:=IF([.$A108] &lt;&gt; &quot;&quot;; IF(MIN([.$M108];[.$R108];[.$W108]) = [.$M108]; [.$I$1]; IF(MIN([.$M108];[.$R108];[.$W108]) = [.$R108]; [.$N$1]; IF(ISNUMBER([.$W108]); [.$S$1]; &quot;NO PRICING&quot;))); &quot;&quot;)" office:value-type="string" office:string-value="NO PRICING">
            <text:p>NO PRICING</text:p>
          </table:table-cell>
          <table:table-cell table:style-name="ce34" table:formula="of:=IF([.$A108] &lt;&gt; &quot;&quot;; IF(MIN([.$M108];[.$R108];[.$W108]) = [.$M108]; [.$I108]; IF(MIN([.$M108];[.$R108];[.$W108]) = [.$R108]; [.$N108]; IF(ISNUMBER([.$W108]); [.$S108]; &quot;NO PRICING&quot;))); &quot;&quot;)" office:value-type="string" office:string-value="NO PRICING">
            <text:p>NO PRICING</text:p>
          </table:table-cell>
          <table:table-cell table:style-name="ce4" table:formula="of:=IF([.$A108] &lt;&gt; &quot;&quot;; IF(MIN([.$M108];[.$R108];[.$W108]) = [.$M108]; [.$L108]; IF(MIN([.$M108];[.$R108];[.$W108]) = [.$R108]; [.$Q108]; IF(ISNUMBER([.$W108]); [.$V108]; &quot;NO PRICING&quot;))); &quot;&quot;)" office:value-type="string" office:string-value="NO PRICING">
            <text:p>NO PRICING</text:p>
          </table:table-cell>
          <table:table-cell table:style-name="ce29" table:formula="of:=IF([.$A108] &lt;&gt; &quot;&quot;; IF(MIN([.$M108];[.$R108];[.$W108]) = [.$M108]; [.$M108]; IF(MIN([.$M108];[.$R108];[.$W108]) = [.$R108]; [.$R108]; IF(ISNUMBER([.$W108]); [.$W108]; &quot;NO PRICING&quot;))); &quot;&quot;)" office:value-type="string" office:string-value="NO PRICING">
            <text:p>NO PRICING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138])" office:value-type="string" office:string-value="240Ω, ¼W Resistor">
            <text:p>240Ω, ¼W Resistor</text:p>
          </table:table-cell>
          <table:table-cell table:style-name="ce4" table:formula="of:=T([source.C138])" office:value-type="string" office:string-value="R-EU_0207/7">
            <text:p>R-EU_0207/7</text:p>
          </table:table-cell>
          <table:table-cell table:style-name="ce4" table:formula="of:=T([source.D138])" office:value-type="string" office:string-value="240Ω, ¼W Resistor">
            <text:p>240Ω, ¼W Resistor</text:p>
          </table:table-cell>
          <table:table-cell table:style-name="ce14" table:formula="of:=T([source.E138])">
            <text:p/>
          </table:table-cell>
          <table:table-cell table:style-name="ce4" table:formula="of:=[source.A138]" office:value-type="float" office:value="1">
            <text:p>1</text:p>
          </table:table-cell>
          <table:table-cell table:style-name="ce4" table:formula="of:=ROUND([.E109]* (1 + extra))" office:value-type="float" office:value="1">
            <text:p>1</text:p>
          </table:table-cell>
          <table:table-cell table:style-name="ce4" table:formula="of:=MAX([.F109];[.E109]+1)" office:value-type="float" office:value="2">
            <text:p>2</text:p>
          </table:table-cell>
          <table:table-cell table:style-name="ce4"/>
          <table:table-cell table:style-name="ce16" table:formula="of:=[source.F138]" office:value-type="float" office:value="9341587">
            <text:p>9341587</text:p>
          </table:table-cell>
          <table:table-cell table:style-name="ce22" table:formula="of:=[source.G138]" office:value-type="float" office:value="0.025">
            <text:p>0.025</text:p>
          </table:table-cell>
          <table:table-cell table:style-name="ce4" table:formula="of:=[source.H138]" office:value-type="float" office:value="50">
            <text:p>50</text:p>
          </table:table-cell>
          <table:table-cell table:style-name="ce4" table:formula="of:=CEILING([.G109];[.K109])" office:value-type="float" office:value="50">
            <text:p>50</text:p>
          </table:table-cell>
          <table:table-cell table:style-name="ce29" table:formula="of:=IF([.L109]*[.J109] &gt; 0; [.L109]*[.J109]; &quot;&quot;)" office:value-type="float" office:value="1.25">
            <text:p>1.25</text:p>
          </table:table-cell>
          <table:table-cell table:style-name="ce16" table:formula="of:=[source.I138]" office:value-type="float" office:value="0">
            <text:p/>
          </table:table-cell>
          <table:table-cell table:style-name="ce22" table:formula="of:=[source.J138]" office:value-type="float" office:value="0">
            <text:p>0.000</text:p>
          </table:table-cell>
          <table:table-cell table:style-name="ce4" table:formula="of:=[source.K138]" office:value-type="float" office:value="0">
            <text:p>0</text:p>
          </table:table-cell>
          <table:table-cell table:style-name="ce4" table:formula="of:=CEILING([.$G109];[.P109])" office:value-type="float" office:value="0">
            <text:p>0</text:p>
          </table:table-cell>
          <table:table-cell table:style-name="ce29" table:formula="of:=IF([.Q109]*[.O109] &gt; 0; [.Q109]*[.O109]; &quot;&quot;)">
            <text:p/>
          </table:table-cell>
          <table:table-cell table:style-name="ce16" table:formula="of:=[source.L138]" office:value-type="float" office:value="0">
            <text:p/>
          </table:table-cell>
          <table:table-cell table:style-name="ce22" table:formula="of:=[source.M138]" office:value-type="float" office:value="0">
            <text:p>0.000</text:p>
          </table:table-cell>
          <table:table-cell table:style-name="ce4" table:formula="of:=[source.N138]" office:value-type="float" office:value="0">
            <text:p>0</text:p>
          </table:table-cell>
          <table:table-cell table:style-name="ce4" table:formula="of:=CEILING([.$G109];[.U109])" office:value-type="float" office:value="0">
            <text:p>0</text:p>
          </table:table-cell>
          <table:table-cell table:style-name="ce29" table:formula="of:=IF([.V109]*[.T109] &gt; 0; [.V109]*[.T109]; &quot;&quot;)">
            <text:p/>
          </table:table-cell>
          <table:table-cell table:style-name="ce4" table:formula="of:=IF([.$A109] &lt;&gt; &quot;&quot;; IF(MIN([.$M109];[.$R109];[.$W109]) = [.$M109]; [.$I$1]; IF(MIN([.$M109];[.$R109];[.$W109]) = [.$R109]; [.$N$1]; IF(ISNUMBER([.$W109]); [.$S$1]; &quot;NO PRICING&quot;))); &quot;&quot;)" office:value-type="string" office:string-value="Farnell">
            <text:p>Farnell</text:p>
          </table:table-cell>
          <table:table-cell table:style-name="ce34" table:formula="of:=IF([.$A109] &lt;&gt; &quot;&quot;; IF(MIN([.$M109];[.$R109];[.$W109]) = [.$M109]; [.$I109]; IF(MIN([.$M109];[.$R109];[.$W109]) = [.$R109]; [.$N109]; IF(ISNUMBER([.$W109]); [.$S109]; &quot;NO PRICING&quot;))); &quot;&quot;)" office:value-type="float" office:value="9341587">
            <text:p>9341587</text:p>
          </table:table-cell>
          <table:table-cell table:style-name="ce4" table:formula="of:=IF([.$A109] &lt;&gt; &quot;&quot;; IF(MIN([.$M109];[.$R109];[.$W109]) = [.$M109]; [.$L109]; IF(MIN([.$M109];[.$R109];[.$W109]) = [.$R109]; [.$Q109]; IF(ISNUMBER([.$W109]); [.$V109]; &quot;NO PRICING&quot;))); &quot;&quot;)" office:value-type="float" office:value="50">
            <text:p>50</text:p>
          </table:table-cell>
          <table:table-cell table:style-name="ce29" table:formula="of:=IF([.$A109] &lt;&gt; &quot;&quot;; IF(MIN([.$M109];[.$R109];[.$W109]) = [.$M109]; [.$M109]; IF(MIN([.$M109];[.$R109];[.$W109]) = [.$R109]; [.$R109]; IF(ISNUMBER([.$W109]); [.$W109]; &quot;NO PRICING&quot;))); &quot;&quot;)" office:value-type="float" office:value="1.25">
            <text:p>1.25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139])" office:value-type="string" office:string-value="300kΩ resistor, 0.25W">
            <text:p>300kΩ resistor, 0.25W</text:p>
          </table:table-cell>
          <table:table-cell table:style-name="ce4" table:formula="of:=T([source.C139])" office:value-type="string" office:string-value="R-EU_0204/7">
            <text:p>R-EU_0204/7</text:p>
          </table:table-cell>
          <table:table-cell table:style-name="ce4" table:formula="of:=T([source.D139])" office:value-type="string" office:string-value="300kΩ resistor, 0.25W">
            <text:p>300kΩ resistor, 0.25W</text:p>
          </table:table-cell>
          <table:table-cell table:style-name="ce14" table:formula="of:=T([source.E139])">
            <text:p/>
          </table:table-cell>
          <table:table-cell table:style-name="ce4" table:formula="of:=[source.A139]" office:value-type="float" office:value="1">
            <text:p>1</text:p>
          </table:table-cell>
          <table:table-cell table:style-name="ce4" table:formula="of:=ROUND([.E110]* (1 + extra))" office:value-type="float" office:value="1">
            <text:p>1</text:p>
          </table:table-cell>
          <table:table-cell table:style-name="ce4" table:formula="of:=MAX([.F110];[.E110]+1)" office:value-type="float" office:value="2">
            <text:p>2</text:p>
          </table:table-cell>
          <table:table-cell table:style-name="ce4"/>
          <table:table-cell table:style-name="ce16" table:formula="of:=[source.F139]" office:value-type="float" office:value="9341714">
            <text:p>9341714</text:p>
          </table:table-cell>
          <table:table-cell table:style-name="ce22" table:formula="of:=[source.G139]" office:value-type="float" office:value="0.025">
            <text:p>0.025</text:p>
          </table:table-cell>
          <table:table-cell table:style-name="ce4" table:formula="of:=[source.H139]" office:value-type="float" office:value="50">
            <text:p>50</text:p>
          </table:table-cell>
          <table:table-cell table:style-name="ce4" table:formula="of:=CEILING([.G110];[.K110])" office:value-type="float" office:value="50">
            <text:p>50</text:p>
          </table:table-cell>
          <table:table-cell table:style-name="ce29" table:formula="of:=IF([.L110]*[.J110] &gt; 0; [.L110]*[.J110]; &quot;&quot;)" office:value-type="float" office:value="1.25">
            <text:p>1.25</text:p>
          </table:table-cell>
          <table:table-cell table:style-name="ce16" table:formula="of:=[source.I139]" office:value-type="float" office:value="0">
            <text:p/>
          </table:table-cell>
          <table:table-cell table:style-name="ce22" table:formula="of:=[source.J139]" office:value-type="float" office:value="0">
            <text:p>0.000</text:p>
          </table:table-cell>
          <table:table-cell table:style-name="ce4" table:formula="of:=[source.K139]" office:value-type="float" office:value="0">
            <text:p>0</text:p>
          </table:table-cell>
          <table:table-cell table:style-name="ce4" table:formula="of:=CEILING([.$G110];[.P110])" office:value-type="float" office:value="0">
            <text:p>0</text:p>
          </table:table-cell>
          <table:table-cell table:style-name="ce29" table:formula="of:=IF([.Q110]*[.O110] &gt; 0; [.Q110]*[.O110]; &quot;&quot;)">
            <text:p/>
          </table:table-cell>
          <table:table-cell table:style-name="ce16" table:formula="of:=[source.L139]" office:value-type="string" office:string-value="707-7864">
            <text:p>707-7864</text:p>
          </table:table-cell>
          <table:table-cell table:style-name="ce22" table:formula="of:=[source.M139]" office:value-type="float" office:value="0.015">
            <text:p>0.015</text:p>
          </table:table-cell>
          <table:table-cell table:style-name="ce4" table:formula="of:=[source.N139]" office:value-type="float" office:value="10">
            <text:p>10</text:p>
          </table:table-cell>
          <table:table-cell table:style-name="ce4" table:formula="of:=CEILING([.$G110];[.U110])" office:value-type="float" office:value="10">
            <text:p>10</text:p>
          </table:table-cell>
          <table:table-cell table:style-name="ce29" table:formula="of:=IF([.V110]*[.T110] &gt; 0; [.V110]*[.T110]; &quot;&quot;)" office:value-type="float" office:value="0.15">
            <text:p>0.15</text:p>
          </table:table-cell>
          <table:table-cell table:style-name="ce4" table:formula="of:=IF([.$A110] &lt;&gt; &quot;&quot;; IF(MIN([.$M110];[.$R110];[.$W110]) = [.$M110]; [.$I$1]; IF(MIN([.$M110];[.$R110];[.$W110]) = [.$R110]; [.$N$1]; IF(ISNUMBER([.$W110]); [.$S$1]; &quot;NO PRICING&quot;))); &quot;&quot;)" office:value-type="string" office:string-value="RS Online">
            <text:p>RS Online</text:p>
          </table:table-cell>
          <table:table-cell table:style-name="ce34" table:formula="of:=IF([.$A110] &lt;&gt; &quot;&quot;; IF(MIN([.$M110];[.$R110];[.$W110]) = [.$M110]; [.$I110]; IF(MIN([.$M110];[.$R110];[.$W110]) = [.$R110]; [.$N110]; IF(ISNUMBER([.$W110]); [.$S110]; &quot;NO PRICING&quot;))); &quot;&quot;)" office:value-type="string" office:string-value="707-7864">
            <text:p>707-7864</text:p>
          </table:table-cell>
          <table:table-cell table:style-name="ce4" table:formula="of:=IF([.$A110] &lt;&gt; &quot;&quot;; IF(MIN([.$M110];[.$R110];[.$W110]) = [.$M110]; [.$L110]; IF(MIN([.$M110];[.$R110];[.$W110]) = [.$R110]; [.$Q110]; IF(ISNUMBER([.$W110]); [.$V110]; &quot;NO PRICING&quot;))); &quot;&quot;)" office:value-type="float" office:value="10">
            <text:p>10</text:p>
          </table:table-cell>
          <table:table-cell table:style-name="ce29" table:formula="of:=IF([.$A110] &lt;&gt; &quot;&quot;; IF(MIN([.$M110];[.$R110];[.$W110]) = [.$M110]; [.$M110]; IF(MIN([.$M110];[.$R110];[.$W110]) = [.$R110]; [.$R110]; IF(ISNUMBER([.$W110]); [.$W110]; &quot;NO PRICING&quot;))); &quot;&quot;)" office:value-type="float" office:value="0.15">
            <text:p>0.15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147])" office:value-type="string" office:string-value="AY-3-8910">
            <text:p>AY-3-8910</text:p>
          </table:table-cell>
          <table:table-cell table:style-name="ce4" table:formula="of:=T([source.C147])" office:value-type="string" office:string-value="AY-3-8910">
            <text:p>AY-3-8910</text:p>
          </table:table-cell>
          <table:table-cell table:style-name="ce4" table:formula="of:=T([source.D147])">
            <text:p/>
          </table:table-cell>
          <table:table-cell table:style-name="ce14" table:formula="of:=T([source.E147])">
            <text:p/>
          </table:table-cell>
          <table:table-cell table:style-name="ce4" table:formula="of:=[source.A147]" office:value-type="float" office:value="1">
            <text:p>1</text:p>
          </table:table-cell>
          <table:table-cell table:style-name="ce4" table:formula="of:=ROUND([.E111]* (1 + extra))" office:value-type="float" office:value="1">
            <text:p>1</text:p>
          </table:table-cell>
          <table:table-cell table:style-name="ce4" table:formula="of:=MAX([.F111];[.E111]+1)" office:value-type="float" office:value="2">
            <text:p>2</text:p>
          </table:table-cell>
          <table:table-cell table:style-name="ce4"/>
          <table:table-cell table:style-name="ce16" table:formula="of:=[source.F147]" office:value-type="float" office:value="0">
            <text:p/>
          </table:table-cell>
          <table:table-cell table:style-name="ce22" table:formula="of:=[source.G147]" office:value-type="float" office:value="0">
            <text:p>0.000</text:p>
          </table:table-cell>
          <table:table-cell table:style-name="ce4" table:formula="of:=[source.H147]" office:value-type="float" office:value="0">
            <text:p>0</text:p>
          </table:table-cell>
          <table:table-cell table:style-name="ce4" table:formula="of:=CEILING([.G111];[.K111])" office:value-type="float" office:value="0">
            <text:p>0</text:p>
          </table:table-cell>
          <table:table-cell table:style-name="ce29" table:formula="of:=IF([.L111]*[.J111] &gt; 0; [.L111]*[.J111]; &quot;&quot;)">
            <text:p/>
          </table:table-cell>
          <table:table-cell table:style-name="ce16" table:formula="of:=[source.I147]" office:value-type="float" office:value="0">
            <text:p/>
          </table:table-cell>
          <table:table-cell table:style-name="ce22" table:formula="of:=[source.J147]" office:value-type="float" office:value="0">
            <text:p>0.000</text:p>
          </table:table-cell>
          <table:table-cell table:style-name="ce4" table:formula="of:=[source.K147]" office:value-type="float" office:value="0">
            <text:p>0</text:p>
          </table:table-cell>
          <table:table-cell table:style-name="ce4" table:formula="of:=CEILING([.$G111];[.P111])" office:value-type="float" office:value="0">
            <text:p>0</text:p>
          </table:table-cell>
          <table:table-cell table:style-name="ce29" table:formula="of:=IF([.Q111]*[.O111] &gt; 0; [.Q111]*[.O111]; &quot;&quot;)">
            <text:p/>
          </table:table-cell>
          <table:table-cell table:style-name="ce16" table:formula="of:=[source.L147]" office:value-type="float" office:value="0">
            <text:p/>
          </table:table-cell>
          <table:table-cell table:style-name="ce22" table:formula="of:=[source.M147]" office:value-type="float" office:value="0">
            <text:p>0.000</text:p>
          </table:table-cell>
          <table:table-cell table:style-name="ce4" table:formula="of:=[source.N147]" office:value-type="float" office:value="0">
            <text:p>0</text:p>
          </table:table-cell>
          <table:table-cell table:style-name="ce4" table:formula="of:=CEILING([.$G111];[.U111])" office:value-type="float" office:value="0">
            <text:p>0</text:p>
          </table:table-cell>
          <table:table-cell table:style-name="ce29" table:formula="of:=IF([.V111]*[.T111] &gt; 0; [.V111]*[.T111]; &quot;&quot;)">
            <text:p/>
          </table:table-cell>
          <table:table-cell table:style-name="ce4" table:formula="of:=IF([.$A111] &lt;&gt; &quot;&quot;; IF(MIN([.$M111];[.$R111];[.$W111]) = [.$M111]; [.$I$1]; IF(MIN([.$M111];[.$R111];[.$W111]) = [.$R111]; [.$N$1]; IF(ISNUMBER([.$W111]); [.$S$1]; &quot;NO PRICING&quot;))); &quot;&quot;)" office:value-type="string" office:string-value="NO PRICING">
            <text:p>NO PRICING</text:p>
          </table:table-cell>
          <table:table-cell table:style-name="ce34" table:formula="of:=IF([.$A111] &lt;&gt; &quot;&quot;; IF(MIN([.$M111];[.$R111];[.$W111]) = [.$M111]; [.$I111]; IF(MIN([.$M111];[.$R111];[.$W111]) = [.$R111]; [.$N111]; IF(ISNUMBER([.$W111]); [.$S111]; &quot;NO PRICING&quot;))); &quot;&quot;)" office:value-type="string" office:string-value="NO PRICING">
            <text:p>NO PRICING</text:p>
          </table:table-cell>
          <table:table-cell table:style-name="ce4" table:formula="of:=IF([.$A111] &lt;&gt; &quot;&quot;; IF(MIN([.$M111];[.$R111];[.$W111]) = [.$M111]; [.$L111]; IF(MIN([.$M111];[.$R111];[.$W111]) = [.$R111]; [.$Q111]; IF(ISNUMBER([.$W111]); [.$V111]; &quot;NO PRICING&quot;))); &quot;&quot;)" office:value-type="string" office:string-value="NO PRICING">
            <text:p>NO PRICING</text:p>
          </table:table-cell>
          <table:table-cell table:style-name="ce29" table:formula="of:=IF([.$A111] &lt;&gt; &quot;&quot;; IF(MIN([.$M111];[.$R111];[.$W111]) = [.$M111]; [.$M111]; IF(MIN([.$M111];[.$R111];[.$W111]) = [.$R111]; [.$R111]; IF(ISNUMBER([.$W111]); [.$W111]; &quot;NO PRICING&quot;))); &quot;&quot;)" office:value-type="string" office:string-value="NO PRICING">
            <text:p>NO PRICING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148])" office:value-type="string" office:string-value="5V, 16 kbit (2k×8) NVRAM &amp; RTC">
            <text:p>5V, 16 kbit (2k×8) NVRAM &amp; RTC</text:p>
          </table:table-cell>
          <table:table-cell table:style-name="ce4" table:formula="of:=T([source.C148])" office:value-type="string" office:string-value="M48T02">
            <text:p>M48T02</text:p>
          </table:table-cell>
          <table:table-cell table:style-name="ce4" table:formula="of:=T([source.D148])" office:value-type="string" office:string-value="5V, 16 kbit (2k×8) NVRAM &amp; RTC">
            <text:p>5V, 16 kbit (2k×8) NVRAM &amp; RTC</text:p>
          </table:table-cell>
          <table:table-cell table:style-name="ce14" table:formula="of:=T([source.E148])">
            <text:p/>
          </table:table-cell>
          <table:table-cell table:style-name="ce4" table:formula="of:=[source.A148]" office:value-type="float" office:value="1">
            <text:p>1</text:p>
          </table:table-cell>
          <table:table-cell table:style-name="ce4" table:formula="of:=ROUND([.E112]* (1 + extra))" office:value-type="float" office:value="1">
            <text:p>1</text:p>
          </table:table-cell>
          <table:table-cell table:style-name="ce4" table:formula="of:=MAX([.F112];[.E112]+1)" office:value-type="float" office:value="2">
            <text:p>2</text:p>
          </table:table-cell>
          <table:table-cell table:style-name="ce4"/>
          <table:table-cell table:style-name="ce16" table:formula="of:=[source.F148]" office:value-type="float" office:value="1224444">
            <text:p>1224444</text:p>
          </table:table-cell>
          <table:table-cell table:style-name="ce22" table:formula="of:=[source.G148]" office:value-type="float" office:value="13.14">
            <text:p>13.140</text:p>
          </table:table-cell>
          <table:table-cell table:style-name="ce4" table:formula="of:=[source.H148]" office:value-type="float" office:value="1">
            <text:p>1</text:p>
          </table:table-cell>
          <table:table-cell table:style-name="ce4" table:formula="of:=CEILING([.G112];[.K112])" office:value-type="float" office:value="2">
            <text:p>2</text:p>
          </table:table-cell>
          <table:table-cell table:style-name="ce29" table:formula="of:=IF([.L112]*[.J112] &gt; 0; [.L112]*[.J112]; &quot;&quot;)" office:value-type="float" office:value="26.28">
            <text:p>26.28</text:p>
          </table:table-cell>
          <table:table-cell table:style-name="ce16" table:formula="of:=[source.I148]" office:value-type="float" office:value="0">
            <text:p/>
          </table:table-cell>
          <table:table-cell table:style-name="ce22" table:formula="of:=[source.J148]" office:value-type="float" office:value="0">
            <text:p>0.000</text:p>
          </table:table-cell>
          <table:table-cell table:style-name="ce4" table:formula="of:=[source.K148]" office:value-type="float" office:value="0">
            <text:p>0</text:p>
          </table:table-cell>
          <table:table-cell table:style-name="ce4" table:formula="of:=CEILING([.$G112];[.P112])" office:value-type="float" office:value="0">
            <text:p>0</text:p>
          </table:table-cell>
          <table:table-cell table:style-name="ce29" table:formula="of:=IF([.Q112]*[.O112] &gt; 0; [.Q112]*[.O112]; &quot;&quot;)">
            <text:p/>
          </table:table-cell>
          <table:table-cell table:style-name="ce16" table:formula="of:=[source.L148]" office:value-type="float" office:value="0">
            <text:p/>
          </table:table-cell>
          <table:table-cell table:style-name="ce22" table:formula="of:=[source.M148]" office:value-type="float" office:value="0">
            <text:p>0.000</text:p>
          </table:table-cell>
          <table:table-cell table:style-name="ce4" table:formula="of:=[source.N148]" office:value-type="float" office:value="0">
            <text:p>0</text:p>
          </table:table-cell>
          <table:table-cell table:style-name="ce4" table:formula="of:=CEILING([.$G112];[.U112])" office:value-type="float" office:value="0">
            <text:p>0</text:p>
          </table:table-cell>
          <table:table-cell table:style-name="ce29" table:formula="of:=IF([.V112]*[.T112] &gt; 0; [.V112]*[.T112]; &quot;&quot;)">
            <text:p/>
          </table:table-cell>
          <table:table-cell table:style-name="ce4" table:formula="of:=IF([.$A112] &lt;&gt; &quot;&quot;; IF(MIN([.$M112];[.$R112];[.$W112]) = [.$M112]; [.$I$1]; IF(MIN([.$M112];[.$R112];[.$W112]) = [.$R112]; [.$N$1]; IF(ISNUMBER([.$W112]); [.$S$1]; &quot;NO PRICING&quot;))); &quot;&quot;)" office:value-type="string" office:string-value="Farnell">
            <text:p>Farnell</text:p>
          </table:table-cell>
          <table:table-cell table:style-name="ce34" table:formula="of:=IF([.$A112] &lt;&gt; &quot;&quot;; IF(MIN([.$M112];[.$R112];[.$W112]) = [.$M112]; [.$I112]; IF(MIN([.$M112];[.$R112];[.$W112]) = [.$R112]; [.$N112]; IF(ISNUMBER([.$W112]); [.$S112]; &quot;NO PRICING&quot;))); &quot;&quot;)" office:value-type="float" office:value="1224444">
            <text:p>1224444</text:p>
          </table:table-cell>
          <table:table-cell table:style-name="ce4" table:formula="of:=IF([.$A112] &lt;&gt; &quot;&quot;; IF(MIN([.$M112];[.$R112];[.$W112]) = [.$M112]; [.$L112]; IF(MIN([.$M112];[.$R112];[.$W112]) = [.$R112]; [.$Q112]; IF(ISNUMBER([.$W112]); [.$V112]; &quot;NO PRICING&quot;))); &quot;&quot;)" office:value-type="float" office:value="2">
            <text:p>2</text:p>
          </table:table-cell>
          <table:table-cell table:style-name="ce29" table:formula="of:=IF([.$A112] &lt;&gt; &quot;&quot;; IF(MIN([.$M112];[.$R112];[.$W112]) = [.$M112]; [.$M112]; IF(MIN([.$M112];[.$R112];[.$W112]) = [.$R112]; [.$R112]; IF(ISNUMBER([.$W112]); [.$W112]; &quot;NO PRICING&quot;))); &quot;&quot;)" office:value-type="float" office:value="26.28">
            <text:p>26.28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149])" office:value-type="string" office:string-value="SPEAKJET">
            <text:p>SPEAKJET</text:p>
          </table:table-cell>
          <table:table-cell table:style-name="ce4" table:formula="of:=T([source.C149])" office:value-type="string" office:string-value="SPEAKJET">
            <text:p>SPEAKJET</text:p>
          </table:table-cell>
          <table:table-cell table:style-name="ce4" table:formula="of:=T([source.D149])">
            <text:p/>
          </table:table-cell>
          <table:table-cell table:style-name="ce14" table:formula="of:=T([source.E149])" office:value-type="string" office:string-value="SpeakJet speech synthesiser">
            <text:p>SpeakJet speech synthesiser</text:p>
          </table:table-cell>
          <table:table-cell table:style-name="ce4" table:formula="of:=[source.A149]" office:value-type="float" office:value="1">
            <text:p>1</text:p>
          </table:table-cell>
          <table:table-cell table:style-name="ce4" table:formula="of:=ROUND([.E113]* (1 + extra))" office:value-type="float" office:value="1">
            <text:p>1</text:p>
          </table:table-cell>
          <table:table-cell table:style-name="ce4" table:formula="of:=MAX([.F113];[.E113]+1)" office:value-type="float" office:value="2">
            <text:p>2</text:p>
          </table:table-cell>
          <table:table-cell table:style-name="ce4"/>
          <table:table-cell table:style-name="ce16" table:formula="of:=[source.F149]" office:value-type="float" office:value="0">
            <text:p/>
          </table:table-cell>
          <table:table-cell table:style-name="ce22" table:formula="of:=[source.G149]" office:value-type="float" office:value="0">
            <text:p>0.000</text:p>
          </table:table-cell>
          <table:table-cell table:style-name="ce4" table:formula="of:=[source.H149]" office:value-type="float" office:value="0">
            <text:p>0</text:p>
          </table:table-cell>
          <table:table-cell table:style-name="ce4" table:formula="of:=CEILING([.G113];[.K113])" office:value-type="float" office:value="0">
            <text:p>0</text:p>
          </table:table-cell>
          <table:table-cell table:style-name="ce29" table:formula="of:=IF([.L113]*[.J113] &gt; 0; [.L113]*[.J113]; &quot;&quot;)">
            <text:p/>
          </table:table-cell>
          <table:table-cell table:style-name="ce16" table:formula="of:=[source.I149]" office:value-type="float" office:value="0">
            <text:p/>
          </table:table-cell>
          <table:table-cell table:style-name="ce22" table:formula="of:=[source.J149]" office:value-type="float" office:value="0">
            <text:p>0.000</text:p>
          </table:table-cell>
          <table:table-cell table:style-name="ce4" table:formula="of:=[source.K149]" office:value-type="float" office:value="0">
            <text:p>0</text:p>
          </table:table-cell>
          <table:table-cell table:style-name="ce4" table:formula="of:=CEILING([.$G113];[.P113])" office:value-type="float" office:value="0">
            <text:p>0</text:p>
          </table:table-cell>
          <table:table-cell table:style-name="ce29" table:formula="of:=IF([.Q113]*[.O113] &gt; 0; [.Q113]*[.O113]; &quot;&quot;)">
            <text:p/>
          </table:table-cell>
          <table:table-cell table:style-name="ce16" table:formula="of:=[source.L149]" office:value-type="float" office:value="0">
            <text:p/>
          </table:table-cell>
          <table:table-cell table:style-name="ce22" table:formula="of:=[source.M149]" office:value-type="float" office:value="0">
            <text:p>0.000</text:p>
          </table:table-cell>
          <table:table-cell table:style-name="ce4" table:formula="of:=[source.N149]" office:value-type="float" office:value="0">
            <text:p>0</text:p>
          </table:table-cell>
          <table:table-cell table:style-name="ce4" table:formula="of:=CEILING([.$G113];[.U113])" office:value-type="float" office:value="0">
            <text:p>0</text:p>
          </table:table-cell>
          <table:table-cell table:style-name="ce29" table:formula="of:=IF([.V113]*[.T113] &gt; 0; [.V113]*[.T113]; &quot;&quot;)">
            <text:p/>
          </table:table-cell>
          <table:table-cell table:style-name="ce4" table:formula="of:=IF([.$A113] &lt;&gt; &quot;&quot;; IF(MIN([.$M113];[.$R113];[.$W113]) = [.$M113]; [.$I$1]; IF(MIN([.$M113];[.$R113];[.$W113]) = [.$R113]; [.$N$1]; IF(ISNUMBER([.$W113]); [.$S$1]; &quot;NO PRICING&quot;))); &quot;&quot;)" office:value-type="string" office:string-value="NO PRICING">
            <text:p>NO PRICING</text:p>
          </table:table-cell>
          <table:table-cell table:style-name="ce34" table:formula="of:=IF([.$A113] &lt;&gt; &quot;&quot;; IF(MIN([.$M113];[.$R113];[.$W113]) = [.$M113]; [.$I113]; IF(MIN([.$M113];[.$R113];[.$W113]) = [.$R113]; [.$N113]; IF(ISNUMBER([.$W113]); [.$S113]; &quot;NO PRICING&quot;))); &quot;&quot;)" office:value-type="string" office:string-value="NO PRICING">
            <text:p>NO PRICING</text:p>
          </table:table-cell>
          <table:table-cell table:style-name="ce4" table:formula="of:=IF([.$A113] &lt;&gt; &quot;&quot;; IF(MIN([.$M113];[.$R113];[.$W113]) = [.$M113]; [.$L113]; IF(MIN([.$M113];[.$R113];[.$W113]) = [.$R113]; [.$Q113]; IF(ISNUMBER([.$W113]); [.$V113]; &quot;NO PRICING&quot;))); &quot;&quot;)" office:value-type="string" office:string-value="NO PRICING">
            <text:p>NO PRICING</text:p>
          </table:table-cell>
          <table:table-cell table:style-name="ce29" table:formula="of:=IF([.$A113] &lt;&gt; &quot;&quot;; IF(MIN([.$M113];[.$R113];[.$W113]) = [.$M113]; [.$M113]; IF(MIN([.$M113];[.$R113];[.$W113]) = [.$R113]; [.$R113]; IF(ISNUMBER([.$W113]); [.$W113]; &quot;NO PRICING&quot;))); &quot;&quot;)" office:value-type="string" office:string-value="NO PRICING">
            <text:p>NO PRICING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151])">
            <text:p/>
          </table:table-cell>
          <table:table-cell table:style-name="ce4" table:formula="of:=T([source.C151])">
            <text:p/>
          </table:table-cell>
          <table:table-cell table:style-name="ce4" table:formula="of:=T([source.D151])">
            <text:p/>
          </table:table-cell>
          <table:table-cell table:style-name="ce14" table:formula="of:=T([source.E151])">
            <text:p/>
          </table:table-cell>
          <table:table-cell table:style-name="ce4" table:formula="of:=[source.A151]" office:value-type="float" office:value="0">
            <text:p>0</text:p>
          </table:table-cell>
          <table:table-cell table:style-name="ce4" table:formula="of:=ROUND([.E114]* (1 + extra))" office:value-type="float" office:value="0">
            <text:p>0</text:p>
          </table:table-cell>
          <table:table-cell table:style-name="ce4" table:formula="of:=MAX([.F114];[.E114]+1)" office:value-type="float" office:value="1">
            <text:p>1</text:p>
          </table:table-cell>
          <table:table-cell table:style-name="ce4"/>
          <table:table-cell table:style-name="ce16" table:formula="of:=[source.F151]" office:value-type="float" office:value="0">
            <text:p/>
          </table:table-cell>
          <table:table-cell table:style-name="ce22" table:formula="of:=[source.G151]" office:value-type="float" office:value="0">
            <text:p>0.000</text:p>
          </table:table-cell>
          <table:table-cell table:style-name="ce4" table:formula="of:=[source.H151]" office:value-type="float" office:value="0">
            <text:p>0</text:p>
          </table:table-cell>
          <table:table-cell table:style-name="ce4" table:formula="of:=CEILING([.G114];[.K114])" office:value-type="float" office:value="0">
            <text:p>0</text:p>
          </table:table-cell>
          <table:table-cell table:style-name="ce29" table:formula="of:=IF([.L114]*[.J114] &gt; 0; [.L114]*[.J114]; &quot;&quot;)">
            <text:p/>
          </table:table-cell>
          <table:table-cell table:style-name="ce16" table:formula="of:=[source.I151]" office:value-type="float" office:value="0">
            <text:p/>
          </table:table-cell>
          <table:table-cell table:style-name="ce22" table:formula="of:=[source.J151]" office:value-type="float" office:value="0">
            <text:p>0.000</text:p>
          </table:table-cell>
          <table:table-cell table:style-name="ce4" table:formula="of:=[source.K151]" office:value-type="float" office:value="0">
            <text:p>0</text:p>
          </table:table-cell>
          <table:table-cell table:style-name="ce4" table:formula="of:=CEILING([.$G114];[.P114])" office:value-type="float" office:value="0">
            <text:p>0</text:p>
          </table:table-cell>
          <table:table-cell table:style-name="ce29" table:formula="of:=IF([.Q114]*[.O114] &gt; 0; [.Q114]*[.O114]; &quot;&quot;)">
            <text:p/>
          </table:table-cell>
          <table:table-cell table:style-name="ce16" table:formula="of:=[source.L151]" office:value-type="float" office:value="0">
            <text:p/>
          </table:table-cell>
          <table:table-cell table:style-name="ce22" table:formula="of:=[source.M151]" office:value-type="float" office:value="0">
            <text:p>0.000</text:p>
          </table:table-cell>
          <table:table-cell table:style-name="ce4" table:formula="of:=[source.N151]" office:value-type="float" office:value="0">
            <text:p>0</text:p>
          </table:table-cell>
          <table:table-cell table:style-name="ce4" table:formula="of:=CEILING([.$G114];[.U114])" office:value-type="float" office:value="0">
            <text:p>0</text:p>
          </table:table-cell>
          <table:table-cell table:style-name="ce29" table:formula="of:=IF([.V114]*[.T114] &gt; 0; [.V114]*[.T114]; &quot;&quot;)">
            <text:p/>
          </table:table-cell>
          <table:table-cell table:style-name="ce4" table:formula="of:=IF([.$A114] &lt;&gt; &quot;&quot;; IF(MIN([.$M114];[.$R114];[.$W114]) = [.$M114]; [.$I$1]; IF(MIN([.$M114];[.$R114];[.$W114]) = [.$R114]; [.$N$1]; IF(ISNUMBER([.$W114]); [.$S$1]; &quot;NO PRICING&quot;))); &quot;&quot;)">
            <text:p/>
          </table:table-cell>
          <table:table-cell table:style-name="ce34" table:formula="of:=IF([.$A114] &lt;&gt; &quot;&quot;; IF(MIN([.$M114];[.$R114];[.$W114]) = [.$M114]; [.$I114]; IF(MIN([.$M114];[.$R114];[.$W114]) = [.$R114]; [.$N114]; IF(ISNUMBER([.$W114]); [.$S114]; &quot;NO PRICING&quot;))); &quot;&quot;)">
            <text:p/>
          </table:table-cell>
          <table:table-cell table:style-name="ce4" table:formula="of:=IF([.$A114] &lt;&gt; &quot;&quot;; IF(MIN([.$M114];[.$R114];[.$W114]) = [.$M114]; [.$L114]; IF(MIN([.$M114];[.$R114];[.$W114]) = [.$R114]; [.$Q114]; IF(ISNUMBER([.$W114]); [.$V114]; &quot;NO PRICING&quot;))); &quot;&quot;)">
            <text:p/>
          </table:table-cell>
          <table:table-cell table:style-name="ce29" table:formula="of:=IF([.$A114] &lt;&gt; &quot;&quot;; IF(MIN([.$M114];[.$R114];[.$W114]) = [.$M114]; [.$M114]; IF(MIN([.$M114];[.$R114];[.$W114]) = [.$R114]; [.$R114]; IF(ISNUMBER([.$W114]); [.$W114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4" table:formula="of:=T([source.B152])">
            <text:p/>
          </table:table-cell>
          <table:table-cell table:style-name="ce4" table:formula="of:=T([source.C152])">
            <text:p/>
          </table:table-cell>
          <table:table-cell table:style-name="ce4" table:formula="of:=T([source.D152])">
            <text:p/>
          </table:table-cell>
          <table:table-cell table:style-name="ce14" table:formula="of:=T([source.E152])">
            <text:p/>
          </table:table-cell>
          <table:table-cell table:style-name="ce4" table:formula="of:=[source.A152]" office:value-type="float" office:value="0">
            <text:p>0</text:p>
          </table:table-cell>
          <table:table-cell table:style-name="ce4" table:formula="of:=ROUND([.E115]* (1 + extra))" office:value-type="float" office:value="0">
            <text:p>0</text:p>
          </table:table-cell>
          <table:table-cell table:style-name="ce4" table:formula="of:=MAX([.F115];[.E115]+1)" office:value-type="float" office:value="1">
            <text:p>1</text:p>
          </table:table-cell>
          <table:table-cell table:style-name="ce4"/>
          <table:table-cell table:style-name="ce16" table:formula="of:=[source.F152]" office:value-type="float" office:value="0">
            <text:p/>
          </table:table-cell>
          <table:table-cell table:style-name="ce22" table:formula="of:=[source.G152]" office:value-type="float" office:value="0">
            <text:p>0.000</text:p>
          </table:table-cell>
          <table:table-cell table:style-name="ce4" table:formula="of:=[source.H152]" office:value-type="float" office:value="0">
            <text:p>0</text:p>
          </table:table-cell>
          <table:table-cell table:style-name="ce4" table:formula="of:=CEILING([.G115];[.K115])" office:value-type="float" office:value="0">
            <text:p>0</text:p>
          </table:table-cell>
          <table:table-cell table:style-name="ce29" table:formula="of:=IF([.L115]*[.J115] &gt; 0; [.L115]*[.J115]; &quot;&quot;)">
            <text:p/>
          </table:table-cell>
          <table:table-cell table:style-name="ce16" table:formula="of:=[source.I152]" office:value-type="float" office:value="0">
            <text:p/>
          </table:table-cell>
          <table:table-cell table:style-name="ce22" table:formula="of:=[source.J152]" office:value-type="float" office:value="0">
            <text:p>0.000</text:p>
          </table:table-cell>
          <table:table-cell table:style-name="ce4" table:formula="of:=[source.K152]" office:value-type="float" office:value="0">
            <text:p>0</text:p>
          </table:table-cell>
          <table:table-cell table:style-name="ce4" table:formula="of:=CEILING([.$G115];[.P115])" office:value-type="float" office:value="0">
            <text:p>0</text:p>
          </table:table-cell>
          <table:table-cell table:style-name="ce29" table:formula="of:=IF([.Q115]*[.O115] &gt; 0; [.Q115]*[.O115]; &quot;&quot;)">
            <text:p/>
          </table:table-cell>
          <table:table-cell table:style-name="ce16" table:formula="of:=[source.L152]" office:value-type="float" office:value="0">
            <text:p/>
          </table:table-cell>
          <table:table-cell table:style-name="ce22" table:formula="of:=[source.M152]" office:value-type="float" office:value="0">
            <text:p>0.000</text:p>
          </table:table-cell>
          <table:table-cell table:style-name="ce4" table:formula="of:=[source.N152]" office:value-type="float" office:value="0">
            <text:p>0</text:p>
          </table:table-cell>
          <table:table-cell table:style-name="ce4" table:formula="of:=CEILING([.$G115];[.U115])" office:value-type="float" office:value="0">
            <text:p>0</text:p>
          </table:table-cell>
          <table:table-cell table:style-name="ce29" table:formula="of:=IF([.V115]*[.T115] &gt; 0; [.V115]*[.T115]; &quot;&quot;)">
            <text:p/>
          </table:table-cell>
          <table:table-cell table:style-name="ce4" table:formula="of:=IF([.$A115] &lt;&gt; &quot;&quot;; IF(MIN([.$M115];[.$R115];[.$W115]) = [.$M115]; [.$I$1]; IF(MIN([.$M115];[.$R115];[.$W115]) = [.$R115]; [.$N$1]; IF(ISNUMBER([.$W115]); [.$S$1]; &quot;NO PRICING&quot;))); &quot;&quot;)">
            <text:p/>
          </table:table-cell>
          <table:table-cell table:style-name="ce34" table:formula="of:=IF([.$A115] &lt;&gt; &quot;&quot;; IF(MIN([.$M115];[.$R115];[.$W115]) = [.$M115]; [.$I115]; IF(MIN([.$M115];[.$R115];[.$W115]) = [.$R115]; [.$N115]; IF(ISNUMBER([.$W115]); [.$S115]; &quot;NO PRICING&quot;))); &quot;&quot;)">
            <text:p/>
          </table:table-cell>
          <table:table-cell table:style-name="ce4" table:formula="of:=IF([.$A115] &lt;&gt; &quot;&quot;; IF(MIN([.$M115];[.$R115];[.$W115]) = [.$M115]; [.$L115]; IF(MIN([.$M115];[.$R115];[.$W115]) = [.$R115]; [.$Q115]; IF(ISNUMBER([.$W115]); [.$V115]; &quot;NO PRICING&quot;))); &quot;&quot;)">
            <text:p/>
          </table:table-cell>
          <table:table-cell table:style-name="ce29" table:formula="of:=IF([.$A115] &lt;&gt; &quot;&quot;; IF(MIN([.$M115];[.$R115];[.$W115]) = [.$M115]; [.$M115]; IF(MIN([.$M115];[.$R115];[.$W115]) = [.$R115]; [.$R115]; IF(ISNUMBER([.$W115]); [.$W115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4" table:formula="of:=T([source.B103])">
            <text:p/>
          </table:table-cell>
          <table:table-cell table:style-name="ce4" table:formula="of:=T([source.C103])" office:value-type="string" office:string-value="JP5Q">
            <text:p>JP5Q</text:p>
          </table:table-cell>
          <table:table-cell table:style-name="ce4" table:formula="of:=T([source.D103])">
            <text:p/>
          </table:table-cell>
          <table:table-cell table:style-name="ce14" table:formula="of:=T([source.E103])">
            <text:p/>
          </table:table-cell>
          <table:table-cell table:style-name="ce4" table:formula="of:=[source.A103]" office:value-type="float" office:value="1">
            <text:p>1</text:p>
          </table:table-cell>
          <table:table-cell table:style-name="ce4" table:formula="of:=ROUND([.E116]* (1 + extra))" office:value-type="float" office:value="1">
            <text:p>1</text:p>
          </table:table-cell>
          <table:table-cell table:style-name="ce4" table:formula="of:=MAX([.F116];[.E116]+1)" office:value-type="float" office:value="2">
            <text:p>2</text:p>
          </table:table-cell>
          <table:table-cell table:style-name="ce4"/>
          <table:table-cell table:style-name="ce16" table:formula="of:=[source.F103]" office:value-type="float" office:value="0">
            <text:p/>
          </table:table-cell>
          <table:table-cell table:style-name="ce22" table:formula="of:=[source.G103]" office:value-type="float" office:value="0">
            <text:p>0.000</text:p>
          </table:table-cell>
          <table:table-cell table:style-name="ce4" table:formula="of:=[source.H103]" office:value-type="float" office:value="0">
            <text:p>0</text:p>
          </table:table-cell>
          <table:table-cell table:style-name="ce4" table:formula="of:=CEILING([.G116];[.K116])" office:value-type="float" office:value="0">
            <text:p>0</text:p>
          </table:table-cell>
          <table:table-cell table:style-name="ce29" table:formula="of:=IF([.L116]*[.J116] &gt; 0; [.L116]*[.J116]; &quot;&quot;)">
            <text:p/>
          </table:table-cell>
          <table:table-cell table:style-name="ce16" table:formula="of:=[source.I103]" office:value-type="float" office:value="0">
            <text:p/>
          </table:table-cell>
          <table:table-cell table:style-name="ce22" table:formula="of:=[source.J103]" office:value-type="float" office:value="0">
            <text:p>0.000</text:p>
          </table:table-cell>
          <table:table-cell table:style-name="ce4" table:formula="of:=[source.K103]" office:value-type="float" office:value="0">
            <text:p>0</text:p>
          </table:table-cell>
          <table:table-cell table:style-name="ce4" table:formula="of:=CEILING([.$G116];[.P116])" office:value-type="float" office:value="0">
            <text:p>0</text:p>
          </table:table-cell>
          <table:table-cell table:style-name="ce29" table:formula="of:=IF([.Q116]*[.O116] &gt; 0; [.Q116]*[.O116]; &quot;&quot;)">
            <text:p/>
          </table:table-cell>
          <table:table-cell table:style-name="ce16" table:formula="of:=[source.L103]" office:value-type="float" office:value="0">
            <text:p/>
          </table:table-cell>
          <table:table-cell table:style-name="ce22" table:formula="of:=[source.M103]" office:value-type="float" office:value="0">
            <text:p>0.000</text:p>
          </table:table-cell>
          <table:table-cell table:style-name="ce4" table:formula="of:=[source.N103]" office:value-type="float" office:value="0">
            <text:p>0</text:p>
          </table:table-cell>
          <table:table-cell table:style-name="ce4" table:formula="of:=CEILING([.$G116];[.U116])" office:value-type="float" office:value="0">
            <text:p>0</text:p>
          </table:table-cell>
          <table:table-cell table:style-name="ce29" table:formula="of:=IF([.V116]*[.T116] &gt; 0; [.V116]*[.T116]; &quot;&quot;)">
            <text:p/>
          </table:table-cell>
          <table:table-cell table:style-name="ce4" table:formula="of:=IF([.$A116] &lt;&gt; &quot;&quot;; IF(MIN([.$M116];[.$R116];[.$W116]) = [.$M116]; [.$I$1]; IF(MIN([.$M116];[.$R116];[.$W116]) = [.$R116]; [.$N$1]; IF(ISNUMBER([.$W116]); [.$S$1]; &quot;NO PRICING&quot;))); &quot;&quot;)">
            <text:p/>
          </table:table-cell>
          <table:table-cell table:style-name="ce34" table:formula="of:=IF([.$A116] &lt;&gt; &quot;&quot;; IF(MIN([.$M116];[.$R116];[.$W116]) = [.$M116]; [.$I116]; IF(MIN([.$M116];[.$R116];[.$W116]) = [.$R116]; [.$N116]; IF(ISNUMBER([.$W116]); [.$S116]; &quot;NO PRICING&quot;))); &quot;&quot;)">
            <text:p/>
          </table:table-cell>
          <table:table-cell table:style-name="ce4" table:formula="of:=IF([.$A116] &lt;&gt; &quot;&quot;; IF(MIN([.$M116];[.$R116];[.$W116]) = [.$M116]; [.$L116]; IF(MIN([.$M116];[.$R116];[.$W116]) = [.$R116]; [.$Q116]; IF(ISNUMBER([.$W116]); [.$V116]; &quot;NO PRICING&quot;))); &quot;&quot;)">
            <text:p/>
          </table:table-cell>
          <table:table-cell table:style-name="ce29" table:formula="of:=IF([.$A116] &lt;&gt; &quot;&quot;; IF(MIN([.$M116];[.$R116];[.$W116]) = [.$M116]; [.$M116]; IF(MIN([.$M116];[.$R116];[.$W116]) = [.$R116]; [.$R116]; IF(ISNUMBER([.$W116]); [.$W116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4" table:formula="of:=T([source.B104])">
            <text:p/>
          </table:table-cell>
          <table:table-cell table:style-name="ce4" table:formula="of:=T([source.C104])" office:value-type="string" office:string-value="MA03-1">
            <text:p>MA03-1</text:p>
          </table:table-cell>
          <table:table-cell table:style-name="ce4" table:formula="of:=T([source.D104])">
            <text:p/>
          </table:table-cell>
          <table:table-cell table:style-name="ce14" table:formula="of:=T([source.E104])">
            <text:p/>
          </table:table-cell>
          <table:table-cell table:style-name="ce4" table:formula="of:=[source.A104]" office:value-type="float" office:value="1">
            <text:p>1</text:p>
          </table:table-cell>
          <table:table-cell table:style-name="ce4" table:formula="of:=ROUND([.E117]* (1 + extra))" office:value-type="float" office:value="1">
            <text:p>1</text:p>
          </table:table-cell>
          <table:table-cell table:style-name="ce4" table:formula="of:=MAX([.F117];[.E117]+1)" office:value-type="float" office:value="2">
            <text:p>2</text:p>
          </table:table-cell>
          <table:table-cell table:style-name="ce4"/>
          <table:table-cell table:style-name="ce16" table:formula="of:=[source.F104]" office:value-type="float" office:value="0">
            <text:p/>
          </table:table-cell>
          <table:table-cell table:style-name="ce22" table:formula="of:=[source.G104]" office:value-type="float" office:value="0">
            <text:p>0.000</text:p>
          </table:table-cell>
          <table:table-cell table:style-name="ce4" table:formula="of:=[source.H104]" office:value-type="float" office:value="0">
            <text:p>0</text:p>
          </table:table-cell>
          <table:table-cell table:style-name="ce4" table:formula="of:=CEILING([.G117];[.K117])" office:value-type="float" office:value="0">
            <text:p>0</text:p>
          </table:table-cell>
          <table:table-cell table:style-name="ce29" table:formula="of:=IF([.L117]*[.J117] &gt; 0; [.L117]*[.J117]; &quot;&quot;)">
            <text:p/>
          </table:table-cell>
          <table:table-cell table:style-name="ce16" table:formula="of:=[source.I104]" office:value-type="float" office:value="0">
            <text:p/>
          </table:table-cell>
          <table:table-cell table:style-name="ce22" table:formula="of:=[source.J104]" office:value-type="float" office:value="0">
            <text:p>0.000</text:p>
          </table:table-cell>
          <table:table-cell table:style-name="ce4" table:formula="of:=[source.K104]" office:value-type="float" office:value="0">
            <text:p>0</text:p>
          </table:table-cell>
          <table:table-cell table:style-name="ce4" table:formula="of:=CEILING([.$G117];[.P117])" office:value-type="float" office:value="0">
            <text:p>0</text:p>
          </table:table-cell>
          <table:table-cell table:style-name="ce29" table:formula="of:=IF([.Q117]*[.O117] &gt; 0; [.Q117]*[.O117]; &quot;&quot;)">
            <text:p/>
          </table:table-cell>
          <table:table-cell table:style-name="ce16" table:formula="of:=[source.L104]" office:value-type="float" office:value="0">
            <text:p/>
          </table:table-cell>
          <table:table-cell table:style-name="ce22" table:formula="of:=[source.M104]" office:value-type="float" office:value="0">
            <text:p>0.000</text:p>
          </table:table-cell>
          <table:table-cell table:style-name="ce4" table:formula="of:=[source.N104]" office:value-type="float" office:value="0">
            <text:p>0</text:p>
          </table:table-cell>
          <table:table-cell table:style-name="ce4" table:formula="of:=CEILING([.$G117];[.U117])" office:value-type="float" office:value="0">
            <text:p>0</text:p>
          </table:table-cell>
          <table:table-cell table:style-name="ce29" table:formula="of:=IF([.V117]*[.T117] &gt; 0; [.V117]*[.T117]; &quot;&quot;)">
            <text:p/>
          </table:table-cell>
          <table:table-cell table:style-name="ce4" table:formula="of:=IF([.$A117] &lt;&gt; &quot;&quot;; IF(MIN([.$M117];[.$R117];[.$W117]) = [.$M117]; [.$I$1]; IF(MIN([.$M117];[.$R117];[.$W117]) = [.$R117]; [.$N$1]; IF(ISNUMBER([.$W117]); [.$S$1]; &quot;NO PRICING&quot;))); &quot;&quot;)">
            <text:p/>
          </table:table-cell>
          <table:table-cell table:style-name="ce34" table:formula="of:=IF([.$A117] &lt;&gt; &quot;&quot;; IF(MIN([.$M117];[.$R117];[.$W117]) = [.$M117]; [.$I117]; IF(MIN([.$M117];[.$R117];[.$W117]) = [.$R117]; [.$N117]; IF(ISNUMBER([.$W117]); [.$S117]; &quot;NO PRICING&quot;))); &quot;&quot;)">
            <text:p/>
          </table:table-cell>
          <table:table-cell table:style-name="ce4" table:formula="of:=IF([.$A117] &lt;&gt; &quot;&quot;; IF(MIN([.$M117];[.$R117];[.$W117]) = [.$M117]; [.$L117]; IF(MIN([.$M117];[.$R117];[.$W117]) = [.$R117]; [.$Q117]; IF(ISNUMBER([.$W117]); [.$V117]; &quot;NO PRICING&quot;))); &quot;&quot;)">
            <text:p/>
          </table:table-cell>
          <table:table-cell table:style-name="ce29" table:formula="of:=IF([.$A117] &lt;&gt; &quot;&quot;; IF(MIN([.$M117];[.$R117];[.$W117]) = [.$M117]; [.$M117]; IF(MIN([.$M117];[.$R117];[.$W117]) = [.$R117]; [.$R117]; IF(ISNUMBER([.$W117]); [.$W117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4" table:formula="of:=T([source.B105])">
            <text:p/>
          </table:table-cell>
          <table:table-cell table:style-name="ce4" table:formula="of:=T([source.C105])" office:value-type="string" office:string-value="MA05-1">
            <text:p>MA05-1</text:p>
          </table:table-cell>
          <table:table-cell table:style-name="ce4" table:formula="of:=T([source.D105])">
            <text:p/>
          </table:table-cell>
          <table:table-cell table:style-name="ce14" table:formula="of:=T([source.E105])">
            <text:p/>
          </table:table-cell>
          <table:table-cell table:style-name="ce4" table:formula="of:=[source.A105]" office:value-type="float" office:value="1">
            <text:p>1</text:p>
          </table:table-cell>
          <table:table-cell table:style-name="ce4" table:formula="of:=ROUND([.E118]* (1 + extra))" office:value-type="float" office:value="1">
            <text:p>1</text:p>
          </table:table-cell>
          <table:table-cell table:style-name="ce4" table:formula="of:=MAX([.F118];[.E118]+1)" office:value-type="float" office:value="2">
            <text:p>2</text:p>
          </table:table-cell>
          <table:table-cell table:style-name="ce4"/>
          <table:table-cell table:style-name="ce16" table:formula="of:=[source.F105]" office:value-type="float" office:value="0">
            <text:p/>
          </table:table-cell>
          <table:table-cell table:style-name="ce22" table:formula="of:=[source.G105]" office:value-type="float" office:value="0">
            <text:p>0.000</text:p>
          </table:table-cell>
          <table:table-cell table:style-name="ce4" table:formula="of:=[source.H105]" office:value-type="float" office:value="0">
            <text:p>0</text:p>
          </table:table-cell>
          <table:table-cell table:style-name="ce4" table:formula="of:=CEILING([.G118];[.K118])" office:value-type="float" office:value="0">
            <text:p>0</text:p>
          </table:table-cell>
          <table:table-cell table:style-name="ce29" table:formula="of:=IF([.L118]*[.J118] &gt; 0; [.L118]*[.J118]; &quot;&quot;)">
            <text:p/>
          </table:table-cell>
          <table:table-cell table:style-name="ce16" table:formula="of:=[source.I105]" office:value-type="float" office:value="0">
            <text:p/>
          </table:table-cell>
          <table:table-cell table:style-name="ce22" table:formula="of:=[source.J105]" office:value-type="float" office:value="0">
            <text:p>0.000</text:p>
          </table:table-cell>
          <table:table-cell table:style-name="ce4" table:formula="of:=[source.K105]" office:value-type="float" office:value="0">
            <text:p>0</text:p>
          </table:table-cell>
          <table:table-cell table:style-name="ce4" table:formula="of:=CEILING([.$G118];[.P118])" office:value-type="float" office:value="0">
            <text:p>0</text:p>
          </table:table-cell>
          <table:table-cell table:style-name="ce29" table:formula="of:=IF([.Q118]*[.O118] &gt; 0; [.Q118]*[.O118]; &quot;&quot;)">
            <text:p/>
          </table:table-cell>
          <table:table-cell table:style-name="ce16" table:formula="of:=[source.L105]" office:value-type="float" office:value="0">
            <text:p/>
          </table:table-cell>
          <table:table-cell table:style-name="ce22" table:formula="of:=[source.M105]" office:value-type="float" office:value="0">
            <text:p>0.000</text:p>
          </table:table-cell>
          <table:table-cell table:style-name="ce4" table:formula="of:=[source.N105]" office:value-type="float" office:value="0">
            <text:p>0</text:p>
          </table:table-cell>
          <table:table-cell table:style-name="ce4" table:formula="of:=CEILING([.$G118];[.U118])" office:value-type="float" office:value="0">
            <text:p>0</text:p>
          </table:table-cell>
          <table:table-cell table:style-name="ce29" table:formula="of:=IF([.V118]*[.T118] &gt; 0; [.V118]*[.T118]; &quot;&quot;)">
            <text:p/>
          </table:table-cell>
          <table:table-cell table:style-name="ce4" table:formula="of:=IF([.$A118] &lt;&gt; &quot;&quot;; IF(MIN([.$M118];[.$R118];[.$W118]) = [.$M118]; [.$I$1]; IF(MIN([.$M118];[.$R118];[.$W118]) = [.$R118]; [.$N$1]; IF(ISNUMBER([.$W118]); [.$S$1]; &quot;NO PRICING&quot;))); &quot;&quot;)">
            <text:p/>
          </table:table-cell>
          <table:table-cell table:style-name="ce34" table:formula="of:=IF([.$A118] &lt;&gt; &quot;&quot;; IF(MIN([.$M118];[.$R118];[.$W118]) = [.$M118]; [.$I118]; IF(MIN([.$M118];[.$R118];[.$W118]) = [.$R118]; [.$N118]; IF(ISNUMBER([.$W118]); [.$S118]; &quot;NO PRICING&quot;))); &quot;&quot;)">
            <text:p/>
          </table:table-cell>
          <table:table-cell table:style-name="ce4" table:formula="of:=IF([.$A118] &lt;&gt; &quot;&quot;; IF(MIN([.$M118];[.$R118];[.$W118]) = [.$M118]; [.$L118]; IF(MIN([.$M118];[.$R118];[.$W118]) = [.$R118]; [.$Q118]; IF(ISNUMBER([.$W118]); [.$V118]; &quot;NO PRICING&quot;))); &quot;&quot;)">
            <text:p/>
          </table:table-cell>
          <table:table-cell table:style-name="ce29" table:formula="of:=IF([.$A118] &lt;&gt; &quot;&quot;; IF(MIN([.$M118];[.$R118];[.$W118]) = [.$M118]; [.$M118]; IF(MIN([.$M118];[.$R118];[.$W118]) = [.$R118]; [.$R118]; IF(ISNUMBER([.$W118]); [.$W118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4" table:formula="of:=T([source.B106])">
            <text:p/>
          </table:table-cell>
          <table:table-cell table:style-name="ce4" table:formula="of:=T([source.C106])" office:value-type="string" office:string-value="MA10-2">
            <text:p>MA10-2</text:p>
          </table:table-cell>
          <table:table-cell table:style-name="ce4" table:formula="of:=T([source.D106])">
            <text:p/>
          </table:table-cell>
          <table:table-cell table:style-name="ce14" table:formula="of:=T([source.E106])">
            <text:p/>
          </table:table-cell>
          <table:table-cell table:style-name="ce4" table:formula="of:=[source.A106]" office:value-type="float" office:value="1">
            <text:p>1</text:p>
          </table:table-cell>
          <table:table-cell table:style-name="ce4" table:formula="of:=ROUND([.E119]* (1 + extra))" office:value-type="float" office:value="1">
            <text:p>1</text:p>
          </table:table-cell>
          <table:table-cell table:style-name="ce4" table:formula="of:=MAX([.F119];[.E119]+1)" office:value-type="float" office:value="2">
            <text:p>2</text:p>
          </table:table-cell>
          <table:table-cell table:style-name="ce4"/>
          <table:table-cell table:style-name="ce16" table:formula="of:=[source.F106]" office:value-type="float" office:value="0">
            <text:p/>
          </table:table-cell>
          <table:table-cell table:style-name="ce22" table:formula="of:=[source.G106]" office:value-type="float" office:value="0">
            <text:p>0.000</text:p>
          </table:table-cell>
          <table:table-cell table:style-name="ce4" table:formula="of:=[source.H106]" office:value-type="float" office:value="0">
            <text:p>0</text:p>
          </table:table-cell>
          <table:table-cell table:style-name="ce4" table:formula="of:=CEILING([.G119];[.K119])" office:value-type="float" office:value="0">
            <text:p>0</text:p>
          </table:table-cell>
          <table:table-cell table:style-name="ce29" table:formula="of:=IF([.L119]*[.J119] &gt; 0; [.L119]*[.J119]; &quot;&quot;)">
            <text:p/>
          </table:table-cell>
          <table:table-cell table:style-name="ce16" table:formula="of:=[source.I106]" office:value-type="float" office:value="0">
            <text:p/>
          </table:table-cell>
          <table:table-cell table:style-name="ce22" table:formula="of:=[source.J106]" office:value-type="float" office:value="0">
            <text:p>0.000</text:p>
          </table:table-cell>
          <table:table-cell table:style-name="ce4" table:formula="of:=[source.K106]" office:value-type="float" office:value="0">
            <text:p>0</text:p>
          </table:table-cell>
          <table:table-cell table:style-name="ce4" table:formula="of:=CEILING([.$G119];[.P119])" office:value-type="float" office:value="0">
            <text:p>0</text:p>
          </table:table-cell>
          <table:table-cell table:style-name="ce29" table:formula="of:=IF([.Q119]*[.O119] &gt; 0; [.Q119]*[.O119]; &quot;&quot;)">
            <text:p/>
          </table:table-cell>
          <table:table-cell table:style-name="ce16" table:formula="of:=[source.L106]" office:value-type="float" office:value="0">
            <text:p/>
          </table:table-cell>
          <table:table-cell table:style-name="ce22" table:formula="of:=[source.M106]" office:value-type="float" office:value="0">
            <text:p>0.000</text:p>
          </table:table-cell>
          <table:table-cell table:style-name="ce4" table:formula="of:=[source.N106]" office:value-type="float" office:value="0">
            <text:p>0</text:p>
          </table:table-cell>
          <table:table-cell table:style-name="ce4" table:formula="of:=CEILING([.$G119];[.U119])" office:value-type="float" office:value="0">
            <text:p>0</text:p>
          </table:table-cell>
          <table:table-cell table:style-name="ce29" table:formula="of:=IF([.V119]*[.T119] &gt; 0; [.V119]*[.T119]; &quot;&quot;)">
            <text:p/>
          </table:table-cell>
          <table:table-cell table:style-name="ce4" table:formula="of:=IF([.$A119] &lt;&gt; &quot;&quot;; IF(MIN([.$M119];[.$R119];[.$W119]) = [.$M119]; [.$I$1]; IF(MIN([.$M119];[.$R119];[.$W119]) = [.$R119]; [.$N$1]; IF(ISNUMBER([.$W119]); [.$S$1]; &quot;NO PRICING&quot;))); &quot;&quot;)">
            <text:p/>
          </table:table-cell>
          <table:table-cell table:style-name="ce34" table:formula="of:=IF([.$A119] &lt;&gt; &quot;&quot;; IF(MIN([.$M119];[.$R119];[.$W119]) = [.$M119]; [.$I119]; IF(MIN([.$M119];[.$R119];[.$W119]) = [.$R119]; [.$N119]; IF(ISNUMBER([.$W119]); [.$S119]; &quot;NO PRICING&quot;))); &quot;&quot;)">
            <text:p/>
          </table:table-cell>
          <table:table-cell table:style-name="ce4" table:formula="of:=IF([.$A119] &lt;&gt; &quot;&quot;; IF(MIN([.$M119];[.$R119];[.$W119]) = [.$M119]; [.$L119]; IF(MIN([.$M119];[.$R119];[.$W119]) = [.$R119]; [.$Q119]; IF(ISNUMBER([.$W119]); [.$V119]; &quot;NO PRICING&quot;))); &quot;&quot;)">
            <text:p/>
          </table:table-cell>
          <table:table-cell table:style-name="ce29" table:formula="of:=IF([.$A119] &lt;&gt; &quot;&quot;; IF(MIN([.$M119];[.$R119];[.$W119]) = [.$M119]; [.$M119]; IF(MIN([.$M119];[.$R119];[.$W119]) = [.$R119]; [.$R119]; IF(ISNUMBER([.$W119]); [.$W119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4" table:formula="of:=T([source.B108])">
            <text:p/>
          </table:table-cell>
          <table:table-cell table:style-name="ce4" table:formula="of:=T([source.C108])" office:value-type="string" office:string-value="PINHD-1X3">
            <text:p>PINHD-1X3</text:p>
          </table:table-cell>
          <table:table-cell table:style-name="ce4" table:formula="of:=T([source.D108])">
            <text:p/>
          </table:table-cell>
          <table:table-cell table:style-name="ce14" table:formula="of:=T([source.E108])">
            <text:p/>
          </table:table-cell>
          <table:table-cell table:style-name="ce4" table:formula="of:=[source.A108]" office:value-type="float" office:value="1">
            <text:p>1</text:p>
          </table:table-cell>
          <table:table-cell table:style-name="ce4" table:formula="of:=ROUND([.E120]* (1 + extra))" office:value-type="float" office:value="1">
            <text:p>1</text:p>
          </table:table-cell>
          <table:table-cell table:style-name="ce4" table:formula="of:=MAX([.F120];[.E120]+1)" office:value-type="float" office:value="2">
            <text:p>2</text:p>
          </table:table-cell>
          <table:table-cell table:style-name="ce4"/>
          <table:table-cell table:style-name="ce16" table:formula="of:=[source.F108]" office:value-type="float" office:value="0">
            <text:p/>
          </table:table-cell>
          <table:table-cell table:style-name="ce22" table:formula="of:=[source.G108]" office:value-type="float" office:value="0">
            <text:p>0.000</text:p>
          </table:table-cell>
          <table:table-cell table:style-name="ce4" table:formula="of:=[source.H108]" office:value-type="float" office:value="0">
            <text:p>0</text:p>
          </table:table-cell>
          <table:table-cell table:style-name="ce4" table:formula="of:=CEILING([.G120];[.K120])" office:value-type="float" office:value="0">
            <text:p>0</text:p>
          </table:table-cell>
          <table:table-cell table:style-name="ce29" table:formula="of:=IF([.L120]*[.J120] &gt; 0; [.L120]*[.J120]; &quot;&quot;)">
            <text:p/>
          </table:table-cell>
          <table:table-cell table:style-name="ce16" table:formula="of:=[source.I108]" office:value-type="float" office:value="0">
            <text:p/>
          </table:table-cell>
          <table:table-cell table:style-name="ce22" table:formula="of:=[source.J108]" office:value-type="float" office:value="0">
            <text:p>0.000</text:p>
          </table:table-cell>
          <table:table-cell table:style-name="ce4" table:formula="of:=[source.K108]" office:value-type="float" office:value="0">
            <text:p>0</text:p>
          </table:table-cell>
          <table:table-cell table:style-name="ce4" table:formula="of:=CEILING([.$G120];[.P120])" office:value-type="float" office:value="0">
            <text:p>0</text:p>
          </table:table-cell>
          <table:table-cell table:style-name="ce29" table:formula="of:=IF([.Q120]*[.O120] &gt; 0; [.Q120]*[.O120]; &quot;&quot;)">
            <text:p/>
          </table:table-cell>
          <table:table-cell table:style-name="ce16" table:formula="of:=[source.L108]" office:value-type="float" office:value="0">
            <text:p/>
          </table:table-cell>
          <table:table-cell table:style-name="ce22" table:formula="of:=[source.M108]" office:value-type="float" office:value="0">
            <text:p>0.000</text:p>
          </table:table-cell>
          <table:table-cell table:style-name="ce4" table:formula="of:=[source.N108]" office:value-type="float" office:value="0">
            <text:p>0</text:p>
          </table:table-cell>
          <table:table-cell table:style-name="ce4" table:formula="of:=CEILING([.$G120];[.U120])" office:value-type="float" office:value="0">
            <text:p>0</text:p>
          </table:table-cell>
          <table:table-cell table:style-name="ce29" table:formula="of:=IF([.V120]*[.T120] &gt; 0; [.V120]*[.T120]; &quot;&quot;)">
            <text:p/>
          </table:table-cell>
          <table:table-cell table:style-name="ce4" table:formula="of:=IF([.$A120] &lt;&gt; &quot;&quot;; IF(MIN([.$M120];[.$R120];[.$W120]) = [.$M120]; [.$I$1]; IF(MIN([.$M120];[.$R120];[.$W120]) = [.$R120]; [.$N$1]; IF(ISNUMBER([.$W120]); [.$S$1]; &quot;NO PRICING&quot;))); &quot;&quot;)">
            <text:p/>
          </table:table-cell>
          <table:table-cell table:style-name="ce34" table:formula="of:=IF([.$A120] &lt;&gt; &quot;&quot;; IF(MIN([.$M120];[.$R120];[.$W120]) = [.$M120]; [.$I120]; IF(MIN([.$M120];[.$R120];[.$W120]) = [.$R120]; [.$N120]; IF(ISNUMBER([.$W120]); [.$S120]; &quot;NO PRICING&quot;))); &quot;&quot;)">
            <text:p/>
          </table:table-cell>
          <table:table-cell table:style-name="ce4" table:formula="of:=IF([.$A120] &lt;&gt; &quot;&quot;; IF(MIN([.$M120];[.$R120];[.$W120]) = [.$M120]; [.$L120]; IF(MIN([.$M120];[.$R120];[.$W120]) = [.$R120]; [.$Q120]; IF(ISNUMBER([.$W120]); [.$V120]; &quot;NO PRICING&quot;))); &quot;&quot;)">
            <text:p/>
          </table:table-cell>
          <table:table-cell table:style-name="ce29" table:formula="of:=IF([.$A120] &lt;&gt; &quot;&quot;; IF(MIN([.$M120];[.$R120];[.$W120]) = [.$M120]; [.$M120]; IF(MIN([.$M120];[.$R120];[.$W120]) = [.$R120]; [.$R120]; IF(ISNUMBER([.$W120]); [.$W120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4" table:formula="of:=T([source.B109])">
            <text:p/>
          </table:table-cell>
          <table:table-cell table:style-name="ce4" table:formula="of:=T([source.C109])" office:value-type="string" office:string-value="PINHD-1X9">
            <text:p>PINHD-1X9</text:p>
          </table:table-cell>
          <table:table-cell table:style-name="ce4" table:formula="of:=T([source.D109])">
            <text:p/>
          </table:table-cell>
          <table:table-cell table:style-name="ce14" table:formula="of:=T([source.E109])">
            <text:p/>
          </table:table-cell>
          <table:table-cell table:style-name="ce4" table:formula="of:=[source.A109]" office:value-type="float" office:value="1">
            <text:p>1</text:p>
          </table:table-cell>
          <table:table-cell table:style-name="ce4" table:formula="of:=ROUND([.E121]* (1 + extra))" office:value-type="float" office:value="1">
            <text:p>1</text:p>
          </table:table-cell>
          <table:table-cell table:style-name="ce4" table:formula="of:=MAX([.F121];[.E121]+1)" office:value-type="float" office:value="2">
            <text:p>2</text:p>
          </table:table-cell>
          <table:table-cell table:style-name="ce4"/>
          <table:table-cell table:style-name="ce16" table:formula="of:=[source.F109]" office:value-type="float" office:value="0">
            <text:p/>
          </table:table-cell>
          <table:table-cell table:style-name="ce22" table:formula="of:=[source.G109]" office:value-type="float" office:value="0">
            <text:p>0.000</text:p>
          </table:table-cell>
          <table:table-cell table:style-name="ce4" table:formula="of:=[source.H109]" office:value-type="float" office:value="0">
            <text:p>0</text:p>
          </table:table-cell>
          <table:table-cell table:style-name="ce4" table:formula="of:=CEILING([.G121];[.K121])" office:value-type="float" office:value="0">
            <text:p>0</text:p>
          </table:table-cell>
          <table:table-cell table:style-name="ce29" table:formula="of:=IF([.L121]*[.J121] &gt; 0; [.L121]*[.J121]; &quot;&quot;)">
            <text:p/>
          </table:table-cell>
          <table:table-cell table:style-name="ce16" table:formula="of:=[source.I109]" office:value-type="float" office:value="0">
            <text:p/>
          </table:table-cell>
          <table:table-cell table:style-name="ce22" table:formula="of:=[source.J109]" office:value-type="float" office:value="0">
            <text:p>0.000</text:p>
          </table:table-cell>
          <table:table-cell table:style-name="ce4" table:formula="of:=[source.K109]" office:value-type="float" office:value="0">
            <text:p>0</text:p>
          </table:table-cell>
          <table:table-cell table:style-name="ce4" table:formula="of:=CEILING([.$G121];[.P121])" office:value-type="float" office:value="0">
            <text:p>0</text:p>
          </table:table-cell>
          <table:table-cell table:style-name="ce29" table:formula="of:=IF([.Q121]*[.O121] &gt; 0; [.Q121]*[.O121]; &quot;&quot;)">
            <text:p/>
          </table:table-cell>
          <table:table-cell table:style-name="ce16" table:formula="of:=[source.L109]" office:value-type="float" office:value="0">
            <text:p/>
          </table:table-cell>
          <table:table-cell table:style-name="ce22" table:formula="of:=[source.M109]" office:value-type="float" office:value="0">
            <text:p>0.000</text:p>
          </table:table-cell>
          <table:table-cell table:style-name="ce4" table:formula="of:=[source.N109]" office:value-type="float" office:value="0">
            <text:p>0</text:p>
          </table:table-cell>
          <table:table-cell table:style-name="ce4" table:formula="of:=CEILING([.$G121];[.U121])" office:value-type="float" office:value="0">
            <text:p>0</text:p>
          </table:table-cell>
          <table:table-cell table:style-name="ce29" table:formula="of:=IF([.V121]*[.T121] &gt; 0; [.V121]*[.T121]; &quot;&quot;)">
            <text:p/>
          </table:table-cell>
          <table:table-cell table:style-name="ce4" table:formula="of:=IF([.$A121] &lt;&gt; &quot;&quot;; IF(MIN([.$M121];[.$R121];[.$W121]) = [.$M121]; [.$I$1]; IF(MIN([.$M121];[.$R121];[.$W121]) = [.$R121]; [.$N$1]; IF(ISNUMBER([.$W121]); [.$S$1]; &quot;NO PRICING&quot;))); &quot;&quot;)">
            <text:p/>
          </table:table-cell>
          <table:table-cell table:style-name="ce34" table:formula="of:=IF([.$A121] &lt;&gt; &quot;&quot;; IF(MIN([.$M121];[.$R121];[.$W121]) = [.$M121]; [.$I121]; IF(MIN([.$M121];[.$R121];[.$W121]) = [.$R121]; [.$N121]; IF(ISNUMBER([.$W121]); [.$S121]; &quot;NO PRICING&quot;))); &quot;&quot;)">
            <text:p/>
          </table:table-cell>
          <table:table-cell table:style-name="ce4" table:formula="of:=IF([.$A121] &lt;&gt; &quot;&quot;; IF(MIN([.$M121];[.$R121];[.$W121]) = [.$M121]; [.$L121]; IF(MIN([.$M121];[.$R121];[.$W121]) = [.$R121]; [.$Q121]; IF(ISNUMBER([.$W121]); [.$V121]; &quot;NO PRICING&quot;))); &quot;&quot;)">
            <text:p/>
          </table:table-cell>
          <table:table-cell table:style-name="ce29" table:formula="of:=IF([.$A121] &lt;&gt; &quot;&quot;; IF(MIN([.$M121];[.$R121];[.$W121]) = [.$M121]; [.$M121]; IF(MIN([.$M121];[.$R121];[.$W121]) = [.$R121]; [.$R121]; IF(ISNUMBER([.$W121]); [.$W121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4" table:formula="of:=T([source.B111])">
            <text:p/>
          </table:table-cell>
          <table:table-cell table:style-name="ce4" table:formula="of:=T([source.C111])" office:value-type="string" office:string-value="W237-102">
            <text:p>W237-102</text:p>
          </table:table-cell>
          <table:table-cell table:style-name="ce4" table:formula="of:=T([source.D111])">
            <text:p/>
          </table:table-cell>
          <table:table-cell table:style-name="ce14" table:formula="of:=T([source.E111])">
            <text:p/>
          </table:table-cell>
          <table:table-cell table:style-name="ce4" table:formula="of:=[source.A111]" office:value-type="float" office:value="1">
            <text:p>1</text:p>
          </table:table-cell>
          <table:table-cell table:style-name="ce4" table:formula="of:=ROUND([.E122]* (1 + extra))" office:value-type="float" office:value="1">
            <text:p>1</text:p>
          </table:table-cell>
          <table:table-cell table:style-name="ce4" table:formula="of:=MAX([.F122];[.E122]+1)" office:value-type="float" office:value="2">
            <text:p>2</text:p>
          </table:table-cell>
          <table:table-cell table:style-name="ce4"/>
          <table:table-cell table:style-name="ce16" table:formula="of:=[source.F111]" office:value-type="float" office:value="0">
            <text:p/>
          </table:table-cell>
          <table:table-cell table:style-name="ce22" table:formula="of:=[source.G111]" office:value-type="float" office:value="0">
            <text:p>0.000</text:p>
          </table:table-cell>
          <table:table-cell table:style-name="ce4" table:formula="of:=[source.H111]" office:value-type="float" office:value="0">
            <text:p>0</text:p>
          </table:table-cell>
          <table:table-cell table:style-name="ce4" table:formula="of:=CEILING([.G122];[.K122])" office:value-type="float" office:value="0">
            <text:p>0</text:p>
          </table:table-cell>
          <table:table-cell table:style-name="ce29" table:formula="of:=IF([.L122]*[.J122] &gt; 0; [.L122]*[.J122]; &quot;&quot;)">
            <text:p/>
          </table:table-cell>
          <table:table-cell table:style-name="ce16" table:formula="of:=[source.I111]" office:value-type="float" office:value="0">
            <text:p/>
          </table:table-cell>
          <table:table-cell table:style-name="ce22" table:formula="of:=[source.J111]" office:value-type="float" office:value="0">
            <text:p>0.000</text:p>
          </table:table-cell>
          <table:table-cell table:style-name="ce4" table:formula="of:=[source.K111]" office:value-type="float" office:value="0">
            <text:p>0</text:p>
          </table:table-cell>
          <table:table-cell table:style-name="ce4" table:formula="of:=CEILING([.$G122];[.P122])" office:value-type="float" office:value="0">
            <text:p>0</text:p>
          </table:table-cell>
          <table:table-cell table:style-name="ce29" table:formula="of:=IF([.Q122]*[.O122] &gt; 0; [.Q122]*[.O122]; &quot;&quot;)">
            <text:p/>
          </table:table-cell>
          <table:table-cell table:style-name="ce16" table:formula="of:=[source.L111]" office:value-type="float" office:value="0">
            <text:p/>
          </table:table-cell>
          <table:table-cell table:style-name="ce22" table:formula="of:=[source.M111]" office:value-type="float" office:value="0">
            <text:p>0.000</text:p>
          </table:table-cell>
          <table:table-cell table:style-name="ce4" table:formula="of:=[source.N111]" office:value-type="float" office:value="0">
            <text:p>0</text:p>
          </table:table-cell>
          <table:table-cell table:style-name="ce4" table:formula="of:=CEILING([.$G122];[.U122])" office:value-type="float" office:value="0">
            <text:p>0</text:p>
          </table:table-cell>
          <table:table-cell table:style-name="ce29" table:formula="of:=IF([.V122]*[.T122] &gt; 0; [.V122]*[.T122]; &quot;&quot;)">
            <text:p/>
          </table:table-cell>
          <table:table-cell table:style-name="ce4" table:formula="of:=IF([.$A122] &lt;&gt; &quot;&quot;; IF(MIN([.$M122];[.$R122];[.$W122]) = [.$M122]; [.$I$1]; IF(MIN([.$M122];[.$R122];[.$W122]) = [.$R122]; [.$N$1]; IF(ISNUMBER([.$W122]); [.$S$1]; &quot;NO PRICING&quot;))); &quot;&quot;)">
            <text:p/>
          </table:table-cell>
          <table:table-cell table:style-name="ce34" table:formula="of:=IF([.$A122] &lt;&gt; &quot;&quot;; IF(MIN([.$M122];[.$R122];[.$W122]) = [.$M122]; [.$I122]; IF(MIN([.$M122];[.$R122];[.$W122]) = [.$R122]; [.$N122]; IF(ISNUMBER([.$W122]); [.$S122]; &quot;NO PRICING&quot;))); &quot;&quot;)">
            <text:p/>
          </table:table-cell>
          <table:table-cell table:style-name="ce4" table:formula="of:=IF([.$A122] &lt;&gt; &quot;&quot;; IF(MIN([.$M122];[.$R122];[.$W122]) = [.$M122]; [.$L122]; IF(MIN([.$M122];[.$R122];[.$W122]) = [.$R122]; [.$Q122]; IF(ISNUMBER([.$W122]); [.$V122]; &quot;NO PRICING&quot;))); &quot;&quot;)">
            <text:p/>
          </table:table-cell>
          <table:table-cell table:style-name="ce29" table:formula="of:=IF([.$A122] &lt;&gt; &quot;&quot;; IF(MIN([.$M122];[.$R122];[.$W122]) = [.$M122]; [.$M122]; IF(MIN([.$M122];[.$R122];[.$W122]) = [.$R122]; [.$R122]; IF(ISNUMBER([.$W122]); [.$W122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4" table:formula="of:=T([source.B150])" office:value-type="string" office:string-value="WIZ812MJ Ethernet module">
            <text:p>WIZ812MJ Ethernet module</text:p>
          </table:table-cell>
          <table:table-cell table:style-name="ce4" table:formula="of:=T([source.C150])" office:value-type="string" office:string-value="WIZ812MJ">
            <text:p>WIZ812MJ</text:p>
          </table:table-cell>
          <table:table-cell table:style-name="ce4" table:formula="of:=T([source.D150])" office:value-type="string" office:string-value="WIZ812MJ Ethernet module">
            <text:p>WIZ812MJ Ethernet module</text:p>
          </table:table-cell>
          <table:table-cell table:style-name="ce14" table:formula="of:=T([source.E150])">
            <text:p/>
          </table:table-cell>
          <table:table-cell table:style-name="ce4" table:formula="of:=[source.A150]" office:value-type="float" office:value="1">
            <text:p>1</text:p>
          </table:table-cell>
          <table:table-cell table:style-name="ce4" table:formula="of:=ROUND([.E123]* (1 + extra))" office:value-type="float" office:value="1">
            <text:p>1</text:p>
          </table:table-cell>
          <table:table-cell table:style-name="ce4" table:formula="of:=MAX([.F123];[.E123]+1)" office:value-type="float" office:value="2">
            <text:p>2</text:p>
          </table:table-cell>
          <table:table-cell table:style-name="ce4"/>
          <table:table-cell table:style-name="ce16" table:formula="of:=[source.F150]" office:value-type="float" office:value="0">
            <text:p/>
          </table:table-cell>
          <table:table-cell table:style-name="ce22" table:formula="of:=[source.G150]" office:value-type="float" office:value="0">
            <text:p>0.000</text:p>
          </table:table-cell>
          <table:table-cell table:style-name="ce4" table:formula="of:=[source.H150]" office:value-type="float" office:value="0">
            <text:p>0</text:p>
          </table:table-cell>
          <table:table-cell table:style-name="ce4" table:formula="of:=CEILING([.G123];[.K123])" office:value-type="float" office:value="0">
            <text:p>0</text:p>
          </table:table-cell>
          <table:table-cell table:style-name="ce29" table:formula="of:=IF([.L123]*[.J123] &gt; 0; [.L123]*[.J123]; &quot;&quot;)">
            <text:p/>
          </table:table-cell>
          <table:table-cell table:style-name="ce16" table:formula="of:=[source.I150]" office:value-type="float" office:value="0">
            <text:p/>
          </table:table-cell>
          <table:table-cell table:style-name="ce22" table:formula="of:=[source.J150]" office:value-type="float" office:value="0">
            <text:p>0.000</text:p>
          </table:table-cell>
          <table:table-cell table:style-name="ce4" table:formula="of:=[source.K150]" office:value-type="float" office:value="0">
            <text:p>0</text:p>
          </table:table-cell>
          <table:table-cell table:style-name="ce4" table:formula="of:=CEILING([.$G123];[.P123])" office:value-type="float" office:value="0">
            <text:p>0</text:p>
          </table:table-cell>
          <table:table-cell table:style-name="ce29" table:formula="of:=IF([.Q123]*[.O123] &gt; 0; [.Q123]*[.O123]; &quot;&quot;)">
            <text:p/>
          </table:table-cell>
          <table:table-cell table:style-name="ce16" table:formula="of:=[source.L150]" office:value-type="float" office:value="0">
            <text:p/>
          </table:table-cell>
          <table:table-cell table:style-name="ce22" table:formula="of:=[source.M150]" office:value-type="float" office:value="0">
            <text:p>0.000</text:p>
          </table:table-cell>
          <table:table-cell table:style-name="ce4" table:formula="of:=[source.N150]" office:value-type="float" office:value="0">
            <text:p>0</text:p>
          </table:table-cell>
          <table:table-cell table:style-name="ce4" table:formula="of:=CEILING([.$G123];[.U123])" office:value-type="float" office:value="0">
            <text:p>0</text:p>
          </table:table-cell>
          <table:table-cell table:style-name="ce29" table:formula="of:=IF([.V123]*[.T123] &gt; 0; [.V123]*[.T123]; &quot;&quot;)">
            <text:p/>
          </table:table-cell>
          <table:table-cell table:style-name="ce4" table:formula="of:=IF([.$A123] &lt;&gt; &quot;&quot;; IF(MIN([.$M123];[.$R123];[.$W123]) = [.$M123]; [.$I$1]; IF(MIN([.$M123];[.$R123];[.$W123]) = [.$R123]; [.$N$1]; IF(ISNUMBER([.$W123]); [.$S$1]; &quot;NO PRICING&quot;))); &quot;&quot;)" office:value-type="string" office:string-value="NO PRICING">
            <text:p>NO PRICING</text:p>
          </table:table-cell>
          <table:table-cell table:style-name="ce34" table:formula="of:=IF([.$A123] &lt;&gt; &quot;&quot;; IF(MIN([.$M123];[.$R123];[.$W123]) = [.$M123]; [.$I123]; IF(MIN([.$M123];[.$R123];[.$W123]) = [.$R123]; [.$N123]; IF(ISNUMBER([.$W123]); [.$S123]; &quot;NO PRICING&quot;))); &quot;&quot;)" office:value-type="string" office:string-value="NO PRICING">
            <text:p>NO PRICING</text:p>
          </table:table-cell>
          <table:table-cell table:style-name="ce4" table:formula="of:=IF([.$A123] &lt;&gt; &quot;&quot;; IF(MIN([.$M123];[.$R123];[.$W123]) = [.$M123]; [.$L123]; IF(MIN([.$M123];[.$R123];[.$W123]) = [.$R123]; [.$Q123]; IF(ISNUMBER([.$W123]); [.$V123]; &quot;NO PRICING&quot;))); &quot;&quot;)" office:value-type="string" office:string-value="NO PRICING">
            <text:p>NO PRICING</text:p>
          </table:table-cell>
          <table:table-cell table:style-name="ce29" table:formula="of:=IF([.$A123] &lt;&gt; &quot;&quot;; IF(MIN([.$M123];[.$R123];[.$W123]) = [.$M123]; [.$M123]; IF(MIN([.$M123];[.$R123];[.$W123]) = [.$R123]; [.$R123]; IF(ISNUMBER([.$W123]); [.$W123]; &quot;NO PRICING&quot;))); &quot;&quot;)" office:value-type="string" office:string-value="NO PRICING">
            <text:p>NO PRICING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113])" office:value-type="string" office:string-value="1.8432 MHz Oscillator">
            <text:p>1.8432 MHz Oscillator</text:p>
          </table:table-cell>
          <table:table-cell table:style-name="ce4" table:formula="of:=T([source.C113])" office:value-type="string" office:string-value="XO2-08-14-SOCKET">
            <text:p>XO2-08-14-SOCKET</text:p>
          </table:table-cell>
          <table:table-cell table:style-name="ce4" table:formula="of:=T([source.D113])" office:value-type="string" office:string-value="1.8432 MHz Oscillator">
            <text:p>1.8432 MHz Oscillator</text:p>
          </table:table-cell>
          <table:table-cell table:style-name="ce14" table:formula="of:=T([source.E113])">
            <text:p/>
          </table:table-cell>
          <table:table-cell table:style-name="ce4" table:formula="of:=[source.A113]" office:value-type="float" office:value="1">
            <text:p>1</text:p>
          </table:table-cell>
          <table:table-cell table:style-name="ce4" table:formula="of:=ROUND([.E124]* (1 + extra))" office:value-type="float" office:value="1">
            <text:p>1</text:p>
          </table:table-cell>
          <table:table-cell table:style-name="ce4" table:formula="of:=MAX([.F124];[.E124]+1)" office:value-type="float" office:value="2">
            <text:p>2</text:p>
          </table:table-cell>
          <table:table-cell table:style-name="ce4"/>
          <table:table-cell table:style-name="ce16" table:formula="of:=[source.F113]" office:value-type="float" office:value="4666483">
            <text:p>4666483</text:p>
          </table:table-cell>
          <table:table-cell table:style-name="ce22" table:formula="of:=[source.G113]" office:value-type="float" office:value="2.24">
            <text:p>2.240</text:p>
          </table:table-cell>
          <table:table-cell table:style-name="ce4" table:formula="of:=[source.H113]" office:value-type="float" office:value="1">
            <text:p>1</text:p>
          </table:table-cell>
          <table:table-cell table:style-name="ce4" table:formula="of:=CEILING([.G124];[.K124])" office:value-type="float" office:value="2">
            <text:p>2</text:p>
          </table:table-cell>
          <table:table-cell table:style-name="ce29" table:formula="of:=IF([.L124]*[.J124] &gt; 0; [.L124]*[.J124]; &quot;&quot;)" office:value-type="float" office:value="4.48">
            <text:p>4.48</text:p>
          </table:table-cell>
          <table:table-cell table:style-name="ce16" table:formula="of:=[source.I113]" office:value-type="float" office:value="0">
            <text:p/>
          </table:table-cell>
          <table:table-cell table:style-name="ce22" table:formula="of:=[source.J113]" office:value-type="float" office:value="0">
            <text:p>0.000</text:p>
          </table:table-cell>
          <table:table-cell table:style-name="ce4" table:formula="of:=[source.K113]" office:value-type="float" office:value="0">
            <text:p>0</text:p>
          </table:table-cell>
          <table:table-cell table:style-name="ce4" table:formula="of:=CEILING([.$G124];[.P124])" office:value-type="float" office:value="0">
            <text:p>0</text:p>
          </table:table-cell>
          <table:table-cell table:style-name="ce29" table:formula="of:=IF([.Q124]*[.O124] &gt; 0; [.Q124]*[.O124]; &quot;&quot;)">
            <text:p/>
          </table:table-cell>
          <table:table-cell table:style-name="ce16" table:formula="of:=[source.L113]" office:value-type="float" office:value="0">
            <text:p/>
          </table:table-cell>
          <table:table-cell table:style-name="ce22" table:formula="of:=[source.M113]" office:value-type="float" office:value="0">
            <text:p>0.000</text:p>
          </table:table-cell>
          <table:table-cell table:style-name="ce4" table:formula="of:=[source.N113]" office:value-type="float" office:value="0">
            <text:p>0</text:p>
          </table:table-cell>
          <table:table-cell table:style-name="ce4" table:formula="of:=CEILING([.$G124];[.U124])" office:value-type="float" office:value="0">
            <text:p>0</text:p>
          </table:table-cell>
          <table:table-cell table:style-name="ce29" table:formula="of:=IF([.V124]*[.T124] &gt; 0; [.V124]*[.T124]; &quot;&quot;)">
            <text:p/>
          </table:table-cell>
          <table:table-cell table:style-name="ce4" table:formula="of:=IF([.$A124] &lt;&gt; &quot;&quot;; IF(MIN([.$M124];[.$R124];[.$W124]) = [.$M124]; [.$I$1]; IF(MIN([.$M124];[.$R124];[.$W124]) = [.$R124]; [.$N$1]; IF(ISNUMBER([.$W124]); [.$S$1]; &quot;NO PRICING&quot;))); &quot;&quot;)" office:value-type="string" office:string-value="Farnell">
            <text:p>Farnell</text:p>
          </table:table-cell>
          <table:table-cell table:style-name="ce34" table:formula="of:=IF([.$A124] &lt;&gt; &quot;&quot;; IF(MIN([.$M124];[.$R124];[.$W124]) = [.$M124]; [.$I124]; IF(MIN([.$M124];[.$R124];[.$W124]) = [.$R124]; [.$N124]; IF(ISNUMBER([.$W124]); [.$S124]; &quot;NO PRICING&quot;))); &quot;&quot;)" office:value-type="float" office:value="4666483">
            <text:p>4666483</text:p>
          </table:table-cell>
          <table:table-cell table:style-name="ce4" table:formula="of:=IF([.$A124] &lt;&gt; &quot;&quot;; IF(MIN([.$M124];[.$R124];[.$W124]) = [.$M124]; [.$L124]; IF(MIN([.$M124];[.$R124];[.$W124]) = [.$R124]; [.$Q124]; IF(ISNUMBER([.$W124]); [.$V124]; &quot;NO PRICING&quot;))); &quot;&quot;)" office:value-type="float" office:value="2">
            <text:p>2</text:p>
          </table:table-cell>
          <table:table-cell table:style-name="ce29" table:formula="of:=IF([.$A124] &lt;&gt; &quot;&quot;; IF(MIN([.$M124];[.$R124];[.$W124]) = [.$M124]; [.$M124]; IF(MIN([.$M124];[.$R124];[.$W124]) = [.$R124]; [.$R124]; IF(ISNUMBER([.$W124]); [.$W124]; &quot;NO PRICING&quot;))); &quot;&quot;)" office:value-type="float" office:value="4.48">
            <text:p>4.48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134])" office:value-type="string" office:string-value="74HC373 Octal D-type transparent latch, negative edge triggered">
            <text:p>74HC373 Octal D-type transparent latch, negative edge triggered</text:p>
          </table:table-cell>
          <table:table-cell table:style-name="ce4" table:formula="of:=T([source.C134])" office:value-type="string" office:string-value="74HC373N">
            <text:p>74HC373N</text:p>
          </table:table-cell>
          <table:table-cell table:style-name="ce4" table:formula="of:=T([source.D134])" office:value-type="string" office:string-value="74HC373 Octal D-type transparent latch, negative edge triggered">
            <text:p>74HC373 Octal D-type transparent latch, negative edge triggered</text:p>
          </table:table-cell>
          <table:table-cell table:style-name="ce14" table:formula="of:=T([source.E134])">
            <text:p/>
          </table:table-cell>
          <table:table-cell table:style-name="ce4" table:formula="of:=[source.A134]" office:value-type="float" office:value="1">
            <text:p>1</text:p>
          </table:table-cell>
          <table:table-cell table:style-name="ce4" table:formula="of:=ROUND([.E125]* (1 + extra))" office:value-type="float" office:value="1">
            <text:p>1</text:p>
          </table:table-cell>
          <table:table-cell table:style-name="ce4" table:formula="of:=MAX([.F125];[.E125]+1)" office:value-type="float" office:value="2">
            <text:p>2</text:p>
          </table:table-cell>
          <table:table-cell table:style-name="ce4"/>
          <table:table-cell table:style-name="ce16" table:formula="of:=[source.F134]" office:value-type="float" office:value="1607705">
            <text:p>1607705</text:p>
          </table:table-cell>
          <table:table-cell table:style-name="ce22" table:formula="of:=[source.G134]" office:value-type="float" office:value="0.52">
            <text:p>0.520</text:p>
          </table:table-cell>
          <table:table-cell table:style-name="ce4" table:formula="of:=[source.H134]" office:value-type="float" office:value="10">
            <text:p>10</text:p>
          </table:table-cell>
          <table:table-cell table:style-name="ce4" table:formula="of:=CEILING([.G125];[.K125])" office:value-type="float" office:value="10">
            <text:p>10</text:p>
          </table:table-cell>
          <table:table-cell table:style-name="ce29" table:formula="of:=IF([.L125]*[.J125] &gt; 0; [.L125]*[.J125]; &quot;&quot;)" office:value-type="float" office:value="5.2">
            <text:p>5.20</text:p>
          </table:table-cell>
          <table:table-cell table:style-name="ce16" table:formula="of:=[source.I134]" office:value-type="float" office:value="0">
            <text:p/>
          </table:table-cell>
          <table:table-cell table:style-name="ce22" table:formula="of:=[source.J134]" office:value-type="float" office:value="0">
            <text:p>0.000</text:p>
          </table:table-cell>
          <table:table-cell table:style-name="ce4" table:formula="of:=[source.K134]" office:value-type="float" office:value="0">
            <text:p>0</text:p>
          </table:table-cell>
          <table:table-cell table:style-name="ce4" table:formula="of:=CEILING([.$G125];[.P125])" office:value-type="float" office:value="0">
            <text:p>0</text:p>
          </table:table-cell>
          <table:table-cell table:style-name="ce29" table:formula="of:=IF([.Q125]*[.O125] &gt; 0; [.Q125]*[.O125]; &quot;&quot;)">
            <text:p/>
          </table:table-cell>
          <table:table-cell table:style-name="ce16" table:formula="of:=[source.L134]" office:value-type="string" office:string-value="714-0922">
            <text:p>714-0922</text:p>
          </table:table-cell>
          <table:table-cell table:style-name="ce22" table:formula="of:=[source.M134]" office:value-type="float" office:value="0.182">
            <text:p>0.182</text:p>
          </table:table-cell>
          <table:table-cell table:style-name="ce4" table:formula="of:=[source.N134]" office:value-type="float" office:value="20">
            <text:p>20</text:p>
          </table:table-cell>
          <table:table-cell table:style-name="ce4" table:formula="of:=CEILING([.$G125];[.U125])" office:value-type="float" office:value="20">
            <text:p>20</text:p>
          </table:table-cell>
          <table:table-cell table:style-name="ce29" table:formula="of:=IF([.V125]*[.T125] &gt; 0; [.V125]*[.T125]; &quot;&quot;)" office:value-type="float" office:value="3.64">
            <text:p>3.64</text:p>
          </table:table-cell>
          <table:table-cell table:style-name="ce4" table:formula="of:=IF([.$A125] &lt;&gt; &quot;&quot;; IF(MIN([.$M125];[.$R125];[.$W125]) = [.$M125]; [.$I$1]; IF(MIN([.$M125];[.$R125];[.$W125]) = [.$R125]; [.$N$1]; IF(ISNUMBER([.$W125]); [.$S$1]; &quot;NO PRICING&quot;))); &quot;&quot;)" office:value-type="string" office:string-value="RS Online">
            <text:p>RS Online</text:p>
          </table:table-cell>
          <table:table-cell table:style-name="ce34" table:formula="of:=IF([.$A125] &lt;&gt; &quot;&quot;; IF(MIN([.$M125];[.$R125];[.$W125]) = [.$M125]; [.$I125]; IF(MIN([.$M125];[.$R125];[.$W125]) = [.$R125]; [.$N125]; IF(ISNUMBER([.$W125]); [.$S125]; &quot;NO PRICING&quot;))); &quot;&quot;)" office:value-type="string" office:string-value="714-0922">
            <text:p>714-0922</text:p>
          </table:table-cell>
          <table:table-cell table:style-name="ce4" table:formula="of:=IF([.$A125] &lt;&gt; &quot;&quot;; IF(MIN([.$M125];[.$R125];[.$W125]) = [.$M125]; [.$L125]; IF(MIN([.$M125];[.$R125];[.$W125]) = [.$R125]; [.$Q125]; IF(ISNUMBER([.$W125]); [.$V125]; &quot;NO PRICING&quot;))); &quot;&quot;)" office:value-type="float" office:value="20">
            <text:p>20</text:p>
          </table:table-cell>
          <table:table-cell table:style-name="ce29" table:formula="of:=IF([.$A125] &lt;&gt; &quot;&quot;; IF(MIN([.$M125];[.$R125];[.$W125]) = [.$M125]; [.$M125]; IF(MIN([.$M125];[.$R125];[.$W125]) = [.$R125]; [.$R125]; IF(ISNUMBER([.$W125]); [.$W125]; &quot;NO PRICING&quot;))); &quot;&quot;)" office:value-type="float" office:value="3.64">
            <text:p>3.64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125])" office:value-type="string" office:string-value="16 MHz Crystal">
            <text:p>16 MHz Crystal</text:p>
          </table:table-cell>
          <table:table-cell table:style-name="ce4" table:formula="of:=T([source.C125])" office:value-type="string" office:string-value="XO2-08-14-SOCKET">
            <text:p>XO2-08-14-SOCKET</text:p>
          </table:table-cell>
          <table:table-cell table:style-name="ce4" table:formula="of:=T([source.D125])" office:value-type="string" office:string-value="16 MHz Crystal">
            <text:p>16 MHz Crystal</text:p>
          </table:table-cell>
          <table:table-cell table:style-name="ce14" table:formula="of:=T([source.E125])" office:value-type="string" office:string-value="May need to reduce frequency. 4 MHz: RS 547-5392. 10 MHz: 547-5421. 12 MHz: RS 547-5459">
            <text:p>May need to reduce frequency. 4 MHz: RS 547-5392. 10 MHz: 547-5421. 12 MHz: RS 547-5459</text:p>
          </table:table-cell>
          <table:table-cell table:style-name="ce4" table:formula="of:=[source.A125]" office:value-type="float" office:value="1">
            <text:p>1</text:p>
          </table:table-cell>
          <table:table-cell table:style-name="ce4" table:formula="of:=ROUND([.E126]* (1 + extra))" office:value-type="float" office:value="1">
            <text:p>1</text:p>
          </table:table-cell>
          <table:table-cell table:style-name="ce4" table:formula="of:=MAX([.F126];[.E126]+1)" office:value-type="float" office:value="2">
            <text:p>2</text:p>
          </table:table-cell>
          <table:table-cell table:style-name="ce4"/>
          <table:table-cell table:style-name="ce16" table:formula="of:=[source.F125]" office:value-type="float" office:value="7942710">
            <text:p>7942710</text:p>
          </table:table-cell>
          <table:table-cell table:style-name="ce22" table:formula="of:=[source.G125]" office:value-type="float" office:value="1.54">
            <text:p>1.540</text:p>
          </table:table-cell>
          <table:table-cell table:style-name="ce4" table:formula="of:=[source.H125]" office:value-type="float" office:value="1">
            <text:p>1</text:p>
          </table:table-cell>
          <table:table-cell table:style-name="ce4" table:formula="of:=CEILING([.G126];[.K126])" office:value-type="float" office:value="2">
            <text:p>2</text:p>
          </table:table-cell>
          <table:table-cell table:style-name="ce29" table:formula="of:=IF([.L126]*[.J126] &gt; 0; [.L126]*[.J126]; &quot;&quot;)" office:value-type="float" office:value="3.08">
            <text:p>3.08</text:p>
          </table:table-cell>
          <table:table-cell table:style-name="ce16" table:formula="of:=[source.I125]" office:value-type="float" office:value="0">
            <text:p/>
          </table:table-cell>
          <table:table-cell table:style-name="ce22" table:formula="of:=[source.J125]" office:value-type="float" office:value="0">
            <text:p>0.000</text:p>
          </table:table-cell>
          <table:table-cell table:style-name="ce4" table:formula="of:=[source.K125]" office:value-type="float" office:value="0">
            <text:p>0</text:p>
          </table:table-cell>
          <table:table-cell table:style-name="ce4" table:formula="of:=CEILING([.$G126];[.P126])" office:value-type="float" office:value="0">
            <text:p>0</text:p>
          </table:table-cell>
          <table:table-cell table:style-name="ce29" table:formula="of:=IF([.Q126]*[.O126] &gt; 0; [.Q126]*[.O126]; &quot;&quot;)">
            <text:p/>
          </table:table-cell>
          <table:table-cell table:style-name="ce16" table:formula="of:=[source.L125]" office:value-type="string" office:string-value="547-5487">
            <text:p>547-5487</text:p>
          </table:table-cell>
          <table:table-cell table:style-name="ce22" table:formula="of:=[source.M125]" office:value-type="float" office:value="1.43">
            <text:p>1.430</text:p>
          </table:table-cell>
          <table:table-cell table:style-name="ce4" table:formula="of:=[source.N125]" office:value-type="float" office:value="1">
            <text:p>1</text:p>
          </table:table-cell>
          <table:table-cell table:style-name="ce4" table:formula="of:=CEILING([.$G126];[.U126])" office:value-type="float" office:value="2">
            <text:p>2</text:p>
          </table:table-cell>
          <table:table-cell table:style-name="ce29" table:formula="of:=IF([.V126]*[.T126] &gt; 0; [.V126]*[.T126]; &quot;&quot;)" office:value-type="float" office:value="2.86">
            <text:p>2.86</text:p>
          </table:table-cell>
          <table:table-cell table:style-name="ce4" table:formula="of:=IF([.$A126] &lt;&gt; &quot;&quot;; IF(MIN([.$M126];[.$R126];[.$W126]) = [.$M126]; [.$I$1]; IF(MIN([.$M126];[.$R126];[.$W126]) = [.$R126]; [.$N$1]; IF(ISNUMBER([.$W126]); [.$S$1]; &quot;NO PRICING&quot;))); &quot;&quot;)" office:value-type="string" office:string-value="RS Online">
            <text:p>RS Online</text:p>
          </table:table-cell>
          <table:table-cell table:style-name="ce34" table:formula="of:=IF([.$A126] &lt;&gt; &quot;&quot;; IF(MIN([.$M126];[.$R126];[.$W126]) = [.$M126]; [.$I126]; IF(MIN([.$M126];[.$R126];[.$W126]) = [.$R126]; [.$N126]; IF(ISNUMBER([.$W126]); [.$S126]; &quot;NO PRICING&quot;))); &quot;&quot;)" office:value-type="string" office:string-value="547-5487">
            <text:p>547-5487</text:p>
          </table:table-cell>
          <table:table-cell table:style-name="ce4" table:formula="of:=IF([.$A126] &lt;&gt; &quot;&quot;; IF(MIN([.$M126];[.$R126];[.$W126]) = [.$M126]; [.$L126]; IF(MIN([.$M126];[.$R126];[.$W126]) = [.$R126]; [.$Q126]; IF(ISNUMBER([.$W126]); [.$V126]; &quot;NO PRICING&quot;))); &quot;&quot;)" office:value-type="float" office:value="2">
            <text:p>2</text:p>
          </table:table-cell>
          <table:table-cell table:style-name="ce29" table:formula="of:=IF([.$A126] &lt;&gt; &quot;&quot;; IF(MIN([.$M126];[.$R126];[.$W126]) = [.$M126]; [.$M126]; IF(MIN([.$M126];[.$R126];[.$W126]) = [.$R126]; [.$R126]; IF(ISNUMBER([.$W126]); [.$W126]; &quot;NO PRICING&quot;))); &quot;&quot;)" office:value-type="float" office:value="2.86">
            <text:p>2.86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102])" office:value-type="string" office:string-value="DB9 female or 2×5-pin header">
            <text:p>DB9 female or 2×5-pin header</text:p>
          </table:table-cell>
          <table:table-cell table:style-name="ce4" table:formula="of:=T([source.C102])" office:value-type="string" office:string-value="F09VP">
            <text:p>F09VP</text:p>
          </table:table-cell>
          <table:table-cell table:style-name="ce4" table:formula="of:=T([source.D102])" office:value-type="string" office:string-value="DB9 female or 2×5-pin header">
            <text:p>DB9 female or 2×5-pin header</text:p>
          </table:table-cell>
          <table:table-cell table:style-name="ce14" table:formula="of:=T([source.E102])">
            <text:p/>
          </table:table-cell>
          <table:table-cell table:style-name="ce4" table:formula="of:=[source.A102]" office:value-type="float" office:value="1">
            <text:p>1</text:p>
          </table:table-cell>
          <table:table-cell table:style-name="ce4" table:formula="of:=ROUND([.E127]* (1 + extra))" office:value-type="float" office:value="1">
            <text:p>1</text:p>
          </table:table-cell>
          <table:table-cell table:style-name="ce4" table:formula="of:=MAX([.F127];[.E127]+1)" office:value-type="float" office:value="2">
            <text:p>2</text:p>
          </table:table-cell>
          <table:table-cell table:style-name="ce4"/>
          <table:table-cell table:style-name="ce16" table:formula="of:=[source.F102]" office:value-type="float" office:value="1099294">
            <text:p>1099294</text:p>
          </table:table-cell>
          <table:table-cell table:style-name="ce22" table:formula="of:=[source.G102]" office:value-type="float" office:value="0.48">
            <text:p>0.480</text:p>
          </table:table-cell>
          <table:table-cell table:style-name="ce4" table:formula="of:=[source.H102]" office:value-type="float" office:value="5">
            <text:p>5</text:p>
          </table:table-cell>
          <table:table-cell table:style-name="ce4" table:formula="of:=CEILING([.G127];[.K127])" office:value-type="float" office:value="5">
            <text:p>5</text:p>
          </table:table-cell>
          <table:table-cell table:style-name="ce29" table:formula="of:=IF([.L127]*[.J127] &gt; 0; [.L127]*[.J127]; &quot;&quot;)" office:value-type="float" office:value="2.4">
            <text:p>2.40</text:p>
          </table:table-cell>
          <table:table-cell table:style-name="ce16" table:formula="of:=[source.I102]" office:value-type="float" office:value="0">
            <text:p/>
          </table:table-cell>
          <table:table-cell table:style-name="ce22" table:formula="of:=[source.J102]" office:value-type="float" office:value="0">
            <text:p>0.000</text:p>
          </table:table-cell>
          <table:table-cell table:style-name="ce4" table:formula="of:=[source.K102]" office:value-type="float" office:value="0">
            <text:p>0</text:p>
          </table:table-cell>
          <table:table-cell table:style-name="ce4" table:formula="of:=CEILING([.$G127];[.P127])" office:value-type="float" office:value="0">
            <text:p>0</text:p>
          </table:table-cell>
          <table:table-cell table:style-name="ce29" table:formula="of:=IF([.Q127]*[.O127] &gt; 0; [.Q127]*[.O127]; &quot;&quot;)">
            <text:p/>
          </table:table-cell>
          <table:table-cell table:style-name="ce16" table:formula="of:=[source.L102]" office:value-type="float" office:value="0">
            <text:p/>
          </table:table-cell>
          <table:table-cell table:style-name="ce22" table:formula="of:=[source.M102]" office:value-type="float" office:value="0">
            <text:p>0.000</text:p>
          </table:table-cell>
          <table:table-cell table:style-name="ce4" table:formula="of:=[source.N102]" office:value-type="float" office:value="0">
            <text:p>0</text:p>
          </table:table-cell>
          <table:table-cell table:style-name="ce4" table:formula="of:=CEILING([.$G127];[.U127])" office:value-type="float" office:value="0">
            <text:p>0</text:p>
          </table:table-cell>
          <table:table-cell table:style-name="ce29" table:formula="of:=IF([.V127]*[.T127] &gt; 0; [.V127]*[.T127]; &quot;&quot;)">
            <text:p/>
          </table:table-cell>
          <table:table-cell table:style-name="ce4" table:formula="of:=IF([.$A127] &lt;&gt; &quot;&quot;; IF(MIN([.$M127];[.$R127];[.$W127]) = [.$M127]; [.$I$1]; IF(MIN([.$M127];[.$R127];[.$W127]) = [.$R127]; [.$N$1]; IF(ISNUMBER([.$W127]); [.$S$1]; &quot;NO PRICING&quot;))); &quot;&quot;)" office:value-type="string" office:string-value="Farnell">
            <text:p>Farnell</text:p>
          </table:table-cell>
          <table:table-cell table:style-name="ce34" table:formula="of:=IF([.$A127] &lt;&gt; &quot;&quot;; IF(MIN([.$M127];[.$R127];[.$W127]) = [.$M127]; [.$I127]; IF(MIN([.$M127];[.$R127];[.$W127]) = [.$R127]; [.$N127]; IF(ISNUMBER([.$W127]); [.$S127]; &quot;NO PRICING&quot;))); &quot;&quot;)" office:value-type="float" office:value="1099294">
            <text:p>1099294</text:p>
          </table:table-cell>
          <table:table-cell table:style-name="ce4" table:formula="of:=IF([.$A127] &lt;&gt; &quot;&quot;; IF(MIN([.$M127];[.$R127];[.$W127]) = [.$M127]; [.$L127]; IF(MIN([.$M127];[.$R127];[.$W127]) = [.$R127]; [.$Q127]; IF(ISNUMBER([.$W127]); [.$V127]; &quot;NO PRICING&quot;))); &quot;&quot;)" office:value-type="float" office:value="5">
            <text:p>5</text:p>
          </table:table-cell>
          <table:table-cell table:style-name="ce29" table:formula="of:=IF([.$A127] &lt;&gt; &quot;&quot;; IF(MIN([.$M127];[.$R127];[.$W127]) = [.$M127]; [.$M127]; IF(MIN([.$M127];[.$R127];[.$W127]) = [.$R127]; [.$R127]; IF(ISNUMBER([.$W127]); [.$W127]; &quot;NO PRICING&quot;))); &quot;&quot;)" office:value-type="float" office:value="2.4">
            <text:p>2.40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107])" office:value-type="string" office:string-value="Mini DIN socket, 6-pin (PS/2 keyboard), chassis-mount">
            <text:p>Mini DIN socket, 6-pin (PS/2 keyboard), chassis-mount</text:p>
          </table:table-cell>
          <table:table-cell table:style-name="ce4" table:formula="of:=T([source.C107])" office:value-type="string" office:string-value="MINI_DIN_6">
            <text:p>MINI_DIN_6</text:p>
          </table:table-cell>
          <table:table-cell table:style-name="ce4" table:formula="of:=T([source.D107])" office:value-type="string" office:string-value="Mini DIN socket, 6-pin (PS/2 keyboard), chassis-mount">
            <text:p>Mini DIN socket, 6-pin (PS/2 keyboard), chassis-mount</text:p>
          </table:table-cell>
          <table:table-cell table:style-name="ce14" table:formula="of:=T([source.E107])">
            <text:p/>
          </table:table-cell>
          <table:table-cell table:style-name="ce4" table:formula="of:=[source.A107]" office:value-type="float" office:value="1">
            <text:p>1</text:p>
          </table:table-cell>
          <table:table-cell table:style-name="ce4" table:formula="of:=ROUND([.E128]* (1 + extra))" office:value-type="float" office:value="1">
            <text:p>1</text:p>
          </table:table-cell>
          <table:table-cell table:style-name="ce4" table:formula="of:=MAX([.F128];[.E128]+1)" office:value-type="float" office:value="2">
            <text:p>2</text:p>
          </table:table-cell>
          <table:table-cell table:style-name="ce4"/>
          <table:table-cell table:style-name="ce16" table:formula="of:=[source.F107]" office:value-type="float" office:value="1280671">
            <text:p>1280671</text:p>
          </table:table-cell>
          <table:table-cell table:style-name="ce22" table:formula="of:=[source.G107]" office:value-type="float" office:value="0.72">
            <text:p>0.720</text:p>
          </table:table-cell>
          <table:table-cell table:style-name="ce4" table:formula="of:=[source.H107]" office:value-type="float" office:value="1">
            <text:p>1</text:p>
          </table:table-cell>
          <table:table-cell table:style-name="ce4" table:formula="of:=CEILING([.G128];[.K128])" office:value-type="float" office:value="2">
            <text:p>2</text:p>
          </table:table-cell>
          <table:table-cell table:style-name="ce29" table:formula="of:=IF([.L128]*[.J128] &gt; 0; [.L128]*[.J128]; &quot;&quot;)" office:value-type="float" office:value="1.44">
            <text:p>1.44</text:p>
          </table:table-cell>
          <table:table-cell table:style-name="ce16" table:formula="of:=[source.I107]" office:value-type="float" office:value="0">
            <text:p/>
          </table:table-cell>
          <table:table-cell table:style-name="ce22" table:formula="of:=[source.J107]" office:value-type="float" office:value="0">
            <text:p>0.000</text:p>
          </table:table-cell>
          <table:table-cell table:style-name="ce4" table:formula="of:=[source.K107]" office:value-type="float" office:value="0">
            <text:p>0</text:p>
          </table:table-cell>
          <table:table-cell table:style-name="ce4" table:formula="of:=CEILING([.$G128];[.P128])" office:value-type="float" office:value="0">
            <text:p>0</text:p>
          </table:table-cell>
          <table:table-cell table:style-name="ce29" table:formula="of:=IF([.Q128]*[.O128] &gt; 0; [.Q128]*[.O128]; &quot;&quot;)">
            <text:p/>
          </table:table-cell>
          <table:table-cell table:style-name="ce16" table:formula="of:=[source.L107]" office:value-type="float" office:value="0">
            <text:p/>
          </table:table-cell>
          <table:table-cell table:style-name="ce22" table:formula="of:=[source.M107]" office:value-type="float" office:value="0">
            <text:p>0.000</text:p>
          </table:table-cell>
          <table:table-cell table:style-name="ce4" table:formula="of:=[source.N107]" office:value-type="float" office:value="0">
            <text:p>0</text:p>
          </table:table-cell>
          <table:table-cell table:style-name="ce4" table:formula="of:=CEILING([.$G128];[.U128])" office:value-type="float" office:value="0">
            <text:p>0</text:p>
          </table:table-cell>
          <table:table-cell table:style-name="ce29" table:formula="of:=IF([.V128]*[.T128] &gt; 0; [.V128]*[.T128]; &quot;&quot;)">
            <text:p/>
          </table:table-cell>
          <table:table-cell table:style-name="ce4" table:formula="of:=IF([.$A128] &lt;&gt; &quot;&quot;; IF(MIN([.$M128];[.$R128];[.$W128]) = [.$M128]; [.$I$1]; IF(MIN([.$M128];[.$R128];[.$W128]) = [.$R128]; [.$N$1]; IF(ISNUMBER([.$W128]); [.$S$1]; &quot;NO PRICING&quot;))); &quot;&quot;)" office:value-type="string" office:string-value="Farnell">
            <text:p>Farnell</text:p>
          </table:table-cell>
          <table:table-cell table:style-name="ce34" table:formula="of:=IF([.$A128] &lt;&gt; &quot;&quot;; IF(MIN([.$M128];[.$R128];[.$W128]) = [.$M128]; [.$I128]; IF(MIN([.$M128];[.$R128];[.$W128]) = [.$R128]; [.$N128]; IF(ISNUMBER([.$W128]); [.$S128]; &quot;NO PRICING&quot;))); &quot;&quot;)" office:value-type="float" office:value="1280671">
            <text:p>1280671</text:p>
          </table:table-cell>
          <table:table-cell table:style-name="ce4" table:formula="of:=IF([.$A128] &lt;&gt; &quot;&quot;; IF(MIN([.$M128];[.$R128];[.$W128]) = [.$M128]; [.$L128]; IF(MIN([.$M128];[.$R128];[.$W128]) = [.$R128]; [.$Q128]; IF(ISNUMBER([.$W128]); [.$V128]; &quot;NO PRICING&quot;))); &quot;&quot;)" office:value-type="float" office:value="2">
            <text:p>2</text:p>
          </table:table-cell>
          <table:table-cell table:style-name="ce29" table:formula="of:=IF([.$A128] &lt;&gt; &quot;&quot;; IF(MIN([.$M128];[.$R128];[.$W128]) = [.$M128]; [.$M128]; IF(MIN([.$M128];[.$R128];[.$W128]) = [.$R128]; [.$R128]; IF(ISNUMBER([.$W128]); [.$W128]; &quot;NO PRICING&quot;))); &quot;&quot;)" office:value-type="float" office:value="1.44">
            <text:p>1.44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140])" office:value-type="string" office:string-value="8×330Ω resistor network">
            <text:p>8×330Ω resistor network</text:p>
          </table:table-cell>
          <table:table-cell table:style-name="ce4" table:formula="of:=T([source.C140])" office:value-type="string" office:string-value="GE08R">
            <text:p>GE08R</text:p>
          </table:table-cell>
          <table:table-cell table:style-name="ce4" table:formula="of:=T([source.D140])" office:value-type="string" office:string-value="8×330Ω resistor network">
            <text:p>8×330Ω resistor network</text:p>
          </table:table-cell>
          <table:table-cell table:style-name="ce14" table:formula="of:=T([source.E140])">
            <text:p/>
          </table:table-cell>
          <table:table-cell table:style-name="ce4" table:formula="of:=[source.A140]" office:value-type="float" office:value="1">
            <text:p>1</text:p>
          </table:table-cell>
          <table:table-cell table:style-name="ce4" table:formula="of:=ROUND([.E129]* (1 + extra))" office:value-type="float" office:value="1">
            <text:p>1</text:p>
          </table:table-cell>
          <table:table-cell table:style-name="ce4" table:formula="of:=MAX([.F129];[.E129]+1)" office:value-type="float" office:value="2">
            <text:p>2</text:p>
          </table:table-cell>
          <table:table-cell table:style-name="ce4"/>
          <table:table-cell table:style-name="ce16" table:formula="of:=[source.F140]" office:value-type="float" office:value="1602072">
            <text:p>1602072</text:p>
          </table:table-cell>
          <table:table-cell table:style-name="ce22" table:formula="of:=[source.G140]" office:value-type="float" office:value="0.041">
            <text:p>0.041</text:p>
          </table:table-cell>
          <table:table-cell table:style-name="ce4" table:formula="of:=[source.H140]" office:value-type="float" office:value="1">
            <text:p>1</text:p>
          </table:table-cell>
          <table:table-cell table:style-name="ce4" table:formula="of:=CEILING([.G129];[.K129])" office:value-type="float" office:value="2">
            <text:p>2</text:p>
          </table:table-cell>
          <table:table-cell table:style-name="ce29" table:formula="of:=IF([.L129]*[.J129] &gt; 0; [.L129]*[.J129]; &quot;&quot;)" office:value-type="float" office:value="0.082">
            <text:p>0.08</text:p>
          </table:table-cell>
          <table:table-cell table:style-name="ce16" table:formula="of:=[source.I140]" office:value-type="float" office:value="0">
            <text:p/>
          </table:table-cell>
          <table:table-cell table:style-name="ce22" table:formula="of:=[source.J140]" office:value-type="float" office:value="0">
            <text:p>0.000</text:p>
          </table:table-cell>
          <table:table-cell table:style-name="ce4" table:formula="of:=[source.K140]" office:value-type="float" office:value="0">
            <text:p>0</text:p>
          </table:table-cell>
          <table:table-cell table:style-name="ce4" table:formula="of:=CEILING([.$G129];[.P129])" office:value-type="float" office:value="0">
            <text:p>0</text:p>
          </table:table-cell>
          <table:table-cell table:style-name="ce29" table:formula="of:=IF([.Q129]*[.O129] &gt; 0; [.Q129]*[.O129]; &quot;&quot;)">
            <text:p/>
          </table:table-cell>
          <table:table-cell table:style-name="ce16" table:formula="of:=[source.L140]" office:value-type="string" office:string-value="522-4289">
            <text:p>522-4289</text:p>
          </table:table-cell>
          <table:table-cell table:style-name="ce22" table:formula="of:=[source.M140]" office:value-type="float" office:value="0.31">
            <text:p>0.310</text:p>
          </table:table-cell>
          <table:table-cell table:style-name="ce4" table:formula="of:=[source.N140]" office:value-type="float" office:value="25">
            <text:p>25</text:p>
          </table:table-cell>
          <table:table-cell table:style-name="ce4" table:formula="of:=CEILING([.$G129];[.U129])" office:value-type="float" office:value="25">
            <text:p>25</text:p>
          </table:table-cell>
          <table:table-cell table:style-name="ce29" table:formula="of:=IF([.V129]*[.T129] &gt; 0; [.V129]*[.T129]; &quot;&quot;)" office:value-type="float" office:value="7.75">
            <text:p>7.75</text:p>
          </table:table-cell>
          <table:table-cell table:style-name="ce4" table:formula="of:=IF([.$A129] &lt;&gt; &quot;&quot;; IF(MIN([.$M129];[.$R129];[.$W129]) = [.$M129]; [.$I$1]; IF(MIN([.$M129];[.$R129];[.$W129]) = [.$R129]; [.$N$1]; IF(ISNUMBER([.$W129]); [.$S$1]; &quot;NO PRICING&quot;))); &quot;&quot;)" office:value-type="string" office:string-value="Farnell">
            <text:p>Farnell</text:p>
          </table:table-cell>
          <table:table-cell table:style-name="ce34" table:formula="of:=IF([.$A129] &lt;&gt; &quot;&quot;; IF(MIN([.$M129];[.$R129];[.$W129]) = [.$M129]; [.$I129]; IF(MIN([.$M129];[.$R129];[.$W129]) = [.$R129]; [.$N129]; IF(ISNUMBER([.$W129]); [.$S129]; &quot;NO PRICING&quot;))); &quot;&quot;)" office:value-type="float" office:value="1602072">
            <text:p>1602072</text:p>
          </table:table-cell>
          <table:table-cell table:style-name="ce4" table:formula="of:=IF([.$A129] &lt;&gt; &quot;&quot;; IF(MIN([.$M129];[.$R129];[.$W129]) = [.$M129]; [.$L129]; IF(MIN([.$M129];[.$R129];[.$W129]) = [.$R129]; [.$Q129]; IF(ISNUMBER([.$W129]); [.$V129]; &quot;NO PRICING&quot;))); &quot;&quot;)" office:value-type="float" office:value="2">
            <text:p>2</text:p>
          </table:table-cell>
          <table:table-cell table:style-name="ce29" table:formula="of:=IF([.$A129] &lt;&gt; &quot;&quot;; IF(MIN([.$M129];[.$R129];[.$W129]) = [.$M129]; [.$M129]; IF(MIN([.$M129];[.$R129];[.$W129]) = [.$R129]; [.$R129]; IF(ISNUMBER([.$W129]); [.$W129]; &quot;NO PRICING&quot;))); &quot;&quot;)" office:value-type="float" office:value="0.082">
            <text:p>0.08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130])" office:value-type="string" office:string-value="74HC85N 4-bit Magnitude Comparator">
            <text:p>74HC85N 4-bit Magnitude Comparator</text:p>
          </table:table-cell>
          <table:table-cell table:style-name="ce4" table:formula="of:=T([source.C130])" office:value-type="string" office:string-value="74HC85N">
            <text:p>74HC85N</text:p>
          </table:table-cell>
          <table:table-cell table:style-name="ce4" table:formula="of:=T([source.D130])" office:value-type="string" office:string-value="74HC85N 4-bit Magnitude Comparator">
            <text:p>74HC85N 4-bit Magnitude Comparator</text:p>
          </table:table-cell>
          <table:table-cell table:style-name="ce14" table:formula="of:=T([source.E130])">
            <text:p/>
          </table:table-cell>
          <table:table-cell table:style-name="ce4" table:formula="of:=[source.A130]" office:value-type="float" office:value="1">
            <text:p>1</text:p>
          </table:table-cell>
          <table:table-cell table:style-name="ce4" table:formula="of:=ROUND([.E130]* (1 + extra))" office:value-type="float" office:value="1">
            <text:p>1</text:p>
          </table:table-cell>
          <table:table-cell table:style-name="ce4" table:formula="of:=MAX([.F130];[.E130]+1)" office:value-type="float" office:value="2">
            <text:p>2</text:p>
          </table:table-cell>
          <table:table-cell table:style-name="ce4"/>
          <table:table-cell table:style-name="ce16" table:formula="of:=[source.F130]" office:value-type="float" office:value="380489">
            <text:p>380489</text:p>
          </table:table-cell>
          <table:table-cell table:style-name="ce22" table:formula="of:=[source.G130]" office:value-type="float" office:value="0.61">
            <text:p>0.610</text:p>
          </table:table-cell>
          <table:table-cell table:style-name="ce4" table:formula="of:=[source.H130]" office:value-type="float" office:value="1">
            <text:p>1</text:p>
          </table:table-cell>
          <table:table-cell table:style-name="ce4" table:formula="of:=CEILING([.G130];[.K130])" office:value-type="float" office:value="2">
            <text:p>2</text:p>
          </table:table-cell>
          <table:table-cell table:style-name="ce29" table:formula="of:=IF([.L130]*[.J130] &gt; 0; [.L130]*[.J130]; &quot;&quot;)" office:value-type="float" office:value="1.22">
            <text:p>1.22</text:p>
          </table:table-cell>
          <table:table-cell table:style-name="ce16" table:formula="of:=[source.I130]" office:value-type="float" office:value="1387859">
            <text:p>1387859</text:p>
          </table:table-cell>
          <table:table-cell table:style-name="ce22" table:formula="of:=[source.J130]" office:value-type="float" office:value="0.543">
            <text:p>0.543</text:p>
          </table:table-cell>
          <table:table-cell table:style-name="ce4" table:formula="of:=[source.K130]" office:value-type="float" office:value="1">
            <text:p>1</text:p>
          </table:table-cell>
          <table:table-cell table:style-name="ce4" table:formula="of:=CEILING([.$G130];[.P130])" office:value-type="float" office:value="2">
            <text:p>2</text:p>
          </table:table-cell>
          <table:table-cell table:style-name="ce29" table:formula="of:=IF([.Q130]*[.O130] &gt; 0; [.Q130]*[.O130]; &quot;&quot;)" office:value-type="float" office:value="1.086">
            <text:p>1.09</text:p>
          </table:table-cell>
          <table:table-cell table:style-name="ce16" table:formula="of:=[source.L130]" office:value-type="string" office:string-value="527-801">
            <text:p>527-801</text:p>
          </table:table-cell>
          <table:table-cell table:style-name="ce22" table:formula="of:=[source.M130]" office:value-type="float" office:value="0.544">
            <text:p>0.544</text:p>
          </table:table-cell>
          <table:table-cell table:style-name="ce4" table:formula="of:=[source.N130]" office:value-type="float" office:value="25">
            <text:p>25</text:p>
          </table:table-cell>
          <table:table-cell table:style-name="ce4" table:formula="of:=CEILING([.$G130];[.U130])" office:value-type="float" office:value="25">
            <text:p>25</text:p>
          </table:table-cell>
          <table:table-cell table:style-name="ce29" table:formula="of:=IF([.V130]*[.T130] &gt; 0; [.V130]*[.T130]; &quot;&quot;)" office:value-type="float" office:value="13.6">
            <text:p>13.60</text:p>
          </table:table-cell>
          <table:table-cell table:style-name="ce4" table:formula="of:=IF([.$A130] &lt;&gt; &quot;&quot;; IF(MIN([.$M130];[.$R130];[.$W130]) = [.$M130]; [.$I$1]; IF(MIN([.$M130];[.$R130];[.$W130]) = [.$R130]; [.$N$1]; IF(ISNUMBER([.$W130]); [.$S$1]; &quot;NO PRICING&quot;))); &quot;&quot;)" office:value-type="string" office:string-value="Farnell US">
            <text:p>Farnell US</text:p>
          </table:table-cell>
          <table:table-cell table:style-name="ce34" table:formula="of:=IF([.$A130] &lt;&gt; &quot;&quot;; IF(MIN([.$M130];[.$R130];[.$W130]) = [.$M130]; [.$I130]; IF(MIN([.$M130];[.$R130];[.$W130]) = [.$R130]; [.$N130]; IF(ISNUMBER([.$W130]); [.$S130]; &quot;NO PRICING&quot;))); &quot;&quot;)" office:value-type="float" office:value="1387859">
            <text:p>1387859</text:p>
          </table:table-cell>
          <table:table-cell table:style-name="ce4" table:formula="of:=IF([.$A130] &lt;&gt; &quot;&quot;; IF(MIN([.$M130];[.$R130];[.$W130]) = [.$M130]; [.$L130]; IF(MIN([.$M130];[.$R130];[.$W130]) = [.$R130]; [.$Q130]; IF(ISNUMBER([.$W130]); [.$V130]; &quot;NO PRICING&quot;))); &quot;&quot;)" office:value-type="float" office:value="2">
            <text:p>2</text:p>
          </table:table-cell>
          <table:table-cell table:style-name="ce29" table:formula="of:=IF([.$A130] &lt;&gt; &quot;&quot;; IF(MIN([.$M130];[.$R130];[.$W130]) = [.$M130]; [.$M130]; IF(MIN([.$M130];[.$R130];[.$W130]) = [.$R130]; [.$R130]; IF(ISNUMBER([.$W130]); [.$W130]; &quot;NO PRICING&quot;))); &quot;&quot;)" office:value-type="float" office:value="1.086">
            <text:p>1.09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135])" office:value-type="string" office:string-value="74HC590 8-bit registered binary counter">
            <text:p>74HC590 8-bit registered binary counter</text:p>
          </table:table-cell>
          <table:table-cell table:style-name="ce4" table:formula="of:=T([source.C135])" office:value-type="string" office:string-value="74HC590N">
            <text:p>74HC590N</text:p>
          </table:table-cell>
          <table:table-cell table:style-name="ce4" table:formula="of:=T([source.D135])" office:value-type="string" office:string-value="74HC590 8-bit registered binary counter">
            <text:p>74HC590 8-bit registered binary counter</text:p>
          </table:table-cell>
          <table:table-cell table:style-name="ce14" table:formula="of:=T([source.E135])">
            <text:p/>
          </table:table-cell>
          <table:table-cell table:style-name="ce4" table:formula="of:=[source.A135]" office:value-type="float" office:value="1">
            <text:p>1</text:p>
          </table:table-cell>
          <table:table-cell table:style-name="ce4" table:formula="of:=ROUND([.E131]* (1 + extra))" office:value-type="float" office:value="1">
            <text:p>1</text:p>
          </table:table-cell>
          <table:table-cell table:style-name="ce4" table:formula="of:=MAX([.F131];[.E131]+1)" office:value-type="float" office:value="2">
            <text:p>2</text:p>
          </table:table-cell>
          <table:table-cell table:style-name="ce4"/>
          <table:table-cell table:style-name="ce16" table:formula="of:=[source.F135]" office:value-type="float" office:value="1652001">
            <text:p>1652001</text:p>
          </table:table-cell>
          <table:table-cell table:style-name="ce22" table:formula="of:=[source.G135]" office:value-type="float" office:value="0.52">
            <text:p>0.520</text:p>
          </table:table-cell>
          <table:table-cell table:style-name="ce4" table:formula="of:=[source.H135]" office:value-type="float" office:value="1">
            <text:p>1</text:p>
          </table:table-cell>
          <table:table-cell table:style-name="ce4" table:formula="of:=CEILING([.G131];[.K131])" office:value-type="float" office:value="2">
            <text:p>2</text:p>
          </table:table-cell>
          <table:table-cell table:style-name="ce29" table:formula="of:=IF([.L131]*[.J131] &gt; 0; [.L131]*[.J131]; &quot;&quot;)" office:value-type="float" office:value="1.04">
            <text:p>1.04</text:p>
          </table:table-cell>
          <table:table-cell table:style-name="ce16" table:formula="of:=[source.I135]" office:value-type="float" office:value="0">
            <text:p/>
          </table:table-cell>
          <table:table-cell table:style-name="ce22" table:formula="of:=[source.J135]" office:value-type="float" office:value="0">
            <text:p>0.000</text:p>
          </table:table-cell>
          <table:table-cell table:style-name="ce4" table:formula="of:=[source.K135]" office:value-type="float" office:value="0">
            <text:p>0</text:p>
          </table:table-cell>
          <table:table-cell table:style-name="ce4" table:formula="of:=CEILING([.$G131];[.P131])" office:value-type="float" office:value="0">
            <text:p>0</text:p>
          </table:table-cell>
          <table:table-cell table:style-name="ce29" table:formula="of:=IF([.Q131]*[.O131] &gt; 0; [.Q131]*[.O131]; &quot;&quot;)">
            <text:p/>
          </table:table-cell>
          <table:table-cell table:style-name="ce16" table:formula="of:=[source.L135]" office:value-type="string" office:string-value="709-2523">
            <text:p>709-2523</text:p>
          </table:table-cell>
          <table:table-cell table:style-name="ce22" table:formula="of:=[source.M135]" office:value-type="float" office:value="0.236">
            <text:p>0.236</text:p>
          </table:table-cell>
          <table:table-cell table:style-name="ce4" table:formula="of:=[source.N135]" office:value-type="float" office:value="5">
            <text:p>5</text:p>
          </table:table-cell>
          <table:table-cell table:style-name="ce4" table:formula="of:=CEILING([.$G131];[.U131])" office:value-type="float" office:value="5">
            <text:p>5</text:p>
          </table:table-cell>
          <table:table-cell table:style-name="ce29" table:formula="of:=IF([.V131]*[.T131] &gt; 0; [.V131]*[.T131]; &quot;&quot;)" office:value-type="float" office:value="1.18">
            <text:p>1.18</text:p>
          </table:table-cell>
          <table:table-cell table:style-name="ce4" table:formula="of:=IF([.$A131] &lt;&gt; &quot;&quot;; IF(MIN([.$M131];[.$R131];[.$W131]) = [.$M131]; [.$I$1]; IF(MIN([.$M131];[.$R131];[.$W131]) = [.$R131]; [.$N$1]; IF(ISNUMBER([.$W131]); [.$S$1]; &quot;NO PRICING&quot;))); &quot;&quot;)" office:value-type="string" office:string-value="Farnell">
            <text:p>Farnell</text:p>
          </table:table-cell>
          <table:table-cell table:style-name="ce34" table:formula="of:=IF([.$A131] &lt;&gt; &quot;&quot;; IF(MIN([.$M131];[.$R131];[.$W131]) = [.$M131]; [.$I131]; IF(MIN([.$M131];[.$R131];[.$W131]) = [.$R131]; [.$N131]; IF(ISNUMBER([.$W131]); [.$S131]; &quot;NO PRICING&quot;))); &quot;&quot;)" office:value-type="float" office:value="1652001">
            <text:p>1652001</text:p>
          </table:table-cell>
          <table:table-cell table:style-name="ce4" table:formula="of:=IF([.$A131] &lt;&gt; &quot;&quot;; IF(MIN([.$M131];[.$R131];[.$W131]) = [.$M131]; [.$L131]; IF(MIN([.$M131];[.$R131];[.$W131]) = [.$R131]; [.$Q131]; IF(ISNUMBER([.$W131]); [.$V131]; &quot;NO PRICING&quot;))); &quot;&quot;)" office:value-type="float" office:value="2">
            <text:p>2</text:p>
          </table:table-cell>
          <table:table-cell table:style-name="ce29" table:formula="of:=IF([.$A131] &lt;&gt; &quot;&quot;; IF(MIN([.$M131];[.$R131];[.$W131]) = [.$M131]; [.$M131]; IF(MIN([.$M131];[.$R131];[.$W131]) = [.$R131]; [.$R131]; IF(ISNUMBER([.$W131]); [.$W131]; &quot;NO PRICING&quot;))); &quot;&quot;)" office:value-type="float" office:value="1.04">
            <text:p>1.04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133])" office:value-type="string" office:string-value="74HC161">
            <text:p>74HC161</text:p>
          </table:table-cell>
          <table:table-cell table:style-name="ce4" table:formula="of:=T([source.C133])" office:value-type="string" office:string-value="4161P">
            <text:p>4161P</text:p>
          </table:table-cell>
          <table:table-cell table:style-name="ce4" table:formula="of:=T([source.D133])">
            <text:p/>
          </table:table-cell>
          <table:table-cell table:style-name="ce14" table:formula="of:=T([source.E133])">
            <text:p/>
          </table:table-cell>
          <table:table-cell table:style-name="ce4" table:formula="of:=[source.A133]" office:value-type="float" office:value="1">
            <text:p>1</text:p>
          </table:table-cell>
          <table:table-cell table:style-name="ce4" table:formula="of:=ROUND([.E132]* (1 + extra))" office:value-type="float" office:value="1">
            <text:p>1</text:p>
          </table:table-cell>
          <table:table-cell table:style-name="ce4" table:formula="of:=MAX([.F132];[.E132]+1)" office:value-type="float" office:value="2">
            <text:p>2</text:p>
          </table:table-cell>
          <table:table-cell table:style-name="ce4"/>
          <table:table-cell table:style-name="ce16" table:formula="of:=[source.F133]" office:value-type="float" office:value="380600">
            <text:p>380600</text:p>
          </table:table-cell>
          <table:table-cell table:style-name="ce22" table:formula="of:=[source.G133]" office:value-type="float" office:value="0.48">
            <text:p>0.480</text:p>
          </table:table-cell>
          <table:table-cell table:style-name="ce4" table:formula="of:=[source.H133]" office:value-type="float" office:value="1">
            <text:p>1</text:p>
          </table:table-cell>
          <table:table-cell table:style-name="ce4" table:formula="of:=CEILING([.G132];[.K132])" office:value-type="float" office:value="2">
            <text:p>2</text:p>
          </table:table-cell>
          <table:table-cell table:style-name="ce29" table:formula="of:=IF([.L132]*[.J132] &gt; 0; [.L132]*[.J132]; &quot;&quot;)" office:value-type="float" office:value="0.96">
            <text:p>0.96</text:p>
          </table:table-cell>
          <table:table-cell table:style-name="ce16" table:formula="of:=[source.I133]" office:value-type="float" office:value="0">
            <text:p/>
          </table:table-cell>
          <table:table-cell table:style-name="ce22" table:formula="of:=[source.J133]" office:value-type="float" office:value="0">
            <text:p>0.000</text:p>
          </table:table-cell>
          <table:table-cell table:style-name="ce4" table:formula="of:=[source.K133]" office:value-type="float" office:value="0">
            <text:p>0</text:p>
          </table:table-cell>
          <table:table-cell table:style-name="ce4" table:formula="of:=CEILING([.$G132];[.P132])" office:value-type="float" office:value="0">
            <text:p>0</text:p>
          </table:table-cell>
          <table:table-cell table:style-name="ce29" table:formula="of:=IF([.Q132]*[.O132] &gt; 0; [.Q132]*[.O132]; &quot;&quot;)">
            <text:p/>
          </table:table-cell>
          <table:table-cell table:style-name="ce16" table:formula="of:=[source.L133]" office:value-type="string" office:string-value="709-2113">
            <text:p>709-2113</text:p>
          </table:table-cell>
          <table:table-cell table:style-name="ce22" table:formula="of:=[source.M133]" office:value-type="float" office:value="0.143">
            <text:p>0.143</text:p>
          </table:table-cell>
          <table:table-cell table:style-name="ce4" table:formula="of:=[source.N133]" office:value-type="float" office:value="10">
            <text:p>10</text:p>
          </table:table-cell>
          <table:table-cell table:style-name="ce4" table:formula="of:=CEILING([.$G132];[.U132])" office:value-type="float" office:value="10">
            <text:p>10</text:p>
          </table:table-cell>
          <table:table-cell table:style-name="ce29" table:formula="of:=IF([.V132]*[.T132] &gt; 0; [.V132]*[.T132]; &quot;&quot;)" office:value-type="float" office:value="1.43">
            <text:p>1.43</text:p>
          </table:table-cell>
          <table:table-cell table:style-name="ce4" table:formula="of:=IF([.$A132] &lt;&gt; &quot;&quot;; IF(MIN([.$M132];[.$R132];[.$W132]) = [.$M132]; [.$I$1]; IF(MIN([.$M132];[.$R132];[.$W132]) = [.$R132]; [.$N$1]; IF(ISNUMBER([.$W132]); [.$S$1]; &quot;NO PRICING&quot;))); &quot;&quot;)" office:value-type="string" office:string-value="Farnell">
            <text:p>Farnell</text:p>
          </table:table-cell>
          <table:table-cell table:style-name="ce34" table:formula="of:=IF([.$A132] &lt;&gt; &quot;&quot;; IF(MIN([.$M132];[.$R132];[.$W132]) = [.$M132]; [.$I132]; IF(MIN([.$M132];[.$R132];[.$W132]) = [.$R132]; [.$N132]; IF(ISNUMBER([.$W132]); [.$S132]; &quot;NO PRICING&quot;))); &quot;&quot;)" office:value-type="float" office:value="380600">
            <text:p>380600</text:p>
          </table:table-cell>
          <table:table-cell table:style-name="ce4" table:formula="of:=IF([.$A132] &lt;&gt; &quot;&quot;; IF(MIN([.$M132];[.$R132];[.$W132]) = [.$M132]; [.$L132]; IF(MIN([.$M132];[.$R132];[.$W132]) = [.$R132]; [.$Q132]; IF(ISNUMBER([.$W132]); [.$V132]; &quot;NO PRICING&quot;))); &quot;&quot;)" office:value-type="float" office:value="2">
            <text:p>2</text:p>
          </table:table-cell>
          <table:table-cell table:style-name="ce29" table:formula="of:=IF([.$A132] &lt;&gt; &quot;&quot;; IF(MIN([.$M132];[.$R132];[.$W132]) = [.$M132]; [.$M132]; IF(MIN([.$M132];[.$R132];[.$W132]) = [.$R132]; [.$R132]; IF(ISNUMBER([.$W132]); [.$W132]; &quot;NO PRICING&quot;))); &quot;&quot;)" office:value-type="float" office:value="0.96">
            <text:p>0.96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136])" office:value-type="string" office:string-value="74HCT253N">
            <text:p>74HCT253N</text:p>
          </table:table-cell>
          <table:table-cell table:style-name="ce4" table:formula="of:=T([source.C136])" office:value-type="string" office:string-value="74HCT253N">
            <text:p>74HCT253N</text:p>
          </table:table-cell>
          <table:table-cell table:style-name="ce4" table:formula="of:=T([source.D136])">
            <text:p/>
          </table:table-cell>
          <table:table-cell table:style-name="ce14" table:formula="of:=T([source.E136])">
            <text:p/>
          </table:table-cell>
          <table:table-cell table:style-name="ce4" table:formula="of:=[source.A136]" office:value-type="float" office:value="1">
            <text:p>1</text:p>
          </table:table-cell>
          <table:table-cell table:style-name="ce4" table:formula="of:=ROUND([.E133]* (1 + extra))" office:value-type="float" office:value="1">
            <text:p>1</text:p>
          </table:table-cell>
          <table:table-cell table:style-name="ce4" table:formula="of:=MAX([.F133];[.E133]+1)" office:value-type="float" office:value="2">
            <text:p>2</text:p>
          </table:table-cell>
          <table:table-cell table:style-name="ce4"/>
          <table:table-cell table:style-name="ce16" table:formula="of:=[source.F136]" office:value-type="float" office:value="1740166">
            <text:p>1740166</text:p>
          </table:table-cell>
          <table:table-cell table:style-name="ce22" table:formula="of:=[source.G136]" office:value-type="float" office:value="0.4">
            <text:p>0.400</text:p>
          </table:table-cell>
          <table:table-cell table:style-name="ce4" table:formula="of:=[source.H136]" office:value-type="float" office:value="1">
            <text:p>1</text:p>
          </table:table-cell>
          <table:table-cell table:style-name="ce4" table:formula="of:=CEILING([.G133];[.K133])" office:value-type="float" office:value="2">
            <text:p>2</text:p>
          </table:table-cell>
          <table:table-cell table:style-name="ce29" table:formula="of:=IF([.L133]*[.J133] &gt; 0; [.L133]*[.J133]; &quot;&quot;)" office:value-type="float" office:value="0.8">
            <text:p>0.80</text:p>
          </table:table-cell>
          <table:table-cell table:style-name="ce16" table:formula="of:=[source.I136]" office:value-type="float" office:value="0">
            <text:p/>
          </table:table-cell>
          <table:table-cell table:style-name="ce22" table:formula="of:=[source.J136]" office:value-type="float" office:value="0">
            <text:p>0.000</text:p>
          </table:table-cell>
          <table:table-cell table:style-name="ce4" table:formula="of:=[source.K136]" office:value-type="float" office:value="0">
            <text:p>0</text:p>
          </table:table-cell>
          <table:table-cell table:style-name="ce4" table:formula="of:=CEILING([.$G133];[.P133])" office:value-type="float" office:value="0">
            <text:p>0</text:p>
          </table:table-cell>
          <table:table-cell table:style-name="ce29" table:formula="of:=IF([.Q133]*[.O133] &gt; 0; [.Q133]*[.O133]; &quot;&quot;)">
            <text:p/>
          </table:table-cell>
          <table:table-cell table:style-name="ce16" table:formula="of:=[source.L136]" office:value-type="float" office:value="0">
            <text:p/>
          </table:table-cell>
          <table:table-cell table:style-name="ce22" table:formula="of:=[source.M136]" office:value-type="float" office:value="0">
            <text:p>0.000</text:p>
          </table:table-cell>
          <table:table-cell table:style-name="ce4" table:formula="of:=[source.N136]" office:value-type="float" office:value="0">
            <text:p>0</text:p>
          </table:table-cell>
          <table:table-cell table:style-name="ce4" table:formula="of:=CEILING([.$G133];[.U133])" office:value-type="float" office:value="0">
            <text:p>0</text:p>
          </table:table-cell>
          <table:table-cell table:style-name="ce29" table:formula="of:=IF([.V133]*[.T133] &gt; 0; [.V133]*[.T133]; &quot;&quot;)">
            <text:p/>
          </table:table-cell>
          <table:table-cell table:style-name="ce4" table:formula="of:=IF([.$A133] &lt;&gt; &quot;&quot;; IF(MIN([.$M133];[.$R133];[.$W133]) = [.$M133]; [.$I$1]; IF(MIN([.$M133];[.$R133];[.$W133]) = [.$R133]; [.$N$1]; IF(ISNUMBER([.$W133]); [.$S$1]; &quot;NO PRICING&quot;))); &quot;&quot;)" office:value-type="string" office:string-value="Farnell">
            <text:p>Farnell</text:p>
          </table:table-cell>
          <table:table-cell table:style-name="ce34" table:formula="of:=IF([.$A133] &lt;&gt; &quot;&quot;; IF(MIN([.$M133];[.$R133];[.$W133]) = [.$M133]; [.$I133]; IF(MIN([.$M133];[.$R133];[.$W133]) = [.$R133]; [.$N133]; IF(ISNUMBER([.$W133]); [.$S133]; &quot;NO PRICING&quot;))); &quot;&quot;)" office:value-type="float" office:value="1740166">
            <text:p>1740166</text:p>
          </table:table-cell>
          <table:table-cell table:style-name="ce4" table:formula="of:=IF([.$A133] &lt;&gt; &quot;&quot;; IF(MIN([.$M133];[.$R133];[.$W133]) = [.$M133]; [.$L133]; IF(MIN([.$M133];[.$R133];[.$W133]) = [.$R133]; [.$Q133]; IF(ISNUMBER([.$W133]); [.$V133]; &quot;NO PRICING&quot;))); &quot;&quot;)" office:value-type="float" office:value="2">
            <text:p>2</text:p>
          </table:table-cell>
          <table:table-cell table:style-name="ce29" table:formula="of:=IF([.$A133] &lt;&gt; &quot;&quot;; IF(MIN([.$M133];[.$R133];[.$W133]) = [.$M133]; [.$M133]; IF(MIN([.$M133];[.$R133];[.$W133]) = [.$R133]; [.$R133]; IF(ISNUMBER([.$W133]); [.$W133]; &quot;NO PRICING&quot;))); &quot;&quot;)" office:value-type="float" office:value="0.8">
            <text:p>0.80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132])" office:value-type="string" office:string-value="74HC139N">
            <text:p>74HC139N</text:p>
          </table:table-cell>
          <table:table-cell table:style-name="ce4" table:formula="of:=T([source.C132])" office:value-type="string" office:string-value="74HC139N">
            <text:p>74HC139N</text:p>
          </table:table-cell>
          <table:table-cell table:style-name="ce4" table:formula="of:=T([source.D132])">
            <text:p/>
          </table:table-cell>
          <table:table-cell table:style-name="ce14" table:formula="of:=T([source.E132])">
            <text:p/>
          </table:table-cell>
          <table:table-cell table:style-name="ce4" table:formula="of:=[source.A132]" office:value-type="float" office:value="1">
            <text:p>1</text:p>
          </table:table-cell>
          <table:table-cell table:style-name="ce4" table:formula="of:=ROUND([.E134]* (1 + extra))" office:value-type="float" office:value="1">
            <text:p>1</text:p>
          </table:table-cell>
          <table:table-cell table:style-name="ce4" table:formula="of:=MAX([.F134];[.E134]+1)" office:value-type="float" office:value="2">
            <text:p>2</text:p>
          </table:table-cell>
          <table:table-cell table:style-name="ce4"/>
          <table:table-cell table:style-name="ce16" table:formula="of:=[source.F132]" office:value-type="float" office:value="380556">
            <text:p>380556</text:p>
          </table:table-cell>
          <table:table-cell table:style-name="ce22" table:formula="of:=[source.G132]" office:value-type="float" office:value="0.35">
            <text:p>0.350</text:p>
          </table:table-cell>
          <table:table-cell table:style-name="ce4" table:formula="of:=[source.H132]" office:value-type="float" office:value="1">
            <text:p>1</text:p>
          </table:table-cell>
          <table:table-cell table:style-name="ce4" table:formula="of:=CEILING([.G134];[.K134])" office:value-type="float" office:value="2">
            <text:p>2</text:p>
          </table:table-cell>
          <table:table-cell table:style-name="ce29" table:formula="of:=IF([.L134]*[.J134] &gt; 0; [.L134]*[.J134]; &quot;&quot;)" office:value-type="float" office:value="0.7">
            <text:p>0.70</text:p>
          </table:table-cell>
          <table:table-cell table:style-name="ce16" table:formula="of:=[source.I132]" office:value-type="float" office:value="0">
            <text:p/>
          </table:table-cell>
          <table:table-cell table:style-name="ce22" table:formula="of:=[source.J132]" office:value-type="float" office:value="0">
            <text:p>0.000</text:p>
          </table:table-cell>
          <table:table-cell table:style-name="ce4" table:formula="of:=[source.K132]" office:value-type="float" office:value="0">
            <text:p>0</text:p>
          </table:table-cell>
          <table:table-cell table:style-name="ce4" table:formula="of:=CEILING([.$G134];[.P134])" office:value-type="float" office:value="0">
            <text:p>0</text:p>
          </table:table-cell>
          <table:table-cell table:style-name="ce29" table:formula="of:=IF([.Q134]*[.O134] &gt; 0; [.Q134]*[.O134]; &quot;&quot;)">
            <text:p/>
          </table:table-cell>
          <table:table-cell table:style-name="ce16" table:formula="of:=[source.L132]" office:value-type="float" office:value="0">
            <text:p/>
          </table:table-cell>
          <table:table-cell table:style-name="ce22" table:formula="of:=[source.M132]" office:value-type="float" office:value="0">
            <text:p>0.000</text:p>
          </table:table-cell>
          <table:table-cell table:style-name="ce4" table:formula="of:=[source.N132]" office:value-type="float" office:value="0">
            <text:p>0</text:p>
          </table:table-cell>
          <table:table-cell table:style-name="ce4" table:formula="of:=CEILING([.$G134];[.U134])" office:value-type="float" office:value="0">
            <text:p>0</text:p>
          </table:table-cell>
          <table:table-cell table:style-name="ce29" table:formula="of:=IF([.V134]*[.T134] &gt; 0; [.V134]*[.T134]; &quot;&quot;)">
            <text:p/>
          </table:table-cell>
          <table:table-cell table:style-name="ce4" table:formula="of:=IF([.$A134] &lt;&gt; &quot;&quot;; IF(MIN([.$M134];[.$R134];[.$W134]) = [.$M134]; [.$I$1]; IF(MIN([.$M134];[.$R134];[.$W134]) = [.$R134]; [.$N$1]; IF(ISNUMBER([.$W134]); [.$S$1]; &quot;NO PRICING&quot;))); &quot;&quot;)" office:value-type="string" office:string-value="Farnell">
            <text:p>Farnell</text:p>
          </table:table-cell>
          <table:table-cell table:style-name="ce34" table:formula="of:=IF([.$A134] &lt;&gt; &quot;&quot;; IF(MIN([.$M134];[.$R134];[.$W134]) = [.$M134]; [.$I134]; IF(MIN([.$M134];[.$R134];[.$W134]) = [.$R134]; [.$N134]; IF(ISNUMBER([.$W134]); [.$S134]; &quot;NO PRICING&quot;))); &quot;&quot;)" office:value-type="float" office:value="380556">
            <text:p>380556</text:p>
          </table:table-cell>
          <table:table-cell table:style-name="ce4" table:formula="of:=IF([.$A134] &lt;&gt; &quot;&quot;; IF(MIN([.$M134];[.$R134];[.$W134]) = [.$M134]; [.$L134]; IF(MIN([.$M134];[.$R134];[.$W134]) = [.$R134]; [.$Q134]; IF(ISNUMBER([.$W134]); [.$V134]; &quot;NO PRICING&quot;))); &quot;&quot;)" office:value-type="float" office:value="2">
            <text:p>2</text:p>
          </table:table-cell>
          <table:table-cell table:style-name="ce29" table:formula="of:=IF([.$A134] &lt;&gt; &quot;&quot;; IF(MIN([.$M134];[.$R134];[.$W134]) = [.$M134]; [.$M134]; IF(MIN([.$M134];[.$R134];[.$W134]) = [.$R134]; [.$R134]; IF(ISNUMBER([.$W134]); [.$W134]; &quot;NO PRICING&quot;))); &quot;&quot;)" office:value-type="float" office:value="0.7">
            <text:p>0.70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118])" office:value-type="string" office:string-value="4k7">
            <text:p>4k7</text:p>
          </table:table-cell>
          <table:table-cell table:style-name="ce4" table:formula="of:=T([source.C118])" office:value-type="string" office:string-value="G04R">
            <text:p>G04R</text:p>
          </table:table-cell>
          <table:table-cell table:style-name="ce4" table:formula="of:=T([source.D118])">
            <text:p/>
          </table:table-cell>
          <table:table-cell table:style-name="ce14" table:formula="of:=T([source.E118])" office:value-type="string" office:string-value="Using 5-element (G05R) part.">
            <text:p>Using 5-element (G05R) part.</text:p>
          </table:table-cell>
          <table:table-cell table:style-name="ce4" table:formula="of:=[source.A118]" office:value-type="float" office:value="1">
            <text:p>1</text:p>
          </table:table-cell>
          <table:table-cell table:style-name="ce4" table:formula="of:=ROUND([.E135]* (1 + extra))" office:value-type="float" office:value="1">
            <text:p>1</text:p>
          </table:table-cell>
          <table:table-cell table:style-name="ce4" table:formula="of:=MAX([.F135];[.E135]+1)" office:value-type="float" office:value="2">
            <text:p>2</text:p>
          </table:table-cell>
          <table:table-cell table:style-name="ce4"/>
          <table:table-cell table:style-name="ce16" table:formula="of:=[source.F118]" office:value-type="float" office:value="1973120">
            <text:p>1973120</text:p>
          </table:table-cell>
          <table:table-cell table:style-name="ce22" table:formula="of:=[source.G118]" office:value-type="float" office:value="0.065">
            <text:p>0.065</text:p>
          </table:table-cell>
          <table:table-cell table:style-name="ce4" table:formula="of:=[source.H118]" office:value-type="float" office:value="10">
            <text:p>10</text:p>
          </table:table-cell>
          <table:table-cell table:style-name="ce4" table:formula="of:=CEILING([.G135];[.K135])" office:value-type="float" office:value="10">
            <text:p>10</text:p>
          </table:table-cell>
          <table:table-cell table:style-name="ce29" table:formula="of:=IF([.L135]*[.J135] &gt; 0; [.L135]*[.J135]; &quot;&quot;)" office:value-type="float" office:value="0.65">
            <text:p>0.65</text:p>
          </table:table-cell>
          <table:table-cell table:style-name="ce16" table:formula="of:=[source.I118]" office:value-type="float" office:value="0">
            <text:p/>
          </table:table-cell>
          <table:table-cell table:style-name="ce22" table:formula="of:=[source.J118]" office:value-type="float" office:value="0">
            <text:p>0.000</text:p>
          </table:table-cell>
          <table:table-cell table:style-name="ce4" table:formula="of:=[source.K118]" office:value-type="float" office:value="0">
            <text:p>0</text:p>
          </table:table-cell>
          <table:table-cell table:style-name="ce4" table:formula="of:=CEILING([.$G135];[.P135])" office:value-type="float" office:value="0">
            <text:p>0</text:p>
          </table:table-cell>
          <table:table-cell table:style-name="ce29" table:formula="of:=IF([.Q135]*[.O135] &gt; 0; [.Q135]*[.O135]; &quot;&quot;)">
            <text:p/>
          </table:table-cell>
          <table:table-cell table:style-name="ce16" table:formula="of:=[source.L118]" office:value-type="float" office:value="0">
            <text:p/>
          </table:table-cell>
          <table:table-cell table:style-name="ce22" table:formula="of:=[source.M118]" office:value-type="float" office:value="0">
            <text:p>0.000</text:p>
          </table:table-cell>
          <table:table-cell table:style-name="ce4" table:formula="of:=[source.N118]" office:value-type="float" office:value="0">
            <text:p>0</text:p>
          </table:table-cell>
          <table:table-cell table:style-name="ce4" table:formula="of:=CEILING([.$G135];[.U135])" office:value-type="float" office:value="0">
            <text:p>0</text:p>
          </table:table-cell>
          <table:table-cell table:style-name="ce29" table:formula="of:=IF([.V135]*[.T135] &gt; 0; [.V135]*[.T135]; &quot;&quot;)">
            <text:p/>
          </table:table-cell>
          <table:table-cell table:style-name="ce4" table:formula="of:=IF([.$A135] &lt;&gt; &quot;&quot;; IF(MIN([.$M135];[.$R135];[.$W135]) = [.$M135]; [.$I$1]; IF(MIN([.$M135];[.$R135];[.$W135]) = [.$R135]; [.$N$1]; IF(ISNUMBER([.$W135]); [.$S$1]; &quot;NO PRICING&quot;))); &quot;&quot;)" office:value-type="string" office:string-value="Farnell">
            <text:p>Farnell</text:p>
          </table:table-cell>
          <table:table-cell table:style-name="ce34" table:formula="of:=IF([.$A135] &lt;&gt; &quot;&quot;; IF(MIN([.$M135];[.$R135];[.$W135]) = [.$M135]; [.$I135]; IF(MIN([.$M135];[.$R135];[.$W135]) = [.$R135]; [.$N135]; IF(ISNUMBER([.$W135]); [.$S135]; &quot;NO PRICING&quot;))); &quot;&quot;)" office:value-type="float" office:value="1973120">
            <text:p>1973120</text:p>
          </table:table-cell>
          <table:table-cell table:style-name="ce4" table:formula="of:=IF([.$A135] &lt;&gt; &quot;&quot;; IF(MIN([.$M135];[.$R135];[.$W135]) = [.$M135]; [.$L135]; IF(MIN([.$M135];[.$R135];[.$W135]) = [.$R135]; [.$Q135]; IF(ISNUMBER([.$W135]); [.$V135]; &quot;NO PRICING&quot;))); &quot;&quot;)" office:value-type="float" office:value="10">
            <text:p>10</text:p>
          </table:table-cell>
          <table:table-cell table:style-name="ce29" table:formula="of:=IF([.$A135] &lt;&gt; &quot;&quot;; IF(MIN([.$M135];[.$R135];[.$W135]) = [.$M135]; [.$M135]; IF(MIN([.$M135];[.$R135];[.$W135]) = [.$R135]; [.$R135]; IF(ISNUMBER([.$W135]); [.$W135]; &quot;NO PRICING&quot;))); &quot;&quot;)" office:value-type="float" office:value="0.65">
            <text:p>0.65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119])" office:value-type="string" office:string-value="5×4.7kΩ resistor network">
            <text:p>5×4.7kΩ resistor network</text:p>
          </table:table-cell>
          <table:table-cell table:style-name="ce4" table:formula="of:=T([source.C119])" office:value-type="string" office:string-value="G05R">
            <text:p>G05R</text:p>
          </table:table-cell>
          <table:table-cell table:style-name="ce4" table:formula="of:=T([source.D119])" office:value-type="string" office:string-value="5×4.7kΩ resistor network">
            <text:p>5×4.7kΩ resistor network</text:p>
          </table:table-cell>
          <table:table-cell table:style-name="ce14" table:formula="of:=T([source.E119])">
            <text:p/>
          </table:table-cell>
          <table:table-cell table:style-name="ce4" table:formula="of:=[source.A119]" office:value-type="float" office:value="1">
            <text:p>1</text:p>
          </table:table-cell>
          <table:table-cell table:style-name="ce4" table:formula="of:=ROUND([.E136]* (1 + extra))" office:value-type="float" office:value="1">
            <text:p>1</text:p>
          </table:table-cell>
          <table:table-cell table:style-name="ce4" table:formula="of:=MAX([.F136];[.E136]+1)" office:value-type="float" office:value="2">
            <text:p>2</text:p>
          </table:table-cell>
          <table:table-cell table:style-name="ce4"/>
          <table:table-cell table:style-name="ce16" table:formula="of:=[source.F119]" office:value-type="float" office:value="1973120">
            <text:p>1973120</text:p>
          </table:table-cell>
          <table:table-cell table:style-name="ce22" table:formula="of:=[source.G119]" office:value-type="float" office:value="0.065">
            <text:p>0.065</text:p>
          </table:table-cell>
          <table:table-cell table:style-name="ce4" table:formula="of:=[source.H119]" office:value-type="float" office:value="10">
            <text:p>10</text:p>
          </table:table-cell>
          <table:table-cell table:style-name="ce4" table:formula="of:=CEILING([.G136];[.K136])" office:value-type="float" office:value="10">
            <text:p>10</text:p>
          </table:table-cell>
          <table:table-cell table:style-name="ce29" table:formula="of:=IF([.L136]*[.J136] &gt; 0; [.L136]*[.J136]; &quot;&quot;)" office:value-type="float" office:value="0.65">
            <text:p>0.65</text:p>
          </table:table-cell>
          <table:table-cell table:style-name="ce16" table:formula="of:=[source.I119]" office:value-type="float" office:value="0">
            <text:p/>
          </table:table-cell>
          <table:table-cell table:style-name="ce22" table:formula="of:=[source.J119]" office:value-type="float" office:value="0">
            <text:p>0.000</text:p>
          </table:table-cell>
          <table:table-cell table:style-name="ce4" table:formula="of:=[source.K119]" office:value-type="float" office:value="0">
            <text:p>0</text:p>
          </table:table-cell>
          <table:table-cell table:style-name="ce4" table:formula="of:=CEILING([.$G136];[.P136])" office:value-type="float" office:value="0">
            <text:p>0</text:p>
          </table:table-cell>
          <table:table-cell table:style-name="ce29" table:formula="of:=IF([.Q136]*[.O136] &gt; 0; [.Q136]*[.O136]; &quot;&quot;)">
            <text:p/>
          </table:table-cell>
          <table:table-cell table:style-name="ce16" table:formula="of:=[source.L119]" office:value-type="float" office:value="0">
            <text:p/>
          </table:table-cell>
          <table:table-cell table:style-name="ce22" table:formula="of:=[source.M119]" office:value-type="float" office:value="0">
            <text:p>0.000</text:p>
          </table:table-cell>
          <table:table-cell table:style-name="ce4" table:formula="of:=[source.N119]" office:value-type="float" office:value="0">
            <text:p>0</text:p>
          </table:table-cell>
          <table:table-cell table:style-name="ce4" table:formula="of:=CEILING([.$G136];[.U136])" office:value-type="float" office:value="0">
            <text:p>0</text:p>
          </table:table-cell>
          <table:table-cell table:style-name="ce29" table:formula="of:=IF([.V136]*[.T136] &gt; 0; [.V136]*[.T136]; &quot;&quot;)">
            <text:p/>
          </table:table-cell>
          <table:table-cell table:style-name="ce4" table:formula="of:=IF([.$A136] &lt;&gt; &quot;&quot;; IF(MIN([.$M136];[.$R136];[.$W136]) = [.$M136]; [.$I$1]; IF(MIN([.$M136];[.$R136];[.$W136]) = [.$R136]; [.$N$1]; IF(ISNUMBER([.$W136]); [.$S$1]; &quot;NO PRICING&quot;))); &quot;&quot;)" office:value-type="string" office:string-value="Farnell">
            <text:p>Farnell</text:p>
          </table:table-cell>
          <table:table-cell table:style-name="ce34" table:formula="of:=IF([.$A136] &lt;&gt; &quot;&quot;; IF(MIN([.$M136];[.$R136];[.$W136]) = [.$M136]; [.$I136]; IF(MIN([.$M136];[.$R136];[.$W136]) = [.$R136]; [.$N136]; IF(ISNUMBER([.$W136]); [.$S136]; &quot;NO PRICING&quot;))); &quot;&quot;)" office:value-type="float" office:value="1973120">
            <text:p>1973120</text:p>
          </table:table-cell>
          <table:table-cell table:style-name="ce4" table:formula="of:=IF([.$A136] &lt;&gt; &quot;&quot;; IF(MIN([.$M136];[.$R136];[.$W136]) = [.$M136]; [.$L136]; IF(MIN([.$M136];[.$R136];[.$W136]) = [.$R136]; [.$Q136]; IF(ISNUMBER([.$W136]); [.$V136]; &quot;NO PRICING&quot;))); &quot;&quot;)" office:value-type="float" office:value="10">
            <text:p>10</text:p>
          </table:table-cell>
          <table:table-cell table:style-name="ce29" table:formula="of:=IF([.$A136] &lt;&gt; &quot;&quot;; IF(MIN([.$M136];[.$R136];[.$W136]) = [.$M136]; [.$M136]; IF(MIN([.$M136];[.$R136];[.$W136]) = [.$R136]; [.$R136]; IF(ISNUMBER([.$W136]); [.$W136]; &quot;NO PRICING&quot;))); &quot;&quot;)" office:value-type="float" office:value="0.65">
            <text:p>0.65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143])" office:value-type="string" office:string-value="560Ω, ¼W Resistor">
            <text:p>560Ω, ¼W Resistor</text:p>
          </table:table-cell>
          <table:table-cell table:style-name="ce4" table:formula="of:=T([source.C143])" office:value-type="string" office:string-value="R-EU_0204/7">
            <text:p>R-EU_0204/7</text:p>
          </table:table-cell>
          <table:table-cell table:style-name="ce4" table:formula="of:=T([source.D143])" office:value-type="string" office:string-value="560Ω, ¼W Resistor">
            <text:p>560Ω, ¼W Resistor</text:p>
          </table:table-cell>
          <table:table-cell table:style-name="ce14" table:formula="of:=T([source.E143])">
            <text:p/>
          </table:table-cell>
          <table:table-cell table:style-name="ce4" table:formula="of:=[source.A143]" office:value-type="float" office:value="1">
            <text:p>1</text:p>
          </table:table-cell>
          <table:table-cell table:style-name="ce4" table:formula="of:=ROUND([.E137]* (1 + extra))" office:value-type="float" office:value="1">
            <text:p>1</text:p>
          </table:table-cell>
          <table:table-cell table:style-name="ce4" table:formula="of:=MAX([.F137];[.E137]+1)" office:value-type="float" office:value="2">
            <text:p>2</text:p>
          </table:table-cell>
          <table:table-cell table:style-name="ce4"/>
          <table:table-cell table:style-name="ce16" table:formula="of:=[source.F143]" office:value-type="float" office:value="9339590">
            <text:p>9339590</text:p>
          </table:table-cell>
          <table:table-cell table:style-name="ce22" table:formula="of:=[source.G143]" office:value-type="float" office:value="0.011">
            <text:p>0.011</text:p>
          </table:table-cell>
          <table:table-cell table:style-name="ce4" table:formula="of:=[source.H143]" office:value-type="float" office:value="50">
            <text:p>50</text:p>
          </table:table-cell>
          <table:table-cell table:style-name="ce4" table:formula="of:=CEILING([.G137];[.K137])" office:value-type="float" office:value="50">
            <text:p>50</text:p>
          </table:table-cell>
          <table:table-cell table:style-name="ce29" table:formula="of:=IF([.L137]*[.J137] &gt; 0; [.L137]*[.J137]; &quot;&quot;)" office:value-type="float" office:value="0.55">
            <text:p>0.55</text:p>
          </table:table-cell>
          <table:table-cell table:style-name="ce16" table:formula="of:=[source.I143]" office:value-type="float" office:value="0">
            <text:p/>
          </table:table-cell>
          <table:table-cell table:style-name="ce22" table:formula="of:=[source.J143]" office:value-type="float" office:value="0">
            <text:p>0.000</text:p>
          </table:table-cell>
          <table:table-cell table:style-name="ce4" table:formula="of:=[source.K143]" office:value-type="float" office:value="0">
            <text:p>0</text:p>
          </table:table-cell>
          <table:table-cell table:style-name="ce4" table:formula="of:=CEILING([.$G137];[.P137])" office:value-type="float" office:value="0">
            <text:p>0</text:p>
          </table:table-cell>
          <table:table-cell table:style-name="ce29" table:formula="of:=IF([.Q137]*[.O137] &gt; 0; [.Q137]*[.O137]; &quot;&quot;)">
            <text:p/>
          </table:table-cell>
          <table:table-cell table:style-name="ce16" table:formula="of:=[source.L143]" office:value-type="float" office:value="0">
            <text:p/>
          </table:table-cell>
          <table:table-cell table:style-name="ce22" table:formula="of:=[source.M143]" office:value-type="float" office:value="0">
            <text:p>0.000</text:p>
          </table:table-cell>
          <table:table-cell table:style-name="ce4" table:formula="of:=[source.N143]" office:value-type="float" office:value="0">
            <text:p>0</text:p>
          </table:table-cell>
          <table:table-cell table:style-name="ce4" table:formula="of:=CEILING([.$G137];[.U137])" office:value-type="float" office:value="0">
            <text:p>0</text:p>
          </table:table-cell>
          <table:table-cell table:style-name="ce29" table:formula="of:=IF([.V137]*[.T137] &gt; 0; [.V137]*[.T137]; &quot;&quot;)">
            <text:p/>
          </table:table-cell>
          <table:table-cell table:style-name="ce4" table:formula="of:=IF([.$A137] &lt;&gt; &quot;&quot;; IF(MIN([.$M137];[.$R137];[.$W137]) = [.$M137]; [.$I$1]; IF(MIN([.$M137];[.$R137];[.$W137]) = [.$R137]; [.$N$1]; IF(ISNUMBER([.$W137]); [.$S$1]; &quot;NO PRICING&quot;))); &quot;&quot;)" office:value-type="string" office:string-value="Farnell">
            <text:p>Farnell</text:p>
          </table:table-cell>
          <table:table-cell table:style-name="ce34" table:formula="of:=IF([.$A137] &lt;&gt; &quot;&quot;; IF(MIN([.$M137];[.$R137];[.$W137]) = [.$M137]; [.$I137]; IF(MIN([.$M137];[.$R137];[.$W137]) = [.$R137]; [.$N137]; IF(ISNUMBER([.$W137]); [.$S137]; &quot;NO PRICING&quot;))); &quot;&quot;)" office:value-type="float" office:value="9339590">
            <text:p>9339590</text:p>
          </table:table-cell>
          <table:table-cell table:style-name="ce4" table:formula="of:=IF([.$A137] &lt;&gt; &quot;&quot;; IF(MIN([.$M137];[.$R137];[.$W137]) = [.$M137]; [.$L137]; IF(MIN([.$M137];[.$R137];[.$W137]) = [.$R137]; [.$Q137]; IF(ISNUMBER([.$W137]); [.$V137]; &quot;NO PRICING&quot;))); &quot;&quot;)" office:value-type="float" office:value="50">
            <text:p>50</text:p>
          </table:table-cell>
          <table:table-cell table:style-name="ce29" table:formula="of:=IF([.$A137] &lt;&gt; &quot;&quot;; IF(MIN([.$M137];[.$R137];[.$W137]) = [.$M137]; [.$M137]; IF(MIN([.$M137];[.$R137];[.$W137]) = [.$R137]; [.$R137]; IF(ISNUMBER([.$W137]); [.$W137]; &quot;NO PRICING&quot;))); &quot;&quot;)" office:value-type="float" office:value="0.55">
            <text:p>0.55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145])" office:value-type="string" office:string-value="1503_09">
            <text:p>1503_09</text:p>
          </table:table-cell>
          <table:table-cell table:style-name="ce4" table:formula="of:=T([source.C145])" office:value-type="string" office:string-value="1503_09">
            <text:p>1503_09</text:p>
          </table:table-cell>
          <table:table-cell table:style-name="ce4" table:formula="of:=T([source.D145])">
            <text:p/>
          </table:table-cell>
          <table:table-cell table:style-name="ce14" table:formula="of:=T([source.E145])">
            <text:p/>
          </table:table-cell>
          <table:table-cell table:style-name="ce4" table:formula="of:=[source.A145]" office:value-type="float" office:value="1">
            <text:p>1</text:p>
          </table:table-cell>
          <table:table-cell table:style-name="ce4" table:formula="of:=ROUND([.E138]* (1 + extra))" office:value-type="float" office:value="1">
            <text:p>1</text:p>
          </table:table-cell>
          <table:table-cell table:style-name="ce4" table:formula="of:=MAX([.F138];[.E138]+1)" office:value-type="float" office:value="2">
            <text:p>2</text:p>
          </table:table-cell>
          <table:table-cell table:style-name="ce4"/>
          <table:table-cell table:style-name="ce16" table:formula="of:=[source.F145]" office:value-type="float" office:value="0">
            <text:p/>
          </table:table-cell>
          <table:table-cell table:style-name="ce22" table:formula="of:=[source.G145]" office:value-type="float" office:value="0">
            <text:p>0.000</text:p>
          </table:table-cell>
          <table:table-cell table:style-name="ce4" table:formula="of:=[source.H145]" office:value-type="float" office:value="0">
            <text:p>0</text:p>
          </table:table-cell>
          <table:table-cell table:style-name="ce4" table:formula="of:=CEILING([.G138];[.K138])" office:value-type="float" office:value="0">
            <text:p>0</text:p>
          </table:table-cell>
          <table:table-cell table:style-name="ce29" table:formula="of:=IF([.L138]*[.J138] &gt; 0; [.L138]*[.J138]; &quot;&quot;)">
            <text:p/>
          </table:table-cell>
          <table:table-cell table:style-name="ce16" table:formula="of:=[source.I145]" office:value-type="float" office:value="0">
            <text:p/>
          </table:table-cell>
          <table:table-cell table:style-name="ce22" table:formula="of:=[source.J145]" office:value-type="float" office:value="0">
            <text:p>0.000</text:p>
          </table:table-cell>
          <table:table-cell table:style-name="ce4" table:formula="of:=[source.K145]" office:value-type="float" office:value="0">
            <text:p>0</text:p>
          </table:table-cell>
          <table:table-cell table:style-name="ce4" table:formula="of:=CEILING([.$G138];[.P138])" office:value-type="float" office:value="0">
            <text:p>0</text:p>
          </table:table-cell>
          <table:table-cell table:style-name="ce29" table:formula="of:=IF([.Q138]*[.O138] &gt; 0; [.Q138]*[.O138]; &quot;&quot;)">
            <text:p/>
          </table:table-cell>
          <table:table-cell table:style-name="ce16" table:formula="of:=[source.L145]" office:value-type="float" office:value="0">
            <text:p/>
          </table:table-cell>
          <table:table-cell table:style-name="ce22" table:formula="of:=[source.M145]" office:value-type="float" office:value="0">
            <text:p>0.000</text:p>
          </table:table-cell>
          <table:table-cell table:style-name="ce4" table:formula="of:=[source.N145]" office:value-type="float" office:value="0">
            <text:p>0</text:p>
          </table:table-cell>
          <table:table-cell table:style-name="ce4" table:formula="of:=CEILING([.$G138];[.U138])" office:value-type="float" office:value="0">
            <text:p>0</text:p>
          </table:table-cell>
          <table:table-cell table:style-name="ce29" table:formula="of:=IF([.V138]*[.T138] &gt; 0; [.V138]*[.T138]; &quot;&quot;)">
            <text:p/>
          </table:table-cell>
          <table:table-cell table:style-name="ce4" table:formula="of:=IF([.$A138] &lt;&gt; &quot;&quot;; IF(MIN([.$M138];[.$R138];[.$W138]) = [.$M138]; [.$I$1]; IF(MIN([.$M138];[.$R138];[.$W138]) = [.$R138]; [.$N$1]; IF(ISNUMBER([.$W138]); [.$S$1]; &quot;NO PRICING&quot;))); &quot;&quot;)" office:value-type="string" office:string-value="NO PRICING">
            <text:p>NO PRICING</text:p>
          </table:table-cell>
          <table:table-cell table:style-name="ce34" table:formula="of:=IF([.$A138] &lt;&gt; &quot;&quot;; IF(MIN([.$M138];[.$R138];[.$W138]) = [.$M138]; [.$I138]; IF(MIN([.$M138];[.$R138];[.$W138]) = [.$R138]; [.$N138]; IF(ISNUMBER([.$W138]); [.$S138]; &quot;NO PRICING&quot;))); &quot;&quot;)" office:value-type="string" office:string-value="NO PRICING">
            <text:p>NO PRICING</text:p>
          </table:table-cell>
          <table:table-cell table:style-name="ce4" table:formula="of:=IF([.$A138] &lt;&gt; &quot;&quot;; IF(MIN([.$M138];[.$R138];[.$W138]) = [.$M138]; [.$L138]; IF(MIN([.$M138];[.$R138];[.$W138]) = [.$R138]; [.$Q138]; IF(ISNUMBER([.$W138]); [.$V138]; &quot;NO PRICING&quot;))); &quot;&quot;)" office:value-type="string" office:string-value="NO PRICING">
            <text:p>NO PRICING</text:p>
          </table:table-cell>
          <table:table-cell table:style-name="ce29" table:formula="of:=IF([.$A138] &lt;&gt; &quot;&quot;; IF(MIN([.$M138];[.$R138];[.$W138]) = [.$M138]; [.$M138]; IF(MIN([.$M138];[.$R138];[.$W138]) = [.$R138]; [.$R138]; IF(ISNUMBER([.$W138]); [.$W138]; &quot;NO PRICING&quot;))); &quot;&quot;)" office:value-type="string" office:string-value="NO PRICING">
            <text:p>NO PRICING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146])" office:value-type="string" office:string-value="ATMEGA168">
            <text:p>ATMEGA168</text:p>
          </table:table-cell>
          <table:table-cell table:style-name="ce4" table:formula="of:=T([source.C146])" office:value-type="string" office:string-value="MEGA8-P">
            <text:p>MEGA8-P</text:p>
          </table:table-cell>
          <table:table-cell table:style-name="ce4" table:formula="of:=T([source.D146])">
            <text:p/>
          </table:table-cell>
          <table:table-cell table:style-name="ce14" table:formula="of:=T([source.E146])">
            <text:p/>
          </table:table-cell>
          <table:table-cell table:style-name="ce4" table:formula="of:=[source.A146]" office:value-type="float" office:value="1">
            <text:p>1</text:p>
          </table:table-cell>
          <table:table-cell table:style-name="ce4" table:formula="of:=ROUND([.E139]* (1 + extra))" office:value-type="float" office:value="1">
            <text:p>1</text:p>
          </table:table-cell>
          <table:table-cell table:style-name="ce4" table:formula="of:=MAX([.F139];[.E139]+1)" office:value-type="float" office:value="2">
            <text:p>2</text:p>
          </table:table-cell>
          <table:table-cell table:style-name="ce4"/>
          <table:table-cell table:style-name="ce16" table:formula="of:=[source.F146]" office:value-type="float" office:value="0">
            <text:p/>
          </table:table-cell>
          <table:table-cell table:style-name="ce22" table:formula="of:=[source.G146]" office:value-type="float" office:value="0">
            <text:p>0.000</text:p>
          </table:table-cell>
          <table:table-cell table:style-name="ce4" table:formula="of:=[source.H146]" office:value-type="float" office:value="0">
            <text:p>0</text:p>
          </table:table-cell>
          <table:table-cell table:style-name="ce4" table:formula="of:=CEILING([.G139];[.K139])" office:value-type="float" office:value="0">
            <text:p>0</text:p>
          </table:table-cell>
          <table:table-cell table:style-name="ce29" table:formula="of:=IF([.L139]*[.J139] &gt; 0; [.L139]*[.J139]; &quot;&quot;)">
            <text:p/>
          </table:table-cell>
          <table:table-cell table:style-name="ce16" table:formula="of:=[source.I146]" office:value-type="float" office:value="0">
            <text:p/>
          </table:table-cell>
          <table:table-cell table:style-name="ce22" table:formula="of:=[source.J146]" office:value-type="float" office:value="0">
            <text:p>0.000</text:p>
          </table:table-cell>
          <table:table-cell table:style-name="ce4" table:formula="of:=[source.K146]" office:value-type="float" office:value="0">
            <text:p>0</text:p>
          </table:table-cell>
          <table:table-cell table:style-name="ce4" table:formula="of:=CEILING([.$G139];[.P139])" office:value-type="float" office:value="0">
            <text:p>0</text:p>
          </table:table-cell>
          <table:table-cell table:style-name="ce29" table:formula="of:=IF([.Q139]*[.O139] &gt; 0; [.Q139]*[.O139]; &quot;&quot;)">
            <text:p/>
          </table:table-cell>
          <table:table-cell table:style-name="ce16" table:formula="of:=[source.L146]" office:value-type="float" office:value="0">
            <text:p/>
          </table:table-cell>
          <table:table-cell table:style-name="ce22" table:formula="of:=[source.M146]" office:value-type="float" office:value="0">
            <text:p>0.000</text:p>
          </table:table-cell>
          <table:table-cell table:style-name="ce4" table:formula="of:=[source.N146]" office:value-type="float" office:value="0">
            <text:p>0</text:p>
          </table:table-cell>
          <table:table-cell table:style-name="ce4" table:formula="of:=CEILING([.$G139];[.U139])" office:value-type="float" office:value="0">
            <text:p>0</text:p>
          </table:table-cell>
          <table:table-cell table:style-name="ce29" table:formula="of:=IF([.V139]*[.T139] &gt; 0; [.V139]*[.T139]; &quot;&quot;)">
            <text:p/>
          </table:table-cell>
          <table:table-cell table:style-name="ce4" table:formula="of:=IF([.$A139] &lt;&gt; &quot;&quot;; IF(MIN([.$M139];[.$R139];[.$W139]) = [.$M139]; [.$I$1]; IF(MIN([.$M139];[.$R139];[.$W139]) = [.$R139]; [.$N$1]; IF(ISNUMBER([.$W139]); [.$S$1]; &quot;NO PRICING&quot;))); &quot;&quot;)" office:value-type="string" office:string-value="NO PRICING">
            <text:p>NO PRICING</text:p>
          </table:table-cell>
          <table:table-cell table:style-name="ce34" table:formula="of:=IF([.$A139] &lt;&gt; &quot;&quot;; IF(MIN([.$M139];[.$R139];[.$W139]) = [.$M139]; [.$I139]; IF(MIN([.$M139];[.$R139];[.$W139]) = [.$R139]; [.$N139]; IF(ISNUMBER([.$W139]); [.$S139]; &quot;NO PRICING&quot;))); &quot;&quot;)" office:value-type="string" office:string-value="NO PRICING">
            <text:p>NO PRICING</text:p>
          </table:table-cell>
          <table:table-cell table:style-name="ce4" table:formula="of:=IF([.$A139] &lt;&gt; &quot;&quot;; IF(MIN([.$M139];[.$R139];[.$W139]) = [.$M139]; [.$L139]; IF(MIN([.$M139];[.$R139];[.$W139]) = [.$R139]; [.$Q139]; IF(ISNUMBER([.$W139]); [.$V139]; &quot;NO PRICING&quot;))); &quot;&quot;)" office:value-type="string" office:string-value="NO PRICING">
            <text:p>NO PRICING</text:p>
          </table:table-cell>
          <table:table-cell table:style-name="ce29" table:formula="of:=IF([.$A139] &lt;&gt; &quot;&quot;; IF(MIN([.$M139];[.$R139];[.$W139]) = [.$M139]; [.$M139]; IF(MIN([.$M139];[.$R139];[.$W139]) = [.$R139]; [.$R139]; IF(ISNUMBER([.$W139]); [.$W139]; &quot;NO PRICING&quot;))); &quot;&quot;)" office:value-type="string" office:string-value="NO PRICING">
            <text:p>NO PRICING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144])" office:value-type="string" office:string-value="680Ω, ¼W Resistor">
            <text:p>680Ω, ¼W Resistor</text:p>
          </table:table-cell>
          <table:table-cell table:style-name="ce4" table:formula="of:=T([source.C144])" office:value-type="string" office:string-value="R-EU_0204/7">
            <text:p>R-EU_0204/7</text:p>
          </table:table-cell>
          <table:table-cell table:style-name="ce4" table:formula="of:=T([source.D144])" office:value-type="string" office:string-value="680Ω, ¼W Resistor">
            <text:p>680Ω, ¼W Resistor</text:p>
          </table:table-cell>
          <table:table-cell table:style-name="ce14" table:formula="of:=T([source.E144])">
            <text:p/>
          </table:table-cell>
          <table:table-cell table:style-name="ce4" table:formula="of:=[source.A144]" office:value-type="float" office:value="1">
            <text:p>1</text:p>
          </table:table-cell>
          <table:table-cell table:style-name="ce4" table:formula="of:=ROUND([.E140]* (1 + extra))" office:value-type="float" office:value="1">
            <text:p>1</text:p>
          </table:table-cell>
          <table:table-cell table:style-name="ce4" table:formula="of:=MAX([.F140];[.E140]+1)" office:value-type="float" office:value="2">
            <text:p>2</text:p>
          </table:table-cell>
          <table:table-cell table:style-name="ce4"/>
          <table:table-cell table:style-name="ce16" table:formula="of:=[source.F144]" office:value-type="float" office:value="9339655">
            <text:p>9339655</text:p>
          </table:table-cell>
          <table:table-cell table:style-name="ce22" table:formula="of:=[source.G144]" office:value-type="float" office:value="0.011">
            <text:p>0.011</text:p>
          </table:table-cell>
          <table:table-cell table:style-name="ce4" table:formula="of:=[source.H144]" office:value-type="float" office:value="50">
            <text:p>50</text:p>
          </table:table-cell>
          <table:table-cell table:style-name="ce4" table:formula="of:=CEILING([.G140];[.K140])" office:value-type="float" office:value="50">
            <text:p>50</text:p>
          </table:table-cell>
          <table:table-cell table:style-name="ce29" table:formula="of:=IF([.L140]*[.J140] &gt; 0; [.L140]*[.J140]; &quot;&quot;)" office:value-type="float" office:value="0.55">
            <text:p>0.55</text:p>
          </table:table-cell>
          <table:table-cell table:style-name="ce16" table:formula="of:=[source.I144]" office:value-type="float" office:value="0">
            <text:p/>
          </table:table-cell>
          <table:table-cell table:style-name="ce22" table:formula="of:=[source.J144]" office:value-type="float" office:value="0">
            <text:p>0.000</text:p>
          </table:table-cell>
          <table:table-cell table:style-name="ce4" table:formula="of:=[source.K144]" office:value-type="float" office:value="0">
            <text:p>0</text:p>
          </table:table-cell>
          <table:table-cell table:style-name="ce4" table:formula="of:=CEILING([.$G140];[.P140])" office:value-type="float" office:value="0">
            <text:p>0</text:p>
          </table:table-cell>
          <table:table-cell table:style-name="ce29" table:formula="of:=IF([.Q140]*[.O140] &gt; 0; [.Q140]*[.O140]; &quot;&quot;)">
            <text:p/>
          </table:table-cell>
          <table:table-cell table:style-name="ce16" table:formula="of:=[source.L144]" office:value-type="float" office:value="0">
            <text:p/>
          </table:table-cell>
          <table:table-cell table:style-name="ce22" table:formula="of:=[source.M144]" office:value-type="float" office:value="0">
            <text:p>0.000</text:p>
          </table:table-cell>
          <table:table-cell table:style-name="ce4" table:formula="of:=[source.N144]" office:value-type="float" office:value="0">
            <text:p>0</text:p>
          </table:table-cell>
          <table:table-cell table:style-name="ce4" table:formula="of:=CEILING([.$G140];[.U140])" office:value-type="float" office:value="0">
            <text:p>0</text:p>
          </table:table-cell>
          <table:table-cell table:style-name="ce29" table:formula="of:=IF([.V140]*[.T140] &gt; 0; [.V140]*[.T140]; &quot;&quot;)">
            <text:p/>
          </table:table-cell>
          <table:table-cell table:style-name="ce4" table:formula="of:=IF([.$A140] &lt;&gt; &quot;&quot;; IF(MIN([.$M140];[.$R140];[.$W140]) = [.$M140]; [.$I$1]; IF(MIN([.$M140];[.$R140];[.$W140]) = [.$R140]; [.$N$1]; IF(ISNUMBER([.$W140]); [.$S$1]; &quot;NO PRICING&quot;))); &quot;&quot;)" office:value-type="string" office:string-value="Farnell">
            <text:p>Farnell</text:p>
          </table:table-cell>
          <table:table-cell table:style-name="ce34" table:formula="of:=IF([.$A140] &lt;&gt; &quot;&quot;; IF(MIN([.$M140];[.$R140];[.$W140]) = [.$M140]; [.$I140]; IF(MIN([.$M140];[.$R140];[.$W140]) = [.$R140]; [.$N140]; IF(ISNUMBER([.$W140]); [.$S140]; &quot;NO PRICING&quot;))); &quot;&quot;)" office:value-type="float" office:value="9339655">
            <text:p>9339655</text:p>
          </table:table-cell>
          <table:table-cell table:style-name="ce4" table:formula="of:=IF([.$A140] &lt;&gt; &quot;&quot;; IF(MIN([.$M140];[.$R140];[.$W140]) = [.$M140]; [.$L140]; IF(MIN([.$M140];[.$R140];[.$W140]) = [.$R140]; [.$Q140]; IF(ISNUMBER([.$W140]); [.$V140]; &quot;NO PRICING&quot;))); &quot;&quot;)" office:value-type="float" office:value="50">
            <text:p>50</text:p>
          </table:table-cell>
          <table:table-cell table:style-name="ce29" table:formula="of:=IF([.$A140] &lt;&gt; &quot;&quot;; IF(MIN([.$M140];[.$R140];[.$W140]) = [.$M140]; [.$M140]; IF(MIN([.$M140];[.$R140];[.$W140]) = [.$R140]; [.$R140]; IF(ISNUMBER([.$W140]); [.$W140]; &quot;NO PRICING&quot;))); &quot;&quot;)" office:value-type="float" office:value="0.55">
            <text:p>0.55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120])" office:value-type="string" office:string-value="4.7kΩ linear potentiometer">
            <text:p>4.7kΩ linear potentiometer</text:p>
          </table:table-cell>
          <table:table-cell table:style-name="ce4" table:formula="of:=T([source.C120])" office:value-type="string" office:string-value="TRIM_EU-CT6">
            <text:p>TRIM_EU-CT6</text:p>
          </table:table-cell>
          <table:table-cell table:style-name="ce4" table:formula="of:=T([source.D120])" office:value-type="string" office:string-value="4.7kΩ linear potentiometer">
            <text:p>4.7kΩ linear potentiometer</text:p>
          </table:table-cell>
          <table:table-cell table:style-name="ce14" table:formula="of:=T([source.E120])">
            <text:p/>
          </table:table-cell>
          <table:table-cell table:style-name="ce4" table:formula="of:=[source.A120]" office:value-type="float" office:value="1">
            <text:p>1</text:p>
          </table:table-cell>
          <table:table-cell table:style-name="ce4" table:formula="of:=ROUND([.E141]* (1 + extra))" office:value-type="float" office:value="1">
            <text:p>1</text:p>
          </table:table-cell>
          <table:table-cell table:style-name="ce4" table:formula="of:=MAX([.F141];[.E141]+1)" office:value-type="float" office:value="2">
            <text:p>2</text:p>
          </table:table-cell>
          <table:table-cell table:style-name="ce4"/>
          <table:table-cell table:style-name="ce16" table:formula="of:=[source.F120]" office:value-type="float" office:value="1227523">
            <text:p>1227523</text:p>
          </table:table-cell>
          <table:table-cell table:style-name="ce22" table:formula="of:=[source.G120]" office:value-type="float" office:value="0.23">
            <text:p>0.230</text:p>
          </table:table-cell>
          <table:table-cell table:style-name="ce4" table:formula="of:=[source.H120]" office:value-type="float" office:value="1">
            <text:p>1</text:p>
          </table:table-cell>
          <table:table-cell table:style-name="ce4" table:formula="of:=CEILING([.G141];[.K141])" office:value-type="float" office:value="2">
            <text:p>2</text:p>
          </table:table-cell>
          <table:table-cell table:style-name="ce29" table:formula="of:=IF([.L141]*[.J141] &gt; 0; [.L141]*[.J141]; &quot;&quot;)" office:value-type="float" office:value="0.46">
            <text:p>0.46</text:p>
          </table:table-cell>
          <table:table-cell table:style-name="ce16" table:formula="of:=[source.I120]" office:value-type="float" office:value="0">
            <text:p/>
          </table:table-cell>
          <table:table-cell table:style-name="ce22" table:formula="of:=[source.J120]" office:value-type="float" office:value="0">
            <text:p>0.000</text:p>
          </table:table-cell>
          <table:table-cell table:style-name="ce4" table:formula="of:=[source.K120]" office:value-type="float" office:value="0">
            <text:p>0</text:p>
          </table:table-cell>
          <table:table-cell table:style-name="ce4" table:formula="of:=CEILING([.$G141];[.P141])" office:value-type="float" office:value="0">
            <text:p>0</text:p>
          </table:table-cell>
          <table:table-cell table:style-name="ce29" table:formula="of:=IF([.Q141]*[.O141] &gt; 0; [.Q141]*[.O141]; &quot;&quot;)">
            <text:p/>
          </table:table-cell>
          <table:table-cell table:style-name="ce16" table:formula="of:=[source.L120]" office:value-type="float" office:value="0">
            <text:p/>
          </table:table-cell>
          <table:table-cell table:style-name="ce22" table:formula="of:=[source.M120]" office:value-type="float" office:value="0">
            <text:p>0.000</text:p>
          </table:table-cell>
          <table:table-cell table:style-name="ce4" table:formula="of:=[source.N120]" office:value-type="float" office:value="0">
            <text:p>0</text:p>
          </table:table-cell>
          <table:table-cell table:style-name="ce4" table:formula="of:=CEILING([.$G141];[.U141])" office:value-type="float" office:value="0">
            <text:p>0</text:p>
          </table:table-cell>
          <table:table-cell table:style-name="ce29" table:formula="of:=IF([.V141]*[.T141] &gt; 0; [.V141]*[.T141]; &quot;&quot;)">
            <text:p/>
          </table:table-cell>
          <table:table-cell table:style-name="ce4" table:formula="of:=IF([.$A141] &lt;&gt; &quot;&quot;; IF(MIN([.$M141];[.$R141];[.$W141]) = [.$M141]; [.$I$1]; IF(MIN([.$M141];[.$R141];[.$W141]) = [.$R141]; [.$N$1]; IF(ISNUMBER([.$W141]); [.$S$1]; &quot;NO PRICING&quot;))); &quot;&quot;)" office:value-type="string" office:string-value="Farnell">
            <text:p>Farnell</text:p>
          </table:table-cell>
          <table:table-cell table:style-name="ce34" table:formula="of:=IF([.$A141] &lt;&gt; &quot;&quot;; IF(MIN([.$M141];[.$R141];[.$W141]) = [.$M141]; [.$I141]; IF(MIN([.$M141];[.$R141];[.$W141]) = [.$R141]; [.$N141]; IF(ISNUMBER([.$W141]); [.$S141]; &quot;NO PRICING&quot;))); &quot;&quot;)" office:value-type="float" office:value="1227523">
            <text:p>1227523</text:p>
          </table:table-cell>
          <table:table-cell table:style-name="ce4" table:formula="of:=IF([.$A141] &lt;&gt; &quot;&quot;; IF(MIN([.$M141];[.$R141];[.$W141]) = [.$M141]; [.$L141]; IF(MIN([.$M141];[.$R141];[.$W141]) = [.$R141]; [.$Q141]; IF(ISNUMBER([.$W141]); [.$V141]; &quot;NO PRICING&quot;))); &quot;&quot;)" office:value-type="float" office:value="2">
            <text:p>2</text:p>
          </table:table-cell>
          <table:table-cell table:style-name="ce29" table:formula="of:=IF([.$A141] &lt;&gt; &quot;&quot;; IF(MIN([.$M141];[.$R141];[.$W141]) = [.$M141]; [.$M141]; IF(MIN([.$M141];[.$R141];[.$W141]) = [.$R141]; [.$R141]; IF(ISNUMBER([.$W141]); [.$W141]; &quot;NO PRICING&quot;))); &quot;&quot;)" office:value-type="float" office:value="0.46">
            <text:p>0.46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131])" office:value-type="string" office:string-value="74HC86N">
            <text:p>74HC86N</text:p>
          </table:table-cell>
          <table:table-cell table:style-name="ce4" table:formula="of:=T([source.C131])" office:value-type="string" office:string-value="74HC86N">
            <text:p>74HC86N</text:p>
          </table:table-cell>
          <table:table-cell table:style-name="ce4" table:formula="of:=T([source.D131])">
            <text:p/>
          </table:table-cell>
          <table:table-cell table:style-name="ce14" table:formula="of:=T([source.E131])">
            <text:p/>
          </table:table-cell>
          <table:table-cell table:style-name="ce4" table:formula="of:=[source.A131]" office:value-type="float" office:value="1">
            <text:p>1</text:p>
          </table:table-cell>
          <table:table-cell table:style-name="ce4" table:formula="of:=ROUND([.E142]* (1 + extra))" office:value-type="float" office:value="1">
            <text:p>1</text:p>
          </table:table-cell>
          <table:table-cell table:style-name="ce4" table:formula="of:=MAX([.F142];[.E142]+1)" office:value-type="float" office:value="2">
            <text:p>2</text:p>
          </table:table-cell>
          <table:table-cell table:style-name="ce4"/>
          <table:table-cell table:style-name="ce16" table:formula="of:=[source.F131]" office:value-type="float" office:value="0">
            <text:p/>
          </table:table-cell>
          <table:table-cell table:style-name="ce22" table:formula="of:=[source.G131]" office:value-type="float" office:value="0">
            <text:p>0.000</text:p>
          </table:table-cell>
          <table:table-cell table:style-name="ce4" table:formula="of:=[source.H131]" office:value-type="float" office:value="0">
            <text:p>0</text:p>
          </table:table-cell>
          <table:table-cell table:style-name="ce4" table:formula="of:=CEILING([.G142];[.K142])" office:value-type="float" office:value="0">
            <text:p>0</text:p>
          </table:table-cell>
          <table:table-cell table:style-name="ce29" table:formula="of:=IF([.L142]*[.J142] &gt; 0; [.L142]*[.J142]; &quot;&quot;)">
            <text:p/>
          </table:table-cell>
          <table:table-cell table:style-name="ce16" table:formula="of:=[source.I131]" office:value-type="float" office:value="1075957">
            <text:p>1075957</text:p>
          </table:table-cell>
          <table:table-cell table:style-name="ce22" table:formula="of:=[source.J131]" office:value-type="float" office:value="0.169">
            <text:p>0.169</text:p>
          </table:table-cell>
          <table:table-cell table:style-name="ce4" table:formula="of:=[source.K131]" office:value-type="float" office:value="1">
            <text:p>1</text:p>
          </table:table-cell>
          <table:table-cell table:style-name="ce4" table:formula="of:=CEILING([.$G142];[.P142])" office:value-type="float" office:value="2">
            <text:p>2</text:p>
          </table:table-cell>
          <table:table-cell table:style-name="ce29" table:formula="of:=IF([.Q142]*[.O142] &gt; 0; [.Q142]*[.O142]; &quot;&quot;)" office:value-type="float" office:value="0.338">
            <text:p>0.34</text:p>
          </table:table-cell>
          <table:table-cell table:style-name="ce16" table:formula="of:=[source.L131]" office:value-type="string" office:string-value="169-7380">
            <text:p>169-7380</text:p>
          </table:table-cell>
          <table:table-cell table:style-name="ce22" table:formula="of:=[source.M131]" office:value-type="float" office:value="0.26">
            <text:p>0.260</text:p>
          </table:table-cell>
          <table:table-cell table:style-name="ce4" table:formula="of:=[source.N131]" office:value-type="float" office:value="1">
            <text:p>1</text:p>
          </table:table-cell>
          <table:table-cell table:style-name="ce4" table:formula="of:=CEILING([.$G142];[.U142])" office:value-type="float" office:value="2">
            <text:p>2</text:p>
          </table:table-cell>
          <table:table-cell table:style-name="ce29" table:formula="of:=IF([.V142]*[.T142] &gt; 0; [.V142]*[.T142]; &quot;&quot;)" office:value-type="float" office:value="0.52">
            <text:p>0.52</text:p>
          </table:table-cell>
          <table:table-cell table:style-name="ce4" table:formula="of:=IF([.$A142] &lt;&gt; &quot;&quot;; IF(MIN([.$M142];[.$R142];[.$W142]) = [.$M142]; [.$I$1]; IF(MIN([.$M142];[.$R142];[.$W142]) = [.$R142]; [.$N$1]; IF(ISNUMBER([.$W142]); [.$S$1]; &quot;NO PRICING&quot;))); &quot;&quot;)" office:value-type="string" office:string-value="Farnell US">
            <text:p>Farnell US</text:p>
          </table:table-cell>
          <table:table-cell table:style-name="ce34" table:formula="of:=IF([.$A142] &lt;&gt; &quot;&quot;; IF(MIN([.$M142];[.$R142];[.$W142]) = [.$M142]; [.$I142]; IF(MIN([.$M142];[.$R142];[.$W142]) = [.$R142]; [.$N142]; IF(ISNUMBER([.$W142]); [.$S142]; &quot;NO PRICING&quot;))); &quot;&quot;)" office:value-type="float" office:value="1075957">
            <text:p>1075957</text:p>
          </table:table-cell>
          <table:table-cell table:style-name="ce4" table:formula="of:=IF([.$A142] &lt;&gt; &quot;&quot;; IF(MIN([.$M142];[.$R142];[.$W142]) = [.$M142]; [.$L142]; IF(MIN([.$M142];[.$R142];[.$W142]) = [.$R142]; [.$Q142]; IF(ISNUMBER([.$W142]); [.$V142]; &quot;NO PRICING&quot;))); &quot;&quot;)" office:value-type="float" office:value="2">
            <text:p>2</text:p>
          </table:table-cell>
          <table:table-cell table:style-name="ce29" table:formula="of:=IF([.$A142] &lt;&gt; &quot;&quot;; IF(MIN([.$M142];[.$R142];[.$W142]) = [.$M142]; [.$M142]; IF(MIN([.$M142];[.$R142];[.$W142]) = [.$R142]; [.$R142]; IF(ISNUMBER([.$W142]); [.$W142]; &quot;NO PRICING&quot;))); &quot;&quot;)" office:value-type="float" office:value="0.338">
            <text:p>0.34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112])" office:value-type="string" office:string-value="100nF electrolytic capacitor">
            <text:p>100nF electrolytic capacitor</text:p>
          </table:table-cell>
          <table:table-cell table:style-name="ce4" table:formula="of:=T([source.C112])" office:value-type="string" office:string-value="CPOL-EUE2.5-5">
            <text:p>CPOL-EUE2.5-5</text:p>
          </table:table-cell>
          <table:table-cell table:style-name="ce4" table:formula="of:=T([source.D112])" office:value-type="string" office:string-value="100nF electrolytic capacitor">
            <text:p>100nF electrolytic capacitor</text:p>
          </table:table-cell>
          <table:table-cell table:style-name="ce14" table:formula="of:=T([source.E112])">
            <text:p/>
          </table:table-cell>
          <table:table-cell table:style-name="ce4" table:formula="of:=[source.A112]" office:value-type="float" office:value="1">
            <text:p>1</text:p>
          </table:table-cell>
          <table:table-cell table:style-name="ce4" table:formula="of:=ROUND([.E143]* (1 + extra))" office:value-type="float" office:value="1">
            <text:p>1</text:p>
          </table:table-cell>
          <table:table-cell table:style-name="ce4" table:formula="of:=MAX([.F143];[.E143]+1)" office:value-type="float" office:value="2">
            <text:p>2</text:p>
          </table:table-cell>
          <table:table-cell table:style-name="ce4"/>
          <table:table-cell table:style-name="ce16" table:formula="of:=[source.F112]" office:value-type="float" office:value="1902938">
            <text:p>1902938</text:p>
          </table:table-cell>
          <table:table-cell table:style-name="ce22" table:formula="of:=[source.G112]" office:value-type="float" office:value="0.033">
            <text:p>0.033</text:p>
          </table:table-cell>
          <table:table-cell table:style-name="ce4" table:formula="of:=[source.H112]" office:value-type="float" office:value="10">
            <text:p>10</text:p>
          </table:table-cell>
          <table:table-cell table:style-name="ce4" table:formula="of:=CEILING([.G143];[.K143])" office:value-type="float" office:value="10">
            <text:p>10</text:p>
          </table:table-cell>
          <table:table-cell table:style-name="ce29" table:formula="of:=IF([.L143]*[.J143] &gt; 0; [.L143]*[.J143]; &quot;&quot;)" office:value-type="float" office:value="0.33">
            <text:p>0.33</text:p>
          </table:table-cell>
          <table:table-cell table:style-name="ce16" table:formula="of:=[source.I112]" office:value-type="float" office:value="0">
            <text:p/>
          </table:table-cell>
          <table:table-cell table:style-name="ce22" table:formula="of:=[source.J112]" office:value-type="float" office:value="0">
            <text:p>0.000</text:p>
          </table:table-cell>
          <table:table-cell table:style-name="ce4" table:formula="of:=[source.K112]" office:value-type="float" office:value="0">
            <text:p>0</text:p>
          </table:table-cell>
          <table:table-cell table:style-name="ce4" table:formula="of:=CEILING([.$G143];[.P143])" office:value-type="float" office:value="0">
            <text:p>0</text:p>
          </table:table-cell>
          <table:table-cell table:style-name="ce29" table:formula="of:=IF([.Q143]*[.O143] &gt; 0; [.Q143]*[.O143]; &quot;&quot;)">
            <text:p/>
          </table:table-cell>
          <table:table-cell table:style-name="ce16" table:formula="of:=[source.L112]" office:value-type="float" office:value="0">
            <text:p/>
          </table:table-cell>
          <table:table-cell table:style-name="ce22" table:formula="of:=[source.M112]" office:value-type="float" office:value="0">
            <text:p>0.000</text:p>
          </table:table-cell>
          <table:table-cell table:style-name="ce4" table:formula="of:=[source.N112]" office:value-type="float" office:value="0">
            <text:p>0</text:p>
          </table:table-cell>
          <table:table-cell table:style-name="ce4" table:formula="of:=CEILING([.$G143];[.U143])" office:value-type="float" office:value="0">
            <text:p>0</text:p>
          </table:table-cell>
          <table:table-cell table:style-name="ce29" table:formula="of:=IF([.V143]*[.T143] &gt; 0; [.V143]*[.T143]; &quot;&quot;)">
            <text:p/>
          </table:table-cell>
          <table:table-cell table:style-name="ce4" table:formula="of:=IF([.$A143] &lt;&gt; &quot;&quot;; IF(MIN([.$M143];[.$R143];[.$W143]) = [.$M143]; [.$I$1]; IF(MIN([.$M143];[.$R143];[.$W143]) = [.$R143]; [.$N$1]; IF(ISNUMBER([.$W143]); [.$S$1]; &quot;NO PRICING&quot;))); &quot;&quot;)" office:value-type="string" office:string-value="Farnell">
            <text:p>Farnell</text:p>
          </table:table-cell>
          <table:table-cell table:style-name="ce34" table:formula="of:=IF([.$A143] &lt;&gt; &quot;&quot;; IF(MIN([.$M143];[.$R143];[.$W143]) = [.$M143]; [.$I143]; IF(MIN([.$M143];[.$R143];[.$W143]) = [.$R143]; [.$N143]; IF(ISNUMBER([.$W143]); [.$S143]; &quot;NO PRICING&quot;))); &quot;&quot;)" office:value-type="float" office:value="1902938">
            <text:p>1902938</text:p>
          </table:table-cell>
          <table:table-cell table:style-name="ce4" table:formula="of:=IF([.$A143] &lt;&gt; &quot;&quot;; IF(MIN([.$M143];[.$R143];[.$W143]) = [.$M143]; [.$L143]; IF(MIN([.$M143];[.$R143];[.$W143]) = [.$R143]; [.$Q143]; IF(ISNUMBER([.$W143]); [.$V143]; &quot;NO PRICING&quot;))); &quot;&quot;)" office:value-type="float" office:value="10">
            <text:p>10</text:p>
          </table:table-cell>
          <table:table-cell table:style-name="ce29" table:formula="of:=IF([.$A143] &lt;&gt; &quot;&quot;; IF(MIN([.$M143];[.$R143];[.$W143]) = [.$M143]; [.$M143]; IF(MIN([.$M143];[.$R143];[.$W143]) = [.$R143]; [.$R143]; IF(ISNUMBER([.$W143]); [.$W143]; &quot;NO PRICING&quot;))); &quot;&quot;)" office:value-type="float" office:value="0.33">
            <text:p>0.33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117])" office:value-type="string" office:string-value="4 MHz crystal">
            <text:p>4 MHz crystal</text:p>
          </table:table-cell>
          <table:table-cell table:style-name="ce4" table:formula="of:=T([source.C117])" office:value-type="string" office:string-value="XTAL/S">
            <text:p>XTAL/S</text:p>
          </table:table-cell>
          <table:table-cell table:style-name="ce4" table:formula="of:=T([source.D117])" office:value-type="string" office:string-value="4 MHz crystal">
            <text:p>4 MHz crystal</text:p>
          </table:table-cell>
          <table:table-cell table:style-name="ce14" table:formula="of:=T([source.E117])" office:value-type="string" office:string-value="18pF">
            <text:p>18pF</text:p>
          </table:table-cell>
          <table:table-cell table:style-name="ce4" table:formula="of:=[source.A117]" office:value-type="float" office:value="1">
            <text:p>1</text:p>
          </table:table-cell>
          <table:table-cell table:style-name="ce4" table:formula="of:=ROUND([.E144]* (1 + extra))" office:value-type="float" office:value="1">
            <text:p>1</text:p>
          </table:table-cell>
          <table:table-cell table:style-name="ce4" table:formula="of:=MAX([.F144];[.E144]+1)" office:value-type="float" office:value="2">
            <text:p>2</text:p>
          </table:table-cell>
          <table:table-cell table:style-name="ce4"/>
          <table:table-cell table:style-name="ce16" table:formula="of:=[source.F117]" office:value-type="float" office:value="1611758">
            <text:p>1611758</text:p>
          </table:table-cell>
          <table:table-cell table:style-name="ce22" table:formula="of:=[source.G117]" office:value-type="float" office:value="0.148">
            <text:p>0.148</text:p>
          </table:table-cell>
          <table:table-cell table:style-name="ce4" table:formula="of:=[source.H117]" office:value-type="float" office:value="1">
            <text:p>1</text:p>
          </table:table-cell>
          <table:table-cell table:style-name="ce4" table:formula="of:=CEILING([.G144];[.K144])" office:value-type="float" office:value="2">
            <text:p>2</text:p>
          </table:table-cell>
          <table:table-cell table:style-name="ce29" table:formula="of:=IF([.L144]*[.J144] &gt; 0; [.L144]*[.J144]; &quot;&quot;)" office:value-type="float" office:value="0.296">
            <text:p>0.30</text:p>
          </table:table-cell>
          <table:table-cell table:style-name="ce16" table:formula="of:=[source.I117]" office:value-type="float" office:value="1701127">
            <text:p>1701127</text:p>
          </table:table-cell>
          <table:table-cell table:style-name="ce22" table:formula="of:=[source.J117]" office:value-type="float" office:value="0.129">
            <text:p>0.129</text:p>
          </table:table-cell>
          <table:table-cell table:style-name="ce4" table:formula="of:=[source.K117]" office:value-type="float" office:value="1">
            <text:p>1</text:p>
          </table:table-cell>
          <table:table-cell table:style-name="ce4" table:formula="of:=CEILING([.$G144];[.P144])" office:value-type="float" office:value="2">
            <text:p>2</text:p>
          </table:table-cell>
          <table:table-cell table:style-name="ce29" table:formula="of:=IF([.Q144]*[.O144] &gt; 0; [.Q144]*[.O144]; &quot;&quot;)" office:value-type="float" office:value="0.258">
            <text:p>0.26</text:p>
          </table:table-cell>
          <table:table-cell table:style-name="ce16" table:formula="of:=[source.L117]" office:value-type="float" office:value="0">
            <text:p/>
          </table:table-cell>
          <table:table-cell table:style-name="ce22" table:formula="of:=[source.M117]" office:value-type="float" office:value="0">
            <text:p>0.000</text:p>
          </table:table-cell>
          <table:table-cell table:style-name="ce4" table:formula="of:=[source.N117]" office:value-type="float" office:value="0">
            <text:p>0</text:p>
          </table:table-cell>
          <table:table-cell table:style-name="ce4" table:formula="of:=CEILING([.$G144];[.U144])" office:value-type="float" office:value="0">
            <text:p>0</text:p>
          </table:table-cell>
          <table:table-cell table:style-name="ce29" table:formula="of:=IF([.V144]*[.T144] &gt; 0; [.V144]*[.T144]; &quot;&quot;)">
            <text:p/>
          </table:table-cell>
          <table:table-cell table:style-name="ce4" table:formula="of:=IF([.$A144] &lt;&gt; &quot;&quot;; IF(MIN([.$M144];[.$R144];[.$W144]) = [.$M144]; [.$I$1]; IF(MIN([.$M144];[.$R144];[.$W144]) = [.$R144]; [.$N$1]; IF(ISNUMBER([.$W144]); [.$S$1]; &quot;NO PRICING&quot;))); &quot;&quot;)" office:value-type="string" office:string-value="Farnell US">
            <text:p>Farnell US</text:p>
          </table:table-cell>
          <table:table-cell table:style-name="ce34" table:formula="of:=IF([.$A144] &lt;&gt; &quot;&quot;; IF(MIN([.$M144];[.$R144];[.$W144]) = [.$M144]; [.$I144]; IF(MIN([.$M144];[.$R144];[.$W144]) = [.$R144]; [.$N144]; IF(ISNUMBER([.$W144]); [.$S144]; &quot;NO PRICING&quot;))); &quot;&quot;)" office:value-type="float" office:value="1701127">
            <text:p>1701127</text:p>
          </table:table-cell>
          <table:table-cell table:style-name="ce4" table:formula="of:=IF([.$A144] &lt;&gt; &quot;&quot;; IF(MIN([.$M144];[.$R144];[.$W144]) = [.$M144]; [.$L144]; IF(MIN([.$M144];[.$R144];[.$W144]) = [.$R144]; [.$Q144]; IF(ISNUMBER([.$W144]); [.$V144]; &quot;NO PRICING&quot;))); &quot;&quot;)" office:value-type="float" office:value="2">
            <text:p>2</text:p>
          </table:table-cell>
          <table:table-cell table:style-name="ce29" table:formula="of:=IF([.$A144] &lt;&gt; &quot;&quot;; IF(MIN([.$M144];[.$R144];[.$W144]) = [.$M144]; [.$M144]; IF(MIN([.$M144];[.$R144];[.$W144]) = [.$R144]; [.$R144]; IF(ISNUMBER([.$W144]); [.$W144]; &quot;NO PRICING&quot;))); &quot;&quot;)" office:value-type="float" office:value="0.258">
            <text:p>0.26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124])" office:value-type="string" office:string-value="14.7456 MHz Crystal">
            <text:p>14.7456 MHz Crystal</text:p>
          </table:table-cell>
          <table:table-cell table:style-name="ce4" table:formula="of:=T([source.C124])" office:value-type="string" office:string-value="CRYSTALHC49U-V">
            <text:p>CRYSTALHC49U-V</text:p>
          </table:table-cell>
          <table:table-cell table:style-name="ce4" table:formula="of:=T([source.D124])" office:value-type="string" office:string-value="14.7456 MHz Crystal">
            <text:p>14.7456 MHz Crystal</text:p>
          </table:table-cell>
          <table:table-cell table:style-name="ce14" table:formula="of:=T([source.E124])" office:value-type="string" office:string-value="RS-232C rate">
            <text:p>RS-232C rate</text:p>
          </table:table-cell>
          <table:table-cell table:style-name="ce4" table:formula="of:=[source.A124]" office:value-type="float" office:value="1">
            <text:p>1</text:p>
          </table:table-cell>
          <table:table-cell table:style-name="ce4" table:formula="of:=ROUND([.E145]* (1 + extra))" office:value-type="float" office:value="1">
            <text:p>1</text:p>
          </table:table-cell>
          <table:table-cell table:style-name="ce4" table:formula="of:=MAX([.F145];[.E145]+1)" office:value-type="float" office:value="2">
            <text:p>2</text:p>
          </table:table-cell>
          <table:table-cell table:style-name="ce4"/>
          <table:table-cell table:style-name="ce16" table:formula="of:=[source.F124]" office:value-type="float" office:value="1611751">
            <text:p>1611751</text:p>
          </table:table-cell>
          <table:table-cell table:style-name="ce22" table:formula="of:=[source.G124]" office:value-type="float" office:value="0.175">
            <text:p>0.175</text:p>
          </table:table-cell>
          <table:table-cell table:style-name="ce4" table:formula="of:=[source.H124]" office:value-type="float" office:value="1">
            <text:p>1</text:p>
          </table:table-cell>
          <table:table-cell table:style-name="ce4" table:formula="of:=CEILING([.G145];[.K145])" office:value-type="float" office:value="2">
            <text:p>2</text:p>
          </table:table-cell>
          <table:table-cell table:style-name="ce29" table:formula="of:=IF([.L145]*[.J145] &gt; 0; [.L145]*[.J145]; &quot;&quot;)" office:value-type="float" office:value="0.35">
            <text:p>0.35</text:p>
          </table:table-cell>
          <table:table-cell table:style-name="ce16" table:formula="of:=[source.I124]" office:value-type="float" office:value="1701136">
            <text:p>1701136</text:p>
          </table:table-cell>
          <table:table-cell table:style-name="ce22" table:formula="of:=[source.J124]" office:value-type="float" office:value="0.118">
            <text:p>0.118</text:p>
          </table:table-cell>
          <table:table-cell table:style-name="ce4" table:formula="of:=[source.K124]" office:value-type="float" office:value="1">
            <text:p>1</text:p>
          </table:table-cell>
          <table:table-cell table:style-name="ce4" table:formula="of:=CEILING([.$G145];[.P145])" office:value-type="float" office:value="2">
            <text:p>2</text:p>
          </table:table-cell>
          <table:table-cell table:style-name="ce29" table:formula="of:=IF([.Q145]*[.O145] &gt; 0; [.Q145]*[.O145]; &quot;&quot;)" office:value-type="float" office:value="0.236">
            <text:p>0.24</text:p>
          </table:table-cell>
          <table:table-cell table:style-name="ce16" table:formula="of:=[source.L124]" office:value-type="float" office:value="0">
            <text:p/>
          </table:table-cell>
          <table:table-cell table:style-name="ce22" table:formula="of:=[source.M124]" office:value-type="float" office:value="0">
            <text:p>0.000</text:p>
          </table:table-cell>
          <table:table-cell table:style-name="ce4" table:formula="of:=[source.N124]" office:value-type="float" office:value="0">
            <text:p>0</text:p>
          </table:table-cell>
          <table:table-cell table:style-name="ce4" table:formula="of:=CEILING([.$G145];[.U145])" office:value-type="float" office:value="0">
            <text:p>0</text:p>
          </table:table-cell>
          <table:table-cell table:style-name="ce29" table:formula="of:=IF([.V145]*[.T145] &gt; 0; [.V145]*[.T145]; &quot;&quot;)">
            <text:p/>
          </table:table-cell>
          <table:table-cell table:style-name="ce4" table:formula="of:=IF([.$A145] &lt;&gt; &quot;&quot;; IF(MIN([.$M145];[.$R145];[.$W145]) = [.$M145]; [.$I$1]; IF(MIN([.$M145];[.$R145];[.$W145]) = [.$R145]; [.$N$1]; IF(ISNUMBER([.$W145]); [.$S$1]; &quot;NO PRICING&quot;))); &quot;&quot;)" office:value-type="string" office:string-value="Farnell US">
            <text:p>Farnell US</text:p>
          </table:table-cell>
          <table:table-cell table:style-name="ce34" table:formula="of:=IF([.$A145] &lt;&gt; &quot;&quot;; IF(MIN([.$M145];[.$R145];[.$W145]) = [.$M145]; [.$I145]; IF(MIN([.$M145];[.$R145];[.$W145]) = [.$R145]; [.$N145]; IF(ISNUMBER([.$W145]); [.$S145]; &quot;NO PRICING&quot;))); &quot;&quot;)" office:value-type="float" office:value="1701136">
            <text:p>1701136</text:p>
          </table:table-cell>
          <table:table-cell table:style-name="ce4" table:formula="of:=IF([.$A145] &lt;&gt; &quot;&quot;; IF(MIN([.$M145];[.$R145];[.$W145]) = [.$M145]; [.$L145]; IF(MIN([.$M145];[.$R145];[.$W145]) = [.$R145]; [.$Q145]; IF(ISNUMBER([.$W145]); [.$V145]; &quot;NO PRICING&quot;))); &quot;&quot;)" office:value-type="float" office:value="2">
            <text:p>2</text:p>
          </table:table-cell>
          <table:table-cell table:style-name="ce29" table:formula="of:=IF([.$A145] &lt;&gt; &quot;&quot;; IF(MIN([.$M145];[.$R145];[.$W145]) = [.$M145]; [.$M145]; IF(MIN([.$M145];[.$R145];[.$W145]) = [.$R145]; [.$R145]; IF(ISNUMBER([.$W145]); [.$W145]; &quot;NO PRICING&quot;))); &quot;&quot;)" office:value-type="float" office:value="0.236">
            <text:p>0.24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127])" office:value-type="string" office:string-value="32.768 kHz Crystal">
            <text:p>32.768 kHz Crystal</text:p>
          </table:table-cell>
          <table:table-cell table:style-name="ce4" table:formula="of:=T([source.C127])" office:value-type="string" office:string-value="CRYSTALTC38H">
            <text:p>CRYSTALTC38H</text:p>
          </table:table-cell>
          <table:table-cell table:style-name="ce4" table:formula="of:=T([source.D127])" office:value-type="string" office:string-value="32.768 kHz Crystal">
            <text:p>32.768 kHz Crystal</text:p>
          </table:table-cell>
          <table:table-cell table:style-name="ce14" table:formula="of:=T([source.E127])">
            <text:p/>
          </table:table-cell>
          <table:table-cell table:style-name="ce4" table:formula="of:=[source.A127]" office:value-type="float" office:value="1">
            <text:p>1</text:p>
          </table:table-cell>
          <table:table-cell table:style-name="ce4" table:formula="of:=ROUND([.E146]* (1 + extra))" office:value-type="float" office:value="1">
            <text:p>1</text:p>
          </table:table-cell>
          <table:table-cell table:style-name="ce4" table:formula="of:=MAX([.F146];[.E146]+1)" office:value-type="float" office:value="2">
            <text:p>2</text:p>
          </table:table-cell>
          <table:table-cell table:style-name="ce4"/>
          <table:table-cell table:style-name="ce16" table:formula="of:=[source.F127]" office:value-type="float" office:value="1652573">
            <text:p>1652573</text:p>
          </table:table-cell>
          <table:table-cell table:style-name="ce22" table:formula="of:=[source.G127]" office:value-type="float" office:value="0.098">
            <text:p>0.098</text:p>
          </table:table-cell>
          <table:table-cell table:style-name="ce4" table:formula="of:=[source.H127]" office:value-type="float" office:value="1">
            <text:p>1</text:p>
          </table:table-cell>
          <table:table-cell table:style-name="ce4" table:formula="of:=CEILING([.G146];[.K146])" office:value-type="float" office:value="2">
            <text:p>2</text:p>
          </table:table-cell>
          <table:table-cell table:style-name="ce29" table:formula="of:=IF([.L146]*[.J146] &gt; 0; [.L146]*[.J146]; &quot;&quot;)" office:value-type="float" office:value="0.196">
            <text:p>0.20</text:p>
          </table:table-cell>
          <table:table-cell table:style-name="ce16" table:formula="of:=[source.I127]" office:value-type="float" office:value="0">
            <text:p/>
          </table:table-cell>
          <table:table-cell table:style-name="ce22" table:formula="of:=[source.J127]" office:value-type="float" office:value="0">
            <text:p>0.000</text:p>
          </table:table-cell>
          <table:table-cell table:style-name="ce4" table:formula="of:=[source.K127]" office:value-type="float" office:value="0">
            <text:p>0</text:p>
          </table:table-cell>
          <table:table-cell table:style-name="ce4" table:formula="of:=CEILING([.$G146];[.P146])" office:value-type="float" office:value="0">
            <text:p>0</text:p>
          </table:table-cell>
          <table:table-cell table:style-name="ce29" table:formula="of:=IF([.Q146]*[.O146] &gt; 0; [.Q146]*[.O146]; &quot;&quot;)">
            <text:p/>
          </table:table-cell>
          <table:table-cell table:style-name="ce16" table:formula="of:=[source.L127]" office:value-type="float" office:value="0">
            <text:p/>
          </table:table-cell>
          <table:table-cell table:style-name="ce22" table:formula="of:=[source.M127]" office:value-type="float" office:value="0">
            <text:p>0.000</text:p>
          </table:table-cell>
          <table:table-cell table:style-name="ce4" table:formula="of:=[source.N127]" office:value-type="float" office:value="0">
            <text:p>0</text:p>
          </table:table-cell>
          <table:table-cell table:style-name="ce4" table:formula="of:=CEILING([.$G146];[.U146])" office:value-type="float" office:value="0">
            <text:p>0</text:p>
          </table:table-cell>
          <table:table-cell table:style-name="ce29" table:formula="of:=IF([.V146]*[.T146] &gt; 0; [.V146]*[.T146]; &quot;&quot;)">
            <text:p/>
          </table:table-cell>
          <table:table-cell table:style-name="ce4" table:formula="of:=IF([.$A146] &lt;&gt; &quot;&quot;; IF(MIN([.$M146];[.$R146];[.$W146]) = [.$M146]; [.$I$1]; IF(MIN([.$M146];[.$R146];[.$W146]) = [.$R146]; [.$N$1]; IF(ISNUMBER([.$W146]); [.$S$1]; &quot;NO PRICING&quot;))); &quot;&quot;)" office:value-type="string" office:string-value="Farnell">
            <text:p>Farnell</text:p>
          </table:table-cell>
          <table:table-cell table:style-name="ce34" table:formula="of:=IF([.$A146] &lt;&gt; &quot;&quot;; IF(MIN([.$M146];[.$R146];[.$W146]) = [.$M146]; [.$I146]; IF(MIN([.$M146];[.$R146];[.$W146]) = [.$R146]; [.$N146]; IF(ISNUMBER([.$W146]); [.$S146]; &quot;NO PRICING&quot;))); &quot;&quot;)" office:value-type="float" office:value="1652573">
            <text:p>1652573</text:p>
          </table:table-cell>
          <table:table-cell table:style-name="ce4" table:formula="of:=IF([.$A146] &lt;&gt; &quot;&quot;; IF(MIN([.$M146];[.$R146];[.$W146]) = [.$M146]; [.$L146]; IF(MIN([.$M146];[.$R146];[.$W146]) = [.$R146]; [.$Q146]; IF(ISNUMBER([.$W146]); [.$V146]; &quot;NO PRICING&quot;))); &quot;&quot;)" office:value-type="float" office:value="2">
            <text:p>2</text:p>
          </table:table-cell>
          <table:table-cell table:style-name="ce29" table:formula="of:=IF([.$A146] &lt;&gt; &quot;&quot;; IF(MIN([.$M146];[.$R146];[.$W146]) = [.$M146]; [.$M146]; IF(MIN([.$M146];[.$R146];[.$W146]) = [.$R146]; [.$R146]; IF(ISNUMBER([.$W146]); [.$W146]; &quot;NO PRICING&quot;))); &quot;&quot;)" office:value-type="float" office:value="0.196">
            <text:p>0.20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141])" office:value-type="string" office:string-value="390Ω ¼W Resistor">
            <text:p>390Ω ¼W Resistor</text:p>
          </table:table-cell>
          <table:table-cell table:style-name="ce4" table:formula="of:=T([source.C141])" office:value-type="string" office:string-value="R-EU_0207/7">
            <text:p>R-EU_0207/7</text:p>
          </table:table-cell>
          <table:table-cell table:style-name="ce4" table:formula="of:=T([source.D141])" office:value-type="string" office:string-value="390Ω ¼W Resistor">
            <text:p>390Ω ¼W Resistor</text:p>
          </table:table-cell>
          <table:table-cell table:style-name="ce14" table:formula="of:=T([source.E141])">
            <text:p/>
          </table:table-cell>
          <table:table-cell table:style-name="ce4" table:formula="of:=[source.A141]" office:value-type="float" office:value="1">
            <text:p>1</text:p>
          </table:table-cell>
          <table:table-cell table:style-name="ce4" table:formula="of:=ROUND([.E147]* (1 + extra))" office:value-type="float" office:value="1">
            <text:p>1</text:p>
          </table:table-cell>
          <table:table-cell table:style-name="ce4" table:formula="of:=MAX([.F147];[.E147]+1)" office:value-type="float" office:value="2">
            <text:p>2</text:p>
          </table:table-cell>
          <table:table-cell table:style-name="ce4"/>
          <table:table-cell table:style-name="ce16" table:formula="of:=[source.F141]" office:value-type="float" office:value="9339477">
            <text:p>9339477</text:p>
          </table:table-cell>
          <table:table-cell table:style-name="ce22" table:formula="of:=[source.G141]" office:value-type="float" office:value="0.011">
            <text:p>0.011</text:p>
          </table:table-cell>
          <table:table-cell table:style-name="ce4" table:formula="of:=[source.H141]" office:value-type="float" office:value="50">
            <text:p>50</text:p>
          </table:table-cell>
          <table:table-cell table:style-name="ce4" table:formula="of:=CEILING([.G147];[.K147])" office:value-type="float" office:value="50">
            <text:p>50</text:p>
          </table:table-cell>
          <table:table-cell table:style-name="ce29" table:formula="of:=IF([.L147]*[.J147] &gt; 0; [.L147]*[.J147]; &quot;&quot;)" office:value-type="float" office:value="0.55">
            <text:p>0.55</text:p>
          </table:table-cell>
          <table:table-cell table:style-name="ce16" table:formula="of:=[source.I141]" office:value-type="float" office:value="0">
            <text:p/>
          </table:table-cell>
          <table:table-cell table:style-name="ce22" table:formula="of:=[source.J141]" office:value-type="float" office:value="0">
            <text:p>0.000</text:p>
          </table:table-cell>
          <table:table-cell table:style-name="ce4" table:formula="of:=[source.K141]" office:value-type="float" office:value="0">
            <text:p>0</text:p>
          </table:table-cell>
          <table:table-cell table:style-name="ce4" table:formula="of:=CEILING([.$G147];[.P147])" office:value-type="float" office:value="0">
            <text:p>0</text:p>
          </table:table-cell>
          <table:table-cell table:style-name="ce29" table:formula="of:=IF([.Q147]*[.O147] &gt; 0; [.Q147]*[.O147]; &quot;&quot;)">
            <text:p/>
          </table:table-cell>
          <table:table-cell table:style-name="ce16" table:formula="of:=[source.L141]" office:value-type="float" office:value="0">
            <text:p/>
          </table:table-cell>
          <table:table-cell table:style-name="ce22" table:formula="of:=[source.M141]" office:value-type="float" office:value="0">
            <text:p>0.000</text:p>
          </table:table-cell>
          <table:table-cell table:style-name="ce4" table:formula="of:=[source.N141]" office:value-type="float" office:value="0">
            <text:p>0</text:p>
          </table:table-cell>
          <table:table-cell table:style-name="ce4" table:formula="of:=CEILING([.$G147];[.U147])" office:value-type="float" office:value="0">
            <text:p>0</text:p>
          </table:table-cell>
          <table:table-cell table:style-name="ce29" table:formula="of:=IF([.V147]*[.T147] &gt; 0; [.V147]*[.T147]; &quot;&quot;)">
            <text:p/>
          </table:table-cell>
          <table:table-cell table:style-name="ce4" table:formula="of:=IF([.$A147] &lt;&gt; &quot;&quot;; IF(MIN([.$M147];[.$R147];[.$W147]) = [.$M147]; [.$I$1]; IF(MIN([.$M147];[.$R147];[.$W147]) = [.$R147]; [.$N$1]; IF(ISNUMBER([.$W147]); [.$S$1]; &quot;NO PRICING&quot;))); &quot;&quot;)" office:value-type="string" office:string-value="Farnell">
            <text:p>Farnell</text:p>
          </table:table-cell>
          <table:table-cell table:style-name="ce34" table:formula="of:=IF([.$A147] &lt;&gt; &quot;&quot;; IF(MIN([.$M147];[.$R147];[.$W147]) = [.$M147]; [.$I147]; IF(MIN([.$M147];[.$R147];[.$W147]) = [.$R147]; [.$N147]; IF(ISNUMBER([.$W147]); [.$S147]; &quot;NO PRICING&quot;))); &quot;&quot;)" office:value-type="float" office:value="9339477">
            <text:p>9339477</text:p>
          </table:table-cell>
          <table:table-cell table:style-name="ce4" table:formula="of:=IF([.$A147] &lt;&gt; &quot;&quot;; IF(MIN([.$M147];[.$R147];[.$W147]) = [.$M147]; [.$L147]; IF(MIN([.$M147];[.$R147];[.$W147]) = [.$R147]; [.$Q147]; IF(ISNUMBER([.$W147]); [.$V147]; &quot;NO PRICING&quot;))); &quot;&quot;)" office:value-type="float" office:value="50">
            <text:p>50</text:p>
          </table:table-cell>
          <table:table-cell table:style-name="ce29" table:formula="of:=IF([.$A147] &lt;&gt; &quot;&quot;; IF(MIN([.$M147];[.$R147];[.$W147]) = [.$M147]; [.$M147]; IF(MIN([.$M147];[.$R147];[.$W147]) = [.$R147]; [.$R147]; IF(ISNUMBER([.$W147]); [.$W147]; &quot;NO PRICING&quot;))); &quot;&quot;)" office:value-type="float" office:value="0.55">
            <text:p>0.55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128])" office:value-type="string" office:string-value="50kΩ resistor, 0.25W">
            <text:p>50kΩ resistor, 0.25W</text:p>
          </table:table-cell>
          <table:table-cell table:style-name="ce4" table:formula="of:=T([source.C128])" office:value-type="string" office:string-value="R-EU_R0805">
            <text:p>R-EU_R0805</text:p>
          </table:table-cell>
          <table:table-cell table:style-name="ce4" table:formula="of:=T([source.D128])" office:value-type="string" office:string-value="50kΩ resistor, 0.25W">
            <text:p>50kΩ resistor, 0.25W</text:p>
          </table:table-cell>
          <table:table-cell table:style-name="ce14" table:formula="of:=T([source.E128])" office:value-type="string" office:string-value="Actually 47kΩ (cheaper)">
            <text:p>Actually 47kΩ (cheaper)</text:p>
          </table:table-cell>
          <table:table-cell table:style-name="ce4" table:formula="of:=[source.A128]" office:value-type="float" office:value="1">
            <text:p>1</text:p>
          </table:table-cell>
          <table:table-cell table:style-name="ce4" table:formula="of:=ROUND([.E148]* (1 + extra))" office:value-type="float" office:value="1">
            <text:p>1</text:p>
          </table:table-cell>
          <table:table-cell table:style-name="ce4" table:formula="of:=MAX([.F148];[.E148]+1)" office:value-type="float" office:value="2">
            <text:p>2</text:p>
          </table:table-cell>
          <table:table-cell table:style-name="ce4"/>
          <table:table-cell table:style-name="ce16" table:formula="of:=[source.F128]" office:value-type="float" office:value="9339558">
            <text:p>9339558</text:p>
          </table:table-cell>
          <table:table-cell table:style-name="ce22" table:formula="of:=[source.G128]" office:value-type="float" office:value="0.011">
            <text:p>0.011</text:p>
          </table:table-cell>
          <table:table-cell table:style-name="ce4" table:formula="of:=[source.H128]" office:value-type="float" office:value="50">
            <text:p>50</text:p>
          </table:table-cell>
          <table:table-cell table:style-name="ce4" table:formula="of:=CEILING([.G148];[.K148])" office:value-type="float" office:value="50">
            <text:p>50</text:p>
          </table:table-cell>
          <table:table-cell table:style-name="ce29" table:formula="of:=IF([.L148]*[.J148] &gt; 0; [.L148]*[.J148]; &quot;&quot;)" office:value-type="float" office:value="0.55">
            <text:p>0.55</text:p>
          </table:table-cell>
          <table:table-cell table:style-name="ce16" table:formula="of:=[source.I128]" office:value-type="float" office:value="0">
            <text:p/>
          </table:table-cell>
          <table:table-cell table:style-name="ce22" table:formula="of:=[source.J128]" office:value-type="float" office:value="0">
            <text:p>0.000</text:p>
          </table:table-cell>
          <table:table-cell table:style-name="ce4" table:formula="of:=[source.K128]" office:value-type="float" office:value="0">
            <text:p>0</text:p>
          </table:table-cell>
          <table:table-cell table:style-name="ce4" table:formula="of:=CEILING([.$G148];[.P148])" office:value-type="float" office:value="0">
            <text:p>0</text:p>
          </table:table-cell>
          <table:table-cell table:style-name="ce29" table:formula="of:=IF([.Q148]*[.O148] &gt; 0; [.Q148]*[.O148]; &quot;&quot;)">
            <text:p/>
          </table:table-cell>
          <table:table-cell table:style-name="ce16" table:formula="of:=[source.L128]" office:value-type="string" office:string-value="131-457">
            <text:p>131-457</text:p>
          </table:table-cell>
          <table:table-cell table:style-name="ce22" table:formula="of:=[source.M128]" office:value-type="float" office:value="0.014">
            <text:p>0.014</text:p>
          </table:table-cell>
          <table:table-cell table:style-name="ce4" table:formula="of:=[source.N128]" office:value-type="float" office:value="10">
            <text:p>10</text:p>
          </table:table-cell>
          <table:table-cell table:style-name="ce4" table:formula="of:=CEILING([.$G148];[.U148])" office:value-type="float" office:value="10">
            <text:p>10</text:p>
          </table:table-cell>
          <table:table-cell table:style-name="ce29" table:formula="of:=IF([.V148]*[.T148] &gt; 0; [.V148]*[.T148]; &quot;&quot;)" office:value-type="float" office:value="0.14">
            <text:p>0.14</text:p>
          </table:table-cell>
          <table:table-cell table:style-name="ce4" table:formula="of:=IF([.$A148] &lt;&gt; &quot;&quot;; IF(MIN([.$M148];[.$R148];[.$W148]) = [.$M148]; [.$I$1]; IF(MIN([.$M148];[.$R148];[.$W148]) = [.$R148]; [.$N$1]; IF(ISNUMBER([.$W148]); [.$S$1]; &quot;NO PRICING&quot;))); &quot;&quot;)" office:value-type="string" office:string-value="RS Online">
            <text:p>RS Online</text:p>
          </table:table-cell>
          <table:table-cell table:style-name="ce34" table:formula="of:=IF([.$A148] &lt;&gt; &quot;&quot;; IF(MIN([.$M148];[.$R148];[.$W148]) = [.$M148]; [.$I148]; IF(MIN([.$M148];[.$R148];[.$W148]) = [.$R148]; [.$N148]; IF(ISNUMBER([.$W148]); [.$S148]; &quot;NO PRICING&quot;))); &quot;&quot;)" office:value-type="string" office:string-value="131-457">
            <text:p>131-457</text:p>
          </table:table-cell>
          <table:table-cell table:style-name="ce4" table:formula="of:=IF([.$A148] &lt;&gt; &quot;&quot;; IF(MIN([.$M148];[.$R148];[.$W148]) = [.$M148]; [.$L148]; IF(MIN([.$M148];[.$R148];[.$W148]) = [.$R148]; [.$Q148]; IF(ISNUMBER([.$W148]); [.$V148]; &quot;NO PRICING&quot;))); &quot;&quot;)" office:value-type="float" office:value="10">
            <text:p>10</text:p>
          </table:table-cell>
          <table:table-cell table:style-name="ce29" table:formula="of:=IF([.$A148] &lt;&gt; &quot;&quot;; IF(MIN([.$M148];[.$R148];[.$W148]) = [.$M148]; [.$M148]; IF(MIN([.$M148];[.$R148];[.$W148]) = [.$R148]; [.$R148]; IF(ISNUMBER([.$W148]); [.$W148]; &quot;NO PRICING&quot;))); &quot;&quot;)" office:value-type="float" office:value="0.14">
            <text:p>0.14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137])" office:value-type="string" office:string-value="100Ω resistor, 0.25W">
            <text:p>100Ω resistor, 0.25W</text:p>
          </table:table-cell>
          <table:table-cell table:style-name="ce4" table:formula="of:=T([source.C137])" office:value-type="string" office:string-value="R-EU_0204/7">
            <text:p>R-EU_0204/7</text:p>
          </table:table-cell>
          <table:table-cell table:style-name="ce4" table:formula="of:=T([source.D137])" office:value-type="string" office:string-value="100Ω resistor, 0.25W">
            <text:p>100Ω resistor, 0.25W</text:p>
          </table:table-cell>
          <table:table-cell table:style-name="ce14" table:formula="of:=T([source.E137])">
            <text:p/>
          </table:table-cell>
          <table:table-cell table:style-name="ce4" table:formula="of:=[source.A137]" office:value-type="float" office:value="1">
            <text:p>1</text:p>
          </table:table-cell>
          <table:table-cell table:style-name="ce4" table:formula="of:=ROUND([.E149]* (1 + extra))" office:value-type="float" office:value="1">
            <text:p>1</text:p>
          </table:table-cell>
          <table:table-cell table:style-name="ce4" table:formula="of:=MAX([.F149];[.E149]+1)" office:value-type="float" office:value="2">
            <text:p>2</text:p>
          </table:table-cell>
          <table:table-cell table:style-name="ce4"/>
          <table:table-cell table:style-name="ce16" table:formula="of:=[source.F137]" office:value-type="float" office:value="9339043">
            <text:p>9339043</text:p>
          </table:table-cell>
          <table:table-cell table:style-name="ce22" table:formula="of:=[source.G137]" office:value-type="float" office:value="0.011">
            <text:p>0.011</text:p>
          </table:table-cell>
          <table:table-cell table:style-name="ce4" table:formula="of:=[source.H137]" office:value-type="float" office:value="50">
            <text:p>50</text:p>
          </table:table-cell>
          <table:table-cell table:style-name="ce4" table:formula="of:=CEILING([.G149];[.K149])" office:value-type="float" office:value="50">
            <text:p>50</text:p>
          </table:table-cell>
          <table:table-cell table:style-name="ce29" table:formula="of:=IF([.L149]*[.J149] &gt; 0; [.L149]*[.J149]; &quot;&quot;)" office:value-type="float" office:value="0.55">
            <text:p>0.55</text:p>
          </table:table-cell>
          <table:table-cell table:style-name="ce16" table:formula="of:=[source.I137]" office:value-type="float" office:value="0">
            <text:p/>
          </table:table-cell>
          <table:table-cell table:style-name="ce22" table:formula="of:=[source.J137]" office:value-type="float" office:value="0">
            <text:p>0.000</text:p>
          </table:table-cell>
          <table:table-cell table:style-name="ce4" table:formula="of:=[source.K137]" office:value-type="float" office:value="0">
            <text:p>0</text:p>
          </table:table-cell>
          <table:table-cell table:style-name="ce4" table:formula="of:=CEILING([.$G149];[.P149])" office:value-type="float" office:value="0">
            <text:p>0</text:p>
          </table:table-cell>
          <table:table-cell table:style-name="ce29" table:formula="of:=IF([.Q149]*[.O149] &gt; 0; [.Q149]*[.O149]; &quot;&quot;)">
            <text:p/>
          </table:table-cell>
          <table:table-cell table:style-name="ce16" table:formula="of:=[source.L137]" office:value-type="string" office:string-value="131-132">
            <text:p>131-132</text:p>
          </table:table-cell>
          <table:table-cell table:style-name="ce22" table:formula="of:=[source.M137]" office:value-type="float" office:value="0.014">
            <text:p>0.014</text:p>
          </table:table-cell>
          <table:table-cell table:style-name="ce4" table:formula="of:=[source.N137]" office:value-type="float" office:value="10">
            <text:p>10</text:p>
          </table:table-cell>
          <table:table-cell table:style-name="ce4" table:formula="of:=CEILING([.$G149];[.U149])" office:value-type="float" office:value="10">
            <text:p>10</text:p>
          </table:table-cell>
          <table:table-cell table:style-name="ce29" table:formula="of:=IF([.V149]*[.T149] &gt; 0; [.V149]*[.T149]; &quot;&quot;)" office:value-type="float" office:value="0.14">
            <text:p>0.14</text:p>
          </table:table-cell>
          <table:table-cell table:style-name="ce4" table:formula="of:=IF([.$A149] &lt;&gt; &quot;&quot;; IF(MIN([.$M149];[.$R149];[.$W149]) = [.$M149]; [.$I$1]; IF(MIN([.$M149];[.$R149];[.$W149]) = [.$R149]; [.$N$1]; IF(ISNUMBER([.$W149]); [.$S$1]; &quot;NO PRICING&quot;))); &quot;&quot;)" office:value-type="string" office:string-value="RS Online">
            <text:p>RS Online</text:p>
          </table:table-cell>
          <table:table-cell table:style-name="ce34" table:formula="of:=IF([.$A149] &lt;&gt; &quot;&quot;; IF(MIN([.$M149];[.$R149];[.$W149]) = [.$M149]; [.$I149]; IF(MIN([.$M149];[.$R149];[.$W149]) = [.$R149]; [.$N149]; IF(ISNUMBER([.$W149]); [.$S149]; &quot;NO PRICING&quot;))); &quot;&quot;)" office:value-type="string" office:string-value="131-132">
            <text:p>131-132</text:p>
          </table:table-cell>
          <table:table-cell table:style-name="ce4" table:formula="of:=IF([.$A149] &lt;&gt; &quot;&quot;; IF(MIN([.$M149];[.$R149];[.$W149]) = [.$M149]; [.$L149]; IF(MIN([.$M149];[.$R149];[.$W149]) = [.$R149]; [.$Q149]; IF(ISNUMBER([.$W149]); [.$V149]; &quot;NO PRICING&quot;))); &quot;&quot;)" office:value-type="float" office:value="10">
            <text:p>10</text:p>
          </table:table-cell>
          <table:table-cell table:style-name="ce29" table:formula="of:=IF([.$A149] &lt;&gt; &quot;&quot;; IF(MIN([.$M149];[.$R149];[.$W149]) = [.$M149]; [.$M149]; IF(MIN([.$M149];[.$R149];[.$W149]) = [.$R149]; [.$R149]; IF(ISNUMBER([.$W149]); [.$W149]; &quot;NO PRICING&quot;))); &quot;&quot;)" office:value-type="float" office:value="0.14">
            <text:p>0.14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114])" office:value-type="string" office:string-value="1N4002 diode">
            <text:p>1N4002 diode</text:p>
          </table:table-cell>
          <table:table-cell table:style-name="ce4" table:formula="of:=T([source.C114])" office:value-type="string" office:string-value="DIODE-DO41-10">
            <text:p>DIODE-DO41-10</text:p>
          </table:table-cell>
          <table:table-cell table:style-name="ce4" table:formula="of:=T([source.D114])" office:value-type="string" office:string-value="1N4002 diode">
            <text:p>1N4002 diode</text:p>
          </table:table-cell>
          <table:table-cell table:style-name="ce14" table:formula="of:=T([source.E114])">
            <text:p/>
          </table:table-cell>
          <table:table-cell table:style-name="ce4" table:formula="of:=[source.A114]" office:value-type="float" office:value="1">
            <text:p>1</text:p>
          </table:table-cell>
          <table:table-cell table:style-name="ce4" table:formula="of:=ROUND([.E150]* (1 + extra))" office:value-type="float" office:value="1">
            <text:p>1</text:p>
          </table:table-cell>
          <table:table-cell table:style-name="ce4" table:formula="of:=MAX([.F150];[.E150]+1)" office:value-type="float" office:value="2">
            <text:p>2</text:p>
          </table:table-cell>
          <table:table-cell table:style-name="ce4"/>
          <table:table-cell table:style-name="ce16" table:formula="of:=[source.F114]" office:value-type="float" office:value="1651083">
            <text:p>1651083</text:p>
          </table:table-cell>
          <table:table-cell table:style-name="ce22" table:formula="of:=[source.G114]" office:value-type="float" office:value="0.056">
            <text:p>0.056</text:p>
          </table:table-cell>
          <table:table-cell table:style-name="ce4" table:formula="of:=[source.H114]" office:value-type="float" office:value="1">
            <text:p>1</text:p>
          </table:table-cell>
          <table:table-cell table:style-name="ce4" table:formula="of:=CEILING([.G150];[.K150])" office:value-type="float" office:value="2">
            <text:p>2</text:p>
          </table:table-cell>
          <table:table-cell table:style-name="ce29" table:formula="of:=IF([.L150]*[.J150] &gt; 0; [.L150]*[.J150]; &quot;&quot;)" office:value-type="float" office:value="0.112">
            <text:p>0.11</text:p>
          </table:table-cell>
          <table:table-cell table:style-name="ce16" table:formula="of:=[source.I114]" office:value-type="float" office:value="1924512">
            <text:p>1924512</text:p>
          </table:table-cell>
          <table:table-cell table:style-name="ce22" table:formula="of:=[source.J114]" office:value-type="float" office:value="0.022">
            <text:p>0.022</text:p>
          </table:table-cell>
          <table:table-cell table:style-name="ce4" table:formula="of:=[source.K114]" office:value-type="float" office:value="10">
            <text:p>10</text:p>
          </table:table-cell>
          <table:table-cell table:style-name="ce4" table:formula="of:=CEILING([.$G150];[.P150])" office:value-type="float" office:value="10">
            <text:p>10</text:p>
          </table:table-cell>
          <table:table-cell table:style-name="ce29" table:formula="of:=IF([.Q150]*[.O150] &gt; 0; [.Q150]*[.O150]; &quot;&quot;)" office:value-type="float" office:value="0.22">
            <text:p>0.22</text:p>
          </table:table-cell>
          <table:table-cell table:style-name="ce16" table:formula="of:=[source.L114]" office:value-type="float" office:value="0">
            <text:p/>
          </table:table-cell>
          <table:table-cell table:style-name="ce22" table:formula="of:=[source.M114]" office:value-type="float" office:value="0">
            <text:p>0.000</text:p>
          </table:table-cell>
          <table:table-cell table:style-name="ce4" table:formula="of:=[source.N114]" office:value-type="float" office:value="0">
            <text:p>0</text:p>
          </table:table-cell>
          <table:table-cell table:style-name="ce4" table:formula="of:=CEILING([.$G150];[.U150])" office:value-type="float" office:value="0">
            <text:p>0</text:p>
          </table:table-cell>
          <table:table-cell table:style-name="ce29" table:formula="of:=IF([.V150]*[.T150] &gt; 0; [.V150]*[.T150]; &quot;&quot;)">
            <text:p/>
          </table:table-cell>
          <table:table-cell table:style-name="ce4" table:formula="of:=IF([.$A150] &lt;&gt; &quot;&quot;; IF(MIN([.$M150];[.$R150];[.$W150]) = [.$M150]; [.$I$1]; IF(MIN([.$M150];[.$R150];[.$W150]) = [.$R150]; [.$N$1]; IF(ISNUMBER([.$W150]); [.$S$1]; &quot;NO PRICING&quot;))); &quot;&quot;)" office:value-type="string" office:string-value="Farnell">
            <text:p>Farnell</text:p>
          </table:table-cell>
          <table:table-cell table:style-name="ce34" table:formula="of:=IF([.$A150] &lt;&gt; &quot;&quot;; IF(MIN([.$M150];[.$R150];[.$W150]) = [.$M150]; [.$I150]; IF(MIN([.$M150];[.$R150];[.$W150]) = [.$R150]; [.$N150]; IF(ISNUMBER([.$W150]); [.$S150]; &quot;NO PRICING&quot;))); &quot;&quot;)" office:value-type="float" office:value="1651083">
            <text:p>1651083</text:p>
          </table:table-cell>
          <table:table-cell table:style-name="ce4" table:formula="of:=IF([.$A150] &lt;&gt; &quot;&quot;; IF(MIN([.$M150];[.$R150];[.$W150]) = [.$M150]; [.$L150]; IF(MIN([.$M150];[.$R150];[.$W150]) = [.$R150]; [.$Q150]; IF(ISNUMBER([.$W150]); [.$V150]; &quot;NO PRICING&quot;))); &quot;&quot;)" office:value-type="float" office:value="2">
            <text:p>2</text:p>
          </table:table-cell>
          <table:table-cell table:style-name="ce29" table:formula="of:=IF([.$A150] &lt;&gt; &quot;&quot;; IF(MIN([.$M150];[.$R150];[.$W150]) = [.$M150]; [.$M150]; IF(MIN([.$M150];[.$R150];[.$W150]) = [.$R150]; [.$R150]; IF(ISNUMBER([.$W150]); [.$W150]; &quot;NO PRICING&quot;))); &quot;&quot;)" office:value-type="float" office:value="0.112">
            <text:p>0.11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142])" office:value-type="string" office:string-value="470Ω linear potentiometer">
            <text:p>470Ω linear potentiometer</text:p>
          </table:table-cell>
          <table:table-cell table:style-name="ce4" table:formula="of:=T([source.C142])" office:value-type="string" office:string-value="TRIM_EU-CT6">
            <text:p>TRIM_EU-CT6</text:p>
          </table:table-cell>
          <table:table-cell table:style-name="ce4" table:formula="of:=T([source.D142])" office:value-type="string" office:string-value="470Ω linear potentiometer">
            <text:p>470Ω linear potentiometer</text:p>
          </table:table-cell>
          <table:table-cell table:style-name="ce14" table:formula="of:=T([source.E142])">
            <text:p/>
          </table:table-cell>
          <table:table-cell table:style-name="ce4" table:formula="of:=[source.A142]" office:value-type="float" office:value="1">
            <text:p>1</text:p>
          </table:table-cell>
          <table:table-cell table:style-name="ce4" table:formula="of:=ROUND([.E151]* (1 + extra))" office:value-type="float" office:value="1">
            <text:p>1</text:p>
          </table:table-cell>
          <table:table-cell table:style-name="ce4" table:formula="of:=MAX([.F151];[.E151]+1)" office:value-type="float" office:value="2">
            <text:p>2</text:p>
          </table:table-cell>
          <table:table-cell table:style-name="ce4"/>
          <table:table-cell table:style-name="ce16" table:formula="of:=[source.F142]" office:value-type="float" office:value="1227517">
            <text:p>1227517</text:p>
          </table:table-cell>
          <table:table-cell table:style-name="ce22" table:formula="of:=[source.G142]" office:value-type="float" office:value="0.24">
            <text:p>0.240</text:p>
          </table:table-cell>
          <table:table-cell table:style-name="ce4" table:formula="of:=[source.H142]" office:value-type="float" office:value="1">
            <text:p>1</text:p>
          </table:table-cell>
          <table:table-cell table:style-name="ce4" table:formula="of:=CEILING([.G151];[.K151])" office:value-type="float" office:value="2">
            <text:p>2</text:p>
          </table:table-cell>
          <table:table-cell table:style-name="ce29" table:formula="of:=IF([.L151]*[.J151] &gt; 0; [.L151]*[.J151]; &quot;&quot;)" office:value-type="float" office:value="0.48">
            <text:p>0.48</text:p>
          </table:table-cell>
          <table:table-cell table:style-name="ce16" table:formula="of:=[source.I142]" office:value-type="float" office:value="0">
            <text:p/>
          </table:table-cell>
          <table:table-cell table:style-name="ce22" table:formula="of:=[source.J142]" office:value-type="float" office:value="0">
            <text:p>0.000</text:p>
          </table:table-cell>
          <table:table-cell table:style-name="ce4" table:formula="of:=[source.K142]" office:value-type="float" office:value="0">
            <text:p>0</text:p>
          </table:table-cell>
          <table:table-cell table:style-name="ce4" table:formula="of:=CEILING([.$G151];[.P151])" office:value-type="float" office:value="0">
            <text:p>0</text:p>
          </table:table-cell>
          <table:table-cell table:style-name="ce29" table:formula="of:=IF([.Q151]*[.O151] &gt; 0; [.Q151]*[.O151]; &quot;&quot;)">
            <text:p/>
          </table:table-cell>
          <table:table-cell table:style-name="ce16" table:formula="of:=[source.L142]" office:value-type="float" office:value="0">
            <text:p/>
          </table:table-cell>
          <table:table-cell table:style-name="ce22" table:formula="of:=[source.M142]" office:value-type="float" office:value="0">
            <text:p>0.000</text:p>
          </table:table-cell>
          <table:table-cell table:style-name="ce4" table:formula="of:=[source.N142]" office:value-type="float" office:value="0">
            <text:p>0</text:p>
          </table:table-cell>
          <table:table-cell table:style-name="ce4" table:formula="of:=CEILING([.$G151];[.U151])" office:value-type="float" office:value="0">
            <text:p>0</text:p>
          </table:table-cell>
          <table:table-cell table:style-name="ce29" table:formula="of:=IF([.V151]*[.T151] &gt; 0; [.V151]*[.T151]; &quot;&quot;)">
            <text:p/>
          </table:table-cell>
          <table:table-cell table:style-name="ce4" table:formula="of:=IF([.$A151] &lt;&gt; &quot;&quot;; IF(MIN([.$M151];[.$R151];[.$W151]) = [.$M151]; [.$I$1]; IF(MIN([.$M151];[.$R151];[.$W151]) = [.$R151]; [.$N$1]; IF(ISNUMBER([.$W151]); [.$S$1]; &quot;NO PRICING&quot;))); &quot;&quot;)" office:value-type="string" office:string-value="Farnell">
            <text:p>Farnell</text:p>
          </table:table-cell>
          <table:table-cell table:style-name="ce34" table:formula="of:=IF([.$A151] &lt;&gt; &quot;&quot;; IF(MIN([.$M151];[.$R151];[.$W151]) = [.$M151]; [.$I151]; IF(MIN([.$M151];[.$R151];[.$W151]) = [.$R151]; [.$N151]; IF(ISNUMBER([.$W151]); [.$S151]; &quot;NO PRICING&quot;))); &quot;&quot;)" office:value-type="float" office:value="1227517">
            <text:p>1227517</text:p>
          </table:table-cell>
          <table:table-cell table:style-name="ce4" table:formula="of:=IF([.$A151] &lt;&gt; &quot;&quot;; IF(MIN([.$M151];[.$R151];[.$W151]) = [.$M151]; [.$L151]; IF(MIN([.$M151];[.$R151];[.$W151]) = [.$R151]; [.$Q151]; IF(ISNUMBER([.$W151]); [.$V151]; &quot;NO PRICING&quot;))); &quot;&quot;)" office:value-type="float" office:value="2">
            <text:p>2</text:p>
          </table:table-cell>
          <table:table-cell table:style-name="ce29" table:formula="of:=IF([.$A151] &lt;&gt; &quot;&quot;; IF(MIN([.$M151];[.$R151];[.$W151]) = [.$M151]; [.$M151]; IF(MIN([.$M151];[.$R151];[.$W151]) = [.$R151]; [.$R151]; IF(ISNUMBER([.$W151]); [.$W151]; &quot;NO PRICING&quot;))); &quot;&quot;)" office:value-type="float" office:value="0.48">
            <text:p>0.48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115])" office:value-type="string" office:string-value="1N5817 Schottky barrier rectifier">
            <text:p>1N5817 Schottky barrier rectifier</text:p>
          </table:table-cell>
          <table:table-cell table:style-name="ce4" table:formula="of:=T([source.C115])" office:value-type="string" office:string-value="1N5817-B">
            <text:p>1N5817-B</text:p>
          </table:table-cell>
          <table:table-cell table:style-name="ce4" table:formula="of:=T([source.D115])" office:value-type="string" office:string-value="1N5817 Schottky barrier rectifier">
            <text:p>1N5817 Schottky barrier rectifier</text:p>
          </table:table-cell>
          <table:table-cell table:style-name="ce14" table:formula="of:=T([source.E115])">
            <text:p/>
          </table:table-cell>
          <table:table-cell table:style-name="ce4" table:formula="of:=[source.A115]" office:value-type="float" office:value="1">
            <text:p>1</text:p>
          </table:table-cell>
          <table:table-cell table:style-name="ce4" table:formula="of:=ROUND([.E152]* (1 + extra))" office:value-type="float" office:value="1">
            <text:p>1</text:p>
          </table:table-cell>
          <table:table-cell table:style-name="ce4" table:formula="of:=MAX([.F152];[.E152]+1)" office:value-type="float" office:value="2">
            <text:p>2</text:p>
          </table:table-cell>
          <table:table-cell table:style-name="ce4"/>
          <table:table-cell table:style-name="ce16" table:formula="of:=[source.F115]" office:value-type="float" office:value="1843507">
            <text:p>1843507</text:p>
          </table:table-cell>
          <table:table-cell table:style-name="ce22" table:formula="of:=[source.G115]" office:value-type="float" office:value="0.023">
            <text:p>0.023</text:p>
          </table:table-cell>
          <table:table-cell table:style-name="ce4" table:formula="of:=[source.H115]" office:value-type="float" office:value="1">
            <text:p>1</text:p>
          </table:table-cell>
          <table:table-cell table:style-name="ce4" table:formula="of:=CEILING([.G152];[.K152])" office:value-type="float" office:value="2">
            <text:p>2</text:p>
          </table:table-cell>
          <table:table-cell table:style-name="ce29" table:formula="of:=IF([.L152]*[.J152] &gt; 0; [.L152]*[.J152]; &quot;&quot;)" office:value-type="float" office:value="0.046">
            <text:p>0.05</text:p>
          </table:table-cell>
          <table:table-cell table:style-name="ce16" table:formula="of:=[source.I115]" office:value-type="float" office:value="0">
            <text:p/>
          </table:table-cell>
          <table:table-cell table:style-name="ce22" table:formula="of:=[source.J115]" office:value-type="float" office:value="0">
            <text:p>0.000</text:p>
          </table:table-cell>
          <table:table-cell table:style-name="ce4" table:formula="of:=[source.K115]" office:value-type="float" office:value="0">
            <text:p>0</text:p>
          </table:table-cell>
          <table:table-cell table:style-name="ce4" table:formula="of:=CEILING([.$G152];[.P152])" office:value-type="float" office:value="0">
            <text:p>0</text:p>
          </table:table-cell>
          <table:table-cell table:style-name="ce29" table:formula="of:=IF([.Q152]*[.O152] &gt; 0; [.Q152]*[.O152]; &quot;&quot;)">
            <text:p/>
          </table:table-cell>
          <table:table-cell table:style-name="ce16" table:formula="of:=[source.L115]" office:value-type="float" office:value="0">
            <text:p/>
          </table:table-cell>
          <table:table-cell table:style-name="ce22" table:formula="of:=[source.M115]" office:value-type="float" office:value="0">
            <text:p>0.000</text:p>
          </table:table-cell>
          <table:table-cell table:style-name="ce4" table:formula="of:=[source.N115]" office:value-type="float" office:value="0">
            <text:p>0</text:p>
          </table:table-cell>
          <table:table-cell table:style-name="ce4" table:formula="of:=CEILING([.$G152];[.U152])" office:value-type="float" office:value="0">
            <text:p>0</text:p>
          </table:table-cell>
          <table:table-cell table:style-name="ce29" table:formula="of:=IF([.V152]*[.T152] &gt; 0; [.V152]*[.T152]; &quot;&quot;)">
            <text:p/>
          </table:table-cell>
          <table:table-cell table:style-name="ce4" table:formula="of:=IF([.$A152] &lt;&gt; &quot;&quot;; IF(MIN([.$M152];[.$R152];[.$W152]) = [.$M152]; [.$I$1]; IF(MIN([.$M152];[.$R152];[.$W152]) = [.$R152]; [.$N$1]; IF(ISNUMBER([.$W152]); [.$S$1]; &quot;NO PRICING&quot;))); &quot;&quot;)" office:value-type="string" office:string-value="Farnell">
            <text:p>Farnell</text:p>
          </table:table-cell>
          <table:table-cell table:style-name="ce34" table:formula="of:=IF([.$A152] &lt;&gt; &quot;&quot;; IF(MIN([.$M152];[.$R152];[.$W152]) = [.$M152]; [.$I152]; IF(MIN([.$M152];[.$R152];[.$W152]) = [.$R152]; [.$N152]; IF(ISNUMBER([.$W152]); [.$S152]; &quot;NO PRICING&quot;))); &quot;&quot;)" office:value-type="float" office:value="1843507">
            <text:p>1843507</text:p>
          </table:table-cell>
          <table:table-cell table:style-name="ce4" table:formula="of:=IF([.$A152] &lt;&gt; &quot;&quot;; IF(MIN([.$M152];[.$R152];[.$W152]) = [.$M152]; [.$L152]; IF(MIN([.$M152];[.$R152];[.$W152]) = [.$R152]; [.$Q152]; IF(ISNUMBER([.$W152]); [.$V152]; &quot;NO PRICING&quot;))); &quot;&quot;)" office:value-type="float" office:value="2">
            <text:p>2</text:p>
          </table:table-cell>
          <table:table-cell table:style-name="ce29" table:formula="of:=IF([.$A152] &lt;&gt; &quot;&quot;; IF(MIN([.$M152];[.$R152];[.$W152]) = [.$M152]; [.$M152]; IF(MIN([.$M152];[.$R152];[.$W152]) = [.$R152]; [.$R152]; IF(ISNUMBER([.$W152]); [.$W152]; &quot;NO PRICING&quot;))); &quot;&quot;)" office:value-type="float" office:value="0.046">
            <text:p>0.05</text:p>
          </table:table-cell>
          <table:table-cell table:style-name="ce4" table:number-columns-repeated="995"/>
        </table:table-row>
        <table:table-row table:style-name="ro4">
          <table:table-cell table:style-name="ce4" table:formula="of:=T([source.B153])">
            <text:p/>
          </table:table-cell>
          <table:table-cell table:style-name="ce4" table:formula="of:=T([source.C153])">
            <text:p/>
          </table:table-cell>
          <table:table-cell table:style-name="ce4" table:formula="of:=T([source.D153])">
            <text:p/>
          </table:table-cell>
          <table:table-cell table:style-name="ce14" table:formula="of:=T([source.E153])">
            <text:p/>
          </table:table-cell>
          <table:table-cell table:style-name="ce4" table:formula="of:=[source.A153]" office:value-type="float" office:value="0">
            <text:p>0</text:p>
          </table:table-cell>
          <table:table-cell table:style-name="ce4" table:formula="of:=ROUND([.E153]* (1 + extra))" office:value-type="float" office:value="0">
            <text:p>0</text:p>
          </table:table-cell>
          <table:table-cell table:style-name="ce4" table:formula="of:=MAX([.F153];[.E153]+1)" office:value-type="float" office:value="1">
            <text:p>1</text:p>
          </table:table-cell>
          <table:table-cell table:style-name="ce4"/>
          <table:table-cell table:style-name="ce16" table:formula="of:=[source.F153]" office:value-type="float" office:value="0">
            <text:p/>
          </table:table-cell>
          <table:table-cell table:style-name="ce22" table:formula="of:=[source.G153]" office:value-type="float" office:value="0">
            <text:p>0.000</text:p>
          </table:table-cell>
          <table:table-cell table:style-name="ce4" table:formula="of:=[source.H153]" office:value-type="float" office:value="0">
            <text:p>0</text:p>
          </table:table-cell>
          <table:table-cell table:style-name="ce4" table:formula="of:=CEILING([.G153];[.K153])" office:value-type="float" office:value="0">
            <text:p>0</text:p>
          </table:table-cell>
          <table:table-cell table:style-name="ce29" table:formula="of:=IF([.L153]*[.J153] &gt; 0; [.L153]*[.J153]; &quot;&quot;)">
            <text:p/>
          </table:table-cell>
          <table:table-cell table:style-name="ce16" table:formula="of:=[source.I153]" office:value-type="float" office:value="0">
            <text:p/>
          </table:table-cell>
          <table:table-cell table:style-name="ce22" table:formula="of:=[source.J153]" office:value-type="float" office:value="0">
            <text:p>0.000</text:p>
          </table:table-cell>
          <table:table-cell table:style-name="ce4" table:formula="of:=[source.K153]" office:value-type="float" office:value="0">
            <text:p>0</text:p>
          </table:table-cell>
          <table:table-cell table:style-name="ce4" table:formula="of:=CEILING([.$G153];[.P153])" office:value-type="float" office:value="0">
            <text:p>0</text:p>
          </table:table-cell>
          <table:table-cell table:style-name="ce29" table:formula="of:=IF([.Q153]*[.O153] &gt; 0; [.Q153]*[.O153]; &quot;&quot;)">
            <text:p/>
          </table:table-cell>
          <table:table-cell table:style-name="ce16" table:formula="of:=[source.L153]" office:value-type="float" office:value="0">
            <text:p/>
          </table:table-cell>
          <table:table-cell table:style-name="ce22" table:formula="of:=[source.M153]" office:value-type="float" office:value="0">
            <text:p>0.000</text:p>
          </table:table-cell>
          <table:table-cell table:style-name="ce4" table:formula="of:=[source.N153]" office:value-type="float" office:value="0">
            <text:p>0</text:p>
          </table:table-cell>
          <table:table-cell table:style-name="ce4" table:formula="of:=CEILING([.$G153];[.U153])" office:value-type="float" office:value="0">
            <text:p>0</text:p>
          </table:table-cell>
          <table:table-cell table:style-name="ce29" table:formula="of:=IF([.V153]*[.T153] &gt; 0; [.V153]*[.T153]; &quot;&quot;)">
            <text:p/>
          </table:table-cell>
          <table:table-cell table:style-name="ce4" table:formula="of:=IF([.$A153] &lt;&gt; &quot;&quot;; IF(MIN([.$M153];[.$R153];[.$W153]) = [.$M153]; [.$I$1]; IF(MIN([.$M153];[.$R153];[.$W153]) = [.$R153]; [.$N$1]; IF(ISNUMBER([.$W153]); [.$S$1]; &quot;NO PRICING&quot;))); &quot;&quot;)">
            <text:p/>
          </table:table-cell>
          <table:table-cell table:style-name="ce34" table:formula="of:=IF([.$A153] &lt;&gt; &quot;&quot;; IF(MIN([.$M153];[.$R153];[.$W153]) = [.$M153]; [.$I153]; IF(MIN([.$M153];[.$R153];[.$W153]) = [.$R153]; [.$N153]; IF(ISNUMBER([.$W153]); [.$S153]; &quot;NO PRICING&quot;))); &quot;&quot;)">
            <text:p/>
          </table:table-cell>
          <table:table-cell table:style-name="ce4" table:formula="of:=IF([.$A153] &lt;&gt; &quot;&quot;; IF(MIN([.$M153];[.$R153];[.$W153]) = [.$M153]; [.$L153]; IF(MIN([.$M153];[.$R153];[.$W153]) = [.$R153]; [.$Q153]; IF(ISNUMBER([.$W153]); [.$V153]; &quot;NO PRICING&quot;))); &quot;&quot;)">
            <text:p/>
          </table:table-cell>
          <table:table-cell table:style-name="ce29" table:formula="of:=IF([.$A153] &lt;&gt; &quot;&quot;; IF(MIN([.$M153];[.$R153];[.$W153]) = [.$M153]; [.$M153]; IF(MIN([.$M153];[.$R153];[.$W153]) = [.$R153]; [.$R153]; IF(ISNUMBER([.$W153]); [.$W153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4" table:formula="of:=T([source.B154])">
            <text:p/>
          </table:table-cell>
          <table:table-cell table:style-name="ce4" table:formula="of:=T([source.C154])">
            <text:p/>
          </table:table-cell>
          <table:table-cell table:style-name="ce4" table:formula="of:=T([source.D154])">
            <text:p/>
          </table:table-cell>
          <table:table-cell table:style-name="ce14" table:formula="of:=T([source.E154])">
            <text:p/>
          </table:table-cell>
          <table:table-cell table:style-name="ce4" table:formula="of:=[source.A154]" office:value-type="float" office:value="0">
            <text:p>0</text:p>
          </table:table-cell>
          <table:table-cell table:style-name="ce4" table:formula="of:=ROUND([.E154]* (1 + extra))" office:value-type="float" office:value="0">
            <text:p>0</text:p>
          </table:table-cell>
          <table:table-cell table:style-name="ce4" table:formula="of:=MAX([.F154];[.E154]+1)" office:value-type="float" office:value="1">
            <text:p>1</text:p>
          </table:table-cell>
          <table:table-cell table:style-name="ce4"/>
          <table:table-cell table:style-name="ce16" table:formula="of:=[source.F154]" office:value-type="float" office:value="0">
            <text:p/>
          </table:table-cell>
          <table:table-cell table:style-name="ce22" table:formula="of:=[source.G154]" office:value-type="float" office:value="0">
            <text:p>0.000</text:p>
          </table:table-cell>
          <table:table-cell table:style-name="ce4" table:formula="of:=[source.H154]" office:value-type="float" office:value="0">
            <text:p>0</text:p>
          </table:table-cell>
          <table:table-cell table:style-name="ce4" table:formula="of:=CEILING([.G154];[.K154])" office:value-type="float" office:value="0">
            <text:p>0</text:p>
          </table:table-cell>
          <table:table-cell table:style-name="ce29" table:formula="of:=IF([.L154]*[.J154] &gt; 0; [.L154]*[.J154]; &quot;&quot;)">
            <text:p/>
          </table:table-cell>
          <table:table-cell table:style-name="ce16" table:formula="of:=[source.I154]" office:value-type="float" office:value="0">
            <text:p/>
          </table:table-cell>
          <table:table-cell table:style-name="ce22" table:formula="of:=[source.J154]" office:value-type="float" office:value="0">
            <text:p>0.000</text:p>
          </table:table-cell>
          <table:table-cell table:style-name="ce4" table:formula="of:=[source.K154]" office:value-type="float" office:value="0">
            <text:p>0</text:p>
          </table:table-cell>
          <table:table-cell table:style-name="ce4" table:formula="of:=CEILING([.$G154];[.P154])" office:value-type="float" office:value="0">
            <text:p>0</text:p>
          </table:table-cell>
          <table:table-cell table:style-name="ce29" table:formula="of:=IF([.Q154]*[.O154] &gt; 0; [.Q154]*[.O154]; &quot;&quot;)">
            <text:p/>
          </table:table-cell>
          <table:table-cell table:style-name="ce16" table:formula="of:=[source.L154]" office:value-type="float" office:value="0">
            <text:p/>
          </table:table-cell>
          <table:table-cell table:style-name="ce22" table:formula="of:=[source.M154]" office:value-type="float" office:value="0">
            <text:p>0.000</text:p>
          </table:table-cell>
          <table:table-cell table:style-name="ce4" table:formula="of:=[source.N154]" office:value-type="float" office:value="0">
            <text:p>0</text:p>
          </table:table-cell>
          <table:table-cell table:style-name="ce4" table:formula="of:=CEILING([.$G154];[.U154])" office:value-type="float" office:value="0">
            <text:p>0</text:p>
          </table:table-cell>
          <table:table-cell table:style-name="ce29" table:formula="of:=IF([.V154]*[.T154] &gt; 0; [.V154]*[.T154]; &quot;&quot;)">
            <text:p/>
          </table:table-cell>
          <table:table-cell table:style-name="ce4" table:formula="of:=IF([.$A154] &lt;&gt; &quot;&quot;; IF(MIN([.$M154];[.$R154];[.$W154]) = [.$M154]; [.$I$1]; IF(MIN([.$M154];[.$R154];[.$W154]) = [.$R154]; [.$N$1]; IF(ISNUMBER([.$W154]); [.$S$1]; &quot;NO PRICING&quot;))); &quot;&quot;)">
            <text:p/>
          </table:table-cell>
          <table:table-cell table:style-name="ce34" table:formula="of:=IF([.$A154] &lt;&gt; &quot;&quot;; IF(MIN([.$M154];[.$R154];[.$W154]) = [.$M154]; [.$I154]; IF(MIN([.$M154];[.$R154];[.$W154]) = [.$R154]; [.$N154]; IF(ISNUMBER([.$W154]); [.$S154]; &quot;NO PRICING&quot;))); &quot;&quot;)">
            <text:p/>
          </table:table-cell>
          <table:table-cell table:style-name="ce4" table:formula="of:=IF([.$A154] &lt;&gt; &quot;&quot;; IF(MIN([.$M154];[.$R154];[.$W154]) = [.$M154]; [.$L154]; IF(MIN([.$M154];[.$R154];[.$W154]) = [.$R154]; [.$Q154]; IF(ISNUMBER([.$W154]); [.$V154]; &quot;NO PRICING&quot;))); &quot;&quot;)">
            <text:p/>
          </table:table-cell>
          <table:table-cell table:style-name="ce29" table:formula="of:=IF([.$A154] &lt;&gt; &quot;&quot;; IF(MIN([.$M154];[.$R154];[.$W154]) = [.$M154]; [.$M154]; IF(MIN([.$M154];[.$R154];[.$W154]) = [.$R154]; [.$R154]; IF(ISNUMBER([.$W154]); [.$W154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4" table:formula="of:=T([source.B155])">
            <text:p/>
          </table:table-cell>
          <table:table-cell table:style-name="ce4" table:formula="of:=T([source.C155])">
            <text:p/>
          </table:table-cell>
          <table:table-cell table:style-name="ce4" table:formula="of:=T([source.D155])">
            <text:p/>
          </table:table-cell>
          <table:table-cell table:style-name="ce14" table:formula="of:=T([source.E155])">
            <text:p/>
          </table:table-cell>
          <table:table-cell table:style-name="ce4" table:formula="of:=[source.A155]" office:value-type="float" office:value="0">
            <text:p>0</text:p>
          </table:table-cell>
          <table:table-cell table:style-name="ce4" table:formula="of:=ROUND([.E155]* (1 + extra))" office:value-type="float" office:value="0">
            <text:p>0</text:p>
          </table:table-cell>
          <table:table-cell table:style-name="ce4" table:formula="of:=MAX([.F155];[.E155]+1)" office:value-type="float" office:value="1">
            <text:p>1</text:p>
          </table:table-cell>
          <table:table-cell table:style-name="ce4"/>
          <table:table-cell table:style-name="ce16" table:formula="of:=[source.F155]" office:value-type="float" office:value="0">
            <text:p/>
          </table:table-cell>
          <table:table-cell table:style-name="ce22" table:formula="of:=[source.G155]" office:value-type="float" office:value="0">
            <text:p>0.000</text:p>
          </table:table-cell>
          <table:table-cell table:style-name="ce4" table:formula="of:=[source.H155]" office:value-type="float" office:value="0">
            <text:p>0</text:p>
          </table:table-cell>
          <table:table-cell table:style-name="ce4" table:formula="of:=CEILING([.G155];[.K155])" office:value-type="float" office:value="0">
            <text:p>0</text:p>
          </table:table-cell>
          <table:table-cell table:style-name="ce29" table:formula="of:=IF([.L155]*[.J155] &gt; 0; [.L155]*[.J155]; &quot;&quot;)">
            <text:p/>
          </table:table-cell>
          <table:table-cell table:style-name="ce16" table:formula="of:=[source.I155]" office:value-type="float" office:value="0">
            <text:p/>
          </table:table-cell>
          <table:table-cell table:style-name="ce22" table:formula="of:=[source.J155]" office:value-type="float" office:value="0">
            <text:p>0.000</text:p>
          </table:table-cell>
          <table:table-cell table:style-name="ce4" table:formula="of:=[source.K155]" office:value-type="float" office:value="0">
            <text:p>0</text:p>
          </table:table-cell>
          <table:table-cell table:style-name="ce4" table:formula="of:=CEILING([.$G155];[.P155])" office:value-type="float" office:value="0">
            <text:p>0</text:p>
          </table:table-cell>
          <table:table-cell table:style-name="ce29" table:formula="of:=IF([.Q155]*[.O155] &gt; 0; [.Q155]*[.O155]; &quot;&quot;)">
            <text:p/>
          </table:table-cell>
          <table:table-cell table:style-name="ce16" table:formula="of:=[source.L155]" office:value-type="float" office:value="0">
            <text:p/>
          </table:table-cell>
          <table:table-cell table:style-name="ce22" table:formula="of:=[source.M155]" office:value-type="float" office:value="0">
            <text:p>0.000</text:p>
          </table:table-cell>
          <table:table-cell table:style-name="ce4" table:formula="of:=[source.N155]" office:value-type="float" office:value="0">
            <text:p>0</text:p>
          </table:table-cell>
          <table:table-cell table:style-name="ce4" table:formula="of:=CEILING([.$G155];[.U155])" office:value-type="float" office:value="0">
            <text:p>0</text:p>
          </table:table-cell>
          <table:table-cell table:style-name="ce29" table:formula="of:=IF([.V155]*[.T155] &gt; 0; [.V155]*[.T155]; &quot;&quot;)">
            <text:p/>
          </table:table-cell>
          <table:table-cell table:style-name="ce4" table:formula="of:=IF([.$A155] &lt;&gt; &quot;&quot;; IF(MIN([.$M155];[.$R155];[.$W155]) = [.$M155]; [.$I$1]; IF(MIN([.$M155];[.$R155];[.$W155]) = [.$R155]; [.$N$1]; IF(ISNUMBER([.$W155]); [.$S$1]; &quot;NO PRICING&quot;))); &quot;&quot;)">
            <text:p/>
          </table:table-cell>
          <table:table-cell table:style-name="ce34" table:formula="of:=IF([.$A155] &lt;&gt; &quot;&quot;; IF(MIN([.$M155];[.$R155];[.$W155]) = [.$M155]; [.$I155]; IF(MIN([.$M155];[.$R155];[.$W155]) = [.$R155]; [.$N155]; IF(ISNUMBER([.$W155]); [.$S155]; &quot;NO PRICING&quot;))); &quot;&quot;)">
            <text:p/>
          </table:table-cell>
          <table:table-cell table:style-name="ce4" table:formula="of:=IF([.$A155] &lt;&gt; &quot;&quot;; IF(MIN([.$M155];[.$R155];[.$W155]) = [.$M155]; [.$L155]; IF(MIN([.$M155];[.$R155];[.$W155]) = [.$R155]; [.$Q155]; IF(ISNUMBER([.$W155]); [.$V155]; &quot;NO PRICING&quot;))); &quot;&quot;)">
            <text:p/>
          </table:table-cell>
          <table:table-cell table:style-name="ce29" table:formula="of:=IF([.$A155] &lt;&gt; &quot;&quot;; IF(MIN([.$M155];[.$R155];[.$W155]) = [.$M155]; [.$M155]; IF(MIN([.$M155];[.$R155];[.$W155]) = [.$R155]; [.$R155]; IF(ISNUMBER([.$W155]); [.$W155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4" table:formula="of:=T([source.B156])">
            <text:p/>
          </table:table-cell>
          <table:table-cell table:style-name="ce4" table:formula="of:=T([source.C156])">
            <text:p/>
          </table:table-cell>
          <table:table-cell table:style-name="ce4" table:formula="of:=T([source.D156])">
            <text:p/>
          </table:table-cell>
          <table:table-cell table:style-name="ce14" table:formula="of:=T([source.E156])">
            <text:p/>
          </table:table-cell>
          <table:table-cell table:style-name="ce4" table:formula="of:=[source.A156]" office:value-type="float" office:value="0">
            <text:p>0</text:p>
          </table:table-cell>
          <table:table-cell table:style-name="ce4" table:formula="of:=ROUND([.E156]* (1 + extra))" office:value-type="float" office:value="0">
            <text:p>0</text:p>
          </table:table-cell>
          <table:table-cell table:style-name="ce4" table:formula="of:=MAX([.F156];[.E156]+1)" office:value-type="float" office:value="1">
            <text:p>1</text:p>
          </table:table-cell>
          <table:table-cell table:style-name="ce4"/>
          <table:table-cell table:style-name="ce16" table:formula="of:=[source.F156]" office:value-type="float" office:value="0">
            <text:p/>
          </table:table-cell>
          <table:table-cell table:style-name="ce22" table:formula="of:=[source.G156]" office:value-type="float" office:value="0">
            <text:p>0.000</text:p>
          </table:table-cell>
          <table:table-cell table:style-name="ce4" table:formula="of:=[source.H156]" office:value-type="float" office:value="0">
            <text:p>0</text:p>
          </table:table-cell>
          <table:table-cell table:style-name="ce4" table:formula="of:=CEILING([.G156];[.K156])" office:value-type="float" office:value="0">
            <text:p>0</text:p>
          </table:table-cell>
          <table:table-cell table:style-name="ce29" table:formula="of:=IF([.L156]*[.J156] &gt; 0; [.L156]*[.J156]; &quot;&quot;)">
            <text:p/>
          </table:table-cell>
          <table:table-cell table:style-name="ce16" table:formula="of:=[source.I156]" office:value-type="float" office:value="0">
            <text:p/>
          </table:table-cell>
          <table:table-cell table:style-name="ce22" table:formula="of:=[source.J156]" office:value-type="float" office:value="0">
            <text:p>0.000</text:p>
          </table:table-cell>
          <table:table-cell table:style-name="ce4" table:formula="of:=[source.K156]" office:value-type="float" office:value="0">
            <text:p>0</text:p>
          </table:table-cell>
          <table:table-cell table:style-name="ce4" table:formula="of:=CEILING([.$G156];[.P156])" office:value-type="float" office:value="0">
            <text:p>0</text:p>
          </table:table-cell>
          <table:table-cell table:style-name="ce29" table:formula="of:=IF([.Q156]*[.O156] &gt; 0; [.Q156]*[.O156]; &quot;&quot;)">
            <text:p/>
          </table:table-cell>
          <table:table-cell table:style-name="ce16" table:formula="of:=[source.L156]" office:value-type="float" office:value="0">
            <text:p/>
          </table:table-cell>
          <table:table-cell table:style-name="ce22" table:formula="of:=[source.M156]" office:value-type="float" office:value="0">
            <text:p>0.000</text:p>
          </table:table-cell>
          <table:table-cell table:style-name="ce4" table:formula="of:=[source.N156]" office:value-type="float" office:value="0">
            <text:p>0</text:p>
          </table:table-cell>
          <table:table-cell table:style-name="ce4" table:formula="of:=CEILING([.$G156];[.U156])" office:value-type="float" office:value="0">
            <text:p>0</text:p>
          </table:table-cell>
          <table:table-cell table:style-name="ce29" table:formula="of:=IF([.V156]*[.T156] &gt; 0; [.V156]*[.T156]; &quot;&quot;)">
            <text:p/>
          </table:table-cell>
          <table:table-cell table:style-name="ce4" table:formula="of:=IF([.$A156] &lt;&gt; &quot;&quot;; IF(MIN([.$M156];[.$R156];[.$W156]) = [.$M156]; [.$I$1]; IF(MIN([.$M156];[.$R156];[.$W156]) = [.$R156]; [.$N$1]; IF(ISNUMBER([.$W156]); [.$S$1]; &quot;NO PRICING&quot;))); &quot;&quot;)">
            <text:p/>
          </table:table-cell>
          <table:table-cell table:style-name="ce34" table:formula="of:=IF([.$A156] &lt;&gt; &quot;&quot;; IF(MIN([.$M156];[.$R156];[.$W156]) = [.$M156]; [.$I156]; IF(MIN([.$M156];[.$R156];[.$W156]) = [.$R156]; [.$N156]; IF(ISNUMBER([.$W156]); [.$S156]; &quot;NO PRICING&quot;))); &quot;&quot;)">
            <text:p/>
          </table:table-cell>
          <table:table-cell table:style-name="ce4" table:formula="of:=IF([.$A156] &lt;&gt; &quot;&quot;; IF(MIN([.$M156];[.$R156];[.$W156]) = [.$M156]; [.$L156]; IF(MIN([.$M156];[.$R156];[.$W156]) = [.$R156]; [.$Q156]; IF(ISNUMBER([.$W156]); [.$V156]; &quot;NO PRICING&quot;))); &quot;&quot;)">
            <text:p/>
          </table:table-cell>
          <table:table-cell table:style-name="ce29" table:formula="of:=IF([.$A156] &lt;&gt; &quot;&quot;; IF(MIN([.$M156];[.$R156];[.$W156]) = [.$M156]; [.$M156]; IF(MIN([.$M156];[.$R156];[.$W156]) = [.$R156]; [.$R156]; IF(ISNUMBER([.$W156]); [.$W156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4" table:formula="of:=T([source.B157])">
            <text:p/>
          </table:table-cell>
          <table:table-cell table:style-name="ce4" table:formula="of:=T([source.C157])">
            <text:p/>
          </table:table-cell>
          <table:table-cell table:style-name="ce4" table:formula="of:=T([source.D157])">
            <text:p/>
          </table:table-cell>
          <table:table-cell table:style-name="ce14" table:formula="of:=T([source.E157])">
            <text:p/>
          </table:table-cell>
          <table:table-cell table:style-name="ce4" table:formula="of:=[source.A157]" office:value-type="float" office:value="0">
            <text:p>0</text:p>
          </table:table-cell>
          <table:table-cell table:style-name="ce4" table:formula="of:=ROUND([.E157]* (1 + extra))" office:value-type="float" office:value="0">
            <text:p>0</text:p>
          </table:table-cell>
          <table:table-cell table:style-name="ce4" table:formula="of:=MAX([.F157];[.E157]+1)" office:value-type="float" office:value="1">
            <text:p>1</text:p>
          </table:table-cell>
          <table:table-cell table:style-name="ce4"/>
          <table:table-cell table:style-name="ce16" table:formula="of:=[source.F157]" office:value-type="float" office:value="0">
            <text:p/>
          </table:table-cell>
          <table:table-cell table:style-name="ce22" table:formula="of:=[source.G157]" office:value-type="float" office:value="0">
            <text:p>0.000</text:p>
          </table:table-cell>
          <table:table-cell table:style-name="ce4" table:formula="of:=[source.H157]" office:value-type="float" office:value="0">
            <text:p>0</text:p>
          </table:table-cell>
          <table:table-cell table:style-name="ce4" table:formula="of:=CEILING([.G157];[.K157])" office:value-type="float" office:value="0">
            <text:p>0</text:p>
          </table:table-cell>
          <table:table-cell table:style-name="ce29" table:formula="of:=IF([.L157]*[.J157] &gt; 0; [.L157]*[.J157]; &quot;&quot;)">
            <text:p/>
          </table:table-cell>
          <table:table-cell table:style-name="ce16" table:formula="of:=[source.I157]" office:value-type="float" office:value="0">
            <text:p/>
          </table:table-cell>
          <table:table-cell table:style-name="ce22" table:formula="of:=[source.J157]" office:value-type="float" office:value="0">
            <text:p>0.000</text:p>
          </table:table-cell>
          <table:table-cell table:style-name="ce4" table:formula="of:=[source.K157]" office:value-type="float" office:value="0">
            <text:p>0</text:p>
          </table:table-cell>
          <table:table-cell table:style-name="ce4" table:formula="of:=CEILING([.$G157];[.P157])" office:value-type="float" office:value="0">
            <text:p>0</text:p>
          </table:table-cell>
          <table:table-cell table:style-name="ce29" table:formula="of:=IF([.Q157]*[.O157] &gt; 0; [.Q157]*[.O157]; &quot;&quot;)">
            <text:p/>
          </table:table-cell>
          <table:table-cell table:style-name="ce16" table:formula="of:=[source.L157]" office:value-type="float" office:value="0">
            <text:p/>
          </table:table-cell>
          <table:table-cell table:style-name="ce22" table:formula="of:=[source.M157]" office:value-type="float" office:value="0">
            <text:p>0.000</text:p>
          </table:table-cell>
          <table:table-cell table:style-name="ce4" table:formula="of:=[source.N157]" office:value-type="float" office:value="0">
            <text:p>0</text:p>
          </table:table-cell>
          <table:table-cell table:style-name="ce4" table:formula="of:=CEILING([.$G157];[.U157])" office:value-type="float" office:value="0">
            <text:p>0</text:p>
          </table:table-cell>
          <table:table-cell table:style-name="ce29" table:formula="of:=IF([.V157]*[.T157] &gt; 0; [.V157]*[.T157]; &quot;&quot;)">
            <text:p/>
          </table:table-cell>
          <table:table-cell table:style-name="ce4" table:formula="of:=IF([.$A157] &lt;&gt; &quot;&quot;; IF(MIN([.$M157];[.$R157];[.$W157]) = [.$M157]; [.$I$1]; IF(MIN([.$M157];[.$R157];[.$W157]) = [.$R157]; [.$N$1]; IF(ISNUMBER([.$W157]); [.$S$1]; &quot;NO PRICING&quot;))); &quot;&quot;)">
            <text:p/>
          </table:table-cell>
          <table:table-cell table:style-name="ce34" table:formula="of:=IF([.$A157] &lt;&gt; &quot;&quot;; IF(MIN([.$M157];[.$R157];[.$W157]) = [.$M157]; [.$I157]; IF(MIN([.$M157];[.$R157];[.$W157]) = [.$R157]; [.$N157]; IF(ISNUMBER([.$W157]); [.$S157]; &quot;NO PRICING&quot;))); &quot;&quot;)">
            <text:p/>
          </table:table-cell>
          <table:table-cell table:style-name="ce4" table:formula="of:=IF([.$A157] &lt;&gt; &quot;&quot;; IF(MIN([.$M157];[.$R157];[.$W157]) = [.$M157]; [.$L157]; IF(MIN([.$M157];[.$R157];[.$W157]) = [.$R157]; [.$Q157]; IF(ISNUMBER([.$W157]); [.$V157]; &quot;NO PRICING&quot;))); &quot;&quot;)">
            <text:p/>
          </table:table-cell>
          <table:table-cell table:style-name="ce29" table:formula="of:=IF([.$A157] &lt;&gt; &quot;&quot;; IF(MIN([.$M157];[.$R157];[.$W157]) = [.$M157]; [.$M157]; IF(MIN([.$M157];[.$R157];[.$W157]) = [.$R157]; [.$R157]; IF(ISNUMBER([.$W157]); [.$W157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4" table:formula="of:=T([source.B158])">
            <text:p/>
          </table:table-cell>
          <table:table-cell table:style-name="ce4" table:formula="of:=T([source.C158])">
            <text:p/>
          </table:table-cell>
          <table:table-cell table:style-name="ce4" table:formula="of:=T([source.D158])">
            <text:p/>
          </table:table-cell>
          <table:table-cell table:style-name="ce14" table:formula="of:=T([source.E158])">
            <text:p/>
          </table:table-cell>
          <table:table-cell table:style-name="ce4" table:formula="of:=[source.A158]" office:value-type="float" office:value="0">
            <text:p>0</text:p>
          </table:table-cell>
          <table:table-cell table:style-name="ce4" table:formula="of:=ROUND([.E158]* (1 + extra))" office:value-type="float" office:value="0">
            <text:p>0</text:p>
          </table:table-cell>
          <table:table-cell table:style-name="ce4" table:formula="of:=MAX([.F158];[.E158]+1)" office:value-type="float" office:value="1">
            <text:p>1</text:p>
          </table:table-cell>
          <table:table-cell table:style-name="ce4"/>
          <table:table-cell table:style-name="ce16" table:formula="of:=[source.F158]" office:value-type="float" office:value="0">
            <text:p/>
          </table:table-cell>
          <table:table-cell table:style-name="ce22" table:formula="of:=[source.G158]" office:value-type="float" office:value="0">
            <text:p>0.000</text:p>
          </table:table-cell>
          <table:table-cell table:style-name="ce4" table:formula="of:=[source.H158]" office:value-type="float" office:value="0">
            <text:p>0</text:p>
          </table:table-cell>
          <table:table-cell table:style-name="ce4" table:formula="of:=CEILING([.G158];[.K158])" office:value-type="float" office:value="0">
            <text:p>0</text:p>
          </table:table-cell>
          <table:table-cell table:style-name="ce29" table:formula="of:=IF([.L158]*[.J158] &gt; 0; [.L158]*[.J158]; &quot;&quot;)">
            <text:p/>
          </table:table-cell>
          <table:table-cell table:style-name="ce16" table:formula="of:=[source.I158]" office:value-type="float" office:value="0">
            <text:p/>
          </table:table-cell>
          <table:table-cell table:style-name="ce22" table:formula="of:=[source.J158]" office:value-type="float" office:value="0">
            <text:p>0.000</text:p>
          </table:table-cell>
          <table:table-cell table:style-name="ce4" table:formula="of:=[source.K158]" office:value-type="float" office:value="0">
            <text:p>0</text:p>
          </table:table-cell>
          <table:table-cell table:style-name="ce4" table:formula="of:=CEILING([.$G158];[.P158])" office:value-type="float" office:value="0">
            <text:p>0</text:p>
          </table:table-cell>
          <table:table-cell table:style-name="ce29" table:formula="of:=IF([.Q158]*[.O158] &gt; 0; [.Q158]*[.O158]; &quot;&quot;)">
            <text:p/>
          </table:table-cell>
          <table:table-cell table:style-name="ce16" table:formula="of:=[source.L158]" office:value-type="float" office:value="0">
            <text:p/>
          </table:table-cell>
          <table:table-cell table:style-name="ce22" table:formula="of:=[source.M158]" office:value-type="float" office:value="0">
            <text:p>0.000</text:p>
          </table:table-cell>
          <table:table-cell table:style-name="ce4" table:formula="of:=[source.N158]" office:value-type="float" office:value="0">
            <text:p>0</text:p>
          </table:table-cell>
          <table:table-cell table:style-name="ce4" table:formula="of:=CEILING([.$G158];[.U158])" office:value-type="float" office:value="0">
            <text:p>0</text:p>
          </table:table-cell>
          <table:table-cell table:style-name="ce29" table:formula="of:=IF([.V158]*[.T158] &gt; 0; [.V158]*[.T158]; &quot;&quot;)">
            <text:p/>
          </table:table-cell>
          <table:table-cell table:style-name="ce4" table:formula="of:=IF([.$A158] &lt;&gt; &quot;&quot;; IF(MIN([.$M158];[.$R158];[.$W158]) = [.$M158]; [.$I$1]; IF(MIN([.$M158];[.$R158];[.$W158]) = [.$R158]; [.$N$1]; IF(ISNUMBER([.$W158]); [.$S$1]; &quot;NO PRICING&quot;))); &quot;&quot;)">
            <text:p/>
          </table:table-cell>
          <table:table-cell table:style-name="ce34" table:formula="of:=IF([.$A158] &lt;&gt; &quot;&quot;; IF(MIN([.$M158];[.$R158];[.$W158]) = [.$M158]; [.$I158]; IF(MIN([.$M158];[.$R158];[.$W158]) = [.$R158]; [.$N158]; IF(ISNUMBER([.$W158]); [.$S158]; &quot;NO PRICING&quot;))); &quot;&quot;)">
            <text:p/>
          </table:table-cell>
          <table:table-cell table:style-name="ce4" table:formula="of:=IF([.$A158] &lt;&gt; &quot;&quot;; IF(MIN([.$M158];[.$R158];[.$W158]) = [.$M158]; [.$L158]; IF(MIN([.$M158];[.$R158];[.$W158]) = [.$R158]; [.$Q158]; IF(ISNUMBER([.$W158]); [.$V158]; &quot;NO PRICING&quot;))); &quot;&quot;)">
            <text:p/>
          </table:table-cell>
          <table:table-cell table:style-name="ce29" table:formula="of:=IF([.$A158] &lt;&gt; &quot;&quot;; IF(MIN([.$M158];[.$R158];[.$W158]) = [.$M158]; [.$M158]; IF(MIN([.$M158];[.$R158];[.$W158]) = [.$R158]; [.$R158]; IF(ISNUMBER([.$W158]); [.$W158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4" table:formula="of:=T([source.B159])">
            <text:p/>
          </table:table-cell>
          <table:table-cell table:style-name="ce4" table:formula="of:=T([source.C159])">
            <text:p/>
          </table:table-cell>
          <table:table-cell table:style-name="ce4" table:formula="of:=T([source.D159])">
            <text:p/>
          </table:table-cell>
          <table:table-cell table:style-name="ce14" table:formula="of:=T([source.E159])">
            <text:p/>
          </table:table-cell>
          <table:table-cell table:style-name="ce4" table:formula="of:=[source.A159]" office:value-type="float" office:value="0">
            <text:p>0</text:p>
          </table:table-cell>
          <table:table-cell table:style-name="ce4" table:formula="of:=ROUND([.E159]* (1 + extra))" office:value-type="float" office:value="0">
            <text:p>0</text:p>
          </table:table-cell>
          <table:table-cell table:style-name="ce4" table:formula="of:=MAX([.F159];[.E159]+1)" office:value-type="float" office:value="1">
            <text:p>1</text:p>
          </table:table-cell>
          <table:table-cell table:style-name="ce4"/>
          <table:table-cell table:style-name="ce16" table:formula="of:=[source.F159]" office:value-type="float" office:value="0">
            <text:p/>
          </table:table-cell>
          <table:table-cell table:style-name="ce22" table:formula="of:=[source.G159]" office:value-type="float" office:value="0">
            <text:p>0.000</text:p>
          </table:table-cell>
          <table:table-cell table:style-name="ce4" table:formula="of:=[source.H159]" office:value-type="float" office:value="0">
            <text:p>0</text:p>
          </table:table-cell>
          <table:table-cell table:style-name="ce4" table:formula="of:=CEILING([.G159];[.K159])" office:value-type="float" office:value="0">
            <text:p>0</text:p>
          </table:table-cell>
          <table:table-cell table:style-name="ce29" table:formula="of:=IF([.L159]*[.J159] &gt; 0; [.L159]*[.J159]; &quot;&quot;)">
            <text:p/>
          </table:table-cell>
          <table:table-cell table:style-name="ce16" table:formula="of:=[source.I159]" office:value-type="float" office:value="0">
            <text:p/>
          </table:table-cell>
          <table:table-cell table:style-name="ce22" table:formula="of:=[source.J159]" office:value-type="float" office:value="0">
            <text:p>0.000</text:p>
          </table:table-cell>
          <table:table-cell table:style-name="ce4" table:formula="of:=[source.K159]" office:value-type="float" office:value="0">
            <text:p>0</text:p>
          </table:table-cell>
          <table:table-cell table:style-name="ce4" table:formula="of:=CEILING([.$G159];[.P159])" office:value-type="float" office:value="0">
            <text:p>0</text:p>
          </table:table-cell>
          <table:table-cell table:style-name="ce29" table:formula="of:=IF([.Q159]*[.O159] &gt; 0; [.Q159]*[.O159]; &quot;&quot;)">
            <text:p/>
          </table:table-cell>
          <table:table-cell table:style-name="ce16" table:formula="of:=[source.L159]" office:value-type="float" office:value="0">
            <text:p/>
          </table:table-cell>
          <table:table-cell table:style-name="ce22" table:formula="of:=[source.M159]" office:value-type="float" office:value="0">
            <text:p>0.000</text:p>
          </table:table-cell>
          <table:table-cell table:style-name="ce4" table:formula="of:=[source.N159]" office:value-type="float" office:value="0">
            <text:p>0</text:p>
          </table:table-cell>
          <table:table-cell table:style-name="ce4" table:formula="of:=CEILING([.$G159];[.U159])" office:value-type="float" office:value="0">
            <text:p>0</text:p>
          </table:table-cell>
          <table:table-cell table:style-name="ce29" table:formula="of:=IF([.V159]*[.T159] &gt; 0; [.V159]*[.T159]; &quot;&quot;)">
            <text:p/>
          </table:table-cell>
          <table:table-cell table:style-name="ce4" table:formula="of:=IF([.$A159] &lt;&gt; &quot;&quot;; IF(MIN([.$M159];[.$R159];[.$W159]) = [.$M159]; [.$I$1]; IF(MIN([.$M159];[.$R159];[.$W159]) = [.$R159]; [.$N$1]; IF(ISNUMBER([.$W159]); [.$S$1]; &quot;NO PRICING&quot;))); &quot;&quot;)">
            <text:p/>
          </table:table-cell>
          <table:table-cell table:style-name="ce34" table:formula="of:=IF([.$A159] &lt;&gt; &quot;&quot;; IF(MIN([.$M159];[.$R159];[.$W159]) = [.$M159]; [.$I159]; IF(MIN([.$M159];[.$R159];[.$W159]) = [.$R159]; [.$N159]; IF(ISNUMBER([.$W159]); [.$S159]; &quot;NO PRICING&quot;))); &quot;&quot;)">
            <text:p/>
          </table:table-cell>
          <table:table-cell table:style-name="ce4" table:formula="of:=IF([.$A159] &lt;&gt; &quot;&quot;; IF(MIN([.$M159];[.$R159];[.$W159]) = [.$M159]; [.$L159]; IF(MIN([.$M159];[.$R159];[.$W159]) = [.$R159]; [.$Q159]; IF(ISNUMBER([.$W159]); [.$V159]; &quot;NO PRICING&quot;))); &quot;&quot;)">
            <text:p/>
          </table:table-cell>
          <table:table-cell table:style-name="ce29" table:formula="of:=IF([.$A159] &lt;&gt; &quot;&quot;; IF(MIN([.$M159];[.$R159];[.$W159]) = [.$M159]; [.$M159]; IF(MIN([.$M159];[.$R159];[.$W159]) = [.$R159]; [.$R159]; IF(ISNUMBER([.$W159]); [.$W159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4" table:formula="of:=T([source.B160])">
            <text:p/>
          </table:table-cell>
          <table:table-cell table:style-name="ce4" table:formula="of:=T([source.C160])">
            <text:p/>
          </table:table-cell>
          <table:table-cell table:style-name="ce4" table:formula="of:=T([source.D160])">
            <text:p/>
          </table:table-cell>
          <table:table-cell table:style-name="ce14" table:formula="of:=T([source.E160])">
            <text:p/>
          </table:table-cell>
          <table:table-cell table:style-name="ce4" table:formula="of:=[source.A160]" office:value-type="float" office:value="0">
            <text:p>0</text:p>
          </table:table-cell>
          <table:table-cell table:style-name="ce4" table:formula="of:=ROUND([.E160]* (1 + extra))" office:value-type="float" office:value="0">
            <text:p>0</text:p>
          </table:table-cell>
          <table:table-cell table:style-name="ce4" table:formula="of:=MAX([.F160];[.E160]+1)" office:value-type="float" office:value="1">
            <text:p>1</text:p>
          </table:table-cell>
          <table:table-cell table:style-name="ce4"/>
          <table:table-cell table:style-name="ce16" table:formula="of:=[source.F160]" office:value-type="float" office:value="0">
            <text:p/>
          </table:table-cell>
          <table:table-cell table:style-name="ce22" table:formula="of:=[source.G160]" office:value-type="float" office:value="0">
            <text:p>0.000</text:p>
          </table:table-cell>
          <table:table-cell table:style-name="ce4" table:formula="of:=[source.H160]" office:value-type="float" office:value="0">
            <text:p>0</text:p>
          </table:table-cell>
          <table:table-cell table:style-name="ce4" table:formula="of:=CEILING([.G160];[.K160])" office:value-type="float" office:value="0">
            <text:p>0</text:p>
          </table:table-cell>
          <table:table-cell table:style-name="ce29" table:formula="of:=IF([.L160]*[.J160] &gt; 0; [.L160]*[.J160]; &quot;&quot;)">
            <text:p/>
          </table:table-cell>
          <table:table-cell table:style-name="ce16" table:formula="of:=[source.I160]" office:value-type="float" office:value="0">
            <text:p/>
          </table:table-cell>
          <table:table-cell table:style-name="ce22" table:formula="of:=[source.J160]" office:value-type="float" office:value="0">
            <text:p>0.000</text:p>
          </table:table-cell>
          <table:table-cell table:style-name="ce4" table:formula="of:=[source.K160]" office:value-type="float" office:value="0">
            <text:p>0</text:p>
          </table:table-cell>
          <table:table-cell table:style-name="ce4" table:formula="of:=CEILING([.$G160];[.P160])" office:value-type="float" office:value="0">
            <text:p>0</text:p>
          </table:table-cell>
          <table:table-cell table:style-name="ce29" table:formula="of:=IF([.Q160]*[.O160] &gt; 0; [.Q160]*[.O160]; &quot;&quot;)">
            <text:p/>
          </table:table-cell>
          <table:table-cell table:style-name="ce16" table:formula="of:=[source.L160]" office:value-type="float" office:value="0">
            <text:p/>
          </table:table-cell>
          <table:table-cell table:style-name="ce22" table:formula="of:=[source.M160]" office:value-type="float" office:value="0">
            <text:p>0.000</text:p>
          </table:table-cell>
          <table:table-cell table:style-name="ce4" table:formula="of:=[source.N160]" office:value-type="float" office:value="0">
            <text:p>0</text:p>
          </table:table-cell>
          <table:table-cell table:style-name="ce4" table:formula="of:=CEILING([.$G160];[.U160])" office:value-type="float" office:value="0">
            <text:p>0</text:p>
          </table:table-cell>
          <table:table-cell table:style-name="ce29" table:formula="of:=IF([.V160]*[.T160] &gt; 0; [.V160]*[.T160]; &quot;&quot;)">
            <text:p/>
          </table:table-cell>
          <table:table-cell table:style-name="ce4" table:formula="of:=IF([.$A160] &lt;&gt; &quot;&quot;; IF(MIN([.$M160];[.$R160];[.$W160]) = [.$M160]; [.$I$1]; IF(MIN([.$M160];[.$R160];[.$W160]) = [.$R160]; [.$N$1]; IF(ISNUMBER([.$W160]); [.$S$1]; &quot;NO PRICING&quot;))); &quot;&quot;)">
            <text:p/>
          </table:table-cell>
          <table:table-cell table:style-name="ce34" table:formula="of:=IF([.$A160] &lt;&gt; &quot;&quot;; IF(MIN([.$M160];[.$R160];[.$W160]) = [.$M160]; [.$I160]; IF(MIN([.$M160];[.$R160];[.$W160]) = [.$R160]; [.$N160]; IF(ISNUMBER([.$W160]); [.$S160]; &quot;NO PRICING&quot;))); &quot;&quot;)">
            <text:p/>
          </table:table-cell>
          <table:table-cell table:style-name="ce4" table:formula="of:=IF([.$A160] &lt;&gt; &quot;&quot;; IF(MIN([.$M160];[.$R160];[.$W160]) = [.$M160]; [.$L160]; IF(MIN([.$M160];[.$R160];[.$W160]) = [.$R160]; [.$Q160]; IF(ISNUMBER([.$W160]); [.$V160]; &quot;NO PRICING&quot;))); &quot;&quot;)">
            <text:p/>
          </table:table-cell>
          <table:table-cell table:style-name="ce29" table:formula="of:=IF([.$A160] &lt;&gt; &quot;&quot;; IF(MIN([.$M160];[.$R160];[.$W160]) = [.$M160]; [.$M160]; IF(MIN([.$M160];[.$R160];[.$W160]) = [.$R160]; [.$R160]; IF(ISNUMBER([.$W160]); [.$W160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4" table:formula="of:=T([source.B161])">
            <text:p/>
          </table:table-cell>
          <table:table-cell table:style-name="ce4" table:formula="of:=T([source.C161])">
            <text:p/>
          </table:table-cell>
          <table:table-cell table:style-name="ce4" table:formula="of:=T([source.D161])">
            <text:p/>
          </table:table-cell>
          <table:table-cell table:style-name="ce14" table:formula="of:=T([source.E161])">
            <text:p/>
          </table:table-cell>
          <table:table-cell table:style-name="ce4" table:formula="of:=[source.A161]" office:value-type="float" office:value="0">
            <text:p>0</text:p>
          </table:table-cell>
          <table:table-cell table:style-name="ce4" table:formula="of:=ROUND([.E161]* (1 + extra))" office:value-type="float" office:value="0">
            <text:p>0</text:p>
          </table:table-cell>
          <table:table-cell table:style-name="ce4" table:formula="of:=MAX([.F161];[.E161]+1)" office:value-type="float" office:value="1">
            <text:p>1</text:p>
          </table:table-cell>
          <table:table-cell table:style-name="ce4"/>
          <table:table-cell table:style-name="ce16" table:formula="of:=[source.F161]" office:value-type="float" office:value="0">
            <text:p/>
          </table:table-cell>
          <table:table-cell table:style-name="ce22" table:formula="of:=[source.G161]" office:value-type="float" office:value="0">
            <text:p>0.000</text:p>
          </table:table-cell>
          <table:table-cell table:style-name="ce4" table:formula="of:=[source.H161]" office:value-type="float" office:value="0">
            <text:p>0</text:p>
          </table:table-cell>
          <table:table-cell table:style-name="ce4" table:formula="of:=CEILING([.G161];[.K161])" office:value-type="float" office:value="0">
            <text:p>0</text:p>
          </table:table-cell>
          <table:table-cell table:style-name="ce29" table:formula="of:=IF([.L161]*[.J161] &gt; 0; [.L161]*[.J161]; &quot;&quot;)">
            <text:p/>
          </table:table-cell>
          <table:table-cell table:style-name="ce16" table:formula="of:=[source.I161]" office:value-type="float" office:value="0">
            <text:p/>
          </table:table-cell>
          <table:table-cell table:style-name="ce22" table:formula="of:=[source.J161]" office:value-type="float" office:value="0">
            <text:p>0.000</text:p>
          </table:table-cell>
          <table:table-cell table:style-name="ce4" table:formula="of:=[source.K161]" office:value-type="float" office:value="0">
            <text:p>0</text:p>
          </table:table-cell>
          <table:table-cell table:style-name="ce4" table:formula="of:=CEILING([.$G161];[.P161])" office:value-type="float" office:value="0">
            <text:p>0</text:p>
          </table:table-cell>
          <table:table-cell table:style-name="ce29" table:formula="of:=IF([.Q161]*[.O161] &gt; 0; [.Q161]*[.O161]; &quot;&quot;)">
            <text:p/>
          </table:table-cell>
          <table:table-cell table:style-name="ce16" table:formula="of:=[source.L161]" office:value-type="float" office:value="0">
            <text:p/>
          </table:table-cell>
          <table:table-cell table:style-name="ce22" table:formula="of:=[source.M161]" office:value-type="float" office:value="0">
            <text:p>0.000</text:p>
          </table:table-cell>
          <table:table-cell table:style-name="ce4" table:formula="of:=[source.N161]" office:value-type="float" office:value="0">
            <text:p>0</text:p>
          </table:table-cell>
          <table:table-cell table:style-name="ce4" table:formula="of:=CEILING([.$G161];[.U161])" office:value-type="float" office:value="0">
            <text:p>0</text:p>
          </table:table-cell>
          <table:table-cell table:style-name="ce29" table:formula="of:=IF([.V161]*[.T161] &gt; 0; [.V161]*[.T161]; &quot;&quot;)">
            <text:p/>
          </table:table-cell>
          <table:table-cell table:style-name="ce4" table:formula="of:=IF([.$A161] &lt;&gt; &quot;&quot;; IF(MIN([.$M161];[.$R161];[.$W161]) = [.$M161]; [.$I$1]; IF(MIN([.$M161];[.$R161];[.$W161]) = [.$R161]; [.$N$1]; IF(ISNUMBER([.$W161]); [.$S$1]; &quot;NO PRICING&quot;))); &quot;&quot;)">
            <text:p/>
          </table:table-cell>
          <table:table-cell table:style-name="ce34" table:formula="of:=IF([.$A161] &lt;&gt; &quot;&quot;; IF(MIN([.$M161];[.$R161];[.$W161]) = [.$M161]; [.$I161]; IF(MIN([.$M161];[.$R161];[.$W161]) = [.$R161]; [.$N161]; IF(ISNUMBER([.$W161]); [.$S161]; &quot;NO PRICING&quot;))); &quot;&quot;)">
            <text:p/>
          </table:table-cell>
          <table:table-cell table:style-name="ce4" table:formula="of:=IF([.$A161] &lt;&gt; &quot;&quot;; IF(MIN([.$M161];[.$R161];[.$W161]) = [.$M161]; [.$L161]; IF(MIN([.$M161];[.$R161];[.$W161]) = [.$R161]; [.$Q161]; IF(ISNUMBER([.$W161]); [.$V161]; &quot;NO PRICING&quot;))); &quot;&quot;)">
            <text:p/>
          </table:table-cell>
          <table:table-cell table:style-name="ce29" table:formula="of:=IF([.$A161] &lt;&gt; &quot;&quot;; IF(MIN([.$M161];[.$R161];[.$W161]) = [.$M161]; [.$M161]; IF(MIN([.$M161];[.$R161];[.$W161]) = [.$R161]; [.$R161]; IF(ISNUMBER([.$W161]); [.$W161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4" table:formula="of:=T([source.B162])">
            <text:p/>
          </table:table-cell>
          <table:table-cell table:style-name="ce4" table:formula="of:=T([source.C162])">
            <text:p/>
          </table:table-cell>
          <table:table-cell table:style-name="ce4" table:formula="of:=T([source.D162])">
            <text:p/>
          </table:table-cell>
          <table:table-cell table:style-name="ce14" table:formula="of:=T([source.E162])">
            <text:p/>
          </table:table-cell>
          <table:table-cell table:style-name="ce4" table:formula="of:=[source.A162]" office:value-type="float" office:value="0">
            <text:p>0</text:p>
          </table:table-cell>
          <table:table-cell table:style-name="ce4" table:formula="of:=ROUND([.E162]* (1 + extra))" office:value-type="float" office:value="0">
            <text:p>0</text:p>
          </table:table-cell>
          <table:table-cell table:style-name="ce4" table:formula="of:=MAX([.F162];[.E162]+1)" office:value-type="float" office:value="1">
            <text:p>1</text:p>
          </table:table-cell>
          <table:table-cell table:style-name="ce4"/>
          <table:table-cell table:style-name="ce16" table:formula="of:=[source.F162]" office:value-type="float" office:value="0">
            <text:p/>
          </table:table-cell>
          <table:table-cell table:style-name="ce22" table:formula="of:=[source.G162]" office:value-type="float" office:value="0">
            <text:p>0.000</text:p>
          </table:table-cell>
          <table:table-cell table:style-name="ce4" table:formula="of:=[source.H162]" office:value-type="float" office:value="0">
            <text:p>0</text:p>
          </table:table-cell>
          <table:table-cell table:style-name="ce4" table:formula="of:=CEILING([.G162];[.K162])" office:value-type="float" office:value="0">
            <text:p>0</text:p>
          </table:table-cell>
          <table:table-cell table:style-name="ce29" table:formula="of:=IF([.L162]*[.J162] &gt; 0; [.L162]*[.J162]; &quot;&quot;)">
            <text:p/>
          </table:table-cell>
          <table:table-cell table:style-name="ce16" table:formula="of:=[source.I162]" office:value-type="float" office:value="0">
            <text:p/>
          </table:table-cell>
          <table:table-cell table:style-name="ce22" table:formula="of:=[source.J162]" office:value-type="float" office:value="0">
            <text:p>0.000</text:p>
          </table:table-cell>
          <table:table-cell table:style-name="ce4" table:formula="of:=[source.K162]" office:value-type="float" office:value="0">
            <text:p>0</text:p>
          </table:table-cell>
          <table:table-cell table:style-name="ce4" table:formula="of:=CEILING([.$G162];[.P162])" office:value-type="float" office:value="0">
            <text:p>0</text:p>
          </table:table-cell>
          <table:table-cell table:style-name="ce29" table:formula="of:=IF([.Q162]*[.O162] &gt; 0; [.Q162]*[.O162]; &quot;&quot;)">
            <text:p/>
          </table:table-cell>
          <table:table-cell table:style-name="ce16" table:formula="of:=[source.L162]" office:value-type="float" office:value="0">
            <text:p/>
          </table:table-cell>
          <table:table-cell table:style-name="ce22" table:formula="of:=[source.M162]" office:value-type="float" office:value="0">
            <text:p>0.000</text:p>
          </table:table-cell>
          <table:table-cell table:style-name="ce4" table:formula="of:=[source.N162]" office:value-type="float" office:value="0">
            <text:p>0</text:p>
          </table:table-cell>
          <table:table-cell table:style-name="ce4" table:formula="of:=CEILING([.$G162];[.U162])" office:value-type="float" office:value="0">
            <text:p>0</text:p>
          </table:table-cell>
          <table:table-cell table:style-name="ce29" table:formula="of:=IF([.V162]*[.T162] &gt; 0; [.V162]*[.T162]; &quot;&quot;)">
            <text:p/>
          </table:table-cell>
          <table:table-cell table:style-name="ce4" table:formula="of:=IF([.$A162] &lt;&gt; &quot;&quot;; IF(MIN([.$M162];[.$R162];[.$W162]) = [.$M162]; [.$I$1]; IF(MIN([.$M162];[.$R162];[.$W162]) = [.$R162]; [.$N$1]; IF(ISNUMBER([.$W162]); [.$S$1]; &quot;NO PRICING&quot;))); &quot;&quot;)">
            <text:p/>
          </table:table-cell>
          <table:table-cell table:style-name="ce34" table:formula="of:=IF([.$A162] &lt;&gt; &quot;&quot;; IF(MIN([.$M162];[.$R162];[.$W162]) = [.$M162]; [.$I162]; IF(MIN([.$M162];[.$R162];[.$W162]) = [.$R162]; [.$N162]; IF(ISNUMBER([.$W162]); [.$S162]; &quot;NO PRICING&quot;))); &quot;&quot;)">
            <text:p/>
          </table:table-cell>
          <table:table-cell table:style-name="ce4" table:formula="of:=IF([.$A162] &lt;&gt; &quot;&quot;; IF(MIN([.$M162];[.$R162];[.$W162]) = [.$M162]; [.$L162]; IF(MIN([.$M162];[.$R162];[.$W162]) = [.$R162]; [.$Q162]; IF(ISNUMBER([.$W162]); [.$V162]; &quot;NO PRICING&quot;))); &quot;&quot;)">
            <text:p/>
          </table:table-cell>
          <table:table-cell table:style-name="ce29" table:formula="of:=IF([.$A162] &lt;&gt; &quot;&quot;; IF(MIN([.$M162];[.$R162];[.$W162]) = [.$M162]; [.$M162]; IF(MIN([.$M162];[.$R162];[.$W162]) = [.$R162]; [.$R162]; IF(ISNUMBER([.$W162]); [.$W162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4" table:formula="of:=T([source.B163])">
            <text:p/>
          </table:table-cell>
          <table:table-cell table:style-name="ce4" table:formula="of:=T([source.C163])">
            <text:p/>
          </table:table-cell>
          <table:table-cell table:style-name="ce4" table:formula="of:=T([source.D163])">
            <text:p/>
          </table:table-cell>
          <table:table-cell table:style-name="ce14" table:formula="of:=T([source.E163])">
            <text:p/>
          </table:table-cell>
          <table:table-cell table:style-name="ce4" table:formula="of:=[source.A163]" office:value-type="float" office:value="0">
            <text:p>0</text:p>
          </table:table-cell>
          <table:table-cell table:style-name="ce4" table:formula="of:=ROUND([.E163]* (1 + extra))" office:value-type="float" office:value="0">
            <text:p>0</text:p>
          </table:table-cell>
          <table:table-cell table:style-name="ce4" table:formula="of:=MAX([.F163];[.E163]+1)" office:value-type="float" office:value="1">
            <text:p>1</text:p>
          </table:table-cell>
          <table:table-cell table:style-name="ce4"/>
          <table:table-cell table:style-name="ce16" table:formula="of:=[source.F163]" office:value-type="float" office:value="0">
            <text:p/>
          </table:table-cell>
          <table:table-cell table:style-name="ce22" table:formula="of:=[source.G163]" office:value-type="float" office:value="0">
            <text:p>0.000</text:p>
          </table:table-cell>
          <table:table-cell table:style-name="ce4" table:formula="of:=[source.H163]" office:value-type="float" office:value="0">
            <text:p>0</text:p>
          </table:table-cell>
          <table:table-cell table:style-name="ce4" table:formula="of:=CEILING([.G163];[.K163])" office:value-type="float" office:value="0">
            <text:p>0</text:p>
          </table:table-cell>
          <table:table-cell table:style-name="ce29" table:formula="of:=IF([.L163]*[.J163] &gt; 0; [.L163]*[.J163]; &quot;&quot;)">
            <text:p/>
          </table:table-cell>
          <table:table-cell table:style-name="ce16" table:formula="of:=[source.I163]" office:value-type="float" office:value="0">
            <text:p/>
          </table:table-cell>
          <table:table-cell table:style-name="ce22" table:formula="of:=[source.J163]" office:value-type="float" office:value="0">
            <text:p>0.000</text:p>
          </table:table-cell>
          <table:table-cell table:style-name="ce4" table:formula="of:=[source.K163]" office:value-type="float" office:value="0">
            <text:p>0</text:p>
          </table:table-cell>
          <table:table-cell table:style-name="ce4" table:formula="of:=CEILING([.$G163];[.P163])" office:value-type="float" office:value="0">
            <text:p>0</text:p>
          </table:table-cell>
          <table:table-cell table:style-name="ce29" table:formula="of:=IF([.Q163]*[.O163] &gt; 0; [.Q163]*[.O163]; &quot;&quot;)">
            <text:p/>
          </table:table-cell>
          <table:table-cell table:style-name="ce16" table:formula="of:=[source.L163]" office:value-type="float" office:value="0">
            <text:p/>
          </table:table-cell>
          <table:table-cell table:style-name="ce22" table:formula="of:=[source.M163]" office:value-type="float" office:value="0">
            <text:p>0.000</text:p>
          </table:table-cell>
          <table:table-cell table:style-name="ce4" table:formula="of:=[source.N163]" office:value-type="float" office:value="0">
            <text:p>0</text:p>
          </table:table-cell>
          <table:table-cell table:style-name="ce4" table:formula="of:=CEILING([.$G163];[.U163])" office:value-type="float" office:value="0">
            <text:p>0</text:p>
          </table:table-cell>
          <table:table-cell table:style-name="ce29" table:formula="of:=IF([.V163]*[.T163] &gt; 0; [.V163]*[.T163]; &quot;&quot;)">
            <text:p/>
          </table:table-cell>
          <table:table-cell table:style-name="ce4" table:formula="of:=IF([.$A163] &lt;&gt; &quot;&quot;; IF(MIN([.$M163];[.$R163];[.$W163]) = [.$M163]; [.$I$1]; IF(MIN([.$M163];[.$R163];[.$W163]) = [.$R163]; [.$N$1]; IF(ISNUMBER([.$W163]); [.$S$1]; &quot;NO PRICING&quot;))); &quot;&quot;)">
            <text:p/>
          </table:table-cell>
          <table:table-cell table:style-name="ce34" table:formula="of:=IF([.$A163] &lt;&gt; &quot;&quot;; IF(MIN([.$M163];[.$R163];[.$W163]) = [.$M163]; [.$I163]; IF(MIN([.$M163];[.$R163];[.$W163]) = [.$R163]; [.$N163]; IF(ISNUMBER([.$W163]); [.$S163]; &quot;NO PRICING&quot;))); &quot;&quot;)">
            <text:p/>
          </table:table-cell>
          <table:table-cell table:style-name="ce4" table:formula="of:=IF([.$A163] &lt;&gt; &quot;&quot;; IF(MIN([.$M163];[.$R163];[.$W163]) = [.$M163]; [.$L163]; IF(MIN([.$M163];[.$R163];[.$W163]) = [.$R163]; [.$Q163]; IF(ISNUMBER([.$W163]); [.$V163]; &quot;NO PRICING&quot;))); &quot;&quot;)">
            <text:p/>
          </table:table-cell>
          <table:table-cell table:style-name="ce29" table:formula="of:=IF([.$A163] &lt;&gt; &quot;&quot;; IF(MIN([.$M163];[.$R163];[.$W163]) = [.$M163]; [.$M163]; IF(MIN([.$M163];[.$R163];[.$W163]) = [.$R163]; [.$R163]; IF(ISNUMBER([.$W163]); [.$W163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4" table:formula="of:=T([source.B164])">
            <text:p/>
          </table:table-cell>
          <table:table-cell table:style-name="ce4" table:formula="of:=T([source.C164])">
            <text:p/>
          </table:table-cell>
          <table:table-cell table:style-name="ce4" table:formula="of:=T([source.D164])">
            <text:p/>
          </table:table-cell>
          <table:table-cell table:style-name="ce14" table:formula="of:=T([source.E164])">
            <text:p/>
          </table:table-cell>
          <table:table-cell table:style-name="ce4" table:formula="of:=[source.A164]" office:value-type="float" office:value="0">
            <text:p>0</text:p>
          </table:table-cell>
          <table:table-cell table:style-name="ce4" table:formula="of:=ROUND([.E164]* (1 + extra))" office:value-type="float" office:value="0">
            <text:p>0</text:p>
          </table:table-cell>
          <table:table-cell table:style-name="ce4" table:formula="of:=MAX([.F164];[.E164]+1)" office:value-type="float" office:value="1">
            <text:p>1</text:p>
          </table:table-cell>
          <table:table-cell table:style-name="ce4"/>
          <table:table-cell table:style-name="ce16" table:formula="of:=[source.F164]" office:value-type="float" office:value="0">
            <text:p/>
          </table:table-cell>
          <table:table-cell table:style-name="ce22" table:formula="of:=[source.G164]" office:value-type="float" office:value="0">
            <text:p>0.000</text:p>
          </table:table-cell>
          <table:table-cell table:style-name="ce4" table:formula="of:=[source.H164]" office:value-type="float" office:value="0">
            <text:p>0</text:p>
          </table:table-cell>
          <table:table-cell table:style-name="ce4" table:formula="of:=CEILING([.G164];[.K164])" office:value-type="float" office:value="0">
            <text:p>0</text:p>
          </table:table-cell>
          <table:table-cell table:style-name="ce29" table:formula="of:=IF([.L164]*[.J164] &gt; 0; [.L164]*[.J164]; &quot;&quot;)">
            <text:p/>
          </table:table-cell>
          <table:table-cell table:style-name="ce16" table:formula="of:=[source.I164]" office:value-type="float" office:value="0">
            <text:p/>
          </table:table-cell>
          <table:table-cell table:style-name="ce22" table:formula="of:=[source.J164]" office:value-type="float" office:value="0">
            <text:p>0.000</text:p>
          </table:table-cell>
          <table:table-cell table:style-name="ce4" table:formula="of:=[source.K164]" office:value-type="float" office:value="0">
            <text:p>0</text:p>
          </table:table-cell>
          <table:table-cell table:style-name="ce4" table:formula="of:=CEILING([.$G164];[.P164])" office:value-type="float" office:value="0">
            <text:p>0</text:p>
          </table:table-cell>
          <table:table-cell table:style-name="ce29" table:formula="of:=IF([.Q164]*[.O164] &gt; 0; [.Q164]*[.O164]; &quot;&quot;)">
            <text:p/>
          </table:table-cell>
          <table:table-cell table:style-name="ce16" table:formula="of:=[source.L164]" office:value-type="float" office:value="0">
            <text:p/>
          </table:table-cell>
          <table:table-cell table:style-name="ce22" table:formula="of:=[source.M164]" office:value-type="float" office:value="0">
            <text:p>0.000</text:p>
          </table:table-cell>
          <table:table-cell table:style-name="ce4" table:formula="of:=[source.N164]" office:value-type="float" office:value="0">
            <text:p>0</text:p>
          </table:table-cell>
          <table:table-cell table:style-name="ce4" table:formula="of:=CEILING([.$G164];[.U164])" office:value-type="float" office:value="0">
            <text:p>0</text:p>
          </table:table-cell>
          <table:table-cell table:style-name="ce29" table:formula="of:=IF([.V164]*[.T164] &gt; 0; [.V164]*[.T164]; &quot;&quot;)">
            <text:p/>
          </table:table-cell>
          <table:table-cell table:style-name="ce4" table:formula="of:=IF([.$A164] &lt;&gt; &quot;&quot;; IF(MIN([.$M164];[.$R164];[.$W164]) = [.$M164]; [.$I$1]; IF(MIN([.$M164];[.$R164];[.$W164]) = [.$R164]; [.$N$1]; IF(ISNUMBER([.$W164]); [.$S$1]; &quot;NO PRICING&quot;))); &quot;&quot;)">
            <text:p/>
          </table:table-cell>
          <table:table-cell table:style-name="ce34" table:formula="of:=IF([.$A164] &lt;&gt; &quot;&quot;; IF(MIN([.$M164];[.$R164];[.$W164]) = [.$M164]; [.$I164]; IF(MIN([.$M164];[.$R164];[.$W164]) = [.$R164]; [.$N164]; IF(ISNUMBER([.$W164]); [.$S164]; &quot;NO PRICING&quot;))); &quot;&quot;)">
            <text:p/>
          </table:table-cell>
          <table:table-cell table:style-name="ce4" table:formula="of:=IF([.$A164] &lt;&gt; &quot;&quot;; IF(MIN([.$M164];[.$R164];[.$W164]) = [.$M164]; [.$L164]; IF(MIN([.$M164];[.$R164];[.$W164]) = [.$R164]; [.$Q164]; IF(ISNUMBER([.$W164]); [.$V164]; &quot;NO PRICING&quot;))); &quot;&quot;)">
            <text:p/>
          </table:table-cell>
          <table:table-cell table:style-name="ce29" table:formula="of:=IF([.$A164] &lt;&gt; &quot;&quot;; IF(MIN([.$M164];[.$R164];[.$W164]) = [.$M164]; [.$M164]; IF(MIN([.$M164];[.$R164];[.$W164]) = [.$R164]; [.$R164]; IF(ISNUMBER([.$W164]); [.$W164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4" table:formula="of:=T([source.B165])">
            <text:p/>
          </table:table-cell>
          <table:table-cell table:style-name="ce4" table:formula="of:=T([source.C165])">
            <text:p/>
          </table:table-cell>
          <table:table-cell table:style-name="ce4" table:formula="of:=T([source.D165])">
            <text:p/>
          </table:table-cell>
          <table:table-cell table:style-name="ce14" table:formula="of:=T([source.E165])">
            <text:p/>
          </table:table-cell>
          <table:table-cell table:style-name="ce4" table:formula="of:=[source.A165]" office:value-type="float" office:value="0">
            <text:p>0</text:p>
          </table:table-cell>
          <table:table-cell table:style-name="ce4" table:formula="of:=ROUND([.E165]* (1 + extra))" office:value-type="float" office:value="0">
            <text:p>0</text:p>
          </table:table-cell>
          <table:table-cell table:style-name="ce4" table:formula="of:=MAX([.F165];[.E165]+1)" office:value-type="float" office:value="1">
            <text:p>1</text:p>
          </table:table-cell>
          <table:table-cell table:style-name="ce4"/>
          <table:table-cell table:style-name="ce16" table:formula="of:=[source.F165]" office:value-type="float" office:value="0">
            <text:p/>
          </table:table-cell>
          <table:table-cell table:style-name="ce22" table:formula="of:=[source.G165]" office:value-type="float" office:value="0">
            <text:p>0.000</text:p>
          </table:table-cell>
          <table:table-cell table:style-name="ce4" table:formula="of:=[source.H165]" office:value-type="float" office:value="0">
            <text:p>0</text:p>
          </table:table-cell>
          <table:table-cell table:style-name="ce4" table:formula="of:=CEILING([.G165];[.K165])" office:value-type="float" office:value="0">
            <text:p>0</text:p>
          </table:table-cell>
          <table:table-cell table:style-name="ce29" table:formula="of:=IF([.L165]*[.J165] &gt; 0; [.L165]*[.J165]; &quot;&quot;)">
            <text:p/>
          </table:table-cell>
          <table:table-cell table:style-name="ce16" table:formula="of:=[source.I165]" office:value-type="float" office:value="0">
            <text:p/>
          </table:table-cell>
          <table:table-cell table:style-name="ce22" table:formula="of:=[source.J165]" office:value-type="float" office:value="0">
            <text:p>0.000</text:p>
          </table:table-cell>
          <table:table-cell table:style-name="ce4" table:formula="of:=[source.K165]" office:value-type="float" office:value="0">
            <text:p>0</text:p>
          </table:table-cell>
          <table:table-cell table:style-name="ce4" table:formula="of:=CEILING([.$G165];[.P165])" office:value-type="float" office:value="0">
            <text:p>0</text:p>
          </table:table-cell>
          <table:table-cell table:style-name="ce29" table:formula="of:=IF([.Q165]*[.O165] &gt; 0; [.Q165]*[.O165]; &quot;&quot;)">
            <text:p/>
          </table:table-cell>
          <table:table-cell table:style-name="ce16" table:formula="of:=[source.L165]" office:value-type="float" office:value="0">
            <text:p/>
          </table:table-cell>
          <table:table-cell table:style-name="ce22" table:formula="of:=[source.M165]" office:value-type="float" office:value="0">
            <text:p>0.000</text:p>
          </table:table-cell>
          <table:table-cell table:style-name="ce4" table:formula="of:=[source.N165]" office:value-type="float" office:value="0">
            <text:p>0</text:p>
          </table:table-cell>
          <table:table-cell table:style-name="ce4" table:formula="of:=CEILING([.$G165];[.U165])" office:value-type="float" office:value="0">
            <text:p>0</text:p>
          </table:table-cell>
          <table:table-cell table:style-name="ce29" table:formula="of:=IF([.V165]*[.T165] &gt; 0; [.V165]*[.T165]; &quot;&quot;)">
            <text:p/>
          </table:table-cell>
          <table:table-cell table:style-name="ce4" table:formula="of:=IF([.$A165] &lt;&gt; &quot;&quot;; IF(MIN([.$M165];[.$R165];[.$W165]) = [.$M165]; [.$I$1]; IF(MIN([.$M165];[.$R165];[.$W165]) = [.$R165]; [.$N$1]; IF(ISNUMBER([.$W165]); [.$S$1]; &quot;NO PRICING&quot;))); &quot;&quot;)">
            <text:p/>
          </table:table-cell>
          <table:table-cell table:style-name="ce34" table:formula="of:=IF([.$A165] &lt;&gt; &quot;&quot;; IF(MIN([.$M165];[.$R165];[.$W165]) = [.$M165]; [.$I165]; IF(MIN([.$M165];[.$R165];[.$W165]) = [.$R165]; [.$N165]; IF(ISNUMBER([.$W165]); [.$S165]; &quot;NO PRICING&quot;))); &quot;&quot;)">
            <text:p/>
          </table:table-cell>
          <table:table-cell table:style-name="ce4" table:formula="of:=IF([.$A165] &lt;&gt; &quot;&quot;; IF(MIN([.$M165];[.$R165];[.$W165]) = [.$M165]; [.$L165]; IF(MIN([.$M165];[.$R165];[.$W165]) = [.$R165]; [.$Q165]; IF(ISNUMBER([.$W165]); [.$V165]; &quot;NO PRICING&quot;))); &quot;&quot;)">
            <text:p/>
          </table:table-cell>
          <table:table-cell table:style-name="ce29" table:formula="of:=IF([.$A165] &lt;&gt; &quot;&quot;; IF(MIN([.$M165];[.$R165];[.$W165]) = [.$M165]; [.$M165]; IF(MIN([.$M165];[.$R165];[.$W165]) = [.$R165]; [.$R165]; IF(ISNUMBER([.$W165]); [.$W165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4" table:formula="of:=T([source.B166])">
            <text:p/>
          </table:table-cell>
          <table:table-cell table:style-name="ce4" table:formula="of:=T([source.C166])">
            <text:p/>
          </table:table-cell>
          <table:table-cell table:style-name="ce4" table:formula="of:=T([source.D166])">
            <text:p/>
          </table:table-cell>
          <table:table-cell table:style-name="ce14" table:formula="of:=T([source.E166])">
            <text:p/>
          </table:table-cell>
          <table:table-cell table:style-name="ce4" table:formula="of:=[source.A166]" office:value-type="float" office:value="0">
            <text:p>0</text:p>
          </table:table-cell>
          <table:table-cell table:style-name="ce4" table:formula="of:=ROUND([.E166]* (1 + extra))" office:value-type="float" office:value="0">
            <text:p>0</text:p>
          </table:table-cell>
          <table:table-cell table:style-name="ce4" table:formula="of:=MAX([.F166];[.E166]+1)" office:value-type="float" office:value="1">
            <text:p>1</text:p>
          </table:table-cell>
          <table:table-cell table:style-name="ce4"/>
          <table:table-cell table:style-name="ce16" table:formula="of:=[source.F166]" office:value-type="float" office:value="0">
            <text:p/>
          </table:table-cell>
          <table:table-cell table:style-name="ce22" table:formula="of:=[source.G166]" office:value-type="float" office:value="0">
            <text:p>0.000</text:p>
          </table:table-cell>
          <table:table-cell table:style-name="ce4" table:formula="of:=[source.H166]" office:value-type="float" office:value="0">
            <text:p>0</text:p>
          </table:table-cell>
          <table:table-cell table:style-name="ce4" table:formula="of:=CEILING([.G166];[.K166])" office:value-type="float" office:value="0">
            <text:p>0</text:p>
          </table:table-cell>
          <table:table-cell table:style-name="ce29" table:formula="of:=IF([.L166]*[.J166] &gt; 0; [.L166]*[.J166]; &quot;&quot;)">
            <text:p/>
          </table:table-cell>
          <table:table-cell table:style-name="ce16" table:formula="of:=[source.I166]" office:value-type="float" office:value="0">
            <text:p/>
          </table:table-cell>
          <table:table-cell table:style-name="ce22" table:formula="of:=[source.J166]" office:value-type="float" office:value="0">
            <text:p>0.000</text:p>
          </table:table-cell>
          <table:table-cell table:style-name="ce4" table:formula="of:=[source.K166]" office:value-type="float" office:value="0">
            <text:p>0</text:p>
          </table:table-cell>
          <table:table-cell table:style-name="ce4" table:formula="of:=CEILING([.$G166];[.P166])" office:value-type="float" office:value="0">
            <text:p>0</text:p>
          </table:table-cell>
          <table:table-cell table:style-name="ce29" table:formula="of:=IF([.Q166]*[.O166] &gt; 0; [.Q166]*[.O166]; &quot;&quot;)">
            <text:p/>
          </table:table-cell>
          <table:table-cell table:style-name="ce16" table:formula="of:=[source.L166]" office:value-type="float" office:value="0">
            <text:p/>
          </table:table-cell>
          <table:table-cell table:style-name="ce22" table:formula="of:=[source.M166]" office:value-type="float" office:value="0">
            <text:p>0.000</text:p>
          </table:table-cell>
          <table:table-cell table:style-name="ce4" table:formula="of:=[source.N166]" office:value-type="float" office:value="0">
            <text:p>0</text:p>
          </table:table-cell>
          <table:table-cell table:style-name="ce4" table:formula="of:=CEILING([.$G166];[.U166])" office:value-type="float" office:value="0">
            <text:p>0</text:p>
          </table:table-cell>
          <table:table-cell table:style-name="ce29" table:formula="of:=IF([.V166]*[.T166] &gt; 0; [.V166]*[.T166]; &quot;&quot;)">
            <text:p/>
          </table:table-cell>
          <table:table-cell table:style-name="ce4" table:formula="of:=IF([.$A166] &lt;&gt; &quot;&quot;; IF(MIN([.$M166];[.$R166];[.$W166]) = [.$M166]; [.$I$1]; IF(MIN([.$M166];[.$R166];[.$W166]) = [.$R166]; [.$N$1]; IF(ISNUMBER([.$W166]); [.$S$1]; &quot;NO PRICING&quot;))); &quot;&quot;)">
            <text:p/>
          </table:table-cell>
          <table:table-cell table:style-name="ce34" table:formula="of:=IF([.$A166] &lt;&gt; &quot;&quot;; IF(MIN([.$M166];[.$R166];[.$W166]) = [.$M166]; [.$I166]; IF(MIN([.$M166];[.$R166];[.$W166]) = [.$R166]; [.$N166]; IF(ISNUMBER([.$W166]); [.$S166]; &quot;NO PRICING&quot;))); &quot;&quot;)">
            <text:p/>
          </table:table-cell>
          <table:table-cell table:style-name="ce4" table:formula="of:=IF([.$A166] &lt;&gt; &quot;&quot;; IF(MIN([.$M166];[.$R166];[.$W166]) = [.$M166]; [.$L166]; IF(MIN([.$M166];[.$R166];[.$W166]) = [.$R166]; [.$Q166]; IF(ISNUMBER([.$W166]); [.$V166]; &quot;NO PRICING&quot;))); &quot;&quot;)">
            <text:p/>
          </table:table-cell>
          <table:table-cell table:style-name="ce29" table:formula="of:=IF([.$A166] &lt;&gt; &quot;&quot;; IF(MIN([.$M166];[.$R166];[.$W166]) = [.$M166]; [.$M166]; IF(MIN([.$M166];[.$R166];[.$W166]) = [.$R166]; [.$R166]; IF(ISNUMBER([.$W166]); [.$W166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4" table:formula="of:=T([source.B167])">
            <text:p/>
          </table:table-cell>
          <table:table-cell table:style-name="ce4" table:formula="of:=T([source.C167])">
            <text:p/>
          </table:table-cell>
          <table:table-cell table:style-name="ce4" table:formula="of:=T([source.D167])">
            <text:p/>
          </table:table-cell>
          <table:table-cell table:style-name="ce14" table:formula="of:=T([source.E167])">
            <text:p/>
          </table:table-cell>
          <table:table-cell table:style-name="ce4" table:formula="of:=[source.A167]" office:value-type="float" office:value="0">
            <text:p>0</text:p>
          </table:table-cell>
          <table:table-cell table:style-name="ce4" table:formula="of:=ROUND([.E167]* (1 + extra))" office:value-type="float" office:value="0">
            <text:p>0</text:p>
          </table:table-cell>
          <table:table-cell table:style-name="ce4" table:formula="of:=MAX([.F167];[.E167]+1)" office:value-type="float" office:value="1">
            <text:p>1</text:p>
          </table:table-cell>
          <table:table-cell table:style-name="ce4"/>
          <table:table-cell table:style-name="ce16" table:formula="of:=[source.F167]" office:value-type="float" office:value="0">
            <text:p/>
          </table:table-cell>
          <table:table-cell table:style-name="ce22" table:formula="of:=[source.G167]" office:value-type="float" office:value="0">
            <text:p>0.000</text:p>
          </table:table-cell>
          <table:table-cell table:style-name="ce4" table:formula="of:=[source.H167]" office:value-type="float" office:value="0">
            <text:p>0</text:p>
          </table:table-cell>
          <table:table-cell table:style-name="ce4" table:formula="of:=CEILING([.G167];[.K167])" office:value-type="float" office:value="0">
            <text:p>0</text:p>
          </table:table-cell>
          <table:table-cell table:style-name="ce29" table:formula="of:=IF([.L167]*[.J167] &gt; 0; [.L167]*[.J167]; &quot;&quot;)">
            <text:p/>
          </table:table-cell>
          <table:table-cell table:style-name="ce16" table:formula="of:=[source.I167]" office:value-type="float" office:value="0">
            <text:p/>
          </table:table-cell>
          <table:table-cell table:style-name="ce22" table:formula="of:=[source.J167]" office:value-type="float" office:value="0">
            <text:p>0.000</text:p>
          </table:table-cell>
          <table:table-cell table:style-name="ce4" table:formula="of:=[source.K167]" office:value-type="float" office:value="0">
            <text:p>0</text:p>
          </table:table-cell>
          <table:table-cell table:style-name="ce4" table:formula="of:=CEILING([.$G167];[.P167])" office:value-type="float" office:value="0">
            <text:p>0</text:p>
          </table:table-cell>
          <table:table-cell table:style-name="ce29" table:formula="of:=IF([.Q167]*[.O167] &gt; 0; [.Q167]*[.O167]; &quot;&quot;)">
            <text:p/>
          </table:table-cell>
          <table:table-cell table:style-name="ce16" table:formula="of:=[source.L167]" office:value-type="float" office:value="0">
            <text:p/>
          </table:table-cell>
          <table:table-cell table:style-name="ce22" table:formula="of:=[source.M167]" office:value-type="float" office:value="0">
            <text:p>0.000</text:p>
          </table:table-cell>
          <table:table-cell table:style-name="ce4" table:formula="of:=[source.N167]" office:value-type="float" office:value="0">
            <text:p>0</text:p>
          </table:table-cell>
          <table:table-cell table:style-name="ce4" table:formula="of:=CEILING([.$G167];[.U167])" office:value-type="float" office:value="0">
            <text:p>0</text:p>
          </table:table-cell>
          <table:table-cell table:style-name="ce29" table:formula="of:=IF([.V167]*[.T167] &gt; 0; [.V167]*[.T167]; &quot;&quot;)">
            <text:p/>
          </table:table-cell>
          <table:table-cell table:style-name="ce4" table:formula="of:=IF([.$A167] &lt;&gt; &quot;&quot;; IF(MIN([.$M167];[.$R167];[.$W167]) = [.$M167]; [.$I$1]; IF(MIN([.$M167];[.$R167];[.$W167]) = [.$R167]; [.$N$1]; IF(ISNUMBER([.$W167]); [.$S$1]; &quot;NO PRICING&quot;))); &quot;&quot;)">
            <text:p/>
          </table:table-cell>
          <table:table-cell table:style-name="ce34" table:formula="of:=IF([.$A167] &lt;&gt; &quot;&quot;; IF(MIN([.$M167];[.$R167];[.$W167]) = [.$M167]; [.$I167]; IF(MIN([.$M167];[.$R167];[.$W167]) = [.$R167]; [.$N167]; IF(ISNUMBER([.$W167]); [.$S167]; &quot;NO PRICING&quot;))); &quot;&quot;)">
            <text:p/>
          </table:table-cell>
          <table:table-cell table:style-name="ce4" table:formula="of:=IF([.$A167] &lt;&gt; &quot;&quot;; IF(MIN([.$M167];[.$R167];[.$W167]) = [.$M167]; [.$L167]; IF(MIN([.$M167];[.$R167];[.$W167]) = [.$R167]; [.$Q167]; IF(ISNUMBER([.$W167]); [.$V167]; &quot;NO PRICING&quot;))); &quot;&quot;)">
            <text:p/>
          </table:table-cell>
          <table:table-cell table:style-name="ce29" table:formula="of:=IF([.$A167] &lt;&gt; &quot;&quot;; IF(MIN([.$M167];[.$R167];[.$W167]) = [.$M167]; [.$M167]; IF(MIN([.$M167];[.$R167];[.$W167]) = [.$R167]; [.$R167]; IF(ISNUMBER([.$W167]); [.$W167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4" table:formula="of:=T([source.B168])">
            <text:p/>
          </table:table-cell>
          <table:table-cell table:style-name="ce4" table:formula="of:=T([source.C168])">
            <text:p/>
          </table:table-cell>
          <table:table-cell table:style-name="ce4" table:formula="of:=T([source.D168])">
            <text:p/>
          </table:table-cell>
          <table:table-cell table:style-name="ce14" table:formula="of:=T([source.E168])">
            <text:p/>
          </table:table-cell>
          <table:table-cell table:style-name="ce4" table:formula="of:=[source.A168]" office:value-type="float" office:value="0">
            <text:p>0</text:p>
          </table:table-cell>
          <table:table-cell table:style-name="ce4" table:formula="of:=ROUND([.E168]* (1 + extra))" office:value-type="float" office:value="0">
            <text:p>0</text:p>
          </table:table-cell>
          <table:table-cell table:style-name="ce4" table:formula="of:=MAX([.F168];[.E168]+1)" office:value-type="float" office:value="1">
            <text:p>1</text:p>
          </table:table-cell>
          <table:table-cell table:style-name="ce4"/>
          <table:table-cell table:style-name="ce16" table:formula="of:=[source.F168]" office:value-type="float" office:value="0">
            <text:p/>
          </table:table-cell>
          <table:table-cell table:style-name="ce22" table:formula="of:=[source.G168]" office:value-type="float" office:value="0">
            <text:p>0.000</text:p>
          </table:table-cell>
          <table:table-cell table:style-name="ce4" table:formula="of:=[source.H168]" office:value-type="float" office:value="0">
            <text:p>0</text:p>
          </table:table-cell>
          <table:table-cell table:style-name="ce4" table:formula="of:=CEILING([.G168];[.K168])" office:value-type="float" office:value="0">
            <text:p>0</text:p>
          </table:table-cell>
          <table:table-cell table:style-name="ce29" table:formula="of:=IF([.L168]*[.J168] &gt; 0; [.L168]*[.J168]; &quot;&quot;)">
            <text:p/>
          </table:table-cell>
          <table:table-cell table:style-name="ce16" table:formula="of:=[source.I168]" office:value-type="float" office:value="0">
            <text:p/>
          </table:table-cell>
          <table:table-cell table:style-name="ce22" table:formula="of:=[source.J168]" office:value-type="float" office:value="0">
            <text:p>0.000</text:p>
          </table:table-cell>
          <table:table-cell table:style-name="ce4" table:formula="of:=[source.K168]" office:value-type="float" office:value="0">
            <text:p>0</text:p>
          </table:table-cell>
          <table:table-cell table:style-name="ce4" table:formula="of:=CEILING([.$G168];[.P168])" office:value-type="float" office:value="0">
            <text:p>0</text:p>
          </table:table-cell>
          <table:table-cell table:style-name="ce29" table:formula="of:=IF([.Q168]*[.O168] &gt; 0; [.Q168]*[.O168]; &quot;&quot;)">
            <text:p/>
          </table:table-cell>
          <table:table-cell table:style-name="ce16" table:formula="of:=[source.L168]" office:value-type="float" office:value="0">
            <text:p/>
          </table:table-cell>
          <table:table-cell table:style-name="ce22" table:formula="of:=[source.M168]" office:value-type="float" office:value="0">
            <text:p>0.000</text:p>
          </table:table-cell>
          <table:table-cell table:style-name="ce4" table:formula="of:=[source.N168]" office:value-type="float" office:value="0">
            <text:p>0</text:p>
          </table:table-cell>
          <table:table-cell table:style-name="ce4" table:formula="of:=CEILING([.$G168];[.U168])" office:value-type="float" office:value="0">
            <text:p>0</text:p>
          </table:table-cell>
          <table:table-cell table:style-name="ce29" table:formula="of:=IF([.V168]*[.T168] &gt; 0; [.V168]*[.T168]; &quot;&quot;)">
            <text:p/>
          </table:table-cell>
          <table:table-cell table:style-name="ce4" table:formula="of:=IF([.$A168] &lt;&gt; &quot;&quot;; IF(MIN([.$M168];[.$R168];[.$W168]) = [.$M168]; [.$I$1]; IF(MIN([.$M168];[.$R168];[.$W168]) = [.$R168]; [.$N$1]; IF(ISNUMBER([.$W168]); [.$S$1]; &quot;NO PRICING&quot;))); &quot;&quot;)">
            <text:p/>
          </table:table-cell>
          <table:table-cell table:style-name="ce34" table:formula="of:=IF([.$A168] &lt;&gt; &quot;&quot;; IF(MIN([.$M168];[.$R168];[.$W168]) = [.$M168]; [.$I168]; IF(MIN([.$M168];[.$R168];[.$W168]) = [.$R168]; [.$N168]; IF(ISNUMBER([.$W168]); [.$S168]; &quot;NO PRICING&quot;))); &quot;&quot;)">
            <text:p/>
          </table:table-cell>
          <table:table-cell table:style-name="ce4" table:formula="of:=IF([.$A168] &lt;&gt; &quot;&quot;; IF(MIN([.$M168];[.$R168];[.$W168]) = [.$M168]; [.$L168]; IF(MIN([.$M168];[.$R168];[.$W168]) = [.$R168]; [.$Q168]; IF(ISNUMBER([.$W168]); [.$V168]; &quot;NO PRICING&quot;))); &quot;&quot;)">
            <text:p/>
          </table:table-cell>
          <table:table-cell table:style-name="ce29" table:formula="of:=IF([.$A168] &lt;&gt; &quot;&quot;; IF(MIN([.$M168];[.$R168];[.$W168]) = [.$M168]; [.$M168]; IF(MIN([.$M168];[.$R168];[.$W168]) = [.$R168]; [.$R168]; IF(ISNUMBER([.$W168]); [.$W168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4" table:formula="of:=T([source.B169])">
            <text:p/>
          </table:table-cell>
          <table:table-cell table:style-name="ce4" table:formula="of:=T([source.C169])">
            <text:p/>
          </table:table-cell>
          <table:table-cell table:style-name="ce4" table:formula="of:=T([source.D169])">
            <text:p/>
          </table:table-cell>
          <table:table-cell table:style-name="ce14" table:formula="of:=T([source.E169])">
            <text:p/>
          </table:table-cell>
          <table:table-cell table:style-name="ce4" table:formula="of:=[source.A169]" office:value-type="float" office:value="0">
            <text:p>0</text:p>
          </table:table-cell>
          <table:table-cell table:style-name="ce4" table:formula="of:=ROUND([.E169]* (1 + extra))" office:value-type="float" office:value="0">
            <text:p>0</text:p>
          </table:table-cell>
          <table:table-cell table:style-name="ce4" table:formula="of:=MAX([.F169];[.E169]+1)" office:value-type="float" office:value="1">
            <text:p>1</text:p>
          </table:table-cell>
          <table:table-cell table:style-name="ce4"/>
          <table:table-cell table:style-name="ce16" table:formula="of:=[source.F169]" office:value-type="float" office:value="0">
            <text:p/>
          </table:table-cell>
          <table:table-cell table:style-name="ce22" table:formula="of:=[source.G169]" office:value-type="float" office:value="0">
            <text:p>0.000</text:p>
          </table:table-cell>
          <table:table-cell table:style-name="ce4" table:formula="of:=[source.H169]" office:value-type="float" office:value="0">
            <text:p>0</text:p>
          </table:table-cell>
          <table:table-cell table:style-name="ce4" table:formula="of:=CEILING([.G169];[.K169])" office:value-type="float" office:value="0">
            <text:p>0</text:p>
          </table:table-cell>
          <table:table-cell table:style-name="ce29" table:formula="of:=IF([.L169]*[.J169] &gt; 0; [.L169]*[.J169]; &quot;&quot;)">
            <text:p/>
          </table:table-cell>
          <table:table-cell table:style-name="ce16" table:formula="of:=[source.I169]" office:value-type="float" office:value="0">
            <text:p/>
          </table:table-cell>
          <table:table-cell table:style-name="ce22" table:formula="of:=[source.J169]" office:value-type="float" office:value="0">
            <text:p>0.000</text:p>
          </table:table-cell>
          <table:table-cell table:style-name="ce4" table:formula="of:=[source.K169]" office:value-type="float" office:value="0">
            <text:p>0</text:p>
          </table:table-cell>
          <table:table-cell table:style-name="ce4" table:formula="of:=CEILING([.$G169];[.P169])" office:value-type="float" office:value="0">
            <text:p>0</text:p>
          </table:table-cell>
          <table:table-cell table:style-name="ce29" table:formula="of:=IF([.Q169]*[.O169] &gt; 0; [.Q169]*[.O169]; &quot;&quot;)">
            <text:p/>
          </table:table-cell>
          <table:table-cell table:style-name="ce16" table:formula="of:=[source.L169]" office:value-type="float" office:value="0">
            <text:p/>
          </table:table-cell>
          <table:table-cell table:style-name="ce22" table:formula="of:=[source.M169]" office:value-type="float" office:value="0">
            <text:p>0.000</text:p>
          </table:table-cell>
          <table:table-cell table:style-name="ce4" table:formula="of:=[source.N169]" office:value-type="float" office:value="0">
            <text:p>0</text:p>
          </table:table-cell>
          <table:table-cell table:style-name="ce4" table:formula="of:=CEILING([.$G169];[.U169])" office:value-type="float" office:value="0">
            <text:p>0</text:p>
          </table:table-cell>
          <table:table-cell table:style-name="ce29" table:formula="of:=IF([.V169]*[.T169] &gt; 0; [.V169]*[.T169]; &quot;&quot;)">
            <text:p/>
          </table:table-cell>
          <table:table-cell table:style-name="ce4" table:formula="of:=IF([.$A169] &lt;&gt; &quot;&quot;; IF(MIN([.$M169];[.$R169];[.$W169]) = [.$M169]; [.$I$1]; IF(MIN([.$M169];[.$R169];[.$W169]) = [.$R169]; [.$N$1]; IF(ISNUMBER([.$W169]); [.$S$1]; &quot;NO PRICING&quot;))); &quot;&quot;)">
            <text:p/>
          </table:table-cell>
          <table:table-cell table:style-name="ce34" table:formula="of:=IF([.$A169] &lt;&gt; &quot;&quot;; IF(MIN([.$M169];[.$R169];[.$W169]) = [.$M169]; [.$I169]; IF(MIN([.$M169];[.$R169];[.$W169]) = [.$R169]; [.$N169]; IF(ISNUMBER([.$W169]); [.$S169]; &quot;NO PRICING&quot;))); &quot;&quot;)">
            <text:p/>
          </table:table-cell>
          <table:table-cell table:style-name="ce4" table:formula="of:=IF([.$A169] &lt;&gt; &quot;&quot;; IF(MIN([.$M169];[.$R169];[.$W169]) = [.$M169]; [.$L169]; IF(MIN([.$M169];[.$R169];[.$W169]) = [.$R169]; [.$Q169]; IF(ISNUMBER([.$W169]); [.$V169]; &quot;NO PRICING&quot;))); &quot;&quot;)">
            <text:p/>
          </table:table-cell>
          <table:table-cell table:style-name="ce29" table:formula="of:=IF([.$A169] &lt;&gt; &quot;&quot;; IF(MIN([.$M169];[.$R169];[.$W169]) = [.$M169]; [.$M169]; IF(MIN([.$M169];[.$R169];[.$W169]) = [.$R169]; [.$R169]; IF(ISNUMBER([.$W169]); [.$W169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4" table:formula="of:=T([source.B170])">
            <text:p/>
          </table:table-cell>
          <table:table-cell table:style-name="ce4" table:formula="of:=T([source.C170])">
            <text:p/>
          </table:table-cell>
          <table:table-cell table:style-name="ce4" table:formula="of:=T([source.D170])">
            <text:p/>
          </table:table-cell>
          <table:table-cell table:style-name="ce14" table:formula="of:=T([source.E170])">
            <text:p/>
          </table:table-cell>
          <table:table-cell table:style-name="ce4" table:formula="of:=[source.A170]" office:value-type="float" office:value="0">
            <text:p>0</text:p>
          </table:table-cell>
          <table:table-cell table:style-name="ce4" table:formula="of:=ROUND([.E170]* (1 + extra))" office:value-type="float" office:value="0">
            <text:p>0</text:p>
          </table:table-cell>
          <table:table-cell table:style-name="ce4" table:formula="of:=MAX([.F170];[.E170]+1)" office:value-type="float" office:value="1">
            <text:p>1</text:p>
          </table:table-cell>
          <table:table-cell table:style-name="ce4"/>
          <table:table-cell table:style-name="ce16" table:formula="of:=[source.F170]" office:value-type="float" office:value="0">
            <text:p/>
          </table:table-cell>
          <table:table-cell table:style-name="ce22" table:formula="of:=[source.G170]" office:value-type="float" office:value="0">
            <text:p>0.000</text:p>
          </table:table-cell>
          <table:table-cell table:style-name="ce4" table:formula="of:=[source.H170]" office:value-type="float" office:value="0">
            <text:p>0</text:p>
          </table:table-cell>
          <table:table-cell table:style-name="ce4" table:formula="of:=CEILING([.G170];[.K170])" office:value-type="float" office:value="0">
            <text:p>0</text:p>
          </table:table-cell>
          <table:table-cell table:style-name="ce29" table:formula="of:=IF([.L170]*[.J170] &gt; 0; [.L170]*[.J170]; &quot;&quot;)">
            <text:p/>
          </table:table-cell>
          <table:table-cell table:style-name="ce16" table:formula="of:=[source.I170]" office:value-type="float" office:value="0">
            <text:p/>
          </table:table-cell>
          <table:table-cell table:style-name="ce22" table:formula="of:=[source.J170]" office:value-type="float" office:value="0">
            <text:p>0.000</text:p>
          </table:table-cell>
          <table:table-cell table:style-name="ce4" table:formula="of:=[source.K170]" office:value-type="float" office:value="0">
            <text:p>0</text:p>
          </table:table-cell>
          <table:table-cell table:style-name="ce4" table:formula="of:=CEILING([.$G170];[.P170])" office:value-type="float" office:value="0">
            <text:p>0</text:p>
          </table:table-cell>
          <table:table-cell table:style-name="ce29" table:formula="of:=IF([.Q170]*[.O170] &gt; 0; [.Q170]*[.O170]; &quot;&quot;)">
            <text:p/>
          </table:table-cell>
          <table:table-cell table:style-name="ce16" table:formula="of:=[source.L170]" office:value-type="float" office:value="0">
            <text:p/>
          </table:table-cell>
          <table:table-cell table:style-name="ce22" table:formula="of:=[source.M170]" office:value-type="float" office:value="0">
            <text:p>0.000</text:p>
          </table:table-cell>
          <table:table-cell table:style-name="ce4" table:formula="of:=[source.N170]" office:value-type="float" office:value="0">
            <text:p>0</text:p>
          </table:table-cell>
          <table:table-cell table:style-name="ce4" table:formula="of:=CEILING([.$G170];[.U170])" office:value-type="float" office:value="0">
            <text:p>0</text:p>
          </table:table-cell>
          <table:table-cell table:style-name="ce29" table:formula="of:=IF([.V170]*[.T170] &gt; 0; [.V170]*[.T170]; &quot;&quot;)">
            <text:p/>
          </table:table-cell>
          <table:table-cell table:style-name="ce4" table:formula="of:=IF([.$A170] &lt;&gt; &quot;&quot;; IF(MIN([.$M170];[.$R170];[.$W170]) = [.$M170]; [.$I$1]; IF(MIN([.$M170];[.$R170];[.$W170]) = [.$R170]; [.$N$1]; IF(ISNUMBER([.$W170]); [.$S$1]; &quot;NO PRICING&quot;))); &quot;&quot;)">
            <text:p/>
          </table:table-cell>
          <table:table-cell table:style-name="ce34" table:formula="of:=IF([.$A170] &lt;&gt; &quot;&quot;; IF(MIN([.$M170];[.$R170];[.$W170]) = [.$M170]; [.$I170]; IF(MIN([.$M170];[.$R170];[.$W170]) = [.$R170]; [.$N170]; IF(ISNUMBER([.$W170]); [.$S170]; &quot;NO PRICING&quot;))); &quot;&quot;)">
            <text:p/>
          </table:table-cell>
          <table:table-cell table:style-name="ce4" table:formula="of:=IF([.$A170] &lt;&gt; &quot;&quot;; IF(MIN([.$M170];[.$R170];[.$W170]) = [.$M170]; [.$L170]; IF(MIN([.$M170];[.$R170];[.$W170]) = [.$R170]; [.$Q170]; IF(ISNUMBER([.$W170]); [.$V170]; &quot;NO PRICING&quot;))); &quot;&quot;)">
            <text:p/>
          </table:table-cell>
          <table:table-cell table:style-name="ce29" table:formula="of:=IF([.$A170] &lt;&gt; &quot;&quot;; IF(MIN([.$M170];[.$R170];[.$W170]) = [.$M170]; [.$M170]; IF(MIN([.$M170];[.$R170];[.$W170]) = [.$R170]; [.$R170]; IF(ISNUMBER([.$W170]); [.$W170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4" table:formula="of:=T([source.B171])">
            <text:p/>
          </table:table-cell>
          <table:table-cell table:style-name="ce4" table:formula="of:=T([source.C171])">
            <text:p/>
          </table:table-cell>
          <table:table-cell table:style-name="ce4" table:formula="of:=T([source.D171])">
            <text:p/>
          </table:table-cell>
          <table:table-cell table:style-name="ce14" table:formula="of:=T([source.E171])">
            <text:p/>
          </table:table-cell>
          <table:table-cell table:style-name="ce4" table:formula="of:=[source.A171]" office:value-type="float" office:value="0">
            <text:p>0</text:p>
          </table:table-cell>
          <table:table-cell table:style-name="ce4" table:formula="of:=ROUND([.E171]* (1 + extra))" office:value-type="float" office:value="0">
            <text:p>0</text:p>
          </table:table-cell>
          <table:table-cell table:style-name="ce4" table:formula="of:=MAX([.F171];[.E171]+1)" office:value-type="float" office:value="1">
            <text:p>1</text:p>
          </table:table-cell>
          <table:table-cell table:style-name="ce4"/>
          <table:table-cell table:style-name="ce16" table:formula="of:=[source.F171]" office:value-type="float" office:value="0">
            <text:p/>
          </table:table-cell>
          <table:table-cell table:style-name="ce22" table:formula="of:=[source.G171]" office:value-type="float" office:value="0">
            <text:p>0.000</text:p>
          </table:table-cell>
          <table:table-cell table:style-name="ce4" table:formula="of:=[source.H171]" office:value-type="float" office:value="0">
            <text:p>0</text:p>
          </table:table-cell>
          <table:table-cell table:style-name="ce4" table:formula="of:=CEILING([.G171];[.K171])" office:value-type="float" office:value="0">
            <text:p>0</text:p>
          </table:table-cell>
          <table:table-cell table:style-name="ce29" table:formula="of:=IF([.L171]*[.J171] &gt; 0; [.L171]*[.J171]; &quot;&quot;)">
            <text:p/>
          </table:table-cell>
          <table:table-cell table:style-name="ce16" table:formula="of:=[source.I171]" office:value-type="float" office:value="0">
            <text:p/>
          </table:table-cell>
          <table:table-cell table:style-name="ce22" table:formula="of:=[source.J171]" office:value-type="float" office:value="0">
            <text:p>0.000</text:p>
          </table:table-cell>
          <table:table-cell table:style-name="ce4" table:formula="of:=[source.K171]" office:value-type="float" office:value="0">
            <text:p>0</text:p>
          </table:table-cell>
          <table:table-cell table:style-name="ce4" table:formula="of:=CEILING([.$G171];[.P171])" office:value-type="float" office:value="0">
            <text:p>0</text:p>
          </table:table-cell>
          <table:table-cell table:style-name="ce29" table:formula="of:=IF([.Q171]*[.O171] &gt; 0; [.Q171]*[.O171]; &quot;&quot;)">
            <text:p/>
          </table:table-cell>
          <table:table-cell table:style-name="ce16" table:formula="of:=[source.L171]" office:value-type="float" office:value="0">
            <text:p/>
          </table:table-cell>
          <table:table-cell table:style-name="ce22" table:formula="of:=[source.M171]" office:value-type="float" office:value="0">
            <text:p>0.000</text:p>
          </table:table-cell>
          <table:table-cell table:style-name="ce4" table:formula="of:=[source.N171]" office:value-type="float" office:value="0">
            <text:p>0</text:p>
          </table:table-cell>
          <table:table-cell table:style-name="ce4" table:formula="of:=CEILING([.$G171];[.U171])" office:value-type="float" office:value="0">
            <text:p>0</text:p>
          </table:table-cell>
          <table:table-cell table:style-name="ce29" table:formula="of:=IF([.V171]*[.T171] &gt; 0; [.V171]*[.T171]; &quot;&quot;)">
            <text:p/>
          </table:table-cell>
          <table:table-cell table:style-name="ce4" table:formula="of:=IF([.$A171] &lt;&gt; &quot;&quot;; IF(MIN([.$M171];[.$R171];[.$W171]) = [.$M171]; [.$I$1]; IF(MIN([.$M171];[.$R171];[.$W171]) = [.$R171]; [.$N$1]; IF(ISNUMBER([.$W171]); [.$S$1]; &quot;NO PRICING&quot;))); &quot;&quot;)">
            <text:p/>
          </table:table-cell>
          <table:table-cell table:style-name="ce34" table:formula="of:=IF([.$A171] &lt;&gt; &quot;&quot;; IF(MIN([.$M171];[.$R171];[.$W171]) = [.$M171]; [.$I171]; IF(MIN([.$M171];[.$R171];[.$W171]) = [.$R171]; [.$N171]; IF(ISNUMBER([.$W171]); [.$S171]; &quot;NO PRICING&quot;))); &quot;&quot;)">
            <text:p/>
          </table:table-cell>
          <table:table-cell table:style-name="ce4" table:formula="of:=IF([.$A171] &lt;&gt; &quot;&quot;; IF(MIN([.$M171];[.$R171];[.$W171]) = [.$M171]; [.$L171]; IF(MIN([.$M171];[.$R171];[.$W171]) = [.$R171]; [.$Q171]; IF(ISNUMBER([.$W171]); [.$V171]; &quot;NO PRICING&quot;))); &quot;&quot;)">
            <text:p/>
          </table:table-cell>
          <table:table-cell table:style-name="ce29" table:formula="of:=IF([.$A171] &lt;&gt; &quot;&quot;; IF(MIN([.$M171];[.$R171];[.$W171]) = [.$M171]; [.$M171]; IF(MIN([.$M171];[.$R171];[.$W171]) = [.$R171]; [.$R171]; IF(ISNUMBER([.$W171]); [.$W171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4" table:formula="of:=T([source.B172])">
            <text:p/>
          </table:table-cell>
          <table:table-cell table:style-name="ce4" table:formula="of:=T([source.C172])">
            <text:p/>
          </table:table-cell>
          <table:table-cell table:style-name="ce4" table:formula="of:=T([source.D172])">
            <text:p/>
          </table:table-cell>
          <table:table-cell table:style-name="ce14" table:formula="of:=T([source.E172])">
            <text:p/>
          </table:table-cell>
          <table:table-cell table:style-name="ce4" table:formula="of:=[source.A172]" office:value-type="float" office:value="0">
            <text:p>0</text:p>
          </table:table-cell>
          <table:table-cell table:style-name="ce4" table:formula="of:=ROUND([.E172]* (1 + extra))" office:value-type="float" office:value="0">
            <text:p>0</text:p>
          </table:table-cell>
          <table:table-cell table:style-name="ce4" table:formula="of:=MAX([.F172];[.E172]+1)" office:value-type="float" office:value="1">
            <text:p>1</text:p>
          </table:table-cell>
          <table:table-cell table:style-name="ce4"/>
          <table:table-cell table:style-name="ce16" table:formula="of:=[source.F172]" office:value-type="float" office:value="0">
            <text:p/>
          </table:table-cell>
          <table:table-cell table:style-name="ce22" table:formula="of:=[source.G172]" office:value-type="float" office:value="0">
            <text:p>0.000</text:p>
          </table:table-cell>
          <table:table-cell table:style-name="ce4" table:formula="of:=[source.H172]" office:value-type="float" office:value="0">
            <text:p>0</text:p>
          </table:table-cell>
          <table:table-cell table:style-name="ce4" table:formula="of:=CEILING([.G172];[.K172])" office:value-type="float" office:value="0">
            <text:p>0</text:p>
          </table:table-cell>
          <table:table-cell table:style-name="ce29" table:formula="of:=IF([.L172]*[.J172] &gt; 0; [.L172]*[.J172]; &quot;&quot;)">
            <text:p/>
          </table:table-cell>
          <table:table-cell table:style-name="ce16" table:formula="of:=[source.I172]" office:value-type="float" office:value="0">
            <text:p/>
          </table:table-cell>
          <table:table-cell table:style-name="ce22" table:formula="of:=[source.J172]" office:value-type="float" office:value="0">
            <text:p>0.000</text:p>
          </table:table-cell>
          <table:table-cell table:style-name="ce4" table:formula="of:=[source.K172]" office:value-type="float" office:value="0">
            <text:p>0</text:p>
          </table:table-cell>
          <table:table-cell table:style-name="ce4" table:formula="of:=CEILING([.$G172];[.P172])" office:value-type="float" office:value="0">
            <text:p>0</text:p>
          </table:table-cell>
          <table:table-cell table:style-name="ce29" table:formula="of:=IF([.Q172]*[.O172] &gt; 0; [.Q172]*[.O172]; &quot;&quot;)">
            <text:p/>
          </table:table-cell>
          <table:table-cell table:style-name="ce16" table:formula="of:=[source.L172]" office:value-type="float" office:value="0">
            <text:p/>
          </table:table-cell>
          <table:table-cell table:style-name="ce22" table:formula="of:=[source.M172]" office:value-type="float" office:value="0">
            <text:p>0.000</text:p>
          </table:table-cell>
          <table:table-cell table:style-name="ce4" table:formula="of:=[source.N172]" office:value-type="float" office:value="0">
            <text:p>0</text:p>
          </table:table-cell>
          <table:table-cell table:style-name="ce4" table:formula="of:=CEILING([.$G172];[.U172])" office:value-type="float" office:value="0">
            <text:p>0</text:p>
          </table:table-cell>
          <table:table-cell table:style-name="ce29" table:formula="of:=IF([.V172]*[.T172] &gt; 0; [.V172]*[.T172]; &quot;&quot;)">
            <text:p/>
          </table:table-cell>
          <table:table-cell table:style-name="ce4" table:formula="of:=IF([.$A172] &lt;&gt; &quot;&quot;; IF(MIN([.$M172];[.$R172];[.$W172]) = [.$M172]; [.$I$1]; IF(MIN([.$M172];[.$R172];[.$W172]) = [.$R172]; [.$N$1]; IF(ISNUMBER([.$W172]); [.$S$1]; &quot;NO PRICING&quot;))); &quot;&quot;)">
            <text:p/>
          </table:table-cell>
          <table:table-cell table:style-name="ce34" table:formula="of:=IF([.$A172] &lt;&gt; &quot;&quot;; IF(MIN([.$M172];[.$R172];[.$W172]) = [.$M172]; [.$I172]; IF(MIN([.$M172];[.$R172];[.$W172]) = [.$R172]; [.$N172]; IF(ISNUMBER([.$W172]); [.$S172]; &quot;NO PRICING&quot;))); &quot;&quot;)">
            <text:p/>
          </table:table-cell>
          <table:table-cell table:style-name="ce4" table:formula="of:=IF([.$A172] &lt;&gt; &quot;&quot;; IF(MIN([.$M172];[.$R172];[.$W172]) = [.$M172]; [.$L172]; IF(MIN([.$M172];[.$R172];[.$W172]) = [.$R172]; [.$Q172]; IF(ISNUMBER([.$W172]); [.$V172]; &quot;NO PRICING&quot;))); &quot;&quot;)">
            <text:p/>
          </table:table-cell>
          <table:table-cell table:style-name="ce29" table:formula="of:=IF([.$A172] &lt;&gt; &quot;&quot;; IF(MIN([.$M172];[.$R172];[.$W172]) = [.$M172]; [.$M172]; IF(MIN([.$M172];[.$R172];[.$W172]) = [.$R172]; [.$R172]; IF(ISNUMBER([.$W172]); [.$W172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4" table:formula="of:=T([source.B173])">
            <text:p/>
          </table:table-cell>
          <table:table-cell table:style-name="ce4" table:formula="of:=T([source.C173])">
            <text:p/>
          </table:table-cell>
          <table:table-cell table:style-name="ce4" table:formula="of:=T([source.D173])">
            <text:p/>
          </table:table-cell>
          <table:table-cell table:style-name="ce14" table:formula="of:=T([source.E173])">
            <text:p/>
          </table:table-cell>
          <table:table-cell table:style-name="ce4" table:formula="of:=[source.A173]" office:value-type="float" office:value="0">
            <text:p>0</text:p>
          </table:table-cell>
          <table:table-cell table:style-name="ce4" table:formula="of:=ROUND([.E173]* (1 + extra))" office:value-type="float" office:value="0">
            <text:p>0</text:p>
          </table:table-cell>
          <table:table-cell table:style-name="ce4" table:formula="of:=MAX([.F173];[.E173]+1)" office:value-type="float" office:value="1">
            <text:p>1</text:p>
          </table:table-cell>
          <table:table-cell table:style-name="ce4"/>
          <table:table-cell table:style-name="ce16" table:formula="of:=[source.F173]" office:value-type="float" office:value="0">
            <text:p/>
          </table:table-cell>
          <table:table-cell table:style-name="ce22" table:formula="of:=[source.G173]" office:value-type="float" office:value="0">
            <text:p>0.000</text:p>
          </table:table-cell>
          <table:table-cell table:style-name="ce4" table:formula="of:=[source.H173]" office:value-type="float" office:value="0">
            <text:p>0</text:p>
          </table:table-cell>
          <table:table-cell table:style-name="ce4" table:formula="of:=CEILING([.G173];[.K173])" office:value-type="float" office:value="0">
            <text:p>0</text:p>
          </table:table-cell>
          <table:table-cell table:style-name="ce29" table:formula="of:=IF([.L173]*[.J173] &gt; 0; [.L173]*[.J173]; &quot;&quot;)">
            <text:p/>
          </table:table-cell>
          <table:table-cell table:style-name="ce16" table:formula="of:=[source.I173]" office:value-type="float" office:value="0">
            <text:p/>
          </table:table-cell>
          <table:table-cell table:style-name="ce22" table:formula="of:=[source.J173]" office:value-type="float" office:value="0">
            <text:p>0.000</text:p>
          </table:table-cell>
          <table:table-cell table:style-name="ce4" table:formula="of:=[source.K173]" office:value-type="float" office:value="0">
            <text:p>0</text:p>
          </table:table-cell>
          <table:table-cell table:style-name="ce4" table:formula="of:=CEILING([.$G173];[.P173])" office:value-type="float" office:value="0">
            <text:p>0</text:p>
          </table:table-cell>
          <table:table-cell table:style-name="ce29" table:formula="of:=IF([.Q173]*[.O173] &gt; 0; [.Q173]*[.O173]; &quot;&quot;)">
            <text:p/>
          </table:table-cell>
          <table:table-cell table:style-name="ce16" table:formula="of:=[source.L173]" office:value-type="float" office:value="0">
            <text:p/>
          </table:table-cell>
          <table:table-cell table:style-name="ce22" table:formula="of:=[source.M173]" office:value-type="float" office:value="0">
            <text:p>0.000</text:p>
          </table:table-cell>
          <table:table-cell table:style-name="ce4" table:formula="of:=[source.N173]" office:value-type="float" office:value="0">
            <text:p>0</text:p>
          </table:table-cell>
          <table:table-cell table:style-name="ce4" table:formula="of:=CEILING([.$G173];[.U173])" office:value-type="float" office:value="0">
            <text:p>0</text:p>
          </table:table-cell>
          <table:table-cell table:style-name="ce29" table:formula="of:=IF([.V173]*[.T173] &gt; 0; [.V173]*[.T173]; &quot;&quot;)">
            <text:p/>
          </table:table-cell>
          <table:table-cell table:style-name="ce4" table:formula="of:=IF([.$A173] &lt;&gt; &quot;&quot;; IF(MIN([.$M173];[.$R173];[.$W173]) = [.$M173]; [.$I$1]; IF(MIN([.$M173];[.$R173];[.$W173]) = [.$R173]; [.$N$1]; IF(ISNUMBER([.$W173]); [.$S$1]; &quot;NO PRICING&quot;))); &quot;&quot;)">
            <text:p/>
          </table:table-cell>
          <table:table-cell table:style-name="ce34" table:formula="of:=IF([.$A173] &lt;&gt; &quot;&quot;; IF(MIN([.$M173];[.$R173];[.$W173]) = [.$M173]; [.$I173]; IF(MIN([.$M173];[.$R173];[.$W173]) = [.$R173]; [.$N173]; IF(ISNUMBER([.$W173]); [.$S173]; &quot;NO PRICING&quot;))); &quot;&quot;)">
            <text:p/>
          </table:table-cell>
          <table:table-cell table:style-name="ce4" table:formula="of:=IF([.$A173] &lt;&gt; &quot;&quot;; IF(MIN([.$M173];[.$R173];[.$W173]) = [.$M173]; [.$L173]; IF(MIN([.$M173];[.$R173];[.$W173]) = [.$R173]; [.$Q173]; IF(ISNUMBER([.$W173]); [.$V173]; &quot;NO PRICING&quot;))); &quot;&quot;)">
            <text:p/>
          </table:table-cell>
          <table:table-cell table:style-name="ce29" table:formula="of:=IF([.$A173] &lt;&gt; &quot;&quot;; IF(MIN([.$M173];[.$R173];[.$W173]) = [.$M173]; [.$M173]; IF(MIN([.$M173];[.$R173];[.$W173]) = [.$R173]; [.$R173]; IF(ISNUMBER([.$W173]); [.$W173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4" table:formula="of:=T([source.B174])">
            <text:p/>
          </table:table-cell>
          <table:table-cell table:style-name="ce4" table:formula="of:=T([source.C174])">
            <text:p/>
          </table:table-cell>
          <table:table-cell table:style-name="ce4" table:formula="of:=T([source.D174])">
            <text:p/>
          </table:table-cell>
          <table:table-cell table:style-name="ce14" table:formula="of:=T([source.E174])">
            <text:p/>
          </table:table-cell>
          <table:table-cell table:style-name="ce4" table:formula="of:=[source.A174]" office:value-type="float" office:value="0">
            <text:p>0</text:p>
          </table:table-cell>
          <table:table-cell table:style-name="ce4" table:formula="of:=ROUND([.E174]* (1 + extra))" office:value-type="float" office:value="0">
            <text:p>0</text:p>
          </table:table-cell>
          <table:table-cell table:style-name="ce4" table:formula="of:=MAX([.F174];[.E174]+1)" office:value-type="float" office:value="1">
            <text:p>1</text:p>
          </table:table-cell>
          <table:table-cell table:style-name="ce4"/>
          <table:table-cell table:style-name="ce16" table:formula="of:=[source.F174]" office:value-type="float" office:value="0">
            <text:p/>
          </table:table-cell>
          <table:table-cell table:style-name="ce22" table:formula="of:=[source.G174]" office:value-type="float" office:value="0">
            <text:p>0.000</text:p>
          </table:table-cell>
          <table:table-cell table:style-name="ce4" table:formula="of:=[source.H174]" office:value-type="float" office:value="0">
            <text:p>0</text:p>
          </table:table-cell>
          <table:table-cell table:style-name="ce4" table:formula="of:=CEILING([.G174];[.K174])" office:value-type="float" office:value="0">
            <text:p>0</text:p>
          </table:table-cell>
          <table:table-cell table:style-name="ce29" table:formula="of:=IF([.L174]*[.J174] &gt; 0; [.L174]*[.J174]; &quot;&quot;)">
            <text:p/>
          </table:table-cell>
          <table:table-cell table:style-name="ce16" table:formula="of:=[source.I174]" office:value-type="float" office:value="0">
            <text:p/>
          </table:table-cell>
          <table:table-cell table:style-name="ce22" table:formula="of:=[source.J174]" office:value-type="float" office:value="0">
            <text:p>0.000</text:p>
          </table:table-cell>
          <table:table-cell table:style-name="ce4" table:formula="of:=[source.K174]" office:value-type="float" office:value="0">
            <text:p>0</text:p>
          </table:table-cell>
          <table:table-cell table:style-name="ce4" table:formula="of:=CEILING([.$G174];[.P174])" office:value-type="float" office:value="0">
            <text:p>0</text:p>
          </table:table-cell>
          <table:table-cell table:style-name="ce29" table:formula="of:=IF([.Q174]*[.O174] &gt; 0; [.Q174]*[.O174]; &quot;&quot;)">
            <text:p/>
          </table:table-cell>
          <table:table-cell table:style-name="ce16" table:formula="of:=[source.L174]" office:value-type="float" office:value="0">
            <text:p/>
          </table:table-cell>
          <table:table-cell table:style-name="ce22" table:formula="of:=[source.M174]" office:value-type="float" office:value="0">
            <text:p>0.000</text:p>
          </table:table-cell>
          <table:table-cell table:style-name="ce4" table:formula="of:=[source.N174]" office:value-type="float" office:value="0">
            <text:p>0</text:p>
          </table:table-cell>
          <table:table-cell table:style-name="ce4" table:formula="of:=CEILING([.$G174];[.U174])" office:value-type="float" office:value="0">
            <text:p>0</text:p>
          </table:table-cell>
          <table:table-cell table:style-name="ce29" table:formula="of:=IF([.V174]*[.T174] &gt; 0; [.V174]*[.T174]; &quot;&quot;)">
            <text:p/>
          </table:table-cell>
          <table:table-cell table:style-name="ce4" table:formula="of:=IF([.$A174] &lt;&gt; &quot;&quot;; IF(MIN([.$M174];[.$R174];[.$W174]) = [.$M174]; [.$I$1]; IF(MIN([.$M174];[.$R174];[.$W174]) = [.$R174]; [.$N$1]; IF(ISNUMBER([.$W174]); [.$S$1]; &quot;NO PRICING&quot;))); &quot;&quot;)">
            <text:p/>
          </table:table-cell>
          <table:table-cell table:style-name="ce34" table:formula="of:=IF([.$A174] &lt;&gt; &quot;&quot;; IF(MIN([.$M174];[.$R174];[.$W174]) = [.$M174]; [.$I174]; IF(MIN([.$M174];[.$R174];[.$W174]) = [.$R174]; [.$N174]; IF(ISNUMBER([.$W174]); [.$S174]; &quot;NO PRICING&quot;))); &quot;&quot;)">
            <text:p/>
          </table:table-cell>
          <table:table-cell table:style-name="ce4" table:formula="of:=IF([.$A174] &lt;&gt; &quot;&quot;; IF(MIN([.$M174];[.$R174];[.$W174]) = [.$M174]; [.$L174]; IF(MIN([.$M174];[.$R174];[.$W174]) = [.$R174]; [.$Q174]; IF(ISNUMBER([.$W174]); [.$V174]; &quot;NO PRICING&quot;))); &quot;&quot;)">
            <text:p/>
          </table:table-cell>
          <table:table-cell table:style-name="ce29" table:formula="of:=IF([.$A174] &lt;&gt; &quot;&quot;; IF(MIN([.$M174];[.$R174];[.$W174]) = [.$M174]; [.$M174]; IF(MIN([.$M174];[.$R174];[.$W174]) = [.$R174]; [.$R174]; IF(ISNUMBER([.$W174]); [.$W174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4" table:formula="of:=T([source.B175])">
            <text:p/>
          </table:table-cell>
          <table:table-cell table:style-name="ce4" table:formula="of:=T([source.C175])">
            <text:p/>
          </table:table-cell>
          <table:table-cell table:style-name="ce4" table:formula="of:=T([source.D175])">
            <text:p/>
          </table:table-cell>
          <table:table-cell table:style-name="ce14" table:formula="of:=T([source.E175])">
            <text:p/>
          </table:table-cell>
          <table:table-cell table:style-name="ce4" table:formula="of:=[source.A175]" office:value-type="float" office:value="0">
            <text:p>0</text:p>
          </table:table-cell>
          <table:table-cell table:style-name="ce4" table:formula="of:=ROUND([.E175]* (1 + extra))" office:value-type="float" office:value="0">
            <text:p>0</text:p>
          </table:table-cell>
          <table:table-cell table:style-name="ce4" table:formula="of:=MAX([.F175];[.E175]+1)" office:value-type="float" office:value="1">
            <text:p>1</text:p>
          </table:table-cell>
          <table:table-cell table:style-name="ce4"/>
          <table:table-cell table:style-name="ce16" table:formula="of:=[source.F175]" office:value-type="float" office:value="0">
            <text:p/>
          </table:table-cell>
          <table:table-cell table:style-name="ce22" table:formula="of:=[source.G175]" office:value-type="float" office:value="0">
            <text:p>0.000</text:p>
          </table:table-cell>
          <table:table-cell table:style-name="ce4" table:formula="of:=[source.H175]" office:value-type="float" office:value="0">
            <text:p>0</text:p>
          </table:table-cell>
          <table:table-cell table:style-name="ce4" table:formula="of:=CEILING([.G175];[.K175])" office:value-type="float" office:value="0">
            <text:p>0</text:p>
          </table:table-cell>
          <table:table-cell table:style-name="ce29" table:formula="of:=IF([.L175]*[.J175] &gt; 0; [.L175]*[.J175]; &quot;&quot;)">
            <text:p/>
          </table:table-cell>
          <table:table-cell table:style-name="ce16" table:formula="of:=[source.I175]" office:value-type="float" office:value="0">
            <text:p/>
          </table:table-cell>
          <table:table-cell table:style-name="ce22" table:formula="of:=[source.J175]" office:value-type="float" office:value="0">
            <text:p>0.000</text:p>
          </table:table-cell>
          <table:table-cell table:style-name="ce4" table:formula="of:=[source.K175]" office:value-type="float" office:value="0">
            <text:p>0</text:p>
          </table:table-cell>
          <table:table-cell table:style-name="ce4" table:formula="of:=CEILING([.$G175];[.P175])" office:value-type="float" office:value="0">
            <text:p>0</text:p>
          </table:table-cell>
          <table:table-cell table:style-name="ce29" table:formula="of:=IF([.Q175]*[.O175] &gt; 0; [.Q175]*[.O175]; &quot;&quot;)">
            <text:p/>
          </table:table-cell>
          <table:table-cell table:style-name="ce16" table:formula="of:=[source.L175]" office:value-type="float" office:value="0">
            <text:p/>
          </table:table-cell>
          <table:table-cell table:style-name="ce22" table:formula="of:=[source.M175]" office:value-type="float" office:value="0">
            <text:p>0.000</text:p>
          </table:table-cell>
          <table:table-cell table:style-name="ce4" table:formula="of:=[source.N175]" office:value-type="float" office:value="0">
            <text:p>0</text:p>
          </table:table-cell>
          <table:table-cell table:style-name="ce4" table:formula="of:=CEILING([.$G175];[.U175])" office:value-type="float" office:value="0">
            <text:p>0</text:p>
          </table:table-cell>
          <table:table-cell table:style-name="ce29" table:formula="of:=IF([.V175]*[.T175] &gt; 0; [.V175]*[.T175]; &quot;&quot;)">
            <text:p/>
          </table:table-cell>
          <table:table-cell table:style-name="ce4" table:formula="of:=IF([.$A175] &lt;&gt; &quot;&quot;; IF(MIN([.$M175];[.$R175];[.$W175]) = [.$M175]; [.$I$1]; IF(MIN([.$M175];[.$R175];[.$W175]) = [.$R175]; [.$N$1]; IF(ISNUMBER([.$W175]); [.$S$1]; &quot;NO PRICING&quot;))); &quot;&quot;)">
            <text:p/>
          </table:table-cell>
          <table:table-cell table:style-name="ce34" table:formula="of:=IF([.$A175] &lt;&gt; &quot;&quot;; IF(MIN([.$M175];[.$R175];[.$W175]) = [.$M175]; [.$I175]; IF(MIN([.$M175];[.$R175];[.$W175]) = [.$R175]; [.$N175]; IF(ISNUMBER([.$W175]); [.$S175]; &quot;NO PRICING&quot;))); &quot;&quot;)">
            <text:p/>
          </table:table-cell>
          <table:table-cell table:style-name="ce4" table:formula="of:=IF([.$A175] &lt;&gt; &quot;&quot;; IF(MIN([.$M175];[.$R175];[.$W175]) = [.$M175]; [.$L175]; IF(MIN([.$M175];[.$R175];[.$W175]) = [.$R175]; [.$Q175]; IF(ISNUMBER([.$W175]); [.$V175]; &quot;NO PRICING&quot;))); &quot;&quot;)">
            <text:p/>
          </table:table-cell>
          <table:table-cell table:style-name="ce29" table:formula="of:=IF([.$A175] &lt;&gt; &quot;&quot;; IF(MIN([.$M175];[.$R175];[.$W175]) = [.$M175]; [.$M175]; IF(MIN([.$M175];[.$R175];[.$W175]) = [.$R175]; [.$R175]; IF(ISNUMBER([.$W175]); [.$W175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4" table:formula="of:=T([source.B176])">
            <text:p/>
          </table:table-cell>
          <table:table-cell table:style-name="ce4" table:formula="of:=T([source.C176])">
            <text:p/>
          </table:table-cell>
          <table:table-cell table:style-name="ce4" table:formula="of:=T([source.D176])">
            <text:p/>
          </table:table-cell>
          <table:table-cell table:style-name="ce14" table:formula="of:=T([source.E176])">
            <text:p/>
          </table:table-cell>
          <table:table-cell table:style-name="ce4" table:formula="of:=[source.A176]" office:value-type="float" office:value="0">
            <text:p>0</text:p>
          </table:table-cell>
          <table:table-cell table:style-name="ce4" table:formula="of:=ROUND([.E176]* (1 + extra))" office:value-type="float" office:value="0">
            <text:p>0</text:p>
          </table:table-cell>
          <table:table-cell table:style-name="ce4" table:formula="of:=MAX([.F176];[.E176]+1)" office:value-type="float" office:value="1">
            <text:p>1</text:p>
          </table:table-cell>
          <table:table-cell table:style-name="ce4"/>
          <table:table-cell table:style-name="ce16" table:formula="of:=[source.F176]" office:value-type="float" office:value="0">
            <text:p/>
          </table:table-cell>
          <table:table-cell table:style-name="ce22" table:formula="of:=[source.G176]" office:value-type="float" office:value="0">
            <text:p>0.000</text:p>
          </table:table-cell>
          <table:table-cell table:style-name="ce4" table:formula="of:=[source.H176]" office:value-type="float" office:value="0">
            <text:p>0</text:p>
          </table:table-cell>
          <table:table-cell table:style-name="ce4" table:formula="of:=CEILING([.G176];[.K176])" office:value-type="float" office:value="0">
            <text:p>0</text:p>
          </table:table-cell>
          <table:table-cell table:style-name="ce29" table:formula="of:=IF([.L176]*[.J176] &gt; 0; [.L176]*[.J176]; &quot;&quot;)">
            <text:p/>
          </table:table-cell>
          <table:table-cell table:style-name="ce16" table:formula="of:=[source.I176]" office:value-type="float" office:value="0">
            <text:p/>
          </table:table-cell>
          <table:table-cell table:style-name="ce22" table:formula="of:=[source.J176]" office:value-type="float" office:value="0">
            <text:p>0.000</text:p>
          </table:table-cell>
          <table:table-cell table:style-name="ce4" table:formula="of:=[source.K176]" office:value-type="float" office:value="0">
            <text:p>0</text:p>
          </table:table-cell>
          <table:table-cell table:style-name="ce4" table:formula="of:=CEILING([.$G176];[.P176])" office:value-type="float" office:value="0">
            <text:p>0</text:p>
          </table:table-cell>
          <table:table-cell table:style-name="ce29" table:formula="of:=IF([.Q176]*[.O176] &gt; 0; [.Q176]*[.O176]; &quot;&quot;)">
            <text:p/>
          </table:table-cell>
          <table:table-cell table:style-name="ce16" table:formula="of:=[source.L176]" office:value-type="float" office:value="0">
            <text:p/>
          </table:table-cell>
          <table:table-cell table:style-name="ce22" table:formula="of:=[source.M176]" office:value-type="float" office:value="0">
            <text:p>0.000</text:p>
          </table:table-cell>
          <table:table-cell table:style-name="ce4" table:formula="of:=[source.N176]" office:value-type="float" office:value="0">
            <text:p>0</text:p>
          </table:table-cell>
          <table:table-cell table:style-name="ce4" table:formula="of:=CEILING([.$G176];[.U176])" office:value-type="float" office:value="0">
            <text:p>0</text:p>
          </table:table-cell>
          <table:table-cell table:style-name="ce29" table:formula="of:=IF([.V176]*[.T176] &gt; 0; [.V176]*[.T176]; &quot;&quot;)">
            <text:p/>
          </table:table-cell>
          <table:table-cell table:style-name="ce4" table:formula="of:=IF([.$A176] &lt;&gt; &quot;&quot;; IF(MIN([.$M176];[.$R176];[.$W176]) = [.$M176]; [.$I$1]; IF(MIN([.$M176];[.$R176];[.$W176]) = [.$R176]; [.$N$1]; IF(ISNUMBER([.$W176]); [.$S$1]; &quot;NO PRICING&quot;))); &quot;&quot;)">
            <text:p/>
          </table:table-cell>
          <table:table-cell table:style-name="ce34" table:formula="of:=IF([.$A176] &lt;&gt; &quot;&quot;; IF(MIN([.$M176];[.$R176];[.$W176]) = [.$M176]; [.$I176]; IF(MIN([.$M176];[.$R176];[.$W176]) = [.$R176]; [.$N176]; IF(ISNUMBER([.$W176]); [.$S176]; &quot;NO PRICING&quot;))); &quot;&quot;)">
            <text:p/>
          </table:table-cell>
          <table:table-cell table:style-name="ce4" table:formula="of:=IF([.$A176] &lt;&gt; &quot;&quot;; IF(MIN([.$M176];[.$R176];[.$W176]) = [.$M176]; [.$L176]; IF(MIN([.$M176];[.$R176];[.$W176]) = [.$R176]; [.$Q176]; IF(ISNUMBER([.$W176]); [.$V176]; &quot;NO PRICING&quot;))); &quot;&quot;)">
            <text:p/>
          </table:table-cell>
          <table:table-cell table:style-name="ce29" table:formula="of:=IF([.$A176] &lt;&gt; &quot;&quot;; IF(MIN([.$M176];[.$R176];[.$W176]) = [.$M176]; [.$M176]; IF(MIN([.$M176];[.$R176];[.$W176]) = [.$R176]; [.$R176]; IF(ISNUMBER([.$W176]); [.$W176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4" table:formula="of:=T([source.B177])">
            <text:p/>
          </table:table-cell>
          <table:table-cell table:style-name="ce4" table:formula="of:=T([source.C177])">
            <text:p/>
          </table:table-cell>
          <table:table-cell table:style-name="ce4" table:formula="of:=T([source.D177])">
            <text:p/>
          </table:table-cell>
          <table:table-cell table:style-name="ce14" table:formula="of:=T([source.E177])">
            <text:p/>
          </table:table-cell>
          <table:table-cell table:style-name="ce4" table:formula="of:=[source.A177]" office:value-type="float" office:value="0">
            <text:p>0</text:p>
          </table:table-cell>
          <table:table-cell table:style-name="ce4" table:formula="of:=ROUND([.E177]* (1 + extra))" office:value-type="float" office:value="0">
            <text:p>0</text:p>
          </table:table-cell>
          <table:table-cell table:style-name="ce4" table:formula="of:=MAX([.F177];[.E177]+1)" office:value-type="float" office:value="1">
            <text:p>1</text:p>
          </table:table-cell>
          <table:table-cell table:style-name="ce4"/>
          <table:table-cell table:style-name="ce16" table:formula="of:=[source.F177]" office:value-type="float" office:value="0">
            <text:p/>
          </table:table-cell>
          <table:table-cell table:style-name="ce22" table:formula="of:=[source.G177]" office:value-type="float" office:value="0">
            <text:p>0.000</text:p>
          </table:table-cell>
          <table:table-cell table:style-name="ce4" table:formula="of:=[source.H177]" office:value-type="float" office:value="0">
            <text:p>0</text:p>
          </table:table-cell>
          <table:table-cell table:style-name="ce4" table:formula="of:=CEILING([.G177];[.K177])" office:value-type="float" office:value="0">
            <text:p>0</text:p>
          </table:table-cell>
          <table:table-cell table:style-name="ce29" table:formula="of:=IF([.L177]*[.J177] &gt; 0; [.L177]*[.J177]; &quot;&quot;)">
            <text:p/>
          </table:table-cell>
          <table:table-cell table:style-name="ce16" table:formula="of:=[source.I177]" office:value-type="float" office:value="0">
            <text:p/>
          </table:table-cell>
          <table:table-cell table:style-name="ce22" table:formula="of:=[source.J177]" office:value-type="float" office:value="0">
            <text:p>0.000</text:p>
          </table:table-cell>
          <table:table-cell table:style-name="ce4" table:formula="of:=[source.K177]" office:value-type="float" office:value="0">
            <text:p>0</text:p>
          </table:table-cell>
          <table:table-cell table:style-name="ce4" table:formula="of:=CEILING([.$G177];[.P177])" office:value-type="float" office:value="0">
            <text:p>0</text:p>
          </table:table-cell>
          <table:table-cell table:style-name="ce29" table:formula="of:=IF([.Q177]*[.O177] &gt; 0; [.Q177]*[.O177]; &quot;&quot;)">
            <text:p/>
          </table:table-cell>
          <table:table-cell table:style-name="ce16" table:formula="of:=[source.L177]" office:value-type="float" office:value="0">
            <text:p/>
          </table:table-cell>
          <table:table-cell table:style-name="ce22" table:formula="of:=[source.M177]" office:value-type="float" office:value="0">
            <text:p>0.000</text:p>
          </table:table-cell>
          <table:table-cell table:style-name="ce4" table:formula="of:=[source.N177]" office:value-type="float" office:value="0">
            <text:p>0</text:p>
          </table:table-cell>
          <table:table-cell table:style-name="ce4" table:formula="of:=CEILING([.$G177];[.U177])" office:value-type="float" office:value="0">
            <text:p>0</text:p>
          </table:table-cell>
          <table:table-cell table:style-name="ce29" table:formula="of:=IF([.V177]*[.T177] &gt; 0; [.V177]*[.T177]; &quot;&quot;)">
            <text:p/>
          </table:table-cell>
          <table:table-cell table:style-name="ce4" table:formula="of:=IF([.$A177] &lt;&gt; &quot;&quot;; IF(MIN([.$M177];[.$R177];[.$W177]) = [.$M177]; [.$I$1]; IF(MIN([.$M177];[.$R177];[.$W177]) = [.$R177]; [.$N$1]; IF(ISNUMBER([.$W177]); [.$S$1]; &quot;NO PRICING&quot;))); &quot;&quot;)">
            <text:p/>
          </table:table-cell>
          <table:table-cell table:style-name="ce34" table:formula="of:=IF([.$A177] &lt;&gt; &quot;&quot;; IF(MIN([.$M177];[.$R177];[.$W177]) = [.$M177]; [.$I177]; IF(MIN([.$M177];[.$R177];[.$W177]) = [.$R177]; [.$N177]; IF(ISNUMBER([.$W177]); [.$S177]; &quot;NO PRICING&quot;))); &quot;&quot;)">
            <text:p/>
          </table:table-cell>
          <table:table-cell table:style-name="ce4" table:formula="of:=IF([.$A177] &lt;&gt; &quot;&quot;; IF(MIN([.$M177];[.$R177];[.$W177]) = [.$M177]; [.$L177]; IF(MIN([.$M177];[.$R177];[.$W177]) = [.$R177]; [.$Q177]; IF(ISNUMBER([.$W177]); [.$V177]; &quot;NO PRICING&quot;))); &quot;&quot;)">
            <text:p/>
          </table:table-cell>
          <table:table-cell table:style-name="ce29" table:formula="of:=IF([.$A177] &lt;&gt; &quot;&quot;; IF(MIN([.$M177];[.$R177];[.$W177]) = [.$M177]; [.$M177]; IF(MIN([.$M177];[.$R177];[.$W177]) = [.$R177]; [.$R177]; IF(ISNUMBER([.$W177]); [.$W177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4" table:formula="of:=T([source.B178])">
            <text:p/>
          </table:table-cell>
          <table:table-cell table:style-name="ce4" table:formula="of:=T([source.C178])">
            <text:p/>
          </table:table-cell>
          <table:table-cell table:style-name="ce4" table:formula="of:=T([source.D178])">
            <text:p/>
          </table:table-cell>
          <table:table-cell table:style-name="ce14" table:formula="of:=T([source.E178])">
            <text:p/>
          </table:table-cell>
          <table:table-cell table:style-name="ce4" table:formula="of:=[source.A178]" office:value-type="float" office:value="0">
            <text:p>0</text:p>
          </table:table-cell>
          <table:table-cell table:style-name="ce4" table:formula="of:=ROUND([.E178]* (1 + extra))" office:value-type="float" office:value="0">
            <text:p>0</text:p>
          </table:table-cell>
          <table:table-cell table:style-name="ce4" table:formula="of:=MAX([.F178];[.E178]+1)" office:value-type="float" office:value="1">
            <text:p>1</text:p>
          </table:table-cell>
          <table:table-cell table:style-name="ce4"/>
          <table:table-cell table:style-name="ce16" table:formula="of:=[source.F178]" office:value-type="float" office:value="0">
            <text:p/>
          </table:table-cell>
          <table:table-cell table:style-name="ce22" table:formula="of:=[source.G178]" office:value-type="float" office:value="0">
            <text:p>0.000</text:p>
          </table:table-cell>
          <table:table-cell table:style-name="ce4" table:formula="of:=[source.H178]" office:value-type="float" office:value="0">
            <text:p>0</text:p>
          </table:table-cell>
          <table:table-cell table:style-name="ce4" table:formula="of:=CEILING([.G178];[.K178])" office:value-type="float" office:value="0">
            <text:p>0</text:p>
          </table:table-cell>
          <table:table-cell table:style-name="ce29" table:formula="of:=IF([.L178]*[.J178] &gt; 0; [.L178]*[.J178]; &quot;&quot;)">
            <text:p/>
          </table:table-cell>
          <table:table-cell table:style-name="ce16" table:formula="of:=[source.I178]" office:value-type="float" office:value="0">
            <text:p/>
          </table:table-cell>
          <table:table-cell table:style-name="ce22" table:formula="of:=[source.J178]" office:value-type="float" office:value="0">
            <text:p>0.000</text:p>
          </table:table-cell>
          <table:table-cell table:style-name="ce4" table:formula="of:=[source.K178]" office:value-type="float" office:value="0">
            <text:p>0</text:p>
          </table:table-cell>
          <table:table-cell table:style-name="ce4" table:formula="of:=CEILING([.$G178];[.P178])" office:value-type="float" office:value="0">
            <text:p>0</text:p>
          </table:table-cell>
          <table:table-cell table:style-name="ce29" table:formula="of:=IF([.Q178]*[.O178] &gt; 0; [.Q178]*[.O178]; &quot;&quot;)">
            <text:p/>
          </table:table-cell>
          <table:table-cell table:style-name="ce16" table:formula="of:=[source.L178]" office:value-type="float" office:value="0">
            <text:p/>
          </table:table-cell>
          <table:table-cell table:style-name="ce22" table:formula="of:=[source.M178]" office:value-type="float" office:value="0">
            <text:p>0.000</text:p>
          </table:table-cell>
          <table:table-cell table:style-name="ce4" table:formula="of:=[source.N178]" office:value-type="float" office:value="0">
            <text:p>0</text:p>
          </table:table-cell>
          <table:table-cell table:style-name="ce4" table:formula="of:=CEILING([.$G178];[.U178])" office:value-type="float" office:value="0">
            <text:p>0</text:p>
          </table:table-cell>
          <table:table-cell table:style-name="ce29" table:formula="of:=IF([.V178]*[.T178] &gt; 0; [.V178]*[.T178]; &quot;&quot;)">
            <text:p/>
          </table:table-cell>
          <table:table-cell table:style-name="ce4" table:formula="of:=IF([.$A178] &lt;&gt; &quot;&quot;; IF(MIN([.$M178];[.$R178];[.$W178]) = [.$M178]; [.$I$1]; IF(MIN([.$M178];[.$R178];[.$W178]) = [.$R178]; [.$N$1]; IF(ISNUMBER([.$W178]); [.$S$1]; &quot;NO PRICING&quot;))); &quot;&quot;)">
            <text:p/>
          </table:table-cell>
          <table:table-cell table:style-name="ce34" table:formula="of:=IF([.$A178] &lt;&gt; &quot;&quot;; IF(MIN([.$M178];[.$R178];[.$W178]) = [.$M178]; [.$I178]; IF(MIN([.$M178];[.$R178];[.$W178]) = [.$R178]; [.$N178]; IF(ISNUMBER([.$W178]); [.$S178]; &quot;NO PRICING&quot;))); &quot;&quot;)">
            <text:p/>
          </table:table-cell>
          <table:table-cell table:style-name="ce4" table:formula="of:=IF([.$A178] &lt;&gt; &quot;&quot;; IF(MIN([.$M178];[.$R178];[.$W178]) = [.$M178]; [.$L178]; IF(MIN([.$M178];[.$R178];[.$W178]) = [.$R178]; [.$Q178]; IF(ISNUMBER([.$W178]); [.$V178]; &quot;NO PRICING&quot;))); &quot;&quot;)">
            <text:p/>
          </table:table-cell>
          <table:table-cell table:style-name="ce29" table:formula="of:=IF([.$A178] &lt;&gt; &quot;&quot;; IF(MIN([.$M178];[.$R178];[.$W178]) = [.$M178]; [.$M178]; IF(MIN([.$M178];[.$R178];[.$W178]) = [.$R178]; [.$R178]; IF(ISNUMBER([.$W178]); [.$W178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4" table:formula="of:=T([source.B179])">
            <text:p/>
          </table:table-cell>
          <table:table-cell table:style-name="ce4" table:formula="of:=T([source.C179])">
            <text:p/>
          </table:table-cell>
          <table:table-cell table:style-name="ce4" table:formula="of:=T([source.D179])">
            <text:p/>
          </table:table-cell>
          <table:table-cell table:style-name="ce14" table:formula="of:=T([source.E179])">
            <text:p/>
          </table:table-cell>
          <table:table-cell table:style-name="ce4" table:formula="of:=[source.A179]" office:value-type="float" office:value="0">
            <text:p>0</text:p>
          </table:table-cell>
          <table:table-cell table:style-name="ce4" table:formula="of:=ROUND([.E179]* (1 + extra))" office:value-type="float" office:value="0">
            <text:p>0</text:p>
          </table:table-cell>
          <table:table-cell table:style-name="ce4" table:formula="of:=MAX([.F179];[.E179]+1)" office:value-type="float" office:value="1">
            <text:p>1</text:p>
          </table:table-cell>
          <table:table-cell table:style-name="ce4"/>
          <table:table-cell table:style-name="ce16" table:formula="of:=[source.F179]" office:value-type="float" office:value="0">
            <text:p/>
          </table:table-cell>
          <table:table-cell table:style-name="ce22" table:formula="of:=[source.G179]" office:value-type="float" office:value="0">
            <text:p>0.000</text:p>
          </table:table-cell>
          <table:table-cell table:style-name="ce4" table:formula="of:=[source.H179]" office:value-type="float" office:value="0">
            <text:p>0</text:p>
          </table:table-cell>
          <table:table-cell table:style-name="ce4" table:formula="of:=CEILING([.G179];[.K179])" office:value-type="float" office:value="0">
            <text:p>0</text:p>
          </table:table-cell>
          <table:table-cell table:style-name="ce29" table:formula="of:=IF([.L179]*[.J179] &gt; 0; [.L179]*[.J179]; &quot;&quot;)">
            <text:p/>
          </table:table-cell>
          <table:table-cell table:style-name="ce16" table:formula="of:=[source.I179]" office:value-type="float" office:value="0">
            <text:p/>
          </table:table-cell>
          <table:table-cell table:style-name="ce22" table:formula="of:=[source.J179]" office:value-type="float" office:value="0">
            <text:p>0.000</text:p>
          </table:table-cell>
          <table:table-cell table:style-name="ce4" table:formula="of:=[source.K179]" office:value-type="float" office:value="0">
            <text:p>0</text:p>
          </table:table-cell>
          <table:table-cell table:style-name="ce4" table:formula="of:=CEILING([.$G179];[.P179])" office:value-type="float" office:value="0">
            <text:p>0</text:p>
          </table:table-cell>
          <table:table-cell table:style-name="ce29" table:formula="of:=IF([.Q179]*[.O179] &gt; 0; [.Q179]*[.O179]; &quot;&quot;)">
            <text:p/>
          </table:table-cell>
          <table:table-cell table:style-name="ce16" table:formula="of:=[source.L179]" office:value-type="float" office:value="0">
            <text:p/>
          </table:table-cell>
          <table:table-cell table:style-name="ce22" table:formula="of:=[source.M179]" office:value-type="float" office:value="0">
            <text:p>0.000</text:p>
          </table:table-cell>
          <table:table-cell table:style-name="ce4" table:formula="of:=[source.N179]" office:value-type="float" office:value="0">
            <text:p>0</text:p>
          </table:table-cell>
          <table:table-cell table:style-name="ce4" table:formula="of:=CEILING([.$G179];[.U179])" office:value-type="float" office:value="0">
            <text:p>0</text:p>
          </table:table-cell>
          <table:table-cell table:style-name="ce29" table:formula="of:=IF([.V179]*[.T179] &gt; 0; [.V179]*[.T179]; &quot;&quot;)">
            <text:p/>
          </table:table-cell>
          <table:table-cell table:style-name="ce4" table:formula="of:=IF([.$A179] &lt;&gt; &quot;&quot;; IF(MIN([.$M179];[.$R179];[.$W179]) = [.$M179]; [.$I$1]; IF(MIN([.$M179];[.$R179];[.$W179]) = [.$R179]; [.$N$1]; IF(ISNUMBER([.$W179]); [.$S$1]; &quot;NO PRICING&quot;))); &quot;&quot;)">
            <text:p/>
          </table:table-cell>
          <table:table-cell table:style-name="ce34" table:formula="of:=IF([.$A179] &lt;&gt; &quot;&quot;; IF(MIN([.$M179];[.$R179];[.$W179]) = [.$M179]; [.$I179]; IF(MIN([.$M179];[.$R179];[.$W179]) = [.$R179]; [.$N179]; IF(ISNUMBER([.$W179]); [.$S179]; &quot;NO PRICING&quot;))); &quot;&quot;)">
            <text:p/>
          </table:table-cell>
          <table:table-cell table:style-name="ce4" table:formula="of:=IF([.$A179] &lt;&gt; &quot;&quot;; IF(MIN([.$M179];[.$R179];[.$W179]) = [.$M179]; [.$L179]; IF(MIN([.$M179];[.$R179];[.$W179]) = [.$R179]; [.$Q179]; IF(ISNUMBER([.$W179]); [.$V179]; &quot;NO PRICING&quot;))); &quot;&quot;)">
            <text:p/>
          </table:table-cell>
          <table:table-cell table:style-name="ce29" table:formula="of:=IF([.$A179] &lt;&gt; &quot;&quot;; IF(MIN([.$M179];[.$R179];[.$W179]) = [.$M179]; [.$M179]; IF(MIN([.$M179];[.$R179];[.$W179]) = [.$R179]; [.$R179]; IF(ISNUMBER([.$W179]); [.$W179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4" table:formula="of:=T([source.B180])">
            <text:p/>
          </table:table-cell>
          <table:table-cell table:style-name="ce4" table:formula="of:=T([source.C180])">
            <text:p/>
          </table:table-cell>
          <table:table-cell table:style-name="ce4" table:formula="of:=T([source.D180])">
            <text:p/>
          </table:table-cell>
          <table:table-cell table:style-name="ce14" table:formula="of:=T([source.E180])">
            <text:p/>
          </table:table-cell>
          <table:table-cell table:style-name="ce4" table:formula="of:=[source.A180]" office:value-type="float" office:value="0">
            <text:p>0</text:p>
          </table:table-cell>
          <table:table-cell table:style-name="ce4" table:formula="of:=ROUND([.E180]* (1 + extra))" office:value-type="float" office:value="0">
            <text:p>0</text:p>
          </table:table-cell>
          <table:table-cell table:style-name="ce4" table:formula="of:=MAX([.F180];[.E180]+1)" office:value-type="float" office:value="1">
            <text:p>1</text:p>
          </table:table-cell>
          <table:table-cell table:style-name="ce4"/>
          <table:table-cell table:style-name="ce16" table:formula="of:=[source.F180]" office:value-type="float" office:value="0">
            <text:p/>
          </table:table-cell>
          <table:table-cell table:style-name="ce22" table:formula="of:=[source.G180]" office:value-type="float" office:value="0">
            <text:p>0.000</text:p>
          </table:table-cell>
          <table:table-cell table:style-name="ce4" table:formula="of:=[source.H180]" office:value-type="float" office:value="0">
            <text:p>0</text:p>
          </table:table-cell>
          <table:table-cell table:style-name="ce4" table:formula="of:=CEILING([.G180];[.K180])" office:value-type="float" office:value="0">
            <text:p>0</text:p>
          </table:table-cell>
          <table:table-cell table:style-name="ce29" table:formula="of:=IF([.L180]*[.J180] &gt; 0; [.L180]*[.J180]; &quot;&quot;)">
            <text:p/>
          </table:table-cell>
          <table:table-cell table:style-name="ce16" table:formula="of:=[source.I180]" office:value-type="float" office:value="0">
            <text:p/>
          </table:table-cell>
          <table:table-cell table:style-name="ce22" table:formula="of:=[source.J180]" office:value-type="float" office:value="0">
            <text:p>0.000</text:p>
          </table:table-cell>
          <table:table-cell table:style-name="ce4" table:formula="of:=[source.K180]" office:value-type="float" office:value="0">
            <text:p>0</text:p>
          </table:table-cell>
          <table:table-cell table:style-name="ce4" table:formula="of:=CEILING([.$G180];[.P180])" office:value-type="float" office:value="0">
            <text:p>0</text:p>
          </table:table-cell>
          <table:table-cell table:style-name="ce29" table:formula="of:=IF([.Q180]*[.O180] &gt; 0; [.Q180]*[.O180]; &quot;&quot;)">
            <text:p/>
          </table:table-cell>
          <table:table-cell table:style-name="ce16" table:formula="of:=[source.L180]" office:value-type="float" office:value="0">
            <text:p/>
          </table:table-cell>
          <table:table-cell table:style-name="ce22" table:formula="of:=[source.M180]" office:value-type="float" office:value="0">
            <text:p>0.000</text:p>
          </table:table-cell>
          <table:table-cell table:style-name="ce4" table:formula="of:=[source.N180]" office:value-type="float" office:value="0">
            <text:p>0</text:p>
          </table:table-cell>
          <table:table-cell table:style-name="ce4" table:formula="of:=CEILING([.$G180];[.U180])" office:value-type="float" office:value="0">
            <text:p>0</text:p>
          </table:table-cell>
          <table:table-cell table:style-name="ce29" table:formula="of:=IF([.V180]*[.T180] &gt; 0; [.V180]*[.T180]; &quot;&quot;)">
            <text:p/>
          </table:table-cell>
          <table:table-cell table:style-name="ce4" table:formula="of:=IF([.$A180] &lt;&gt; &quot;&quot;; IF(MIN([.$M180];[.$R180];[.$W180]) = [.$M180]; [.$I$1]; IF(MIN([.$M180];[.$R180];[.$W180]) = [.$R180]; [.$N$1]; IF(ISNUMBER([.$W180]); [.$S$1]; &quot;NO PRICING&quot;))); &quot;&quot;)">
            <text:p/>
          </table:table-cell>
          <table:table-cell table:style-name="ce34" table:formula="of:=IF([.$A180] &lt;&gt; &quot;&quot;; IF(MIN([.$M180];[.$R180];[.$W180]) = [.$M180]; [.$I180]; IF(MIN([.$M180];[.$R180];[.$W180]) = [.$R180]; [.$N180]; IF(ISNUMBER([.$W180]); [.$S180]; &quot;NO PRICING&quot;))); &quot;&quot;)">
            <text:p/>
          </table:table-cell>
          <table:table-cell table:style-name="ce4" table:formula="of:=IF([.$A180] &lt;&gt; &quot;&quot;; IF(MIN([.$M180];[.$R180];[.$W180]) = [.$M180]; [.$L180]; IF(MIN([.$M180];[.$R180];[.$W180]) = [.$R180]; [.$Q180]; IF(ISNUMBER([.$W180]); [.$V180]; &quot;NO PRICING&quot;))); &quot;&quot;)">
            <text:p/>
          </table:table-cell>
          <table:table-cell table:style-name="ce29" table:formula="of:=IF([.$A180] &lt;&gt; &quot;&quot;; IF(MIN([.$M180];[.$R180];[.$W180]) = [.$M180]; [.$M180]; IF(MIN([.$M180];[.$R180];[.$W180]) = [.$R180]; [.$R180]; IF(ISNUMBER([.$W180]); [.$W180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4" table:formula="of:=T([source.B181])">
            <text:p/>
          </table:table-cell>
          <table:table-cell table:style-name="ce4" table:formula="of:=T([source.C181])">
            <text:p/>
          </table:table-cell>
          <table:table-cell table:style-name="ce4" table:formula="of:=T([source.D181])">
            <text:p/>
          </table:table-cell>
          <table:table-cell table:style-name="ce14" table:formula="of:=T([source.E181])">
            <text:p/>
          </table:table-cell>
          <table:table-cell table:style-name="ce4" table:formula="of:=[source.A181]" office:value-type="float" office:value="0">
            <text:p>0</text:p>
          </table:table-cell>
          <table:table-cell table:style-name="ce4" table:formula="of:=ROUND([.E181]* (1 + extra))" office:value-type="float" office:value="0">
            <text:p>0</text:p>
          </table:table-cell>
          <table:table-cell table:style-name="ce4" table:formula="of:=MAX([.F181];[.E181]+1)" office:value-type="float" office:value="1">
            <text:p>1</text:p>
          </table:table-cell>
          <table:table-cell table:style-name="ce4"/>
          <table:table-cell table:style-name="ce16" table:formula="of:=[source.F181]" office:value-type="float" office:value="0">
            <text:p/>
          </table:table-cell>
          <table:table-cell table:style-name="ce22" table:formula="of:=[source.G181]" office:value-type="float" office:value="0">
            <text:p>0.000</text:p>
          </table:table-cell>
          <table:table-cell table:style-name="ce4" table:formula="of:=[source.H181]" office:value-type="float" office:value="0">
            <text:p>0</text:p>
          </table:table-cell>
          <table:table-cell table:style-name="ce4" table:formula="of:=CEILING([.G181];[.K181])" office:value-type="float" office:value="0">
            <text:p>0</text:p>
          </table:table-cell>
          <table:table-cell table:style-name="ce29" table:formula="of:=IF([.L181]*[.J181] &gt; 0; [.L181]*[.J181]; &quot;&quot;)">
            <text:p/>
          </table:table-cell>
          <table:table-cell table:style-name="ce16" table:formula="of:=[source.I181]" office:value-type="float" office:value="0">
            <text:p/>
          </table:table-cell>
          <table:table-cell table:style-name="ce22" table:formula="of:=[source.J181]" office:value-type="float" office:value="0">
            <text:p>0.000</text:p>
          </table:table-cell>
          <table:table-cell table:style-name="ce4" table:formula="of:=[source.K181]" office:value-type="float" office:value="0">
            <text:p>0</text:p>
          </table:table-cell>
          <table:table-cell table:style-name="ce4" table:formula="of:=CEILING([.$G181];[.P181])" office:value-type="float" office:value="0">
            <text:p>0</text:p>
          </table:table-cell>
          <table:table-cell table:style-name="ce29" table:formula="of:=IF([.Q181]*[.O181] &gt; 0; [.Q181]*[.O181]; &quot;&quot;)">
            <text:p/>
          </table:table-cell>
          <table:table-cell table:style-name="ce16" table:formula="of:=[source.L181]" office:value-type="float" office:value="0">
            <text:p/>
          </table:table-cell>
          <table:table-cell table:style-name="ce22" table:formula="of:=[source.M181]" office:value-type="float" office:value="0">
            <text:p>0.000</text:p>
          </table:table-cell>
          <table:table-cell table:style-name="ce4" table:formula="of:=[source.N181]" office:value-type="float" office:value="0">
            <text:p>0</text:p>
          </table:table-cell>
          <table:table-cell table:style-name="ce4" table:formula="of:=CEILING([.$G181];[.U181])" office:value-type="float" office:value="0">
            <text:p>0</text:p>
          </table:table-cell>
          <table:table-cell table:style-name="ce29" table:formula="of:=IF([.V181]*[.T181] &gt; 0; [.V181]*[.T181]; &quot;&quot;)">
            <text:p/>
          </table:table-cell>
          <table:table-cell table:style-name="ce4" table:formula="of:=IF([.$A181] &lt;&gt; &quot;&quot;; IF(MIN([.$M181];[.$R181];[.$W181]) = [.$M181]; [.$I$1]; IF(MIN([.$M181];[.$R181];[.$W181]) = [.$R181]; [.$N$1]; IF(ISNUMBER([.$W181]); [.$S$1]; &quot;NO PRICING&quot;))); &quot;&quot;)">
            <text:p/>
          </table:table-cell>
          <table:table-cell table:style-name="ce34" table:formula="of:=IF([.$A181] &lt;&gt; &quot;&quot;; IF(MIN([.$M181];[.$R181];[.$W181]) = [.$M181]; [.$I181]; IF(MIN([.$M181];[.$R181];[.$W181]) = [.$R181]; [.$N181]; IF(ISNUMBER([.$W181]); [.$S181]; &quot;NO PRICING&quot;))); &quot;&quot;)">
            <text:p/>
          </table:table-cell>
          <table:table-cell table:style-name="ce4" table:formula="of:=IF([.$A181] &lt;&gt; &quot;&quot;; IF(MIN([.$M181];[.$R181];[.$W181]) = [.$M181]; [.$L181]; IF(MIN([.$M181];[.$R181];[.$W181]) = [.$R181]; [.$Q181]; IF(ISNUMBER([.$W181]); [.$V181]; &quot;NO PRICING&quot;))); &quot;&quot;)">
            <text:p/>
          </table:table-cell>
          <table:table-cell table:style-name="ce29" table:formula="of:=IF([.$A181] &lt;&gt; &quot;&quot;; IF(MIN([.$M181];[.$R181];[.$W181]) = [.$M181]; [.$M181]; IF(MIN([.$M181];[.$R181];[.$W181]) = [.$R181]; [.$R181]; IF(ISNUMBER([.$W181]); [.$W181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4" table:formula="of:=T([source.B182])">
            <text:p/>
          </table:table-cell>
          <table:table-cell table:style-name="ce4" table:formula="of:=T([source.C182])">
            <text:p/>
          </table:table-cell>
          <table:table-cell table:style-name="ce4" table:formula="of:=T([source.D182])">
            <text:p/>
          </table:table-cell>
          <table:table-cell table:style-name="ce14" table:formula="of:=T([source.E182])">
            <text:p/>
          </table:table-cell>
          <table:table-cell table:style-name="ce4" table:formula="of:=[source.A182]" office:value-type="float" office:value="0">
            <text:p>0</text:p>
          </table:table-cell>
          <table:table-cell table:style-name="ce4" table:formula="of:=ROUND([.E182]* (1 + extra))" office:value-type="float" office:value="0">
            <text:p>0</text:p>
          </table:table-cell>
          <table:table-cell table:style-name="ce4" table:formula="of:=MAX([.F182];[.E182]+1)" office:value-type="float" office:value="1">
            <text:p>1</text:p>
          </table:table-cell>
          <table:table-cell table:style-name="ce4"/>
          <table:table-cell table:style-name="ce16" table:formula="of:=[source.F182]" office:value-type="float" office:value="0">
            <text:p/>
          </table:table-cell>
          <table:table-cell table:style-name="ce22" table:formula="of:=[source.G182]" office:value-type="float" office:value="0">
            <text:p>0.000</text:p>
          </table:table-cell>
          <table:table-cell table:style-name="ce4" table:formula="of:=[source.H182]" office:value-type="float" office:value="0">
            <text:p>0</text:p>
          </table:table-cell>
          <table:table-cell table:style-name="ce4" table:formula="of:=CEILING([.G182];[.K182])" office:value-type="float" office:value="0">
            <text:p>0</text:p>
          </table:table-cell>
          <table:table-cell table:style-name="ce29" table:formula="of:=IF([.L182]*[.J182] &gt; 0; [.L182]*[.J182]; &quot;&quot;)">
            <text:p/>
          </table:table-cell>
          <table:table-cell table:style-name="ce16" table:formula="of:=[source.I182]" office:value-type="float" office:value="0">
            <text:p/>
          </table:table-cell>
          <table:table-cell table:style-name="ce22" table:formula="of:=[source.J182]" office:value-type="float" office:value="0">
            <text:p>0.000</text:p>
          </table:table-cell>
          <table:table-cell table:style-name="ce4" table:formula="of:=[source.K182]" office:value-type="float" office:value="0">
            <text:p>0</text:p>
          </table:table-cell>
          <table:table-cell table:style-name="ce4" table:formula="of:=CEILING([.$G182];[.P182])" office:value-type="float" office:value="0">
            <text:p>0</text:p>
          </table:table-cell>
          <table:table-cell table:style-name="ce29" table:formula="of:=IF([.Q182]*[.O182] &gt; 0; [.Q182]*[.O182]; &quot;&quot;)">
            <text:p/>
          </table:table-cell>
          <table:table-cell table:style-name="ce16" table:formula="of:=[source.L182]" office:value-type="float" office:value="0">
            <text:p/>
          </table:table-cell>
          <table:table-cell table:style-name="ce22" table:formula="of:=[source.M182]" office:value-type="float" office:value="0">
            <text:p>0.000</text:p>
          </table:table-cell>
          <table:table-cell table:style-name="ce4" table:formula="of:=[source.N182]" office:value-type="float" office:value="0">
            <text:p>0</text:p>
          </table:table-cell>
          <table:table-cell table:style-name="ce4" table:formula="of:=CEILING([.$G182];[.U182])" office:value-type="float" office:value="0">
            <text:p>0</text:p>
          </table:table-cell>
          <table:table-cell table:style-name="ce29" table:formula="of:=IF([.V182]*[.T182] &gt; 0; [.V182]*[.T182]; &quot;&quot;)">
            <text:p/>
          </table:table-cell>
          <table:table-cell table:style-name="ce4" table:formula="of:=IF([.$A182] &lt;&gt; &quot;&quot;; IF(MIN([.$M182];[.$R182];[.$W182]) = [.$M182]; [.$I$1]; IF(MIN([.$M182];[.$R182];[.$W182]) = [.$R182]; [.$N$1]; IF(ISNUMBER([.$W182]); [.$S$1]; &quot;NO PRICING&quot;))); &quot;&quot;)">
            <text:p/>
          </table:table-cell>
          <table:table-cell table:style-name="ce34" table:formula="of:=IF([.$A182] &lt;&gt; &quot;&quot;; IF(MIN([.$M182];[.$R182];[.$W182]) = [.$M182]; [.$I182]; IF(MIN([.$M182];[.$R182];[.$W182]) = [.$R182]; [.$N182]; IF(ISNUMBER([.$W182]); [.$S182]; &quot;NO PRICING&quot;))); &quot;&quot;)">
            <text:p/>
          </table:table-cell>
          <table:table-cell table:style-name="ce4" table:formula="of:=IF([.$A182] &lt;&gt; &quot;&quot;; IF(MIN([.$M182];[.$R182];[.$W182]) = [.$M182]; [.$L182]; IF(MIN([.$M182];[.$R182];[.$W182]) = [.$R182]; [.$Q182]; IF(ISNUMBER([.$W182]); [.$V182]; &quot;NO PRICING&quot;))); &quot;&quot;)">
            <text:p/>
          </table:table-cell>
          <table:table-cell table:style-name="ce29" table:formula="of:=IF([.$A182] &lt;&gt; &quot;&quot;; IF(MIN([.$M182];[.$R182];[.$W182]) = [.$M182]; [.$M182]; IF(MIN([.$M182];[.$R182];[.$W182]) = [.$R182]; [.$R182]; IF(ISNUMBER([.$W182]); [.$W182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4" table:formula="of:=T([source.B183])">
            <text:p/>
          </table:table-cell>
          <table:table-cell table:style-name="ce4" table:formula="of:=T([source.C183])">
            <text:p/>
          </table:table-cell>
          <table:table-cell table:style-name="ce4" table:formula="of:=T([source.D183])">
            <text:p/>
          </table:table-cell>
          <table:table-cell table:style-name="ce14" table:formula="of:=T([source.E183])">
            <text:p/>
          </table:table-cell>
          <table:table-cell table:style-name="ce4" table:formula="of:=[source.A183]" office:value-type="float" office:value="0">
            <text:p>0</text:p>
          </table:table-cell>
          <table:table-cell table:style-name="ce4" table:formula="of:=ROUND([.E183]* (1 + extra))" office:value-type="float" office:value="0">
            <text:p>0</text:p>
          </table:table-cell>
          <table:table-cell table:style-name="ce4" table:formula="of:=MAX([.F183];[.E183]+1)" office:value-type="float" office:value="1">
            <text:p>1</text:p>
          </table:table-cell>
          <table:table-cell table:style-name="ce4"/>
          <table:table-cell table:style-name="ce16" table:formula="of:=[source.F183]" office:value-type="float" office:value="0">
            <text:p/>
          </table:table-cell>
          <table:table-cell table:style-name="ce22" table:formula="of:=[source.G183]" office:value-type="float" office:value="0">
            <text:p>0.000</text:p>
          </table:table-cell>
          <table:table-cell table:style-name="ce4" table:formula="of:=[source.H183]" office:value-type="float" office:value="0">
            <text:p>0</text:p>
          </table:table-cell>
          <table:table-cell table:style-name="ce4" table:formula="of:=CEILING([.G183];[.K183])" office:value-type="float" office:value="0">
            <text:p>0</text:p>
          </table:table-cell>
          <table:table-cell table:style-name="ce29" table:formula="of:=IF([.L183]*[.J183] &gt; 0; [.L183]*[.J183]; &quot;&quot;)">
            <text:p/>
          </table:table-cell>
          <table:table-cell table:style-name="ce16" table:formula="of:=[source.I183]" office:value-type="float" office:value="0">
            <text:p/>
          </table:table-cell>
          <table:table-cell table:style-name="ce22" table:formula="of:=[source.J183]" office:value-type="float" office:value="0">
            <text:p>0.000</text:p>
          </table:table-cell>
          <table:table-cell table:style-name="ce4" table:formula="of:=[source.K183]" office:value-type="float" office:value="0">
            <text:p>0</text:p>
          </table:table-cell>
          <table:table-cell table:style-name="ce4" table:formula="of:=CEILING([.$G183];[.P183])" office:value-type="float" office:value="0">
            <text:p>0</text:p>
          </table:table-cell>
          <table:table-cell table:style-name="ce29" table:formula="of:=IF([.Q183]*[.O183] &gt; 0; [.Q183]*[.O183]; &quot;&quot;)">
            <text:p/>
          </table:table-cell>
          <table:table-cell table:style-name="ce16" table:formula="of:=[source.L183]" office:value-type="float" office:value="0">
            <text:p/>
          </table:table-cell>
          <table:table-cell table:style-name="ce22" table:formula="of:=[source.M183]" office:value-type="float" office:value="0">
            <text:p>0.000</text:p>
          </table:table-cell>
          <table:table-cell table:style-name="ce4" table:formula="of:=[source.N183]" office:value-type="float" office:value="0">
            <text:p>0</text:p>
          </table:table-cell>
          <table:table-cell table:style-name="ce4" table:formula="of:=CEILING([.$G183];[.U183])" office:value-type="float" office:value="0">
            <text:p>0</text:p>
          </table:table-cell>
          <table:table-cell table:style-name="ce29" table:formula="of:=IF([.V183]*[.T183] &gt; 0; [.V183]*[.T183]; &quot;&quot;)">
            <text:p/>
          </table:table-cell>
          <table:table-cell table:style-name="ce4" table:formula="of:=IF([.$A183] &lt;&gt; &quot;&quot;; IF(MIN([.$M183];[.$R183];[.$W183]) = [.$M183]; [.$I$1]; IF(MIN([.$M183];[.$R183];[.$W183]) = [.$R183]; [.$N$1]; IF(ISNUMBER([.$W183]); [.$S$1]; &quot;NO PRICING&quot;))); &quot;&quot;)">
            <text:p/>
          </table:table-cell>
          <table:table-cell table:style-name="ce34" table:formula="of:=IF([.$A183] &lt;&gt; &quot;&quot;; IF(MIN([.$M183];[.$R183];[.$W183]) = [.$M183]; [.$I183]; IF(MIN([.$M183];[.$R183];[.$W183]) = [.$R183]; [.$N183]; IF(ISNUMBER([.$W183]); [.$S183]; &quot;NO PRICING&quot;))); &quot;&quot;)">
            <text:p/>
          </table:table-cell>
          <table:table-cell table:style-name="ce4" table:formula="of:=IF([.$A183] &lt;&gt; &quot;&quot;; IF(MIN([.$M183];[.$R183];[.$W183]) = [.$M183]; [.$L183]; IF(MIN([.$M183];[.$R183];[.$W183]) = [.$R183]; [.$Q183]; IF(ISNUMBER([.$W183]); [.$V183]; &quot;NO PRICING&quot;))); &quot;&quot;)">
            <text:p/>
          </table:table-cell>
          <table:table-cell table:style-name="ce29" table:formula="of:=IF([.$A183] &lt;&gt; &quot;&quot;; IF(MIN([.$M183];[.$R183];[.$W183]) = [.$M183]; [.$M183]; IF(MIN([.$M183];[.$R183];[.$W183]) = [.$R183]; [.$R183]; IF(ISNUMBER([.$W183]); [.$W183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4" table:formula="of:=T([source.B184])">
            <text:p/>
          </table:table-cell>
          <table:table-cell table:style-name="ce4" table:formula="of:=T([source.C184])">
            <text:p/>
          </table:table-cell>
          <table:table-cell table:style-name="ce4" table:formula="of:=T([source.D184])">
            <text:p/>
          </table:table-cell>
          <table:table-cell table:style-name="ce14" table:formula="of:=T([source.E184])">
            <text:p/>
          </table:table-cell>
          <table:table-cell table:style-name="ce4" table:formula="of:=[source.A184]" office:value-type="float" office:value="0">
            <text:p>0</text:p>
          </table:table-cell>
          <table:table-cell table:style-name="ce4" table:formula="of:=ROUND([.E184]* (1 + extra))" office:value-type="float" office:value="0">
            <text:p>0</text:p>
          </table:table-cell>
          <table:table-cell table:style-name="ce4" table:formula="of:=MAX([.F184];[.E184]+1)" office:value-type="float" office:value="1">
            <text:p>1</text:p>
          </table:table-cell>
          <table:table-cell table:style-name="ce4"/>
          <table:table-cell table:style-name="ce16" table:formula="of:=[source.F184]" office:value-type="float" office:value="0">
            <text:p/>
          </table:table-cell>
          <table:table-cell table:style-name="ce22" table:formula="of:=[source.G184]" office:value-type="float" office:value="0">
            <text:p>0.000</text:p>
          </table:table-cell>
          <table:table-cell table:style-name="ce4" table:formula="of:=[source.H184]" office:value-type="float" office:value="0">
            <text:p>0</text:p>
          </table:table-cell>
          <table:table-cell table:style-name="ce4" table:formula="of:=CEILING([.G184];[.K184])" office:value-type="float" office:value="0">
            <text:p>0</text:p>
          </table:table-cell>
          <table:table-cell table:style-name="ce29" table:formula="of:=IF([.L184]*[.J184] &gt; 0; [.L184]*[.J184]; &quot;&quot;)">
            <text:p/>
          </table:table-cell>
          <table:table-cell table:style-name="ce16" table:formula="of:=[source.I184]" office:value-type="float" office:value="0">
            <text:p/>
          </table:table-cell>
          <table:table-cell table:style-name="ce22" table:formula="of:=[source.J184]" office:value-type="float" office:value="0">
            <text:p>0.000</text:p>
          </table:table-cell>
          <table:table-cell table:style-name="ce4" table:formula="of:=[source.K184]" office:value-type="float" office:value="0">
            <text:p>0</text:p>
          </table:table-cell>
          <table:table-cell table:style-name="ce4" table:formula="of:=CEILING([.$G184];[.P184])" office:value-type="float" office:value="0">
            <text:p>0</text:p>
          </table:table-cell>
          <table:table-cell table:style-name="ce29" table:formula="of:=IF([.Q184]*[.O184] &gt; 0; [.Q184]*[.O184]; &quot;&quot;)">
            <text:p/>
          </table:table-cell>
          <table:table-cell table:style-name="ce16" table:formula="of:=[source.L184]" office:value-type="float" office:value="0">
            <text:p/>
          </table:table-cell>
          <table:table-cell table:style-name="ce22" table:formula="of:=[source.M184]" office:value-type="float" office:value="0">
            <text:p>0.000</text:p>
          </table:table-cell>
          <table:table-cell table:style-name="ce4" table:formula="of:=[source.N184]" office:value-type="float" office:value="0">
            <text:p>0</text:p>
          </table:table-cell>
          <table:table-cell table:style-name="ce4" table:formula="of:=CEILING([.$G184];[.U184])" office:value-type="float" office:value="0">
            <text:p>0</text:p>
          </table:table-cell>
          <table:table-cell table:style-name="ce29" table:formula="of:=IF([.V184]*[.T184] &gt; 0; [.V184]*[.T184]; &quot;&quot;)">
            <text:p/>
          </table:table-cell>
          <table:table-cell table:style-name="ce4" table:formula="of:=IF([.$A184] &lt;&gt; &quot;&quot;; IF(MIN([.$M184];[.$R184];[.$W184]) = [.$M184]; [.$I$1]; IF(MIN([.$M184];[.$R184];[.$W184]) = [.$R184]; [.$N$1]; IF(ISNUMBER([.$W184]); [.$S$1]; &quot;NO PRICING&quot;))); &quot;&quot;)">
            <text:p/>
          </table:table-cell>
          <table:table-cell table:style-name="ce34" table:formula="of:=IF([.$A184] &lt;&gt; &quot;&quot;; IF(MIN([.$M184];[.$R184];[.$W184]) = [.$M184]; [.$I184]; IF(MIN([.$M184];[.$R184];[.$W184]) = [.$R184]; [.$N184]; IF(ISNUMBER([.$W184]); [.$S184]; &quot;NO PRICING&quot;))); &quot;&quot;)">
            <text:p/>
          </table:table-cell>
          <table:table-cell table:style-name="ce4" table:formula="of:=IF([.$A184] &lt;&gt; &quot;&quot;; IF(MIN([.$M184];[.$R184];[.$W184]) = [.$M184]; [.$L184]; IF(MIN([.$M184];[.$R184];[.$W184]) = [.$R184]; [.$Q184]; IF(ISNUMBER([.$W184]); [.$V184]; &quot;NO PRICING&quot;))); &quot;&quot;)">
            <text:p/>
          </table:table-cell>
          <table:table-cell table:style-name="ce29" table:formula="of:=IF([.$A184] &lt;&gt; &quot;&quot;; IF(MIN([.$M184];[.$R184];[.$W184]) = [.$M184]; [.$M184]; IF(MIN([.$M184];[.$R184];[.$W184]) = [.$R184]; [.$R184]; IF(ISNUMBER([.$W184]); [.$W184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4" table:formula="of:=T([source.B185])">
            <text:p/>
          </table:table-cell>
          <table:table-cell table:style-name="ce4" table:formula="of:=T([source.C185])">
            <text:p/>
          </table:table-cell>
          <table:table-cell table:style-name="ce4" table:formula="of:=T([source.D185])">
            <text:p/>
          </table:table-cell>
          <table:table-cell table:style-name="ce14" table:formula="of:=T([source.E185])">
            <text:p/>
          </table:table-cell>
          <table:table-cell table:style-name="ce4" table:formula="of:=[source.A185]" office:value-type="float" office:value="0">
            <text:p>0</text:p>
          </table:table-cell>
          <table:table-cell table:style-name="ce4" table:formula="of:=ROUND([.E185]* (1 + extra))" office:value-type="float" office:value="0">
            <text:p>0</text:p>
          </table:table-cell>
          <table:table-cell table:style-name="ce4" table:formula="of:=MAX([.F185];[.E185]+1)" office:value-type="float" office:value="1">
            <text:p>1</text:p>
          </table:table-cell>
          <table:table-cell table:style-name="ce4"/>
          <table:table-cell table:style-name="ce16" table:formula="of:=[source.F185]" office:value-type="float" office:value="0">
            <text:p/>
          </table:table-cell>
          <table:table-cell table:style-name="ce22" table:formula="of:=[source.G185]" office:value-type="float" office:value="0">
            <text:p>0.000</text:p>
          </table:table-cell>
          <table:table-cell table:style-name="ce4" table:formula="of:=[source.H185]" office:value-type="float" office:value="0">
            <text:p>0</text:p>
          </table:table-cell>
          <table:table-cell table:style-name="ce4" table:formula="of:=CEILING([.G185];[.K185])" office:value-type="float" office:value="0">
            <text:p>0</text:p>
          </table:table-cell>
          <table:table-cell table:style-name="ce29" table:formula="of:=IF([.L185]*[.J185] &gt; 0; [.L185]*[.J185]; &quot;&quot;)">
            <text:p/>
          </table:table-cell>
          <table:table-cell table:style-name="ce16" table:formula="of:=[source.I185]" office:value-type="float" office:value="0">
            <text:p/>
          </table:table-cell>
          <table:table-cell table:style-name="ce22" table:formula="of:=[source.J185]" office:value-type="float" office:value="0">
            <text:p>0.000</text:p>
          </table:table-cell>
          <table:table-cell table:style-name="ce4" table:formula="of:=[source.K185]" office:value-type="float" office:value="0">
            <text:p>0</text:p>
          </table:table-cell>
          <table:table-cell table:style-name="ce4" table:formula="of:=CEILING([.$G185];[.P185])" office:value-type="float" office:value="0">
            <text:p>0</text:p>
          </table:table-cell>
          <table:table-cell table:style-name="ce29" table:formula="of:=IF([.Q185]*[.O185] &gt; 0; [.Q185]*[.O185]; &quot;&quot;)">
            <text:p/>
          </table:table-cell>
          <table:table-cell table:style-name="ce16" table:formula="of:=[source.L185]" office:value-type="float" office:value="0">
            <text:p/>
          </table:table-cell>
          <table:table-cell table:style-name="ce22" table:formula="of:=[source.M185]" office:value-type="float" office:value="0">
            <text:p>0.000</text:p>
          </table:table-cell>
          <table:table-cell table:style-name="ce4" table:formula="of:=[source.N185]" office:value-type="float" office:value="0">
            <text:p>0</text:p>
          </table:table-cell>
          <table:table-cell table:style-name="ce4" table:formula="of:=CEILING([.$G185];[.U185])" office:value-type="float" office:value="0">
            <text:p>0</text:p>
          </table:table-cell>
          <table:table-cell table:style-name="ce29" table:formula="of:=IF([.V185]*[.T185] &gt; 0; [.V185]*[.T185]; &quot;&quot;)">
            <text:p/>
          </table:table-cell>
          <table:table-cell table:style-name="ce4" table:formula="of:=IF([.$A185] &lt;&gt; &quot;&quot;; IF(MIN([.$M185];[.$R185];[.$W185]) = [.$M185]; [.$I$1]; IF(MIN([.$M185];[.$R185];[.$W185]) = [.$R185]; [.$N$1]; IF(ISNUMBER([.$W185]); [.$S$1]; &quot;NO PRICING&quot;))); &quot;&quot;)">
            <text:p/>
          </table:table-cell>
          <table:table-cell table:style-name="ce34" table:formula="of:=IF([.$A185] &lt;&gt; &quot;&quot;; IF(MIN([.$M185];[.$R185];[.$W185]) = [.$M185]; [.$I185]; IF(MIN([.$M185];[.$R185];[.$W185]) = [.$R185]; [.$N185]; IF(ISNUMBER([.$W185]); [.$S185]; &quot;NO PRICING&quot;))); &quot;&quot;)">
            <text:p/>
          </table:table-cell>
          <table:table-cell table:style-name="ce4" table:formula="of:=IF([.$A185] &lt;&gt; &quot;&quot;; IF(MIN([.$M185];[.$R185];[.$W185]) = [.$M185]; [.$L185]; IF(MIN([.$M185];[.$R185];[.$W185]) = [.$R185]; [.$Q185]; IF(ISNUMBER([.$W185]); [.$V185]; &quot;NO PRICING&quot;))); &quot;&quot;)">
            <text:p/>
          </table:table-cell>
          <table:table-cell table:style-name="ce29" table:formula="of:=IF([.$A185] &lt;&gt; &quot;&quot;; IF(MIN([.$M185];[.$R185];[.$W185]) = [.$M185]; [.$M185]; IF(MIN([.$M185];[.$R185];[.$W185]) = [.$R185]; [.$R185]; IF(ISNUMBER([.$W185]); [.$W185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4" table:formula="of:=T([source.B186])">
            <text:p/>
          </table:table-cell>
          <table:table-cell table:style-name="ce4" table:formula="of:=T([source.C186])">
            <text:p/>
          </table:table-cell>
          <table:table-cell table:style-name="ce4" table:formula="of:=T([source.D186])">
            <text:p/>
          </table:table-cell>
          <table:table-cell table:style-name="ce14" table:formula="of:=T([source.E186])">
            <text:p/>
          </table:table-cell>
          <table:table-cell table:style-name="ce4" table:formula="of:=[source.A186]" office:value-type="float" office:value="0">
            <text:p>0</text:p>
          </table:table-cell>
          <table:table-cell table:style-name="ce4" table:formula="of:=ROUND([.E186]* (1 + extra))" office:value-type="float" office:value="0">
            <text:p>0</text:p>
          </table:table-cell>
          <table:table-cell table:style-name="ce4" table:formula="of:=MAX([.F186];[.E186]+1)" office:value-type="float" office:value="1">
            <text:p>1</text:p>
          </table:table-cell>
          <table:table-cell table:style-name="ce4"/>
          <table:table-cell table:style-name="ce16" table:formula="of:=[source.F186]" office:value-type="float" office:value="0">
            <text:p/>
          </table:table-cell>
          <table:table-cell table:style-name="ce22" table:formula="of:=[source.G186]" office:value-type="float" office:value="0">
            <text:p>0.000</text:p>
          </table:table-cell>
          <table:table-cell table:style-name="ce4" table:formula="of:=[source.H186]" office:value-type="float" office:value="0">
            <text:p>0</text:p>
          </table:table-cell>
          <table:table-cell table:style-name="ce4" table:formula="of:=CEILING([.G186];[.K186])" office:value-type="float" office:value="0">
            <text:p>0</text:p>
          </table:table-cell>
          <table:table-cell table:style-name="ce29" table:formula="of:=IF([.L186]*[.J186] &gt; 0; [.L186]*[.J186]; &quot;&quot;)">
            <text:p/>
          </table:table-cell>
          <table:table-cell table:style-name="ce16" table:formula="of:=[source.I186]" office:value-type="float" office:value="0">
            <text:p/>
          </table:table-cell>
          <table:table-cell table:style-name="ce22" table:formula="of:=[source.J186]" office:value-type="float" office:value="0">
            <text:p>0.000</text:p>
          </table:table-cell>
          <table:table-cell table:style-name="ce4" table:formula="of:=[source.K186]" office:value-type="float" office:value="0">
            <text:p>0</text:p>
          </table:table-cell>
          <table:table-cell table:style-name="ce4" table:formula="of:=CEILING([.$G186];[.P186])" office:value-type="float" office:value="0">
            <text:p>0</text:p>
          </table:table-cell>
          <table:table-cell table:style-name="ce29" table:formula="of:=IF([.Q186]*[.O186] &gt; 0; [.Q186]*[.O186]; &quot;&quot;)">
            <text:p/>
          </table:table-cell>
          <table:table-cell table:style-name="ce16" table:formula="of:=[source.L186]" office:value-type="float" office:value="0">
            <text:p/>
          </table:table-cell>
          <table:table-cell table:style-name="ce22" table:formula="of:=[source.M186]" office:value-type="float" office:value="0">
            <text:p>0.000</text:p>
          </table:table-cell>
          <table:table-cell table:style-name="ce4" table:formula="of:=[source.N186]" office:value-type="float" office:value="0">
            <text:p>0</text:p>
          </table:table-cell>
          <table:table-cell table:style-name="ce4" table:formula="of:=CEILING([.$G186];[.U186])" office:value-type="float" office:value="0">
            <text:p>0</text:p>
          </table:table-cell>
          <table:table-cell table:style-name="ce29" table:formula="of:=IF([.V186]*[.T186] &gt; 0; [.V186]*[.T186]; &quot;&quot;)">
            <text:p/>
          </table:table-cell>
          <table:table-cell table:style-name="ce4" table:formula="of:=IF([.$A186] &lt;&gt; &quot;&quot;; IF(MIN([.$M186];[.$R186];[.$W186]) = [.$M186]; [.$I$1]; IF(MIN([.$M186];[.$R186];[.$W186]) = [.$R186]; [.$N$1]; IF(ISNUMBER([.$W186]); [.$S$1]; &quot;NO PRICING&quot;))); &quot;&quot;)">
            <text:p/>
          </table:table-cell>
          <table:table-cell table:style-name="ce34" table:formula="of:=IF([.$A186] &lt;&gt; &quot;&quot;; IF(MIN([.$M186];[.$R186];[.$W186]) = [.$M186]; [.$I186]; IF(MIN([.$M186];[.$R186];[.$W186]) = [.$R186]; [.$N186]; IF(ISNUMBER([.$W186]); [.$S186]; &quot;NO PRICING&quot;))); &quot;&quot;)">
            <text:p/>
          </table:table-cell>
          <table:table-cell table:style-name="ce4" table:formula="of:=IF([.$A186] &lt;&gt; &quot;&quot;; IF(MIN([.$M186];[.$R186];[.$W186]) = [.$M186]; [.$L186]; IF(MIN([.$M186];[.$R186];[.$W186]) = [.$R186]; [.$Q186]; IF(ISNUMBER([.$W186]); [.$V186]; &quot;NO PRICING&quot;))); &quot;&quot;)">
            <text:p/>
          </table:table-cell>
          <table:table-cell table:style-name="ce29" table:formula="of:=IF([.$A186] &lt;&gt; &quot;&quot;; IF(MIN([.$M186];[.$R186];[.$W186]) = [.$M186]; [.$M186]; IF(MIN([.$M186];[.$R186];[.$W186]) = [.$R186]; [.$R186]; IF(ISNUMBER([.$W186]); [.$W186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4" table:formula="of:=T([source.B187])">
            <text:p/>
          </table:table-cell>
          <table:table-cell table:style-name="ce4" table:formula="of:=T([source.C187])">
            <text:p/>
          </table:table-cell>
          <table:table-cell table:style-name="ce4" table:formula="of:=T([source.D187])">
            <text:p/>
          </table:table-cell>
          <table:table-cell table:style-name="ce14" table:formula="of:=T([source.E187])">
            <text:p/>
          </table:table-cell>
          <table:table-cell table:style-name="ce4" table:formula="of:=[source.A187]" office:value-type="float" office:value="0">
            <text:p>0</text:p>
          </table:table-cell>
          <table:table-cell table:style-name="ce4" table:formula="of:=ROUND([.E187]* (1 + extra))" office:value-type="float" office:value="0">
            <text:p>0</text:p>
          </table:table-cell>
          <table:table-cell table:style-name="ce4" table:formula="of:=MAX([.F187];[.E187]+1)" office:value-type="float" office:value="1">
            <text:p>1</text:p>
          </table:table-cell>
          <table:table-cell table:style-name="ce4"/>
          <table:table-cell table:style-name="ce16" table:formula="of:=[source.F187]" office:value-type="float" office:value="0">
            <text:p/>
          </table:table-cell>
          <table:table-cell table:style-name="ce22" table:formula="of:=[source.G187]" office:value-type="float" office:value="0">
            <text:p>0.000</text:p>
          </table:table-cell>
          <table:table-cell table:style-name="ce4" table:formula="of:=[source.H187]" office:value-type="float" office:value="0">
            <text:p>0</text:p>
          </table:table-cell>
          <table:table-cell table:style-name="ce4" table:formula="of:=CEILING([.G187];[.K187])" office:value-type="float" office:value="0">
            <text:p>0</text:p>
          </table:table-cell>
          <table:table-cell table:style-name="ce29" table:formula="of:=IF([.L187]*[.J187] &gt; 0; [.L187]*[.J187]; &quot;&quot;)">
            <text:p/>
          </table:table-cell>
          <table:table-cell table:style-name="ce16" table:formula="of:=[source.I187]" office:value-type="float" office:value="0">
            <text:p/>
          </table:table-cell>
          <table:table-cell table:style-name="ce22" table:formula="of:=[source.J187]" office:value-type="float" office:value="0">
            <text:p>0.000</text:p>
          </table:table-cell>
          <table:table-cell table:style-name="ce4" table:formula="of:=[source.K187]" office:value-type="float" office:value="0">
            <text:p>0</text:p>
          </table:table-cell>
          <table:table-cell table:style-name="ce4" table:formula="of:=CEILING([.$G187];[.P187])" office:value-type="float" office:value="0">
            <text:p>0</text:p>
          </table:table-cell>
          <table:table-cell table:style-name="ce29" table:formula="of:=IF([.Q187]*[.O187] &gt; 0; [.Q187]*[.O187]; &quot;&quot;)">
            <text:p/>
          </table:table-cell>
          <table:table-cell table:style-name="ce16" table:formula="of:=[source.L187]" office:value-type="float" office:value="0">
            <text:p/>
          </table:table-cell>
          <table:table-cell table:style-name="ce22" table:formula="of:=[source.M187]" office:value-type="float" office:value="0">
            <text:p>0.000</text:p>
          </table:table-cell>
          <table:table-cell table:style-name="ce4" table:formula="of:=[source.N187]" office:value-type="float" office:value="0">
            <text:p>0</text:p>
          </table:table-cell>
          <table:table-cell table:style-name="ce4" table:formula="of:=CEILING([.$G187];[.U187])" office:value-type="float" office:value="0">
            <text:p>0</text:p>
          </table:table-cell>
          <table:table-cell table:style-name="ce29" table:formula="of:=IF([.V187]*[.T187] &gt; 0; [.V187]*[.T187]; &quot;&quot;)">
            <text:p/>
          </table:table-cell>
          <table:table-cell table:style-name="ce4" table:formula="of:=IF([.$A187] &lt;&gt; &quot;&quot;; IF(MIN([.$M187];[.$R187];[.$W187]) = [.$M187]; [.$I$1]; IF(MIN([.$M187];[.$R187];[.$W187]) = [.$R187]; [.$N$1]; IF(ISNUMBER([.$W187]); [.$S$1]; &quot;NO PRICING&quot;))); &quot;&quot;)">
            <text:p/>
          </table:table-cell>
          <table:table-cell table:style-name="ce34" table:formula="of:=IF([.$A187] &lt;&gt; &quot;&quot;; IF(MIN([.$M187];[.$R187];[.$W187]) = [.$M187]; [.$I187]; IF(MIN([.$M187];[.$R187];[.$W187]) = [.$R187]; [.$N187]; IF(ISNUMBER([.$W187]); [.$S187]; &quot;NO PRICING&quot;))); &quot;&quot;)">
            <text:p/>
          </table:table-cell>
          <table:table-cell table:style-name="ce4" table:formula="of:=IF([.$A187] &lt;&gt; &quot;&quot;; IF(MIN([.$M187];[.$R187];[.$W187]) = [.$M187]; [.$L187]; IF(MIN([.$M187];[.$R187];[.$W187]) = [.$R187]; [.$Q187]; IF(ISNUMBER([.$W187]); [.$V187]; &quot;NO PRICING&quot;))); &quot;&quot;)">
            <text:p/>
          </table:table-cell>
          <table:table-cell table:style-name="ce29" table:formula="of:=IF([.$A187] &lt;&gt; &quot;&quot;; IF(MIN([.$M187];[.$R187];[.$W187]) = [.$M187]; [.$M187]; IF(MIN([.$M187];[.$R187];[.$W187]) = [.$R187]; [.$R187]; IF(ISNUMBER([.$W187]); [.$W187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4" table:formula="of:=T([source.B188])">
            <text:p/>
          </table:table-cell>
          <table:table-cell table:style-name="ce4" table:formula="of:=T([source.C188])">
            <text:p/>
          </table:table-cell>
          <table:table-cell table:style-name="ce4" table:formula="of:=T([source.D188])">
            <text:p/>
          </table:table-cell>
          <table:table-cell table:style-name="ce14" table:formula="of:=T([source.E188])">
            <text:p/>
          </table:table-cell>
          <table:table-cell table:style-name="ce4" table:formula="of:=[source.A188]" office:value-type="float" office:value="0">
            <text:p>0</text:p>
          </table:table-cell>
          <table:table-cell table:style-name="ce4" table:formula="of:=ROUND([.E188]* (1 + extra))" office:value-type="float" office:value="0">
            <text:p>0</text:p>
          </table:table-cell>
          <table:table-cell table:style-name="ce4" table:formula="of:=MAX([.F188];[.E188]+1)" office:value-type="float" office:value="1">
            <text:p>1</text:p>
          </table:table-cell>
          <table:table-cell table:style-name="ce4"/>
          <table:table-cell table:style-name="ce16" table:formula="of:=[source.F188]" office:value-type="float" office:value="0">
            <text:p/>
          </table:table-cell>
          <table:table-cell table:style-name="ce22" table:formula="of:=[source.G188]" office:value-type="float" office:value="0">
            <text:p>0.000</text:p>
          </table:table-cell>
          <table:table-cell table:style-name="ce4" table:formula="of:=[source.H188]" office:value-type="float" office:value="0">
            <text:p>0</text:p>
          </table:table-cell>
          <table:table-cell table:style-name="ce4" table:formula="of:=CEILING([.G188];[.K188])" office:value-type="float" office:value="0">
            <text:p>0</text:p>
          </table:table-cell>
          <table:table-cell table:style-name="ce29" table:formula="of:=IF([.L188]*[.J188] &gt; 0; [.L188]*[.J188]; &quot;&quot;)">
            <text:p/>
          </table:table-cell>
          <table:table-cell table:style-name="ce16" table:formula="of:=[source.I188]" office:value-type="float" office:value="0">
            <text:p/>
          </table:table-cell>
          <table:table-cell table:style-name="ce22" table:formula="of:=[source.J188]" office:value-type="float" office:value="0">
            <text:p>0.000</text:p>
          </table:table-cell>
          <table:table-cell table:style-name="ce4" table:formula="of:=[source.K188]" office:value-type="float" office:value="0">
            <text:p>0</text:p>
          </table:table-cell>
          <table:table-cell table:style-name="ce4" table:formula="of:=CEILING([.$G188];[.P188])" office:value-type="float" office:value="0">
            <text:p>0</text:p>
          </table:table-cell>
          <table:table-cell table:style-name="ce29" table:formula="of:=IF([.Q188]*[.O188] &gt; 0; [.Q188]*[.O188]; &quot;&quot;)">
            <text:p/>
          </table:table-cell>
          <table:table-cell table:style-name="ce16" table:formula="of:=[source.L188]" office:value-type="float" office:value="0">
            <text:p/>
          </table:table-cell>
          <table:table-cell table:style-name="ce22" table:formula="of:=[source.M188]" office:value-type="float" office:value="0">
            <text:p>0.000</text:p>
          </table:table-cell>
          <table:table-cell table:style-name="ce4" table:formula="of:=[source.N188]" office:value-type="float" office:value="0">
            <text:p>0</text:p>
          </table:table-cell>
          <table:table-cell table:style-name="ce4" table:formula="of:=CEILING([.$G188];[.U188])" office:value-type="float" office:value="0">
            <text:p>0</text:p>
          </table:table-cell>
          <table:table-cell table:style-name="ce29" table:formula="of:=IF([.V188]*[.T188] &gt; 0; [.V188]*[.T188]; &quot;&quot;)">
            <text:p/>
          </table:table-cell>
          <table:table-cell table:style-name="ce4" table:formula="of:=IF([.$A188] &lt;&gt; &quot;&quot;; IF(MIN([.$M188];[.$R188];[.$W188]) = [.$M188]; [.$I$1]; IF(MIN([.$M188];[.$R188];[.$W188]) = [.$R188]; [.$N$1]; IF(ISNUMBER([.$W188]); [.$S$1]; &quot;NO PRICING&quot;))); &quot;&quot;)">
            <text:p/>
          </table:table-cell>
          <table:table-cell table:style-name="ce34" table:formula="of:=IF([.$A188] &lt;&gt; &quot;&quot;; IF(MIN([.$M188];[.$R188];[.$W188]) = [.$M188]; [.$I188]; IF(MIN([.$M188];[.$R188];[.$W188]) = [.$R188]; [.$N188]; IF(ISNUMBER([.$W188]); [.$S188]; &quot;NO PRICING&quot;))); &quot;&quot;)">
            <text:p/>
          </table:table-cell>
          <table:table-cell table:style-name="ce4" table:formula="of:=IF([.$A188] &lt;&gt; &quot;&quot;; IF(MIN([.$M188];[.$R188];[.$W188]) = [.$M188]; [.$L188]; IF(MIN([.$M188];[.$R188];[.$W188]) = [.$R188]; [.$Q188]; IF(ISNUMBER([.$W188]); [.$V188]; &quot;NO PRICING&quot;))); &quot;&quot;)">
            <text:p/>
          </table:table-cell>
          <table:table-cell table:style-name="ce29" table:formula="of:=IF([.$A188] &lt;&gt; &quot;&quot;; IF(MIN([.$M188];[.$R188];[.$W188]) = [.$M188]; [.$M188]; IF(MIN([.$M188];[.$R188];[.$W188]) = [.$R188]; [.$R188]; IF(ISNUMBER([.$W188]); [.$W188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4" table:formula="of:=T([source.B189])">
            <text:p/>
          </table:table-cell>
          <table:table-cell table:style-name="ce4" table:formula="of:=T([source.C189])">
            <text:p/>
          </table:table-cell>
          <table:table-cell table:style-name="ce4" table:formula="of:=T([source.D189])">
            <text:p/>
          </table:table-cell>
          <table:table-cell table:style-name="ce14" table:formula="of:=T([source.E189])">
            <text:p/>
          </table:table-cell>
          <table:table-cell table:style-name="ce4" table:formula="of:=[source.A189]" office:value-type="float" office:value="0">
            <text:p>0</text:p>
          </table:table-cell>
          <table:table-cell table:style-name="ce4" table:formula="of:=ROUND([.E189]* (1 + extra))" office:value-type="float" office:value="0">
            <text:p>0</text:p>
          </table:table-cell>
          <table:table-cell table:style-name="ce4" table:formula="of:=MAX([.F189];[.E189]+1)" office:value-type="float" office:value="1">
            <text:p>1</text:p>
          </table:table-cell>
          <table:table-cell table:style-name="ce4"/>
          <table:table-cell table:style-name="ce16" table:formula="of:=[source.F189]" office:value-type="float" office:value="0">
            <text:p/>
          </table:table-cell>
          <table:table-cell table:style-name="ce22" table:formula="of:=[source.G189]" office:value-type="float" office:value="0">
            <text:p>0.000</text:p>
          </table:table-cell>
          <table:table-cell table:style-name="ce4" table:formula="of:=[source.H189]" office:value-type="float" office:value="0">
            <text:p>0</text:p>
          </table:table-cell>
          <table:table-cell table:style-name="ce4" table:formula="of:=CEILING([.G189];[.K189])" office:value-type="float" office:value="0">
            <text:p>0</text:p>
          </table:table-cell>
          <table:table-cell table:style-name="ce29" table:formula="of:=IF([.L189]*[.J189] &gt; 0; [.L189]*[.J189]; &quot;&quot;)">
            <text:p/>
          </table:table-cell>
          <table:table-cell table:style-name="ce16" table:formula="of:=[source.I189]" office:value-type="float" office:value="0">
            <text:p/>
          </table:table-cell>
          <table:table-cell table:style-name="ce22" table:formula="of:=[source.J189]" office:value-type="float" office:value="0">
            <text:p>0.000</text:p>
          </table:table-cell>
          <table:table-cell table:style-name="ce4" table:formula="of:=[source.K189]" office:value-type="float" office:value="0">
            <text:p>0</text:p>
          </table:table-cell>
          <table:table-cell table:style-name="ce4" table:formula="of:=CEILING([.$G189];[.P189])" office:value-type="float" office:value="0">
            <text:p>0</text:p>
          </table:table-cell>
          <table:table-cell table:style-name="ce29" table:formula="of:=IF([.Q189]*[.O189] &gt; 0; [.Q189]*[.O189]; &quot;&quot;)">
            <text:p/>
          </table:table-cell>
          <table:table-cell table:style-name="ce16" table:formula="of:=[source.L189]" office:value-type="float" office:value="0">
            <text:p/>
          </table:table-cell>
          <table:table-cell table:style-name="ce22" table:formula="of:=[source.M189]" office:value-type="float" office:value="0">
            <text:p>0.000</text:p>
          </table:table-cell>
          <table:table-cell table:style-name="ce4" table:formula="of:=[source.N189]" office:value-type="float" office:value="0">
            <text:p>0</text:p>
          </table:table-cell>
          <table:table-cell table:style-name="ce4" table:formula="of:=CEILING([.$G189];[.U189])" office:value-type="float" office:value="0">
            <text:p>0</text:p>
          </table:table-cell>
          <table:table-cell table:style-name="ce29" table:formula="of:=IF([.V189]*[.T189] &gt; 0; [.V189]*[.T189]; &quot;&quot;)">
            <text:p/>
          </table:table-cell>
          <table:table-cell table:style-name="ce4" table:formula="of:=IF([.$A189] &lt;&gt; &quot;&quot;; IF(MIN([.$M189];[.$R189];[.$W189]) = [.$M189]; [.$I$1]; IF(MIN([.$M189];[.$R189];[.$W189]) = [.$R189]; [.$N$1]; IF(ISNUMBER([.$W189]); [.$S$1]; &quot;NO PRICING&quot;))); &quot;&quot;)">
            <text:p/>
          </table:table-cell>
          <table:table-cell table:style-name="ce34" table:formula="of:=IF([.$A189] &lt;&gt; &quot;&quot;; IF(MIN([.$M189];[.$R189];[.$W189]) = [.$M189]; [.$I189]; IF(MIN([.$M189];[.$R189];[.$W189]) = [.$R189]; [.$N189]; IF(ISNUMBER([.$W189]); [.$S189]; &quot;NO PRICING&quot;))); &quot;&quot;)">
            <text:p/>
          </table:table-cell>
          <table:table-cell table:style-name="ce4" table:formula="of:=IF([.$A189] &lt;&gt; &quot;&quot;; IF(MIN([.$M189];[.$R189];[.$W189]) = [.$M189]; [.$L189]; IF(MIN([.$M189];[.$R189];[.$W189]) = [.$R189]; [.$Q189]; IF(ISNUMBER([.$W189]); [.$V189]; &quot;NO PRICING&quot;))); &quot;&quot;)">
            <text:p/>
          </table:table-cell>
          <table:table-cell table:style-name="ce29" table:formula="of:=IF([.$A189] &lt;&gt; &quot;&quot;; IF(MIN([.$M189];[.$R189];[.$W189]) = [.$M189]; [.$M189]; IF(MIN([.$M189];[.$R189];[.$W189]) = [.$R189]; [.$R189]; IF(ISNUMBER([.$W189]); [.$W189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4" table:formula="of:=T([source.B190])">
            <text:p/>
          </table:table-cell>
          <table:table-cell table:style-name="ce4" table:formula="of:=T([source.C190])">
            <text:p/>
          </table:table-cell>
          <table:table-cell table:style-name="ce4" table:formula="of:=T([source.D190])">
            <text:p/>
          </table:table-cell>
          <table:table-cell table:style-name="ce14" table:formula="of:=T([source.E190])">
            <text:p/>
          </table:table-cell>
          <table:table-cell table:style-name="ce4" table:formula="of:=[source.A190]" office:value-type="float" office:value="0">
            <text:p>0</text:p>
          </table:table-cell>
          <table:table-cell table:style-name="ce4" table:formula="of:=ROUND([.E190]* (1 + extra))" office:value-type="float" office:value="0">
            <text:p>0</text:p>
          </table:table-cell>
          <table:table-cell table:style-name="ce4" table:formula="of:=MAX([.F190];[.E190]+1)" office:value-type="float" office:value="1">
            <text:p>1</text:p>
          </table:table-cell>
          <table:table-cell table:style-name="ce4"/>
          <table:table-cell table:style-name="ce16" table:formula="of:=[source.F190]" office:value-type="float" office:value="0">
            <text:p/>
          </table:table-cell>
          <table:table-cell table:style-name="ce22" table:formula="of:=[source.G190]" office:value-type="float" office:value="0">
            <text:p>0.000</text:p>
          </table:table-cell>
          <table:table-cell table:style-name="ce4" table:formula="of:=[source.H190]" office:value-type="float" office:value="0">
            <text:p>0</text:p>
          </table:table-cell>
          <table:table-cell table:style-name="ce4" table:formula="of:=CEILING([.G190];[.K190])" office:value-type="float" office:value="0">
            <text:p>0</text:p>
          </table:table-cell>
          <table:table-cell table:style-name="ce29" table:formula="of:=IF([.L190]*[.J190] &gt; 0; [.L190]*[.J190]; &quot;&quot;)">
            <text:p/>
          </table:table-cell>
          <table:table-cell table:style-name="ce16" table:formula="of:=[source.I190]" office:value-type="float" office:value="0">
            <text:p/>
          </table:table-cell>
          <table:table-cell table:style-name="ce22" table:formula="of:=[source.J190]" office:value-type="float" office:value="0">
            <text:p>0.000</text:p>
          </table:table-cell>
          <table:table-cell table:style-name="ce4" table:formula="of:=[source.K190]" office:value-type="float" office:value="0">
            <text:p>0</text:p>
          </table:table-cell>
          <table:table-cell table:style-name="ce4" table:formula="of:=CEILING([.$G190];[.P190])" office:value-type="float" office:value="0">
            <text:p>0</text:p>
          </table:table-cell>
          <table:table-cell table:style-name="ce29" table:formula="of:=IF([.Q190]*[.O190] &gt; 0; [.Q190]*[.O190]; &quot;&quot;)">
            <text:p/>
          </table:table-cell>
          <table:table-cell table:style-name="ce16" table:formula="of:=[source.L190]" office:value-type="float" office:value="0">
            <text:p/>
          </table:table-cell>
          <table:table-cell table:style-name="ce22" table:formula="of:=[source.M190]" office:value-type="float" office:value="0">
            <text:p>0.000</text:p>
          </table:table-cell>
          <table:table-cell table:style-name="ce4" table:formula="of:=[source.N190]" office:value-type="float" office:value="0">
            <text:p>0</text:p>
          </table:table-cell>
          <table:table-cell table:style-name="ce4" table:formula="of:=CEILING([.$G190];[.U190])" office:value-type="float" office:value="0">
            <text:p>0</text:p>
          </table:table-cell>
          <table:table-cell table:style-name="ce29" table:formula="of:=IF([.V190]*[.T190] &gt; 0; [.V190]*[.T190]; &quot;&quot;)">
            <text:p/>
          </table:table-cell>
          <table:table-cell table:style-name="ce4" table:formula="of:=IF([.$A190] &lt;&gt; &quot;&quot;; IF(MIN([.$M190];[.$R190];[.$W190]) = [.$M190]; [.$I$1]; IF(MIN([.$M190];[.$R190];[.$W190]) = [.$R190]; [.$N$1]; IF(ISNUMBER([.$W190]); [.$S$1]; &quot;NO PRICING&quot;))); &quot;&quot;)">
            <text:p/>
          </table:table-cell>
          <table:table-cell table:style-name="ce34" table:formula="of:=IF([.$A190] &lt;&gt; &quot;&quot;; IF(MIN([.$M190];[.$R190];[.$W190]) = [.$M190]; [.$I190]; IF(MIN([.$M190];[.$R190];[.$W190]) = [.$R190]; [.$N190]; IF(ISNUMBER([.$W190]); [.$S190]; &quot;NO PRICING&quot;))); &quot;&quot;)">
            <text:p/>
          </table:table-cell>
          <table:table-cell table:style-name="ce4" table:formula="of:=IF([.$A190] &lt;&gt; &quot;&quot;; IF(MIN([.$M190];[.$R190];[.$W190]) = [.$M190]; [.$L190]; IF(MIN([.$M190];[.$R190];[.$W190]) = [.$R190]; [.$Q190]; IF(ISNUMBER([.$W190]); [.$V190]; &quot;NO PRICING&quot;))); &quot;&quot;)">
            <text:p/>
          </table:table-cell>
          <table:table-cell table:style-name="ce29" table:formula="of:=IF([.$A190] &lt;&gt; &quot;&quot;; IF(MIN([.$M190];[.$R190];[.$W190]) = [.$M190]; [.$M190]; IF(MIN([.$M190];[.$R190];[.$W190]) = [.$R190]; [.$R190]; IF(ISNUMBER([.$W190]); [.$W190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4" table:formula="of:=T([source.B191])">
            <text:p/>
          </table:table-cell>
          <table:table-cell table:style-name="ce4" table:formula="of:=T([source.C191])">
            <text:p/>
          </table:table-cell>
          <table:table-cell table:style-name="ce4" table:formula="of:=T([source.D191])">
            <text:p/>
          </table:table-cell>
          <table:table-cell table:style-name="ce14" table:formula="of:=T([source.E191])">
            <text:p/>
          </table:table-cell>
          <table:table-cell table:style-name="ce4" table:formula="of:=[source.A191]" office:value-type="float" office:value="0">
            <text:p>0</text:p>
          </table:table-cell>
          <table:table-cell table:style-name="ce4" table:formula="of:=ROUND([.E191]* (1 + extra))" office:value-type="float" office:value="0">
            <text:p>0</text:p>
          </table:table-cell>
          <table:table-cell table:style-name="ce4" table:formula="of:=MAX([.F191];[.E191]+1)" office:value-type="float" office:value="1">
            <text:p>1</text:p>
          </table:table-cell>
          <table:table-cell table:style-name="ce4"/>
          <table:table-cell table:style-name="ce16" table:formula="of:=[source.F191]" office:value-type="float" office:value="0">
            <text:p/>
          </table:table-cell>
          <table:table-cell table:style-name="ce22" table:formula="of:=[source.G191]" office:value-type="float" office:value="0">
            <text:p>0.000</text:p>
          </table:table-cell>
          <table:table-cell table:style-name="ce4" table:formula="of:=[source.H191]" office:value-type="float" office:value="0">
            <text:p>0</text:p>
          </table:table-cell>
          <table:table-cell table:style-name="ce4" table:formula="of:=CEILING([.G191];[.K191])" office:value-type="float" office:value="0">
            <text:p>0</text:p>
          </table:table-cell>
          <table:table-cell table:style-name="ce29" table:formula="of:=IF([.L191]*[.J191] &gt; 0; [.L191]*[.J191]; &quot;&quot;)">
            <text:p/>
          </table:table-cell>
          <table:table-cell table:style-name="ce16" table:formula="of:=[source.I191]" office:value-type="float" office:value="0">
            <text:p/>
          </table:table-cell>
          <table:table-cell table:style-name="ce22" table:formula="of:=[source.J191]" office:value-type="float" office:value="0">
            <text:p>0.000</text:p>
          </table:table-cell>
          <table:table-cell table:style-name="ce4" table:formula="of:=[source.K191]" office:value-type="float" office:value="0">
            <text:p>0</text:p>
          </table:table-cell>
          <table:table-cell table:style-name="ce4" table:formula="of:=CEILING([.$G191];[.P191])" office:value-type="float" office:value="0">
            <text:p>0</text:p>
          </table:table-cell>
          <table:table-cell table:style-name="ce29" table:formula="of:=IF([.Q191]*[.O191] &gt; 0; [.Q191]*[.O191]; &quot;&quot;)">
            <text:p/>
          </table:table-cell>
          <table:table-cell table:style-name="ce16" table:formula="of:=[source.L191]" office:value-type="float" office:value="0">
            <text:p/>
          </table:table-cell>
          <table:table-cell table:style-name="ce22" table:formula="of:=[source.M191]" office:value-type="float" office:value="0">
            <text:p>0.000</text:p>
          </table:table-cell>
          <table:table-cell table:style-name="ce4" table:formula="of:=[source.N191]" office:value-type="float" office:value="0">
            <text:p>0</text:p>
          </table:table-cell>
          <table:table-cell table:style-name="ce4" table:formula="of:=CEILING([.$G191];[.U191])" office:value-type="float" office:value="0">
            <text:p>0</text:p>
          </table:table-cell>
          <table:table-cell table:style-name="ce29" table:formula="of:=IF([.V191]*[.T191] &gt; 0; [.V191]*[.T191]; &quot;&quot;)">
            <text:p/>
          </table:table-cell>
          <table:table-cell table:style-name="ce4" table:formula="of:=IF([.$A191] &lt;&gt; &quot;&quot;; IF(MIN([.$M191];[.$R191];[.$W191]) = [.$M191]; [.$I$1]; IF(MIN([.$M191];[.$R191];[.$W191]) = [.$R191]; [.$N$1]; IF(ISNUMBER([.$W191]); [.$S$1]; &quot;NO PRICING&quot;))); &quot;&quot;)">
            <text:p/>
          </table:table-cell>
          <table:table-cell table:style-name="ce34" table:formula="of:=IF([.$A191] &lt;&gt; &quot;&quot;; IF(MIN([.$M191];[.$R191];[.$W191]) = [.$M191]; [.$I191]; IF(MIN([.$M191];[.$R191];[.$W191]) = [.$R191]; [.$N191]; IF(ISNUMBER([.$W191]); [.$S191]; &quot;NO PRICING&quot;))); &quot;&quot;)">
            <text:p/>
          </table:table-cell>
          <table:table-cell table:style-name="ce4" table:formula="of:=IF([.$A191] &lt;&gt; &quot;&quot;; IF(MIN([.$M191];[.$R191];[.$W191]) = [.$M191]; [.$L191]; IF(MIN([.$M191];[.$R191];[.$W191]) = [.$R191]; [.$Q191]; IF(ISNUMBER([.$W191]); [.$V191]; &quot;NO PRICING&quot;))); &quot;&quot;)">
            <text:p/>
          </table:table-cell>
          <table:table-cell table:style-name="ce29" table:formula="of:=IF([.$A191] &lt;&gt; &quot;&quot;; IF(MIN([.$M191];[.$R191];[.$W191]) = [.$M191]; [.$M191]; IF(MIN([.$M191];[.$R191];[.$W191]) = [.$R191]; [.$R191]; IF(ISNUMBER([.$W191]); [.$W191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4" table:formula="of:=T([source.B192])">
            <text:p/>
          </table:table-cell>
          <table:table-cell table:style-name="ce4" table:formula="of:=T([source.C192])">
            <text:p/>
          </table:table-cell>
          <table:table-cell table:style-name="ce4" table:formula="of:=T([source.D192])">
            <text:p/>
          </table:table-cell>
          <table:table-cell table:style-name="ce14" table:formula="of:=T([source.E192])">
            <text:p/>
          </table:table-cell>
          <table:table-cell table:style-name="ce4" table:formula="of:=[source.A192]" office:value-type="float" office:value="0">
            <text:p>0</text:p>
          </table:table-cell>
          <table:table-cell table:style-name="ce4" table:formula="of:=ROUND([.E192]* (1 + extra))" office:value-type="float" office:value="0">
            <text:p>0</text:p>
          </table:table-cell>
          <table:table-cell table:style-name="ce4" table:formula="of:=MAX([.F192];[.E192]+1)" office:value-type="float" office:value="1">
            <text:p>1</text:p>
          </table:table-cell>
          <table:table-cell table:style-name="ce4"/>
          <table:table-cell table:style-name="ce16" table:formula="of:=[source.F192]" office:value-type="float" office:value="0">
            <text:p/>
          </table:table-cell>
          <table:table-cell table:style-name="ce22" table:formula="of:=[source.G192]" office:value-type="float" office:value="0">
            <text:p>0.000</text:p>
          </table:table-cell>
          <table:table-cell table:style-name="ce4" table:formula="of:=[source.H192]" office:value-type="float" office:value="0">
            <text:p>0</text:p>
          </table:table-cell>
          <table:table-cell table:style-name="ce4" table:formula="of:=CEILING([.G192];[.K192])" office:value-type="float" office:value="0">
            <text:p>0</text:p>
          </table:table-cell>
          <table:table-cell table:style-name="ce29" table:formula="of:=IF([.L192]*[.J192] &gt; 0; [.L192]*[.J192]; &quot;&quot;)">
            <text:p/>
          </table:table-cell>
          <table:table-cell table:style-name="ce16" table:formula="of:=[source.I192]" office:value-type="float" office:value="0">
            <text:p/>
          </table:table-cell>
          <table:table-cell table:style-name="ce22" table:formula="of:=[source.J192]" office:value-type="float" office:value="0">
            <text:p>0.000</text:p>
          </table:table-cell>
          <table:table-cell table:style-name="ce4" table:formula="of:=[source.K192]" office:value-type="float" office:value="0">
            <text:p>0</text:p>
          </table:table-cell>
          <table:table-cell table:style-name="ce4" table:formula="of:=CEILING([.$G192];[.P192])" office:value-type="float" office:value="0">
            <text:p>0</text:p>
          </table:table-cell>
          <table:table-cell table:style-name="ce29" table:formula="of:=IF([.Q192]*[.O192] &gt; 0; [.Q192]*[.O192]; &quot;&quot;)">
            <text:p/>
          </table:table-cell>
          <table:table-cell table:style-name="ce16" table:formula="of:=[source.L192]" office:value-type="float" office:value="0">
            <text:p/>
          </table:table-cell>
          <table:table-cell table:style-name="ce22" table:formula="of:=[source.M192]" office:value-type="float" office:value="0">
            <text:p>0.000</text:p>
          </table:table-cell>
          <table:table-cell table:style-name="ce4" table:formula="of:=[source.N192]" office:value-type="float" office:value="0">
            <text:p>0</text:p>
          </table:table-cell>
          <table:table-cell table:style-name="ce4" table:formula="of:=CEILING([.$G192];[.U192])" office:value-type="float" office:value="0">
            <text:p>0</text:p>
          </table:table-cell>
          <table:table-cell table:style-name="ce29" table:formula="of:=IF([.V192]*[.T192] &gt; 0; [.V192]*[.T192]; &quot;&quot;)">
            <text:p/>
          </table:table-cell>
          <table:table-cell table:style-name="ce4" table:formula="of:=IF([.$A192] &lt;&gt; &quot;&quot;; IF(MIN([.$M192];[.$R192];[.$W192]) = [.$M192]; [.$I$1]; IF(MIN([.$M192];[.$R192];[.$W192]) = [.$R192]; [.$N$1]; IF(ISNUMBER([.$W192]); [.$S$1]; &quot;NO PRICING&quot;))); &quot;&quot;)">
            <text:p/>
          </table:table-cell>
          <table:table-cell table:style-name="ce34" table:formula="of:=IF([.$A192] &lt;&gt; &quot;&quot;; IF(MIN([.$M192];[.$R192];[.$W192]) = [.$M192]; [.$I192]; IF(MIN([.$M192];[.$R192];[.$W192]) = [.$R192]; [.$N192]; IF(ISNUMBER([.$W192]); [.$S192]; &quot;NO PRICING&quot;))); &quot;&quot;)">
            <text:p/>
          </table:table-cell>
          <table:table-cell table:style-name="ce4" table:formula="of:=IF([.$A192] &lt;&gt; &quot;&quot;; IF(MIN([.$M192];[.$R192];[.$W192]) = [.$M192]; [.$L192]; IF(MIN([.$M192];[.$R192];[.$W192]) = [.$R192]; [.$Q192]; IF(ISNUMBER([.$W192]); [.$V192]; &quot;NO PRICING&quot;))); &quot;&quot;)">
            <text:p/>
          </table:table-cell>
          <table:table-cell table:style-name="ce29" table:formula="of:=IF([.$A192] &lt;&gt; &quot;&quot;; IF(MIN([.$M192];[.$R192];[.$W192]) = [.$M192]; [.$M192]; IF(MIN([.$M192];[.$R192];[.$W192]) = [.$R192]; [.$R192]; IF(ISNUMBER([.$W192]); [.$W192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4" table:formula="of:=T([source.B193])">
            <text:p/>
          </table:table-cell>
          <table:table-cell table:style-name="ce4" table:formula="of:=T([source.C193])">
            <text:p/>
          </table:table-cell>
          <table:table-cell table:style-name="ce4" table:formula="of:=T([source.D193])">
            <text:p/>
          </table:table-cell>
          <table:table-cell table:style-name="ce14" table:formula="of:=T([source.E193])">
            <text:p/>
          </table:table-cell>
          <table:table-cell table:style-name="ce4" table:formula="of:=[source.A193]" office:value-type="float" office:value="0">
            <text:p>0</text:p>
          </table:table-cell>
          <table:table-cell table:style-name="ce4" table:formula="of:=ROUND([.E193]* (1 + extra))" office:value-type="float" office:value="0">
            <text:p>0</text:p>
          </table:table-cell>
          <table:table-cell table:style-name="ce4" table:formula="of:=MAX([.F193];[.E193]+1)" office:value-type="float" office:value="1">
            <text:p>1</text:p>
          </table:table-cell>
          <table:table-cell table:style-name="ce4"/>
          <table:table-cell table:style-name="ce16" table:formula="of:=[source.F193]" office:value-type="float" office:value="0">
            <text:p/>
          </table:table-cell>
          <table:table-cell table:style-name="ce22" table:formula="of:=[source.G193]" office:value-type="float" office:value="0">
            <text:p>0.000</text:p>
          </table:table-cell>
          <table:table-cell table:style-name="ce4" table:formula="of:=[source.H193]" office:value-type="float" office:value="0">
            <text:p>0</text:p>
          </table:table-cell>
          <table:table-cell table:style-name="ce4" table:formula="of:=CEILING([.G193];[.K193])" office:value-type="float" office:value="0">
            <text:p>0</text:p>
          </table:table-cell>
          <table:table-cell table:style-name="ce29" table:formula="of:=IF([.L193]*[.J193] &gt; 0; [.L193]*[.J193]; &quot;&quot;)">
            <text:p/>
          </table:table-cell>
          <table:table-cell table:style-name="ce16" table:formula="of:=[source.I193]" office:value-type="float" office:value="0">
            <text:p/>
          </table:table-cell>
          <table:table-cell table:style-name="ce22" table:formula="of:=[source.J193]" office:value-type="float" office:value="0">
            <text:p>0.000</text:p>
          </table:table-cell>
          <table:table-cell table:style-name="ce4" table:formula="of:=[source.K193]" office:value-type="float" office:value="0">
            <text:p>0</text:p>
          </table:table-cell>
          <table:table-cell table:style-name="ce4" table:formula="of:=CEILING([.$G193];[.P193])" office:value-type="float" office:value="0">
            <text:p>0</text:p>
          </table:table-cell>
          <table:table-cell table:style-name="ce29" table:formula="of:=IF([.Q193]*[.O193] &gt; 0; [.Q193]*[.O193]; &quot;&quot;)">
            <text:p/>
          </table:table-cell>
          <table:table-cell table:style-name="ce16" table:formula="of:=[source.L193]" office:value-type="float" office:value="0">
            <text:p/>
          </table:table-cell>
          <table:table-cell table:style-name="ce22" table:formula="of:=[source.M193]" office:value-type="float" office:value="0">
            <text:p>0.000</text:p>
          </table:table-cell>
          <table:table-cell table:style-name="ce4" table:formula="of:=[source.N193]" office:value-type="float" office:value="0">
            <text:p>0</text:p>
          </table:table-cell>
          <table:table-cell table:style-name="ce4" table:formula="of:=CEILING([.$G193];[.U193])" office:value-type="float" office:value="0">
            <text:p>0</text:p>
          </table:table-cell>
          <table:table-cell table:style-name="ce29" table:formula="of:=IF([.V193]*[.T193] &gt; 0; [.V193]*[.T193]; &quot;&quot;)">
            <text:p/>
          </table:table-cell>
          <table:table-cell table:style-name="ce4" table:formula="of:=IF([.$A193] &lt;&gt; &quot;&quot;; IF(MIN([.$M193];[.$R193];[.$W193]) = [.$M193]; [.$I$1]; IF(MIN([.$M193];[.$R193];[.$W193]) = [.$R193]; [.$N$1]; IF(ISNUMBER([.$W193]); [.$S$1]; &quot;NO PRICING&quot;))); &quot;&quot;)">
            <text:p/>
          </table:table-cell>
          <table:table-cell table:style-name="ce34" table:formula="of:=IF([.$A193] &lt;&gt; &quot;&quot;; IF(MIN([.$M193];[.$R193];[.$W193]) = [.$M193]; [.$I193]; IF(MIN([.$M193];[.$R193];[.$W193]) = [.$R193]; [.$N193]; IF(ISNUMBER([.$W193]); [.$S193]; &quot;NO PRICING&quot;))); &quot;&quot;)">
            <text:p/>
          </table:table-cell>
          <table:table-cell table:style-name="ce4" table:formula="of:=IF([.$A193] &lt;&gt; &quot;&quot;; IF(MIN([.$M193];[.$R193];[.$W193]) = [.$M193]; [.$L193]; IF(MIN([.$M193];[.$R193];[.$W193]) = [.$R193]; [.$Q193]; IF(ISNUMBER([.$W193]); [.$V193]; &quot;NO PRICING&quot;))); &quot;&quot;)">
            <text:p/>
          </table:table-cell>
          <table:table-cell table:style-name="ce29" table:formula="of:=IF([.$A193] &lt;&gt; &quot;&quot;; IF(MIN([.$M193];[.$R193];[.$W193]) = [.$M193]; [.$M193]; IF(MIN([.$M193];[.$R193];[.$W193]) = [.$R193]; [.$R193]; IF(ISNUMBER([.$W193]); [.$W193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4" table:formula="of:=T([source.B194])">
            <text:p/>
          </table:table-cell>
          <table:table-cell table:style-name="ce4" table:formula="of:=T([source.C194])">
            <text:p/>
          </table:table-cell>
          <table:table-cell table:style-name="ce4" table:formula="of:=T([source.D194])">
            <text:p/>
          </table:table-cell>
          <table:table-cell table:style-name="ce14" table:formula="of:=T([source.E194])">
            <text:p/>
          </table:table-cell>
          <table:table-cell table:style-name="ce4" table:formula="of:=[source.A194]" office:value-type="float" office:value="0">
            <text:p>0</text:p>
          </table:table-cell>
          <table:table-cell table:style-name="ce4" table:formula="of:=ROUND([.E194]* (1 + extra))" office:value-type="float" office:value="0">
            <text:p>0</text:p>
          </table:table-cell>
          <table:table-cell table:style-name="ce4" table:formula="of:=MAX([.F194];[.E194]+1)" office:value-type="float" office:value="1">
            <text:p>1</text:p>
          </table:table-cell>
          <table:table-cell table:style-name="ce4"/>
          <table:table-cell table:style-name="ce16" table:formula="of:=[source.F194]" office:value-type="float" office:value="0">
            <text:p/>
          </table:table-cell>
          <table:table-cell table:style-name="ce22" table:formula="of:=[source.G194]" office:value-type="float" office:value="0">
            <text:p>0.000</text:p>
          </table:table-cell>
          <table:table-cell table:style-name="ce4" table:formula="of:=[source.H194]" office:value-type="float" office:value="0">
            <text:p>0</text:p>
          </table:table-cell>
          <table:table-cell table:style-name="ce4" table:formula="of:=CEILING([.G194];[.K194])" office:value-type="float" office:value="0">
            <text:p>0</text:p>
          </table:table-cell>
          <table:table-cell table:style-name="ce29" table:formula="of:=IF([.L194]*[.J194] &gt; 0; [.L194]*[.J194]; &quot;&quot;)">
            <text:p/>
          </table:table-cell>
          <table:table-cell table:style-name="ce16" table:formula="of:=[source.I194]" office:value-type="float" office:value="0">
            <text:p/>
          </table:table-cell>
          <table:table-cell table:style-name="ce22" table:formula="of:=[source.J194]" office:value-type="float" office:value="0">
            <text:p>0.000</text:p>
          </table:table-cell>
          <table:table-cell table:style-name="ce4" table:formula="of:=[source.K194]" office:value-type="float" office:value="0">
            <text:p>0</text:p>
          </table:table-cell>
          <table:table-cell table:style-name="ce4" table:formula="of:=CEILING([.$G194];[.P194])" office:value-type="float" office:value="0">
            <text:p>0</text:p>
          </table:table-cell>
          <table:table-cell table:style-name="ce29" table:formula="of:=IF([.Q194]*[.O194] &gt; 0; [.Q194]*[.O194]; &quot;&quot;)">
            <text:p/>
          </table:table-cell>
          <table:table-cell table:style-name="ce16" table:formula="of:=[source.L194]" office:value-type="float" office:value="0">
            <text:p/>
          </table:table-cell>
          <table:table-cell table:style-name="ce22" table:formula="of:=[source.M194]" office:value-type="float" office:value="0">
            <text:p>0.000</text:p>
          </table:table-cell>
          <table:table-cell table:style-name="ce4" table:formula="of:=[source.N194]" office:value-type="float" office:value="0">
            <text:p>0</text:p>
          </table:table-cell>
          <table:table-cell table:style-name="ce4" table:formula="of:=CEILING([.$G194];[.U194])" office:value-type="float" office:value="0">
            <text:p>0</text:p>
          </table:table-cell>
          <table:table-cell table:style-name="ce29" table:formula="of:=IF([.V194]*[.T194] &gt; 0; [.V194]*[.T194]; &quot;&quot;)">
            <text:p/>
          </table:table-cell>
          <table:table-cell table:style-name="ce4" table:formula="of:=IF([.$A194] &lt;&gt; &quot;&quot;; IF(MIN([.$M194];[.$R194];[.$W194]) = [.$M194]; [.$I$1]; IF(MIN([.$M194];[.$R194];[.$W194]) = [.$R194]; [.$N$1]; IF(ISNUMBER([.$W194]); [.$S$1]; &quot;NO PRICING&quot;))); &quot;&quot;)">
            <text:p/>
          </table:table-cell>
          <table:table-cell table:style-name="ce34" table:formula="of:=IF([.$A194] &lt;&gt; &quot;&quot;; IF(MIN([.$M194];[.$R194];[.$W194]) = [.$M194]; [.$I194]; IF(MIN([.$M194];[.$R194];[.$W194]) = [.$R194]; [.$N194]; IF(ISNUMBER([.$W194]); [.$S194]; &quot;NO PRICING&quot;))); &quot;&quot;)">
            <text:p/>
          </table:table-cell>
          <table:table-cell table:style-name="ce4" table:formula="of:=IF([.$A194] &lt;&gt; &quot;&quot;; IF(MIN([.$M194];[.$R194];[.$W194]) = [.$M194]; [.$L194]; IF(MIN([.$M194];[.$R194];[.$W194]) = [.$R194]; [.$Q194]; IF(ISNUMBER([.$W194]); [.$V194]; &quot;NO PRICING&quot;))); &quot;&quot;)">
            <text:p/>
          </table:table-cell>
          <table:table-cell table:style-name="ce29" table:formula="of:=IF([.$A194] &lt;&gt; &quot;&quot;; IF(MIN([.$M194];[.$R194];[.$W194]) = [.$M194]; [.$M194]; IF(MIN([.$M194];[.$R194];[.$W194]) = [.$R194]; [.$R194]; IF(ISNUMBER([.$W194]); [.$W194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4" table:formula="of:=T([source.B195])">
            <text:p/>
          </table:table-cell>
          <table:table-cell table:style-name="ce4" table:formula="of:=T([source.C195])">
            <text:p/>
          </table:table-cell>
          <table:table-cell table:style-name="ce4" table:formula="of:=T([source.D195])">
            <text:p/>
          </table:table-cell>
          <table:table-cell table:style-name="ce14" table:formula="of:=T([source.E195])">
            <text:p/>
          </table:table-cell>
          <table:table-cell table:style-name="ce4" table:formula="of:=[source.A195]" office:value-type="float" office:value="0">
            <text:p>0</text:p>
          </table:table-cell>
          <table:table-cell table:style-name="ce4" table:formula="of:=ROUND([.E195]* (1 + extra))" office:value-type="float" office:value="0">
            <text:p>0</text:p>
          </table:table-cell>
          <table:table-cell table:style-name="ce4" table:formula="of:=MAX([.F195];[.E195]+1)" office:value-type="float" office:value="1">
            <text:p>1</text:p>
          </table:table-cell>
          <table:table-cell table:style-name="ce4"/>
          <table:table-cell table:style-name="ce16" table:formula="of:=[source.F195]" office:value-type="float" office:value="0">
            <text:p/>
          </table:table-cell>
          <table:table-cell table:style-name="ce22" table:formula="of:=[source.G195]" office:value-type="float" office:value="0">
            <text:p>0.000</text:p>
          </table:table-cell>
          <table:table-cell table:style-name="ce4" table:formula="of:=[source.H195]" office:value-type="float" office:value="0">
            <text:p>0</text:p>
          </table:table-cell>
          <table:table-cell table:style-name="ce4" table:formula="of:=CEILING([.G195];[.K195])" office:value-type="float" office:value="0">
            <text:p>0</text:p>
          </table:table-cell>
          <table:table-cell table:style-name="ce29" table:formula="of:=IF([.L195]*[.J195] &gt; 0; [.L195]*[.J195]; &quot;&quot;)">
            <text:p/>
          </table:table-cell>
          <table:table-cell table:style-name="ce16" table:formula="of:=[source.I195]" office:value-type="float" office:value="0">
            <text:p/>
          </table:table-cell>
          <table:table-cell table:style-name="ce22" table:formula="of:=[source.J195]" office:value-type="float" office:value="0">
            <text:p>0.000</text:p>
          </table:table-cell>
          <table:table-cell table:style-name="ce4" table:formula="of:=[source.K195]" office:value-type="float" office:value="0">
            <text:p>0</text:p>
          </table:table-cell>
          <table:table-cell table:style-name="ce4" table:formula="of:=CEILING([.$G195];[.P195])" office:value-type="float" office:value="0">
            <text:p>0</text:p>
          </table:table-cell>
          <table:table-cell table:style-name="ce29" table:formula="of:=IF([.Q195]*[.O195] &gt; 0; [.Q195]*[.O195]; &quot;&quot;)">
            <text:p/>
          </table:table-cell>
          <table:table-cell table:style-name="ce16" table:formula="of:=[source.L195]" office:value-type="float" office:value="0">
            <text:p/>
          </table:table-cell>
          <table:table-cell table:style-name="ce22" table:formula="of:=[source.M195]" office:value-type="float" office:value="0">
            <text:p>0.000</text:p>
          </table:table-cell>
          <table:table-cell table:style-name="ce4" table:formula="of:=[source.N195]" office:value-type="float" office:value="0">
            <text:p>0</text:p>
          </table:table-cell>
          <table:table-cell table:style-name="ce4" table:formula="of:=CEILING([.$G195];[.U195])" office:value-type="float" office:value="0">
            <text:p>0</text:p>
          </table:table-cell>
          <table:table-cell table:style-name="ce29" table:formula="of:=IF([.V195]*[.T195] &gt; 0; [.V195]*[.T195]; &quot;&quot;)">
            <text:p/>
          </table:table-cell>
          <table:table-cell table:style-name="ce4" table:formula="of:=IF([.$A195] &lt;&gt; &quot;&quot;; IF(MIN([.$M195];[.$R195];[.$W195]) = [.$M195]; [.$I$1]; IF(MIN([.$M195];[.$R195];[.$W195]) = [.$R195]; [.$N$1]; IF(ISNUMBER([.$W195]); [.$S$1]; &quot;NO PRICING&quot;))); &quot;&quot;)">
            <text:p/>
          </table:table-cell>
          <table:table-cell table:style-name="ce34" table:formula="of:=IF([.$A195] &lt;&gt; &quot;&quot;; IF(MIN([.$M195];[.$R195];[.$W195]) = [.$M195]; [.$I195]; IF(MIN([.$M195];[.$R195];[.$W195]) = [.$R195]; [.$N195]; IF(ISNUMBER([.$W195]); [.$S195]; &quot;NO PRICING&quot;))); &quot;&quot;)">
            <text:p/>
          </table:table-cell>
          <table:table-cell table:style-name="ce4" table:formula="of:=IF([.$A195] &lt;&gt; &quot;&quot;; IF(MIN([.$M195];[.$R195];[.$W195]) = [.$M195]; [.$L195]; IF(MIN([.$M195];[.$R195];[.$W195]) = [.$R195]; [.$Q195]; IF(ISNUMBER([.$W195]); [.$V195]; &quot;NO PRICING&quot;))); &quot;&quot;)">
            <text:p/>
          </table:table-cell>
          <table:table-cell table:style-name="ce29" table:formula="of:=IF([.$A195] &lt;&gt; &quot;&quot;; IF(MIN([.$M195];[.$R195];[.$W195]) = [.$M195]; [.$M195]; IF(MIN([.$M195];[.$R195];[.$W195]) = [.$R195]; [.$R195]; IF(ISNUMBER([.$W195]); [.$W195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4" table:formula="of:=T([source.B196])">
            <text:p/>
          </table:table-cell>
          <table:table-cell table:style-name="ce4" table:formula="of:=T([source.C196])">
            <text:p/>
          </table:table-cell>
          <table:table-cell table:style-name="ce4" table:formula="of:=T([source.D196])">
            <text:p/>
          </table:table-cell>
          <table:table-cell table:style-name="ce14" table:formula="of:=T([source.E196])">
            <text:p/>
          </table:table-cell>
          <table:table-cell table:style-name="ce4" table:formula="of:=[source.A196]" office:value-type="float" office:value="0">
            <text:p>0</text:p>
          </table:table-cell>
          <table:table-cell table:style-name="ce4" table:formula="of:=ROUND([.E196]* (1 + extra))" office:value-type="float" office:value="0">
            <text:p>0</text:p>
          </table:table-cell>
          <table:table-cell table:style-name="ce4" table:formula="of:=MAX([.F196];[.E196]+1)" office:value-type="float" office:value="1">
            <text:p>1</text:p>
          </table:table-cell>
          <table:table-cell table:style-name="ce4"/>
          <table:table-cell table:style-name="ce16" table:formula="of:=[source.F196]" office:value-type="float" office:value="0">
            <text:p/>
          </table:table-cell>
          <table:table-cell table:style-name="ce22" table:formula="of:=[source.G196]" office:value-type="float" office:value="0">
            <text:p>0.000</text:p>
          </table:table-cell>
          <table:table-cell table:style-name="ce4" table:formula="of:=[source.H196]" office:value-type="float" office:value="0">
            <text:p>0</text:p>
          </table:table-cell>
          <table:table-cell table:style-name="ce4" table:formula="of:=CEILING([.G196];[.K196])" office:value-type="float" office:value="0">
            <text:p>0</text:p>
          </table:table-cell>
          <table:table-cell table:style-name="ce29" table:formula="of:=IF([.L196]*[.J196] &gt; 0; [.L196]*[.J196]; &quot;&quot;)">
            <text:p/>
          </table:table-cell>
          <table:table-cell table:style-name="ce16" table:formula="of:=[source.I196]" office:value-type="float" office:value="0">
            <text:p/>
          </table:table-cell>
          <table:table-cell table:style-name="ce22" table:formula="of:=[source.J196]" office:value-type="float" office:value="0">
            <text:p>0.000</text:p>
          </table:table-cell>
          <table:table-cell table:style-name="ce4" table:formula="of:=[source.K196]" office:value-type="float" office:value="0">
            <text:p>0</text:p>
          </table:table-cell>
          <table:table-cell table:style-name="ce4" table:formula="of:=CEILING([.$G196];[.P196])" office:value-type="float" office:value="0">
            <text:p>0</text:p>
          </table:table-cell>
          <table:table-cell table:style-name="ce29" table:formula="of:=IF([.Q196]*[.O196] &gt; 0; [.Q196]*[.O196]; &quot;&quot;)">
            <text:p/>
          </table:table-cell>
          <table:table-cell table:style-name="ce16" table:formula="of:=[source.L196]" office:value-type="float" office:value="0">
            <text:p/>
          </table:table-cell>
          <table:table-cell table:style-name="ce22" table:formula="of:=[source.M196]" office:value-type="float" office:value="0">
            <text:p>0.000</text:p>
          </table:table-cell>
          <table:table-cell table:style-name="ce4" table:formula="of:=[source.N196]" office:value-type="float" office:value="0">
            <text:p>0</text:p>
          </table:table-cell>
          <table:table-cell table:style-name="ce4" table:formula="of:=CEILING([.$G196];[.U196])" office:value-type="float" office:value="0">
            <text:p>0</text:p>
          </table:table-cell>
          <table:table-cell table:style-name="ce29" table:formula="of:=IF([.V196]*[.T196] &gt; 0; [.V196]*[.T196]; &quot;&quot;)">
            <text:p/>
          </table:table-cell>
          <table:table-cell table:style-name="ce4" table:formula="of:=IF([.$A196] &lt;&gt; &quot;&quot;; IF(MIN([.$M196];[.$R196];[.$W196]) = [.$M196]; [.$I$1]; IF(MIN([.$M196];[.$R196];[.$W196]) = [.$R196]; [.$N$1]; IF(ISNUMBER([.$W196]); [.$S$1]; &quot;NO PRICING&quot;))); &quot;&quot;)">
            <text:p/>
          </table:table-cell>
          <table:table-cell table:style-name="ce34" table:formula="of:=IF([.$A196] &lt;&gt; &quot;&quot;; IF(MIN([.$M196];[.$R196];[.$W196]) = [.$M196]; [.$I196]; IF(MIN([.$M196];[.$R196];[.$W196]) = [.$R196]; [.$N196]; IF(ISNUMBER([.$W196]); [.$S196]; &quot;NO PRICING&quot;))); &quot;&quot;)">
            <text:p/>
          </table:table-cell>
          <table:table-cell table:style-name="ce4" table:formula="of:=IF([.$A196] &lt;&gt; &quot;&quot;; IF(MIN([.$M196];[.$R196];[.$W196]) = [.$M196]; [.$L196]; IF(MIN([.$M196];[.$R196];[.$W196]) = [.$R196]; [.$Q196]; IF(ISNUMBER([.$W196]); [.$V196]; &quot;NO PRICING&quot;))); &quot;&quot;)">
            <text:p/>
          </table:table-cell>
          <table:table-cell table:style-name="ce29" table:formula="of:=IF([.$A196] &lt;&gt; &quot;&quot;; IF(MIN([.$M196];[.$R196];[.$W196]) = [.$M196]; [.$M196]; IF(MIN([.$M196];[.$R196];[.$W196]) = [.$R196]; [.$R196]; IF(ISNUMBER([.$W196]); [.$W196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4" table:formula="of:=T([source.B197])">
            <text:p/>
          </table:table-cell>
          <table:table-cell table:style-name="ce4" table:formula="of:=T([source.C197])">
            <text:p/>
          </table:table-cell>
          <table:table-cell table:style-name="ce4" table:formula="of:=T([source.D197])">
            <text:p/>
          </table:table-cell>
          <table:table-cell table:style-name="ce14" table:formula="of:=T([source.E197])">
            <text:p/>
          </table:table-cell>
          <table:table-cell table:style-name="ce4" table:formula="of:=[source.A197]" office:value-type="float" office:value="0">
            <text:p>0</text:p>
          </table:table-cell>
          <table:table-cell table:style-name="ce4" table:formula="of:=ROUND([.E197]* (1 + extra))" office:value-type="float" office:value="0">
            <text:p>0</text:p>
          </table:table-cell>
          <table:table-cell table:style-name="ce4" table:formula="of:=MAX([.F197];[.E197]+1)" office:value-type="float" office:value="1">
            <text:p>1</text:p>
          </table:table-cell>
          <table:table-cell table:style-name="ce4"/>
          <table:table-cell table:style-name="ce16" table:formula="of:=[source.F197]" office:value-type="float" office:value="0">
            <text:p/>
          </table:table-cell>
          <table:table-cell table:style-name="ce22" table:formula="of:=[source.G197]" office:value-type="float" office:value="0">
            <text:p>0.000</text:p>
          </table:table-cell>
          <table:table-cell table:style-name="ce4" table:formula="of:=[source.H197]" office:value-type="float" office:value="0">
            <text:p>0</text:p>
          </table:table-cell>
          <table:table-cell table:style-name="ce4" table:formula="of:=CEILING([.G197];[.K197])" office:value-type="float" office:value="0">
            <text:p>0</text:p>
          </table:table-cell>
          <table:table-cell table:style-name="ce29" table:formula="of:=IF([.L197]*[.J197] &gt; 0; [.L197]*[.J197]; &quot;&quot;)">
            <text:p/>
          </table:table-cell>
          <table:table-cell table:style-name="ce16" table:formula="of:=[source.I197]" office:value-type="float" office:value="0">
            <text:p/>
          </table:table-cell>
          <table:table-cell table:style-name="ce22" table:formula="of:=[source.J197]" office:value-type="float" office:value="0">
            <text:p>0.000</text:p>
          </table:table-cell>
          <table:table-cell table:style-name="ce4" table:formula="of:=[source.K197]" office:value-type="float" office:value="0">
            <text:p>0</text:p>
          </table:table-cell>
          <table:table-cell table:style-name="ce4" table:formula="of:=CEILING([.$G197];[.P197])" office:value-type="float" office:value="0">
            <text:p>0</text:p>
          </table:table-cell>
          <table:table-cell table:style-name="ce29" table:formula="of:=IF([.Q197]*[.O197] &gt; 0; [.Q197]*[.O197]; &quot;&quot;)">
            <text:p/>
          </table:table-cell>
          <table:table-cell table:style-name="ce16" table:formula="of:=[source.L197]" office:value-type="float" office:value="0">
            <text:p/>
          </table:table-cell>
          <table:table-cell table:style-name="ce22" table:formula="of:=[source.M197]" office:value-type="float" office:value="0">
            <text:p>0.000</text:p>
          </table:table-cell>
          <table:table-cell table:style-name="ce4" table:formula="of:=[source.N197]" office:value-type="float" office:value="0">
            <text:p>0</text:p>
          </table:table-cell>
          <table:table-cell table:style-name="ce4" table:formula="of:=CEILING([.$G197];[.U197])" office:value-type="float" office:value="0">
            <text:p>0</text:p>
          </table:table-cell>
          <table:table-cell table:style-name="ce29" table:formula="of:=IF([.V197]*[.T197] &gt; 0; [.V197]*[.T197]; &quot;&quot;)">
            <text:p/>
          </table:table-cell>
          <table:table-cell table:style-name="ce4" table:formula="of:=IF([.$A197] &lt;&gt; &quot;&quot;; IF(MIN([.$M197];[.$R197];[.$W197]) = [.$M197]; [.$I$1]; IF(MIN([.$M197];[.$R197];[.$W197]) = [.$R197]; [.$N$1]; IF(ISNUMBER([.$W197]); [.$S$1]; &quot;NO PRICING&quot;))); &quot;&quot;)">
            <text:p/>
          </table:table-cell>
          <table:table-cell table:style-name="ce34" table:formula="of:=IF([.$A197] &lt;&gt; &quot;&quot;; IF(MIN([.$M197];[.$R197];[.$W197]) = [.$M197]; [.$I197]; IF(MIN([.$M197];[.$R197];[.$W197]) = [.$R197]; [.$N197]; IF(ISNUMBER([.$W197]); [.$S197]; &quot;NO PRICING&quot;))); &quot;&quot;)">
            <text:p/>
          </table:table-cell>
          <table:table-cell table:style-name="ce4" table:formula="of:=IF([.$A197] &lt;&gt; &quot;&quot;; IF(MIN([.$M197];[.$R197];[.$W197]) = [.$M197]; [.$L197]; IF(MIN([.$M197];[.$R197];[.$W197]) = [.$R197]; [.$Q197]; IF(ISNUMBER([.$W197]); [.$V197]; &quot;NO PRICING&quot;))); &quot;&quot;)">
            <text:p/>
          </table:table-cell>
          <table:table-cell table:style-name="ce29" table:formula="of:=IF([.$A197] &lt;&gt; &quot;&quot;; IF(MIN([.$M197];[.$R197];[.$W197]) = [.$M197]; [.$M197]; IF(MIN([.$M197];[.$R197];[.$W197]) = [.$R197]; [.$R197]; IF(ISNUMBER([.$W197]); [.$W197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4" table:formula="of:=T([source.B198])">
            <text:p/>
          </table:table-cell>
          <table:table-cell table:style-name="ce4" table:formula="of:=T([source.C198])">
            <text:p/>
          </table:table-cell>
          <table:table-cell table:style-name="ce4" table:formula="of:=T([source.D198])">
            <text:p/>
          </table:table-cell>
          <table:table-cell table:style-name="ce14" table:formula="of:=T([source.E198])">
            <text:p/>
          </table:table-cell>
          <table:table-cell table:style-name="ce4" table:formula="of:=[source.A198]" office:value-type="float" office:value="0">
            <text:p>0</text:p>
          </table:table-cell>
          <table:table-cell table:style-name="ce4" table:formula="of:=ROUND([.E198]* (1 + extra))" office:value-type="float" office:value="0">
            <text:p>0</text:p>
          </table:table-cell>
          <table:table-cell table:style-name="ce4" table:formula="of:=MAX([.F198];[.E198]+1)" office:value-type="float" office:value="1">
            <text:p>1</text:p>
          </table:table-cell>
          <table:table-cell table:style-name="ce4"/>
          <table:table-cell table:style-name="ce16" table:formula="of:=[source.F198]" office:value-type="float" office:value="0">
            <text:p/>
          </table:table-cell>
          <table:table-cell table:style-name="ce22" table:formula="of:=[source.G198]" office:value-type="float" office:value="0">
            <text:p>0.000</text:p>
          </table:table-cell>
          <table:table-cell table:style-name="ce4" table:formula="of:=[source.H198]" office:value-type="float" office:value="0">
            <text:p>0</text:p>
          </table:table-cell>
          <table:table-cell table:style-name="ce4" table:formula="of:=CEILING([.G198];[.K198])" office:value-type="float" office:value="0">
            <text:p>0</text:p>
          </table:table-cell>
          <table:table-cell table:style-name="ce29" table:formula="of:=IF([.L198]*[.J198] &gt; 0; [.L198]*[.J198]; &quot;&quot;)">
            <text:p/>
          </table:table-cell>
          <table:table-cell table:style-name="ce16" table:formula="of:=[source.I198]" office:value-type="float" office:value="0">
            <text:p/>
          </table:table-cell>
          <table:table-cell table:style-name="ce22" table:formula="of:=[source.J198]" office:value-type="float" office:value="0">
            <text:p>0.000</text:p>
          </table:table-cell>
          <table:table-cell table:style-name="ce4" table:formula="of:=[source.K198]" office:value-type="float" office:value="0">
            <text:p>0</text:p>
          </table:table-cell>
          <table:table-cell table:style-name="ce4" table:formula="of:=CEILING([.$G198];[.P198])" office:value-type="float" office:value="0">
            <text:p>0</text:p>
          </table:table-cell>
          <table:table-cell table:style-name="ce29" table:formula="of:=IF([.Q198]*[.O198] &gt; 0; [.Q198]*[.O198]; &quot;&quot;)">
            <text:p/>
          </table:table-cell>
          <table:table-cell table:style-name="ce16" table:formula="of:=[source.L198]" office:value-type="float" office:value="0">
            <text:p/>
          </table:table-cell>
          <table:table-cell table:style-name="ce22" table:formula="of:=[source.M198]" office:value-type="float" office:value="0">
            <text:p>0.000</text:p>
          </table:table-cell>
          <table:table-cell table:style-name="ce4" table:formula="of:=[source.N198]" office:value-type="float" office:value="0">
            <text:p>0</text:p>
          </table:table-cell>
          <table:table-cell table:style-name="ce4" table:formula="of:=CEILING([.$G198];[.U198])" office:value-type="float" office:value="0">
            <text:p>0</text:p>
          </table:table-cell>
          <table:table-cell table:style-name="ce29" table:formula="of:=IF([.V198]*[.T198] &gt; 0; [.V198]*[.T198]; &quot;&quot;)">
            <text:p/>
          </table:table-cell>
          <table:table-cell table:style-name="ce4" table:formula="of:=IF([.$A198] &lt;&gt; &quot;&quot;; IF(MIN([.$M198];[.$R198];[.$W198]) = [.$M198]; [.$I$1]; IF(MIN([.$M198];[.$R198];[.$W198]) = [.$R198]; [.$N$1]; IF(ISNUMBER([.$W198]); [.$S$1]; &quot;NO PRICING&quot;))); &quot;&quot;)">
            <text:p/>
          </table:table-cell>
          <table:table-cell table:style-name="ce34" table:formula="of:=IF([.$A198] &lt;&gt; &quot;&quot;; IF(MIN([.$M198];[.$R198];[.$W198]) = [.$M198]; [.$I198]; IF(MIN([.$M198];[.$R198];[.$W198]) = [.$R198]; [.$N198]; IF(ISNUMBER([.$W198]); [.$S198]; &quot;NO PRICING&quot;))); &quot;&quot;)">
            <text:p/>
          </table:table-cell>
          <table:table-cell table:style-name="ce4" table:formula="of:=IF([.$A198] &lt;&gt; &quot;&quot;; IF(MIN([.$M198];[.$R198];[.$W198]) = [.$M198]; [.$L198]; IF(MIN([.$M198];[.$R198];[.$W198]) = [.$R198]; [.$Q198]; IF(ISNUMBER([.$W198]); [.$V198]; &quot;NO PRICING&quot;))); &quot;&quot;)">
            <text:p/>
          </table:table-cell>
          <table:table-cell table:style-name="ce29" table:formula="of:=IF([.$A198] &lt;&gt; &quot;&quot;; IF(MIN([.$M198];[.$R198];[.$W198]) = [.$M198]; [.$M198]; IF(MIN([.$M198];[.$R198];[.$W198]) = [.$R198]; [.$R198]; IF(ISNUMBER([.$W198]); [.$W198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5" table:formula="of:=T([source.B199])">
            <text:p/>
          </table:table-cell>
          <table:table-cell table:style-name="ce5" table:formula="of:=T([source.C199])">
            <text:p/>
          </table:table-cell>
          <table:table-cell table:style-name="ce5" table:formula="of:=T([source.D199])">
            <text:p/>
          </table:table-cell>
          <table:table-cell table:style-name="ce15" table:formula="of:=T([source.E199])">
            <text:p/>
          </table:table-cell>
          <table:table-cell table:style-name="ce5" table:formula="of:=[source.A199]" office:value-type="float" office:value="0">
            <text:p>0</text:p>
          </table:table-cell>
          <table:table-cell table:style-name="ce5" table:formula="of:=ROUND([.E199]* (1 + extra))" office:value-type="float" office:value="0">
            <text:p>0</text:p>
          </table:table-cell>
          <table:table-cell table:style-name="ce5" table:formula="of:=MAX([.F199];[.E199]+1)" office:value-type="float" office:value="1">
            <text:p>1</text:p>
          </table:table-cell>
          <table:table-cell table:style-name="ce5"/>
          <table:table-cell table:style-name="ce17" table:formula="of:=[source.F199]" office:value-type="float" office:value="0">
            <text:p/>
          </table:table-cell>
          <table:table-cell table:style-name="ce23" table:formula="of:=[source.G199]" office:value-type="float" office:value="0">
            <text:p>0.000</text:p>
          </table:table-cell>
          <table:table-cell table:style-name="ce5" table:formula="of:=[source.H199]" office:value-type="float" office:value="0">
            <text:p>0</text:p>
          </table:table-cell>
          <table:table-cell table:style-name="ce5" table:formula="of:=CEILING([.G199];[.K199])" office:value-type="float" office:value="0">
            <text:p>0</text:p>
          </table:table-cell>
          <table:table-cell table:style-name="ce30" table:formula="of:=IF([.L199]*[.J199] &gt; 0; [.L199]*[.J199]; &quot;&quot;)">
            <text:p/>
          </table:table-cell>
          <table:table-cell table:style-name="ce17" table:formula="of:=[source.I199]" office:value-type="float" office:value="0">
            <text:p/>
          </table:table-cell>
          <table:table-cell table:style-name="ce23" table:formula="of:=[source.J199]" office:value-type="float" office:value="0">
            <text:p>0.000</text:p>
          </table:table-cell>
          <table:table-cell table:style-name="ce5" table:formula="of:=[source.K199]" office:value-type="float" office:value="0">
            <text:p>0</text:p>
          </table:table-cell>
          <table:table-cell table:style-name="ce5" table:formula="of:=CEILING([.$G199];[.P199])" office:value-type="float" office:value="0">
            <text:p>0</text:p>
          </table:table-cell>
          <table:table-cell table:style-name="ce30" table:formula="of:=IF([.Q199]*[.O199] &gt; 0; [.Q199]*[.O199]; &quot;&quot;)">
            <text:p/>
          </table:table-cell>
          <table:table-cell table:style-name="ce17" table:formula="of:=[source.L199]" office:value-type="float" office:value="0">
            <text:p/>
          </table:table-cell>
          <table:table-cell table:style-name="ce23" table:formula="of:=[source.M199]" office:value-type="float" office:value="0">
            <text:p>0.000</text:p>
          </table:table-cell>
          <table:table-cell table:style-name="ce5" table:formula="of:=[source.N199]" office:value-type="float" office:value="0">
            <text:p>0</text:p>
          </table:table-cell>
          <table:table-cell table:style-name="ce5" table:formula="of:=CEILING([.$G199];[.U199])" office:value-type="float" office:value="0">
            <text:p>0</text:p>
          </table:table-cell>
          <table:table-cell table:style-name="ce30" table:formula="of:=IF([.V199]*[.T199] &gt; 0; [.V199]*[.T199]; &quot;&quot;)">
            <text:p/>
          </table:table-cell>
          <table:table-cell table:style-name="ce5" table:formula="of:=IF([.$A199] &lt;&gt; &quot;&quot;; IF(MIN([.$M199];[.$R199];[.$W199]) = [.$M199]; [.$I$1]; IF(MIN([.$M199];[.$R199];[.$W199]) = [.$R199]; [.$N$1]; IF(ISNUMBER([.$W199]); [.$S$1]; &quot;NO PRICING&quot;))); &quot;&quot;)">
            <text:p/>
          </table:table-cell>
          <table:table-cell table:style-name="ce5" table:formula="of:=IF([.$A199] &lt;&gt; &quot;&quot;; IF(MIN([.$M199];[.$R199];[.$W199]) = [.$M199]; [.$I199]; IF(MIN([.$M199];[.$R199];[.$W199]) = [.$R199]; [.$N199]; IF(ISNUMBER([.$W199]); [.$S199]; &quot;NO PRICING&quot;))); &quot;&quot;)">
            <text:p/>
          </table:table-cell>
          <table:table-cell table:style-name="ce5" table:formula="of:=IF([.$A199] &lt;&gt; &quot;&quot;; IF(MIN([.$M199];[.$R199];[.$W199]) = [.$M199]; [.$L199]; IF(MIN([.$M199];[.$R199];[.$W199]) = [.$R199]; [.$Q199]; IF(ISNUMBER([.$W199]); [.$V199]; &quot;NO PRICING&quot;))); &quot;&quot;)">
            <text:p/>
          </table:table-cell>
          <table:table-cell table:style-name="ce30" table:formula="of:=IF([.$A199] &lt;&gt; &quot;&quot;; IF(MIN([.$M199];[.$R199];[.$W199]) = [.$M199]; [.$M199]; IF(MIN([.$M199];[.$R199];[.$W199]) = [.$R199]; [.$R199]; IF(ISNUMBER([.$W199]); [.$W199]; &quot;NO PRICING&quot;))); &quot;&quot;)">
            <text:p/>
          </table:table-cell>
          <table:table-cell table:style-name="ce5" table:number-columns-repeated="995"/>
        </table:table-row>
        <table:table-row table:style-name="ro4">
          <table:table-cell table:style-name="ce4" office:value-type="string">
            <text:p>Pin headers, 72pin (2x36), 2.54mm pitch</text:p>
          </table:table-cell>
          <table:table-cell table:style-name="ce4"/>
          <table:table-cell table:style-name="ce4" office:value-type="string">
            <text:p>Pin headers, 72pin (2x36), 2.54mm pitch</text:p>
          </table:table-cell>
          <table:table-cell table:style-name="ce14" office:value-type="string">
            <text:p>Used for connectors, jumper pins, etc.</text:p>
          </table:table-cell>
          <table:table-cell table:style-name="ce4" office:value-type="float" office:value="15">
            <text:p>15</text:p>
          </table:table-cell>
          <table:table-cell table:style-name="ce4" table:formula="of:=ROUND([.E200]* (1 + extra))" office:value-type="float" office:value="17">
            <text:p>17</text:p>
          </table:table-cell>
          <table:table-cell table:style-name="ce4" table:formula="of:=MAX([.F200];[.E200]+1)" office:value-type="float" office:value="17">
            <text:p>17</text:p>
          </table:table-cell>
          <table:table-cell table:style-name="ce4"/>
          <table:table-cell table:style-name="ce16" office:value-type="float" office:value="1915225">
            <text:p>1915225</text:p>
          </table:table-cell>
          <table:table-cell table:style-name="ce22" office:value-type="float" office:value="0.815">
            <text:p>0.815</text:p>
          </table:table-cell>
          <table:table-cell table:style-name="ce4" office:value-type="float" office:value="1">
            <text:p>1</text:p>
          </table:table-cell>
          <table:table-cell table:style-name="ce26" table:formula="of:=CEILING([.G200];[.K200])" office:value-type="float" office:value="17">
            <text:p>17</text:p>
          </table:table-cell>
          <table:table-cell table:style-name="ce31" table:formula="of:=IF([.L200]*[.J200] &gt; 0; [.L200]*[.J200]; &quot;&quot;)" office:value-type="float" office:value="13.855">
            <text:p>13.86</text:p>
          </table:table-cell>
          <table:table-cell table:style-name="ce16"/>
          <table:table-cell table:style-name="ce22" office:value-type="float" office:value="0">
            <text:p>0.000</text:p>
          </table:table-cell>
          <table:table-cell table:style-name="ce4" office:value-type="float" office:value="0">
            <text:p>0</text:p>
          </table:table-cell>
          <table:table-cell table:style-name="ce26" table:formula="of:=CEILING([.$G200];[.P200])" office:value-type="float" office:value="0">
            <text:p>0</text:p>
          </table:table-cell>
          <table:table-cell table:style-name="ce31" table:formula="of:=IF([.Q200]*[.O200] &gt; 0; [.Q200]*[.O200]; &quot;&quot;)">
            <text:p/>
          </table:table-cell>
          <table:table-cell table:style-name="ce16"/>
          <table:table-cell table:style-name="ce22" office:value-type="float" office:value="0">
            <text:p>0.000</text:p>
          </table:table-cell>
          <table:table-cell table:style-name="ce4" office:value-type="float" office:value="0">
            <text:p>0</text:p>
          </table:table-cell>
          <table:table-cell table:style-name="ce4" table:formula="of:=CEILING([.$G200];[.U200])" office:value-type="float" office:value="0">
            <text:p>0</text:p>
          </table:table-cell>
          <table:table-cell table:style-name="ce31" table:formula="of:=IF([.V200]*[.T200] &gt; 0; [.V200]*[.T200]; &quot;&quot;)">
            <text:p/>
          </table:table-cell>
          <table:table-cell table:style-name="ce26" table:formula="of:=IF([.$A200] &lt;&gt; &quot;&quot;; IF(MIN([.$M200];[.$R200];[.$W200]) = [.$M200]; [.$I$1]; IF(MIN([.$M200];[.$R200];[.$W200]) = [.$R200]; [.$N$1]; IF(ISNUMBER([.$W200]); [.$S$1]; &quot;NO PRICING&quot;))); &quot;&quot;)" office:value-type="string" office:string-value="Farnell">
            <text:p>Farnell</text:p>
          </table:table-cell>
          <table:table-cell table:style-name="ce34" table:formula="of:=IF([.$A200] &lt;&gt; &quot;&quot;; IF(MIN([.$M200];[.$R200];[.$W200]) = [.$M200]; [.$I200]; IF(MIN([.$M200];[.$R200];[.$W200]) = [.$R200]; [.$N200]; IF(ISNUMBER([.$W200]); [.$S200]; &quot;NO PRICING&quot;))); &quot;&quot;)" office:value-type="float" office:value="1915225">
            <text:p>1915225</text:p>
          </table:table-cell>
          <table:table-cell table:style-name="ce26" table:formula="of:=IF([.$A200] &lt;&gt; &quot;&quot;; IF(MIN([.$M200];[.$R200];[.$W200]) = [.$M200]; [.$L200]; IF(MIN([.$M200];[.$R200];[.$W200]) = [.$R200]; [.$Q200]; IF(ISNUMBER([.$W200]); [.$V200]; &quot;NO PRICING&quot;))); &quot;&quot;)" office:value-type="float" office:value="17">
            <text:p>17</text:p>
          </table:table-cell>
          <table:table-cell table:style-name="ce31" table:formula="of:=IF([.$A200] &lt;&gt; &quot;&quot;; IF(MIN([.$M200];[.$R200];[.$W200]) = [.$M200]; [.$M200]; IF(MIN([.$M200];[.$R200];[.$W200]) = [.$R200]; [.$R200]; IF(ISNUMBER([.$W200]); [.$W200]; &quot;NO PRICING&quot;))); &quot;&quot;)" office:value-type="float" office:value="13.855">
            <text:p>13.86</text:p>
          </table:table-cell>
          <table:table-cell table:style-name="ce4" table:number-columns-repeated="995"/>
        </table:table-row>
        <table:table-row table:style-name="ro4">
          <table:table-cell table:style-name="ce4" office:value-type="string">
            <text:p>Ribbon Cable, 40-way, 1.27mm pitch</text:p>
          </table:table-cell>
          <table:table-cell table:style-name="ce4" table:formula="of:=T([source.C201])">
            <text:p/>
          </table:table-cell>
          <table:table-cell table:style-name="ce4" table:formula="of:=T([source.D201])">
            <text:p/>
          </table:table-cell>
          <table:table-cell table:style-name="ce14" office:value-type="string">
            <text:p>1 unit = 1× 30m reel</text:p>
          </table:table-cell>
          <table:table-cell table:style-name="ce4" office:value-type="float" office:value="1">
            <text:p>1</text:p>
          </table:table-cell>
          <table:table-cell table:style-name="ce4" table:formula="of:=[.E201]" office:value-type="float" office:value="1">
            <text:p>1</text:p>
          </table:table-cell>
          <table:table-cell table:style-name="ce4" table:formula="of:=[.E201]" office:value-type="float" office:value="1">
            <text:p>1</text:p>
          </table:table-cell>
          <table:table-cell table:style-name="ce4"/>
          <table:table-cell table:style-name="ce16" table:formula="of:=[source.F201]" office:value-type="float" office:value="0">
            <text:p/>
          </table:table-cell>
          <table:table-cell table:style-name="ce22" table:formula="of:=[source.G201]" office:value-type="float" office:value="0">
            <text:p>0.000</text:p>
          </table:table-cell>
          <table:table-cell table:style-name="ce4" table:formula="of:=[source.H201]" office:value-type="float" office:value="0">
            <text:p>0</text:p>
          </table:table-cell>
          <table:table-cell table:style-name="ce4" table:formula="of:=CEILING([.G201];[.K201])" office:value-type="float" office:value="0">
            <text:p>0</text:p>
          </table:table-cell>
          <table:table-cell table:style-name="ce29" table:formula="of:=IF([.L201]*[.J201] &gt; 0; [.L201]*[.J201]; &quot;&quot;)">
            <text:p/>
          </table:table-cell>
          <table:table-cell table:style-name="ce16" table:formula="of:=[source.I201]" office:value-type="float" office:value="0">
            <text:p/>
          </table:table-cell>
          <table:table-cell table:style-name="ce22" table:formula="of:=[source.J201]" office:value-type="float" office:value="0">
            <text:p>0.000</text:p>
          </table:table-cell>
          <table:table-cell table:style-name="ce4" office:value-type="float" office:value="0">
            <text:p>0</text:p>
          </table:table-cell>
          <table:table-cell table:style-name="ce4" table:formula="of:=CEILING([.$G201];[.P201])" office:value-type="float" office:value="0">
            <text:p>0</text:p>
          </table:table-cell>
          <table:table-cell table:style-name="ce29" table:formula="of:=IF([.Q201]*[.O201] &gt; 0; [.Q201]*[.O201]; &quot;&quot;)">
            <text:p/>
          </table:table-cell>
          <table:table-cell table:style-name="ce16" office:value-type="string">
            <text:p>382-169</text:p>
          </table:table-cell>
          <table:table-cell table:style-name="ce22" office:value-type="float" office:value="4.289">
            <text:p>4.289</text:p>
          </table:table-cell>
          <table:table-cell table:style-name="ce4" office:value-type="float" office:value="1">
            <text:p>1</text:p>
          </table:table-cell>
          <table:table-cell table:style-name="ce4" table:formula="of:=CEILING([.$G201];[.U201])" office:value-type="float" office:value="1">
            <text:p>1</text:p>
          </table:table-cell>
          <table:table-cell table:style-name="ce29" table:formula="of:=IF([.V201]*[.T201] &gt; 0; [.V201]*[.T201]; &quot;&quot;)" office:value-type="float" office:value="4.289">
            <text:p>4.29</text:p>
          </table:table-cell>
          <table:table-cell table:style-name="ce4" table:formula="of:=IF([.$A201] &lt;&gt; &quot;&quot;; IF(MIN([.$M201];[.$R201];[.$W201]) = [.$M201]; [.$I$1]; IF(MIN([.$M201];[.$R201];[.$W201]) = [.$R201]; [.$N$1]; IF(ISNUMBER([.$W201]); [.$S$1]; &quot;NO PRICING&quot;))); &quot;&quot;)" office:value-type="string" office:string-value="RS Online">
            <text:p>RS Online</text:p>
          </table:table-cell>
          <table:table-cell table:style-name="ce34" table:formula="of:=IF([.$A201] &lt;&gt; &quot;&quot;; IF(MIN([.$M201];[.$R201];[.$W201]) = [.$M201]; [.$I201]; IF(MIN([.$M201];[.$R201];[.$W201]) = [.$R201]; [.$N201]; IF(ISNUMBER([.$W201]); [.$S201]; &quot;NO PRICING&quot;))); &quot;&quot;)" office:value-type="string" office:string-value="382-169">
            <text:p>382-169</text:p>
          </table:table-cell>
          <table:table-cell table:style-name="ce4" table:formula="of:=IF([.$A201] &lt;&gt; &quot;&quot;; IF(MIN([.$M201];[.$R201];[.$W201]) = [.$M201]; [.$L201]; IF(MIN([.$M201];[.$R201];[.$W201]) = [.$R201]; [.$Q201]; IF(ISNUMBER([.$W201]); [.$V201]; &quot;NO PRICING&quot;))); &quot;&quot;)" office:value-type="float" office:value="1">
            <text:p>1</text:p>
          </table:table-cell>
          <table:table-cell table:style-name="ce29" table:formula="of:=IF([.$A201] &lt;&gt; &quot;&quot;; IF(MIN([.$M201];[.$R201];[.$W201]) = [.$M201]; [.$M201]; IF(MIN([.$M201];[.$R201];[.$W201]) = [.$R201]; [.$R201]; IF(ISNUMBER([.$W201]); [.$W201]; &quot;NO PRICING&quot;))); &quot;&quot;)" office:value-type="float" office:value="4.289">
            <text:p>4.29</text:p>
          </table:table-cell>
          <table:table-cell table:style-name="ce4" table:number-columns-repeated="995"/>
        </table:table-row>
        <table:table-row table:style-name="ro4">
          <table:table-cell table:style-name="ce4" office:value-type="string">
            <text:p>Roth Elektronik RE840-LF PCB, 233×160mm (53×89)</text:p>
          </table:table-cell>
          <table:table-cell table:style-name="ce4"/>
          <table:table-cell table:style-name="Default"/>
          <table:table-cell table:style-name="ce14" office:value-type="string">
            <text:p>Fits around 60 74xx ICs (2–3 needed for CPU)</text:p>
          </table:table-cell>
          <table:table-cell table:style-name="ce4" office:value-type="float" office:value="2">
            <text:p>2</text:p>
          </table:table-cell>
          <table:table-cell table:style-name="ce4" table:formula="of:=[.E202]" office:value-type="float" office:value="2">
            <text:p>2</text:p>
          </table:table-cell>
          <table:table-cell table:style-name="ce4" table:formula="of:=[.E202]" office:value-type="float" office:value="2">
            <text:p>2</text:p>
          </table:table-cell>
          <table:table-cell table:style-name="ce4"/>
          <table:table-cell table:style-name="ce16" office:value-type="float" office:value="1172156">
            <text:p>1172156</text:p>
          </table:table-cell>
          <table:table-cell table:style-name="ce22" office:value-type="float" office:value="18.21">
            <text:p>18.210</text:p>
          </table:table-cell>
          <table:table-cell table:style-name="ce4" office:value-type="float" office:value="1">
            <text:p>1</text:p>
          </table:table-cell>
          <table:table-cell table:style-name="ce26" table:formula="of:=CEILING([.G202];[.K202])" office:value-type="float" office:value="2">
            <text:p>2</text:p>
          </table:table-cell>
          <table:table-cell table:style-name="ce31" table:formula="of:=IF([.L202]*[.J202] &gt; 0; [.L202]*[.J202]; &quot;&quot;)" office:value-type="float" office:value="36.42">
            <text:p>36.42</text:p>
          </table:table-cell>
          <table:table-cell table:style-name="ce16"/>
          <table:table-cell table:style-name="ce22" office:value-type="float" office:value="0">
            <text:p>0.000</text:p>
          </table:table-cell>
          <table:table-cell table:style-name="ce4" office:value-type="float" office:value="0">
            <text:p>0</text:p>
          </table:table-cell>
          <table:table-cell table:style-name="ce26" table:formula="of:=CEILING([.$G202];[.P202])" office:value-type="float" office:value="0">
            <text:p>0</text:p>
          </table:table-cell>
          <table:table-cell table:style-name="ce31" table:formula="of:=IF([.Q202]*[.O202] &gt; 0; [.Q202]*[.O202]; &quot;&quot;)">
            <text:p/>
          </table:table-cell>
          <table:table-cell table:style-name="ce16"/>
          <table:table-cell table:style-name="ce22" office:value-type="float" office:value="0">
            <text:p>0.000</text:p>
          </table:table-cell>
          <table:table-cell table:style-name="ce4" office:value-type="float" office:value="0">
            <text:p>0</text:p>
          </table:table-cell>
          <table:table-cell table:style-name="ce4" table:formula="of:=CEILING([.$G202];[.U202])" office:value-type="float" office:value="0">
            <text:p>0</text:p>
          </table:table-cell>
          <table:table-cell table:style-name="ce31" table:formula="of:=IF([.V202]*[.T202] &gt; 0; [.V202]*[.T202]; &quot;&quot;)">
            <text:p/>
          </table:table-cell>
          <table:table-cell table:style-name="ce26" table:formula="of:=IF([.$A202] &lt;&gt; &quot;&quot;; IF(MIN([.$M202];[.$R202];[.$W202]) = [.$M202]; [.$I$1]; IF(MIN([.$M202];[.$R202];[.$W202]) = [.$R202]; [.$N$1]; IF(ISNUMBER([.$W202]); [.$S$1]; &quot;NO PRICING&quot;))); &quot;&quot;)" office:value-type="string" office:string-value="Farnell">
            <text:p>Farnell</text:p>
          </table:table-cell>
          <table:table-cell table:style-name="ce34" table:formula="of:=IF([.$A202] &lt;&gt; &quot;&quot;; IF(MIN([.$M202];[.$R202];[.$W202]) = [.$M202]; [.$I202]; IF(MIN([.$M202];[.$R202];[.$W202]) = [.$R202]; [.$N202]; IF(ISNUMBER([.$W202]); [.$S202]; &quot;NO PRICING&quot;))); &quot;&quot;)" office:value-type="float" office:value="1172156">
            <text:p>1172156</text:p>
          </table:table-cell>
          <table:table-cell table:style-name="ce26" table:formula="of:=IF([.$A202] &lt;&gt; &quot;&quot;; IF(MIN([.$M202];[.$R202];[.$W202]) = [.$M202]; [.$L202]; IF(MIN([.$M202];[.$R202];[.$W202]) = [.$R202]; [.$Q202]; IF(ISNUMBER([.$W202]); [.$V202]; &quot;NO PRICING&quot;))); &quot;&quot;)" office:value-type="float" office:value="2">
            <text:p>2</text:p>
          </table:table-cell>
          <table:table-cell table:style-name="ce31" table:formula="of:=IF([.$A202] &lt;&gt; &quot;&quot;; IF(MIN([.$M202];[.$R202];[.$W202]) = [.$M202]; [.$M202]; IF(MIN([.$M202];[.$R202];[.$W202]) = [.$R202]; [.$R202]; IF(ISNUMBER([.$W202]); [.$W202]; &quot;NO PRICING&quot;))); &quot;&quot;)" office:value-type="float" office:value="36.42">
            <text:p>36.42</text:p>
          </table:table-cell>
          <table:table-cell table:style-name="ce4" table:number-columns-repeated="995"/>
        </table:table-row>
        <table:table-row table:style-name="ro4">
          <table:table-cell table:style-name="ce4" office:value-type="string">
            <text:p>Roth Elektronik RE320-HP PCB, 160×100mm (37×53)</text:p>
          </table:table-cell>
          <table:table-cell table:style-name="ce4" table:number-columns-repeated="2"/>
          <table:table-cell table:style-name="ce14" office:value-type="string">
            <text:p>Fits around 24 74xx ICs</text:p>
          </table:table-cell>
          <table:table-cell table:style-name="ce4" office:value-type="float" office:value="10">
            <text:p>10</text:p>
          </table:table-cell>
          <table:table-cell table:style-name="ce4" table:formula="of:=[.E203]" office:value-type="float" office:value="10">
            <text:p>10</text:p>
          </table:table-cell>
          <table:table-cell table:style-name="ce4" table:formula="of:=MAX([.F203];[.E203]+1)" office:value-type="float" office:value="11">
            <text:p>11</text:p>
          </table:table-cell>
          <table:table-cell table:style-name="ce4"/>
          <table:table-cell table:style-name="ce16" office:value-type="float" office:value="1172150">
            <text:p>1172150</text:p>
          </table:table-cell>
          <table:table-cell table:style-name="ce22" office:value-type="float" office:value="3.28">
            <text:p>3.280</text:p>
          </table:table-cell>
          <table:table-cell table:style-name="ce4" office:value-type="float" office:value="1">
            <text:p>1</text:p>
          </table:table-cell>
          <table:table-cell table:style-name="ce26" table:formula="of:=CEILING([.G203];[.K203])" office:value-type="float" office:value="11">
            <text:p>11</text:p>
          </table:table-cell>
          <table:table-cell table:style-name="ce31" table:formula="of:=IF([.L203]*[.J203] &gt; 0; [.L203]*[.J203]; &quot;&quot;)" office:value-type="float" office:value="36.08">
            <text:p>36.08</text:p>
          </table:table-cell>
          <table:table-cell table:style-name="ce16"/>
          <table:table-cell table:style-name="ce22" office:value-type="float" office:value="0">
            <text:p>0.000</text:p>
          </table:table-cell>
          <table:table-cell table:style-name="ce4" office:value-type="float" office:value="0">
            <text:p>0</text:p>
          </table:table-cell>
          <table:table-cell table:style-name="ce26" table:formula="of:=CEILING([.$G203];[.P203])" office:value-type="float" office:value="0">
            <text:p>0</text:p>
          </table:table-cell>
          <table:table-cell table:style-name="ce31" table:formula="of:=IF([.Q203]*[.O203] &gt; 0; [.Q203]*[.O203]; &quot;&quot;)">
            <text:p/>
          </table:table-cell>
          <table:table-cell table:style-name="ce16"/>
          <table:table-cell table:style-name="ce22" office:value-type="float" office:value="0">
            <text:p>0.000</text:p>
          </table:table-cell>
          <table:table-cell table:style-name="ce4" office:value-type="float" office:value="0">
            <text:p>0</text:p>
          </table:table-cell>
          <table:table-cell table:style-name="ce4" table:formula="of:=CEILING([.$G203];[.U203])" office:value-type="float" office:value="0">
            <text:p>0</text:p>
          </table:table-cell>
          <table:table-cell table:style-name="ce31" table:formula="of:=IF([.V203]*[.T203] &gt; 0; [.V203]*[.T203]; &quot;&quot;)">
            <text:p/>
          </table:table-cell>
          <table:table-cell table:style-name="ce26" table:formula="of:=IF([.$A203] &lt;&gt; &quot;&quot;; IF(MIN([.$M203];[.$R203];[.$W203]) = [.$M203]; [.$I$1]; IF(MIN([.$M203];[.$R203];[.$W203]) = [.$R203]; [.$N$1]; IF(ISNUMBER([.$W203]); [.$S$1]; &quot;NO PRICING&quot;))); &quot;&quot;)" office:value-type="string" office:string-value="Farnell">
            <text:p>Farnell</text:p>
          </table:table-cell>
          <table:table-cell table:style-name="ce34" table:formula="of:=IF([.$A203] &lt;&gt; &quot;&quot;; IF(MIN([.$M203];[.$R203];[.$W203]) = [.$M203]; [.$I203]; IF(MIN([.$M203];[.$R203];[.$W203]) = [.$R203]; [.$N203]; IF(ISNUMBER([.$W203]); [.$S203]; &quot;NO PRICING&quot;))); &quot;&quot;)" office:value-type="float" office:value="1172150">
            <text:p>1172150</text:p>
          </table:table-cell>
          <table:table-cell table:style-name="ce26" table:formula="of:=IF([.$A203] &lt;&gt; &quot;&quot;; IF(MIN([.$M203];[.$R203];[.$W203]) = [.$M203]; [.$L203]; IF(MIN([.$M203];[.$R203];[.$W203]) = [.$R203]; [.$Q203]; IF(ISNUMBER([.$W203]); [.$V203]; &quot;NO PRICING&quot;))); &quot;&quot;)" office:value-type="float" office:value="11">
            <text:p>11</text:p>
          </table:table-cell>
          <table:table-cell table:style-name="ce31" table:formula="of:=IF([.$A203] &lt;&gt; &quot;&quot;; IF(MIN([.$M203];[.$R203];[.$W203]) = [.$M203]; [.$M203]; IF(MIN([.$M203];[.$R203];[.$W203]) = [.$R203]; [.$R203]; IF(ISNUMBER([.$W203]); [.$W203]; &quot;NO PRICING&quot;))); &quot;&quot;)" office:value-type="float" office:value="36.08">
            <text:p>36.08</text:p>
          </table:table-cell>
          <table:table-cell table:style-name="ce4" table:number-columns-repeated="995"/>
        </table:table-row>
        <table:table-row table:style-name="ro4">
          <table:table-cell table:style-name="ce4" office:value-type="string">
            <text:p>DIN 41612 connector type 063515</text:p>
          </table:table-cell>
          <table:table-cell table:style-name="ce4"/>
          <table:table-cell table:style-name="ce4" office:value-type="string">
            <text:p>Bauform C, rows A+C, 64 pin, right angle (card)</text:p>
          </table:table-cell>
          <table:table-cell table:style-name="ce14"/>
          <table:table-cell table:style-name="ce4" office:value-type="float" office:value="15">
            <text:p>15</text:p>
          </table:table-cell>
          <table:table-cell table:style-name="ce4" table:formula="of:=[.E204]" office:value-type="float" office:value="15">
            <text:p>15</text:p>
          </table:table-cell>
          <table:table-cell table:style-name="ce4" table:formula="of:=[.F204]" office:value-type="float" office:value="15">
            <text:p>15</text:p>
          </table:table-cell>
          <table:table-cell table:style-name="ce4"/>
          <table:table-cell table:style-name="ce16"/>
          <table:table-cell table:style-name="ce22"/>
          <table:table-cell table:style-name="ce4"/>
          <table:table-cell table:style-name="ce26" table:formula="of:=CEILING([.G204];[.K204])" office:value-type="float" office:value="0">
            <text:p>0</text:p>
          </table:table-cell>
          <table:table-cell table:style-name="ce31" table:formula="of:=IF([.L204]*[.J204] &gt; 0; [.L204]*[.J204]; &quot;&quot;)">
            <text:p/>
          </table:table-cell>
          <table:table-cell table:style-name="ce16"/>
          <table:table-cell table:style-name="ce22" office:value-type="float" office:value="0">
            <text:p>0.000</text:p>
          </table:table-cell>
          <table:table-cell table:style-name="ce4" office:value-type="float" office:value="0">
            <text:p>0</text:p>
          </table:table-cell>
          <table:table-cell table:style-name="ce26" table:formula="of:=CEILING([.$G204];[.P204])" office:value-type="float" office:value="0">
            <text:p>0</text:p>
          </table:table-cell>
          <table:table-cell table:style-name="ce31" table:formula="of:=IF([.Q204]*[.O204] &gt; 0; [.Q204]*[.O204]; &quot;&quot;)">
            <text:p/>
          </table:table-cell>
          <table:table-cell table:style-name="ce16" office:value-type="string">
            <text:p>454-2817</text:p>
          </table:table-cell>
          <table:table-cell table:style-name="ce22" office:value-type="float" office:value="1.27">
            <text:p>1.270</text:p>
          </table:table-cell>
          <table:table-cell table:style-name="ce4" office:value-type="float" office:value="1">
            <text:p>1</text:p>
          </table:table-cell>
          <table:table-cell table:style-name="ce4" table:formula="of:=CEILING([.$G204];[.U204])" office:value-type="float" office:value="15">
            <text:p>15</text:p>
          </table:table-cell>
          <table:table-cell table:style-name="ce31" table:formula="of:=IF([.V204]*[.T204] &gt; 0; [.V204]*[.T204]; &quot;&quot;)" office:value-type="float" office:value="19.05">
            <text:p>19.05</text:p>
          </table:table-cell>
          <table:table-cell table:style-name="ce26" table:formula="of:=IF([.$A204] &lt;&gt; &quot;&quot;; IF(MIN([.$M204];[.$R204];[.$W204]) = [.$M204]; [.$I$1]; IF(MIN([.$M204];[.$R204];[.$W204]) = [.$R204]; [.$N$1]; IF(ISNUMBER([.$W204]); [.$S$1]; &quot;NO PRICING&quot;))); &quot;&quot;)" office:value-type="string" office:string-value="RS Online">
            <text:p>RS Online</text:p>
          </table:table-cell>
          <table:table-cell table:style-name="ce34" table:formula="of:=IF([.$A204] &lt;&gt; &quot;&quot;; IF(MIN([.$M204];[.$R204];[.$W204]) = [.$M204]; [.$I204]; IF(MIN([.$M204];[.$R204];[.$W204]) = [.$R204]; [.$N204]; IF(ISNUMBER([.$W204]); [.$S204]; &quot;NO PRICING&quot;))); &quot;&quot;)" office:value-type="string" office:string-value="454-2817">
            <text:p>454-2817</text:p>
          </table:table-cell>
          <table:table-cell table:style-name="ce26" table:formula="of:=IF([.$A204] &lt;&gt; &quot;&quot;; IF(MIN([.$M204];[.$R204];[.$W204]) = [.$M204]; [.$L204]; IF(MIN([.$M204];[.$R204];[.$W204]) = [.$R204]; [.$Q204]; IF(ISNUMBER([.$W204]); [.$V204]; &quot;NO PRICING&quot;))); &quot;&quot;)" office:value-type="float" office:value="15">
            <text:p>15</text:p>
          </table:table-cell>
          <table:table-cell table:style-name="ce31" table:formula="of:=IF([.$A204] &lt;&gt; &quot;&quot;; IF(MIN([.$M204];[.$R204];[.$W204]) = [.$M204]; [.$M204]; IF(MIN([.$M204];[.$R204];[.$W204]) = [.$R204]; [.$R204]; IF(ISNUMBER([.$W204]); [.$W204]; &quot;NO PRICING&quot;))); &quot;&quot;)" office:value-type="float" office:value="19.05">
            <text:p>19.05</text:p>
          </table:table-cell>
          <table:table-cell table:style-name="ce4" table:number-columns-repeated="995"/>
        </table:table-row>
        <table:table-row table:style-name="ro4">
          <table:table-cell table:style-name="ce4" office:value-type="string">
            <text:p>2.54mm,pin,DIN 41612,solder,PCB,90°,96w</text:p>
          </table:table-cell>
          <table:table-cell table:style-name="ce4"/>
          <table:table-cell table:style-name="ce4" office:value-type="string">
            <text:p>Bauform C, rows A+B+C, 64 pin, right angle (card)</text:p>
          </table:table-cell>
          <table:table-cell table:style-name="ce14"/>
          <table:table-cell table:style-name="ce4" office:value-type="float" office:value="4">
            <text:p>4</text:p>
          </table:table-cell>
          <table:table-cell table:style-name="ce4" table:formula="of:=[.E205]" office:value-type="float" office:value="4">
            <text:p>4</text:p>
          </table:table-cell>
          <table:table-cell table:style-name="ce4" table:formula="of:=[.F205]" office:value-type="float" office:value="4">
            <text:p>4</text:p>
          </table:table-cell>
          <table:table-cell table:style-name="ce4"/>
          <table:table-cell table:style-name="ce16" office:value-type="float" office:value="1656159">
            <text:p>1656159</text:p>
          </table:table-cell>
          <table:table-cell table:style-name="ce22" office:value-type="float" office:value="1.84">
            <text:p>1.840</text:p>
          </table:table-cell>
          <table:table-cell table:style-name="ce4" office:value-type="float" office:value="1">
            <text:p>1</text:p>
          </table:table-cell>
          <table:table-cell table:style-name="ce26" table:formula="of:=CEILING([.G205];[.K205])" office:value-type="float" office:value="4">
            <text:p>4</text:p>
          </table:table-cell>
          <table:table-cell table:style-name="ce31" table:formula="of:=IF([.L205]*[.J205] &gt; 0; [.L205]*[.J205]; &quot;&quot;)" office:value-type="float" office:value="7.36">
            <text:p>7.36</text:p>
          </table:table-cell>
          <table:table-cell table:style-name="ce16"/>
          <table:table-cell table:style-name="ce22"/>
          <table:table-cell table:style-name="ce4"/>
          <table:table-cell table:style-name="ce26" table:formula="of:=CEILING([.$G205];[.P205])" office:value-type="float" office:value="0">
            <text:p>0</text:p>
          </table:table-cell>
          <table:table-cell table:style-name="ce31" table:formula="of:=IF([.Q205]*[.O205] &gt; 0; [.Q205]*[.O205]; &quot;&quot;)">
            <text:p/>
          </table:table-cell>
          <table:table-cell table:style-name="ce16" office:value-type="string">
            <text:p>681-2297</text:p>
          </table:table-cell>
          <table:table-cell table:style-name="ce22" office:value-type="float" office:value="2.67">
            <text:p>2.670</text:p>
          </table:table-cell>
          <table:table-cell table:style-name="ce4" office:value-type="float" office:value="1">
            <text:p>1</text:p>
          </table:table-cell>
          <table:table-cell table:style-name="ce4" table:formula="of:=CEILING([.$G205];[.U205])" office:value-type="float" office:value="4">
            <text:p>4</text:p>
          </table:table-cell>
          <table:table-cell table:style-name="ce31" table:formula="of:=IF([.V205]*[.T205] &gt; 0; [.V205]*[.T205]; &quot;&quot;)" office:value-type="float" office:value="10.68">
            <text:p>10.68</text:p>
          </table:table-cell>
          <table:table-cell table:style-name="ce26" table:formula="of:=IF([.$A205] &lt;&gt; &quot;&quot;; IF(MIN([.$M205];[.$R205];[.$W205]) = [.$M205]; [.$I$1]; IF(MIN([.$M205];[.$R205];[.$W205]) = [.$R205]; [.$N$1]; IF(ISNUMBER([.$W205]); [.$S$1]; &quot;NO PRICING&quot;))); &quot;&quot;)" office:value-type="string" office:string-value="Farnell">
            <text:p>Farnell</text:p>
          </table:table-cell>
          <table:table-cell table:style-name="ce34" table:formula="of:=IF([.$A205] &lt;&gt; &quot;&quot;; IF(MIN([.$M205];[.$R205];[.$W205]) = [.$M205]; [.$I205]; IF(MIN([.$M205];[.$R205];[.$W205]) = [.$R205]; [.$N205]; IF(ISNUMBER([.$W205]); [.$S205]; &quot;NO PRICING&quot;))); &quot;&quot;)" office:value-type="float" office:value="1656159">
            <text:p>1656159</text:p>
          </table:table-cell>
          <table:table-cell table:style-name="ce26" table:formula="of:=IF([.$A205] &lt;&gt; &quot;&quot;; IF(MIN([.$M205];[.$R205];[.$W205]) = [.$M205]; [.$L205]; IF(MIN([.$M205];[.$R205];[.$W205]) = [.$R205]; [.$Q205]; IF(ISNUMBER([.$W205]); [.$V205]; &quot;NO PRICING&quot;))); &quot;&quot;)" office:value-type="float" office:value="4">
            <text:p>4</text:p>
          </table:table-cell>
          <table:table-cell table:style-name="ce31" table:formula="of:=IF([.$A205] &lt;&gt; &quot;&quot;; IF(MIN([.$M205];[.$R205];[.$W205]) = [.$M205]; [.$M205]; IF(MIN([.$M205];[.$R205];[.$W205]) = [.$R205]; [.$R205]; IF(ISNUMBER([.$W205]); [.$W205]; &quot;NO PRICING&quot;))); &quot;&quot;)" office:value-type="float" office:value="7.36">
            <text:p>7.36</text:p>
          </table:table-cell>
          <table:table-cell table:style-name="ce4" table:number-columns-repeated="995"/>
        </table:table-row>
        <table:table-row table:style-name="ro4">
          <table:table-cell table:style-name="ce4" office:value-type="string">
            <text:p>VeroWire Combs (from RS)</text:p>
          </table:table-cell>
          <table:table-cell table:style-name="ce4" table:number-columns-repeated="2"/>
          <table:table-cell table:style-name="ce14" office:value-type="string">
            <text:p>Pack of 100 combs</text:p>
          </table:table-cell>
          <table:table-cell table:style-name="ce4" office:value-type="float" office:value="1">
            <text:p>1</text:p>
          </table:table-cell>
          <table:table-cell table:style-name="ce4" table:formula="of:=[.E206]" office:value-type="float" office:value="1">
            <text:p>1</text:p>
          </table:table-cell>
          <table:table-cell table:style-name="ce4" table:formula="of:=[.E206]" office:value-type="float" office:value="1">
            <text:p>1</text:p>
          </table:table-cell>
          <table:table-cell table:style-name="ce4"/>
          <table:table-cell table:style-name="Default" table:number-columns-repeated="2"/>
          <table:table-cell table:style-name="ce4"/>
          <table:table-cell table:style-name="ce26" table:formula="of:=CEILING([.G206];[.K206])" office:value-type="float" office:value="0">
            <text:p>0</text:p>
          </table:table-cell>
          <table:table-cell table:style-name="ce31" table:formula="of:=IF([.L206]*[.T206] &gt; 0; [.L206]*[.T206]; &quot;&quot;)">
            <text:p/>
          </table:table-cell>
          <table:table-cell table:style-name="ce16"/>
          <table:table-cell table:style-name="ce22"/>
          <table:table-cell table:style-name="ce4"/>
          <table:table-cell table:style-name="ce26" table:formula="of:=CEILING([.$G206];[.P206])" office:value-type="float" office:value="0">
            <text:p>0</text:p>
          </table:table-cell>
          <table:table-cell table:style-name="ce31" table:formula="of:=IF([.Q206]*[.O206] &gt; 0; [.Q206]*[.O206]; &quot;&quot;)">
            <text:p/>
          </table:table-cell>
          <table:table-cell table:style-name="ce16" office:value-type="string">
            <text:p>618-8780</text:p>
          </table:table-cell>
          <table:table-cell table:style-name="ce22" office:value-type="float" office:value="25.7">
            <text:p>25.700</text:p>
          </table:table-cell>
          <table:table-cell table:number-columns-repeated="2" table:style-name="ce4" office:value-type="float" office:value="1">
            <text:p>1</text:p>
          </table:table-cell>
          <table:table-cell table:style-name="ce31" table:formula="of:=IF([.V206]*[.T206] &gt; 0; [.V206]*[.T206]; &quot;&quot;)" office:value-type="float" office:value="25.7">
            <text:p>25.70</text:p>
          </table:table-cell>
          <table:table-cell table:style-name="ce26" table:formula="of:=IF([.$A206] &lt;&gt; &quot;&quot;; IF(MIN([.$M206];[.$R206];[.$W206]) = [.$M206]; [.$I$1]; IF(MIN([.$M206];[.$R206];[.$W206]) = [.$R206]; [.$N$1]; IF(ISNUMBER([.$W206]); [.$S$1]; &quot;NO PRICING&quot;))); &quot;&quot;)" office:value-type="string" office:string-value="RS Online">
            <text:p>RS Online</text:p>
          </table:table-cell>
          <table:table-cell table:style-name="ce34" table:formula="of:=IF([.$A206] &lt;&gt; &quot;&quot;; IF(MIN([.$M206];[.$R206];[.$W206]) = [.$M206]; [.$S206]; IF(MIN([.$M206];[.$R206];[.$W206]) = [.$R206]; [.$N206]; IF(ISNUMBER([.$W206]); [.$S206]; &quot;NO PRICING&quot;))); &quot;&quot;)" office:value-type="string" office:string-value="618-8780">
            <text:p>618-8780</text:p>
          </table:table-cell>
          <table:table-cell table:style-name="ce26" table:formula="of:=IF([.$A206] &lt;&gt; &quot;&quot;; IF(MIN([.$M206];[.$R206];[.$W206]) = [.$M206]; [.$L206]; IF(MIN([.$M206];[.$R206];[.$W206]) = [.$R206]; [.$Q206]; IF(ISNUMBER([.$W206]); [.$V206]; &quot;NO PRICING&quot;))); &quot;&quot;)" office:value-type="float" office:value="1">
            <text:p>1</text:p>
          </table:table-cell>
          <table:table-cell table:style-name="ce31" table:formula="of:=IF([.$A206] &lt;&gt; &quot;&quot;; IF(MIN([.$M206];[.$R206];[.$W206]) = [.$M206]; [.$M206]; IF(MIN([.$M206];[.$R206];[.$W206]) = [.$R206]; [.$R206]; IF(ISNUMBER([.$W206]); [.$W206]; &quot;NO PRICING&quot;))); &quot;&quot;)" office:value-type="float" office:value="25.7">
            <text:p>25.70</text:p>
          </table:table-cell>
          <table:table-cell table:style-name="ce4" table:number-columns-repeated="995"/>
        </table:table-row>
        <table:table-row table:style-name="ro4">
          <table:table-cell table:style-name="ce4" office:value-type="string">
            <text:p>VeroWire Gold/Pink spooled wire for PCB</text:p>
          </table:table-cell>
          <table:table-cell table:style-name="ce4" table:number-columns-repeated="2"/>
          <table:table-cell table:style-name="ce14" office:value-type="string">
            <text:p>Pack of 4 spools × 40m</text:p>
          </table:table-cell>
          <table:table-cell table:style-name="ce4" office:value-type="float" office:value="1">
            <text:p>1</text:p>
          </table:table-cell>
          <table:table-cell table:style-name="ce4" table:formula="of:=[.E207]" office:value-type="float" office:value="1">
            <text:p>1</text:p>
          </table:table-cell>
          <table:table-cell table:style-name="ce4" table:formula="of:=[.E207]" office:value-type="float" office:value="1">
            <text:p>1</text:p>
          </table:table-cell>
          <table:table-cell table:style-name="ce4"/>
          <table:table-cell table:style-name="Default" table:number-columns-repeated="2"/>
          <table:table-cell table:style-name="ce4"/>
          <table:table-cell table:style-name="ce26" table:formula="of:=CEILING([.G207];[.K207])" office:value-type="float" office:value="0">
            <text:p>0</text:p>
          </table:table-cell>
          <table:table-cell table:style-name="ce31" table:formula="of:=IF([.L207]*[.T207] &gt; 0; [.L207]*[.T207]; &quot;&quot;)">
            <text:p/>
          </table:table-cell>
          <table:table-cell table:style-name="ce16"/>
          <table:table-cell table:style-name="ce22"/>
          <table:table-cell table:style-name="ce4"/>
          <table:table-cell table:style-name="ce26" table:formula="of:=CEILING([.$G207];[.P207])" office:value-type="float" office:value="0">
            <text:p>0</text:p>
          </table:table-cell>
          <table:table-cell table:style-name="ce31" table:formula="of:=IF([.Q207]*[.O207] &gt; 0; [.Q207]*[.O207]; &quot;&quot;)">
            <text:p/>
          </table:table-cell>
          <table:table-cell table:style-name="ce16" office:value-type="string">
            <text:p>105-4711</text:p>
          </table:table-cell>
          <table:table-cell table:style-name="ce22" office:value-type="float" office:value="12.28">
            <text:p>12.280</text:p>
          </table:table-cell>
          <table:table-cell table:number-columns-repeated="2" table:style-name="ce4" office:value-type="float" office:value="1">
            <text:p>1</text:p>
          </table:table-cell>
          <table:table-cell table:style-name="ce31" table:formula="of:=IF([.V207]*[.T207] &gt; 0; [.V207]*[.T207]; &quot;&quot;)" office:value-type="float" office:value="12.28">
            <text:p>12.28</text:p>
          </table:table-cell>
          <table:table-cell table:style-name="ce26" table:formula="of:=IF([.$A207] &lt;&gt; &quot;&quot;; IF(MIN([.$M207];[.$R207];[.$W207]) = [.$M207]; [.$I$1]; IF(MIN([.$M207];[.$R207];[.$W207]) = [.$R207]; [.$N$1]; IF(ISNUMBER([.$W207]); [.$S$1]; &quot;NO PRICING&quot;))); &quot;&quot;)" office:value-type="string" office:string-value="RS Online">
            <text:p>RS Online</text:p>
          </table:table-cell>
          <table:table-cell table:style-name="ce34" table:formula="of:=IF([.$A207] &lt;&gt; &quot;&quot;; IF(MIN([.$M207];[.$R207];[.$W207]) = [.$M207]; [.$S207]; IF(MIN([.$M207];[.$R207];[.$W207]) = [.$R207]; [.$N207]; IF(ISNUMBER([.$W207]); [.$S207]; &quot;NO PRICING&quot;))); &quot;&quot;)" office:value-type="string" office:string-value="105-4711">
            <text:p>105-4711</text:p>
          </table:table-cell>
          <table:table-cell table:style-name="ce26" table:formula="of:=IF([.$A207] &lt;&gt; &quot;&quot;; IF(MIN([.$M207];[.$R207];[.$W207]) = [.$M207]; [.$L207]; IF(MIN([.$M207];[.$R207];[.$W207]) = [.$R207]; [.$Q207]; IF(ISNUMBER([.$W207]); [.$V207]; &quot;NO PRICING&quot;))); &quot;&quot;)" office:value-type="float" office:value="1">
            <text:p>1</text:p>
          </table:table-cell>
          <table:table-cell table:style-name="ce31" table:formula="of:=IF([.$A207] &lt;&gt; &quot;&quot;; IF(MIN([.$M207];[.$R207];[.$W207]) = [.$M207]; [.$M207]; IF(MIN([.$M207];[.$R207];[.$W207]) = [.$R207]; [.$R207]; IF(ISNUMBER([.$W207]); [.$W207]; &quot;NO PRICING&quot;))); &quot;&quot;)" office:value-type="float" office:value="12.28">
            <text:p>12.28</text:p>
          </table:table-cell>
          <table:table-cell table:style-name="ce4" table:number-columns-repeated="995"/>
        </table:table-row>
        <table:table-row table:style-name="ro4">
          <table:table-cell table:style-name="ce4" office:value-type="string">
            <text:p>Wiring pen for PCB</text:p>
          </table:table-cell>
          <table:table-cell table:style-name="ce4" table:number-columns-repeated="2"/>
          <table:table-cell table:style-name="ce14"/>
          <table:table-cell table:style-name="ce4"/>
          <table:table-cell table:style-name="ce4" table:formula="of:=ROUND([.E208]* (1 + extra))" office:value-type="float" office:value="0">
            <text:p>0</text:p>
          </table:table-cell>
          <table:table-cell table:style-name="ce4" table:formula="of:=MAX([.F208];[.E208]+1)" office:value-type="float" office:value="1">
            <text:p>1</text:p>
          </table:table-cell>
          <table:table-cell table:style-name="ce4"/>
          <table:table-cell table:style-name="ce16"/>
          <table:table-cell table:style-name="ce22"/>
          <table:table-cell table:style-name="ce4"/>
          <table:table-cell table:style-name="ce26" table:formula="of:=CEILING([.G208];[.K208])" office:value-type="float" office:value="0">
            <text:p>0</text:p>
          </table:table-cell>
          <table:table-cell table:style-name="ce31" table:formula="of:=IF([.L208]*[.J208] &gt; 0; [.L208]*[.J208]; &quot;&quot;)">
            <text:p/>
          </table:table-cell>
          <table:table-cell table:style-name="ce16"/>
          <table:table-cell table:style-name="ce22"/>
          <table:table-cell table:style-name="ce4"/>
          <table:table-cell table:style-name="ce26" table:formula="of:=CEILING([.$G208];[.P208])" office:value-type="float" office:value="0">
            <text:p>0</text:p>
          </table:table-cell>
          <table:table-cell table:style-name="ce31" table:formula="of:=IF([.Q208]*[.O208] &gt; 0; [.Q208]*[.O208]; &quot;&quot;)">
            <text:p/>
          </table:table-cell>
          <table:table-cell table:style-name="ce16" office:value-type="string">
            <text:p>105-4626</text:p>
          </table:table-cell>
          <table:table-cell table:style-name="ce22" office:value-type="float" office:value="11.71">
            <text:p>11.710</text:p>
          </table:table-cell>
          <table:table-cell table:style-name="ce4" office:value-type="float" office:value="1">
            <text:p>1</text:p>
          </table:table-cell>
          <table:table-cell table:style-name="ce4" table:formula="of:=CEILING([.$G208];[.U208])" office:value-type="float" office:value="1">
            <text:p>1</text:p>
          </table:table-cell>
          <table:table-cell table:style-name="ce31" table:formula="of:=IF([.V208]*[.T208] &gt; 0; [.V208]*[.T208]; &quot;&quot;)" office:value-type="float" office:value="11.71">
            <text:p>11.71</text:p>
          </table:table-cell>
          <table:table-cell table:style-name="ce26" table:formula="of:=IF([.$A208] &lt;&gt; &quot;&quot;; IF(MIN([.$M208];[.$R208];[.$W208]) = [.$M208]; [.$I$1]; IF(MIN([.$M208];[.$R208];[.$W208]) = [.$R208]; [.$N$1]; IF(ISNUMBER([.$W208]); [.$S$1]; &quot;NO PRICING&quot;))); &quot;&quot;)" office:value-type="string" office:string-value="RS Online">
            <text:p>RS Online</text:p>
          </table:table-cell>
          <table:table-cell table:style-name="ce34" table:formula="of:=IF([.$A208] &lt;&gt; &quot;&quot;; IF(MIN([.$M208];[.$R208];[.$W208]) = [.$M208]; [.$I208]; IF(MIN([.$M208];[.$R208];[.$W208]) = [.$R208]; [.$N208]; IF(ISNUMBER([.$W208]); [.$S208]; &quot;NO PRICING&quot;))); &quot;&quot;)" office:value-type="string" office:string-value="105-4626">
            <text:p>105-4626</text:p>
          </table:table-cell>
          <table:table-cell table:style-name="ce26" table:formula="of:=IF([.$A208] &lt;&gt; &quot;&quot;; IF(MIN([.$M208];[.$R208];[.$W208]) = [.$M208]; [.$L208]; IF(MIN([.$M208];[.$R208];[.$W208]) = [.$R208]; [.$Q208]; IF(ISNUMBER([.$W208]); [.$V208]; &quot;NO PRICING&quot;))); &quot;&quot;)" office:value-type="float" office:value="1">
            <text:p>1</text:p>
          </table:table-cell>
          <table:table-cell table:style-name="ce31" table:formula="of:=IF([.$A208] &lt;&gt; &quot;&quot;; IF(MIN([.$M208];[.$R208];[.$W208]) = [.$M208]; [.$M208]; IF(MIN([.$M208];[.$R208];[.$W208]) = [.$R208]; [.$R208]; IF(ISNUMBER([.$W208]); [.$W208]; &quot;NO PRICING&quot;))); &quot;&quot;)" office:value-type="float" office:value="11.71">
            <text:p>11.71</text:p>
          </table:table-cell>
          <table:table-cell table:style-name="ce4" table:number-columns-repeated="995"/>
        </table:table-row>
        <table:table-row table:style-name="ro4">
          <table:table-cell table:style-name="ce4" office:value-type="string">
            <text:p>DIP 8 socket</text:p>
          </table:table-cell>
          <table:table-cell table:style-name="ce4" table:number-columns-repeated="2"/>
          <table:table-cell table:style-name="ce14"/>
          <table:table-cell table:style-name="ce4" office:value-type="float" office:value="4">
            <text:p>4</text:p>
          </table:table-cell>
          <table:table-cell table:style-name="ce4" table:formula="of:=ROUND([.E209]* (1 + extra))" office:value-type="float" office:value="4">
            <text:p>4</text:p>
          </table:table-cell>
          <table:table-cell table:style-name="ce4" table:formula="of:=MAX([.F209];[.E209]+1)" office:value-type="float" office:value="5">
            <text:p>5</text:p>
          </table:table-cell>
          <table:table-cell table:style-name="ce4"/>
          <table:table-cell table:style-name="ce16" office:value-type="float" office:value="1101345">
            <text:p>1101345</text:p>
          </table:table-cell>
          <table:table-cell table:style-name="ce22" office:value-type="float" office:value="0.125">
            <text:p>0.125</text:p>
          </table:table-cell>
          <table:table-cell table:style-name="ce4" office:value-type="float" office:value="1">
            <text:p>1</text:p>
          </table:table-cell>
          <table:table-cell table:style-name="ce26" table:formula="of:=CEILING([.G209];[.K209])" office:value-type="float" office:value="5">
            <text:p>5</text:p>
          </table:table-cell>
          <table:table-cell table:style-name="ce31" table:formula="of:=IF([.L209]*[.J209] &gt; 0; [.L209]*[.J209]; &quot;&quot;)" office:value-type="float" office:value="0.625">
            <text:p>0.63</text:p>
          </table:table-cell>
          <table:table-cell table:style-name="ce16" office:value-type="float" office:value="1183572">
            <text:p>1183572</text:p>
          </table:table-cell>
          <table:table-cell table:style-name="ce22" office:value-type="float" office:value="0.073">
            <text:p>0.073</text:p>
          </table:table-cell>
          <table:table-cell table:style-name="ce4" office:value-type="float" office:value="1">
            <text:p>1</text:p>
          </table:table-cell>
          <table:table-cell table:style-name="ce26" table:formula="of:=CEILING([.$G209];[.P209])" office:value-type="float" office:value="5">
            <text:p>5</text:p>
          </table:table-cell>
          <table:table-cell table:style-name="ce31" table:formula="of:=IF([.Q209]*[.O209] &gt; 0; [.Q209]*[.O209]; &quot;&quot;)" office:value-type="float" office:value="0.365">
            <text:p>0.37</text:p>
          </table:table-cell>
          <table:table-cell table:style-name="ce16" office:value-type="string">
            <text:p>402-579</text:p>
          </table:table-cell>
          <table:table-cell table:style-name="ce22" office:value-type="float" office:value="0.06">
            <text:p>0.060</text:p>
          </table:table-cell>
          <table:table-cell table:style-name="ce4" office:value-type="float" office:value="50">
            <text:p>50</text:p>
          </table:table-cell>
          <table:table-cell table:style-name="ce4" table:formula="of:=CEILING([.$G209];[.U209])" office:value-type="float" office:value="50">
            <text:p>50</text:p>
          </table:table-cell>
          <table:table-cell table:style-name="ce31" table:formula="of:=IF([.V209]*[.T209] &gt; 0; [.V209]*[.T209]; &quot;&quot;)" office:value-type="float" office:value="3">
            <text:p>3.00</text:p>
          </table:table-cell>
          <table:table-cell table:style-name="ce26" table:formula="of:=IF([.$A209] &lt;&gt; &quot;&quot;; IF(MIN([.$M209];[.$R209];[.$W209]) = [.$M209]; [.$I$1]; IF(MIN([.$M209];[.$R209];[.$W209]) = [.$R209]; [.$N$1]; IF(ISNUMBER([.$W209]); [.$S$1]; &quot;NO PRICING&quot;))); &quot;&quot;)" office:value-type="string" office:string-value="Farnell US">
            <text:p>Farnell US</text:p>
          </table:table-cell>
          <table:table-cell table:style-name="ce34" table:formula="of:=IF([.$A209] &lt;&gt; &quot;&quot;; IF(MIN([.$M209];[.$R209];[.$W209]) = [.$M209]; [.$I209]; IF(MIN([.$M209];[.$R209];[.$W209]) = [.$R209]; [.$N209]; IF(ISNUMBER([.$W209]); [.$S209]; &quot;NO PRICING&quot;))); &quot;&quot;)" office:value-type="float" office:value="1183572">
            <text:p>1183572</text:p>
          </table:table-cell>
          <table:table-cell table:style-name="ce26" table:formula="of:=IF([.$A209] &lt;&gt; &quot;&quot;; IF(MIN([.$M209];[.$R209];[.$W209]) = [.$M209]; [.$L209]; IF(MIN([.$M209];[.$R209];[.$W209]) = [.$R209]; [.$Q209]; IF(ISNUMBER([.$W209]); [.$V209]; &quot;NO PRICING&quot;))); &quot;&quot;)" office:value-type="float" office:value="5">
            <text:p>5</text:p>
          </table:table-cell>
          <table:table-cell table:style-name="ce31" table:formula="of:=IF([.$A209] &lt;&gt; &quot;&quot;; IF(MIN([.$M209];[.$R209];[.$W209]) = [.$M209]; [.$M209]; IF(MIN([.$M209];[.$R209];[.$W209]) = [.$R209]; [.$R209]; IF(ISNUMBER([.$W209]); [.$W209]; &quot;NO PRICING&quot;))); &quot;&quot;)" office:value-type="float" office:value="0.365">
            <text:p>0.37</text:p>
          </table:table-cell>
          <table:table-cell table:style-name="ce4" table:number-columns-repeated="995"/>
        </table:table-row>
        <table:table-row table:style-name="ro4">
          <table:table-cell table:style-name="ce4" office:value-type="string">
            <text:p>DIP 14 socket</text:p>
          </table:table-cell>
          <table:table-cell table:style-name="ce4" table:number-columns-repeated="2"/>
          <table:table-cell table:style-name="ce14"/>
          <table:table-cell table:style-name="ce4" office:value-type="float" office:value="73">
            <text:p>73</text:p>
          </table:table-cell>
          <table:table-cell table:style-name="ce4" table:formula="of:=ROUND([.E210]* (1 + extra))" office:value-type="float" office:value="80">
            <text:p>80</text:p>
          </table:table-cell>
          <table:table-cell table:style-name="ce4" table:formula="of:=MAX([.F210];[.E210]+1)" office:value-type="float" office:value="80">
            <text:p>80</text:p>
          </table:table-cell>
          <table:table-cell table:style-name="ce4"/>
          <table:table-cell table:style-name="ce16" office:value-type="float" office:value="1101346">
            <text:p>1101346</text:p>
          </table:table-cell>
          <table:table-cell table:style-name="ce22" office:value-type="float" office:value="0.122">
            <text:p>0.122</text:p>
          </table:table-cell>
          <table:table-cell table:style-name="ce4" office:value-type="float" office:value="5">
            <text:p>5</text:p>
          </table:table-cell>
          <table:table-cell table:style-name="ce26" table:formula="of:=CEILING([.G210];[.K210])" office:value-type="float" office:value="80">
            <text:p>80</text:p>
          </table:table-cell>
          <table:table-cell table:style-name="ce31" table:formula="of:=IF([.L210]*[.J210] &gt; 0; [.L210]*[.J210]; &quot;&quot;)" office:value-type="float" office:value="9.76">
            <text:p>9.76</text:p>
          </table:table-cell>
          <table:table-cell table:style-name="ce16" office:value-type="float" office:value="1183573">
            <text:p>1183573</text:p>
          </table:table-cell>
          <table:table-cell table:style-name="ce22" office:value-type="float" office:value="0.095">
            <text:p>0.095</text:p>
          </table:table-cell>
          <table:table-cell table:style-name="ce4" office:value-type="float" office:value="1">
            <text:p>1</text:p>
          </table:table-cell>
          <table:table-cell table:style-name="ce26" table:formula="of:=CEILING([.$G210];[.P210])" office:value-type="float" office:value="80">
            <text:p>80</text:p>
          </table:table-cell>
          <table:table-cell table:style-name="ce31" table:formula="of:=IF([.Q210]*[.O210] &gt; 0; [.Q210]*[.O210]; &quot;&quot;)" office:value-type="float" office:value="7.6">
            <text:p>7.60</text:p>
          </table:table-cell>
          <table:table-cell table:style-name="ce16" office:value-type="string">
            <text:p>402-765</text:p>
          </table:table-cell>
          <table:table-cell table:style-name="ce22" office:value-type="float" office:value="0.1">
            <text:p>0.100</text:p>
          </table:table-cell>
          <table:table-cell table:style-name="ce4" office:value-type="float" office:value="50">
            <text:p>50</text:p>
          </table:table-cell>
          <table:table-cell table:style-name="ce4" table:formula="of:=CEILING([.$G210];[.U210])" office:value-type="float" office:value="100">
            <text:p>100</text:p>
          </table:table-cell>
          <table:table-cell table:style-name="ce31" table:formula="of:=IF([.V210]*[.T210] &gt; 0; [.V210]*[.T210]; &quot;&quot;)" office:value-type="float" office:value="10">
            <text:p>10.00</text:p>
          </table:table-cell>
          <table:table-cell table:style-name="ce26" table:formula="of:=IF([.$A210] &lt;&gt; &quot;&quot;; IF(MIN([.$M210];[.$R210];[.$W210]) = [.$M210]; [.$I$1]; IF(MIN([.$M210];[.$R210];[.$W210]) = [.$R210]; [.$N$1]; IF(ISNUMBER([.$W210]); [.$S$1]; &quot;NO PRICING&quot;))); &quot;&quot;)" office:value-type="string" office:string-value="Farnell US">
            <text:p>Farnell US</text:p>
          </table:table-cell>
          <table:table-cell table:style-name="ce34" table:formula="of:=IF([.$A210] &lt;&gt; &quot;&quot;; IF(MIN([.$M210];[.$R210];[.$W210]) = [.$M210]; [.$I210]; IF(MIN([.$M210];[.$R210];[.$W210]) = [.$R210]; [.$N210]; IF(ISNUMBER([.$W210]); [.$S210]; &quot;NO PRICING&quot;))); &quot;&quot;)" office:value-type="float" office:value="1183573">
            <text:p>1183573</text:p>
          </table:table-cell>
          <table:table-cell table:style-name="ce26" table:formula="of:=IF([.$A210] &lt;&gt; &quot;&quot;; IF(MIN([.$M210];[.$R210];[.$W210]) = [.$M210]; [.$L210]; IF(MIN([.$M210];[.$R210];[.$W210]) = [.$R210]; [.$Q210]; IF(ISNUMBER([.$W210]); [.$V210]; &quot;NO PRICING&quot;))); &quot;&quot;)" office:value-type="float" office:value="80">
            <text:p>80</text:p>
          </table:table-cell>
          <table:table-cell table:style-name="ce31" table:formula="of:=IF([.$A210] &lt;&gt; &quot;&quot;; IF(MIN([.$M210];[.$R210];[.$W210]) = [.$M210]; [.$M210]; IF(MIN([.$M210];[.$R210];[.$W210]) = [.$R210]; [.$R210]; IF(ISNUMBER([.$W210]); [.$W210]; &quot;NO PRICING&quot;))); &quot;&quot;)" office:value-type="float" office:value="7.6">
            <text:p>7.60</text:p>
          </table:table-cell>
          <table:table-cell table:style-name="ce4" table:number-columns-repeated="995"/>
        </table:table-row>
        <table:table-row table:style-name="ro4">
          <table:table-cell table:style-name="ce4" office:value-type="string">
            <text:p>DIP 16 socket</text:p>
          </table:table-cell>
          <table:table-cell table:style-name="ce4" table:number-columns-repeated="2"/>
          <table:table-cell table:style-name="ce14"/>
          <table:table-cell table:style-name="ce4" office:value-type="float" office:value="74">
            <text:p>74</text:p>
          </table:table-cell>
          <table:table-cell table:style-name="ce4" table:formula="of:=ROUND([.E211]* (1 + extra))" office:value-type="float" office:value="81">
            <text:p>81</text:p>
          </table:table-cell>
          <table:table-cell table:style-name="ce4" table:formula="of:=MAX([.F211];[.E211]+1)" office:value-type="float" office:value="81">
            <text:p>81</text:p>
          </table:table-cell>
          <table:table-cell table:style-name="ce4"/>
          <table:table-cell table:style-name="ce16" office:value-type="float" office:value="1101347">
            <text:p>1101347</text:p>
          </table:table-cell>
          <table:table-cell table:style-name="ce22" office:value-type="float" office:value="0.147">
            <text:p>0.147</text:p>
          </table:table-cell>
          <table:table-cell table:style-name="ce4" office:value-type="float" office:value="5">
            <text:p>5</text:p>
          </table:table-cell>
          <table:table-cell table:style-name="ce26" table:formula="of:=CEILING([.G211];[.K211])" office:value-type="float" office:value="85">
            <text:p>85</text:p>
          </table:table-cell>
          <table:table-cell table:style-name="ce31" table:formula="of:=IF([.L211]*[.J211] &gt; 0; [.L211]*[.J211]; &quot;&quot;)" office:value-type="float" office:value="12.495">
            <text:p>12.50</text:p>
          </table:table-cell>
          <table:table-cell table:style-name="ce16" office:value-type="float" office:value="1183574">
            <text:p>1183574</text:p>
          </table:table-cell>
          <table:table-cell table:style-name="ce22" office:value-type="float" office:value="0.087">
            <text:p>0.087</text:p>
          </table:table-cell>
          <table:table-cell table:style-name="ce4" office:value-type="float" office:value="1">
            <text:p>1</text:p>
          </table:table-cell>
          <table:table-cell table:style-name="ce26" table:formula="of:=CEILING([.$G211];[.P211])" office:value-type="float" office:value="81">
            <text:p>81</text:p>
          </table:table-cell>
          <table:table-cell table:style-name="ce31" table:formula="of:=IF([.Q211]*[.O211] &gt; 0; [.Q211]*[.O211]; &quot;&quot;)" office:value-type="float" office:value="7.047">
            <text:p>7.05</text:p>
          </table:table-cell>
          <table:table-cell table:style-name="ce16" office:value-type="string">
            <text:p>402-771</text:p>
          </table:table-cell>
          <table:table-cell table:style-name="ce22" office:value-type="float" office:value="0.11">
            <text:p>0.110</text:p>
          </table:table-cell>
          <table:table-cell table:style-name="ce4" office:value-type="float" office:value="50">
            <text:p>50</text:p>
          </table:table-cell>
          <table:table-cell table:style-name="ce4" table:formula="of:=CEILING([.$G211];[.U211])" office:value-type="float" office:value="100">
            <text:p>100</text:p>
          </table:table-cell>
          <table:table-cell table:style-name="ce31" table:formula="of:=IF([.V211]*[.T211] &gt; 0; [.V211]*[.T211]; &quot;&quot;)" office:value-type="float" office:value="11">
            <text:p>11.00</text:p>
          </table:table-cell>
          <table:table-cell table:style-name="ce26" table:formula="of:=IF([.$A211] &lt;&gt; &quot;&quot;; IF(MIN([.$M211];[.$R211];[.$W211]) = [.$M211]; [.$I$1]; IF(MIN([.$M211];[.$R211];[.$W211]) = [.$R211]; [.$N$1]; IF(ISNUMBER([.$W211]); [.$S$1]; &quot;NO PRICING&quot;))); &quot;&quot;)" office:value-type="string" office:string-value="Farnell US">
            <text:p>Farnell US</text:p>
          </table:table-cell>
          <table:table-cell table:style-name="ce34" table:formula="of:=IF([.$A211] &lt;&gt; &quot;&quot;; IF(MIN([.$M211];[.$R211];[.$W211]) = [.$M211]; [.$I211]; IF(MIN([.$M211];[.$R211];[.$W211]) = [.$R211]; [.$N211]; IF(ISNUMBER([.$W211]); [.$S211]; &quot;NO PRICING&quot;))); &quot;&quot;)" office:value-type="float" office:value="1183574">
            <text:p>1183574</text:p>
          </table:table-cell>
          <table:table-cell table:style-name="ce26" table:formula="of:=IF([.$A211] &lt;&gt; &quot;&quot;; IF(MIN([.$M211];[.$R211];[.$W211]) = [.$M211]; [.$L211]; IF(MIN([.$M211];[.$R211];[.$W211]) = [.$R211]; [.$Q211]; IF(ISNUMBER([.$W211]); [.$V211]; &quot;NO PRICING&quot;))); &quot;&quot;)" office:value-type="float" office:value="81">
            <text:p>81</text:p>
          </table:table-cell>
          <table:table-cell table:style-name="ce31" table:formula="of:=IF([.$A211] &lt;&gt; &quot;&quot;; IF(MIN([.$M211];[.$R211];[.$W211]) = [.$M211]; [.$M211]; IF(MIN([.$M211];[.$R211];[.$W211]) = [.$R211]; [.$R211]; IF(ISNUMBER([.$W211]); [.$W211]; &quot;NO PRICING&quot;))); &quot;&quot;)" office:value-type="float" office:value="7.047">
            <text:p>7.05</text:p>
          </table:table-cell>
          <table:table-cell table:style-name="ce4" table:number-columns-repeated="995"/>
        </table:table-row>
        <table:table-row table:style-name="ro4">
          <table:table-cell table:style-name="ce4" office:value-type="string">
            <text:p>DIP 18 socket</text:p>
          </table:table-cell>
          <table:table-cell table:style-name="ce4" table:number-columns-repeated="2"/>
          <table:table-cell table:style-name="ce14"/>
          <table:table-cell table:style-name="ce4" office:value-type="float" office:value="1">
            <text:p>1</text:p>
          </table:table-cell>
          <table:table-cell table:style-name="ce4" table:formula="of:=ROUND([.E212]* (1 + extra))" office:value-type="float" office:value="1">
            <text:p>1</text:p>
          </table:table-cell>
          <table:table-cell table:style-name="ce4" table:formula="of:=MAX([.F212];[.E212]+1)" office:value-type="float" office:value="2">
            <text:p>2</text:p>
          </table:table-cell>
          <table:table-cell table:style-name="ce4"/>
          <table:table-cell table:style-name="ce16" office:value-type="float" office:value="1101348">
            <text:p>1101348</text:p>
          </table:table-cell>
          <table:table-cell table:style-name="ce22" office:value-type="float" office:value="0.126">
            <text:p>0.126</text:p>
          </table:table-cell>
          <table:table-cell table:style-name="ce4" office:value-type="float" office:value="5">
            <text:p>5</text:p>
          </table:table-cell>
          <table:table-cell table:style-name="ce26" table:formula="of:=CEILING([.G212];[.K212])" office:value-type="float" office:value="5">
            <text:p>5</text:p>
          </table:table-cell>
          <table:table-cell table:style-name="ce31" table:formula="of:=IF([.L212]*[.J212] &gt; 0; [.L212]*[.J212]; &quot;&quot;)" office:value-type="float" office:value="0.63">
            <text:p>0.63</text:p>
          </table:table-cell>
          <table:table-cell table:style-name="ce16" office:value-type="float" office:value="1183575">
            <text:p>1183575</text:p>
          </table:table-cell>
          <table:table-cell table:style-name="ce22" office:value-type="float" office:value="0.12">
            <text:p>0.120</text:p>
          </table:table-cell>
          <table:table-cell table:style-name="ce4" office:value-type="float" office:value="1">
            <text:p>1</text:p>
          </table:table-cell>
          <table:table-cell table:style-name="ce26" table:formula="of:=CEILING([.$G212];[.P212])" office:value-type="float" office:value="2">
            <text:p>2</text:p>
          </table:table-cell>
          <table:table-cell table:style-name="ce31" table:formula="of:=IF([.Q212]*[.O212] &gt; 0; [.Q212]*[.O212]; &quot;&quot;)" office:value-type="float" office:value="0.24">
            <text:p>0.24</text:p>
          </table:table-cell>
          <table:table-cell table:style-name="ce16" office:value-type="string">
            <text:p>402-768</text:p>
          </table:table-cell>
          <table:table-cell table:style-name="ce22" office:value-type="float" office:value="0.13">
            <text:p>0.130</text:p>
          </table:table-cell>
          <table:table-cell table:style-name="ce4" office:value-type="float" office:value="50">
            <text:p>50</text:p>
          </table:table-cell>
          <table:table-cell table:style-name="ce4" table:formula="of:=CEILING([.$G212];[.U212])" office:value-type="float" office:value="50">
            <text:p>50</text:p>
          </table:table-cell>
          <table:table-cell table:style-name="ce31" table:formula="of:=IF([.V212]*[.T212] &gt; 0; [.V212]*[.T212]; &quot;&quot;)" office:value-type="float" office:value="6.5">
            <text:p>6.50</text:p>
          </table:table-cell>
          <table:table-cell table:style-name="ce26" table:formula="of:=IF([.$A212] &lt;&gt; &quot;&quot;; IF(MIN([.$M212];[.$R212];[.$W212]) = [.$M212]; [.$I$1]; IF(MIN([.$M212];[.$R212];[.$W212]) = [.$R212]; [.$N$1]; IF(ISNUMBER([.$W212]); [.$S$1]; &quot;NO PRICING&quot;))); &quot;&quot;)" office:value-type="string" office:string-value="Farnell US">
            <text:p>Farnell US</text:p>
          </table:table-cell>
          <table:table-cell table:style-name="ce34" table:formula="of:=IF([.$A212] &lt;&gt; &quot;&quot;; IF(MIN([.$M212];[.$R212];[.$W212]) = [.$M212]; [.$I212]; IF(MIN([.$M212];[.$R212];[.$W212]) = [.$R212]; [.$N212]; IF(ISNUMBER([.$W212]); [.$S212]; &quot;NO PRICING&quot;))); &quot;&quot;)" office:value-type="float" office:value="1183575">
            <text:p>1183575</text:p>
          </table:table-cell>
          <table:table-cell table:style-name="ce26" table:formula="of:=IF([.$A212] &lt;&gt; &quot;&quot;; IF(MIN([.$M212];[.$R212];[.$W212]) = [.$M212]; [.$L212]; IF(MIN([.$M212];[.$R212];[.$W212]) = [.$R212]; [.$Q212]; IF(ISNUMBER([.$W212]); [.$V212]; &quot;NO PRICING&quot;))); &quot;&quot;)" office:value-type="float" office:value="2">
            <text:p>2</text:p>
          </table:table-cell>
          <table:table-cell table:style-name="ce31" table:formula="of:=IF([.$A212] &lt;&gt; &quot;&quot;; IF(MIN([.$M212];[.$R212];[.$W212]) = [.$M212]; [.$M212]; IF(MIN([.$M212];[.$R212];[.$W212]) = [.$R212]; [.$R212]; IF(ISNUMBER([.$W212]); [.$W212]; &quot;NO PRICING&quot;))); &quot;&quot;)" office:value-type="float" office:value="0.24">
            <text:p>0.24</text:p>
          </table:table-cell>
          <table:table-cell table:style-name="ce4" table:number-columns-repeated="995"/>
        </table:table-row>
        <table:table-row table:style-name="ro4">
          <table:table-cell table:style-name="ce4" office:value-type="string">
            <text:p>DIP 20 socket</text:p>
          </table:table-cell>
          <table:table-cell table:style-name="ce4" table:number-columns-repeated="2"/>
          <table:table-cell table:style-name="ce14"/>
          <table:table-cell table:style-name="ce4" office:value-type="float" office:value="92">
            <text:p>92</text:p>
          </table:table-cell>
          <table:table-cell table:style-name="ce4" table:formula="of:=ROUND([.E213]* (1 + extra))" office:value-type="float" office:value="101">
            <text:p>101</text:p>
          </table:table-cell>
          <table:table-cell table:style-name="ce4" office:value-type="float" office:value="100">
            <text:p>100</text:p>
          </table:table-cell>
          <table:table-cell table:style-name="ce4"/>
          <table:table-cell table:style-name="ce16" office:value-type="float" office:value="4285608">
            <text:p>4285608</text:p>
          </table:table-cell>
          <table:table-cell table:style-name="ce22" office:value-type="float" office:value="0.146">
            <text:p>0.146</text:p>
          </table:table-cell>
          <table:table-cell table:style-name="ce4" office:value-type="float" office:value="1">
            <text:p>1</text:p>
          </table:table-cell>
          <table:table-cell table:style-name="ce26" table:formula="of:=CEILING([.G213];[.K213])" office:value-type="float" office:value="100">
            <text:p>100</text:p>
          </table:table-cell>
          <table:table-cell table:style-name="ce31" table:formula="of:=IF([.L213]*[.J213] &gt; 0; [.L213]*[.J213]; &quot;&quot;)" office:value-type="float" office:value="14.6">
            <text:p>14.60</text:p>
          </table:table-cell>
          <table:table-cell table:style-name="ce16" office:value-type="float" office:value="1183577">
            <text:p>1183577</text:p>
          </table:table-cell>
          <table:table-cell table:style-name="ce22" office:value-type="float" office:value="0.119">
            <text:p>0.119</text:p>
          </table:table-cell>
          <table:table-cell table:style-name="ce4" office:value-type="float" office:value="1">
            <text:p>1</text:p>
          </table:table-cell>
          <table:table-cell table:style-name="ce26" table:formula="of:=CEILING([.$G213];[.P213])" office:value-type="float" office:value="100">
            <text:p>100</text:p>
          </table:table-cell>
          <table:table-cell table:style-name="ce31" table:formula="of:=IF([.Q213]*[.O213] &gt; 0; [.Q213]*[.O213]; &quot;&quot;)" office:value-type="float" office:value="11.9">
            <text:p>11.90</text:p>
          </table:table-cell>
          <table:table-cell table:style-name="ce16" office:value-type="string">
            <text:p>402-793</text:p>
          </table:table-cell>
          <table:table-cell table:style-name="ce22" office:value-type="float" office:value="0.14">
            <text:p>0.140</text:p>
          </table:table-cell>
          <table:table-cell table:style-name="ce4" office:value-type="float" office:value="50">
            <text:p>50</text:p>
          </table:table-cell>
          <table:table-cell table:style-name="ce4" table:formula="of:=CEILING([.$G213];[.U213])" office:value-type="float" office:value="100">
            <text:p>100</text:p>
          </table:table-cell>
          <table:table-cell table:style-name="ce31" table:formula="of:=IF([.V213]*[.T213] &gt; 0; [.V213]*[.T213]; &quot;&quot;)" office:value-type="float" office:value="14">
            <text:p>14.00</text:p>
          </table:table-cell>
          <table:table-cell table:style-name="ce26" table:formula="of:=IF([.$A213] &lt;&gt; &quot;&quot;; IF(MIN([.$M213];[.$R213];[.$W213]) = [.$M213]; [.$I$1]; IF(MIN([.$M213];[.$R213];[.$W213]) = [.$R213]; [.$N$1]; IF(ISNUMBER([.$W213]); [.$S$1]; &quot;NO PRICING&quot;))); &quot;&quot;)" office:value-type="string" office:string-value="Farnell US">
            <text:p>Farnell US</text:p>
          </table:table-cell>
          <table:table-cell table:style-name="ce34" table:formula="of:=IF([.$A213] &lt;&gt; &quot;&quot;; IF(MIN([.$M213];[.$R213];[.$W213]) = [.$M213]; [.$I213]; IF(MIN([.$M213];[.$R213];[.$W213]) = [.$R213]; [.$N213]; IF(ISNUMBER([.$W213]); [.$S213]; &quot;NO PRICING&quot;))); &quot;&quot;)" office:value-type="float" office:value="1183577">
            <text:p>1183577</text:p>
          </table:table-cell>
          <table:table-cell table:style-name="ce26" table:formula="of:=IF([.$A213] &lt;&gt; &quot;&quot;; IF(MIN([.$M213];[.$R213];[.$W213]) = [.$M213]; [.$L213]; IF(MIN([.$M213];[.$R213];[.$W213]) = [.$R213]; [.$Q213]; IF(ISNUMBER([.$W213]); [.$V213]; &quot;NO PRICING&quot;))); &quot;&quot;)" office:value-type="float" office:value="100">
            <text:p>100</text:p>
          </table:table-cell>
          <table:table-cell table:style-name="ce31" table:formula="of:=IF([.$A213] &lt;&gt; &quot;&quot;; IF(MIN([.$M213];[.$R213];[.$W213]) = [.$M213]; [.$M213]; IF(MIN([.$M213];[.$R213];[.$W213]) = [.$R213]; [.$R213]; IF(ISNUMBER([.$W213]); [.$W213]; &quot;NO PRICING&quot;))); &quot;&quot;)" office:value-type="float" office:value="11.9">
            <text:p>11.90</text:p>
          </table:table-cell>
          <table:table-cell table:style-name="ce4" table:number-columns-repeated="995"/>
        </table:table-row>
        <table:table-row table:style-name="ro4">
          <table:table-cell table:style-name="ce4" office:value-type="string">
            <text:p>DIP 24 socket</text:p>
          </table:table-cell>
          <table:table-cell table:style-name="ce4" table:number-columns-repeated="2"/>
          <table:table-cell table:style-name="ce14"/>
          <table:table-cell table:style-name="ce4" office:value-type="float" office:value="2">
            <text:p>2</text:p>
          </table:table-cell>
          <table:table-cell table:style-name="ce4" table:formula="of:=ROUND([.E214]* (1 + extra))" office:value-type="float" office:value="2">
            <text:p>2</text:p>
          </table:table-cell>
          <table:table-cell table:style-name="ce4" table:formula="of:=MAX([.F214];[.E214]+1)" office:value-type="float" office:value="3">
            <text:p>3</text:p>
          </table:table-cell>
          <table:table-cell table:style-name="ce4"/>
          <table:table-cell table:style-name="ce16" office:value-type="float" office:value="1103849">
            <text:p>1103849</text:p>
          </table:table-cell>
          <table:table-cell table:style-name="ce22" office:value-type="float" office:value="0.75">
            <text:p>0.750</text:p>
          </table:table-cell>
          <table:table-cell table:style-name="ce4" office:value-type="float" office:value="1">
            <text:p>1</text:p>
          </table:table-cell>
          <table:table-cell table:style-name="ce26" table:formula="of:=CEILING([.G214];[.K214])" office:value-type="float" office:value="3">
            <text:p>3</text:p>
          </table:table-cell>
          <table:table-cell table:style-name="ce31" table:formula="of:=IF([.L214]*[.J214] &gt; 0; [.L214]*[.J214]; &quot;&quot;)" office:value-type="float" office:value="2.25">
            <text:p>2.25</text:p>
          </table:table-cell>
          <table:table-cell table:style-name="ce16" office:value-type="float" office:value="1157740">
            <text:p>1157740</text:p>
          </table:table-cell>
          <table:table-cell table:style-name="ce22" office:value-type="float" office:value="0.208">
            <text:p>0.208</text:p>
          </table:table-cell>
          <table:table-cell table:style-name="ce4" office:value-type="float" office:value="1">
            <text:p>1</text:p>
          </table:table-cell>
          <table:table-cell table:style-name="ce26" table:formula="of:=CEILING([.$G214];[.P214])" office:value-type="float" office:value="3">
            <text:p>3</text:p>
          </table:table-cell>
          <table:table-cell table:style-name="ce31" table:formula="of:=IF([.Q214]*[.O214] &gt; 0; [.Q214]*[.O214]; &quot;&quot;)" office:value-type="float" office:value="0.624">
            <text:p>0.62</text:p>
          </table:table-cell>
          <table:table-cell table:style-name="ce16" office:value-type="string">
            <text:p>801-752</text:p>
          </table:table-cell>
          <table:table-cell table:style-name="ce22" office:value-type="float" office:value="0.17">
            <text:p>0.170</text:p>
          </table:table-cell>
          <table:table-cell table:style-name="ce4" office:value-type="float" office:value="50">
            <text:p>50</text:p>
          </table:table-cell>
          <table:table-cell table:style-name="ce4" table:formula="of:=CEILING([.$G214];[.U214])" office:value-type="float" office:value="50">
            <text:p>50</text:p>
          </table:table-cell>
          <table:table-cell table:style-name="ce31" table:formula="of:=IF([.V214]*[.T214] &gt; 0; [.V214]*[.T214]; &quot;&quot;)" office:value-type="float" office:value="8.5">
            <text:p>8.50</text:p>
          </table:table-cell>
          <table:table-cell table:style-name="ce26" table:formula="of:=IF([.$A214] &lt;&gt; &quot;&quot;; IF(MIN([.$M214];[.$R214];[.$W214]) = [.$M214]; [.$I$1]; IF(MIN([.$M214];[.$R214];[.$W214]) = [.$R214]; [.$N$1]; IF(ISNUMBER([.$W214]); [.$S$1]; &quot;NO PRICING&quot;))); &quot;&quot;)" office:value-type="string" office:string-value="Farnell US">
            <text:p>Farnell US</text:p>
          </table:table-cell>
          <table:table-cell table:style-name="ce34" table:formula="of:=IF([.$A214] &lt;&gt; &quot;&quot;; IF(MIN([.$M214];[.$R214];[.$W214]) = [.$M214]; [.$I214]; IF(MIN([.$M214];[.$R214];[.$W214]) = [.$R214]; [.$N214]; IF(ISNUMBER([.$W214]); [.$S214]; &quot;NO PRICING&quot;))); &quot;&quot;)" office:value-type="float" office:value="1157740">
            <text:p>1157740</text:p>
          </table:table-cell>
          <table:table-cell table:style-name="ce26" table:formula="of:=IF([.$A214] &lt;&gt; &quot;&quot;; IF(MIN([.$M214];[.$R214];[.$W214]) = [.$M214]; [.$L214]; IF(MIN([.$M214];[.$R214];[.$W214]) = [.$R214]; [.$Q214]; IF(ISNUMBER([.$W214]); [.$V214]; &quot;NO PRICING&quot;))); &quot;&quot;)" office:value-type="float" office:value="3">
            <text:p>3</text:p>
          </table:table-cell>
          <table:table-cell table:style-name="ce31" table:formula="of:=IF([.$A214] &lt;&gt; &quot;&quot;; IF(MIN([.$M214];[.$R214];[.$W214]) = [.$M214]; [.$M214]; IF(MIN([.$M214];[.$R214];[.$W214]) = [.$R214]; [.$R214]; IF(ISNUMBER([.$W214]); [.$W214]; &quot;NO PRICING&quot;))); &quot;&quot;)" office:value-type="float" office:value="0.624">
            <text:p>0.62</text:p>
          </table:table-cell>
          <table:table-cell table:style-name="ce4" table:number-columns-repeated="995"/>
        </table:table-row>
        <table:table-row table:style-name="ro4">
          <table:table-cell table:style-name="ce4" office:value-type="string">
            <text:p>DIP 32 socket</text:p>
          </table:table-cell>
          <table:table-cell table:style-name="ce4" table:number-columns-repeated="2"/>
          <table:table-cell table:style-name="ce14"/>
          <table:table-cell table:style-name="ce4" office:value-type="float" office:value="1">
            <text:p>1</text:p>
          </table:table-cell>
          <table:table-cell table:style-name="ce4" table:formula="of:=ROUND([.E215]* (1 + extra))" office:value-type="float" office:value="1">
            <text:p>1</text:p>
          </table:table-cell>
          <table:table-cell table:style-name="ce4" table:formula="of:=MAX([.F215];[.E215]+1)" office:value-type="float" office:value="2">
            <text:p>2</text:p>
          </table:table-cell>
          <table:table-cell table:style-name="ce4"/>
          <table:table-cell table:style-name="ce16" office:value-type="float" office:value="1654375">
            <text:p>1654375</text:p>
          </table:table-cell>
          <table:table-cell table:style-name="ce22" office:value-type="float" office:value="0.27">
            <text:p>0.270</text:p>
          </table:table-cell>
          <table:table-cell table:style-name="ce4" office:value-type="float" office:value="1">
            <text:p>1</text:p>
          </table:table-cell>
          <table:table-cell table:style-name="ce26" table:formula="of:=CEILING([.G215];[.K215])" office:value-type="float" office:value="2">
            <text:p>2</text:p>
          </table:table-cell>
          <table:table-cell table:style-name="ce31" table:formula="of:=IF([.L215]*[.J215] &gt; 0; [.L215]*[.J215]; &quot;&quot;)" office:value-type="float" office:value="0.54">
            <text:p>0.54</text:p>
          </table:table-cell>
          <table:table-cell table:style-name="ce16" office:value-type="float" office:value="1316006">
            <text:p>1316006</text:p>
          </table:table-cell>
          <table:table-cell table:style-name="ce22" office:value-type="float" office:value="0.28">
            <text:p>0.280</text:p>
          </table:table-cell>
          <table:table-cell table:style-name="ce4" office:value-type="float" office:value="1">
            <text:p>1</text:p>
          </table:table-cell>
          <table:table-cell table:style-name="ce26" table:formula="of:=CEILING([.$G215];[.P215])" office:value-type="float" office:value="2">
            <text:p>2</text:p>
          </table:table-cell>
          <table:table-cell table:style-name="ce31" table:formula="of:=IF([.Q215]*[.O215] &gt; 0; [.Q215]*[.O215]; &quot;&quot;)" office:value-type="float" office:value="0.56">
            <text:p>0.56</text:p>
          </table:table-cell>
          <table:table-cell table:style-name="ce16" office:value-type="string">
            <text:p>801-774</text:p>
          </table:table-cell>
          <table:table-cell table:style-name="ce22" office:value-type="float" office:value="0.28">
            <text:p>0.280</text:p>
          </table:table-cell>
          <table:table-cell table:style-name="ce4" office:value-type="float" office:value="50">
            <text:p>50</text:p>
          </table:table-cell>
          <table:table-cell table:style-name="ce4" table:formula="of:=CEILING([.$G215];[.U215])" office:value-type="float" office:value="50">
            <text:p>50</text:p>
          </table:table-cell>
          <table:table-cell table:style-name="ce31" table:formula="of:=IF([.V215]*[.T215] &gt; 0; [.V215]*[.T215]; &quot;&quot;)" office:value-type="float" office:value="14">
            <text:p>14.00</text:p>
          </table:table-cell>
          <table:table-cell table:style-name="ce26" table:formula="of:=IF([.$A215] &lt;&gt; &quot;&quot;; IF(MIN([.$M215];[.$R215];[.$W215]) = [.$M215]; [.$I$1]; IF(MIN([.$M215];[.$R215];[.$W215]) = [.$R215]; [.$N$1]; IF(ISNUMBER([.$W215]); [.$S$1]; &quot;NO PRICING&quot;))); &quot;&quot;)" office:value-type="string" office:string-value="Farnell">
            <text:p>Farnell</text:p>
          </table:table-cell>
          <table:table-cell table:style-name="ce34" table:formula="of:=IF([.$A215] &lt;&gt; &quot;&quot;; IF(MIN([.$M215];[.$R215];[.$W215]) = [.$M215]; [.$I215]; IF(MIN([.$M215];[.$R215];[.$W215]) = [.$R215]; [.$N215]; IF(ISNUMBER([.$W215]); [.$S215]; &quot;NO PRICING&quot;))); &quot;&quot;)" office:value-type="float" office:value="1654375">
            <text:p>1654375</text:p>
          </table:table-cell>
          <table:table-cell table:style-name="ce26" table:formula="of:=IF([.$A215] &lt;&gt; &quot;&quot;; IF(MIN([.$M215];[.$R215];[.$W215]) = [.$M215]; [.$L215]; IF(MIN([.$M215];[.$R215];[.$W215]) = [.$R215]; [.$Q215]; IF(ISNUMBER([.$W215]); [.$V215]; &quot;NO PRICING&quot;))); &quot;&quot;)" office:value-type="float" office:value="2">
            <text:p>2</text:p>
          </table:table-cell>
          <table:table-cell table:style-name="ce31" table:formula="of:=IF([.$A215] &lt;&gt; &quot;&quot;; IF(MIN([.$M215];[.$R215];[.$W215]) = [.$M215]; [.$M215]; IF(MIN([.$M215];[.$R215];[.$W215]) = [.$R215]; [.$R215]; IF(ISNUMBER([.$W215]); [.$W215]; &quot;NO PRICING&quot;))); &quot;&quot;)" office:value-type="float" office:value="0.54">
            <text:p>0.54</text:p>
          </table:table-cell>
          <table:table-cell table:style-name="ce4" table:number-columns-repeated="995"/>
        </table:table-row>
        <table:table-row table:style-name="ro4">
          <table:table-cell table:style-name="ce4" office:value-type="string">
            <text:p>DIP 40 socket</text:p>
          </table:table-cell>
          <table:table-cell table:style-name="ce4" table:number-columns-repeated="2"/>
          <table:table-cell table:style-name="ce14"/>
          <table:table-cell table:style-name="ce4" office:value-type="float" office:value="1">
            <text:p>1</text:p>
          </table:table-cell>
          <table:table-cell table:style-name="ce4" table:formula="of:=ROUND([.E216]* (1 + extra))" office:value-type="float" office:value="1">
            <text:p>1</text:p>
          </table:table-cell>
          <table:table-cell table:style-name="ce4" table:formula="of:=MAX([.F216];[.E216]+1)" office:value-type="float" office:value="2">
            <text:p>2</text:p>
          </table:table-cell>
          <table:table-cell table:style-name="ce4"/>
          <table:table-cell table:style-name="ce16" office:value-type="float" office:value="4285669">
            <text:p>4285669</text:p>
          </table:table-cell>
          <table:table-cell table:style-name="ce22" office:value-type="float" office:value="0.28">
            <text:p>0.280</text:p>
          </table:table-cell>
          <table:table-cell table:style-name="ce4" office:value-type="float" office:value="1">
            <text:p>1</text:p>
          </table:table-cell>
          <table:table-cell table:style-name="ce26" table:formula="of:=CEILING([.G216];[.K216])" office:value-type="float" office:value="2">
            <text:p>2</text:p>
          </table:table-cell>
          <table:table-cell table:style-name="ce31" table:formula="of:=IF([.L216]*[.J216] &gt; 0; [.L216]*[.J216]; &quot;&quot;)" office:value-type="float" office:value="0.56">
            <text:p>0.56</text:p>
          </table:table-cell>
          <table:table-cell table:style-name="ce16" office:value-type="float" office:value="1183580">
            <text:p>1183580</text:p>
          </table:table-cell>
          <table:table-cell table:style-name="ce22" office:value-type="float" office:value="0.239">
            <text:p>0.239</text:p>
          </table:table-cell>
          <table:table-cell table:style-name="ce4" office:value-type="float" office:value="1">
            <text:p>1</text:p>
          </table:table-cell>
          <table:table-cell table:style-name="ce26" table:formula="of:=CEILING([.$G216];[.P216])" office:value-type="float" office:value="2">
            <text:p>2</text:p>
          </table:table-cell>
          <table:table-cell table:style-name="ce31" table:formula="of:=IF([.Q216]*[.O216] &gt; 0; [.Q216]*[.O216]; &quot;&quot;)" office:value-type="float" office:value="0.478">
            <text:p>0.48</text:p>
          </table:table-cell>
          <table:table-cell table:style-name="ce16" office:value-type="string">
            <text:p>402-838</text:p>
          </table:table-cell>
          <table:table-cell table:style-name="ce22" office:value-type="float" office:value="0.25">
            <text:p>0.250</text:p>
          </table:table-cell>
          <table:table-cell table:style-name="ce4" office:value-type="float" office:value="50">
            <text:p>50</text:p>
          </table:table-cell>
          <table:table-cell table:style-name="ce4" table:formula="of:=CEILING([.$G216];[.U216])" office:value-type="float" office:value="50">
            <text:p>50</text:p>
          </table:table-cell>
          <table:table-cell table:style-name="ce31" table:formula="of:=IF([.V216]*[.T216] &gt; 0; [.V216]*[.T216]; &quot;&quot;)" office:value-type="float" office:value="12.5">
            <text:p>12.50</text:p>
          </table:table-cell>
          <table:table-cell table:style-name="ce26" table:formula="of:=IF([.$A216] &lt;&gt; &quot;&quot;; IF(MIN([.$M216];[.$R216];[.$W216]) = [.$M216]; [.$I$1]; IF(MIN([.$M216];[.$R216];[.$W216]) = [.$R216]; [.$N$1]; IF(ISNUMBER([.$W216]); [.$S$1]; &quot;NO PRICING&quot;))); &quot;&quot;)" office:value-type="string" office:string-value="Farnell US">
            <text:p>Farnell US</text:p>
          </table:table-cell>
          <table:table-cell table:style-name="ce34" table:formula="of:=IF([.$A216] &lt;&gt; &quot;&quot;; IF(MIN([.$M216];[.$R216];[.$W216]) = [.$M216]; [.$I216]; IF(MIN([.$M216];[.$R216];[.$W216]) = [.$R216]; [.$N216]; IF(ISNUMBER([.$W216]); [.$S216]; &quot;NO PRICING&quot;))); &quot;&quot;)" office:value-type="float" office:value="1183580">
            <text:p>1183580</text:p>
          </table:table-cell>
          <table:table-cell table:style-name="ce26" table:formula="of:=IF([.$A216] &lt;&gt; &quot;&quot;; IF(MIN([.$M216];[.$R216];[.$W216]) = [.$M216]; [.$L216]; IF(MIN([.$M216];[.$R216];[.$W216]) = [.$R216]; [.$Q216]; IF(ISNUMBER([.$W216]); [.$V216]; &quot;NO PRICING&quot;))); &quot;&quot;)" office:value-type="float" office:value="2">
            <text:p>2</text:p>
          </table:table-cell>
          <table:table-cell table:style-name="ce31" table:formula="of:=IF([.$A216] &lt;&gt; &quot;&quot;; IF(MIN([.$M216];[.$R216];[.$W216]) = [.$M216]; [.$M216]; IF(MIN([.$M216];[.$R216];[.$W216]) = [.$R216]; [.$R216]; IF(ISNUMBER([.$W216]); [.$W216]; &quot;NO PRICING&quot;))); &quot;&quot;)" office:value-type="float" office:value="0.478">
            <text:p>0.48</text:p>
          </table:table-cell>
          <table:table-cell table:style-name="ce4" table:number-columns-repeated="995"/>
        </table:table-row>
        <table:table-row table:style-name="ro4">
          <table:table-cell table:style-name="ce4" office:value-type="string">
            <text:p>PLCC 32 socket</text:p>
          </table:table-cell>
          <table:table-cell table:style-name="ce4" table:number-columns-repeated="2"/>
          <table:table-cell table:style-name="ce14"/>
          <table:table-cell table:style-name="ce4" office:value-type="float" office:value="12">
            <text:p>12</text:p>
          </table:table-cell>
          <table:table-cell table:style-name="ce4" table:formula="of:=ROUND([.E217]* (1 + extra))" office:value-type="float" office:value="13">
            <text:p>13</text:p>
          </table:table-cell>
          <table:table-cell table:style-name="ce4" table:formula="of:=MAX([.F217];[.E217]+1)" office:value-type="float" office:value="13">
            <text:p>13</text:p>
          </table:table-cell>
          <table:table-cell table:style-name="ce4"/>
          <table:table-cell table:style-name="ce16" office:value-type="float" office:value="1103872">
            <text:p>1103872</text:p>
          </table:table-cell>
          <table:table-cell table:style-name="ce22" office:value-type="float" office:value="0.48">
            <text:p>0.480</text:p>
          </table:table-cell>
          <table:table-cell table:style-name="ce4" office:value-type="float" office:value="1">
            <text:p>1</text:p>
          </table:table-cell>
          <table:table-cell table:style-name="ce26" table:formula="of:=CEILING([.G217];[.K217])" office:value-type="float" office:value="13">
            <text:p>13</text:p>
          </table:table-cell>
          <table:table-cell table:style-name="ce31" table:formula="of:=IF([.L217]*[.J217] &gt; 0; [.L217]*[.J217]; &quot;&quot;)" office:value-type="float" office:value="6.24">
            <text:p>6.24</text:p>
          </table:table-cell>
          <table:table-cell table:style-name="ce16" office:value-type="float" office:value="2078143">
            <text:p>2078143</text:p>
          </table:table-cell>
          <table:table-cell table:style-name="ce22" office:value-type="float" office:value="0.485">
            <text:p>0.485</text:p>
          </table:table-cell>
          <table:table-cell table:style-name="ce4" office:value-type="float" office:value="1">
            <text:p>1</text:p>
          </table:table-cell>
          <table:table-cell table:style-name="ce26" table:formula="of:=CEILING([.$G217];[.P217])" office:value-type="float" office:value="13">
            <text:p>13</text:p>
          </table:table-cell>
          <table:table-cell table:style-name="ce31" table:formula="of:=IF([.Q217]*[.O217] &gt; 0; [.Q217]*[.O217]; &quot;&quot;)" office:value-type="float" office:value="6.305">
            <text:p>6.31</text:p>
          </table:table-cell>
          <table:table-cell table:style-name="ce16" office:value-type="string">
            <text:p>211-231</text:p>
          </table:table-cell>
          <table:table-cell table:style-name="ce22" office:value-type="float" office:value="0.581">
            <text:p>0.581</text:p>
          </table:table-cell>
          <table:table-cell table:style-name="ce4" office:value-type="float" office:value="39">
            <text:p>39</text:p>
          </table:table-cell>
          <table:table-cell table:style-name="ce4" table:formula="of:=CEILING([.$G217];[.U217])" office:value-type="float" office:value="39">
            <text:p>39</text:p>
          </table:table-cell>
          <table:table-cell table:style-name="ce31" table:formula="of:=IF([.V217]*[.T217] &gt; 0; [.V217]*[.T217]; &quot;&quot;)" office:value-type="float" office:value="22.659">
            <text:p>22.66</text:p>
          </table:table-cell>
          <table:table-cell table:style-name="ce26" table:formula="of:=IF([.$A217] &lt;&gt; &quot;&quot;; IF(MIN([.$M217];[.$R217];[.$W217]) = [.$M217]; [.$I$1]; IF(MIN([.$M217];[.$R217];[.$W217]) = [.$R217]; [.$N$1]; IF(ISNUMBER([.$W217]); [.$S$1]; &quot;NO PRICING&quot;))); &quot;&quot;)" office:value-type="string" office:string-value="Farnell">
            <text:p>Farnell</text:p>
          </table:table-cell>
          <table:table-cell table:style-name="ce34" table:formula="of:=IF([.$A217] &lt;&gt; &quot;&quot;; IF(MIN([.$M217];[.$R217];[.$W217]) = [.$M217]; [.$I217]; IF(MIN([.$M217];[.$R217];[.$W217]) = [.$R217]; [.$N217]; IF(ISNUMBER([.$W217]); [.$S217]; &quot;NO PRICING&quot;))); &quot;&quot;)" office:value-type="float" office:value="1103872">
            <text:p>1103872</text:p>
          </table:table-cell>
          <table:table-cell table:style-name="ce26" table:formula="of:=IF([.$A217] &lt;&gt; &quot;&quot;; IF(MIN([.$M217];[.$R217];[.$W217]) = [.$M217]; [.$L217]; IF(MIN([.$M217];[.$R217];[.$W217]) = [.$R217]; [.$Q217]; IF(ISNUMBER([.$W217]); [.$V217]; &quot;NO PRICING&quot;))); &quot;&quot;)" office:value-type="float" office:value="13">
            <text:p>13</text:p>
          </table:table-cell>
          <table:table-cell table:style-name="ce31" table:formula="of:=IF([.$A217] &lt;&gt; &quot;&quot;; IF(MIN([.$M217];[.$R217];[.$W217]) = [.$M217]; [.$M217]; IF(MIN([.$M217];[.$R217];[.$W217]) = [.$R217]; [.$R217]; IF(ISNUMBER([.$W217]); [.$W217]; &quot;NO PRICING&quot;))); &quot;&quot;)" office:value-type="float" office:value="6.24">
            <text:p>6.24</text:p>
          </table:table-cell>
          <table:table-cell table:style-name="ce4" table:number-columns-repeated="995"/>
        </table:table-row>
        <table:table-row table:style-name="ro4">
          <table:table-cell table:style-name="ce4" office:value-type="string">
            <text:p>PLCC 44 socket</text:p>
          </table:table-cell>
          <table:table-cell table:style-name="ce4" table:number-columns-repeated="2"/>
          <table:table-cell table:style-name="ce14"/>
          <table:table-cell table:style-name="ce4" office:value-type="float" office:value="2">
            <text:p>2</text:p>
          </table:table-cell>
          <table:table-cell table:style-name="ce4" table:formula="of:=ROUND([.E218]* (1 + extra))" office:value-type="float" office:value="2">
            <text:p>2</text:p>
          </table:table-cell>
          <table:table-cell table:style-name="ce4" table:formula="of:=MAX([.F218];[.E218]+1)" office:value-type="float" office:value="3">
            <text:p>3</text:p>
          </table:table-cell>
          <table:table-cell table:style-name="ce4"/>
          <table:table-cell table:style-name="ce16" office:value-type="float" office:value="2097214">
            <text:p>2097214</text:p>
          </table:table-cell>
          <table:table-cell table:style-name="ce22" office:value-type="float" office:value="0.49">
            <text:p>0.490</text:p>
          </table:table-cell>
          <table:table-cell table:style-name="ce4" office:value-type="float" office:value="1">
            <text:p>1</text:p>
          </table:table-cell>
          <table:table-cell table:style-name="ce26" table:formula="of:=CEILING([.G218];[.K218])" office:value-type="float" office:value="3">
            <text:p>3</text:p>
          </table:table-cell>
          <table:table-cell table:style-name="ce31" table:formula="of:=IF([.L218]*[.J218] &gt; 0; [.L218]*[.J218]; &quot;&quot;)" office:value-type="float" office:value="1.47">
            <text:p>1.47</text:p>
          </table:table-cell>
          <table:table-cell table:style-name="ce16" office:value-type="float" office:value="2078146">
            <text:p>2078146</text:p>
          </table:table-cell>
          <table:table-cell table:style-name="ce22" office:value-type="float" office:value="0.485">
            <text:p>0.485</text:p>
          </table:table-cell>
          <table:table-cell table:style-name="ce4" office:value-type="float" office:value="1">
            <text:p>1</text:p>
          </table:table-cell>
          <table:table-cell table:style-name="ce26" table:formula="of:=CEILING([.$G218];[.P218])" office:value-type="float" office:value="3">
            <text:p>3</text:p>
          </table:table-cell>
          <table:table-cell table:style-name="ce31" table:formula="of:=IF([.Q218]*[.O218] &gt; 0; [.Q218]*[.O218]; &quot;&quot;)" office:value-type="float" office:value="1.455">
            <text:p>1.46</text:p>
          </table:table-cell>
          <table:table-cell table:style-name="ce16"/>
          <table:table-cell table:style-name="ce22"/>
          <table:table-cell table:style-name="ce4"/>
          <table:table-cell table:style-name="ce4" table:formula="of:=CEILING([.$G218];[.U218])" office:value-type="float" office:value="0">
            <text:p>0</text:p>
          </table:table-cell>
          <table:table-cell table:style-name="ce31" table:formula="of:=IF([.V218]*[.T218] &gt; 0; [.V218]*[.T218]; &quot;&quot;)">
            <text:p/>
          </table:table-cell>
          <table:table-cell table:style-name="ce26" table:formula="of:=IF([.$A218] &lt;&gt; &quot;&quot;; IF(MIN([.$M218];[.$R218];[.$W218]) = [.$M218]; [.$I$1]; IF(MIN([.$M218];[.$R218];[.$W218]) = [.$R218]; [.$N$1]; IF(ISNUMBER([.$W218]); [.$S$1]; &quot;NO PRICING&quot;))); &quot;&quot;)" office:value-type="string" office:string-value="Farnell US">
            <text:p>Farnell US</text:p>
          </table:table-cell>
          <table:table-cell table:style-name="ce34" table:formula="of:=IF([.$A218] &lt;&gt; &quot;&quot;; IF(MIN([.$M218];[.$R218];[.$W218]) = [.$M218]; [.$I218]; IF(MIN([.$M218];[.$R218];[.$W218]) = [.$R218]; [.$N218]; IF(ISNUMBER([.$W218]); [.$S218]; &quot;NO PRICING&quot;))); &quot;&quot;)" office:value-type="float" office:value="2078146">
            <text:p>2078146</text:p>
          </table:table-cell>
          <table:table-cell table:style-name="ce26" table:formula="of:=IF([.$A218] &lt;&gt; &quot;&quot;; IF(MIN([.$M218];[.$R218];[.$W218]) = [.$M218]; [.$L218]; IF(MIN([.$M218];[.$R218];[.$W218]) = [.$R218]; [.$Q218]; IF(ISNUMBER([.$W218]); [.$V218]; &quot;NO PRICING&quot;))); &quot;&quot;)" office:value-type="float" office:value="3">
            <text:p>3</text:p>
          </table:table-cell>
          <table:table-cell table:style-name="ce31" table:formula="of:=IF([.$A218] &lt;&gt; &quot;&quot;; IF(MIN([.$M218];[.$R218];[.$W218]) = [.$M218]; [.$M218]; IF(MIN([.$M218];[.$R218];[.$W218]) = [.$R218]; [.$R218]; IF(ISNUMBER([.$W218]); [.$W218]; &quot;NO PRICING&quot;))); &quot;&quot;)" office:value-type="float" office:value="1.455">
            <text:p>1.46</text:p>
          </table:table-cell>
          <table:table-cell table:style-name="ce4" table:number-columns-repeated="995"/>
        </table:table-row>
        <table:table-row table:style-name="ro4">
          <table:table-cell table:style-name="ce4" office:value-type="string">
            <text:p>IDC 40-pin cable-side socket with relief</text:p>
          </table:table-cell>
          <table:table-cell table:style-name="ce4" table:number-columns-repeated="2"/>
          <table:table-cell table:style-name="ce14"/>
          <table:table-cell table:style-name="ce4"/>
          <table:table-cell table:style-name="ce4" table:formula="of:=ROUND([.E219]* (1 + extra))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4"/>
          <table:table-cell table:style-name="ce16" office:value-type="float" office:value="1099242">
            <text:p>1099242</text:p>
          </table:table-cell>
          <table:table-cell table:style-name="ce22" office:value-type="float" office:value="0.67">
            <text:p>0.670</text:p>
          </table:table-cell>
          <table:table-cell table:style-name="ce4" office:value-type="float" office:value="1">
            <text:p>1</text:p>
          </table:table-cell>
          <table:table-cell table:style-name="ce26" table:formula="of:=CEILING([.G219];[.K219])" office:value-type="float" office:value="10">
            <text:p>10</text:p>
          </table:table-cell>
          <table:table-cell table:style-name="ce31" table:formula="of:=IF([.L219]*[.J219] &gt; 0; [.L219]*[.J219]; &quot;&quot;)" office:value-type="float" office:value="6.7">
            <text:p>6.70</text:p>
          </table:table-cell>
          <table:table-cell table:style-name="ce16"/>
          <table:table-cell table:style-name="ce22"/>
          <table:table-cell table:style-name="ce4"/>
          <table:table-cell table:style-name="ce26" table:formula="of:=CEILING([.$G219];[.P219])" office:value-type="float" office:value="0">
            <text:p>0</text:p>
          </table:table-cell>
          <table:table-cell table:style-name="ce31" table:formula="of:=IF([.Q219]*[.O219] &gt; 0; [.Q219]*[.O219]; &quot;&quot;)">
            <text:p/>
          </table:table-cell>
          <table:table-cell table:style-name="ce16"/>
          <table:table-cell table:style-name="ce22"/>
          <table:table-cell table:style-name="ce4"/>
          <table:table-cell table:style-name="ce4" table:formula="of:=CEILING([.$G219];[.U219])" office:value-type="float" office:value="0">
            <text:p>0</text:p>
          </table:table-cell>
          <table:table-cell table:style-name="ce31" table:formula="of:=IF([.V219]*[.T219] &gt; 0; [.V219]*[.T219]; &quot;&quot;)">
            <text:p/>
          </table:table-cell>
          <table:table-cell table:style-name="ce26" table:formula="of:=IF([.$A219] &lt;&gt; &quot;&quot;; IF(MIN([.$M219];[.$R219];[.$W219]) = [.$M219]; [.$I$1]; IF(MIN([.$M219];[.$R219];[.$W219]) = [.$R219]; [.$N$1]; IF(ISNUMBER([.$W219]); [.$S$1]; &quot;NO PRICING&quot;))); &quot;&quot;)" office:value-type="string" office:string-value="Farnell">
            <text:p>Farnell</text:p>
          </table:table-cell>
          <table:table-cell table:style-name="ce34" table:formula="of:=IF([.$A219] &lt;&gt; &quot;&quot;; IF(MIN([.$M219];[.$R219];[.$W219]) = [.$M219]; [.$I219]; IF(MIN([.$M219];[.$R219];[.$W219]) = [.$R219]; [.$N219]; IF(ISNUMBER([.$W219]); [.$S219]; &quot;NO PRICING&quot;))); &quot;&quot;)" office:value-type="float" office:value="1099242">
            <text:p>1099242</text:p>
          </table:table-cell>
          <table:table-cell table:style-name="ce26" table:formula="of:=IF([.$A219] &lt;&gt; &quot;&quot;; IF(MIN([.$M219];[.$R219];[.$W219]) = [.$M219]; [.$L219]; IF(MIN([.$M219];[.$R219];[.$W219]) = [.$R219]; [.$Q219]; IF(ISNUMBER([.$W219]); [.$V219]; &quot;NO PRICING&quot;))); &quot;&quot;)" office:value-type="float" office:value="10">
            <text:p>10</text:p>
          </table:table-cell>
          <table:table-cell table:style-name="ce31" table:formula="of:=IF([.$A219] &lt;&gt; &quot;&quot;; IF(MIN([.$M219];[.$R219];[.$W219]) = [.$M219]; [.$M219]; IF(MIN([.$M219];[.$R219];[.$W219]) = [.$R219]; [.$R219]; IF(ISNUMBER([.$W219]); [.$W219]; &quot;NO PRICING&quot;))); &quot;&quot;)" office:value-type="float" office:value="6.7">
            <text:p>6.70</text:p>
          </table:table-cell>
          <table:table-cell table:style-name="ce4" table:number-columns-repeated="995"/>
        </table:table-row>
        <table:table-row table:style-name="ro4">
          <table:table-cell table:style-name="ce4" office:value-type="string">
            <text:p>40-pin right angle header, shrouded</text:p>
          </table:table-cell>
          <table:table-cell table:style-name="ce4" table:number-columns-repeated="2"/>
          <table:table-cell table:style-name="ce14"/>
          <table:table-cell table:style-name="ce4"/>
          <table:table-cell table:style-name="ce4" table:formula="of:=ROUND([.E220]* (1 + extra))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4"/>
          <table:table-cell table:style-name="ce16" office:value-type="float" office:value="1099251">
            <text:p>1099251</text:p>
          </table:table-cell>
          <table:table-cell table:style-name="ce22" office:value-type="float" office:value="1.13">
            <text:p>1.130</text:p>
          </table:table-cell>
          <table:table-cell table:style-name="ce4" office:value-type="float" office:value="1">
            <text:p>1</text:p>
          </table:table-cell>
          <table:table-cell table:style-name="ce26" table:formula="of:=CEILING([.G220];[.K220])" office:value-type="float" office:value="10">
            <text:p>10</text:p>
          </table:table-cell>
          <table:table-cell table:style-name="ce31" table:formula="of:=IF([.L220]*[.J220] &gt; 0; [.L220]*[.J220]; &quot;&quot;)" office:value-type="float" office:value="11.3">
            <text:p>11.30</text:p>
          </table:table-cell>
          <table:table-cell table:style-name="ce16"/>
          <table:table-cell table:style-name="ce22"/>
          <table:table-cell table:style-name="ce4"/>
          <table:table-cell table:style-name="ce26" table:formula="of:=CEILING([.$G220];[.P220])" office:value-type="float" office:value="0">
            <text:p>0</text:p>
          </table:table-cell>
          <table:table-cell table:style-name="ce31" table:formula="of:=IF([.Q220]*[.O220] &gt; 0; [.Q220]*[.O220]; &quot;&quot;)">
            <text:p/>
          </table:table-cell>
          <table:table-cell table:style-name="ce16"/>
          <table:table-cell table:style-name="ce22"/>
          <table:table-cell table:style-name="ce4"/>
          <table:table-cell table:style-name="ce4" table:formula="of:=CEILING([.$G220];[.U220])" office:value-type="float" office:value="0">
            <text:p>0</text:p>
          </table:table-cell>
          <table:table-cell table:style-name="ce31" table:formula="of:=IF([.V220]*[.T220] &gt; 0; [.V220]*[.T220]; &quot;&quot;)">
            <text:p/>
          </table:table-cell>
          <table:table-cell table:style-name="ce26" table:formula="of:=IF([.$A220] &lt;&gt; &quot;&quot;; IF(MIN([.$M220];[.$R220];[.$W220]) = [.$M220]; [.$I$1]; IF(MIN([.$M220];[.$R220];[.$W220]) = [.$R220]; [.$N$1]; IF(ISNUMBER([.$W220]); [.$S$1]; &quot;NO PRICING&quot;))); &quot;&quot;)" office:value-type="string" office:string-value="Farnell">
            <text:p>Farnell</text:p>
          </table:table-cell>
          <table:table-cell table:style-name="ce34" table:formula="of:=IF([.$A220] &lt;&gt; &quot;&quot;; IF(MIN([.$M220];[.$R220];[.$W220]) = [.$M220]; [.$I220]; IF(MIN([.$M220];[.$R220];[.$W220]) = [.$R220]; [.$N220]; IF(ISNUMBER([.$W220]); [.$S220]; &quot;NO PRICING&quot;))); &quot;&quot;)" office:value-type="float" office:value="1099251">
            <text:p>1099251</text:p>
          </table:table-cell>
          <table:table-cell table:style-name="ce26" table:formula="of:=IF([.$A220] &lt;&gt; &quot;&quot;; IF(MIN([.$M220];[.$R220];[.$W220]) = [.$M220]; [.$L220]; IF(MIN([.$M220];[.$R220];[.$W220]) = [.$R220]; [.$Q220]; IF(ISNUMBER([.$W220]); [.$V220]; &quot;NO PRICING&quot;))); &quot;&quot;)" office:value-type="float" office:value="10">
            <text:p>10</text:p>
          </table:table-cell>
          <table:table-cell table:style-name="ce31" table:formula="of:=IF([.$A220] &lt;&gt; &quot;&quot;; IF(MIN([.$M220];[.$R220];[.$W220]) = [.$M220]; [.$M220]; IF(MIN([.$M220];[.$R220];[.$W220]) = [.$R220]; [.$R220]; IF(ISNUMBER([.$W220]); [.$W220]; &quot;NO PRICING&quot;))); &quot;&quot;)" office:value-type="float" office:value="11.3">
            <text:p>11.30</text:p>
          </table:table-cell>
          <table:table-cell table:style-name="ce4" table:number-columns-repeated="995"/>
        </table:table-row>
        <table:table-row table:style-name="ro4">
          <table:table-cell table:style-name="ce4"/>
          <table:table-cell table:style-name="ce4" table:number-columns-repeated="2"/>
          <table:table-cell table:style-name="ce14"/>
          <table:table-cell table:style-name="ce4"/>
          <table:table-cell table:style-name="ce4" table:formula="of:=ROUND([.E221]* (1 + extra))" office:value-type="float" office:value="0">
            <text:p>0</text:p>
          </table:table-cell>
          <table:table-cell table:style-name="ce4" table:formula="of:=MAX([.F221];[.E221]+1)" office:value-type="float" office:value="1">
            <text:p>1</text:p>
          </table:table-cell>
          <table:table-cell table:style-name="ce4"/>
          <table:table-cell table:style-name="ce16"/>
          <table:table-cell table:style-name="ce22"/>
          <table:table-cell table:style-name="ce4"/>
          <table:table-cell table:style-name="ce26" table:formula="of:=CEILING([.G221];[.K221])" office:value-type="float" office:value="0">
            <text:p>0</text:p>
          </table:table-cell>
          <table:table-cell table:style-name="ce31" table:formula="of:=IF([.L221]*[.J221] &gt; 0; [.L221]*[.J221]; &quot;&quot;)">
            <text:p/>
          </table:table-cell>
          <table:table-cell table:style-name="ce16"/>
          <table:table-cell table:style-name="ce22"/>
          <table:table-cell table:style-name="ce4"/>
          <table:table-cell table:style-name="ce26" table:formula="of:=CEILING([.$G221];[.P221])" office:value-type="float" office:value="0">
            <text:p>0</text:p>
          </table:table-cell>
          <table:table-cell table:style-name="ce31" table:formula="of:=IF([.Q221]*[.O221] &gt; 0; [.Q221]*[.O221]; &quot;&quot;)">
            <text:p/>
          </table:table-cell>
          <table:table-cell table:style-name="ce16"/>
          <table:table-cell table:style-name="ce22"/>
          <table:table-cell table:style-name="ce4"/>
          <table:table-cell table:style-name="ce4" table:formula="of:=CEILING([.$G221];[.U221])" office:value-type="float" office:value="0">
            <text:p>0</text:p>
          </table:table-cell>
          <table:table-cell table:style-name="ce31" table:formula="of:=IF([.V221]*[.T221] &gt; 0; [.V221]*[.T221]; &quot;&quot;)">
            <text:p/>
          </table:table-cell>
          <table:table-cell table:style-name="ce26" table:formula="of:=IF([.$A221] &lt;&gt; &quot;&quot;; IF(MIN([.$M221];[.$R221];[.$W221]) = [.$M221]; [.$I$1]; IF(MIN([.$M221];[.$R221];[.$W221]) = [.$R221]; [.$N$1]; IF(ISNUMBER([.$W221]); [.$S$1]; &quot;NO PRICING&quot;))); &quot;&quot;)">
            <text:p/>
          </table:table-cell>
          <table:table-cell table:style-name="ce34" table:formula="of:=IF([.$A221] &lt;&gt; &quot;&quot;; IF(MIN([.$M221];[.$R221];[.$W221]) = [.$M221]; [.$I221]; IF(MIN([.$M221];[.$R221];[.$W221]) = [.$R221]; [.$N221]; IF(ISNUMBER([.$W221]); [.$S221]; &quot;NO PRICING&quot;))); &quot;&quot;)">
            <text:p/>
          </table:table-cell>
          <table:table-cell table:style-name="ce26" table:formula="of:=IF([.$A221] &lt;&gt; &quot;&quot;; IF(MIN([.$M221];[.$R221];[.$W221]) = [.$M221]; [.$L221]; IF(MIN([.$M221];[.$R221];[.$W221]) = [.$R221]; [.$Q221]; IF(ISNUMBER([.$W221]); [.$V221]; &quot;NO PRICING&quot;))); &quot;&quot;)">
            <text:p/>
          </table:table-cell>
          <table:table-cell table:style-name="ce31" table:formula="of:=IF([.$A221] &lt;&gt; &quot;&quot;; IF(MIN([.$M221];[.$R221];[.$W221]) = [.$M221]; [.$M221]; IF(MIN([.$M221];[.$R221];[.$W221]) = [.$R221]; [.$R221]; IF(ISNUMBER([.$W221]); [.$W221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4"/>
          <table:table-cell table:style-name="ce4" table:number-columns-repeated="2"/>
          <table:table-cell table:style-name="ce14"/>
          <table:table-cell table:style-name="ce4"/>
          <table:table-cell table:style-name="ce4" table:formula="of:=ROUND([.E222]* (1 + extra))" office:value-type="float" office:value="0">
            <text:p>0</text:p>
          </table:table-cell>
          <table:table-cell table:style-name="ce4" table:formula="of:=MAX([.F222];[.E222]+1)" office:value-type="float" office:value="1">
            <text:p>1</text:p>
          </table:table-cell>
          <table:table-cell table:style-name="ce4"/>
          <table:table-cell table:style-name="ce16"/>
          <table:table-cell table:style-name="ce22"/>
          <table:table-cell table:style-name="ce4"/>
          <table:table-cell table:style-name="ce26" table:formula="of:=CEILING([.G222];[.K222])" office:value-type="float" office:value="0">
            <text:p>0</text:p>
          </table:table-cell>
          <table:table-cell table:style-name="ce31" table:formula="of:=IF([.L222]*[.J222] &gt; 0; [.L222]*[.J222]; &quot;&quot;)">
            <text:p/>
          </table:table-cell>
          <table:table-cell table:style-name="ce16"/>
          <table:table-cell table:style-name="ce22"/>
          <table:table-cell table:style-name="ce4"/>
          <table:table-cell table:style-name="ce26" table:formula="of:=CEILING([.$G222];[.P222])" office:value-type="float" office:value="0">
            <text:p>0</text:p>
          </table:table-cell>
          <table:table-cell table:style-name="ce31" table:formula="of:=IF([.Q222]*[.O222] &gt; 0; [.Q222]*[.O222]; &quot;&quot;)">
            <text:p/>
          </table:table-cell>
          <table:table-cell table:style-name="ce16"/>
          <table:table-cell table:style-name="ce22"/>
          <table:table-cell table:style-name="ce4"/>
          <table:table-cell table:style-name="ce4" table:formula="of:=CEILING([.$G222];[.U222])" office:value-type="float" office:value="0">
            <text:p>0</text:p>
          </table:table-cell>
          <table:table-cell table:style-name="ce31" table:formula="of:=IF([.V222]*[.T222] &gt; 0; [.V222]*[.T222]; &quot;&quot;)">
            <text:p/>
          </table:table-cell>
          <table:table-cell table:style-name="ce26" table:formula="of:=IF([.$A222] &lt;&gt; &quot;&quot;; IF(MIN([.$M222];[.$R222];[.$W222]) = [.$M222]; [.$I$1]; IF(MIN([.$M222];[.$R222];[.$W222]) = [.$R222]; [.$N$1]; IF(ISNUMBER([.$W222]); [.$S$1]; &quot;NO PRICING&quot;))); &quot;&quot;)">
            <text:p/>
          </table:table-cell>
          <table:table-cell table:style-name="ce34" table:formula="of:=IF([.$A222] &lt;&gt; &quot;&quot;; IF(MIN([.$M222];[.$R222];[.$W222]) = [.$M222]; [.$I222]; IF(MIN([.$M222];[.$R222];[.$W222]) = [.$R222]; [.$N222]; IF(ISNUMBER([.$W222]); [.$S222]; &quot;NO PRICING&quot;))); &quot;&quot;)">
            <text:p/>
          </table:table-cell>
          <table:table-cell table:style-name="ce26" table:formula="of:=IF([.$A222] &lt;&gt; &quot;&quot;; IF(MIN([.$M222];[.$R222];[.$W222]) = [.$M222]; [.$L222]; IF(MIN([.$M222];[.$R222];[.$W222]) = [.$R222]; [.$Q222]; IF(ISNUMBER([.$W222]); [.$V222]; &quot;NO PRICING&quot;))); &quot;&quot;)">
            <text:p/>
          </table:table-cell>
          <table:table-cell table:style-name="ce31" table:formula="of:=IF([.$A222] &lt;&gt; &quot;&quot;; IF(MIN([.$M222];[.$R222];[.$W222]) = [.$M222]; [.$M222]; IF(MIN([.$M222];[.$R222];[.$W222]) = [.$R222]; [.$R222]; IF(ISNUMBER([.$W222]); [.$W222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4"/>
          <table:table-cell table:style-name="ce4" table:number-columns-repeated="2"/>
          <table:table-cell table:style-name="ce14"/>
          <table:table-cell table:style-name="ce4"/>
          <table:table-cell table:style-name="ce4" table:formula="of:=ROUND([.E223]* (1 + extra))" office:value-type="float" office:value="0">
            <text:p>0</text:p>
          </table:table-cell>
          <table:table-cell table:style-name="ce4" table:formula="of:=MAX([.F223];[.E223]+1)" office:value-type="float" office:value="1">
            <text:p>1</text:p>
          </table:table-cell>
          <table:table-cell table:style-name="ce4"/>
          <table:table-cell table:style-name="ce16"/>
          <table:table-cell table:style-name="ce22"/>
          <table:table-cell table:style-name="ce4"/>
          <table:table-cell table:style-name="ce26" table:formula="of:=CEILING([.G223];[.K223])" office:value-type="float" office:value="0">
            <text:p>0</text:p>
          </table:table-cell>
          <table:table-cell table:style-name="ce31" table:formula="of:=IF([.L223]*[.J223] &gt; 0; [.L223]*[.J223]; &quot;&quot;)">
            <text:p/>
          </table:table-cell>
          <table:table-cell table:style-name="ce16"/>
          <table:table-cell table:style-name="ce22"/>
          <table:table-cell table:style-name="ce4"/>
          <table:table-cell table:style-name="ce26" table:formula="of:=CEILING([.$G223];[.P223])" office:value-type="float" office:value="0">
            <text:p>0</text:p>
          </table:table-cell>
          <table:table-cell table:style-name="ce31" table:formula="of:=IF([.Q223]*[.O223] &gt; 0; [.Q223]*[.O223]; &quot;&quot;)">
            <text:p/>
          </table:table-cell>
          <table:table-cell table:style-name="ce16"/>
          <table:table-cell table:style-name="ce22"/>
          <table:table-cell table:style-name="ce4"/>
          <table:table-cell table:style-name="ce4" table:formula="of:=CEILING([.$G223];[.U223])" office:value-type="float" office:value="0">
            <text:p>0</text:p>
          </table:table-cell>
          <table:table-cell table:style-name="ce31" table:formula="of:=IF([.V223]*[.T223] &gt; 0; [.V223]*[.T223]; &quot;&quot;)">
            <text:p/>
          </table:table-cell>
          <table:table-cell table:style-name="ce26" table:formula="of:=IF([.$A223] &lt;&gt; &quot;&quot;; IF(MIN([.$M223];[.$R223];[.$W223]) = [.$M223]; [.$I$1]; IF(MIN([.$M223];[.$R223];[.$W223]) = [.$R223]; [.$N$1]; IF(ISNUMBER([.$W223]); [.$S$1]; &quot;NO PRICING&quot;))); &quot;&quot;)">
            <text:p/>
          </table:table-cell>
          <table:table-cell table:style-name="ce34" table:formula="of:=IF([.$A223] &lt;&gt; &quot;&quot;; IF(MIN([.$M223];[.$R223];[.$W223]) = [.$M223]; [.$I223]; IF(MIN([.$M223];[.$R223];[.$W223]) = [.$R223]; [.$N223]; IF(ISNUMBER([.$W223]); [.$S223]; &quot;NO PRICING&quot;))); &quot;&quot;)">
            <text:p/>
          </table:table-cell>
          <table:table-cell table:style-name="ce26" table:formula="of:=IF([.$A223] &lt;&gt; &quot;&quot;; IF(MIN([.$M223];[.$R223];[.$W223]) = [.$M223]; [.$L223]; IF(MIN([.$M223];[.$R223];[.$W223]) = [.$R223]; [.$Q223]; IF(ISNUMBER([.$W223]); [.$V223]; &quot;NO PRICING&quot;))); &quot;&quot;)">
            <text:p/>
          </table:table-cell>
          <table:table-cell table:style-name="ce31" table:formula="of:=IF([.$A223] &lt;&gt; &quot;&quot;; IF(MIN([.$M223];[.$R223];[.$W223]) = [.$M223]; [.$M223]; IF(MIN([.$M223];[.$R223];[.$W223]) = [.$R223]; [.$R223]; IF(ISNUMBER([.$W223]); [.$W223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4"/>
          <table:table-cell table:style-name="ce4" table:number-columns-repeated="2"/>
          <table:table-cell table:style-name="ce14"/>
          <table:table-cell table:style-name="ce4"/>
          <table:table-cell table:style-name="ce4" table:formula="of:=ROUND([.E224]* (1 + extra))" office:value-type="float" office:value="0">
            <text:p>0</text:p>
          </table:table-cell>
          <table:table-cell table:style-name="ce4" table:formula="of:=MAX([.F224];[.E224]+1)" office:value-type="float" office:value="1">
            <text:p>1</text:p>
          </table:table-cell>
          <table:table-cell table:style-name="ce4"/>
          <table:table-cell table:style-name="ce16"/>
          <table:table-cell table:style-name="ce22"/>
          <table:table-cell table:style-name="ce4"/>
          <table:table-cell table:style-name="ce26" table:formula="of:=CEILING([.G224];[.K224])" office:value-type="float" office:value="0">
            <text:p>0</text:p>
          </table:table-cell>
          <table:table-cell table:style-name="ce31" table:formula="of:=IF([.L224]*[.J224] &gt; 0; [.L224]*[.J224]; &quot;&quot;)">
            <text:p/>
          </table:table-cell>
          <table:table-cell table:style-name="ce16"/>
          <table:table-cell table:style-name="ce22"/>
          <table:table-cell table:style-name="ce4"/>
          <table:table-cell table:style-name="ce26" table:formula="of:=CEILING([.$G224];[.P224])" office:value-type="float" office:value="0">
            <text:p>0</text:p>
          </table:table-cell>
          <table:table-cell table:style-name="ce31" table:formula="of:=IF([.Q224]*[.O224] &gt; 0; [.Q224]*[.O224]; &quot;&quot;)">
            <text:p/>
          </table:table-cell>
          <table:table-cell table:style-name="ce16"/>
          <table:table-cell table:style-name="ce22"/>
          <table:table-cell table:style-name="ce4"/>
          <table:table-cell table:style-name="ce4" table:formula="of:=CEILING([.$G224];[.U224])" office:value-type="float" office:value="0">
            <text:p>0</text:p>
          </table:table-cell>
          <table:table-cell table:style-name="ce31" table:formula="of:=IF([.V224]*[.T224] &gt; 0; [.V224]*[.T224]; &quot;&quot;)">
            <text:p/>
          </table:table-cell>
          <table:table-cell table:style-name="ce26" table:formula="of:=IF([.$A224] &lt;&gt; &quot;&quot;; IF(MIN([.$M224];[.$R224];[.$W224]) = [.$M224]; [.$I$1]; IF(MIN([.$M224];[.$R224];[.$W224]) = [.$R224]; [.$N$1]; IF(ISNUMBER([.$W224]); [.$S$1]; &quot;NO PRICING&quot;))); &quot;&quot;)">
            <text:p/>
          </table:table-cell>
          <table:table-cell table:style-name="ce34" table:formula="of:=IF([.$A224] &lt;&gt; &quot;&quot;; IF(MIN([.$M224];[.$R224];[.$W224]) = [.$M224]; [.$I224]; IF(MIN([.$M224];[.$R224];[.$W224]) = [.$R224]; [.$N224]; IF(ISNUMBER([.$W224]); [.$S224]; &quot;NO PRICING&quot;))); &quot;&quot;)">
            <text:p/>
          </table:table-cell>
          <table:table-cell table:style-name="ce26" table:formula="of:=IF([.$A224] &lt;&gt; &quot;&quot;; IF(MIN([.$M224];[.$R224];[.$W224]) = [.$M224]; [.$L224]; IF(MIN([.$M224];[.$R224];[.$W224]) = [.$R224]; [.$Q224]; IF(ISNUMBER([.$W224]); [.$V224]; &quot;NO PRICING&quot;))); &quot;&quot;)">
            <text:p/>
          </table:table-cell>
          <table:table-cell table:style-name="ce31" table:formula="of:=IF([.$A224] &lt;&gt; &quot;&quot;; IF(MIN([.$M224];[.$R224];[.$W224]) = [.$M224]; [.$M224]; IF(MIN([.$M224];[.$R224];[.$W224]) = [.$R224]; [.$R224]; IF(ISNUMBER([.$W224]); [.$W224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4"/>
          <table:table-cell table:style-name="ce4" table:number-columns-repeated="2"/>
          <table:table-cell table:style-name="ce14"/>
          <table:table-cell table:style-name="ce4"/>
          <table:table-cell table:style-name="ce4" table:formula="of:=ROUND([.E225]* (1 + extra))" office:value-type="float" office:value="0">
            <text:p>0</text:p>
          </table:table-cell>
          <table:table-cell table:style-name="ce4" table:formula="of:=MAX([.F225];[.E225]+1)" office:value-type="float" office:value="1">
            <text:p>1</text:p>
          </table:table-cell>
          <table:table-cell table:style-name="ce4"/>
          <table:table-cell table:style-name="ce16"/>
          <table:table-cell table:style-name="ce22"/>
          <table:table-cell table:style-name="ce4"/>
          <table:table-cell table:style-name="ce26" table:formula="of:=CEILING([.G225];[.K225])" office:value-type="float" office:value="0">
            <text:p>0</text:p>
          </table:table-cell>
          <table:table-cell table:style-name="ce31" table:formula="of:=IF([.L225]*[.J225] &gt; 0; [.L225]*[.J225]; &quot;&quot;)">
            <text:p/>
          </table:table-cell>
          <table:table-cell table:style-name="ce16"/>
          <table:table-cell table:style-name="ce22"/>
          <table:table-cell table:style-name="ce4"/>
          <table:table-cell table:style-name="ce26" table:formula="of:=CEILING([.$G225];[.P225])" office:value-type="float" office:value="0">
            <text:p>0</text:p>
          </table:table-cell>
          <table:table-cell table:style-name="ce31" table:formula="of:=IF([.Q225]*[.O225] &gt; 0; [.Q225]*[.O225]; &quot;&quot;)">
            <text:p/>
          </table:table-cell>
          <table:table-cell table:style-name="ce16"/>
          <table:table-cell table:style-name="ce22"/>
          <table:table-cell table:style-name="ce4"/>
          <table:table-cell table:style-name="ce4" table:formula="of:=CEILING([.$G225];[.U225])" office:value-type="float" office:value="0">
            <text:p>0</text:p>
          </table:table-cell>
          <table:table-cell table:style-name="ce31" table:formula="of:=IF([.V225]*[.T225] &gt; 0; [.V225]*[.T225]; &quot;&quot;)">
            <text:p/>
          </table:table-cell>
          <table:table-cell table:style-name="ce26" table:formula="of:=IF([.$A225] &lt;&gt; &quot;&quot;; IF(MIN([.$M225];[.$R225];[.$W225]) = [.$M225]; [.$I$1]; IF(MIN([.$M225];[.$R225];[.$W225]) = [.$R225]; [.$N$1]; IF(ISNUMBER([.$W225]); [.$S$1]; &quot;NO PRICING&quot;))); &quot;&quot;)">
            <text:p/>
          </table:table-cell>
          <table:table-cell table:style-name="ce34" table:formula="of:=IF([.$A225] &lt;&gt; &quot;&quot;; IF(MIN([.$M225];[.$R225];[.$W225]) = [.$M225]; [.$I225]; IF(MIN([.$M225];[.$R225];[.$W225]) = [.$R225]; [.$N225]; IF(ISNUMBER([.$W225]); [.$S225]; &quot;NO PRICING&quot;))); &quot;&quot;)">
            <text:p/>
          </table:table-cell>
          <table:table-cell table:style-name="ce26" table:formula="of:=IF([.$A225] &lt;&gt; &quot;&quot;; IF(MIN([.$M225];[.$R225];[.$W225]) = [.$M225]; [.$L225]; IF(MIN([.$M225];[.$R225];[.$W225]) = [.$R225]; [.$Q225]; IF(ISNUMBER([.$W225]); [.$V225]; &quot;NO PRICING&quot;))); &quot;&quot;)">
            <text:p/>
          </table:table-cell>
          <table:table-cell table:style-name="ce31" table:formula="of:=IF([.$A225] &lt;&gt; &quot;&quot;; IF(MIN([.$M225];[.$R225];[.$W225]) = [.$M225]; [.$M225]; IF(MIN([.$M225];[.$R225];[.$W225]) = [.$R225]; [.$R225]; IF(ISNUMBER([.$W225]); [.$W225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4"/>
          <table:table-cell table:style-name="ce4" table:number-columns-repeated="2"/>
          <table:table-cell table:style-name="ce14"/>
          <table:table-cell table:style-name="ce4"/>
          <table:table-cell table:style-name="ce4" table:formula="of:=ROUND([.E226]* (1 + extra))" office:value-type="float" office:value="0">
            <text:p>0</text:p>
          </table:table-cell>
          <table:table-cell table:style-name="ce4" table:formula="of:=MAX([.F226];[.E226]+1)" office:value-type="float" office:value="1">
            <text:p>1</text:p>
          </table:table-cell>
          <table:table-cell table:style-name="ce4"/>
          <table:table-cell table:style-name="ce16"/>
          <table:table-cell table:style-name="ce22"/>
          <table:table-cell table:style-name="ce4"/>
          <table:table-cell table:style-name="ce26" table:formula="of:=CEILING([.G226];[.K226])" office:value-type="float" office:value="0">
            <text:p>0</text:p>
          </table:table-cell>
          <table:table-cell table:style-name="ce31" table:formula="of:=IF([.L226]*[.J226] &gt; 0; [.L226]*[.J226]; &quot;&quot;)">
            <text:p/>
          </table:table-cell>
          <table:table-cell table:style-name="ce16"/>
          <table:table-cell table:style-name="ce22"/>
          <table:table-cell table:style-name="ce4"/>
          <table:table-cell table:style-name="ce26" table:formula="of:=CEILING([.$G226];[.P226])" office:value-type="float" office:value="0">
            <text:p>0</text:p>
          </table:table-cell>
          <table:table-cell table:style-name="ce31" table:formula="of:=IF([.Q226]*[.O226] &gt; 0; [.Q226]*[.O226]; &quot;&quot;)">
            <text:p/>
          </table:table-cell>
          <table:table-cell table:style-name="ce16"/>
          <table:table-cell table:style-name="ce22"/>
          <table:table-cell table:style-name="ce4"/>
          <table:table-cell table:style-name="ce4" table:formula="of:=CEILING([.$G226];[.U226])" office:value-type="float" office:value="0">
            <text:p>0</text:p>
          </table:table-cell>
          <table:table-cell table:style-name="ce31" table:formula="of:=IF([.V226]*[.T226] &gt; 0; [.V226]*[.T226]; &quot;&quot;)">
            <text:p/>
          </table:table-cell>
          <table:table-cell table:style-name="ce26" table:formula="of:=IF([.$A226] &lt;&gt; &quot;&quot;; IF(MIN([.$M226];[.$R226];[.$W226]) = [.$M226]; [.$I$1]; IF(MIN([.$M226];[.$R226];[.$W226]) = [.$R226]; [.$N$1]; IF(ISNUMBER([.$W226]); [.$S$1]; &quot;NO PRICING&quot;))); &quot;&quot;)">
            <text:p/>
          </table:table-cell>
          <table:table-cell table:style-name="ce34" table:formula="of:=IF([.$A226] &lt;&gt; &quot;&quot;; IF(MIN([.$M226];[.$R226];[.$W226]) = [.$M226]; [.$I226]; IF(MIN([.$M226];[.$R226];[.$W226]) = [.$R226]; [.$N226]; IF(ISNUMBER([.$W226]); [.$S226]; &quot;NO PRICING&quot;))); &quot;&quot;)">
            <text:p/>
          </table:table-cell>
          <table:table-cell table:style-name="ce26" table:formula="of:=IF([.$A226] &lt;&gt; &quot;&quot;; IF(MIN([.$M226];[.$R226];[.$W226]) = [.$M226]; [.$L226]; IF(MIN([.$M226];[.$R226];[.$W226]) = [.$R226]; [.$Q226]; IF(ISNUMBER([.$W226]); [.$V226]; &quot;NO PRICING&quot;))); &quot;&quot;)">
            <text:p/>
          </table:table-cell>
          <table:table-cell table:style-name="ce31" table:formula="of:=IF([.$A226] &lt;&gt; &quot;&quot;; IF(MIN([.$M226];[.$R226];[.$W226]) = [.$M226]; [.$M226]; IF(MIN([.$M226];[.$R226];[.$W226]) = [.$R226]; [.$R226]; IF(ISNUMBER([.$W226]); [.$W226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4"/>
          <table:table-cell table:style-name="ce4" table:number-columns-repeated="2"/>
          <table:table-cell table:style-name="ce14"/>
          <table:table-cell table:style-name="ce4"/>
          <table:table-cell table:style-name="ce4" table:formula="of:=ROUND([.E227]* (1 + extra))" office:value-type="float" office:value="0">
            <text:p>0</text:p>
          </table:table-cell>
          <table:table-cell table:style-name="ce4" table:formula="of:=MAX([.F227];[.E227]+1)" office:value-type="float" office:value="1">
            <text:p>1</text:p>
          </table:table-cell>
          <table:table-cell table:style-name="ce4"/>
          <table:table-cell table:style-name="ce16"/>
          <table:table-cell table:style-name="ce22"/>
          <table:table-cell table:style-name="ce4"/>
          <table:table-cell table:style-name="ce26" table:formula="of:=CEILING([.G227];[.K227])" office:value-type="float" office:value="0">
            <text:p>0</text:p>
          </table:table-cell>
          <table:table-cell table:style-name="ce31" table:formula="of:=IF([.L227]*[.J227] &gt; 0; [.L227]*[.J227]; &quot;&quot;)">
            <text:p/>
          </table:table-cell>
          <table:table-cell table:style-name="ce16"/>
          <table:table-cell table:style-name="ce22"/>
          <table:table-cell table:style-name="ce4"/>
          <table:table-cell table:style-name="ce26" table:formula="of:=CEILING([.$G227];[.P227])" office:value-type="float" office:value="0">
            <text:p>0</text:p>
          </table:table-cell>
          <table:table-cell table:style-name="ce31" table:formula="of:=IF([.Q227]*[.O227] &gt; 0; [.Q227]*[.O227]; &quot;&quot;)">
            <text:p/>
          </table:table-cell>
          <table:table-cell table:style-name="ce16"/>
          <table:table-cell table:style-name="ce22"/>
          <table:table-cell table:style-name="ce4"/>
          <table:table-cell table:style-name="ce4" table:formula="of:=CEILING([.$G227];[.U227])" office:value-type="float" office:value="0">
            <text:p>0</text:p>
          </table:table-cell>
          <table:table-cell table:style-name="ce31" table:formula="of:=IF([.V227]*[.T227] &gt; 0; [.V227]*[.T227]; &quot;&quot;)">
            <text:p/>
          </table:table-cell>
          <table:table-cell table:style-name="ce26" table:formula="of:=IF([.$A227] &lt;&gt; &quot;&quot;; IF(MIN([.$M227];[.$R227];[.$W227]) = [.$M227]; [.$I$1]; IF(MIN([.$M227];[.$R227];[.$W227]) = [.$R227]; [.$N$1]; IF(ISNUMBER([.$W227]); [.$S$1]; &quot;NO PRICING&quot;))); &quot;&quot;)">
            <text:p/>
          </table:table-cell>
          <table:table-cell table:style-name="ce34" table:formula="of:=IF([.$A227] &lt;&gt; &quot;&quot;; IF(MIN([.$M227];[.$R227];[.$W227]) = [.$M227]; [.$I227]; IF(MIN([.$M227];[.$R227];[.$W227]) = [.$R227]; [.$N227]; IF(ISNUMBER([.$W227]); [.$S227]; &quot;NO PRICING&quot;))); &quot;&quot;)">
            <text:p/>
          </table:table-cell>
          <table:table-cell table:style-name="ce26" table:formula="of:=IF([.$A227] &lt;&gt; &quot;&quot;; IF(MIN([.$M227];[.$R227];[.$W227]) = [.$M227]; [.$L227]; IF(MIN([.$M227];[.$R227];[.$W227]) = [.$R227]; [.$Q227]; IF(ISNUMBER([.$W227]); [.$V227]; &quot;NO PRICING&quot;))); &quot;&quot;)">
            <text:p/>
          </table:table-cell>
          <table:table-cell table:style-name="ce31" table:formula="of:=IF([.$A227] &lt;&gt; &quot;&quot;; IF(MIN([.$M227];[.$R227];[.$W227]) = [.$M227]; [.$M227]; IF(MIN([.$M227];[.$R227];[.$W227]) = [.$R227]; [.$R227]; IF(ISNUMBER([.$W227]); [.$W227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4"/>
          <table:table-cell table:style-name="ce4" table:number-columns-repeated="2"/>
          <table:table-cell table:style-name="ce14"/>
          <table:table-cell table:style-name="ce4"/>
          <table:table-cell table:style-name="ce4" table:formula="of:=ROUND([.E228]* (1 + extra))" office:value-type="float" office:value="0">
            <text:p>0</text:p>
          </table:table-cell>
          <table:table-cell table:style-name="ce4" table:formula="of:=MAX([.F228];[.E228]+1)" office:value-type="float" office:value="1">
            <text:p>1</text:p>
          </table:table-cell>
          <table:table-cell table:style-name="ce4"/>
          <table:table-cell table:style-name="ce16"/>
          <table:table-cell table:style-name="ce22"/>
          <table:table-cell table:style-name="ce4"/>
          <table:table-cell table:style-name="ce26" table:formula="of:=CEILING([.G228];[.K228])" office:value-type="float" office:value="0">
            <text:p>0</text:p>
          </table:table-cell>
          <table:table-cell table:style-name="ce31" table:formula="of:=IF([.L228]*[.J228] &gt; 0; [.L228]*[.J228]; &quot;&quot;)">
            <text:p/>
          </table:table-cell>
          <table:table-cell table:style-name="ce16"/>
          <table:table-cell table:style-name="ce22"/>
          <table:table-cell table:style-name="ce4"/>
          <table:table-cell table:style-name="ce26" table:formula="of:=CEILING([.$G228];[.P228])" office:value-type="float" office:value="0">
            <text:p>0</text:p>
          </table:table-cell>
          <table:table-cell table:style-name="ce31" table:formula="of:=IF([.Q228]*[.O228] &gt; 0; [.Q228]*[.O228]; &quot;&quot;)">
            <text:p/>
          </table:table-cell>
          <table:table-cell table:style-name="ce16"/>
          <table:table-cell table:style-name="ce22"/>
          <table:table-cell table:style-name="ce4"/>
          <table:table-cell table:style-name="ce4" table:formula="of:=CEILING([.$G228];[.U228])" office:value-type="float" office:value="0">
            <text:p>0</text:p>
          </table:table-cell>
          <table:table-cell table:style-name="ce31" table:formula="of:=IF([.V228]*[.T228] &gt; 0; [.V228]*[.T228]; &quot;&quot;)">
            <text:p/>
          </table:table-cell>
          <table:table-cell table:style-name="ce26" table:formula="of:=IF([.$A228] &lt;&gt; &quot;&quot;; IF(MIN([.$M228];[.$R228];[.$W228]) = [.$M228]; [.$I$1]; IF(MIN([.$M228];[.$R228];[.$W228]) = [.$R228]; [.$N$1]; IF(ISNUMBER([.$W228]); [.$S$1]; &quot;NO PRICING&quot;))); &quot;&quot;)">
            <text:p/>
          </table:table-cell>
          <table:table-cell table:style-name="ce34" table:formula="of:=IF([.$A228] &lt;&gt; &quot;&quot;; IF(MIN([.$M228];[.$R228];[.$W228]) = [.$M228]; [.$I228]; IF(MIN([.$M228];[.$R228];[.$W228]) = [.$R228]; [.$N228]; IF(ISNUMBER([.$W228]); [.$S228]; &quot;NO PRICING&quot;))); &quot;&quot;)">
            <text:p/>
          </table:table-cell>
          <table:table-cell table:style-name="ce26" table:formula="of:=IF([.$A228] &lt;&gt; &quot;&quot;; IF(MIN([.$M228];[.$R228];[.$W228]) = [.$M228]; [.$L228]; IF(MIN([.$M228];[.$R228];[.$W228]) = [.$R228]; [.$Q228]; IF(ISNUMBER([.$W228]); [.$V228]; &quot;NO PRICING&quot;))); &quot;&quot;)">
            <text:p/>
          </table:table-cell>
          <table:table-cell table:style-name="ce31" table:formula="of:=IF([.$A228] &lt;&gt; &quot;&quot;; IF(MIN([.$M228];[.$R228];[.$W228]) = [.$M228]; [.$M228]; IF(MIN([.$M228];[.$R228];[.$W228]) = [.$R228]; [.$R228]; IF(ISNUMBER([.$W228]); [.$W228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4"/>
          <table:table-cell table:style-name="ce4" table:number-columns-repeated="2"/>
          <table:table-cell table:style-name="ce14"/>
          <table:table-cell table:style-name="ce4"/>
          <table:table-cell table:style-name="ce4" table:formula="of:=ROUND([.E229]* (1 + extra))" office:value-type="float" office:value="0">
            <text:p>0</text:p>
          </table:table-cell>
          <table:table-cell table:style-name="ce4" table:formula="of:=MAX([.F229];[.E229]+1)" office:value-type="float" office:value="1">
            <text:p>1</text:p>
          </table:table-cell>
          <table:table-cell table:style-name="ce4"/>
          <table:table-cell table:style-name="ce16"/>
          <table:table-cell table:style-name="ce22"/>
          <table:table-cell table:style-name="ce4"/>
          <table:table-cell table:style-name="ce26" table:formula="of:=CEILING([.G229];[.K229])" office:value-type="float" office:value="0">
            <text:p>0</text:p>
          </table:table-cell>
          <table:table-cell table:style-name="ce31" table:formula="of:=IF([.L229]*[.J229] &gt; 0; [.L229]*[.J229]; &quot;&quot;)">
            <text:p/>
          </table:table-cell>
          <table:table-cell table:style-name="ce16"/>
          <table:table-cell table:style-name="ce22"/>
          <table:table-cell table:style-name="ce4"/>
          <table:table-cell table:style-name="ce26" table:formula="of:=CEILING([.$G229];[.P229])" office:value-type="float" office:value="0">
            <text:p>0</text:p>
          </table:table-cell>
          <table:table-cell table:style-name="ce31" table:formula="of:=IF([.Q229]*[.O229] &gt; 0; [.Q229]*[.O229]; &quot;&quot;)">
            <text:p/>
          </table:table-cell>
          <table:table-cell table:style-name="ce16"/>
          <table:table-cell table:style-name="ce22"/>
          <table:table-cell table:style-name="ce4"/>
          <table:table-cell table:style-name="ce4" table:formula="of:=CEILING([.$G229];[.U229])" office:value-type="float" office:value="0">
            <text:p>0</text:p>
          </table:table-cell>
          <table:table-cell table:style-name="ce31" table:formula="of:=IF([.V229]*[.T229] &gt; 0; [.V229]*[.T229]; &quot;&quot;)">
            <text:p/>
          </table:table-cell>
          <table:table-cell table:style-name="ce26" table:formula="of:=IF([.$A229] &lt;&gt; &quot;&quot;; IF(MIN([.$M229];[.$R229];[.$W229]) = [.$M229]; [.$I$1]; IF(MIN([.$M229];[.$R229];[.$W229]) = [.$R229]; [.$N$1]; IF(ISNUMBER([.$W229]); [.$S$1]; &quot;NO PRICING&quot;))); &quot;&quot;)">
            <text:p/>
          </table:table-cell>
          <table:table-cell table:style-name="ce34" table:formula="of:=IF([.$A229] &lt;&gt; &quot;&quot;; IF(MIN([.$M229];[.$R229];[.$W229]) = [.$M229]; [.$I229]; IF(MIN([.$M229];[.$R229];[.$W229]) = [.$R229]; [.$N229]; IF(ISNUMBER([.$W229]); [.$S229]; &quot;NO PRICING&quot;))); &quot;&quot;)">
            <text:p/>
          </table:table-cell>
          <table:table-cell table:style-name="ce26" table:formula="of:=IF([.$A229] &lt;&gt; &quot;&quot;; IF(MIN([.$M229];[.$R229];[.$W229]) = [.$M229]; [.$L229]; IF(MIN([.$M229];[.$R229];[.$W229]) = [.$R229]; [.$Q229]; IF(ISNUMBER([.$W229]); [.$V229]; &quot;NO PRICING&quot;))); &quot;&quot;)">
            <text:p/>
          </table:table-cell>
          <table:table-cell table:style-name="ce31" table:formula="of:=IF([.$A229] &lt;&gt; &quot;&quot;; IF(MIN([.$M229];[.$R229];[.$W229]) = [.$M229]; [.$M229]; IF(MIN([.$M229];[.$R229];[.$W229]) = [.$R229]; [.$R229]; IF(ISNUMBER([.$W229]); [.$W229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4"/>
          <table:table-cell table:style-name="ce4" table:number-columns-repeated="2"/>
          <table:table-cell table:style-name="ce14"/>
          <table:table-cell table:style-name="ce4"/>
          <table:table-cell table:style-name="ce4" table:formula="of:=ROUND([.E230]* (1 + extra))" office:value-type="float" office:value="0">
            <text:p>0</text:p>
          </table:table-cell>
          <table:table-cell table:style-name="ce4" table:formula="of:=MAX([.F230];[.E230]+1)" office:value-type="float" office:value="1">
            <text:p>1</text:p>
          </table:table-cell>
          <table:table-cell table:style-name="ce4"/>
          <table:table-cell table:style-name="ce16"/>
          <table:table-cell table:style-name="ce22"/>
          <table:table-cell table:style-name="ce4"/>
          <table:table-cell table:style-name="ce26" table:formula="of:=CEILING([.G230];[.K230])" office:value-type="float" office:value="0">
            <text:p>0</text:p>
          </table:table-cell>
          <table:table-cell table:style-name="ce31" table:formula="of:=IF([.L230]*[.J230] &gt; 0; [.L230]*[.J230]; &quot;&quot;)">
            <text:p/>
          </table:table-cell>
          <table:table-cell table:style-name="ce16"/>
          <table:table-cell table:style-name="ce22"/>
          <table:table-cell table:style-name="ce4"/>
          <table:table-cell table:style-name="ce26" table:formula="of:=CEILING([.$G230];[.P230])" office:value-type="float" office:value="0">
            <text:p>0</text:p>
          </table:table-cell>
          <table:table-cell table:style-name="ce31" table:formula="of:=IF([.Q230]*[.O230] &gt; 0; [.Q230]*[.O230]; &quot;&quot;)">
            <text:p/>
          </table:table-cell>
          <table:table-cell table:style-name="ce16"/>
          <table:table-cell table:style-name="ce22"/>
          <table:table-cell table:style-name="ce4"/>
          <table:table-cell table:style-name="ce4" table:formula="of:=CEILING([.$G230];[.U230])" office:value-type="float" office:value="0">
            <text:p>0</text:p>
          </table:table-cell>
          <table:table-cell table:style-name="ce31" table:formula="of:=IF([.V230]*[.T230] &gt; 0; [.V230]*[.T230]; &quot;&quot;)">
            <text:p/>
          </table:table-cell>
          <table:table-cell table:style-name="ce26" table:formula="of:=IF([.$A230] &lt;&gt; &quot;&quot;; IF(MIN([.$M230];[.$R230];[.$W230]) = [.$M230]; [.$I$1]; IF(MIN([.$M230];[.$R230];[.$W230]) = [.$R230]; [.$N$1]; IF(ISNUMBER([.$W230]); [.$S$1]; &quot;NO PRICING&quot;))); &quot;&quot;)">
            <text:p/>
          </table:table-cell>
          <table:table-cell table:style-name="ce34" table:formula="of:=IF([.$A230] &lt;&gt; &quot;&quot;; IF(MIN([.$M230];[.$R230];[.$W230]) = [.$M230]; [.$I230]; IF(MIN([.$M230];[.$R230];[.$W230]) = [.$R230]; [.$N230]; IF(ISNUMBER([.$W230]); [.$S230]; &quot;NO PRICING&quot;))); &quot;&quot;)">
            <text:p/>
          </table:table-cell>
          <table:table-cell table:style-name="ce26" table:formula="of:=IF([.$A230] &lt;&gt; &quot;&quot;; IF(MIN([.$M230];[.$R230];[.$W230]) = [.$M230]; [.$L230]; IF(MIN([.$M230];[.$R230];[.$W230]) = [.$R230]; [.$Q230]; IF(ISNUMBER([.$W230]); [.$V230]; &quot;NO PRICING&quot;))); &quot;&quot;)">
            <text:p/>
          </table:table-cell>
          <table:table-cell table:style-name="ce31" table:formula="of:=IF([.$A230] &lt;&gt; &quot;&quot;; IF(MIN([.$M230];[.$R230];[.$W230]) = [.$M230]; [.$M230]; IF(MIN([.$M230];[.$R230];[.$W230]) = [.$R230]; [.$R230]; IF(ISNUMBER([.$W230]); [.$W230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4"/>
          <table:table-cell table:style-name="ce4" table:number-columns-repeated="2"/>
          <table:table-cell table:style-name="ce14"/>
          <table:table-cell table:style-name="ce4"/>
          <table:table-cell table:style-name="ce4" table:formula="of:=ROUND([.E231]* (1 + extra))" office:value-type="float" office:value="0">
            <text:p>0</text:p>
          </table:table-cell>
          <table:table-cell table:style-name="ce4" table:formula="of:=MAX([.F231];[.E231]+1)" office:value-type="float" office:value="1">
            <text:p>1</text:p>
          </table:table-cell>
          <table:table-cell table:style-name="ce4"/>
          <table:table-cell table:style-name="ce16"/>
          <table:table-cell table:style-name="ce22"/>
          <table:table-cell table:style-name="ce4"/>
          <table:table-cell table:style-name="ce26" table:formula="of:=CEILING([.G231];[.K231])" office:value-type="float" office:value="0">
            <text:p>0</text:p>
          </table:table-cell>
          <table:table-cell table:style-name="ce31" table:formula="of:=IF([.L231]*[.J231] &gt; 0; [.L231]*[.J231]; &quot;&quot;)">
            <text:p/>
          </table:table-cell>
          <table:table-cell table:style-name="ce16"/>
          <table:table-cell table:style-name="ce22"/>
          <table:table-cell table:style-name="ce4"/>
          <table:table-cell table:style-name="ce26" table:formula="of:=CEILING([.$G231];[.P231])" office:value-type="float" office:value="0">
            <text:p>0</text:p>
          </table:table-cell>
          <table:table-cell table:style-name="ce31" table:formula="of:=IF([.Q231]*[.O231] &gt; 0; [.Q231]*[.O231]; &quot;&quot;)">
            <text:p/>
          </table:table-cell>
          <table:table-cell table:style-name="ce16"/>
          <table:table-cell table:style-name="ce22"/>
          <table:table-cell table:style-name="ce4"/>
          <table:table-cell table:style-name="ce4" table:formula="of:=CEILING([.$G231];[.U231])" office:value-type="float" office:value="0">
            <text:p>0</text:p>
          </table:table-cell>
          <table:table-cell table:style-name="ce31" table:formula="of:=IF([.V231]*[.T231] &gt; 0; [.V231]*[.T231]; &quot;&quot;)">
            <text:p/>
          </table:table-cell>
          <table:table-cell table:style-name="ce26" table:formula="of:=IF([.$A231] &lt;&gt; &quot;&quot;; IF(MIN([.$M231];[.$R231];[.$W231]) = [.$M231]; [.$I$1]; IF(MIN([.$M231];[.$R231];[.$W231]) = [.$R231]; [.$N$1]; IF(ISNUMBER([.$W231]); [.$S$1]; &quot;NO PRICING&quot;))); &quot;&quot;)">
            <text:p/>
          </table:table-cell>
          <table:table-cell table:style-name="ce34" table:formula="of:=IF([.$A231] &lt;&gt; &quot;&quot;; IF(MIN([.$M231];[.$R231];[.$W231]) = [.$M231]; [.$I231]; IF(MIN([.$M231];[.$R231];[.$W231]) = [.$R231]; [.$N231]; IF(ISNUMBER([.$W231]); [.$S231]; &quot;NO PRICING&quot;))); &quot;&quot;)">
            <text:p/>
          </table:table-cell>
          <table:table-cell table:style-name="ce26" table:formula="of:=IF([.$A231] &lt;&gt; &quot;&quot;; IF(MIN([.$M231];[.$R231];[.$W231]) = [.$M231]; [.$L231]; IF(MIN([.$M231];[.$R231];[.$W231]) = [.$R231]; [.$Q231]; IF(ISNUMBER([.$W231]); [.$V231]; &quot;NO PRICING&quot;))); &quot;&quot;)">
            <text:p/>
          </table:table-cell>
          <table:table-cell table:style-name="ce31" table:formula="of:=IF([.$A231] &lt;&gt; &quot;&quot;; IF(MIN([.$M231];[.$R231];[.$W231]) = [.$M231]; [.$M231]; IF(MIN([.$M231];[.$R231];[.$W231]) = [.$R231]; [.$R231]; IF(ISNUMBER([.$W231]); [.$W231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4"/>
          <table:table-cell table:style-name="ce4" table:number-columns-repeated="2"/>
          <table:table-cell table:style-name="ce14"/>
          <table:table-cell table:style-name="ce4"/>
          <table:table-cell table:style-name="ce4" table:formula="of:=ROUND([.E232]* (1 + extra))" office:value-type="float" office:value="0">
            <text:p>0</text:p>
          </table:table-cell>
          <table:table-cell table:style-name="ce4" table:formula="of:=MAX([.F232];[.E232]+1)" office:value-type="float" office:value="1">
            <text:p>1</text:p>
          </table:table-cell>
          <table:table-cell table:style-name="ce4"/>
          <table:table-cell table:style-name="ce16"/>
          <table:table-cell table:style-name="ce22"/>
          <table:table-cell table:style-name="ce4"/>
          <table:table-cell table:style-name="ce26" table:formula="of:=CEILING([.G232];[.K232])" office:value-type="float" office:value="0">
            <text:p>0</text:p>
          </table:table-cell>
          <table:table-cell table:style-name="ce31" table:formula="of:=IF([.L232]*[.J232] &gt; 0; [.L232]*[.J232]; &quot;&quot;)">
            <text:p/>
          </table:table-cell>
          <table:table-cell table:style-name="ce16"/>
          <table:table-cell table:style-name="ce22"/>
          <table:table-cell table:style-name="ce4"/>
          <table:table-cell table:style-name="ce26" table:formula="of:=CEILING([.$G232];[.P232])" office:value-type="float" office:value="0">
            <text:p>0</text:p>
          </table:table-cell>
          <table:table-cell table:style-name="ce31" table:formula="of:=IF([.Q232]*[.O232] &gt; 0; [.Q232]*[.O232]; &quot;&quot;)">
            <text:p/>
          </table:table-cell>
          <table:table-cell table:style-name="ce16"/>
          <table:table-cell table:style-name="ce22"/>
          <table:table-cell table:style-name="ce4"/>
          <table:table-cell table:style-name="ce4" table:formula="of:=CEILING([.$G232];[.U232])" office:value-type="float" office:value="0">
            <text:p>0</text:p>
          </table:table-cell>
          <table:table-cell table:style-name="ce31" table:formula="of:=IF([.V232]*[.T232] &gt; 0; [.V232]*[.T232]; &quot;&quot;)">
            <text:p/>
          </table:table-cell>
          <table:table-cell table:style-name="ce26" table:formula="of:=IF([.$A232] &lt;&gt; &quot;&quot;; IF(MIN([.$M232];[.$R232];[.$W232]) = [.$M232]; [.$I$1]; IF(MIN([.$M232];[.$R232];[.$W232]) = [.$R232]; [.$N$1]; IF(ISNUMBER([.$W232]); [.$S$1]; &quot;NO PRICING&quot;))); &quot;&quot;)">
            <text:p/>
          </table:table-cell>
          <table:table-cell table:style-name="ce34" table:formula="of:=IF([.$A232] &lt;&gt; &quot;&quot;; IF(MIN([.$M232];[.$R232];[.$W232]) = [.$M232]; [.$I232]; IF(MIN([.$M232];[.$R232];[.$W232]) = [.$R232]; [.$N232]; IF(ISNUMBER([.$W232]); [.$S232]; &quot;NO PRICING&quot;))); &quot;&quot;)">
            <text:p/>
          </table:table-cell>
          <table:table-cell table:style-name="ce26" table:formula="of:=IF([.$A232] &lt;&gt; &quot;&quot;; IF(MIN([.$M232];[.$R232];[.$W232]) = [.$M232]; [.$L232]; IF(MIN([.$M232];[.$R232];[.$W232]) = [.$R232]; [.$Q232]; IF(ISNUMBER([.$W232]); [.$V232]; &quot;NO PRICING&quot;))); &quot;&quot;)">
            <text:p/>
          </table:table-cell>
          <table:table-cell table:style-name="ce31" table:formula="of:=IF([.$A232] &lt;&gt; &quot;&quot;; IF(MIN([.$M232];[.$R232];[.$W232]) = [.$M232]; [.$M232]; IF(MIN([.$M232];[.$R232];[.$W232]) = [.$R232]; [.$R232]; IF(ISNUMBER([.$W232]); [.$W232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4"/>
          <table:table-cell table:style-name="ce4" table:number-columns-repeated="2"/>
          <table:table-cell table:style-name="ce14"/>
          <table:table-cell table:style-name="ce4"/>
          <table:table-cell table:style-name="ce4" table:formula="of:=ROUND([.E233]* (1 + extra))" office:value-type="float" office:value="0">
            <text:p>0</text:p>
          </table:table-cell>
          <table:table-cell table:style-name="ce4" table:formula="of:=MAX([.F233];[.E233]+1)" office:value-type="float" office:value="1">
            <text:p>1</text:p>
          </table:table-cell>
          <table:table-cell table:style-name="ce4"/>
          <table:table-cell table:style-name="ce16"/>
          <table:table-cell table:style-name="ce22"/>
          <table:table-cell table:style-name="ce4"/>
          <table:table-cell table:style-name="ce26" table:formula="of:=CEILING([.G233];[.K233])" office:value-type="float" office:value="0">
            <text:p>0</text:p>
          </table:table-cell>
          <table:table-cell table:style-name="ce31" table:formula="of:=IF([.L233]*[.J233] &gt; 0; [.L233]*[.J233]; &quot;&quot;)">
            <text:p/>
          </table:table-cell>
          <table:table-cell table:style-name="ce16"/>
          <table:table-cell table:style-name="ce22"/>
          <table:table-cell table:style-name="ce4"/>
          <table:table-cell table:style-name="ce26" table:formula="of:=CEILING([.$G233];[.P233])" office:value-type="float" office:value="0">
            <text:p>0</text:p>
          </table:table-cell>
          <table:table-cell table:style-name="ce31" table:formula="of:=IF([.Q233]*[.O233] &gt; 0; [.Q233]*[.O233]; &quot;&quot;)">
            <text:p/>
          </table:table-cell>
          <table:table-cell table:style-name="ce16"/>
          <table:table-cell table:style-name="ce22"/>
          <table:table-cell table:style-name="ce4"/>
          <table:table-cell table:style-name="ce4" table:formula="of:=CEILING([.$G233];[.U233])" office:value-type="float" office:value="0">
            <text:p>0</text:p>
          </table:table-cell>
          <table:table-cell table:style-name="ce31" table:formula="of:=IF([.V233]*[.T233] &gt; 0; [.V233]*[.T233]; &quot;&quot;)">
            <text:p/>
          </table:table-cell>
          <table:table-cell table:style-name="ce26" table:formula="of:=IF([.$A233] &lt;&gt; &quot;&quot;; IF(MIN([.$M233];[.$R233];[.$W233]) = [.$M233]; [.$I$1]; IF(MIN([.$M233];[.$R233];[.$W233]) = [.$R233]; [.$N$1]; IF(ISNUMBER([.$W233]); [.$S$1]; &quot;NO PRICING&quot;))); &quot;&quot;)">
            <text:p/>
          </table:table-cell>
          <table:table-cell table:style-name="ce34" table:formula="of:=IF([.$A233] &lt;&gt; &quot;&quot;; IF(MIN([.$M233];[.$R233];[.$W233]) = [.$M233]; [.$I233]; IF(MIN([.$M233];[.$R233];[.$W233]) = [.$R233]; [.$N233]; IF(ISNUMBER([.$W233]); [.$S233]; &quot;NO PRICING&quot;))); &quot;&quot;)">
            <text:p/>
          </table:table-cell>
          <table:table-cell table:style-name="ce26" table:formula="of:=IF([.$A233] &lt;&gt; &quot;&quot;; IF(MIN([.$M233];[.$R233];[.$W233]) = [.$M233]; [.$L233]; IF(MIN([.$M233];[.$R233];[.$W233]) = [.$R233]; [.$Q233]; IF(ISNUMBER([.$W233]); [.$V233]; &quot;NO PRICING&quot;))); &quot;&quot;)">
            <text:p/>
          </table:table-cell>
          <table:table-cell table:style-name="ce31" table:formula="of:=IF([.$A233] &lt;&gt; &quot;&quot;; IF(MIN([.$M233];[.$R233];[.$W233]) = [.$M233]; [.$M233]; IF(MIN([.$M233];[.$R233];[.$W233]) = [.$R233]; [.$R233]; IF(ISNUMBER([.$W233]); [.$W233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4"/>
          <table:table-cell table:style-name="ce4" table:number-columns-repeated="2"/>
          <table:table-cell table:style-name="ce14"/>
          <table:table-cell table:style-name="ce4"/>
          <table:table-cell table:style-name="ce4" table:formula="of:=ROUND([.E234]* (1 + extra))" office:value-type="float" office:value="0">
            <text:p>0</text:p>
          </table:table-cell>
          <table:table-cell table:style-name="ce4" table:formula="of:=MAX([.F234];[.E234]+1)" office:value-type="float" office:value="1">
            <text:p>1</text:p>
          </table:table-cell>
          <table:table-cell table:style-name="ce4"/>
          <table:table-cell table:style-name="ce16"/>
          <table:table-cell table:style-name="ce22"/>
          <table:table-cell table:style-name="ce4"/>
          <table:table-cell table:style-name="ce26" table:formula="of:=CEILING([.G234];[.K234])" office:value-type="float" office:value="0">
            <text:p>0</text:p>
          </table:table-cell>
          <table:table-cell table:style-name="ce31" table:formula="of:=IF([.L234]*[.J234] &gt; 0; [.L234]*[.J234]; &quot;&quot;)">
            <text:p/>
          </table:table-cell>
          <table:table-cell table:style-name="ce16"/>
          <table:table-cell table:style-name="ce22"/>
          <table:table-cell table:style-name="ce4"/>
          <table:table-cell table:style-name="ce26" table:formula="of:=CEILING([.$G234];[.P234])" office:value-type="float" office:value="0">
            <text:p>0</text:p>
          </table:table-cell>
          <table:table-cell table:style-name="ce31" table:formula="of:=IF([.Q234]*[.O234] &gt; 0; [.Q234]*[.O234]; &quot;&quot;)">
            <text:p/>
          </table:table-cell>
          <table:table-cell table:style-name="ce16"/>
          <table:table-cell table:style-name="ce22"/>
          <table:table-cell table:style-name="ce4"/>
          <table:table-cell table:style-name="ce4" table:formula="of:=CEILING([.$G234];[.U234])" office:value-type="float" office:value="0">
            <text:p>0</text:p>
          </table:table-cell>
          <table:table-cell table:style-name="ce31" table:formula="of:=IF([.V234]*[.T234] &gt; 0; [.V234]*[.T234]; &quot;&quot;)">
            <text:p/>
          </table:table-cell>
          <table:table-cell table:style-name="ce26" table:formula="of:=IF([.$A234] &lt;&gt; &quot;&quot;; IF(MIN([.$M234];[.$R234];[.$W234]) = [.$M234]; [.$I$1]; IF(MIN([.$M234];[.$R234];[.$W234]) = [.$R234]; [.$N$1]; IF(ISNUMBER([.$W234]); [.$S$1]; &quot;NO PRICING&quot;))); &quot;&quot;)">
            <text:p/>
          </table:table-cell>
          <table:table-cell table:style-name="ce34" table:formula="of:=IF([.$A234] &lt;&gt; &quot;&quot;; IF(MIN([.$M234];[.$R234];[.$W234]) = [.$M234]; [.$I234]; IF(MIN([.$M234];[.$R234];[.$W234]) = [.$R234]; [.$N234]; IF(ISNUMBER([.$W234]); [.$S234]; &quot;NO PRICING&quot;))); &quot;&quot;)">
            <text:p/>
          </table:table-cell>
          <table:table-cell table:style-name="ce26" table:formula="of:=IF([.$A234] &lt;&gt; &quot;&quot;; IF(MIN([.$M234];[.$R234];[.$W234]) = [.$M234]; [.$L234]; IF(MIN([.$M234];[.$R234];[.$W234]) = [.$R234]; [.$Q234]; IF(ISNUMBER([.$W234]); [.$V234]; &quot;NO PRICING&quot;))); &quot;&quot;)">
            <text:p/>
          </table:table-cell>
          <table:table-cell table:style-name="ce31" table:formula="of:=IF([.$A234] &lt;&gt; &quot;&quot;; IF(MIN([.$M234];[.$R234];[.$W234]) = [.$M234]; [.$M234]; IF(MIN([.$M234];[.$R234];[.$W234]) = [.$R234]; [.$R234]; IF(ISNUMBER([.$W234]); [.$W234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4"/>
          <table:table-cell table:style-name="ce4" table:number-columns-repeated="2"/>
          <table:table-cell table:style-name="ce14"/>
          <table:table-cell table:style-name="ce4"/>
          <table:table-cell table:style-name="ce4" table:formula="of:=ROUND([.E235]* (1 + extra))" office:value-type="float" office:value="0">
            <text:p>0</text:p>
          </table:table-cell>
          <table:table-cell table:style-name="ce4" table:formula="of:=MAX([.F235];[.E235]+1)" office:value-type="float" office:value="1">
            <text:p>1</text:p>
          </table:table-cell>
          <table:table-cell table:style-name="ce4"/>
          <table:table-cell table:style-name="ce16"/>
          <table:table-cell table:style-name="ce22"/>
          <table:table-cell table:style-name="ce4"/>
          <table:table-cell table:style-name="ce26" table:formula="of:=CEILING([.G235];[.K235])" office:value-type="float" office:value="0">
            <text:p>0</text:p>
          </table:table-cell>
          <table:table-cell table:style-name="ce31" table:formula="of:=IF([.L235]*[.J235] &gt; 0; [.L235]*[.J235]; &quot;&quot;)">
            <text:p/>
          </table:table-cell>
          <table:table-cell table:style-name="ce16"/>
          <table:table-cell table:style-name="ce22"/>
          <table:table-cell table:style-name="ce4"/>
          <table:table-cell table:style-name="ce26" table:formula="of:=CEILING([.$G235];[.P235])" office:value-type="float" office:value="0">
            <text:p>0</text:p>
          </table:table-cell>
          <table:table-cell table:style-name="ce31" table:formula="of:=IF([.Q235]*[.O235] &gt; 0; [.Q235]*[.O235]; &quot;&quot;)">
            <text:p/>
          </table:table-cell>
          <table:table-cell table:style-name="ce16"/>
          <table:table-cell table:style-name="ce22"/>
          <table:table-cell table:style-name="ce4"/>
          <table:table-cell table:style-name="ce4" table:formula="of:=CEILING([.$G235];[.U235])" office:value-type="float" office:value="0">
            <text:p>0</text:p>
          </table:table-cell>
          <table:table-cell table:style-name="ce31" table:formula="of:=IF([.V235]*[.T235] &gt; 0; [.V235]*[.T235]; &quot;&quot;)">
            <text:p/>
          </table:table-cell>
          <table:table-cell table:style-name="ce26" table:formula="of:=IF([.$A235] &lt;&gt; &quot;&quot;; IF(MIN([.$M235];[.$R235];[.$W235]) = [.$M235]; [.$I$1]; IF(MIN([.$M235];[.$R235];[.$W235]) = [.$R235]; [.$N$1]; IF(ISNUMBER([.$W235]); [.$S$1]; &quot;NO PRICING&quot;))); &quot;&quot;)">
            <text:p/>
          </table:table-cell>
          <table:table-cell table:style-name="ce34" table:formula="of:=IF([.$A235] &lt;&gt; &quot;&quot;; IF(MIN([.$M235];[.$R235];[.$W235]) = [.$M235]; [.$I235]; IF(MIN([.$M235];[.$R235];[.$W235]) = [.$R235]; [.$N235]; IF(ISNUMBER([.$W235]); [.$S235]; &quot;NO PRICING&quot;))); &quot;&quot;)">
            <text:p/>
          </table:table-cell>
          <table:table-cell table:style-name="ce26" table:formula="of:=IF([.$A235] &lt;&gt; &quot;&quot;; IF(MIN([.$M235];[.$R235];[.$W235]) = [.$M235]; [.$L235]; IF(MIN([.$M235];[.$R235];[.$W235]) = [.$R235]; [.$Q235]; IF(ISNUMBER([.$W235]); [.$V235]; &quot;NO PRICING&quot;))); &quot;&quot;)">
            <text:p/>
          </table:table-cell>
          <table:table-cell table:style-name="ce31" table:formula="of:=IF([.$A235] &lt;&gt; &quot;&quot;; IF(MIN([.$M235];[.$R235];[.$W235]) = [.$M235]; [.$M235]; IF(MIN([.$M235];[.$R235];[.$W235]) = [.$R235]; [.$R235]; IF(ISNUMBER([.$W235]); [.$W235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4"/>
          <table:table-cell table:style-name="ce4" table:number-columns-repeated="2"/>
          <table:table-cell table:style-name="ce14"/>
          <table:table-cell table:style-name="ce4"/>
          <table:table-cell table:style-name="ce4" table:formula="of:=ROUND([.E236]* (1 + extra))" office:value-type="float" office:value="0">
            <text:p>0</text:p>
          </table:table-cell>
          <table:table-cell table:style-name="ce4" table:formula="of:=MAX([.F236];[.E236]+1)" office:value-type="float" office:value="1">
            <text:p>1</text:p>
          </table:table-cell>
          <table:table-cell table:style-name="ce4"/>
          <table:table-cell table:style-name="ce16"/>
          <table:table-cell table:style-name="ce22"/>
          <table:table-cell table:style-name="ce4"/>
          <table:table-cell table:style-name="ce26" table:formula="of:=CEILING([.G236];[.K236])" office:value-type="float" office:value="0">
            <text:p>0</text:p>
          </table:table-cell>
          <table:table-cell table:style-name="ce31" table:formula="of:=IF([.L236]*[.J236] &gt; 0; [.L236]*[.J236]; &quot;&quot;)">
            <text:p/>
          </table:table-cell>
          <table:table-cell table:style-name="ce16"/>
          <table:table-cell table:style-name="ce22"/>
          <table:table-cell table:style-name="ce4"/>
          <table:table-cell table:style-name="ce26" table:formula="of:=CEILING([.$G236];[.P236])" office:value-type="float" office:value="0">
            <text:p>0</text:p>
          </table:table-cell>
          <table:table-cell table:style-name="ce31" table:formula="of:=IF([.Q236]*[.O236] &gt; 0; [.Q236]*[.O236]; &quot;&quot;)">
            <text:p/>
          </table:table-cell>
          <table:table-cell table:style-name="ce16"/>
          <table:table-cell table:style-name="ce22"/>
          <table:table-cell table:style-name="ce4"/>
          <table:table-cell table:style-name="ce4" table:formula="of:=CEILING([.$G236];[.U236])" office:value-type="float" office:value="0">
            <text:p>0</text:p>
          </table:table-cell>
          <table:table-cell table:style-name="ce31" table:formula="of:=IF([.V236]*[.T236] &gt; 0; [.V236]*[.T236]; &quot;&quot;)">
            <text:p/>
          </table:table-cell>
          <table:table-cell table:style-name="ce26" table:formula="of:=IF([.$A236] &lt;&gt; &quot;&quot;; IF(MIN([.$M236];[.$R236];[.$W236]) = [.$M236]; [.$I$1]; IF(MIN([.$M236];[.$R236];[.$W236]) = [.$R236]; [.$N$1]; IF(ISNUMBER([.$W236]); [.$S$1]; &quot;NO PRICING&quot;))); &quot;&quot;)">
            <text:p/>
          </table:table-cell>
          <table:table-cell table:style-name="ce34" table:formula="of:=IF([.$A236] &lt;&gt; &quot;&quot;; IF(MIN([.$M236];[.$R236];[.$W236]) = [.$M236]; [.$I236]; IF(MIN([.$M236];[.$R236];[.$W236]) = [.$R236]; [.$N236]; IF(ISNUMBER([.$W236]); [.$S236]; &quot;NO PRICING&quot;))); &quot;&quot;)">
            <text:p/>
          </table:table-cell>
          <table:table-cell table:style-name="ce26" table:formula="of:=IF([.$A236] &lt;&gt; &quot;&quot;; IF(MIN([.$M236];[.$R236];[.$W236]) = [.$M236]; [.$L236]; IF(MIN([.$M236];[.$R236];[.$W236]) = [.$R236]; [.$Q236]; IF(ISNUMBER([.$W236]); [.$V236]; &quot;NO PRICING&quot;))); &quot;&quot;)">
            <text:p/>
          </table:table-cell>
          <table:table-cell table:style-name="ce31" table:formula="of:=IF([.$A236] &lt;&gt; &quot;&quot;; IF(MIN([.$M236];[.$R236];[.$W236]) = [.$M236]; [.$M236]; IF(MIN([.$M236];[.$R236];[.$W236]) = [.$R236]; [.$R236]; IF(ISNUMBER([.$W236]); [.$W236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4"/>
          <table:table-cell table:style-name="ce4" table:number-columns-repeated="2"/>
          <table:table-cell table:style-name="ce14"/>
          <table:table-cell table:style-name="ce4"/>
          <table:table-cell table:style-name="ce4" table:formula="of:=ROUND([.E237]* (1 + extra))" office:value-type="float" office:value="0">
            <text:p>0</text:p>
          </table:table-cell>
          <table:table-cell table:style-name="ce4" table:formula="of:=MAX([.F237];[.E237]+1)" office:value-type="float" office:value="1">
            <text:p>1</text:p>
          </table:table-cell>
          <table:table-cell table:style-name="ce4"/>
          <table:table-cell table:style-name="ce16"/>
          <table:table-cell table:style-name="ce22"/>
          <table:table-cell table:style-name="ce4"/>
          <table:table-cell table:style-name="ce26" table:formula="of:=CEILING([.G237];[.K237])" office:value-type="float" office:value="0">
            <text:p>0</text:p>
          </table:table-cell>
          <table:table-cell table:style-name="ce31" table:formula="of:=IF([.L237]*[.J237] &gt; 0; [.L237]*[.J237]; &quot;&quot;)">
            <text:p/>
          </table:table-cell>
          <table:table-cell table:style-name="ce16"/>
          <table:table-cell table:style-name="ce22"/>
          <table:table-cell table:style-name="ce4"/>
          <table:table-cell table:style-name="ce26" table:formula="of:=CEILING([.$G237];[.P237])" office:value-type="float" office:value="0">
            <text:p>0</text:p>
          </table:table-cell>
          <table:table-cell table:style-name="ce31" table:formula="of:=IF([.Q237]*[.O237] &gt; 0; [.Q237]*[.O237]; &quot;&quot;)">
            <text:p/>
          </table:table-cell>
          <table:table-cell table:style-name="ce16"/>
          <table:table-cell table:style-name="ce22"/>
          <table:table-cell table:style-name="ce4"/>
          <table:table-cell table:style-name="ce4" table:formula="of:=CEILING([.$G237];[.U237])" office:value-type="float" office:value="0">
            <text:p>0</text:p>
          </table:table-cell>
          <table:table-cell table:style-name="ce31" table:formula="of:=IF([.V237]*[.T237] &gt; 0; [.V237]*[.T237]; &quot;&quot;)">
            <text:p/>
          </table:table-cell>
          <table:table-cell table:style-name="ce26" table:formula="of:=IF([.$A237] &lt;&gt; &quot;&quot;; IF(MIN([.$M237];[.$R237];[.$W237]) = [.$M237]; [.$I$1]; IF(MIN([.$M237];[.$R237];[.$W237]) = [.$R237]; [.$N$1]; IF(ISNUMBER([.$W237]); [.$S$1]; &quot;NO PRICING&quot;))); &quot;&quot;)">
            <text:p/>
          </table:table-cell>
          <table:table-cell table:style-name="ce34" table:formula="of:=IF([.$A237] &lt;&gt; &quot;&quot;; IF(MIN([.$M237];[.$R237];[.$W237]) = [.$M237]; [.$I237]; IF(MIN([.$M237];[.$R237];[.$W237]) = [.$R237]; [.$N237]; IF(ISNUMBER([.$W237]); [.$S237]; &quot;NO PRICING&quot;))); &quot;&quot;)">
            <text:p/>
          </table:table-cell>
          <table:table-cell table:style-name="ce26" table:formula="of:=IF([.$A237] &lt;&gt; &quot;&quot;; IF(MIN([.$M237];[.$R237];[.$W237]) = [.$M237]; [.$L237]; IF(MIN([.$M237];[.$R237];[.$W237]) = [.$R237]; [.$Q237]; IF(ISNUMBER([.$W237]); [.$V237]; &quot;NO PRICING&quot;))); &quot;&quot;)">
            <text:p/>
          </table:table-cell>
          <table:table-cell table:style-name="ce31" table:formula="of:=IF([.$A237] &lt;&gt; &quot;&quot;; IF(MIN([.$M237];[.$R237];[.$W237]) = [.$M237]; [.$M237]; IF(MIN([.$M237];[.$R237];[.$W237]) = [.$R237]; [.$R237]; IF(ISNUMBER([.$W237]); [.$W237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4"/>
          <table:table-cell table:style-name="ce4" table:number-columns-repeated="2"/>
          <table:table-cell table:style-name="ce14"/>
          <table:table-cell table:style-name="ce4"/>
          <table:table-cell table:style-name="ce4" table:formula="of:=ROUND([.E238]* (1 + extra))" office:value-type="float" office:value="0">
            <text:p>0</text:p>
          </table:table-cell>
          <table:table-cell table:style-name="ce4" table:formula="of:=MAX([.F238];[.E238]+1)" office:value-type="float" office:value="1">
            <text:p>1</text:p>
          </table:table-cell>
          <table:table-cell table:style-name="ce4"/>
          <table:table-cell table:style-name="ce16"/>
          <table:table-cell table:style-name="ce22"/>
          <table:table-cell table:style-name="ce4"/>
          <table:table-cell table:style-name="ce26" table:formula="of:=CEILING([.G238];[.K238])" office:value-type="float" office:value="0">
            <text:p>0</text:p>
          </table:table-cell>
          <table:table-cell table:style-name="ce31" table:formula="of:=IF([.L238]*[.J238] &gt; 0; [.L238]*[.J238]; &quot;&quot;)">
            <text:p/>
          </table:table-cell>
          <table:table-cell table:style-name="ce16"/>
          <table:table-cell table:style-name="ce22"/>
          <table:table-cell table:style-name="ce4"/>
          <table:table-cell table:style-name="ce26" table:formula="of:=CEILING([.$G238];[.P238])" office:value-type="float" office:value="0">
            <text:p>0</text:p>
          </table:table-cell>
          <table:table-cell table:style-name="ce31" table:formula="of:=IF([.Q238]*[.O238] &gt; 0; [.Q238]*[.O238]; &quot;&quot;)">
            <text:p/>
          </table:table-cell>
          <table:table-cell table:style-name="ce16"/>
          <table:table-cell table:style-name="ce22"/>
          <table:table-cell table:style-name="ce4"/>
          <table:table-cell table:style-name="ce4" table:formula="of:=CEILING([.$G238];[.U238])" office:value-type="float" office:value="0">
            <text:p>0</text:p>
          </table:table-cell>
          <table:table-cell table:style-name="ce31" table:formula="of:=IF([.V238]*[.T238] &gt; 0; [.V238]*[.T238]; &quot;&quot;)">
            <text:p/>
          </table:table-cell>
          <table:table-cell table:style-name="ce26" table:formula="of:=IF([.$A238] &lt;&gt; &quot;&quot;; IF(MIN([.$M238];[.$R238];[.$W238]) = [.$M238]; [.$I$1]; IF(MIN([.$M238];[.$R238];[.$W238]) = [.$R238]; [.$N$1]; IF(ISNUMBER([.$W238]); [.$S$1]; &quot;NO PRICING&quot;))); &quot;&quot;)">
            <text:p/>
          </table:table-cell>
          <table:table-cell table:style-name="ce34" table:formula="of:=IF([.$A238] &lt;&gt; &quot;&quot;; IF(MIN([.$M238];[.$R238];[.$W238]) = [.$M238]; [.$I238]; IF(MIN([.$M238];[.$R238];[.$W238]) = [.$R238]; [.$N238]; IF(ISNUMBER([.$W238]); [.$S238]; &quot;NO PRICING&quot;))); &quot;&quot;)">
            <text:p/>
          </table:table-cell>
          <table:table-cell table:style-name="ce26" table:formula="of:=IF([.$A238] &lt;&gt; &quot;&quot;; IF(MIN([.$M238];[.$R238];[.$W238]) = [.$M238]; [.$L238]; IF(MIN([.$M238];[.$R238];[.$W238]) = [.$R238]; [.$Q238]; IF(ISNUMBER([.$W238]); [.$V238]; &quot;NO PRICING&quot;))); &quot;&quot;)">
            <text:p/>
          </table:table-cell>
          <table:table-cell table:style-name="ce31" table:formula="of:=IF([.$A238] &lt;&gt; &quot;&quot;; IF(MIN([.$M238];[.$R238];[.$W238]) = [.$M238]; [.$M238]; IF(MIN([.$M238];[.$R238];[.$W238]) = [.$R238]; [.$R238]; IF(ISNUMBER([.$W238]); [.$W238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4"/>
          <table:table-cell table:style-name="ce4" table:number-columns-repeated="2"/>
          <table:table-cell table:style-name="ce14"/>
          <table:table-cell table:style-name="ce4"/>
          <table:table-cell table:style-name="ce4" table:formula="of:=ROUND([.E239]* (1 + extra))" office:value-type="float" office:value="0">
            <text:p>0</text:p>
          </table:table-cell>
          <table:table-cell table:style-name="ce4" table:formula="of:=MAX([.F239];[.E239]+1)" office:value-type="float" office:value="1">
            <text:p>1</text:p>
          </table:table-cell>
          <table:table-cell table:style-name="ce4"/>
          <table:table-cell table:style-name="ce16"/>
          <table:table-cell table:style-name="ce22"/>
          <table:table-cell table:style-name="ce4"/>
          <table:table-cell table:style-name="ce26" table:formula="of:=CEILING([.G239];[.K239])" office:value-type="float" office:value="0">
            <text:p>0</text:p>
          </table:table-cell>
          <table:table-cell table:style-name="ce31" table:formula="of:=IF([.L239]*[.J239] &gt; 0; [.L239]*[.J239]; &quot;&quot;)">
            <text:p/>
          </table:table-cell>
          <table:table-cell table:style-name="ce16"/>
          <table:table-cell table:style-name="ce22"/>
          <table:table-cell table:style-name="ce4"/>
          <table:table-cell table:style-name="ce26" table:formula="of:=CEILING([.$G239];[.P239])" office:value-type="float" office:value="0">
            <text:p>0</text:p>
          </table:table-cell>
          <table:table-cell table:style-name="ce31" table:formula="of:=IF([.Q239]*[.O239] &gt; 0; [.Q239]*[.O239]; &quot;&quot;)">
            <text:p/>
          </table:table-cell>
          <table:table-cell table:style-name="ce16"/>
          <table:table-cell table:style-name="ce22"/>
          <table:table-cell table:style-name="ce4"/>
          <table:table-cell table:style-name="ce4" table:formula="of:=CEILING([.$G239];[.U239])" office:value-type="float" office:value="0">
            <text:p>0</text:p>
          </table:table-cell>
          <table:table-cell table:style-name="ce31" table:formula="of:=IF([.V239]*[.T239] &gt; 0; [.V239]*[.T239]; &quot;&quot;)">
            <text:p/>
          </table:table-cell>
          <table:table-cell table:style-name="ce26" table:formula="of:=IF([.$A239] &lt;&gt; &quot;&quot;; IF(MIN([.$M239];[.$R239];[.$W239]) = [.$M239]; [.$I$1]; IF(MIN([.$M239];[.$R239];[.$W239]) = [.$R239]; [.$N$1]; IF(ISNUMBER([.$W239]); [.$S$1]; &quot;NO PRICING&quot;))); &quot;&quot;)">
            <text:p/>
          </table:table-cell>
          <table:table-cell table:style-name="ce34" table:formula="of:=IF([.$A239] &lt;&gt; &quot;&quot;; IF(MIN([.$M239];[.$R239];[.$W239]) = [.$M239]; [.$I239]; IF(MIN([.$M239];[.$R239];[.$W239]) = [.$R239]; [.$N239]; IF(ISNUMBER([.$W239]); [.$S239]; &quot;NO PRICING&quot;))); &quot;&quot;)">
            <text:p/>
          </table:table-cell>
          <table:table-cell table:style-name="ce26" table:formula="of:=IF([.$A239] &lt;&gt; &quot;&quot;; IF(MIN([.$M239];[.$R239];[.$W239]) = [.$M239]; [.$L239]; IF(MIN([.$M239];[.$R239];[.$W239]) = [.$R239]; [.$Q239]; IF(ISNUMBER([.$W239]); [.$V239]; &quot;NO PRICING&quot;))); &quot;&quot;)">
            <text:p/>
          </table:table-cell>
          <table:table-cell table:style-name="ce31" table:formula="of:=IF([.$A239] &lt;&gt; &quot;&quot;; IF(MIN([.$M239];[.$R239];[.$W239]) = [.$M239]; [.$M239]; IF(MIN([.$M239];[.$R239];[.$W239]) = [.$R239]; [.$R239]; IF(ISNUMBER([.$W239]); [.$W239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4"/>
          <table:table-cell table:style-name="ce4" table:number-columns-repeated="2"/>
          <table:table-cell table:style-name="ce14"/>
          <table:table-cell table:style-name="ce4"/>
          <table:table-cell table:style-name="ce4" table:formula="of:=ROUND([.E240]* (1 + extra))" office:value-type="float" office:value="0">
            <text:p>0</text:p>
          </table:table-cell>
          <table:table-cell table:style-name="ce4" table:formula="of:=MAX([.F240];[.E240]+1)" office:value-type="float" office:value="1">
            <text:p>1</text:p>
          </table:table-cell>
          <table:table-cell table:style-name="ce4"/>
          <table:table-cell table:style-name="ce16"/>
          <table:table-cell table:style-name="ce22"/>
          <table:table-cell table:style-name="ce4"/>
          <table:table-cell table:style-name="ce26" table:formula="of:=CEILING([.G240];[.K240])" office:value-type="float" office:value="0">
            <text:p>0</text:p>
          </table:table-cell>
          <table:table-cell table:style-name="ce31" table:formula="of:=IF([.L240]*[.J240] &gt; 0; [.L240]*[.J240]; &quot;&quot;)">
            <text:p/>
          </table:table-cell>
          <table:table-cell table:style-name="ce16"/>
          <table:table-cell table:style-name="ce22"/>
          <table:table-cell table:style-name="ce4"/>
          <table:table-cell table:style-name="ce26" table:formula="of:=CEILING([.$G240];[.P240])" office:value-type="float" office:value="0">
            <text:p>0</text:p>
          </table:table-cell>
          <table:table-cell table:style-name="ce31" table:formula="of:=IF([.Q240]*[.O240] &gt; 0; [.Q240]*[.O240]; &quot;&quot;)">
            <text:p/>
          </table:table-cell>
          <table:table-cell table:style-name="ce16"/>
          <table:table-cell table:style-name="ce22"/>
          <table:table-cell table:style-name="ce4"/>
          <table:table-cell table:style-name="ce4" table:formula="of:=CEILING([.$G240];[.U240])" office:value-type="float" office:value="0">
            <text:p>0</text:p>
          </table:table-cell>
          <table:table-cell table:style-name="ce31" table:formula="of:=IF([.V240]*[.T240] &gt; 0; [.V240]*[.T240]; &quot;&quot;)">
            <text:p/>
          </table:table-cell>
          <table:table-cell table:style-name="ce26" table:formula="of:=IF([.$A240] &lt;&gt; &quot;&quot;; IF(MIN([.$M240];[.$R240];[.$W240]) = [.$M240]; [.$I$1]; IF(MIN([.$M240];[.$R240];[.$W240]) = [.$R240]; [.$N$1]; IF(ISNUMBER([.$W240]); [.$S$1]; &quot;NO PRICING&quot;))); &quot;&quot;)">
            <text:p/>
          </table:table-cell>
          <table:table-cell table:style-name="ce34" table:formula="of:=IF([.$A240] &lt;&gt; &quot;&quot;; IF(MIN([.$M240];[.$R240];[.$W240]) = [.$M240]; [.$I240]; IF(MIN([.$M240];[.$R240];[.$W240]) = [.$R240]; [.$N240]; IF(ISNUMBER([.$W240]); [.$S240]; &quot;NO PRICING&quot;))); &quot;&quot;)">
            <text:p/>
          </table:table-cell>
          <table:table-cell table:style-name="ce26" table:formula="of:=IF([.$A240] &lt;&gt; &quot;&quot;; IF(MIN([.$M240];[.$R240];[.$W240]) = [.$M240]; [.$L240]; IF(MIN([.$M240];[.$R240];[.$W240]) = [.$R240]; [.$Q240]; IF(ISNUMBER([.$W240]); [.$V240]; &quot;NO PRICING&quot;))); &quot;&quot;)">
            <text:p/>
          </table:table-cell>
          <table:table-cell table:style-name="ce31" table:formula="of:=IF([.$A240] &lt;&gt; &quot;&quot;; IF(MIN([.$M240];[.$R240];[.$W240]) = [.$M240]; [.$M240]; IF(MIN([.$M240];[.$R240];[.$W240]) = [.$R240]; [.$R240]; IF(ISNUMBER([.$W240]); [.$W240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4"/>
          <table:table-cell table:style-name="ce4" table:number-columns-repeated="2"/>
          <table:table-cell table:style-name="ce14"/>
          <table:table-cell table:style-name="ce4"/>
          <table:table-cell table:style-name="ce4" table:formula="of:=ROUND([.E241]* (1 + extra))" office:value-type="float" office:value="0">
            <text:p>0</text:p>
          </table:table-cell>
          <table:table-cell table:style-name="ce4" table:formula="of:=MAX([.F241];[.E241]+1)" office:value-type="float" office:value="1">
            <text:p>1</text:p>
          </table:table-cell>
          <table:table-cell table:style-name="ce4"/>
          <table:table-cell table:style-name="ce16"/>
          <table:table-cell table:style-name="ce22"/>
          <table:table-cell table:style-name="ce4"/>
          <table:table-cell table:style-name="ce26" table:formula="of:=CEILING([.G241];[.K241])" office:value-type="float" office:value="0">
            <text:p>0</text:p>
          </table:table-cell>
          <table:table-cell table:style-name="ce31" table:formula="of:=IF([.L241]*[.J241] &gt; 0; [.L241]*[.J241]; &quot;&quot;)">
            <text:p/>
          </table:table-cell>
          <table:table-cell table:style-name="ce16"/>
          <table:table-cell table:style-name="ce22"/>
          <table:table-cell table:style-name="ce4"/>
          <table:table-cell table:style-name="ce26" table:formula="of:=CEILING([.$G241];[.P241])" office:value-type="float" office:value="0">
            <text:p>0</text:p>
          </table:table-cell>
          <table:table-cell table:style-name="ce31" table:formula="of:=IF([.Q241]*[.O241] &gt; 0; [.Q241]*[.O241]; &quot;&quot;)">
            <text:p/>
          </table:table-cell>
          <table:table-cell table:style-name="ce16"/>
          <table:table-cell table:style-name="ce22"/>
          <table:table-cell table:style-name="ce4"/>
          <table:table-cell table:style-name="ce4" table:formula="of:=CEILING([.$G241];[.U241])" office:value-type="float" office:value="0">
            <text:p>0</text:p>
          </table:table-cell>
          <table:table-cell table:style-name="ce31" table:formula="of:=IF([.V241]*[.T241] &gt; 0; [.V241]*[.T241]; &quot;&quot;)">
            <text:p/>
          </table:table-cell>
          <table:table-cell table:style-name="ce26" table:formula="of:=IF([.$A241] &lt;&gt; &quot;&quot;; IF(MIN([.$M241];[.$R241];[.$W241]) = [.$M241]; [.$I$1]; IF(MIN([.$M241];[.$R241];[.$W241]) = [.$R241]; [.$N$1]; IF(ISNUMBER([.$W241]); [.$S$1]; &quot;NO PRICING&quot;))); &quot;&quot;)">
            <text:p/>
          </table:table-cell>
          <table:table-cell table:style-name="ce34" table:formula="of:=IF([.$A241] &lt;&gt; &quot;&quot;; IF(MIN([.$M241];[.$R241];[.$W241]) = [.$M241]; [.$I241]; IF(MIN([.$M241];[.$R241];[.$W241]) = [.$R241]; [.$N241]; IF(ISNUMBER([.$W241]); [.$S241]; &quot;NO PRICING&quot;))); &quot;&quot;)">
            <text:p/>
          </table:table-cell>
          <table:table-cell table:style-name="ce26" table:formula="of:=IF([.$A241] &lt;&gt; &quot;&quot;; IF(MIN([.$M241];[.$R241];[.$W241]) = [.$M241]; [.$L241]; IF(MIN([.$M241];[.$R241];[.$W241]) = [.$R241]; [.$Q241]; IF(ISNUMBER([.$W241]); [.$V241]; &quot;NO PRICING&quot;))); &quot;&quot;)">
            <text:p/>
          </table:table-cell>
          <table:table-cell table:style-name="ce31" table:formula="of:=IF([.$A241] &lt;&gt; &quot;&quot;; IF(MIN([.$M241];[.$R241];[.$W241]) = [.$M241]; [.$M241]; IF(MIN([.$M241];[.$R241];[.$W241]) = [.$R241]; [.$R241]; IF(ISNUMBER([.$W241]); [.$W241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4"/>
          <table:table-cell table:style-name="ce4" table:number-columns-repeated="2"/>
          <table:table-cell table:style-name="ce14"/>
          <table:table-cell table:style-name="ce4"/>
          <table:table-cell table:style-name="ce4" table:formula="of:=ROUND([.E242]* (1 + extra))" office:value-type="float" office:value="0">
            <text:p>0</text:p>
          </table:table-cell>
          <table:table-cell table:style-name="ce4" table:formula="of:=MAX([.F242];[.E242]+1)" office:value-type="float" office:value="1">
            <text:p>1</text:p>
          </table:table-cell>
          <table:table-cell table:style-name="ce4"/>
          <table:table-cell table:style-name="ce16"/>
          <table:table-cell table:style-name="ce22"/>
          <table:table-cell table:style-name="ce4"/>
          <table:table-cell table:style-name="ce26" table:formula="of:=CEILING([.G242];[.K242])" office:value-type="float" office:value="0">
            <text:p>0</text:p>
          </table:table-cell>
          <table:table-cell table:style-name="ce31" table:formula="of:=IF([.L242]*[.J242] &gt; 0; [.L242]*[.J242]; &quot;&quot;)">
            <text:p/>
          </table:table-cell>
          <table:table-cell table:style-name="ce16"/>
          <table:table-cell table:style-name="ce22"/>
          <table:table-cell table:style-name="ce4"/>
          <table:table-cell table:style-name="ce26" table:formula="of:=CEILING([.$G242];[.P242])" office:value-type="float" office:value="0">
            <text:p>0</text:p>
          </table:table-cell>
          <table:table-cell table:style-name="ce31" table:formula="of:=IF([.Q242]*[.O242] &gt; 0; [.Q242]*[.O242]; &quot;&quot;)">
            <text:p/>
          </table:table-cell>
          <table:table-cell table:style-name="ce16"/>
          <table:table-cell table:style-name="ce22"/>
          <table:table-cell table:style-name="ce4"/>
          <table:table-cell table:style-name="ce4" table:formula="of:=CEILING([.$G242];[.U242])" office:value-type="float" office:value="0">
            <text:p>0</text:p>
          </table:table-cell>
          <table:table-cell table:style-name="ce31" table:formula="of:=IF([.V242]*[.T242] &gt; 0; [.V242]*[.T242]; &quot;&quot;)">
            <text:p/>
          </table:table-cell>
          <table:table-cell table:style-name="ce26" table:formula="of:=IF([.$A242] &lt;&gt; &quot;&quot;; IF(MIN([.$M242];[.$R242];[.$W242]) = [.$M242]; [.$I$1]; IF(MIN([.$M242];[.$R242];[.$W242]) = [.$R242]; [.$N$1]; IF(ISNUMBER([.$W242]); [.$S$1]; &quot;NO PRICING&quot;))); &quot;&quot;)">
            <text:p/>
          </table:table-cell>
          <table:table-cell table:style-name="ce34" table:formula="of:=IF([.$A242] &lt;&gt; &quot;&quot;; IF(MIN([.$M242];[.$R242];[.$W242]) = [.$M242]; [.$I242]; IF(MIN([.$M242];[.$R242];[.$W242]) = [.$R242]; [.$N242]; IF(ISNUMBER([.$W242]); [.$S242]; &quot;NO PRICING&quot;))); &quot;&quot;)">
            <text:p/>
          </table:table-cell>
          <table:table-cell table:style-name="ce26" table:formula="of:=IF([.$A242] &lt;&gt; &quot;&quot;; IF(MIN([.$M242];[.$R242];[.$W242]) = [.$M242]; [.$L242]; IF(MIN([.$M242];[.$R242];[.$W242]) = [.$R242]; [.$Q242]; IF(ISNUMBER([.$W242]); [.$V242]; &quot;NO PRICING&quot;))); &quot;&quot;)">
            <text:p/>
          </table:table-cell>
          <table:table-cell table:style-name="ce31" table:formula="of:=IF([.$A242] &lt;&gt; &quot;&quot;; IF(MIN([.$M242];[.$R242];[.$W242]) = [.$M242]; [.$M242]; IF(MIN([.$M242];[.$R242];[.$W242]) = [.$R242]; [.$R242]; IF(ISNUMBER([.$W242]); [.$W242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4"/>
          <table:table-cell table:style-name="ce4" table:number-columns-repeated="2"/>
          <table:table-cell table:style-name="ce14"/>
          <table:table-cell table:style-name="ce4"/>
          <table:table-cell table:style-name="ce4" table:formula="of:=ROUND([.E243]* (1 + extra))" office:value-type="float" office:value="0">
            <text:p>0</text:p>
          </table:table-cell>
          <table:table-cell table:style-name="ce4" table:formula="of:=MAX([.F243];[.E243]+1)" office:value-type="float" office:value="1">
            <text:p>1</text:p>
          </table:table-cell>
          <table:table-cell table:style-name="ce4"/>
          <table:table-cell table:style-name="ce16"/>
          <table:table-cell table:style-name="ce22"/>
          <table:table-cell table:style-name="ce4"/>
          <table:table-cell table:style-name="ce26" table:formula="of:=CEILING([.G243];[.K243])" office:value-type="float" office:value="0">
            <text:p>0</text:p>
          </table:table-cell>
          <table:table-cell table:style-name="ce31" table:formula="of:=IF([.L243]*[.J243] &gt; 0; [.L243]*[.J243]; &quot;&quot;)">
            <text:p/>
          </table:table-cell>
          <table:table-cell table:style-name="ce16"/>
          <table:table-cell table:style-name="ce22"/>
          <table:table-cell table:style-name="ce4"/>
          <table:table-cell table:style-name="ce26" table:formula="of:=CEILING([.$G243];[.P243])" office:value-type="float" office:value="0">
            <text:p>0</text:p>
          </table:table-cell>
          <table:table-cell table:style-name="ce31" table:formula="of:=IF([.Q243]*[.O243] &gt; 0; [.Q243]*[.O243]; &quot;&quot;)">
            <text:p/>
          </table:table-cell>
          <table:table-cell table:style-name="ce16"/>
          <table:table-cell table:style-name="ce22"/>
          <table:table-cell table:style-name="ce4"/>
          <table:table-cell table:style-name="ce4" table:formula="of:=CEILING([.$G243];[.U243])" office:value-type="float" office:value="0">
            <text:p>0</text:p>
          </table:table-cell>
          <table:table-cell table:style-name="ce31" table:formula="of:=IF([.V243]*[.T243] &gt; 0; [.V243]*[.T243]; &quot;&quot;)">
            <text:p/>
          </table:table-cell>
          <table:table-cell table:style-name="ce26" table:formula="of:=IF([.$A243] &lt;&gt; &quot;&quot;; IF(MIN([.$M243];[.$R243];[.$W243]) = [.$M243]; [.$I$1]; IF(MIN([.$M243];[.$R243];[.$W243]) = [.$R243]; [.$N$1]; IF(ISNUMBER([.$W243]); [.$S$1]; &quot;NO PRICING&quot;))); &quot;&quot;)">
            <text:p/>
          </table:table-cell>
          <table:table-cell table:style-name="ce34" table:formula="of:=IF([.$A243] &lt;&gt; &quot;&quot;; IF(MIN([.$M243];[.$R243];[.$W243]) = [.$M243]; [.$I243]; IF(MIN([.$M243];[.$R243];[.$W243]) = [.$R243]; [.$N243]; IF(ISNUMBER([.$W243]); [.$S243]; &quot;NO PRICING&quot;))); &quot;&quot;)">
            <text:p/>
          </table:table-cell>
          <table:table-cell table:style-name="ce26" table:formula="of:=IF([.$A243] &lt;&gt; &quot;&quot;; IF(MIN([.$M243];[.$R243];[.$W243]) = [.$M243]; [.$L243]; IF(MIN([.$M243];[.$R243];[.$W243]) = [.$R243]; [.$Q243]; IF(ISNUMBER([.$W243]); [.$V243]; &quot;NO PRICING&quot;))); &quot;&quot;)">
            <text:p/>
          </table:table-cell>
          <table:table-cell table:style-name="ce31" table:formula="of:=IF([.$A243] &lt;&gt; &quot;&quot;; IF(MIN([.$M243];[.$R243];[.$W243]) = [.$M243]; [.$M243]; IF(MIN([.$M243];[.$R243];[.$W243]) = [.$R243]; [.$R243]; IF(ISNUMBER([.$W243]); [.$W243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4"/>
          <table:table-cell table:style-name="ce4" table:number-columns-repeated="2"/>
          <table:table-cell table:style-name="ce14"/>
          <table:table-cell table:style-name="ce4"/>
          <table:table-cell table:style-name="ce4" table:formula="of:=ROUND([.E244]* (1 + extra))" office:value-type="float" office:value="0">
            <text:p>0</text:p>
          </table:table-cell>
          <table:table-cell table:style-name="ce4" table:formula="of:=MAX([.F244];[.E244]+1)" office:value-type="float" office:value="1">
            <text:p>1</text:p>
          </table:table-cell>
          <table:table-cell table:style-name="ce4"/>
          <table:table-cell table:style-name="ce16"/>
          <table:table-cell table:style-name="ce22"/>
          <table:table-cell table:style-name="ce4"/>
          <table:table-cell table:style-name="ce26" table:formula="of:=CEILING([.G244];[.K244])" office:value-type="float" office:value="0">
            <text:p>0</text:p>
          </table:table-cell>
          <table:table-cell table:style-name="ce31" table:formula="of:=IF([.L244]*[.J244] &gt; 0; [.L244]*[.J244]; &quot;&quot;)">
            <text:p/>
          </table:table-cell>
          <table:table-cell table:style-name="ce16"/>
          <table:table-cell table:style-name="ce22"/>
          <table:table-cell table:style-name="ce4"/>
          <table:table-cell table:style-name="ce26" table:formula="of:=CEILING([.$G244];[.P244])" office:value-type="float" office:value="0">
            <text:p>0</text:p>
          </table:table-cell>
          <table:table-cell table:style-name="ce31" table:formula="of:=IF([.Q244]*[.O244] &gt; 0; [.Q244]*[.O244]; &quot;&quot;)">
            <text:p/>
          </table:table-cell>
          <table:table-cell table:style-name="ce16"/>
          <table:table-cell table:style-name="ce22"/>
          <table:table-cell table:style-name="ce4"/>
          <table:table-cell table:style-name="ce4" table:formula="of:=CEILING([.$G244];[.U244])" office:value-type="float" office:value="0">
            <text:p>0</text:p>
          </table:table-cell>
          <table:table-cell table:style-name="ce31" table:formula="of:=IF([.V244]*[.T244] &gt; 0; [.V244]*[.T244]; &quot;&quot;)">
            <text:p/>
          </table:table-cell>
          <table:table-cell table:style-name="ce26" table:formula="of:=IF([.$A244] &lt;&gt; &quot;&quot;; IF(MIN([.$M244];[.$R244];[.$W244]) = [.$M244]; [.$I$1]; IF(MIN([.$M244];[.$R244];[.$W244]) = [.$R244]; [.$N$1]; IF(ISNUMBER([.$W244]); [.$S$1]; &quot;NO PRICING&quot;))); &quot;&quot;)">
            <text:p/>
          </table:table-cell>
          <table:table-cell table:style-name="ce34" table:formula="of:=IF([.$A244] &lt;&gt; &quot;&quot;; IF(MIN([.$M244];[.$R244];[.$W244]) = [.$M244]; [.$I244]; IF(MIN([.$M244];[.$R244];[.$W244]) = [.$R244]; [.$N244]; IF(ISNUMBER([.$W244]); [.$S244]; &quot;NO PRICING&quot;))); &quot;&quot;)">
            <text:p/>
          </table:table-cell>
          <table:table-cell table:style-name="ce26" table:formula="of:=IF([.$A244] &lt;&gt; &quot;&quot;; IF(MIN([.$M244];[.$R244];[.$W244]) = [.$M244]; [.$L244]; IF(MIN([.$M244];[.$R244];[.$W244]) = [.$R244]; [.$Q244]; IF(ISNUMBER([.$W244]); [.$V244]; &quot;NO PRICING&quot;))); &quot;&quot;)">
            <text:p/>
          </table:table-cell>
          <table:table-cell table:style-name="ce31" table:formula="of:=IF([.$A244] &lt;&gt; &quot;&quot;; IF(MIN([.$M244];[.$R244];[.$W244]) = [.$M244]; [.$M244]; IF(MIN([.$M244];[.$R244];[.$W244]) = [.$R244]; [.$R244]; IF(ISNUMBER([.$W244]); [.$W244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4"/>
          <table:table-cell table:style-name="ce4" table:number-columns-repeated="2"/>
          <table:table-cell table:style-name="ce14"/>
          <table:table-cell table:style-name="ce4"/>
          <table:table-cell table:style-name="ce4" table:formula="of:=ROUND([.E245]* (1 + extra))" office:value-type="float" office:value="0">
            <text:p>0</text:p>
          </table:table-cell>
          <table:table-cell table:style-name="ce4" table:formula="of:=MAX([.F245];[.E245]+1)" office:value-type="float" office:value="1">
            <text:p>1</text:p>
          </table:table-cell>
          <table:table-cell table:style-name="ce4"/>
          <table:table-cell table:style-name="ce16"/>
          <table:table-cell table:style-name="ce22"/>
          <table:table-cell table:style-name="ce4"/>
          <table:table-cell table:style-name="ce26" table:formula="of:=CEILING([.G245];[.K245])" office:value-type="float" office:value="0">
            <text:p>0</text:p>
          </table:table-cell>
          <table:table-cell table:style-name="ce31" table:formula="of:=IF([.L245]*[.J245] &gt; 0; [.L245]*[.J245]; &quot;&quot;)">
            <text:p/>
          </table:table-cell>
          <table:table-cell table:style-name="ce16"/>
          <table:table-cell table:style-name="ce22"/>
          <table:table-cell table:style-name="ce4"/>
          <table:table-cell table:style-name="ce26" table:formula="of:=CEILING([.$G245];[.P245])" office:value-type="float" office:value="0">
            <text:p>0</text:p>
          </table:table-cell>
          <table:table-cell table:style-name="ce31" table:formula="of:=IF([.Q245]*[.O245] &gt; 0; [.Q245]*[.O245]; &quot;&quot;)">
            <text:p/>
          </table:table-cell>
          <table:table-cell table:style-name="ce16"/>
          <table:table-cell table:style-name="ce22"/>
          <table:table-cell table:style-name="ce4"/>
          <table:table-cell table:style-name="ce4" table:formula="of:=CEILING([.$G245];[.U245])" office:value-type="float" office:value="0">
            <text:p>0</text:p>
          </table:table-cell>
          <table:table-cell table:style-name="ce31" table:formula="of:=IF([.V245]*[.T245] &gt; 0; [.V245]*[.T245]; &quot;&quot;)">
            <text:p/>
          </table:table-cell>
          <table:table-cell table:style-name="ce26" table:formula="of:=IF([.$A245] &lt;&gt; &quot;&quot;; IF(MIN([.$M245];[.$R245];[.$W245]) = [.$M245]; [.$I$1]; IF(MIN([.$M245];[.$R245];[.$W245]) = [.$R245]; [.$N$1]; IF(ISNUMBER([.$W245]); [.$S$1]; &quot;NO PRICING&quot;))); &quot;&quot;)">
            <text:p/>
          </table:table-cell>
          <table:table-cell table:style-name="ce34" table:formula="of:=IF([.$A245] &lt;&gt; &quot;&quot;; IF(MIN([.$M245];[.$R245];[.$W245]) = [.$M245]; [.$I245]; IF(MIN([.$M245];[.$R245];[.$W245]) = [.$R245]; [.$N245]; IF(ISNUMBER([.$W245]); [.$S245]; &quot;NO PRICING&quot;))); &quot;&quot;)">
            <text:p/>
          </table:table-cell>
          <table:table-cell table:style-name="ce26" table:formula="of:=IF([.$A245] &lt;&gt; &quot;&quot;; IF(MIN([.$M245];[.$R245];[.$W245]) = [.$M245]; [.$L245]; IF(MIN([.$M245];[.$R245];[.$W245]) = [.$R245]; [.$Q245]; IF(ISNUMBER([.$W245]); [.$V245]; &quot;NO PRICING&quot;))); &quot;&quot;)">
            <text:p/>
          </table:table-cell>
          <table:table-cell table:style-name="ce31" table:formula="of:=IF([.$A245] &lt;&gt; &quot;&quot;; IF(MIN([.$M245];[.$R245];[.$W245]) = [.$M245]; [.$M245]; IF(MIN([.$M245];[.$R245];[.$W245]) = [.$R245]; [.$R245]; IF(ISNUMBER([.$W245]); [.$W245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4"/>
          <table:table-cell table:style-name="ce4" table:number-columns-repeated="2"/>
          <table:table-cell table:style-name="ce14"/>
          <table:table-cell table:style-name="ce4"/>
          <table:table-cell table:style-name="ce4" table:formula="of:=ROUND([.E246]* (1 + extra))" office:value-type="float" office:value="0">
            <text:p>0</text:p>
          </table:table-cell>
          <table:table-cell table:style-name="ce4" table:formula="of:=MAX([.F246];[.E246]+1)" office:value-type="float" office:value="1">
            <text:p>1</text:p>
          </table:table-cell>
          <table:table-cell table:style-name="ce4"/>
          <table:table-cell table:style-name="ce16"/>
          <table:table-cell table:style-name="ce22"/>
          <table:table-cell table:style-name="ce4"/>
          <table:table-cell table:style-name="ce26" table:formula="of:=CEILING([.G246];[.K246])" office:value-type="float" office:value="0">
            <text:p>0</text:p>
          </table:table-cell>
          <table:table-cell table:style-name="ce31" table:formula="of:=IF([.L246]*[.J246] &gt; 0; [.L246]*[.J246]; &quot;&quot;)">
            <text:p/>
          </table:table-cell>
          <table:table-cell table:style-name="ce16"/>
          <table:table-cell table:style-name="ce22"/>
          <table:table-cell table:style-name="ce4"/>
          <table:table-cell table:style-name="ce26" table:formula="of:=CEILING([.$G246];[.P246])" office:value-type="float" office:value="0">
            <text:p>0</text:p>
          </table:table-cell>
          <table:table-cell table:style-name="ce31" table:formula="of:=IF([.Q246]*[.O246] &gt; 0; [.Q246]*[.O246]; &quot;&quot;)">
            <text:p/>
          </table:table-cell>
          <table:table-cell table:style-name="ce16"/>
          <table:table-cell table:style-name="ce22"/>
          <table:table-cell table:style-name="ce4"/>
          <table:table-cell table:style-name="ce4" table:formula="of:=CEILING([.$G246];[.U246])" office:value-type="float" office:value="0">
            <text:p>0</text:p>
          </table:table-cell>
          <table:table-cell table:style-name="ce31" table:formula="of:=IF([.V246]*[.T246] &gt; 0; [.V246]*[.T246]; &quot;&quot;)">
            <text:p/>
          </table:table-cell>
          <table:table-cell table:style-name="ce26" table:formula="of:=IF([.$A246] &lt;&gt; &quot;&quot;; IF(MIN([.$M246];[.$R246];[.$W246]) = [.$M246]; [.$I$1]; IF(MIN([.$M246];[.$R246];[.$W246]) = [.$R246]; [.$N$1]; IF(ISNUMBER([.$W246]); [.$S$1]; &quot;NO PRICING&quot;))); &quot;&quot;)">
            <text:p/>
          </table:table-cell>
          <table:table-cell table:style-name="ce34" table:formula="of:=IF([.$A246] &lt;&gt; &quot;&quot;; IF(MIN([.$M246];[.$R246];[.$W246]) = [.$M246]; [.$I246]; IF(MIN([.$M246];[.$R246];[.$W246]) = [.$R246]; [.$N246]; IF(ISNUMBER([.$W246]); [.$S246]; &quot;NO PRICING&quot;))); &quot;&quot;)">
            <text:p/>
          </table:table-cell>
          <table:table-cell table:style-name="ce26" table:formula="of:=IF([.$A246] &lt;&gt; &quot;&quot;; IF(MIN([.$M246];[.$R246];[.$W246]) = [.$M246]; [.$L246]; IF(MIN([.$M246];[.$R246];[.$W246]) = [.$R246]; [.$Q246]; IF(ISNUMBER([.$W246]); [.$V246]; &quot;NO PRICING&quot;))); &quot;&quot;)">
            <text:p/>
          </table:table-cell>
          <table:table-cell table:style-name="ce31" table:formula="of:=IF([.$A246] &lt;&gt; &quot;&quot;; IF(MIN([.$M246];[.$R246];[.$W246]) = [.$M246]; [.$M246]; IF(MIN([.$M246];[.$R246];[.$W246]) = [.$R246]; [.$R246]; IF(ISNUMBER([.$W246]); [.$W246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4"/>
          <table:table-cell table:style-name="ce4" table:number-columns-repeated="2"/>
          <table:table-cell table:style-name="ce14"/>
          <table:table-cell table:style-name="ce4"/>
          <table:table-cell table:style-name="ce4" table:formula="of:=ROUND([.E247]* (1 + extra))" office:value-type="float" office:value="0">
            <text:p>0</text:p>
          </table:table-cell>
          <table:table-cell table:style-name="ce4" table:formula="of:=MAX([.F247];[.E247]+1)" office:value-type="float" office:value="1">
            <text:p>1</text:p>
          </table:table-cell>
          <table:table-cell table:style-name="ce4"/>
          <table:table-cell table:style-name="ce16"/>
          <table:table-cell table:style-name="ce22"/>
          <table:table-cell table:style-name="ce4"/>
          <table:table-cell table:style-name="ce26" table:formula="of:=CEILING([.G247];[.K247])" office:value-type="float" office:value="0">
            <text:p>0</text:p>
          </table:table-cell>
          <table:table-cell table:style-name="ce31" table:formula="of:=IF([.L247]*[.J247] &gt; 0; [.L247]*[.J247]; &quot;&quot;)">
            <text:p/>
          </table:table-cell>
          <table:table-cell table:style-name="ce16"/>
          <table:table-cell table:style-name="ce22"/>
          <table:table-cell table:style-name="ce4"/>
          <table:table-cell table:style-name="ce26" table:formula="of:=CEILING([.$G247];[.P247])" office:value-type="float" office:value="0">
            <text:p>0</text:p>
          </table:table-cell>
          <table:table-cell table:style-name="ce31" table:formula="of:=IF([.Q247]*[.O247] &gt; 0; [.Q247]*[.O247]; &quot;&quot;)">
            <text:p/>
          </table:table-cell>
          <table:table-cell table:style-name="ce16"/>
          <table:table-cell table:style-name="ce22"/>
          <table:table-cell table:style-name="ce4"/>
          <table:table-cell table:style-name="ce4" table:formula="of:=CEILING([.$G247];[.U247])" office:value-type="float" office:value="0">
            <text:p>0</text:p>
          </table:table-cell>
          <table:table-cell table:style-name="ce31" table:formula="of:=IF([.V247]*[.T247] &gt; 0; [.V247]*[.T247]; &quot;&quot;)">
            <text:p/>
          </table:table-cell>
          <table:table-cell table:style-name="ce26" table:formula="of:=IF([.$A247] &lt;&gt; &quot;&quot;; IF(MIN([.$M247];[.$R247];[.$W247]) = [.$M247]; [.$I$1]; IF(MIN([.$M247];[.$R247];[.$W247]) = [.$R247]; [.$N$1]; IF(ISNUMBER([.$W247]); [.$S$1]; &quot;NO PRICING&quot;))); &quot;&quot;)">
            <text:p/>
          </table:table-cell>
          <table:table-cell table:style-name="ce34" table:formula="of:=IF([.$A247] &lt;&gt; &quot;&quot;; IF(MIN([.$M247];[.$R247];[.$W247]) = [.$M247]; [.$I247]; IF(MIN([.$M247];[.$R247];[.$W247]) = [.$R247]; [.$N247]; IF(ISNUMBER([.$W247]); [.$S247]; &quot;NO PRICING&quot;))); &quot;&quot;)">
            <text:p/>
          </table:table-cell>
          <table:table-cell table:style-name="ce26" table:formula="of:=IF([.$A247] &lt;&gt; &quot;&quot;; IF(MIN([.$M247];[.$R247];[.$W247]) = [.$M247]; [.$L247]; IF(MIN([.$M247];[.$R247];[.$W247]) = [.$R247]; [.$Q247]; IF(ISNUMBER([.$W247]); [.$V247]; &quot;NO PRICING&quot;))); &quot;&quot;)">
            <text:p/>
          </table:table-cell>
          <table:table-cell table:style-name="ce31" table:formula="of:=IF([.$A247] &lt;&gt; &quot;&quot;; IF(MIN([.$M247];[.$R247];[.$W247]) = [.$M247]; [.$M247]; IF(MIN([.$M247];[.$R247];[.$W247]) = [.$R247]; [.$R247]; IF(ISNUMBER([.$W247]); [.$W247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4"/>
          <table:table-cell table:style-name="ce4" table:number-columns-repeated="2"/>
          <table:table-cell table:style-name="ce14"/>
          <table:table-cell table:style-name="ce4"/>
          <table:table-cell table:style-name="ce4" table:formula="of:=ROUND([.E248]* (1 + extra))" office:value-type="float" office:value="0">
            <text:p>0</text:p>
          </table:table-cell>
          <table:table-cell table:style-name="ce4" table:formula="of:=MAX([.F248];[.E248]+1)" office:value-type="float" office:value="1">
            <text:p>1</text:p>
          </table:table-cell>
          <table:table-cell table:style-name="ce4"/>
          <table:table-cell table:style-name="ce16"/>
          <table:table-cell table:style-name="ce22"/>
          <table:table-cell table:style-name="ce4"/>
          <table:table-cell table:style-name="ce26" table:formula="of:=CEILING([.G248];[.K248])" office:value-type="float" office:value="0">
            <text:p>0</text:p>
          </table:table-cell>
          <table:table-cell table:style-name="ce31" table:formula="of:=IF([.L248]*[.J248] &gt; 0; [.L248]*[.J248]; &quot;&quot;)">
            <text:p/>
          </table:table-cell>
          <table:table-cell table:style-name="ce16"/>
          <table:table-cell table:style-name="ce22"/>
          <table:table-cell table:style-name="ce4"/>
          <table:table-cell table:style-name="ce26" table:formula="of:=CEILING([.$G248];[.P248])" office:value-type="float" office:value="0">
            <text:p>0</text:p>
          </table:table-cell>
          <table:table-cell table:style-name="ce31" table:formula="of:=IF([.Q248]*[.O248] &gt; 0; [.Q248]*[.O248]; &quot;&quot;)">
            <text:p/>
          </table:table-cell>
          <table:table-cell table:style-name="ce16"/>
          <table:table-cell table:style-name="ce22"/>
          <table:table-cell table:style-name="ce4"/>
          <table:table-cell table:style-name="ce4" table:formula="of:=CEILING([.$G248];[.U248])" office:value-type="float" office:value="0">
            <text:p>0</text:p>
          </table:table-cell>
          <table:table-cell table:style-name="ce31" table:formula="of:=IF([.V248]*[.T248] &gt; 0; [.V248]*[.T248]; &quot;&quot;)">
            <text:p/>
          </table:table-cell>
          <table:table-cell table:style-name="ce26" table:formula="of:=IF([.$A248] &lt;&gt; &quot;&quot;; IF(MIN([.$M248];[.$R248];[.$W248]) = [.$M248]; [.$I$1]; IF(MIN([.$M248];[.$R248];[.$W248]) = [.$R248]; [.$N$1]; IF(ISNUMBER([.$W248]); [.$S$1]; &quot;NO PRICING&quot;))); &quot;&quot;)">
            <text:p/>
          </table:table-cell>
          <table:table-cell table:style-name="ce34" table:formula="of:=IF([.$A248] &lt;&gt; &quot;&quot;; IF(MIN([.$M248];[.$R248];[.$W248]) = [.$M248]; [.$I248]; IF(MIN([.$M248];[.$R248];[.$W248]) = [.$R248]; [.$N248]; IF(ISNUMBER([.$W248]); [.$S248]; &quot;NO PRICING&quot;))); &quot;&quot;)">
            <text:p/>
          </table:table-cell>
          <table:table-cell table:style-name="ce26" table:formula="of:=IF([.$A248] &lt;&gt; &quot;&quot;; IF(MIN([.$M248];[.$R248];[.$W248]) = [.$M248]; [.$L248]; IF(MIN([.$M248];[.$R248];[.$W248]) = [.$R248]; [.$Q248]; IF(ISNUMBER([.$W248]); [.$V248]; &quot;NO PRICING&quot;))); &quot;&quot;)">
            <text:p/>
          </table:table-cell>
          <table:table-cell table:style-name="ce31" table:formula="of:=IF([.$A248] &lt;&gt; &quot;&quot;; IF(MIN([.$M248];[.$R248];[.$W248]) = [.$M248]; [.$M248]; IF(MIN([.$M248];[.$R248];[.$W248]) = [.$R248]; [.$R248]; IF(ISNUMBER([.$W248]); [.$W248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4"/>
          <table:table-cell table:style-name="ce4" table:number-columns-repeated="2"/>
          <table:table-cell table:style-name="ce14"/>
          <table:table-cell table:style-name="ce4"/>
          <table:table-cell table:style-name="ce4" table:formula="of:=ROUND([.E249]* (1 + extra))" office:value-type="float" office:value="0">
            <text:p>0</text:p>
          </table:table-cell>
          <table:table-cell table:style-name="ce4" table:formula="of:=MAX([.F249];[.E249]+1)" office:value-type="float" office:value="1">
            <text:p>1</text:p>
          </table:table-cell>
          <table:table-cell table:style-name="ce4"/>
          <table:table-cell table:style-name="ce16"/>
          <table:table-cell table:style-name="ce22"/>
          <table:table-cell table:style-name="ce4"/>
          <table:table-cell table:style-name="ce26" table:formula="of:=CEILING([.G249];[.K249])" office:value-type="float" office:value="0">
            <text:p>0</text:p>
          </table:table-cell>
          <table:table-cell table:style-name="ce31" table:formula="of:=IF([.L249]*[.J249] &gt; 0; [.L249]*[.J249]; &quot;&quot;)">
            <text:p/>
          </table:table-cell>
          <table:table-cell table:style-name="ce16"/>
          <table:table-cell table:style-name="ce22"/>
          <table:table-cell table:style-name="ce4"/>
          <table:table-cell table:style-name="ce26" table:formula="of:=CEILING([.$G249];[.P249])" office:value-type="float" office:value="0">
            <text:p>0</text:p>
          </table:table-cell>
          <table:table-cell table:style-name="ce31" table:formula="of:=IF([.Q249]*[.O249] &gt; 0; [.Q249]*[.O249]; &quot;&quot;)">
            <text:p/>
          </table:table-cell>
          <table:table-cell table:style-name="ce16"/>
          <table:table-cell table:style-name="ce22"/>
          <table:table-cell table:style-name="ce4"/>
          <table:table-cell table:style-name="ce4" table:formula="of:=CEILING([.$G249];[.U249])" office:value-type="float" office:value="0">
            <text:p>0</text:p>
          </table:table-cell>
          <table:table-cell table:style-name="ce31" table:formula="of:=IF([.V249]*[.T249] &gt; 0; [.V249]*[.T249]; &quot;&quot;)">
            <text:p/>
          </table:table-cell>
          <table:table-cell table:style-name="ce26" table:formula="of:=IF([.$A249] &lt;&gt; &quot;&quot;; IF(MIN([.$M249];[.$R249];[.$W249]) = [.$M249]; [.$I$1]; IF(MIN([.$M249];[.$R249];[.$W249]) = [.$R249]; [.$N$1]; IF(ISNUMBER([.$W249]); [.$S$1]; &quot;NO PRICING&quot;))); &quot;&quot;)">
            <text:p/>
          </table:table-cell>
          <table:table-cell table:style-name="ce34" table:formula="of:=IF([.$A249] &lt;&gt; &quot;&quot;; IF(MIN([.$M249];[.$R249];[.$W249]) = [.$M249]; [.$I249]; IF(MIN([.$M249];[.$R249];[.$W249]) = [.$R249]; [.$N249]; IF(ISNUMBER([.$W249]); [.$S249]; &quot;NO PRICING&quot;))); &quot;&quot;)">
            <text:p/>
          </table:table-cell>
          <table:table-cell table:style-name="ce26" table:formula="of:=IF([.$A249] &lt;&gt; &quot;&quot;; IF(MIN([.$M249];[.$R249];[.$W249]) = [.$M249]; [.$L249]; IF(MIN([.$M249];[.$R249];[.$W249]) = [.$R249]; [.$Q249]; IF(ISNUMBER([.$W249]); [.$V249]; &quot;NO PRICING&quot;))); &quot;&quot;)">
            <text:p/>
          </table:table-cell>
          <table:table-cell table:style-name="ce31" table:formula="of:=IF([.$A249] &lt;&gt; &quot;&quot;; IF(MIN([.$M249];[.$R249];[.$W249]) = [.$M249]; [.$M249]; IF(MIN([.$M249];[.$R249];[.$W249]) = [.$R249]; [.$R249]; IF(ISNUMBER([.$W249]); [.$W249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4"/>
          <table:table-cell table:style-name="ce4" table:number-columns-repeated="2"/>
          <table:table-cell table:style-name="ce14"/>
          <table:table-cell table:style-name="ce4"/>
          <table:table-cell table:style-name="ce4" table:formula="of:=ROUND([.E250]* (1 + extra))" office:value-type="float" office:value="0">
            <text:p>0</text:p>
          </table:table-cell>
          <table:table-cell table:style-name="ce4" table:formula="of:=MAX([.F250];[.E250]+1)" office:value-type="float" office:value="1">
            <text:p>1</text:p>
          </table:table-cell>
          <table:table-cell table:style-name="ce4"/>
          <table:table-cell table:style-name="ce16"/>
          <table:table-cell table:style-name="ce22"/>
          <table:table-cell table:style-name="ce4"/>
          <table:table-cell table:style-name="ce26" table:formula="of:=CEILING([.G250];[.K250])" office:value-type="float" office:value="0">
            <text:p>0</text:p>
          </table:table-cell>
          <table:table-cell table:style-name="ce31" table:formula="of:=IF([.L250]*[.J250] &gt; 0; [.L250]*[.J250]; &quot;&quot;)">
            <text:p/>
          </table:table-cell>
          <table:table-cell table:style-name="ce16"/>
          <table:table-cell table:style-name="ce22"/>
          <table:table-cell table:style-name="ce4"/>
          <table:table-cell table:style-name="ce26" table:formula="of:=CEILING([.$G250];[.P250])" office:value-type="float" office:value="0">
            <text:p>0</text:p>
          </table:table-cell>
          <table:table-cell table:style-name="ce31" table:formula="of:=IF([.Q250]*[.O250] &gt; 0; [.Q250]*[.O250]; &quot;&quot;)">
            <text:p/>
          </table:table-cell>
          <table:table-cell table:style-name="ce16"/>
          <table:table-cell table:style-name="ce22"/>
          <table:table-cell table:style-name="ce4"/>
          <table:table-cell table:style-name="ce4" table:formula="of:=CEILING([.$G250];[.U250])" office:value-type="float" office:value="0">
            <text:p>0</text:p>
          </table:table-cell>
          <table:table-cell table:style-name="ce31" table:formula="of:=IF([.V250]*[.T250] &gt; 0; [.V250]*[.T250]; &quot;&quot;)">
            <text:p/>
          </table:table-cell>
          <table:table-cell table:style-name="ce26" table:formula="of:=IF([.$A250] &lt;&gt; &quot;&quot;; IF(MIN([.$M250];[.$R250];[.$W250]) = [.$M250]; [.$I$1]; IF(MIN([.$M250];[.$R250];[.$W250]) = [.$R250]; [.$N$1]; IF(ISNUMBER([.$W250]); [.$S$1]; &quot;NO PRICING&quot;))); &quot;&quot;)">
            <text:p/>
          </table:table-cell>
          <table:table-cell table:style-name="ce34" table:formula="of:=IF([.$A250] &lt;&gt; &quot;&quot;; IF(MIN([.$M250];[.$R250];[.$W250]) = [.$M250]; [.$I250]; IF(MIN([.$M250];[.$R250];[.$W250]) = [.$R250]; [.$N250]; IF(ISNUMBER([.$W250]); [.$S250]; &quot;NO PRICING&quot;))); &quot;&quot;)">
            <text:p/>
          </table:table-cell>
          <table:table-cell table:style-name="ce26" table:formula="of:=IF([.$A250] &lt;&gt; &quot;&quot;; IF(MIN([.$M250];[.$R250];[.$W250]) = [.$M250]; [.$L250]; IF(MIN([.$M250];[.$R250];[.$W250]) = [.$R250]; [.$Q250]; IF(ISNUMBER([.$W250]); [.$V250]; &quot;NO PRICING&quot;))); &quot;&quot;)">
            <text:p/>
          </table:table-cell>
          <table:table-cell table:style-name="ce31" table:formula="of:=IF([.$A250] &lt;&gt; &quot;&quot;; IF(MIN([.$M250];[.$R250];[.$W250]) = [.$M250]; [.$M250]; IF(MIN([.$M250];[.$R250];[.$W250]) = [.$R250]; [.$R250]; IF(ISNUMBER([.$W250]); [.$W250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4"/>
          <table:table-cell table:style-name="ce4" table:number-columns-repeated="2"/>
          <table:table-cell table:style-name="ce14"/>
          <table:table-cell table:style-name="ce4"/>
          <table:table-cell table:style-name="ce4" table:formula="of:=ROUND([.E251]* (1 + extra))" office:value-type="float" office:value="0">
            <text:p>0</text:p>
          </table:table-cell>
          <table:table-cell table:style-name="ce4" table:formula="of:=MAX([.F251];[.E251]+1)" office:value-type="float" office:value="1">
            <text:p>1</text:p>
          </table:table-cell>
          <table:table-cell table:style-name="ce4"/>
          <table:table-cell table:style-name="ce16"/>
          <table:table-cell table:style-name="ce22"/>
          <table:table-cell table:style-name="ce4"/>
          <table:table-cell table:style-name="ce26" table:formula="of:=CEILING([.G251];[.K251])" office:value-type="float" office:value="0">
            <text:p>0</text:p>
          </table:table-cell>
          <table:table-cell table:style-name="ce31" table:formula="of:=IF([.L251]*[.J251] &gt; 0; [.L251]*[.J251]; &quot;&quot;)">
            <text:p/>
          </table:table-cell>
          <table:table-cell table:style-name="ce16"/>
          <table:table-cell table:style-name="ce22"/>
          <table:table-cell table:style-name="ce4"/>
          <table:table-cell table:style-name="ce26" table:formula="of:=CEILING([.$G251];[.P251])" office:value-type="float" office:value="0">
            <text:p>0</text:p>
          </table:table-cell>
          <table:table-cell table:style-name="ce31" table:formula="of:=IF([.Q251]*[.O251] &gt; 0; [.Q251]*[.O251]; &quot;&quot;)">
            <text:p/>
          </table:table-cell>
          <table:table-cell table:style-name="ce16"/>
          <table:table-cell table:style-name="ce22"/>
          <table:table-cell table:style-name="ce4"/>
          <table:table-cell table:style-name="ce4" table:formula="of:=CEILING([.$G251];[.U251])" office:value-type="float" office:value="0">
            <text:p>0</text:p>
          </table:table-cell>
          <table:table-cell table:style-name="ce31" table:formula="of:=IF([.V251]*[.T251] &gt; 0; [.V251]*[.T251]; &quot;&quot;)">
            <text:p/>
          </table:table-cell>
          <table:table-cell table:style-name="ce26" table:formula="of:=IF([.$A251] &lt;&gt; &quot;&quot;; IF(MIN([.$M251];[.$R251];[.$W251]) = [.$M251]; [.$I$1]; IF(MIN([.$M251];[.$R251];[.$W251]) = [.$R251]; [.$N$1]; IF(ISNUMBER([.$W251]); [.$S$1]; &quot;NO PRICING&quot;))); &quot;&quot;)">
            <text:p/>
          </table:table-cell>
          <table:table-cell table:style-name="ce34" table:formula="of:=IF([.$A251] &lt;&gt; &quot;&quot;; IF(MIN([.$M251];[.$R251];[.$W251]) = [.$M251]; [.$I251]; IF(MIN([.$M251];[.$R251];[.$W251]) = [.$R251]; [.$N251]; IF(ISNUMBER([.$W251]); [.$S251]; &quot;NO PRICING&quot;))); &quot;&quot;)">
            <text:p/>
          </table:table-cell>
          <table:table-cell table:style-name="ce26" table:formula="of:=IF([.$A251] &lt;&gt; &quot;&quot;; IF(MIN([.$M251];[.$R251];[.$W251]) = [.$M251]; [.$L251]; IF(MIN([.$M251];[.$R251];[.$W251]) = [.$R251]; [.$Q251]; IF(ISNUMBER([.$W251]); [.$V251]; &quot;NO PRICING&quot;))); &quot;&quot;)">
            <text:p/>
          </table:table-cell>
          <table:table-cell table:style-name="ce31" table:formula="of:=IF([.$A251] &lt;&gt; &quot;&quot;; IF(MIN([.$M251];[.$R251];[.$W251]) = [.$M251]; [.$M251]; IF(MIN([.$M251];[.$R251];[.$W251]) = [.$R251]; [.$R251]; IF(ISNUMBER([.$W251]); [.$W251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4"/>
          <table:table-cell table:style-name="ce4" table:number-columns-repeated="2"/>
          <table:table-cell table:style-name="ce14"/>
          <table:table-cell table:style-name="ce4"/>
          <table:table-cell table:style-name="ce4" table:formula="of:=ROUND([.E252]* (1 + extra))" office:value-type="float" office:value="0">
            <text:p>0</text:p>
          </table:table-cell>
          <table:table-cell table:style-name="ce4" table:formula="of:=MAX([.F252];[.E252]+1)" office:value-type="float" office:value="1">
            <text:p>1</text:p>
          </table:table-cell>
          <table:table-cell table:style-name="ce4"/>
          <table:table-cell table:style-name="ce16"/>
          <table:table-cell table:style-name="ce22"/>
          <table:table-cell table:style-name="ce4"/>
          <table:table-cell table:style-name="ce26" table:formula="of:=CEILING([.G252];[.K252])" office:value-type="float" office:value="0">
            <text:p>0</text:p>
          </table:table-cell>
          <table:table-cell table:style-name="ce31" table:formula="of:=IF([.L252]*[.J252] &gt; 0; [.L252]*[.J252]; &quot;&quot;)">
            <text:p/>
          </table:table-cell>
          <table:table-cell table:style-name="ce16"/>
          <table:table-cell table:style-name="ce22"/>
          <table:table-cell table:style-name="ce4"/>
          <table:table-cell table:style-name="ce26" table:formula="of:=CEILING([.$G252];[.P252])" office:value-type="float" office:value="0">
            <text:p>0</text:p>
          </table:table-cell>
          <table:table-cell table:style-name="ce31" table:formula="of:=IF([.Q252]*[.O252] &gt; 0; [.Q252]*[.O252]; &quot;&quot;)">
            <text:p/>
          </table:table-cell>
          <table:table-cell table:style-name="ce16"/>
          <table:table-cell table:style-name="ce22"/>
          <table:table-cell table:style-name="ce4"/>
          <table:table-cell table:style-name="ce4" table:formula="of:=CEILING([.$G252];[.U252])" office:value-type="float" office:value="0">
            <text:p>0</text:p>
          </table:table-cell>
          <table:table-cell table:style-name="ce31" table:formula="of:=IF([.V252]*[.T252] &gt; 0; [.V252]*[.T252]; &quot;&quot;)">
            <text:p/>
          </table:table-cell>
          <table:table-cell table:style-name="ce26" table:formula="of:=IF([.$A252] &lt;&gt; &quot;&quot;; IF(MIN([.$M252];[.$R252];[.$W252]) = [.$M252]; [.$I$1]; IF(MIN([.$M252];[.$R252];[.$W252]) = [.$R252]; [.$N$1]; IF(ISNUMBER([.$W252]); [.$S$1]; &quot;NO PRICING&quot;))); &quot;&quot;)">
            <text:p/>
          </table:table-cell>
          <table:table-cell table:style-name="ce34" table:formula="of:=IF([.$A252] &lt;&gt; &quot;&quot;; IF(MIN([.$M252];[.$R252];[.$W252]) = [.$M252]; [.$I252]; IF(MIN([.$M252];[.$R252];[.$W252]) = [.$R252]; [.$N252]; IF(ISNUMBER([.$W252]); [.$S252]; &quot;NO PRICING&quot;))); &quot;&quot;)">
            <text:p/>
          </table:table-cell>
          <table:table-cell table:style-name="ce26" table:formula="of:=IF([.$A252] &lt;&gt; &quot;&quot;; IF(MIN([.$M252];[.$R252];[.$W252]) = [.$M252]; [.$L252]; IF(MIN([.$M252];[.$R252];[.$W252]) = [.$R252]; [.$Q252]; IF(ISNUMBER([.$W252]); [.$V252]; &quot;NO PRICING&quot;))); &quot;&quot;)">
            <text:p/>
          </table:table-cell>
          <table:table-cell table:style-name="ce31" table:formula="of:=IF([.$A252] &lt;&gt; &quot;&quot;; IF(MIN([.$M252];[.$R252];[.$W252]) = [.$M252]; [.$M252]; IF(MIN([.$M252];[.$R252];[.$W252]) = [.$R252]; [.$R252]; IF(ISNUMBER([.$W252]); [.$W252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4"/>
          <table:table-cell table:style-name="ce4" table:number-columns-repeated="2"/>
          <table:table-cell table:style-name="ce14"/>
          <table:table-cell table:style-name="ce4"/>
          <table:table-cell table:style-name="ce4" table:formula="of:=ROUND([.E253]* (1 + extra))" office:value-type="float" office:value="0">
            <text:p>0</text:p>
          </table:table-cell>
          <table:table-cell table:style-name="ce4" table:formula="of:=MAX([.F253];[.E253]+1)" office:value-type="float" office:value="1">
            <text:p>1</text:p>
          </table:table-cell>
          <table:table-cell table:style-name="ce4"/>
          <table:table-cell table:style-name="ce16"/>
          <table:table-cell table:style-name="ce22"/>
          <table:table-cell table:style-name="ce4"/>
          <table:table-cell table:style-name="ce26" table:formula="of:=CEILING([.G253];[.K253])" office:value-type="float" office:value="0">
            <text:p>0</text:p>
          </table:table-cell>
          <table:table-cell table:style-name="ce31" table:formula="of:=IF([.L253]*[.J253] &gt; 0; [.L253]*[.J253]; &quot;&quot;)">
            <text:p/>
          </table:table-cell>
          <table:table-cell table:style-name="ce16"/>
          <table:table-cell table:style-name="ce22"/>
          <table:table-cell table:style-name="ce4"/>
          <table:table-cell table:style-name="ce26" table:formula="of:=CEILING([.$G253];[.P253])" office:value-type="float" office:value="0">
            <text:p>0</text:p>
          </table:table-cell>
          <table:table-cell table:style-name="ce31" table:formula="of:=IF([.Q253]*[.O253] &gt; 0; [.Q253]*[.O253]; &quot;&quot;)">
            <text:p/>
          </table:table-cell>
          <table:table-cell table:style-name="ce16"/>
          <table:table-cell table:style-name="ce22"/>
          <table:table-cell table:style-name="ce4"/>
          <table:table-cell table:style-name="ce4" table:formula="of:=CEILING([.$G253];[.U253])" office:value-type="float" office:value="0">
            <text:p>0</text:p>
          </table:table-cell>
          <table:table-cell table:style-name="ce31" table:formula="of:=IF([.V253]*[.T253] &gt; 0; [.V253]*[.T253]; &quot;&quot;)">
            <text:p/>
          </table:table-cell>
          <table:table-cell table:style-name="ce26" table:formula="of:=IF([.$A253] &lt;&gt; &quot;&quot;; IF(MIN([.$M253];[.$R253];[.$W253]) = [.$M253]; [.$I$1]; IF(MIN([.$M253];[.$R253];[.$W253]) = [.$R253]; [.$N$1]; IF(ISNUMBER([.$W253]); [.$S$1]; &quot;NO PRICING&quot;))); &quot;&quot;)">
            <text:p/>
          </table:table-cell>
          <table:table-cell table:style-name="ce34" table:formula="of:=IF([.$A253] &lt;&gt; &quot;&quot;; IF(MIN([.$M253];[.$R253];[.$W253]) = [.$M253]; [.$I253]; IF(MIN([.$M253];[.$R253];[.$W253]) = [.$R253]; [.$N253]; IF(ISNUMBER([.$W253]); [.$S253]; &quot;NO PRICING&quot;))); &quot;&quot;)">
            <text:p/>
          </table:table-cell>
          <table:table-cell table:style-name="ce26" table:formula="of:=IF([.$A253] &lt;&gt; &quot;&quot;; IF(MIN([.$M253];[.$R253];[.$W253]) = [.$M253]; [.$L253]; IF(MIN([.$M253];[.$R253];[.$W253]) = [.$R253]; [.$Q253]; IF(ISNUMBER([.$W253]); [.$V253]; &quot;NO PRICING&quot;))); &quot;&quot;)">
            <text:p/>
          </table:table-cell>
          <table:table-cell table:style-name="ce31" table:formula="of:=IF([.$A253] &lt;&gt; &quot;&quot;; IF(MIN([.$M253];[.$R253];[.$W253]) = [.$M253]; [.$M253]; IF(MIN([.$M253];[.$R253];[.$W253]) = [.$R253]; [.$R253]; IF(ISNUMBER([.$W253]); [.$W253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4"/>
          <table:table-cell table:style-name="ce4" table:number-columns-repeated="2"/>
          <table:table-cell table:style-name="ce14"/>
          <table:table-cell table:style-name="ce4"/>
          <table:table-cell table:style-name="ce4" table:formula="of:=ROUND([.E254]* (1 + extra))" office:value-type="float" office:value="0">
            <text:p>0</text:p>
          </table:table-cell>
          <table:table-cell table:style-name="ce4" table:formula="of:=MAX([.F254];[.E254]+1)" office:value-type="float" office:value="1">
            <text:p>1</text:p>
          </table:table-cell>
          <table:table-cell table:style-name="ce4"/>
          <table:table-cell table:style-name="ce16"/>
          <table:table-cell table:style-name="ce22"/>
          <table:table-cell table:style-name="ce4"/>
          <table:table-cell table:style-name="ce26" table:formula="of:=CEILING([.G254];[.K254])" office:value-type="float" office:value="0">
            <text:p>0</text:p>
          </table:table-cell>
          <table:table-cell table:style-name="ce31" table:formula="of:=IF([.L254]*[.J254] &gt; 0; [.L254]*[.J254]; &quot;&quot;)">
            <text:p/>
          </table:table-cell>
          <table:table-cell table:style-name="ce16"/>
          <table:table-cell table:style-name="ce22"/>
          <table:table-cell table:style-name="ce4"/>
          <table:table-cell table:style-name="ce26" table:formula="of:=CEILING([.$G254];[.P254])" office:value-type="float" office:value="0">
            <text:p>0</text:p>
          </table:table-cell>
          <table:table-cell table:style-name="ce31" table:formula="of:=IF([.Q254]*[.O254] &gt; 0; [.Q254]*[.O254]; &quot;&quot;)">
            <text:p/>
          </table:table-cell>
          <table:table-cell table:style-name="ce16"/>
          <table:table-cell table:style-name="ce22"/>
          <table:table-cell table:style-name="ce4"/>
          <table:table-cell table:style-name="ce4" table:formula="of:=CEILING([.$G254];[.U254])" office:value-type="float" office:value="0">
            <text:p>0</text:p>
          </table:table-cell>
          <table:table-cell table:style-name="ce31" table:formula="of:=IF([.V254]*[.T254] &gt; 0; [.V254]*[.T254]; &quot;&quot;)">
            <text:p/>
          </table:table-cell>
          <table:table-cell table:style-name="ce26" table:formula="of:=IF([.$A254] &lt;&gt; &quot;&quot;; IF(MIN([.$M254];[.$R254];[.$W254]) = [.$M254]; [.$I$1]; IF(MIN([.$M254];[.$R254];[.$W254]) = [.$R254]; [.$N$1]; IF(ISNUMBER([.$W254]); [.$S$1]; &quot;NO PRICING&quot;))); &quot;&quot;)">
            <text:p/>
          </table:table-cell>
          <table:table-cell table:style-name="ce34" table:formula="of:=IF([.$A254] &lt;&gt; &quot;&quot;; IF(MIN([.$M254];[.$R254];[.$W254]) = [.$M254]; [.$I254]; IF(MIN([.$M254];[.$R254];[.$W254]) = [.$R254]; [.$N254]; IF(ISNUMBER([.$W254]); [.$S254]; &quot;NO PRICING&quot;))); &quot;&quot;)">
            <text:p/>
          </table:table-cell>
          <table:table-cell table:style-name="ce26" table:formula="of:=IF([.$A254] &lt;&gt; &quot;&quot;; IF(MIN([.$M254];[.$R254];[.$W254]) = [.$M254]; [.$L254]; IF(MIN([.$M254];[.$R254];[.$W254]) = [.$R254]; [.$Q254]; IF(ISNUMBER([.$W254]); [.$V254]; &quot;NO PRICING&quot;))); &quot;&quot;)">
            <text:p/>
          </table:table-cell>
          <table:table-cell table:style-name="ce31" table:formula="of:=IF([.$A254] &lt;&gt; &quot;&quot;; IF(MIN([.$M254];[.$R254];[.$W254]) = [.$M254]; [.$M254]; IF(MIN([.$M254];[.$R254];[.$W254]) = [.$R254]; [.$R254]; IF(ISNUMBER([.$W254]); [.$W254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4"/>
          <table:table-cell table:style-name="ce4" table:number-columns-repeated="2"/>
          <table:table-cell table:style-name="ce14"/>
          <table:table-cell table:style-name="ce4"/>
          <table:table-cell table:style-name="ce4" table:formula="of:=ROUND([.E255]* (1 + extra))" office:value-type="float" office:value="0">
            <text:p>0</text:p>
          </table:table-cell>
          <table:table-cell table:style-name="ce4" table:formula="of:=MAX([.F255];[.E255]+1)" office:value-type="float" office:value="1">
            <text:p>1</text:p>
          </table:table-cell>
          <table:table-cell table:style-name="ce4"/>
          <table:table-cell table:style-name="ce16"/>
          <table:table-cell table:style-name="ce22"/>
          <table:table-cell table:style-name="ce4"/>
          <table:table-cell table:style-name="ce26" table:formula="of:=CEILING([.G255];[.K255])" office:value-type="float" office:value="0">
            <text:p>0</text:p>
          </table:table-cell>
          <table:table-cell table:style-name="ce31" table:formula="of:=IF([.L255]*[.J255] &gt; 0; [.L255]*[.J255]; &quot;&quot;)">
            <text:p/>
          </table:table-cell>
          <table:table-cell table:style-name="ce16"/>
          <table:table-cell table:style-name="ce22"/>
          <table:table-cell table:style-name="ce4"/>
          <table:table-cell table:style-name="ce26" table:formula="of:=CEILING([.$G255];[.P255])" office:value-type="float" office:value="0">
            <text:p>0</text:p>
          </table:table-cell>
          <table:table-cell table:style-name="ce31" table:formula="of:=IF([.Q255]*[.O255] &gt; 0; [.Q255]*[.O255]; &quot;&quot;)">
            <text:p/>
          </table:table-cell>
          <table:table-cell table:style-name="ce16"/>
          <table:table-cell table:style-name="ce22"/>
          <table:table-cell table:style-name="ce4"/>
          <table:table-cell table:style-name="ce4" table:formula="of:=CEILING([.$G255];[.U255])" office:value-type="float" office:value="0">
            <text:p>0</text:p>
          </table:table-cell>
          <table:table-cell table:style-name="ce31" table:formula="of:=IF([.V255]*[.T255] &gt; 0; [.V255]*[.T255]; &quot;&quot;)">
            <text:p/>
          </table:table-cell>
          <table:table-cell table:style-name="ce26" table:formula="of:=IF([.$A255] &lt;&gt; &quot;&quot;; IF(MIN([.$M255];[.$R255];[.$W255]) = [.$M255]; [.$I$1]; IF(MIN([.$M255];[.$R255];[.$W255]) = [.$R255]; [.$N$1]; IF(ISNUMBER([.$W255]); [.$S$1]; &quot;NO PRICING&quot;))); &quot;&quot;)">
            <text:p/>
          </table:table-cell>
          <table:table-cell table:style-name="ce34" table:formula="of:=IF([.$A255] &lt;&gt; &quot;&quot;; IF(MIN([.$M255];[.$R255];[.$W255]) = [.$M255]; [.$I255]; IF(MIN([.$M255];[.$R255];[.$W255]) = [.$R255]; [.$N255]; IF(ISNUMBER([.$W255]); [.$S255]; &quot;NO PRICING&quot;))); &quot;&quot;)">
            <text:p/>
          </table:table-cell>
          <table:table-cell table:style-name="ce26" table:formula="of:=IF([.$A255] &lt;&gt; &quot;&quot;; IF(MIN([.$M255];[.$R255];[.$W255]) = [.$M255]; [.$L255]; IF(MIN([.$M255];[.$R255];[.$W255]) = [.$R255]; [.$Q255]; IF(ISNUMBER([.$W255]); [.$V255]; &quot;NO PRICING&quot;))); &quot;&quot;)">
            <text:p/>
          </table:table-cell>
          <table:table-cell table:style-name="ce31" table:formula="of:=IF([.$A255] &lt;&gt; &quot;&quot;; IF(MIN([.$M255];[.$R255];[.$W255]) = [.$M255]; [.$M255]; IF(MIN([.$M255];[.$R255];[.$W255]) = [.$R255]; [.$R255]; IF(ISNUMBER([.$W255]); [.$W255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4"/>
          <table:table-cell table:style-name="ce4" table:number-columns-repeated="2"/>
          <table:table-cell table:style-name="ce14"/>
          <table:table-cell table:style-name="ce4"/>
          <table:table-cell table:style-name="ce4" table:formula="of:=ROUND([.E256]* (1 + extra))" office:value-type="float" office:value="0">
            <text:p>0</text:p>
          </table:table-cell>
          <table:table-cell table:style-name="ce4" table:formula="of:=MAX([.F256];[.E256]+1)" office:value-type="float" office:value="1">
            <text:p>1</text:p>
          </table:table-cell>
          <table:table-cell table:style-name="ce4"/>
          <table:table-cell table:style-name="ce16"/>
          <table:table-cell table:style-name="ce22"/>
          <table:table-cell table:style-name="ce4"/>
          <table:table-cell table:style-name="ce26" table:formula="of:=CEILING([.G256];[.K256])" office:value-type="float" office:value="0">
            <text:p>0</text:p>
          </table:table-cell>
          <table:table-cell table:style-name="ce31" table:formula="of:=IF([.L256]*[.J256] &gt; 0; [.L256]*[.J256]; &quot;&quot;)">
            <text:p/>
          </table:table-cell>
          <table:table-cell table:style-name="ce16"/>
          <table:table-cell table:style-name="ce22"/>
          <table:table-cell table:style-name="ce4"/>
          <table:table-cell table:style-name="ce26" table:formula="of:=CEILING([.$G256];[.P256])" office:value-type="float" office:value="0">
            <text:p>0</text:p>
          </table:table-cell>
          <table:table-cell table:style-name="ce31" table:formula="of:=IF([.Q256]*[.O256] &gt; 0; [.Q256]*[.O256]; &quot;&quot;)">
            <text:p/>
          </table:table-cell>
          <table:table-cell table:style-name="ce16"/>
          <table:table-cell table:style-name="ce22"/>
          <table:table-cell table:style-name="ce4"/>
          <table:table-cell table:style-name="ce4" table:formula="of:=CEILING([.$G256];[.U256])" office:value-type="float" office:value="0">
            <text:p>0</text:p>
          </table:table-cell>
          <table:table-cell table:style-name="ce31" table:formula="of:=IF([.V256]*[.T256] &gt; 0; [.V256]*[.T256]; &quot;&quot;)">
            <text:p/>
          </table:table-cell>
          <table:table-cell table:style-name="ce26" table:formula="of:=IF([.$A256] &lt;&gt; &quot;&quot;; IF(MIN([.$M256];[.$R256];[.$W256]) = [.$M256]; [.$I$1]; IF(MIN([.$M256];[.$R256];[.$W256]) = [.$R256]; [.$N$1]; IF(ISNUMBER([.$W256]); [.$S$1]; &quot;NO PRICING&quot;))); &quot;&quot;)">
            <text:p/>
          </table:table-cell>
          <table:table-cell table:style-name="ce34" table:formula="of:=IF([.$A256] &lt;&gt; &quot;&quot;; IF(MIN([.$M256];[.$R256];[.$W256]) = [.$M256]; [.$I256]; IF(MIN([.$M256];[.$R256];[.$W256]) = [.$R256]; [.$N256]; IF(ISNUMBER([.$W256]); [.$S256]; &quot;NO PRICING&quot;))); &quot;&quot;)">
            <text:p/>
          </table:table-cell>
          <table:table-cell table:style-name="ce26" table:formula="of:=IF([.$A256] &lt;&gt; &quot;&quot;; IF(MIN([.$M256];[.$R256];[.$W256]) = [.$M256]; [.$L256]; IF(MIN([.$M256];[.$R256];[.$W256]) = [.$R256]; [.$Q256]; IF(ISNUMBER([.$W256]); [.$V256]; &quot;NO PRICING&quot;))); &quot;&quot;)">
            <text:p/>
          </table:table-cell>
          <table:table-cell table:style-name="ce31" table:formula="of:=IF([.$A256] &lt;&gt; &quot;&quot;; IF(MIN([.$M256];[.$R256];[.$W256]) = [.$M256]; [.$M256]; IF(MIN([.$M256];[.$R256];[.$W256]) = [.$R256]; [.$R256]; IF(ISNUMBER([.$W256]); [.$W256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4"/>
          <table:table-cell table:style-name="ce4" table:number-columns-repeated="2"/>
          <table:table-cell table:style-name="ce14"/>
          <table:table-cell table:style-name="ce4"/>
          <table:table-cell table:style-name="ce4" table:formula="of:=ROUND([.E257]* (1 + extra))" office:value-type="float" office:value="0">
            <text:p>0</text:p>
          </table:table-cell>
          <table:table-cell table:style-name="ce4" table:formula="of:=MAX([.F257];[.E257]+1)" office:value-type="float" office:value="1">
            <text:p>1</text:p>
          </table:table-cell>
          <table:table-cell table:style-name="ce4"/>
          <table:table-cell table:style-name="ce16"/>
          <table:table-cell table:style-name="ce22"/>
          <table:table-cell table:style-name="ce4"/>
          <table:table-cell table:style-name="ce26" table:formula="of:=CEILING([.G257];[.K257])" office:value-type="float" office:value="0">
            <text:p>0</text:p>
          </table:table-cell>
          <table:table-cell table:style-name="ce31" table:formula="of:=IF([.L257]*[.J257] &gt; 0; [.L257]*[.J257]; &quot;&quot;)">
            <text:p/>
          </table:table-cell>
          <table:table-cell table:style-name="ce16"/>
          <table:table-cell table:style-name="ce22"/>
          <table:table-cell table:style-name="ce4"/>
          <table:table-cell table:style-name="ce26" table:formula="of:=CEILING([.$G257];[.P257])" office:value-type="float" office:value="0">
            <text:p>0</text:p>
          </table:table-cell>
          <table:table-cell table:style-name="ce31" table:formula="of:=IF([.Q257]*[.O257] &gt; 0; [.Q257]*[.O257]; &quot;&quot;)">
            <text:p/>
          </table:table-cell>
          <table:table-cell table:style-name="ce16"/>
          <table:table-cell table:style-name="ce22"/>
          <table:table-cell table:style-name="ce4"/>
          <table:table-cell table:style-name="ce4" table:formula="of:=CEILING([.$G257];[.U257])" office:value-type="float" office:value="0">
            <text:p>0</text:p>
          </table:table-cell>
          <table:table-cell table:style-name="ce31" table:formula="of:=IF([.V257]*[.T257] &gt; 0; [.V257]*[.T257]; &quot;&quot;)">
            <text:p/>
          </table:table-cell>
          <table:table-cell table:style-name="ce26" table:formula="of:=IF([.$A257] &lt;&gt; &quot;&quot;; IF(MIN([.$M257];[.$R257];[.$W257]) = [.$M257]; [.$I$1]; IF(MIN([.$M257];[.$R257];[.$W257]) = [.$R257]; [.$N$1]; IF(ISNUMBER([.$W257]); [.$S$1]; &quot;NO PRICING&quot;))); &quot;&quot;)">
            <text:p/>
          </table:table-cell>
          <table:table-cell table:style-name="ce34" table:formula="of:=IF([.$A257] &lt;&gt; &quot;&quot;; IF(MIN([.$M257];[.$R257];[.$W257]) = [.$M257]; [.$I257]; IF(MIN([.$M257];[.$R257];[.$W257]) = [.$R257]; [.$N257]; IF(ISNUMBER([.$W257]); [.$S257]; &quot;NO PRICING&quot;))); &quot;&quot;)">
            <text:p/>
          </table:table-cell>
          <table:table-cell table:style-name="ce26" table:formula="of:=IF([.$A257] &lt;&gt; &quot;&quot;; IF(MIN([.$M257];[.$R257];[.$W257]) = [.$M257]; [.$L257]; IF(MIN([.$M257];[.$R257];[.$W257]) = [.$R257]; [.$Q257]; IF(ISNUMBER([.$W257]); [.$V257]; &quot;NO PRICING&quot;))); &quot;&quot;)">
            <text:p/>
          </table:table-cell>
          <table:table-cell table:style-name="ce31" table:formula="of:=IF([.$A257] &lt;&gt; &quot;&quot;; IF(MIN([.$M257];[.$R257];[.$W257]) = [.$M257]; [.$M257]; IF(MIN([.$M257];[.$R257];[.$W257]) = [.$R257]; [.$R257]; IF(ISNUMBER([.$W257]); [.$W257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4"/>
          <table:table-cell table:style-name="ce4" table:number-columns-repeated="2"/>
          <table:table-cell table:style-name="ce14"/>
          <table:table-cell table:style-name="ce4"/>
          <table:table-cell table:style-name="ce4" table:formula="of:=ROUND([.E258]* (1 + extra))" office:value-type="float" office:value="0">
            <text:p>0</text:p>
          </table:table-cell>
          <table:table-cell table:style-name="ce4" table:formula="of:=MAX([.F258];[.E258]+1)" office:value-type="float" office:value="1">
            <text:p>1</text:p>
          </table:table-cell>
          <table:table-cell table:style-name="ce4"/>
          <table:table-cell table:style-name="ce16"/>
          <table:table-cell table:style-name="ce22"/>
          <table:table-cell table:style-name="ce4"/>
          <table:table-cell table:style-name="ce26" table:formula="of:=CEILING([.G258];[.K258])" office:value-type="float" office:value="0">
            <text:p>0</text:p>
          </table:table-cell>
          <table:table-cell table:style-name="ce31" table:formula="of:=IF([.L258]*[.J258] &gt; 0; [.L258]*[.J258]; &quot;&quot;)">
            <text:p/>
          </table:table-cell>
          <table:table-cell table:style-name="ce16"/>
          <table:table-cell table:style-name="ce22"/>
          <table:table-cell table:style-name="ce4"/>
          <table:table-cell table:style-name="ce26" table:formula="of:=CEILING([.$G258];[.P258])" office:value-type="float" office:value="0">
            <text:p>0</text:p>
          </table:table-cell>
          <table:table-cell table:style-name="ce31" table:formula="of:=IF([.Q258]*[.O258] &gt; 0; [.Q258]*[.O258]; &quot;&quot;)">
            <text:p/>
          </table:table-cell>
          <table:table-cell table:style-name="ce16"/>
          <table:table-cell table:style-name="ce22"/>
          <table:table-cell table:style-name="ce4"/>
          <table:table-cell table:style-name="ce4" table:formula="of:=CEILING([.$G258];[.U258])" office:value-type="float" office:value="0">
            <text:p>0</text:p>
          </table:table-cell>
          <table:table-cell table:style-name="ce31" table:formula="of:=IF([.V258]*[.T258] &gt; 0; [.V258]*[.T258]; &quot;&quot;)">
            <text:p/>
          </table:table-cell>
          <table:table-cell table:style-name="ce26" table:formula="of:=IF([.$A258] &lt;&gt; &quot;&quot;; IF(MIN([.$M258];[.$R258];[.$W258]) = [.$M258]; [.$I$1]; IF(MIN([.$M258];[.$R258];[.$W258]) = [.$R258]; [.$N$1]; IF(ISNUMBER([.$W258]); [.$S$1]; &quot;NO PRICING&quot;))); &quot;&quot;)">
            <text:p/>
          </table:table-cell>
          <table:table-cell table:style-name="ce34" table:formula="of:=IF([.$A258] &lt;&gt; &quot;&quot;; IF(MIN([.$M258];[.$R258];[.$W258]) = [.$M258]; [.$I258]; IF(MIN([.$M258];[.$R258];[.$W258]) = [.$R258]; [.$N258]; IF(ISNUMBER([.$W258]); [.$S258]; &quot;NO PRICING&quot;))); &quot;&quot;)">
            <text:p/>
          </table:table-cell>
          <table:table-cell table:style-name="ce26" table:formula="of:=IF([.$A258] &lt;&gt; &quot;&quot;; IF(MIN([.$M258];[.$R258];[.$W258]) = [.$M258]; [.$L258]; IF(MIN([.$M258];[.$R258];[.$W258]) = [.$R258]; [.$Q258]; IF(ISNUMBER([.$W258]); [.$V258]; &quot;NO PRICING&quot;))); &quot;&quot;)">
            <text:p/>
          </table:table-cell>
          <table:table-cell table:style-name="ce31" table:formula="of:=IF([.$A258] &lt;&gt; &quot;&quot;; IF(MIN([.$M258];[.$R258];[.$W258]) = [.$M258]; [.$M258]; IF(MIN([.$M258];[.$R258];[.$W258]) = [.$R258]; [.$R258]; IF(ISNUMBER([.$W258]); [.$W258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4"/>
          <table:table-cell table:style-name="ce4" table:number-columns-repeated="2"/>
          <table:table-cell table:style-name="ce14"/>
          <table:table-cell table:style-name="ce4"/>
          <table:table-cell table:style-name="ce4" table:formula="of:=ROUND([.E259]* (1 + extra))" office:value-type="float" office:value="0">
            <text:p>0</text:p>
          </table:table-cell>
          <table:table-cell table:style-name="ce4" table:formula="of:=MAX([.F259];[.E259]+1)" office:value-type="float" office:value="1">
            <text:p>1</text:p>
          </table:table-cell>
          <table:table-cell table:style-name="ce4"/>
          <table:table-cell table:style-name="ce16"/>
          <table:table-cell table:style-name="ce22"/>
          <table:table-cell table:style-name="ce4"/>
          <table:table-cell table:style-name="ce26" table:formula="of:=CEILING([.G259];[.K259])" office:value-type="float" office:value="0">
            <text:p>0</text:p>
          </table:table-cell>
          <table:table-cell table:style-name="ce31" table:formula="of:=IF([.L259]*[.J259] &gt; 0; [.L259]*[.J259]; &quot;&quot;)">
            <text:p/>
          </table:table-cell>
          <table:table-cell table:style-name="ce16"/>
          <table:table-cell table:style-name="ce22"/>
          <table:table-cell table:style-name="ce4"/>
          <table:table-cell table:style-name="ce26" table:formula="of:=CEILING([.$G259];[.P259])" office:value-type="float" office:value="0">
            <text:p>0</text:p>
          </table:table-cell>
          <table:table-cell table:style-name="ce31" table:formula="of:=IF([.Q259]*[.O259] &gt; 0; [.Q259]*[.O259]; &quot;&quot;)">
            <text:p/>
          </table:table-cell>
          <table:table-cell table:style-name="ce16"/>
          <table:table-cell table:style-name="ce22"/>
          <table:table-cell table:style-name="ce4"/>
          <table:table-cell table:style-name="ce4" table:formula="of:=CEILING([.$G259];[.U259])" office:value-type="float" office:value="0">
            <text:p>0</text:p>
          </table:table-cell>
          <table:table-cell table:style-name="ce31" table:formula="of:=IF([.V259]*[.T259] &gt; 0; [.V259]*[.T259]; &quot;&quot;)">
            <text:p/>
          </table:table-cell>
          <table:table-cell table:style-name="ce26" table:formula="of:=IF([.$A259] &lt;&gt; &quot;&quot;; IF(MIN([.$M259];[.$R259];[.$W259]) = [.$M259]; [.$I$1]; IF(MIN([.$M259];[.$R259];[.$W259]) = [.$R259]; [.$N$1]; IF(ISNUMBER([.$W259]); [.$S$1]; &quot;NO PRICING&quot;))); &quot;&quot;)">
            <text:p/>
          </table:table-cell>
          <table:table-cell table:style-name="ce34" table:formula="of:=IF([.$A259] &lt;&gt; &quot;&quot;; IF(MIN([.$M259];[.$R259];[.$W259]) = [.$M259]; [.$I259]; IF(MIN([.$M259];[.$R259];[.$W259]) = [.$R259]; [.$N259]; IF(ISNUMBER([.$W259]); [.$S259]; &quot;NO PRICING&quot;))); &quot;&quot;)">
            <text:p/>
          </table:table-cell>
          <table:table-cell table:style-name="ce26" table:formula="of:=IF([.$A259] &lt;&gt; &quot;&quot;; IF(MIN([.$M259];[.$R259];[.$W259]) = [.$M259]; [.$L259]; IF(MIN([.$M259];[.$R259];[.$W259]) = [.$R259]; [.$Q259]; IF(ISNUMBER([.$W259]); [.$V259]; &quot;NO PRICING&quot;))); &quot;&quot;)">
            <text:p/>
          </table:table-cell>
          <table:table-cell table:style-name="ce31" table:formula="of:=IF([.$A259] &lt;&gt; &quot;&quot;; IF(MIN([.$M259];[.$R259];[.$W259]) = [.$M259]; [.$M259]; IF(MIN([.$M259];[.$R259];[.$W259]) = [.$R259]; [.$R259]; IF(ISNUMBER([.$W259]); [.$W259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4"/>
          <table:table-cell table:style-name="ce4" table:number-columns-repeated="2"/>
          <table:table-cell table:style-name="ce14"/>
          <table:table-cell table:style-name="ce4"/>
          <table:table-cell table:style-name="ce4" table:formula="of:=ROUND([.E260]* (1 + extra))" office:value-type="float" office:value="0">
            <text:p>0</text:p>
          </table:table-cell>
          <table:table-cell table:style-name="ce4" table:formula="of:=MAX([.F260];[.E260]+1)" office:value-type="float" office:value="1">
            <text:p>1</text:p>
          </table:table-cell>
          <table:table-cell table:style-name="ce4"/>
          <table:table-cell table:style-name="ce16"/>
          <table:table-cell table:style-name="ce22"/>
          <table:table-cell table:style-name="ce4"/>
          <table:table-cell table:style-name="ce26" table:formula="of:=CEILING([.G260];[.K260])" office:value-type="float" office:value="0">
            <text:p>0</text:p>
          </table:table-cell>
          <table:table-cell table:style-name="ce31" table:formula="of:=IF([.L260]*[.J260] &gt; 0; [.L260]*[.J260]; &quot;&quot;)">
            <text:p/>
          </table:table-cell>
          <table:table-cell table:style-name="ce16"/>
          <table:table-cell table:style-name="ce22"/>
          <table:table-cell table:style-name="ce4"/>
          <table:table-cell table:style-name="ce26" table:formula="of:=CEILING([.$G260];[.P260])" office:value-type="float" office:value="0">
            <text:p>0</text:p>
          </table:table-cell>
          <table:table-cell table:style-name="ce31" table:formula="of:=IF([.Q260]*[.O260] &gt; 0; [.Q260]*[.O260]; &quot;&quot;)">
            <text:p/>
          </table:table-cell>
          <table:table-cell table:style-name="ce16"/>
          <table:table-cell table:style-name="ce22"/>
          <table:table-cell table:style-name="ce4"/>
          <table:table-cell table:style-name="ce4" table:formula="of:=CEILING([.$G260];[.U260])" office:value-type="float" office:value="0">
            <text:p>0</text:p>
          </table:table-cell>
          <table:table-cell table:style-name="ce31" table:formula="of:=IF([.V260]*[.T260] &gt; 0; [.V260]*[.T260]; &quot;&quot;)">
            <text:p/>
          </table:table-cell>
          <table:table-cell table:style-name="ce26" table:formula="of:=IF([.$A260] &lt;&gt; &quot;&quot;; IF(MIN([.$M260];[.$R260];[.$W260]) = [.$M260]; [.$I$1]; IF(MIN([.$M260];[.$R260];[.$W260]) = [.$R260]; [.$N$1]; IF(ISNUMBER([.$W260]); [.$S$1]; &quot;NO PRICING&quot;))); &quot;&quot;)">
            <text:p/>
          </table:table-cell>
          <table:table-cell table:style-name="ce34" table:formula="of:=IF([.$A260] &lt;&gt; &quot;&quot;; IF(MIN([.$M260];[.$R260];[.$W260]) = [.$M260]; [.$I260]; IF(MIN([.$M260];[.$R260];[.$W260]) = [.$R260]; [.$N260]; IF(ISNUMBER([.$W260]); [.$S260]; &quot;NO PRICING&quot;))); &quot;&quot;)">
            <text:p/>
          </table:table-cell>
          <table:table-cell table:style-name="ce26" table:formula="of:=IF([.$A260] &lt;&gt; &quot;&quot;; IF(MIN([.$M260];[.$R260];[.$W260]) = [.$M260]; [.$L260]; IF(MIN([.$M260];[.$R260];[.$W260]) = [.$R260]; [.$Q260]; IF(ISNUMBER([.$W260]); [.$V260]; &quot;NO PRICING&quot;))); &quot;&quot;)">
            <text:p/>
          </table:table-cell>
          <table:table-cell table:style-name="ce31" table:formula="of:=IF([.$A260] &lt;&gt; &quot;&quot;; IF(MIN([.$M260];[.$R260];[.$W260]) = [.$M260]; [.$M260]; IF(MIN([.$M260];[.$R260];[.$W260]) = [.$R260]; [.$R260]; IF(ISNUMBER([.$W260]); [.$W260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4"/>
          <table:table-cell table:style-name="ce4" table:number-columns-repeated="2"/>
          <table:table-cell table:style-name="ce14"/>
          <table:table-cell table:style-name="ce4"/>
          <table:table-cell table:style-name="ce4" table:formula="of:=ROUND([.E261]* (1 + extra))" office:value-type="float" office:value="0">
            <text:p>0</text:p>
          </table:table-cell>
          <table:table-cell table:style-name="ce4" table:formula="of:=MAX([.F261];[.E261]+1)" office:value-type="float" office:value="1">
            <text:p>1</text:p>
          </table:table-cell>
          <table:table-cell table:style-name="ce4"/>
          <table:table-cell table:style-name="ce16"/>
          <table:table-cell table:style-name="ce22"/>
          <table:table-cell table:style-name="ce4"/>
          <table:table-cell table:style-name="ce26" table:formula="of:=CEILING([.G261];[.K261])" office:value-type="float" office:value="0">
            <text:p>0</text:p>
          </table:table-cell>
          <table:table-cell table:style-name="ce31" table:formula="of:=IF([.L261]*[.J261] &gt; 0; [.L261]*[.J261]; &quot;&quot;)">
            <text:p/>
          </table:table-cell>
          <table:table-cell table:style-name="ce16"/>
          <table:table-cell table:style-name="ce22"/>
          <table:table-cell table:style-name="ce4"/>
          <table:table-cell table:style-name="ce26" table:formula="of:=CEILING([.$G261];[.P261])" office:value-type="float" office:value="0">
            <text:p>0</text:p>
          </table:table-cell>
          <table:table-cell table:style-name="ce31" table:formula="of:=IF([.Q261]*[.O261] &gt; 0; [.Q261]*[.O261]; &quot;&quot;)">
            <text:p/>
          </table:table-cell>
          <table:table-cell table:style-name="ce16"/>
          <table:table-cell table:style-name="ce22"/>
          <table:table-cell table:style-name="ce4"/>
          <table:table-cell table:style-name="ce4" table:formula="of:=CEILING([.$G261];[.U261])" office:value-type="float" office:value="0">
            <text:p>0</text:p>
          </table:table-cell>
          <table:table-cell table:style-name="ce31" table:formula="of:=IF([.V261]*[.T261] &gt; 0; [.V261]*[.T261]; &quot;&quot;)">
            <text:p/>
          </table:table-cell>
          <table:table-cell table:style-name="ce26" table:formula="of:=IF([.$A261] &lt;&gt; &quot;&quot;; IF(MIN([.$M261];[.$R261];[.$W261]) = [.$M261]; [.$I$1]; IF(MIN([.$M261];[.$R261];[.$W261]) = [.$R261]; [.$N$1]; IF(ISNUMBER([.$W261]); [.$S$1]; &quot;NO PRICING&quot;))); &quot;&quot;)">
            <text:p/>
          </table:table-cell>
          <table:table-cell table:style-name="ce34" table:formula="of:=IF([.$A261] &lt;&gt; &quot;&quot;; IF(MIN([.$M261];[.$R261];[.$W261]) = [.$M261]; [.$I261]; IF(MIN([.$M261];[.$R261];[.$W261]) = [.$R261]; [.$N261]; IF(ISNUMBER([.$W261]); [.$S261]; &quot;NO PRICING&quot;))); &quot;&quot;)">
            <text:p/>
          </table:table-cell>
          <table:table-cell table:style-name="ce26" table:formula="of:=IF([.$A261] &lt;&gt; &quot;&quot;; IF(MIN([.$M261];[.$R261];[.$W261]) = [.$M261]; [.$L261]; IF(MIN([.$M261];[.$R261];[.$W261]) = [.$R261]; [.$Q261]; IF(ISNUMBER([.$W261]); [.$V261]; &quot;NO PRICING&quot;))); &quot;&quot;)">
            <text:p/>
          </table:table-cell>
          <table:table-cell table:style-name="ce31" table:formula="of:=IF([.$A261] &lt;&gt; &quot;&quot;; IF(MIN([.$M261];[.$R261];[.$W261]) = [.$M261]; [.$M261]; IF(MIN([.$M261];[.$R261];[.$W261]) = [.$R261]; [.$R261]; IF(ISNUMBER([.$W261]); [.$W261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4"/>
          <table:table-cell table:style-name="ce4" table:number-columns-repeated="2"/>
          <table:table-cell table:style-name="ce14"/>
          <table:table-cell table:style-name="ce4"/>
          <table:table-cell table:style-name="ce4" table:formula="of:=ROUND([.E262]* (1 + extra))" office:value-type="float" office:value="0">
            <text:p>0</text:p>
          </table:table-cell>
          <table:table-cell table:style-name="ce4" table:formula="of:=MAX([.F262];[.E262]+1)" office:value-type="float" office:value="1">
            <text:p>1</text:p>
          </table:table-cell>
          <table:table-cell table:style-name="ce4"/>
          <table:table-cell table:style-name="ce16"/>
          <table:table-cell table:style-name="ce22"/>
          <table:table-cell table:style-name="ce4"/>
          <table:table-cell table:style-name="ce26" table:formula="of:=CEILING([.G262];[.K262])" office:value-type="float" office:value="0">
            <text:p>0</text:p>
          </table:table-cell>
          <table:table-cell table:style-name="ce31" table:formula="of:=IF([.L262]*[.J262] &gt; 0; [.L262]*[.J262]; &quot;&quot;)">
            <text:p/>
          </table:table-cell>
          <table:table-cell table:style-name="ce16"/>
          <table:table-cell table:style-name="ce22"/>
          <table:table-cell table:style-name="ce4"/>
          <table:table-cell table:style-name="ce26" table:formula="of:=CEILING([.$G262];[.P262])" office:value-type="float" office:value="0">
            <text:p>0</text:p>
          </table:table-cell>
          <table:table-cell table:style-name="ce31" table:formula="of:=IF([.Q262]*[.O262] &gt; 0; [.Q262]*[.O262]; &quot;&quot;)">
            <text:p/>
          </table:table-cell>
          <table:table-cell table:style-name="ce16"/>
          <table:table-cell table:style-name="ce22"/>
          <table:table-cell table:style-name="ce4"/>
          <table:table-cell table:style-name="ce4" table:formula="of:=CEILING([.$G262];[.U262])" office:value-type="float" office:value="0">
            <text:p>0</text:p>
          </table:table-cell>
          <table:table-cell table:style-name="ce31" table:formula="of:=IF([.V262]*[.T262] &gt; 0; [.V262]*[.T262]; &quot;&quot;)">
            <text:p/>
          </table:table-cell>
          <table:table-cell table:style-name="ce26" table:formula="of:=IF([.$A262] &lt;&gt; &quot;&quot;; IF(MIN([.$M262];[.$R262];[.$W262]) = [.$M262]; [.$I$1]; IF(MIN([.$M262];[.$R262];[.$W262]) = [.$R262]; [.$N$1]; IF(ISNUMBER([.$W262]); [.$S$1]; &quot;NO PRICING&quot;))); &quot;&quot;)">
            <text:p/>
          </table:table-cell>
          <table:table-cell table:style-name="ce34" table:formula="of:=IF([.$A262] &lt;&gt; &quot;&quot;; IF(MIN([.$M262];[.$R262];[.$W262]) = [.$M262]; [.$I262]; IF(MIN([.$M262];[.$R262];[.$W262]) = [.$R262]; [.$N262]; IF(ISNUMBER([.$W262]); [.$S262]; &quot;NO PRICING&quot;))); &quot;&quot;)">
            <text:p/>
          </table:table-cell>
          <table:table-cell table:style-name="ce26" table:formula="of:=IF([.$A262] &lt;&gt; &quot;&quot;; IF(MIN([.$M262];[.$R262];[.$W262]) = [.$M262]; [.$L262]; IF(MIN([.$M262];[.$R262];[.$W262]) = [.$R262]; [.$Q262]; IF(ISNUMBER([.$W262]); [.$V262]; &quot;NO PRICING&quot;))); &quot;&quot;)">
            <text:p/>
          </table:table-cell>
          <table:table-cell table:style-name="ce31" table:formula="of:=IF([.$A262] &lt;&gt; &quot;&quot;; IF(MIN([.$M262];[.$R262];[.$W262]) = [.$M262]; [.$M262]; IF(MIN([.$M262];[.$R262];[.$W262]) = [.$R262]; [.$R262]; IF(ISNUMBER([.$W262]); [.$W262]; &quot;NO PRICING&quot;))); &quot;&quot;)">
            <text:p/>
          </table:table-cell>
          <table:table-cell table:style-name="ce4" table:number-columns-repeated="995"/>
        </table:table-row>
        <table:table-row table:style-name="ro4">
          <table:table-cell table:style-name="ce4"/>
          <table:table-cell table:style-name="ce4" table:number-columns-repeated="2"/>
          <table:table-cell table:style-name="ce14"/>
          <table:table-cell table:style-name="ce4"/>
          <table:table-cell table:style-name="ce4" table:formula="of:=ROUND([.E263]* (1 + extra))" office:value-type="float" office:value="0">
            <text:p>0</text:p>
          </table:table-cell>
          <table:table-cell table:style-name="ce4" table:formula="of:=MAX([.F263];[.E263]+1)" office:value-type="float" office:value="1">
            <text:p>1</text:p>
          </table:table-cell>
          <table:table-cell table:style-name="ce4"/>
          <table:table-cell table:style-name="ce16"/>
          <table:table-cell table:style-name="ce22"/>
          <table:table-cell table:style-name="ce4"/>
          <table:table-cell table:style-name="ce5" table:formula="of:=CEILING([.G263];[.K263])" office:value-type="float" office:value="0">
            <text:p>0</text:p>
          </table:table-cell>
          <table:table-cell table:style-name="ce30" table:formula="of:=IF([.L263]*[.J263] &gt; 0; [.L263]*[.J263]; &quot;&quot;)">
            <text:p/>
          </table:table-cell>
          <table:table-cell table:style-name="ce16"/>
          <table:table-cell table:style-name="ce22"/>
          <table:table-cell table:style-name="ce4"/>
          <table:table-cell table:style-name="ce5" table:formula="of:=CEILING([.$G263];[.P263])" office:value-type="float" office:value="0">
            <text:p>0</text:p>
          </table:table-cell>
          <table:table-cell table:style-name="ce30" table:formula="of:=IF([.Q263]*[.O263] &gt; 0; [.Q263]*[.O263]; &quot;&quot;)">
            <text:p/>
          </table:table-cell>
          <table:table-cell table:style-name="ce16"/>
          <table:table-cell table:style-name="ce22"/>
          <table:table-cell table:style-name="ce4"/>
          <table:table-cell table:style-name="ce4" table:formula="of:=CEILING([.$G263];[.U263])" office:value-type="float" office:value="0">
            <text:p>0</text:p>
          </table:table-cell>
          <table:table-cell table:style-name="ce30" table:formula="of:=IF([.V263]*[.T263] &gt; 0; [.V263]*[.T263]; &quot;&quot;)">
            <text:p/>
          </table:table-cell>
          <table:table-cell table:style-name="ce5" table:formula="of:=IF([.$A263] &lt;&gt; &quot;&quot;; IF(MIN([.$M263];[.$R263];[.$W263]) = [.$M263]; [.$I$1]; IF(MIN([.$M263];[.$R263];[.$W263]) = [.$R263]; [.$N$1]; IF(ISNUMBER([.$W263]); [.$S$1]; &quot;NO PRICING&quot;))); &quot;&quot;)">
            <text:p/>
          </table:table-cell>
          <table:table-cell table:style-name="ce5" table:formula="of:=IF([.$A263] &lt;&gt; &quot;&quot;; IF(MIN([.$M263];[.$R263];[.$W263]) = [.$M263]; [.$I263]; IF(MIN([.$M263];[.$R263];[.$W263]) = [.$R263]; [.$N263]; IF(ISNUMBER([.$W263]); [.$S263]; &quot;NO PRICING&quot;))); &quot;&quot;)">
            <text:p/>
          </table:table-cell>
          <table:table-cell table:style-name="ce5" table:formula="of:=IF([.$A263] &lt;&gt; &quot;&quot;; IF(MIN([.$M263];[.$R263];[.$W263]) = [.$M263]; [.$L263]; IF(MIN([.$M263];[.$R263];[.$W263]) = [.$R263]; [.$Q263]; IF(ISNUMBER([.$W263]); [.$V263]; &quot;NO PRICING&quot;))); &quot;&quot;)">
            <text:p/>
          </table:table-cell>
          <table:table-cell table:style-name="ce30" table:formula="of:=IF([.$A263] &lt;&gt; &quot;&quot;; IF(MIN([.$M263];[.$R263];[.$W263]) = [.$M263]; [.$M263]; IF(MIN([.$M263];[.$R263];[.$W263]) = [.$R263]; [.$R263]; IF(ISNUMBER([.$W263]); [.$W263]; &quot;NO PRICING&quot;))); &quot;&quot;)">
            <text:p/>
          </table:table-cell>
          <table:table-cell table:style-name="ce4" table:number-columns-repeated="995"/>
        </table:table-row>
        <table:table-row table:style-name="ro2">
          <table:table-cell table:style-name="ce6"/>
          <table:table-cell table:style-name="ce10" table:number-columns-repeated="7"/>
          <table:table-cell table:style-name="ce18"/>
          <table:table-cell table:style-name="ce24"/>
          <table:table-cell table:style-name="ce10" table:number-columns-repeated="2"/>
          <table:table-cell table:style-name="ce32"/>
          <table:table-cell table:style-name="ce18"/>
          <table:table-cell table:style-name="ce24"/>
          <table:table-cell table:style-name="ce10" table:number-columns-repeated="2"/>
          <table:table-cell table:style-name="ce32"/>
          <table:table-cell table:style-name="ce18"/>
          <table:table-cell table:style-name="ce24"/>
          <table:table-cell table:style-name="ce10" table:number-columns-repeated="2"/>
          <table:table-cell table:style-name="ce32"/>
          <table:table-cell table:style-name="ce10" table:number-columns-repeated="3"/>
          <table:table-cell table:style-name="ce32" table:formula="of:=SUM([.AA3:.AA263])" office:value-type="float" office:value="488.442">
            <text:p>488.44</text:p>
          </table:table-cell>
          <table:table-cell table:style-name="ce36" table:number-columns-repeated="995"/>
        </table:table-row>
        <table:table-row table:style-name="ro2">
          <table:table-cell office:value-type="string">
            <text:p>VAT</text:p>
          </table:table-cell>
          <table:table-cell table:style-name="ce11" office:value-type="percentage" office:value="0.2">
            <text:p>20,00%</text:p>
          </table:table-cell>
          <table:table-cell table:number-columns-repeated="23"/>
          <table:table-cell table:style-name="ce35"/>
          <table:table-cell table:formula="of:=([.AA264]+US_surcharge)*VAT" office:value-type="float" office:value="100.8784">
            <text:p>100.88</text:p>
          </table:table-cell>
          <table:table-cell table:number-columns-repeated="995"/>
        </table:table-row>
        <table:table-row table:style-name="ro2">
          <table:table-cell office:value-type="string">
            <text:p>Farnell US Surcharge</text:p>
          </table:table-cell>
          <table:table-cell table:style-name="ce12" office:value-type="currency" office:currency="GBP" office:value="15.95">
            <text:p>£15.95</text:p>
          </table:table-cell>
          <table:table-cell table:number-columns-repeated="24"/>
          <table:table-cell table:formula="of:=US_surcharge" office:value-type="float" office:value="15.95">
            <text:p>15.95</text:p>
          </table:table-cell>
          <table:table-cell table:number-columns-repeated="995"/>
        </table:table-row>
        <table:table-row table:style-name="ro2">
          <table:table-cell office:value-type="string">
            <text:p>Extra Quantity</text:p>
          </table:table-cell>
          <table:table-cell table:style-name="ce11" office:value-type="percentage" office:value="0.1">
            <text:p>10,00%</text:p>
          </table:table-cell>
          <table:table-cell table:number-columns-repeated="1020"/>
        </table:table-row>
        <table:table-row table:style-name="ro2">
          <table:table-cell office:value-type="string">
            <text:p>Grand Total</text:p>
          </table:table-cell>
          <table:table-cell table:number-columns-repeated="25"/>
          <table:table-cell table:formula="of:=SUM([.AA264:.AA266])" office:value-type="float" office:value="605.2704">
            <text:p>605.27</text:p>
          </table:table-cell>
          <table:table-cell table:number-columns-repeated="995"/>
        </table:table-row>
        <table:table-row table:style-name="ro2" table:number-rows-repeated="1048307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  <table:database-ranges>
        <table:database-range table:name="extra" table:target-range-address="Sheet2.B267:Sheet2.B267" table:orientation="column"/>
        <table:database-range table:name="main" table:target-range-address="Sheet2.A3:Sheet2.W199" table:orientation="column"/>
        <table:database-range table:name="US_surcharge" table:target-range-address="Sheet2.B266:Sheet2.B266" table:orientation="column"/>
        <table:database-range table:name="VAT" table:target-range-address="Sheet2.B265:Sheet2.B265" table:orientation="column"/>
        <table:database-range table:name="__Anonymous_Sheet_DB__1" table:target-range-address="Sheet2.A3:Sheet2.AMH198" table:contains-header="fals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zxx" fo:country="none" style:font-name-asian="Bitstream Vera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9P0"/>
    </number:currency-style>
    <number:number-style style:name="N110">
      <number:number number:decimal-places="0" number:min-integer-digits="0"/>
    </number:number-style>
    <number:currency-style style:name="N112P0" style:volatile="true">
      <number:number number:decimal-places="0" number:min-integer-digits="1" number:grouping="true"/>
      <number:text> </number:text>
      <number:currency-symbol number:language="el" number:country="GR">€</number:currency-symbol>
    </number:currency-style>
    <number:currency-style style:name="N112">
      <number:text>-</number:text>
      <number:number number:decimal-places="0" number:min-integer-digits="1" number:grouping="true"/>
      <number:text> </number:text>
      <number:currency-symbol number:language="el" number:country="GR">€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3"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3P0"/>
    </number:currency-style>
    <number:currency-style style:name="N115P0" style:volatile="true">
      <number:number number:decimal-places="3" number:min-integer-digits="0" number:grouping="true"/>
      <number:text> </number:text>
      <number:currency-symbol number:language="el" number:country="GR">€</number:currency-symbol>
    </number:currency-style>
    <number:currency-style style:name="N115">
      <number:text>-</number:text>
      <number:number number:decimal-places="3" number:min-integer-digits="0" number:grouping="true"/>
      <number:text> </number:text>
      <number:currency-symbol number:language="el" number:country="GR">€</number:currency-symbol>
      <style:map style:condition="value()&gt;=0" style:apply-style-name="N115P0"/>
    </number:currency-style>
    <number:number-style style:name="N116">
      <number:number number:decimal-places="0" number:min-integer-digits="0" number:grouping="true"/>
    </number:number-style>
    <number:number-style style:name="N117">
      <number:number number:decimal-places="0" number:min-integer-digits="3" number:grouping="true"/>
    </number:number-style>
    <number:number-style style:name="N118">
      <number:number number:decimal-places="3" number:min-integer-digits="0" number:grouping="true"/>
    </number:number-style>
    <number:number-style style:name="N119">
      <number:number number:decimal-places="3" number:min-integer-digits="1"/>
    </number:number-style>
    <number:number-style style:name="N120">
      <number:number number:decimal-places="0" number:min-integer-digits="4" number:grouping="true"/>
    </number:number-style>
    <number:number-style style:name="N121">
      <number:number number:decimal-places="3" number:min-integer-digits="0" number:decimal-replacement=""/>
    </number:number-style>
    <number:number-style style:name="N5110" number:language="en" number:country="GB">
      <number:number number:decimal-places="3" number:min-integer-digits="1"/>
    </number:number-style>
    <number:number-style style:name="N5111P0" style:volatile="true" number:language="en" number:country="GB">
      <number:number number:decimal-places="2" number:min-integer-digits="1" number:grouping="true"/>
    </number:number-style>
    <number:number-style style:name="N5111" number:language="en" number:country="GB">
      <number:text>-</number:text>
      <number:number number:decimal-places="2" number:min-integer-digits="1" number:grouping="true"/>
      <style:map style:condition="value()&gt;=0" style:apply-style-name="N5111P0"/>
    </number:number-style>
    <number:currency-style style:name="N10106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106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106P0"/>
    </number:currency-style>
    <number:currency-style style:name="N15109P0" style:volatile="true" number:language="el" number:country="GR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5109" number:language="el" number:country="GR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5109P0"/>
    </number:currency-style>
    <number:currency-style style:name="N20109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109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109P0"/>
    </number:currency-style>
    <number:currency-style style:name="N25109P0" style:volatile="true" number:language="de" number:country="LU">
      <number:number number:decimal-places="2" number:min-integer-digits="1" number:grouping="true"/>
      <number:text> </number:text>
      <number:currency-symbol number:language="de" number:country="LU">€</number:currency-symbol>
    </number:currency-style>
    <number:currency-style style:name="N25109" number:language="de" number:country="LU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LU">€</number:currency-symbol>
      <style:map style:condition="value()&gt;=0" style:apply-style-name="N25109P0"/>
    </number:currency-style>
    <number:currency-style style:name="N30111P0" style:volatile="true" number:language="en" number:country="IE">
      <number:currency-symbol number:language="en" number:country="IE">€</number:currency-symbol>
      <number:number number:decimal-places="2" number:min-integer-digits="1" number:grouping="true"/>
    </number:currency-style>
    <number:currency-style style:name="N30111" number:language="en" number:country="IE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30111P0"/>
    </number:currency-style>
    <number:currency-style style:name="N35111P0" style:volatile="true" number:language="en" number:country="GH">
      <number:currency-symbol number:language="en" number:country="GH">GH₵</number:currency-symbol>
      <number:number number:decimal-places="2" number:min-integer-digits="1" number:grouping="true"/>
    </number:currency-style>
    <number:currency-style style:name="N35111" number:language="en" number:country="GH">
      <style:text-properties fo:color="#ff0000"/>
      <number:text>-</number:text>
      <number:currency-symbol number:language="en" number:country="GH">GH₵</number:currency-symbol>
      <number:number number:decimal-places="2" number:min-integer-digits="1" number:grouping="true"/>
      <style:map style:condition="value()&gt;=0" style:apply-style-name="N35111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8-13T18:56:55</dc:date>
    <meta:generator>LibreOffice/3.5$Linux_X86_64 LibreOffice_project/350m1$Build-2</meta:generator>
    <meta:editing-duration>PT7H42S</meta:editing-duration>
    <meta:editing-cycles>114</meta:editing-cycles>
    <meta:document-statistic meta:table-count="2" meta:cell-count="9423" meta:object-count="0"/>
  </office:meta>
</office:document-meta>
</file>